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69mm"/>
    </style:style>
    <style:style style:name="co2" style:family="table-column">
      <style:table-column-properties fo:break-before="auto" style:column-width="29.4mm"/>
    </style:style>
    <style:style style:name="co3" style:family="table-column">
      <style:table-column-properties fo:break-before="auto" style:column-width="62.9mm"/>
    </style:style>
    <style:style style:name="co4" style:family="table-column">
      <style:table-column-properties fo:break-before="auto" style:column-width="11.17mm"/>
    </style:style>
    <style:style style:name="co5" style:family="table-column">
      <style:table-column-properties fo:break-before="auto" style:column-width="14.69mm"/>
    </style:style>
    <style:style style:name="co6" style:family="table-column">
      <style:table-column-properties fo:break-before="auto" style:column-width="55mm"/>
    </style:style>
    <style:style style:name="co7" style:family="table-column">
      <style:table-column-properties fo:break-before="auto" style:column-width="53.38mm"/>
    </style:style>
    <style:style style:name="co8" style:family="table-column">
      <style:table-column-properties fo:break-before="auto" style:column-width="158.22mm"/>
    </style:style>
    <style:style style:name="co9" style:family="table-column">
      <style:table-column-properties fo:break-before="auto" style:column-width="158.49mm"/>
    </style:style>
    <style:style style:name="co10" style:family="table-column">
      <style:table-column-properties fo:break-before="auto" style:column-width="158.77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38.38mm"/>
    </style:style>
    <style:style style:name="co13" style:family="table-column">
      <style:table-column-properties fo:break-before="auto" style:column-width="9.53mm"/>
    </style:style>
    <style:style style:name="co14" style:family="table-column">
      <style:table-column-properties fo:break-before="auto" style:column-width="12.24mm"/>
    </style:style>
    <style:style style:name="co15" style:family="table-column">
      <style:table-column-properties fo:break-before="auto" style:column-width="9.79mm"/>
    </style:style>
    <style:style style:name="co16" style:family="table-column">
      <style:table-column-properties fo:break-before="auto" style:column-width="15.52mm"/>
    </style:style>
    <style:style style:name="co17" style:family="table-column">
      <style:table-column-properties fo:break-before="auto" style:column-width="16.05mm"/>
    </style:style>
    <style:style style:name="co18" style:family="table-column">
      <style:table-column-properties fo:break-before="auto" style:column-width="16.88mm"/>
    </style:style>
    <style:style style:name="co19" style:family="table-column">
      <style:table-column-properties fo:break-before="auto" style:column-width="16.6mm"/>
    </style:style>
    <style:style style:name="co20" style:family="table-column">
      <style:table-column-properties fo:break-before="auto" style:column-width="14.43mm"/>
    </style:style>
    <style:style style:name="co21" style:family="table-column">
      <style:table-column-properties fo:break-before="auto" style:column-width="14.98mm"/>
    </style:style>
    <style:style style:name="co22" style:family="table-column">
      <style:table-column-properties fo:break-before="auto" style:column-width="17.15mm"/>
    </style:style>
    <style:style style:name="co23" style:family="table-column">
      <style:table-column-properties fo:break-before="auto" style:column-width="17.43mm"/>
    </style:style>
    <style:style style:name="co24" style:family="table-column">
      <style:table-column-properties fo:break-before="auto" style:column-width="17.69mm"/>
    </style:style>
    <style:style style:name="co25" style:family="table-column">
      <style:table-column-properties fo:break-before="auto" style:column-width="124.72mm"/>
    </style:style>
    <style:style style:name="co26" style:family="table-column">
      <style:table-column-properties fo:break-before="auto" style:column-width="78.16mm"/>
    </style:style>
    <style:style style:name="co27" style:family="table-column">
      <style:table-column-properties fo:break-before="auto" style:column-width="35.12mm"/>
    </style:style>
    <style:style style:name="co28" style:family="table-column">
      <style:table-column-properties fo:break-before="auto" style:column-width="25.05mm"/>
    </style:style>
    <style:style style:name="co29" style:family="table-column">
      <style:table-column-properties fo:break-before="auto" style:column-width="33.76mm"/>
    </style:style>
    <style:style style:name="co30" style:family="table-column">
      <style:table-column-properties fo:break-before="auto" style:column-width="18.5mm"/>
    </style:style>
    <style:style style:name="co31" style:family="table-column">
      <style:table-column-properties fo:break-before="auto" style:column-width="37.31mm"/>
    </style:style>
    <style:style style:name="co32" style:family="table-column">
      <style:table-column-properties fo:break-before="auto" style:column-width="19.05mm"/>
    </style:style>
    <style:style style:name="co33" style:family="table-column">
      <style:table-column-properties fo:break-before="auto" style:column-width="46.57mm"/>
    </style:style>
    <style:style style:name="co34" style:family="table-column">
      <style:table-column-properties fo:break-before="auto" style:column-width="20.73mm"/>
    </style:style>
    <style:style style:name="co35" style:family="table-column">
      <style:table-column-properties fo:break-before="auto" style:column-width="20.69mm"/>
    </style:style>
    <style:style style:name="co36" style:family="table-column">
      <style:table-column-properties fo:break-before="auto" style:column-width="29.95mm"/>
    </style:style>
    <style:style style:name="co37" style:family="table-column">
      <style:table-column-properties fo:break-before="auto" style:column-width="39.76mm"/>
    </style:style>
    <style:style style:name="co38" style:family="table-column">
      <style:table-column-properties fo:break-before="auto" style:column-width="31.86mm"/>
    </style:style>
    <style:style style:name="co39" style:family="table-column">
      <style:table-column-properties fo:break-before="auto" style:column-width="11.69mm"/>
    </style:style>
    <style:style style:name="co40" style:family="table-column">
      <style:table-column-properties fo:break-before="auto" style:column-width="25.31mm"/>
    </style:style>
    <style:style style:name="co41" style:family="table-column">
      <style:table-column-properties fo:break-before="auto" style:column-width="24.5mm"/>
    </style:style>
    <style:style style:name="co42" style:family="table-column">
      <style:table-column-properties fo:break-before="auto" style:column-width="23.95mm"/>
    </style:style>
    <style:style style:name="co43" style:family="table-column">
      <style:table-column-properties fo:break-before="auto" style:column-width="24.24mm"/>
    </style:style>
    <style:style style:name="co44" style:family="table-column">
      <style:table-column-properties fo:break-before="auto" style:column-width="28.05mm"/>
    </style:style>
    <style:style style:name="co45" style:family="table-column">
      <style:table-column-properties fo:break-before="auto" style:column-width="42.74mm"/>
    </style:style>
    <style:style style:name="co46" style:family="table-column">
      <style:table-column-properties fo:break-before="auto" style:column-width="113.82mm"/>
    </style:style>
    <style:style style:name="co47" style:family="table-column">
      <style:table-column-properties fo:break-before="auto" style:column-width="32.07mm"/>
    </style:style>
    <style:style style:name="co48" style:family="table-column">
      <style:table-column-properties fo:break-before="auto" style:column-width="89.57mm"/>
    </style:style>
    <style:style style:name="co49" style:family="table-column">
      <style:table-column-properties fo:break-before="auto" style:column-width="191.17mm"/>
    </style:style>
    <style:style style:name="co50" style:family="table-column">
      <style:table-column-properties fo:break-before="auto" style:column-width="30.22mm"/>
    </style:style>
    <style:style style:name="co51" style:family="table-column">
      <style:table-column-properties fo:break-before="auto" style:column-width="30.76mm"/>
    </style:style>
    <style:style style:name="co52" style:family="table-column">
      <style:table-column-properties fo:break-before="auto" style:column-width="20.14mm"/>
    </style:style>
    <style:style style:name="co53" style:family="table-column">
      <style:table-column-properties fo:break-before="auto" style:column-width="22.05mm"/>
    </style:style>
    <style:style style:name="co54" style:family="table-column">
      <style:table-column-properties fo:break-before="auto" style:column-width="40.3mm"/>
    </style:style>
    <style:style style:name="co55" style:family="table-column">
      <style:table-column-properties fo:break-before="auto" style:column-width="13.09mm"/>
    </style:style>
    <style:style style:name="co56" style:family="table-column">
      <style:table-column-properties fo:break-before="auto" style:column-width="9.3mm"/>
    </style:style>
    <style:style style:name="co57" style:family="table-column">
      <style:table-column-properties fo:break-before="auto" style:column-width="8.22mm"/>
    </style:style>
    <style:style style:name="co58" style:family="table-column">
      <style:table-column-properties fo:break-before="auto" style:column-width="10.65mm"/>
    </style:style>
    <style:style style:name="co59" style:family="table-column">
      <style:table-column-properties fo:break-before="auto" style:column-width="7.41mm"/>
    </style:style>
    <style:style style:name="ro1" style:family="table-row">
      <style:table-row-properties style:row-height="8.73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ff" fo:border="none" style:shrink-to-fit="false" style:vertical-align="middle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2d2f9" fo:border="0.74pt solid #000000" style:shrink-to-fit="fals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74pt solid #000000" style:shrink-to-fit="true"/>
    </style:style>
    <style:style style:name="ce27" style:family="table-cell" style:parent-style-name="Default">
      <style:table-cell-properties fo:background-color="#ffffff" style:text-align-source="fix" style:repeat-content="false" fo:border="0.99pt dashed #4b1f6f" style:shrink-to-fi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c2d2f9" fo:border="0.74pt solid #000000" style:shrink-to-fit="false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="0.74pt solid #000000" style:shrink-to-fit="true"/>
    </style:style>
    <style:style style:name="ce28" style:family="table-cell" style:parent-style-name="Default">
      <style:table-cell-properties fo:background-color="transparent" fo:border="0.74pt solid #000000" style:shrink-to-fit="true"/>
    </style:style>
    <style:style style:name="ce29" style:family="table-cell" style:parent-style-name="Default">
      <style:table-cell-properties fo:background-color="#00dcff" fo:border="0.74pt solid #000000" style:shrink-to-fit="true"/>
    </style:style>
    <style:style style:name="ce30" style:family="table-cell" style:parent-style-name="Default">
      <style:table-cell-properties fo:background-color="#c5000b" fo:border="0.74pt solid #000000" style:shrink-to-fit="true"/>
    </style:style>
    <style:style style:name="ce31" style:family="table-cell" style:parent-style-name="Default">
      <style:table-cell-properties fo:background-color="#e6e6ff" style:text-align-source="fix" style:repeat-content="false" fo:border="none" style:shrink-to-fi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c2d2f9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 fo:border="0.74pt solid #000000" style:shrink-to-fit="true"/>
      <style:paragraph-properties fo:text-align="center" fo:margin-left="0mm"/>
    </style:style>
    <style:style style:name="ce34" style:family="table-cell" style:parent-style-name="Default">
      <style:table-cell-properties fo:border="0.74pt solid #000000" style:shrink-to-fit="true"/>
      <style:text-properties style:use-window-font-color="true"/>
    </style:style>
    <style:style style:name="ce35" style:family="table-cell" style:parent-style-name="Default">
      <style:table-cell-properties style:shrink-to-fit="true"/>
    </style:style>
    <style:style style:name="ce36" style:family="table-cell" style:parent-style-name="Default">
      <style:table-cell-properties style:shrink-to-fit="true"/>
      <style:text-properties fo:font-weight="bold" style:font-weight-asian="bold" style:font-weight-complex="bold"/>
    </style:style>
    <style:style style:name="ce125" style:family="table-cell" style:parent-style-name="Default">
      <style:text-properties fo:font-weight="bold" style:font-weight-asian="bold" style:font-weight-complex="bold"/>
    </style:style>
    <style:style style:name="ce38" style:family="table-cell" style:parent-style-name="Default">
      <style:table-cell-properties style:shrink-to-fit="true"/>
      <style:text-properties fo:font-style="italic" fo:font-weight="normal" style:font-style-asian="italic" style:font-weight-asian="normal" style:font-style-complex="italic" style:font-weight-complex="normal"/>
    </style:style>
    <style:style style:name="ce39" style:family="table-cell" style:parent-style-name="Default">
      <style:table-cell-properties style:shrink-to-fit="true"/>
      <style:text-properties fo:font-style="italic" style:font-style-asian="italic" style:font-style-complex="italic"/>
    </style:style>
    <style:style style:name="ce40" style:family="table-cell" style:parent-style-name="Default">
      <style:text-properties fo:font-style="italic" style:font-style-asian="italic" style:font-style-complex="italic"/>
    </style:style>
    <style:style style:name="ce41" style:family="table-cell" style:parent-style-name="Default">
      <style:table-cell-properties fo:background-color="#e6e6ff" fo:border="0.74pt solid #000000" style:shrink-to-fit="false" style:vertical-align="middle"/>
      <style:text-properties fo:font-weight="bold" style:font-weight-asian="bold" style:font-weight-complex="bold"/>
    </style:style>
    <style:style style:name="ce42" style:family="table-cell" style:parent-style-name="Default">
      <style:table-cell-properties style:shrink-to-fit="false" style:vertical-align="middle"/>
    </style:style>
    <style:style style:name="ce43" style:family="table-cell" style:parent-style-name="Default">
      <style:table-cell-properties style:shrink-to-fit="false"/>
    </style:style>
    <style:style style:name="ce44" style:family="table-cell" style:parent-style-name="Default">
      <style:table-cell-properties style:vertical-align="middle"/>
    </style:style>
    <style:style style:name="ce45" style:family="table-cell" style:parent-style-name="Default">
      <style:table-cell-properties fo:background-color="#e6e6ff" style:text-align-source="fix" style:repeat-content="false" fo:border="none" style:shrink-to-fi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172" style:family="table-cell" style:parent-style-name="Default">
      <style:table-cell-properties fo:background-color="#ffffff" fo:border="0.74pt solid #000000" style:shrink-to-fit="true"/>
    </style:style>
    <style:style style:name="ce46" style:family="table-cell" style:parent-style-name="Default">
      <style:table-cell-properties fo:background-color="#ffffff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ffffcc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59" style:family="table-cell" style:parent-style-name="Default">
      <style:table-cell-properties fo:background-color="transparent" style:shrink-to-fit="true"/>
    </style:style>
    <style:style style:name="ce48" style:family="table-cell" style:parent-style-name="Default">
      <style:table-cell-properties fo:background-color="#ffffcc" style:text-align-source="fix" style:repeat-content="false" fo:border="0.74pt solid #000000" style:shrink-to-fit="true"/>
      <style:paragraph-properties fo:text-align="center" fo:margin-left="0mm"/>
    </style:style>
    <style:style style:name="ce60" style:family="table-cell" style:parent-style-name="Default">
      <style:table-cell-properties fo:background-color="transparent" style:shrink-to-fit="true"/>
      <style:text-properties fo:font-weight="bold" style:font-weight-asian="bold" style:font-weight-complex="bold"/>
    </style:style>
    <style:style style:name="ce61" style:family="table-cell" style:parent-style-name="Default">
      <style:table-cell-properties fo:background-color="transparent"/>
    </style:style>
    <style:style style:name="ce6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64" style:family="table-cell" style:parent-style-name="Default">
      <style:table-cell-properties fo:background-color="transparent" style:shrink-to-fit="true"/>
      <style:text-properties fo:font-style="italic" fo:font-weight="normal" style:font-style-asian="italic" style:font-weight-asian="normal" style:font-style-complex="italic" style:font-weight-complex="normal"/>
    </style:style>
    <style:style style:name="ce65" style:family="table-cell" style:parent-style-name="Default">
      <style:table-cell-properties fo:background-color="transparent" style:shrink-to-fit="true"/>
      <style:text-properties fo:font-style="italic" style:font-style-asian="italic" style:font-style-complex="italic"/>
    </style:style>
    <style:style style:name="ce67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49" style:family="table-cell" style:parent-style-name="Default">
      <style:table-cell-properties fo:background-color="#ffcc99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50" style:family="table-cell" style:parent-style-name="Default">
      <style:table-cell-properties fo:background-color="#ffcc99" style:text-align-source="fix" style:repeat-content="false" fo:border="0.74pt solid #000000" style:shrink-to-fit="true"/>
      <style:paragraph-properties fo:text-align="center" fo:margin-left="0mm"/>
    </style:style>
    <style:style style:name="ce51" style:family="table-cell" style:parent-style-name="Default">
      <style:table-cell-properties fo:background-color="#99ccff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99ccff" style:text-align-source="fix" style:repeat-content="false" fo:border="0.74pt solid #000000" style:shrink-to-fit="true"/>
      <style:paragraph-properties fo:text-align="center" fo:margin-left="0mm"/>
    </style:style>
    <style:style style:name="ce53" style:family="table-cell" style:parent-style-name="Default">
      <style:table-cell-properties fo:background-color="#ccffff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ccffff" style:text-align-source="fix" style:repeat-content="false" fo:border="0.74pt solid #000000" style:shrink-to-fit="true"/>
      <style:paragraph-properties fo:text-align="center" fo:margin-left="0mm"/>
    </style:style>
    <style:style style:name="ce55" style:family="table-cell" style:parent-style-name="Default">
      <style:table-cell-properties fo:background-color="#e6e6e6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56" style:family="table-cell" style:parent-style-name="Default">
      <style:table-cell-properties fo:background-color="#e6e6e6" style:text-align-source="fix" style:repeat-content="false" fo:border="0.74pt solid #000000" style:shrink-to-fit="true"/>
      <style:paragraph-properties fo:text-align="center" fo:margin-left="0mm"/>
    </style:style>
    <style:style style:name="ce57" style:family="table-cell" style:parent-style-name="Default">
      <style:table-cell-properties fo:background-color="#a6fda6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58" style:family="table-cell" style:parent-style-name="Default">
      <style:table-cell-properties fo:background-color="#a6fda6" style:text-align-source="fix" style:repeat-content="false" fo:border="0.74pt solid #000000" style:shrink-to-fit="true"/>
      <style:paragraph-properties fo:text-align="center" fo:margin-left="0mm"/>
    </style:style>
    <style:style style:name="ce68" style:family="table-cell" style:parent-style-name="Default">
      <style:table-cell-properties fo:background-color="#ffffff" style:text-align-source="fix" style:repeat-content="false" style:shrink-to-fit="false" style:vertical-align="middle"/>
      <style:paragraph-properties fo:text-align="center" fo:margin-left="0mm"/>
    </style:style>
    <style:style style:name="ce69" style:family="table-cell" style:parent-style-name="Default">
      <style:table-cell-properties fo:background-color="transparent" style:shrink-to-fit="false"/>
    </style:style>
    <style:style style:name="ce70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mm"/>
    </style:style>
    <style:style style:name="ce71" style:family="table-cell" style:parent-style-name="Default">
      <style:table-cell-properties fo:background-color="#00cccc" fo:border="0.74pt solid #000000" style:shrink-to-fit="false"/>
      <style:text-properties fo:font-weight="bold" style:font-weight-asian="bold" style:font-weight-complex="bold"/>
    </style:style>
    <style:style style:name="ce72" style:family="table-cell" style:parent-style-name="Default">
      <style:table-cell-properties fo:background-color="#a6fda6" fo:border="0.74pt solid #000000" style:shrink-to-fit="true"/>
    </style:style>
    <style:style style:name="ce73" style:family="table-cell" style:parent-style-name="Default">
      <style:table-cell-properties fo:background-color="#ffcc99" fo:border="0.74pt solid #000000" style:shrink-to-fit="true"/>
    </style:style>
    <style:style style:name="ce187" style:family="table-cell" style:parent-style-name="Default">
      <style:table-cell-properties fo:border="0.06pt solid #000000"/>
    </style:style>
    <style:style style:name="ce75" style:family="table-cell" style:parent-style-name="Default">
      <style:table-cell-properties fo:background-color="#ffffcc" fo:border="0.06pt solid #000000"/>
    </style:style>
    <style:style style:name="ce76" style:family="table-cell" style:parent-style-name="Default">
      <style:table-cell-properties fo:background-color="#00ff00" fo:border="0.06pt solid #000000"/>
    </style:style>
    <style:style style:name="ce190" style:family="table-cell" style:parent-style-name="Default">
      <style:table-cell-properties fo:background-color="transparent" fo:border="0.06pt solid #000000"/>
    </style:style>
    <style:style style:name="ce78" style:family="table-cell" style:parent-style-name="Default">
      <style:table-cell-properties fo:border-bottom="0.74pt solid #000000" fo:background-color="#99ccff" fo:border-left="0.74pt solid #000000" fo:border-right="none" style:shrink-to-fit="false" fo:border-top="0.74pt solid #000000"/>
      <style:text-properties fo:font-weight="bold" style:font-weight-asian="bold" style:font-weight-complex="bold"/>
    </style:style>
    <style:style style:name="ce79" style:family="table-cell" style:parent-style-name="Default">
      <style:table-cell-properties style:shrink-to-fit="true"/>
      <style:map style:condition="cell-content()=&quot;Cancels&quot;" style:apply-style-name="Red_20_bg" style:base-cell-address="Inputs.D2"/>
      <style:map style:condition="cell-content()=&quot;Follows&quot;" style:apply-style-name="Light_20_orange_20_bg" style:base-cell-address="Inputs.D2"/>
      <style:map style:condition="cell-content()=&quot;Buffers&quot;" style:apply-style-name="Yellow_20_bg" style:base-cell-address="Inputs.D2"/>
      <style:map style:condition="cell-content()=&quot;Mutual&quot;" style:apply-style-name="Light_20_blue_20_bg" style:base-cell-address="Inputs.D2"/>
      <style:map style:condition="cell-content()=&quot;Special&quot;" style:apply-style-name="Green_20_bg" style:base-cell-address="Inputs.D2"/>
      <style:map style:condition="cell-content()=&quot;Prereq&quot;" style:apply-style-name="Blue_20_bg" style:base-cell-address="Inputs.D2"/>
      <style:map style:condition="cell-content()=&quot;Impossible?&quot;" style:apply-style-name="Light_20_gray_20_bg" style:base-cell-address="Inputs.D2"/>
      <style:map style:condition="cell-content()=&quot;§§§&quot;" style:apply-style-name="Dark_20_gray_20_bg" style:base-cell-address="Inputs.D2"/>
      <style:map style:condition="cell-content()=&quot;???&quot;" style:apply-style-name="Purple_20_bg" style:base-cell-address="Inputs.D2"/>
      <style:map style:condition="cell-content()=&quot;No effect&quot;" style:apply-style-name="Light_20_gray_20_bg" style:base-cell-address="Inputs.D2"/>
    </style:style>
    <style:style style:name="ce80" style:family="table-cell" style:parent-style-name="Default">
      <style:table-cell-properties style:shrink-to-fit="true"/>
      <style:map style:condition="cell-content()=&quot;Cancels&quot;" style:apply-style-name="Red_20_bg" style:base-cell-address="Inputs.D35"/>
      <style:map style:condition="cell-content()=&quot;Follows&quot;" style:apply-style-name="Light_20_orange_20_bg" style:base-cell-address="Inputs.D35"/>
      <style:map style:condition="cell-content()=&quot;Buffers&quot;" style:apply-style-name="Yellow_20_bg" style:base-cell-address="Inputs.D35"/>
      <style:map style:condition="cell-content()=&quot;Mutual&quot;" style:apply-style-name="Light_20_blue_20_bg" style:base-cell-address="Inputs.D35"/>
      <style:map style:condition="cell-content()=&quot;Special&quot;" style:apply-style-name="Green_20_bg" style:base-cell-address="Inputs.D35"/>
      <style:map style:condition="cell-content()=&quot;Prereq&quot;" style:apply-style-name="Blue_20_bg" style:base-cell-address="Inputs.D35"/>
      <style:map style:condition="cell-content()=&quot;Impossible?&quot;" style:apply-style-name="Light_20_gray_20_bg" style:base-cell-address="Inputs.D35"/>
      <style:map style:condition="cell-content()=&quot;§§§&quot;" style:apply-style-name="Dark_20_gray_20_bg" style:base-cell-address="Inputs.D35"/>
      <style:map style:condition="cell-content()=&quot;???&quot;" style:apply-style-name="Purple_20_bg" style:base-cell-address="Inputs.D35"/>
      <style:map style:condition="cell-content()=&quot;No effect&quot;" style:apply-style-name="Light_20_gray_20_bg" style:base-cell-address="Inputs.D35"/>
    </style:style>
    <style:style style:name="ce81" style:family="table-cell" style:parent-style-name="Default">
      <style:table-cell-properties style:shrink-to-fit="true"/>
      <style:map style:condition="cell-content()=&quot;Cancels&quot;" style:apply-style-name="Red_20_bg" style:base-cell-address="Inputs.D67"/>
      <style:map style:condition="cell-content()=&quot;Follows&quot;" style:apply-style-name="Light_20_orange_20_bg" style:base-cell-address="Inputs.D67"/>
      <style:map style:condition="cell-content()=&quot;Buffers&quot;" style:apply-style-name="Yellow_20_bg" style:base-cell-address="Inputs.D67"/>
      <style:map style:condition="cell-content()=&quot;Mutual&quot;" style:apply-style-name="Light_20_blue_20_bg" style:base-cell-address="Inputs.D67"/>
      <style:map style:condition="cell-content()=&quot;Special&quot;" style:apply-style-name="Green_20_bg" style:base-cell-address="Inputs.D67"/>
      <style:map style:condition="cell-content()=&quot;Prereq&quot;" style:apply-style-name="Blue_20_bg" style:base-cell-address="Inputs.D67"/>
      <style:map style:condition="cell-content()=&quot;Impossible?&quot;" style:apply-style-name="Light_20_gray_20_bg" style:base-cell-address="Inputs.D67"/>
      <style:map style:condition="cell-content()=&quot;§§§&quot;" style:apply-style-name="Dark_20_gray_20_bg" style:base-cell-address="Inputs.D67"/>
      <style:map style:condition="cell-content()=&quot;???&quot;" style:apply-style-name="Purple_20_bg" style:base-cell-address="Inputs.D67"/>
      <style:map style:condition="cell-content()=&quot;No effect&quot;" style:apply-style-name="Light_20_gray_20_bg" style:base-cell-address="Inputs.D67"/>
    </style:style>
    <style:style style:name="ce179" style:family="table-cell" style:parent-style-name="Default">
      <style:table-cell-properties fo:border-bottom="0.74pt solid #000000" fo:background-color="#99ccff" fo:border-left="none" fo:border-right="0.74pt solid #000000" style:shrink-to-fit="false" fo:border-top="0.74pt solid #000000"/>
      <style:text-properties fo:font-weight="bold" style:font-weight-asian="bold" style:font-weight-complex="bold"/>
    </style:style>
    <style:style style:name="ce83" style:family="table-cell" style:parent-style-name="Default">
      <style:table-cell-properties style:shrink-to-fit="true"/>
      <style:map style:condition="cell-content()=&quot;Cancels&quot;" style:apply-style-name="Red_20_bg" style:base-cell-address="Inputs.D2"/>
      <style:map style:condition="cell-content()=&quot;Follows&quot;" style:apply-style-name="Light_20_orange_20_bg" style:base-cell-address="Inputs.D2"/>
      <style:map style:condition="cell-content()=&quot;Buffers&quot;" style:apply-style-name="Yellow_20_bg" style:base-cell-address="Inputs.D2"/>
      <style:map style:condition="cell-content()=&quot;Mutual&quot;" style:apply-style-name="Light_20_blue_20_bg" style:base-cell-address="Inputs.D2"/>
      <style:map style:condition="cell-content()=&quot;Special&quot;" style:apply-style-name="Green_20_bg" style:base-cell-address="Inputs.D2"/>
      <style:map style:condition="cell-content()=&quot;Prereq&quot;" style:apply-style-name="Blue_20_bg" style:base-cell-address="Inputs.D2"/>
      <style:map style:condition="cell-content()=&quot;Impossible?&quot;" style:apply-style-name="Light_20_gray_20_bg" style:base-cell-address="Inputs.D2"/>
      <style:map style:condition="cell-content()=&quot;§§§&quot;" style:apply-style-name="Dark_20_gray_20_bg" style:base-cell-address="Inputs.D2"/>
      <style:map style:condition="cell-content()=&quot;???&quot;" style:apply-style-name="Purple_20_bg" style:base-cell-address="Inputs.D2"/>
      <style:map style:condition="cell-content()=&quot;No effect&quot;" style:apply-style-name="Light_20_gray_20_bg" style:base-cell-address="Inputs.D2"/>
    </style:style>
    <style:style style:name="ce84" style:family="table-cell" style:parent-style-name="Default">
      <style:table-cell-properties style:shrink-to-fit="true"/>
      <style:map style:condition="cell-content()=&quot;Cancels&quot;" style:apply-style-name="Red_20_bg" style:base-cell-address="Inputs.E16"/>
      <style:map style:condition="cell-content()=&quot;Follows&quot;" style:apply-style-name="Light_20_orange_20_bg" style:base-cell-address="Inputs.E16"/>
      <style:map style:condition="cell-content()=&quot;Buffers&quot;" style:apply-style-name="Yellow_20_bg" style:base-cell-address="Inputs.E16"/>
      <style:map style:condition="cell-content()=&quot;Mutual&quot;" style:apply-style-name="Light_20_blue_20_bg" style:base-cell-address="Inputs.E16"/>
      <style:map style:condition="cell-content()=&quot;Special&quot;" style:apply-style-name="Green_20_bg" style:base-cell-address="Inputs.E16"/>
      <style:map style:condition="cell-content()=&quot;Prereq&quot;" style:apply-style-name="Blue_20_bg" style:base-cell-address="Inputs.E16"/>
      <style:map style:condition="cell-content()=&quot;Impossible?&quot;" style:apply-style-name="Light_20_gray_20_bg" style:base-cell-address="Inputs.E16"/>
      <style:map style:condition="cell-content()=&quot;§§§&quot;" style:apply-style-name="Dark_20_gray_20_bg" style:base-cell-address="Inputs.E16"/>
      <style:map style:condition="cell-content()=&quot;???&quot;" style:apply-style-name="Purple_20_bg" style:base-cell-address="Inputs.E16"/>
      <style:map style:condition="cell-content()=&quot;No effect&quot;" style:apply-style-name="Light_20_gray_20_bg" style:base-cell-address="Inputs.E16"/>
    </style:style>
    <style:style style:name="ce85" style:family="table-cell" style:parent-style-name="Default">
      <style:table-cell-properties style:shrink-to-fit="true"/>
      <style:map style:condition="cell-content()=&quot;Cancels&quot;" style:apply-style-name="Red_20_bg" style:base-cell-address="Inputs.E17"/>
      <style:map style:condition="cell-content()=&quot;Follows&quot;" style:apply-style-name="Light_20_orange_20_bg" style:base-cell-address="Inputs.E17"/>
      <style:map style:condition="cell-content()=&quot;Buffers&quot;" style:apply-style-name="Yellow_20_bg" style:base-cell-address="Inputs.E17"/>
      <style:map style:condition="cell-content()=&quot;Mutual&quot;" style:apply-style-name="Light_20_blue_20_bg" style:base-cell-address="Inputs.E17"/>
      <style:map style:condition="cell-content()=&quot;Special&quot;" style:apply-style-name="Green_20_bg" style:base-cell-address="Inputs.E17"/>
      <style:map style:condition="cell-content()=&quot;Prereq&quot;" style:apply-style-name="Blue_20_bg" style:base-cell-address="Inputs.E17"/>
      <style:map style:condition="cell-content()=&quot;Impossible?&quot;" style:apply-style-name="Light_20_gray_20_bg" style:base-cell-address="Inputs.E17"/>
      <style:map style:condition="cell-content()=&quot;§§§&quot;" style:apply-style-name="Dark_20_gray_20_bg" style:base-cell-address="Inputs.E17"/>
      <style:map style:condition="cell-content()=&quot;???&quot;" style:apply-style-name="Purple_20_bg" style:base-cell-address="Inputs.E17"/>
      <style:map style:condition="cell-content()=&quot;No effect&quot;" style:apply-style-name="Light_20_gray_20_bg" style:base-cell-address="Inputs.E17"/>
    </style:style>
    <style:style style:name="ce86" style:family="table-cell" style:parent-style-name="Default">
      <style:table-cell-properties style:shrink-to-fit="true"/>
      <style:map style:condition="cell-content()=&quot;Cancels&quot;" style:apply-style-name="Red_20_bg" style:base-cell-address="Inputs.D67"/>
      <style:map style:condition="cell-content()=&quot;Follows&quot;" style:apply-style-name="Light_20_orange_20_bg" style:base-cell-address="Inputs.D67"/>
      <style:map style:condition="cell-content()=&quot;Buffers&quot;" style:apply-style-name="Yellow_20_bg" style:base-cell-address="Inputs.D67"/>
      <style:map style:condition="cell-content()=&quot;Mutual&quot;" style:apply-style-name="Light_20_blue_20_bg" style:base-cell-address="Inputs.D67"/>
      <style:map style:condition="cell-content()=&quot;Special&quot;" style:apply-style-name="Green_20_bg" style:base-cell-address="Inputs.D67"/>
      <style:map style:condition="cell-content()=&quot;Prereq&quot;" style:apply-style-name="Blue_20_bg" style:base-cell-address="Inputs.D67"/>
      <style:map style:condition="cell-content()=&quot;Impossible?&quot;" style:apply-style-name="Light_20_gray_20_bg" style:base-cell-address="Inputs.D67"/>
      <style:map style:condition="cell-content()=&quot;§§§&quot;" style:apply-style-name="Dark_20_gray_20_bg" style:base-cell-address="Inputs.D67"/>
      <style:map style:condition="cell-content()=&quot;???&quot;" style:apply-style-name="Purple_20_bg" style:base-cell-address="Inputs.D67"/>
      <style:map style:condition="cell-content()=&quot;No effect&quot;" style:apply-style-name="Light_20_gray_20_bg" style:base-cell-address="Inputs.D67"/>
    </style:style>
    <style:style style:name="ce87" style:family="table-cell" style:parent-style-name="Default">
      <style:table-cell-properties style:shrink-to-fit="true"/>
      <style:map style:condition="cell-content()=&quot;Cancels&quot;" style:apply-style-name="Red_20_bg" style:base-cell-address="Inputs.D2"/>
      <style:map style:condition="cell-content()=&quot;Follows&quot;" style:apply-style-name="Light_20_orange_20_bg" style:base-cell-address="Inputs.D2"/>
      <style:map style:condition="cell-content()=&quot;Buffers&quot;" style:apply-style-name="Yellow_20_bg" style:base-cell-address="Inputs.D2"/>
      <style:map style:condition="cell-content()=&quot;Mutual&quot;" style:apply-style-name="Light_20_blue_20_bg" style:base-cell-address="Inputs.D2"/>
      <style:map style:condition="cell-content()=&quot;Special&quot;" style:apply-style-name="Green_20_bg" style:base-cell-address="Inputs.D2"/>
      <style:map style:condition="cell-content()=&quot;Prereq&quot;" style:apply-style-name="Blue_20_bg" style:base-cell-address="Inputs.D2"/>
      <style:map style:condition="cell-content()=&quot;Impossible?&quot;" style:apply-style-name="Light_20_gray_20_bg" style:base-cell-address="Inputs.D2"/>
      <style:map style:condition="cell-content()=&quot;§§§&quot;" style:apply-style-name="Dark_20_gray_20_bg" style:base-cell-address="Inputs.D2"/>
      <style:map style:condition="cell-content()=&quot;???&quot;" style:apply-style-name="Purple_20_bg" style:base-cell-address="Inputs.D2"/>
      <style:map style:condition="cell-content()=&quot;No effect&quot;" style:apply-style-name="Light_20_gray_20_bg" style:base-cell-address="Inputs.D2"/>
    </style:style>
    <style:style style:name="ce88" style:family="table-cell" style:parent-style-name="Default">
      <style:table-cell-properties style:shrink-to-fit="true"/>
      <style:map style:condition="cell-content()=&quot;Cancels&quot;" style:apply-style-name="Red_20_bg" style:base-cell-address="Inputs.D67"/>
      <style:map style:condition="cell-content()=&quot;Follows&quot;" style:apply-style-name="Light_20_orange_20_bg" style:base-cell-address="Inputs.D67"/>
      <style:map style:condition="cell-content()=&quot;Buffers&quot;" style:apply-style-name="Yellow_20_bg" style:base-cell-address="Inputs.D67"/>
      <style:map style:condition="cell-content()=&quot;Mutual&quot;" style:apply-style-name="Light_20_blue_20_bg" style:base-cell-address="Inputs.D67"/>
      <style:map style:condition="cell-content()=&quot;Special&quot;" style:apply-style-name="Green_20_bg" style:base-cell-address="Inputs.D67"/>
      <style:map style:condition="cell-content()=&quot;Prereq&quot;" style:apply-style-name="Blue_20_bg" style:base-cell-address="Inputs.D67"/>
      <style:map style:condition="cell-content()=&quot;Impossible?&quot;" style:apply-style-name="Light_20_gray_20_bg" style:base-cell-address="Inputs.D67"/>
      <style:map style:condition="cell-content()=&quot;§§§&quot;" style:apply-style-name="Dark_20_gray_20_bg" style:base-cell-address="Inputs.D67"/>
      <style:map style:condition="cell-content()=&quot;???&quot;" style:apply-style-name="Purple_20_bg" style:base-cell-address="Inputs.D67"/>
      <style:map style:condition="cell-content()=&quot;No effect&quot;" style:apply-style-name="Light_20_gray_20_bg" style:base-cell-address="Inputs.D67"/>
    </style:style>
    <style:style style:name="ce186" style:family="table-cell" style:parent-style-name="Default">
      <style:table-cell-properties fo:border-bottom="0.74pt solid #000000" fo:background-color="#e6e6ff" fo:border-left="0.74pt solid #000000" fo:border-right="none" style:shrink-to-fit="false" fo:border-top="0.74pt solid #000000"/>
      <style:text-properties fo:font-weight="bold" style:font-weight-asian="bold" style:font-weight-complex="bold"/>
    </style:style>
    <style:style style:name="ce90" style:family="table-cell" style:parent-style-name="Default">
      <style:table-cell-properties style:shrink-to-fit="true"/>
      <style:map style:condition="cell-content()=&quot;Cancels&quot;" style:apply-style-name="Red_20_bg" style:base-cell-address="Inputs.G2"/>
      <style:map style:condition="cell-content()=&quot;Follows&quot;" style:apply-style-name="Light_20_orange_20_bg" style:base-cell-address="Inputs.G2"/>
      <style:map style:condition="cell-content()=&quot;Buffers&quot;" style:apply-style-name="Yellow_20_bg" style:base-cell-address="Inputs.G2"/>
      <style:map style:condition="cell-content()=&quot;Mutual&quot;" style:apply-style-name="Light_20_blue_20_bg" style:base-cell-address="Inputs.G2"/>
      <style:map style:condition="cell-content()=&quot;Special&quot;" style:apply-style-name="Green_20_bg" style:base-cell-address="Inputs.G2"/>
      <style:map style:condition="cell-content()=&quot;Prereq&quot;" style:apply-style-name="Blue_20_bg" style:base-cell-address="Inputs.G2"/>
      <style:map style:condition="cell-content()=&quot;Impossible?&quot;" style:apply-style-name="Light_20_gray_20_bg" style:base-cell-address="Inputs.G2"/>
      <style:map style:condition="cell-content()=&quot;§§§&quot;" style:apply-style-name="Dark_20_gray_20_bg" style:base-cell-address="Inputs.G2"/>
      <style:map style:condition="cell-content()=&quot;???&quot;" style:apply-style-name="Purple_20_bg" style:base-cell-address="Inputs.G2"/>
      <style:map style:condition="cell-content()=&quot;No effect&quot;" style:apply-style-name="Light_20_gray_20_bg" style:base-cell-address="Inputs.G2"/>
    </style:style>
    <style:style style:name="ce91" style:family="table-cell" style:parent-style-name="Default">
      <style:table-cell-properties style:shrink-to-fit="true"/>
      <style:map style:condition="cell-content()=&quot;Cancels&quot;" style:apply-style-name="Red_20_bg" style:base-cell-address="Inputs.G67"/>
      <style:map style:condition="cell-content()=&quot;Follows&quot;" style:apply-style-name="Light_20_orange_20_bg" style:base-cell-address="Inputs.G67"/>
      <style:map style:condition="cell-content()=&quot;Buffers&quot;" style:apply-style-name="Yellow_20_bg" style:base-cell-address="Inputs.G67"/>
      <style:map style:condition="cell-content()=&quot;Mutual&quot;" style:apply-style-name="Light_20_blue_20_bg" style:base-cell-address="Inputs.G67"/>
      <style:map style:condition="cell-content()=&quot;Special&quot;" style:apply-style-name="Green_20_bg" style:base-cell-address="Inputs.G67"/>
      <style:map style:condition="cell-content()=&quot;Prereq&quot;" style:apply-style-name="Blue_20_bg" style:base-cell-address="Inputs.G67"/>
      <style:map style:condition="cell-content()=&quot;Impossible?&quot;" style:apply-style-name="Light_20_gray_20_bg" style:base-cell-address="Inputs.G67"/>
      <style:map style:condition="cell-content()=&quot;§§§&quot;" style:apply-style-name="Dark_20_gray_20_bg" style:base-cell-address="Inputs.G67"/>
      <style:map style:condition="cell-content()=&quot;???&quot;" style:apply-style-name="Purple_20_bg" style:base-cell-address="Inputs.G67"/>
      <style:map style:condition="cell-content()=&quot;No effect&quot;" style:apply-style-name="Light_20_gray_20_bg" style:base-cell-address="Inputs.G67"/>
    </style:style>
    <style:style style:name="ce191" style:family="table-cell" style:parent-style-name="Default">
      <style:table-cell-properties fo:border-bottom="0.74pt solid #000000" fo:background-color="#e6e6ff" fo:border-left="none" fo:border-right="0.74pt solid #000000" style:shrink-to-fit="false" fo:border-top="0.74pt solid #000000"/>
      <style:text-properties fo:font-weight="bold" style:font-weight-asian="bold" style:font-weight-complex="bold"/>
    </style:style>
    <style:style style:name="ce93" style:family="table-cell" style:parent-style-name="Default">
      <style:table-cell-properties style:shrink-to-fit="true"/>
      <style:map style:condition="cell-content()=&quot;Cancels&quot;" style:apply-style-name="Red_20_bg" style:base-cell-address="Inputs.G2"/>
      <style:map style:condition="cell-content()=&quot;Follows&quot;" style:apply-style-name="Light_20_orange_20_bg" style:base-cell-address="Inputs.G2"/>
      <style:map style:condition="cell-content()=&quot;Buffers&quot;" style:apply-style-name="Yellow_20_bg" style:base-cell-address="Inputs.G2"/>
      <style:map style:condition="cell-content()=&quot;Mutual&quot;" style:apply-style-name="Light_20_blue_20_bg" style:base-cell-address="Inputs.G2"/>
      <style:map style:condition="cell-content()=&quot;Special&quot;" style:apply-style-name="Green_20_bg" style:base-cell-address="Inputs.G2"/>
      <style:map style:condition="cell-content()=&quot;Prereq&quot;" style:apply-style-name="Blue_20_bg" style:base-cell-address="Inputs.G2"/>
      <style:map style:condition="cell-content()=&quot;Impossible?&quot;" style:apply-style-name="Light_20_gray_20_bg" style:base-cell-address="Inputs.G2"/>
      <style:map style:condition="cell-content()=&quot;§§§&quot;" style:apply-style-name="Dark_20_gray_20_bg" style:base-cell-address="Inputs.G2"/>
      <style:map style:condition="cell-content()=&quot;???&quot;" style:apply-style-name="Purple_20_bg" style:base-cell-address="Inputs.G2"/>
      <style:map style:condition="cell-content()=&quot;No effect&quot;" style:apply-style-name="Light_20_gray_20_bg" style:base-cell-address="Inputs.G2"/>
    </style:style>
    <style:style style:name="ce94" style:family="table-cell" style:parent-style-name="Default">
      <style:table-cell-properties style:shrink-to-fit="true"/>
      <style:map style:condition="cell-content()=&quot;Cancels&quot;" style:apply-style-name="Red_20_bg" style:base-cell-address="Inputs.G67"/>
      <style:map style:condition="cell-content()=&quot;Follows&quot;" style:apply-style-name="Light_20_orange_20_bg" style:base-cell-address="Inputs.G67"/>
      <style:map style:condition="cell-content()=&quot;Buffers&quot;" style:apply-style-name="Yellow_20_bg" style:base-cell-address="Inputs.G67"/>
      <style:map style:condition="cell-content()=&quot;Mutual&quot;" style:apply-style-name="Light_20_blue_20_bg" style:base-cell-address="Inputs.G67"/>
      <style:map style:condition="cell-content()=&quot;Special&quot;" style:apply-style-name="Green_20_bg" style:base-cell-address="Inputs.G67"/>
      <style:map style:condition="cell-content()=&quot;Prereq&quot;" style:apply-style-name="Blue_20_bg" style:base-cell-address="Inputs.G67"/>
      <style:map style:condition="cell-content()=&quot;Impossible?&quot;" style:apply-style-name="Light_20_gray_20_bg" style:base-cell-address="Inputs.G67"/>
      <style:map style:condition="cell-content()=&quot;§§§&quot;" style:apply-style-name="Dark_20_gray_20_bg" style:base-cell-address="Inputs.G67"/>
      <style:map style:condition="cell-content()=&quot;???&quot;" style:apply-style-name="Purple_20_bg" style:base-cell-address="Inputs.G67"/>
      <style:map style:condition="cell-content()=&quot;No effect&quot;" style:apply-style-name="Light_20_gray_20_bg" style:base-cell-address="Inputs.G67"/>
    </style:style>
    <style:style style:name="ce95" style:family="table-cell" style:parent-style-name="Default">
      <style:table-cell-properties style:shrink-to-fit="true"/>
      <style:map style:condition="cell-content()=&quot;Cancels&quot;" style:apply-style-name="Red_20_bg" style:base-cell-address="Inputs.G2"/>
      <style:map style:condition="cell-content()=&quot;Follows&quot;" style:apply-style-name="Light_20_orange_20_bg" style:base-cell-address="Inputs.G2"/>
      <style:map style:condition="cell-content()=&quot;Buffers&quot;" style:apply-style-name="Yellow_20_bg" style:base-cell-address="Inputs.G2"/>
      <style:map style:condition="cell-content()=&quot;Mutual&quot;" style:apply-style-name="Light_20_blue_20_bg" style:base-cell-address="Inputs.G2"/>
      <style:map style:condition="cell-content()=&quot;Special&quot;" style:apply-style-name="Green_20_bg" style:base-cell-address="Inputs.G2"/>
      <style:map style:condition="cell-content()=&quot;Prereq&quot;" style:apply-style-name="Blue_20_bg" style:base-cell-address="Inputs.G2"/>
      <style:map style:condition="cell-content()=&quot;Impossible?&quot;" style:apply-style-name="Light_20_gray_20_bg" style:base-cell-address="Inputs.G2"/>
      <style:map style:condition="cell-content()=&quot;§§§&quot;" style:apply-style-name="Dark_20_gray_20_bg" style:base-cell-address="Inputs.G2"/>
      <style:map style:condition="cell-content()=&quot;???&quot;" style:apply-style-name="Purple_20_bg" style:base-cell-address="Inputs.G2"/>
      <style:map style:condition="cell-content()=&quot;No effect&quot;" style:apply-style-name="Light_20_gray_20_bg" style:base-cell-address="Inputs.G2"/>
    </style:style>
    <style:style style:name="ce96" style:family="table-cell" style:parent-style-name="Default">
      <style:table-cell-properties style:shrink-to-fit="true"/>
      <style:map style:condition="cell-content()=&quot;Cancels&quot;" style:apply-style-name="Red_20_bg" style:base-cell-address="Inputs.G67"/>
      <style:map style:condition="cell-content()=&quot;Follows&quot;" style:apply-style-name="Light_20_orange_20_bg" style:base-cell-address="Inputs.G67"/>
      <style:map style:condition="cell-content()=&quot;Buffers&quot;" style:apply-style-name="Yellow_20_bg" style:base-cell-address="Inputs.G67"/>
      <style:map style:condition="cell-content()=&quot;Mutual&quot;" style:apply-style-name="Light_20_blue_20_bg" style:base-cell-address="Inputs.G67"/>
      <style:map style:condition="cell-content()=&quot;Special&quot;" style:apply-style-name="Green_20_bg" style:base-cell-address="Inputs.G67"/>
      <style:map style:condition="cell-content()=&quot;Prereq&quot;" style:apply-style-name="Blue_20_bg" style:base-cell-address="Inputs.G67"/>
      <style:map style:condition="cell-content()=&quot;Impossible?&quot;" style:apply-style-name="Light_20_gray_20_bg" style:base-cell-address="Inputs.G67"/>
      <style:map style:condition="cell-content()=&quot;§§§&quot;" style:apply-style-name="Dark_20_gray_20_bg" style:base-cell-address="Inputs.G67"/>
      <style:map style:condition="cell-content()=&quot;???&quot;" style:apply-style-name="Purple_20_bg" style:base-cell-address="Inputs.G67"/>
      <style:map style:condition="cell-content()=&quot;No effect&quot;" style:apply-style-name="Light_20_gray_20_bg" style:base-cell-address="Inputs.G67"/>
    </style:style>
    <style:style style:name="ce97" style:family="table-cell" style:parent-style-name="Default">
      <style:table-cell-properties style:shrink-to-fit="true"/>
      <style:map style:condition="cell-content()=&quot;Cancels&quot;" style:apply-style-name="Red_20_bg" style:base-cell-address="Inputs.G2"/>
      <style:map style:condition="cell-content()=&quot;Follows&quot;" style:apply-style-name="Light_20_orange_20_bg" style:base-cell-address="Inputs.G2"/>
      <style:map style:condition="cell-content()=&quot;Buffers&quot;" style:apply-style-name="Yellow_20_bg" style:base-cell-address="Inputs.G2"/>
      <style:map style:condition="cell-content()=&quot;Mutual&quot;" style:apply-style-name="Light_20_blue_20_bg" style:base-cell-address="Inputs.G2"/>
      <style:map style:condition="cell-content()=&quot;Special&quot;" style:apply-style-name="Green_20_bg" style:base-cell-address="Inputs.G2"/>
      <style:map style:condition="cell-content()=&quot;Prereq&quot;" style:apply-style-name="Blue_20_bg" style:base-cell-address="Inputs.G2"/>
      <style:map style:condition="cell-content()=&quot;Impossible?&quot;" style:apply-style-name="Light_20_gray_20_bg" style:base-cell-address="Inputs.G2"/>
      <style:map style:condition="cell-content()=&quot;§§§&quot;" style:apply-style-name="Dark_20_gray_20_bg" style:base-cell-address="Inputs.G2"/>
      <style:map style:condition="cell-content()=&quot;???&quot;" style:apply-style-name="Purple_20_bg" style:base-cell-address="Inputs.G2"/>
      <style:map style:condition="cell-content()=&quot;No effect&quot;" style:apply-style-name="Light_20_gray_20_bg" style:base-cell-address="Inputs.G2"/>
    </style:style>
    <style:style style:name="ce98" style:family="table-cell" style:parent-style-name="Default">
      <style:table-cell-properties style:shrink-to-fit="true"/>
      <style:map style:condition="cell-content()=&quot;Cancels&quot;" style:apply-style-name="Red_20_bg" style:base-cell-address="Inputs.J24"/>
      <style:map style:condition="cell-content()=&quot;Follows&quot;" style:apply-style-name="Light_20_orange_20_bg" style:base-cell-address="Inputs.J24"/>
      <style:map style:condition="cell-content()=&quot;Buffers&quot;" style:apply-style-name="Yellow_20_bg" style:base-cell-address="Inputs.J24"/>
      <style:map style:condition="cell-content()=&quot;Mutual&quot;" style:apply-style-name="Light_20_blue_20_bg" style:base-cell-address="Inputs.J24"/>
      <style:map style:condition="cell-content()=&quot;Special&quot;" style:apply-style-name="Green_20_bg" style:base-cell-address="Inputs.J24"/>
      <style:map style:condition="cell-content()=&quot;Prereq&quot;" style:apply-style-name="Blue_20_bg" style:base-cell-address="Inputs.J24"/>
      <style:map style:condition="cell-content()=&quot;Impossible?&quot;" style:apply-style-name="Light_20_gray_20_bg" style:base-cell-address="Inputs.J24"/>
      <style:map style:condition="cell-content()=&quot;§§§&quot;" style:apply-style-name="Dark_20_gray_20_bg" style:base-cell-address="Inputs.J24"/>
      <style:map style:condition="cell-content()=&quot;???&quot;" style:apply-style-name="Purple_20_bg" style:base-cell-address="Inputs.J24"/>
      <style:map style:condition="cell-content()=&quot;No effect&quot;" style:apply-style-name="Light_20_gray_20_bg" style:base-cell-address="Inputs.J24"/>
    </style:style>
    <style:style style:name="ce99" style:family="table-cell" style:parent-style-name="Default">
      <style:table-cell-properties style:shrink-to-fit="true"/>
      <style:map style:condition="cell-content()=&quot;Cancels&quot;" style:apply-style-name="Red_20_bg" style:base-cell-address="Inputs.G67"/>
      <style:map style:condition="cell-content()=&quot;Follows&quot;" style:apply-style-name="Light_20_orange_20_bg" style:base-cell-address="Inputs.G67"/>
      <style:map style:condition="cell-content()=&quot;Buffers&quot;" style:apply-style-name="Yellow_20_bg" style:base-cell-address="Inputs.G67"/>
      <style:map style:condition="cell-content()=&quot;Mutual&quot;" style:apply-style-name="Light_20_blue_20_bg" style:base-cell-address="Inputs.G67"/>
      <style:map style:condition="cell-content()=&quot;Special&quot;" style:apply-style-name="Green_20_bg" style:base-cell-address="Inputs.G67"/>
      <style:map style:condition="cell-content()=&quot;Prereq&quot;" style:apply-style-name="Blue_20_bg" style:base-cell-address="Inputs.G67"/>
      <style:map style:condition="cell-content()=&quot;Impossible?&quot;" style:apply-style-name="Light_20_gray_20_bg" style:base-cell-address="Inputs.G67"/>
      <style:map style:condition="cell-content()=&quot;§§§&quot;" style:apply-style-name="Dark_20_gray_20_bg" style:base-cell-address="Inputs.G67"/>
      <style:map style:condition="cell-content()=&quot;???&quot;" style:apply-style-name="Purple_20_bg" style:base-cell-address="Inputs.G67"/>
      <style:map style:condition="cell-content()=&quot;No effect&quot;" style:apply-style-name="Light_20_gray_20_bg" style:base-cell-address="Inputs.G67"/>
    </style:style>
    <style:style style:name="ce100" style:family="table-cell" style:parent-style-name="Default">
      <style:table-cell-properties style:shrink-to-fit="true"/>
      <style:map style:condition="cell-content()=&quot;Cancels&quot;" style:apply-style-name="Red_20_bg" style:base-cell-address="Inputs.G2"/>
      <style:map style:condition="cell-content()=&quot;Follows&quot;" style:apply-style-name="Light_20_orange_20_bg" style:base-cell-address="Inputs.G2"/>
      <style:map style:condition="cell-content()=&quot;Buffers&quot;" style:apply-style-name="Yellow_20_bg" style:base-cell-address="Inputs.G2"/>
      <style:map style:condition="cell-content()=&quot;Mutual&quot;" style:apply-style-name="Light_20_blue_20_bg" style:base-cell-address="Inputs.G2"/>
      <style:map style:condition="cell-content()=&quot;Special&quot;" style:apply-style-name="Green_20_bg" style:base-cell-address="Inputs.G2"/>
      <style:map style:condition="cell-content()=&quot;Prereq&quot;" style:apply-style-name="Blue_20_bg" style:base-cell-address="Inputs.G2"/>
      <style:map style:condition="cell-content()=&quot;Impossible?&quot;" style:apply-style-name="Light_20_gray_20_bg" style:base-cell-address="Inputs.G2"/>
      <style:map style:condition="cell-content()=&quot;§§§&quot;" style:apply-style-name="Dark_20_gray_20_bg" style:base-cell-address="Inputs.G2"/>
      <style:map style:condition="cell-content()=&quot;???&quot;" style:apply-style-name="Purple_20_bg" style:base-cell-address="Inputs.G2"/>
      <style:map style:condition="cell-content()=&quot;No effect&quot;" style:apply-style-name="Light_20_gray_20_bg" style:base-cell-address="Inputs.G2"/>
    </style:style>
    <style:style style:name="ce101" style:family="table-cell" style:parent-style-name="Default">
      <style:table-cell-properties style:shrink-to-fit="true"/>
      <style:map style:condition="cell-content()=&quot;Cancels&quot;" style:apply-style-name="Red_20_bg" style:base-cell-address="Inputs.G67"/>
      <style:map style:condition="cell-content()=&quot;Follows&quot;" style:apply-style-name="Light_20_orange_20_bg" style:base-cell-address="Inputs.G67"/>
      <style:map style:condition="cell-content()=&quot;Buffers&quot;" style:apply-style-name="Yellow_20_bg" style:base-cell-address="Inputs.G67"/>
      <style:map style:condition="cell-content()=&quot;Mutual&quot;" style:apply-style-name="Light_20_blue_20_bg" style:base-cell-address="Inputs.G67"/>
      <style:map style:condition="cell-content()=&quot;Special&quot;" style:apply-style-name="Green_20_bg" style:base-cell-address="Inputs.G67"/>
      <style:map style:condition="cell-content()=&quot;Prereq&quot;" style:apply-style-name="Blue_20_bg" style:base-cell-address="Inputs.G67"/>
      <style:map style:condition="cell-content()=&quot;Impossible?&quot;" style:apply-style-name="Light_20_gray_20_bg" style:base-cell-address="Inputs.G67"/>
      <style:map style:condition="cell-content()=&quot;§§§&quot;" style:apply-style-name="Dark_20_gray_20_bg" style:base-cell-address="Inputs.G67"/>
      <style:map style:condition="cell-content()=&quot;???&quot;" style:apply-style-name="Purple_20_bg" style:base-cell-address="Inputs.G67"/>
      <style:map style:condition="cell-content()=&quot;No effect&quot;" style:apply-style-name="Light_20_gray_20_bg" style:base-cell-address="Inputs.G67"/>
    </style:style>
    <style:style style:name="ce102" style:family="table-cell" style:parent-style-name="Default">
      <style:table-cell-properties style:shrink-to-fit="true"/>
      <style:map style:condition="cell-content()=&quot;Cancels&quot;" style:apply-style-name="Red_20_bg" style:base-cell-address="Inputs.G2"/>
      <style:map style:condition="cell-content()=&quot;Follows&quot;" style:apply-style-name="Light_20_orange_20_bg" style:base-cell-address="Inputs.G2"/>
      <style:map style:condition="cell-content()=&quot;Buffers&quot;" style:apply-style-name="Yellow_20_bg" style:base-cell-address="Inputs.G2"/>
      <style:map style:condition="cell-content()=&quot;Mutual&quot;" style:apply-style-name="Light_20_blue_20_bg" style:base-cell-address="Inputs.G2"/>
      <style:map style:condition="cell-content()=&quot;Special&quot;" style:apply-style-name="Green_20_bg" style:base-cell-address="Inputs.G2"/>
      <style:map style:condition="cell-content()=&quot;Prereq&quot;" style:apply-style-name="Blue_20_bg" style:base-cell-address="Inputs.G2"/>
      <style:map style:condition="cell-content()=&quot;Impossible?&quot;" style:apply-style-name="Light_20_gray_20_bg" style:base-cell-address="Inputs.G2"/>
      <style:map style:condition="cell-content()=&quot;§§§&quot;" style:apply-style-name="Dark_20_gray_20_bg" style:base-cell-address="Inputs.G2"/>
      <style:map style:condition="cell-content()=&quot;???&quot;" style:apply-style-name="Purple_20_bg" style:base-cell-address="Inputs.G2"/>
      <style:map style:condition="cell-content()=&quot;No effect&quot;" style:apply-style-name="Light_20_gray_20_bg" style:base-cell-address="Inputs.G2"/>
    </style:style>
    <style:style style:name="ce103" style:family="table-cell" style:parent-style-name="Default">
      <style:table-cell-properties style:shrink-to-fit="true"/>
      <style:map style:condition="cell-content()=&quot;Cancels&quot;" style:apply-style-name="Red_20_bg" style:base-cell-address="Inputs.G67"/>
      <style:map style:condition="cell-content()=&quot;Follows&quot;" style:apply-style-name="Light_20_orange_20_bg" style:base-cell-address="Inputs.G67"/>
      <style:map style:condition="cell-content()=&quot;Buffers&quot;" style:apply-style-name="Yellow_20_bg" style:base-cell-address="Inputs.G67"/>
      <style:map style:condition="cell-content()=&quot;Mutual&quot;" style:apply-style-name="Light_20_blue_20_bg" style:base-cell-address="Inputs.G67"/>
      <style:map style:condition="cell-content()=&quot;Special&quot;" style:apply-style-name="Green_20_bg" style:base-cell-address="Inputs.G67"/>
      <style:map style:condition="cell-content()=&quot;Prereq&quot;" style:apply-style-name="Blue_20_bg" style:base-cell-address="Inputs.G67"/>
      <style:map style:condition="cell-content()=&quot;Impossible?&quot;" style:apply-style-name="Light_20_gray_20_bg" style:base-cell-address="Inputs.G67"/>
      <style:map style:condition="cell-content()=&quot;§§§&quot;" style:apply-style-name="Dark_20_gray_20_bg" style:base-cell-address="Inputs.G67"/>
      <style:map style:condition="cell-content()=&quot;???&quot;" style:apply-style-name="Purple_20_bg" style:base-cell-address="Inputs.G67"/>
      <style:map style:condition="cell-content()=&quot;No effect&quot;" style:apply-style-name="Light_20_gray_20_bg" style:base-cell-address="Inputs.G67"/>
    </style:style>
    <style:style style:name="ce104" style:family="table-cell" style:parent-style-name="Default">
      <style:table-cell-properties style:shrink-to-fit="true"/>
      <style:map style:condition="cell-content()=&quot;Cancels&quot;" style:apply-style-name="Red_20_bg" style:base-cell-address="Inputs.G2"/>
      <style:map style:condition="cell-content()=&quot;Follows&quot;" style:apply-style-name="Light_20_orange_20_bg" style:base-cell-address="Inputs.G2"/>
      <style:map style:condition="cell-content()=&quot;Buffers&quot;" style:apply-style-name="Yellow_20_bg" style:base-cell-address="Inputs.G2"/>
      <style:map style:condition="cell-content()=&quot;Mutual&quot;" style:apply-style-name="Light_20_blue_20_bg" style:base-cell-address="Inputs.G2"/>
      <style:map style:condition="cell-content()=&quot;Special&quot;" style:apply-style-name="Green_20_bg" style:base-cell-address="Inputs.G2"/>
      <style:map style:condition="cell-content()=&quot;Prereq&quot;" style:apply-style-name="Blue_20_bg" style:base-cell-address="Inputs.G2"/>
      <style:map style:condition="cell-content()=&quot;Impossible?&quot;" style:apply-style-name="Light_20_gray_20_bg" style:base-cell-address="Inputs.G2"/>
      <style:map style:condition="cell-content()=&quot;§§§&quot;" style:apply-style-name="Dark_20_gray_20_bg" style:base-cell-address="Inputs.G2"/>
      <style:map style:condition="cell-content()=&quot;???&quot;" style:apply-style-name="Purple_20_bg" style:base-cell-address="Inputs.G2"/>
      <style:map style:condition="cell-content()=&quot;No effect&quot;" style:apply-style-name="Light_20_gray_20_bg" style:base-cell-address="Inputs.G2"/>
    </style:style>
    <style:style style:name="ce105" style:family="table-cell" style:parent-style-name="Default">
      <style:table-cell-properties style:shrink-to-fit="true"/>
      <style:map style:condition="cell-content()=&quot;Cancels&quot;" style:apply-style-name="Red_20_bg" style:base-cell-address="Inputs.M24"/>
      <style:map style:condition="cell-content()=&quot;Follows&quot;" style:apply-style-name="Light_20_orange_20_bg" style:base-cell-address="Inputs.M24"/>
      <style:map style:condition="cell-content()=&quot;Buffers&quot;" style:apply-style-name="Yellow_20_bg" style:base-cell-address="Inputs.M24"/>
      <style:map style:condition="cell-content()=&quot;Mutual&quot;" style:apply-style-name="Light_20_blue_20_bg" style:base-cell-address="Inputs.M24"/>
      <style:map style:condition="cell-content()=&quot;Special&quot;" style:apply-style-name="Green_20_bg" style:base-cell-address="Inputs.M24"/>
      <style:map style:condition="cell-content()=&quot;Prereq&quot;" style:apply-style-name="Blue_20_bg" style:base-cell-address="Inputs.M24"/>
      <style:map style:condition="cell-content()=&quot;Impossible?&quot;" style:apply-style-name="Light_20_gray_20_bg" style:base-cell-address="Inputs.M24"/>
      <style:map style:condition="cell-content()=&quot;§§§&quot;" style:apply-style-name="Dark_20_gray_20_bg" style:base-cell-address="Inputs.M24"/>
      <style:map style:condition="cell-content()=&quot;???&quot;" style:apply-style-name="Purple_20_bg" style:base-cell-address="Inputs.M24"/>
      <style:map style:condition="cell-content()=&quot;No effect&quot;" style:apply-style-name="Light_20_gray_20_bg" style:base-cell-address="Inputs.M24"/>
    </style:style>
    <style:style style:name="ce106" style:family="table-cell" style:parent-style-name="Default">
      <style:table-cell-properties style:shrink-to-fit="true"/>
      <style:map style:condition="cell-content()=&quot;Cancels&quot;" style:apply-style-name="Red_20_bg" style:base-cell-address="Inputs.G67"/>
      <style:map style:condition="cell-content()=&quot;Follows&quot;" style:apply-style-name="Light_20_orange_20_bg" style:base-cell-address="Inputs.G67"/>
      <style:map style:condition="cell-content()=&quot;Buffers&quot;" style:apply-style-name="Yellow_20_bg" style:base-cell-address="Inputs.G67"/>
      <style:map style:condition="cell-content()=&quot;Mutual&quot;" style:apply-style-name="Light_20_blue_20_bg" style:base-cell-address="Inputs.G67"/>
      <style:map style:condition="cell-content()=&quot;Special&quot;" style:apply-style-name="Green_20_bg" style:base-cell-address="Inputs.G67"/>
      <style:map style:condition="cell-content()=&quot;Prereq&quot;" style:apply-style-name="Blue_20_bg" style:base-cell-address="Inputs.G67"/>
      <style:map style:condition="cell-content()=&quot;Impossible?&quot;" style:apply-style-name="Light_20_gray_20_bg" style:base-cell-address="Inputs.G67"/>
      <style:map style:condition="cell-content()=&quot;§§§&quot;" style:apply-style-name="Dark_20_gray_20_bg" style:base-cell-address="Inputs.G67"/>
      <style:map style:condition="cell-content()=&quot;???&quot;" style:apply-style-name="Purple_20_bg" style:base-cell-address="Inputs.G67"/>
      <style:map style:condition="cell-content()=&quot;No effect&quot;" style:apply-style-name="Light_20_gray_20_bg" style:base-cell-address="Inputs.G67"/>
    </style:style>
    <style:style style:name="ce107" style:family="table-cell" style:parent-style-name="Default">
      <style:table-cell-properties style:shrink-to-fit="true"/>
      <style:map style:condition="cell-content()=&quot;Cancels&quot;" style:apply-style-name="Red_20_bg" style:base-cell-address="Inputs.G2"/>
      <style:map style:condition="cell-content()=&quot;Follows&quot;" style:apply-style-name="Light_20_orange_20_bg" style:base-cell-address="Inputs.G2"/>
      <style:map style:condition="cell-content()=&quot;Buffers&quot;" style:apply-style-name="Yellow_20_bg" style:base-cell-address="Inputs.G2"/>
      <style:map style:condition="cell-content()=&quot;Mutual&quot;" style:apply-style-name="Light_20_blue_20_bg" style:base-cell-address="Inputs.G2"/>
      <style:map style:condition="cell-content()=&quot;Special&quot;" style:apply-style-name="Green_20_bg" style:base-cell-address="Inputs.G2"/>
      <style:map style:condition="cell-content()=&quot;Prereq&quot;" style:apply-style-name="Blue_20_bg" style:base-cell-address="Inputs.G2"/>
      <style:map style:condition="cell-content()=&quot;Impossible?&quot;" style:apply-style-name="Light_20_gray_20_bg" style:base-cell-address="Inputs.G2"/>
      <style:map style:condition="cell-content()=&quot;§§§&quot;" style:apply-style-name="Dark_20_gray_20_bg" style:base-cell-address="Inputs.G2"/>
      <style:map style:condition="cell-content()=&quot;???&quot;" style:apply-style-name="Purple_20_bg" style:base-cell-address="Inputs.G2"/>
      <style:map style:condition="cell-content()=&quot;No effect&quot;" style:apply-style-name="Light_20_gray_20_bg" style:base-cell-address="Inputs.G2"/>
    </style:style>
    <style:style style:name="ce108" style:family="table-cell" style:parent-style-name="Default">
      <style:table-cell-properties fo:background-color="transparent" style:shrink-to-fit="true"/>
      <style:map style:condition="cell-content()=&quot;Cancels&quot;" style:apply-style-name="Red_20_bg" style:base-cell-address="Inputs.G2"/>
      <style:map style:condition="cell-content()=&quot;Follows&quot;" style:apply-style-name="Light_20_orange_20_bg" style:base-cell-address="Inputs.G2"/>
      <style:map style:condition="cell-content()=&quot;Buffers&quot;" style:apply-style-name="Yellow_20_bg" style:base-cell-address="Inputs.G2"/>
      <style:map style:condition="cell-content()=&quot;Mutual&quot;" style:apply-style-name="Light_20_blue_20_bg" style:base-cell-address="Inputs.G2"/>
      <style:map style:condition="cell-content()=&quot;Special&quot;" style:apply-style-name="Green_20_bg" style:base-cell-address="Inputs.G2"/>
      <style:map style:condition="cell-content()=&quot;Prereq&quot;" style:apply-style-name="Blue_20_bg" style:base-cell-address="Inputs.G2"/>
      <style:map style:condition="cell-content()=&quot;Impossible?&quot;" style:apply-style-name="Light_20_gray_20_bg" style:base-cell-address="Inputs.G2"/>
      <style:map style:condition="cell-content()=&quot;§§§&quot;" style:apply-style-name="Dark_20_gray_20_bg" style:base-cell-address="Inputs.G2"/>
      <style:map style:condition="cell-content()=&quot;???&quot;" style:apply-style-name="Purple_20_bg" style:base-cell-address="Inputs.G2"/>
      <style:map style:condition="cell-content()=&quot;No effect&quot;" style:apply-style-name="Light_20_gray_20_bg" style:base-cell-address="Inputs.G2"/>
    </style:style>
    <style:style style:name="ce109" style:family="table-cell" style:parent-style-name="Default">
      <style:table-cell-properties style:shrink-to-fit="true"/>
      <style:map style:condition="cell-content()=&quot;Cancels&quot;" style:apply-style-name="Red_20_bg" style:base-cell-address="Inputs.G67"/>
      <style:map style:condition="cell-content()=&quot;Follows&quot;" style:apply-style-name="Light_20_orange_20_bg" style:base-cell-address="Inputs.G67"/>
      <style:map style:condition="cell-content()=&quot;Buffers&quot;" style:apply-style-name="Yellow_20_bg" style:base-cell-address="Inputs.G67"/>
      <style:map style:condition="cell-content()=&quot;Mutual&quot;" style:apply-style-name="Light_20_blue_20_bg" style:base-cell-address="Inputs.G67"/>
      <style:map style:condition="cell-content()=&quot;Special&quot;" style:apply-style-name="Green_20_bg" style:base-cell-address="Inputs.G67"/>
      <style:map style:condition="cell-content()=&quot;Prereq&quot;" style:apply-style-name="Blue_20_bg" style:base-cell-address="Inputs.G67"/>
      <style:map style:condition="cell-content()=&quot;Impossible?&quot;" style:apply-style-name="Light_20_gray_20_bg" style:base-cell-address="Inputs.G67"/>
      <style:map style:condition="cell-content()=&quot;§§§&quot;" style:apply-style-name="Dark_20_gray_20_bg" style:base-cell-address="Inputs.G67"/>
      <style:map style:condition="cell-content()=&quot;???&quot;" style:apply-style-name="Purple_20_bg" style:base-cell-address="Inputs.G67"/>
      <style:map style:condition="cell-content()=&quot;No effect&quot;" style:apply-style-name="Light_20_gray_20_bg" style:base-cell-address="Inputs.G67"/>
    </style:style>
    <style:style style:name="ce110" style:family="table-cell" style:parent-style-name="Default">
      <style:table-cell-properties style:shrink-to-fit="true"/>
      <style:map style:condition="cell-content()=&quot;Cancels&quot;" style:apply-style-name="Red_20_bg" style:base-cell-address="Inputs.G2"/>
      <style:map style:condition="cell-content()=&quot;Follows&quot;" style:apply-style-name="Light_20_orange_20_bg" style:base-cell-address="Inputs.G2"/>
      <style:map style:condition="cell-content()=&quot;Buffers&quot;" style:apply-style-name="Yellow_20_bg" style:base-cell-address="Inputs.G2"/>
      <style:map style:condition="cell-content()=&quot;Mutual&quot;" style:apply-style-name="Light_20_blue_20_bg" style:base-cell-address="Inputs.G2"/>
      <style:map style:condition="cell-content()=&quot;Special&quot;" style:apply-style-name="Green_20_bg" style:base-cell-address="Inputs.G2"/>
      <style:map style:condition="cell-content()=&quot;Prereq&quot;" style:apply-style-name="Blue_20_bg" style:base-cell-address="Inputs.G2"/>
      <style:map style:condition="cell-content()=&quot;Impossible?&quot;" style:apply-style-name="Light_20_gray_20_bg" style:base-cell-address="Inputs.G2"/>
      <style:map style:condition="cell-content()=&quot;§§§&quot;" style:apply-style-name="Dark_20_gray_20_bg" style:base-cell-address="Inputs.G2"/>
      <style:map style:condition="cell-content()=&quot;???&quot;" style:apply-style-name="Purple_20_bg" style:base-cell-address="Inputs.G2"/>
      <style:map style:condition="cell-content()=&quot;No effect&quot;" style:apply-style-name="Light_20_gray_20_bg" style:base-cell-address="Inputs.G2"/>
    </style:style>
    <style:style style:name="ce111" style:family="table-cell" style:parent-style-name="Default">
      <style:table-cell-properties fo:background-color="transparent" style:shrink-to-fit="true"/>
      <style:map style:condition="cell-content()=&quot;Cancels&quot;" style:apply-style-name="Red_20_bg" style:base-cell-address="Inputs.G2"/>
      <style:map style:condition="cell-content()=&quot;Follows&quot;" style:apply-style-name="Light_20_orange_20_bg" style:base-cell-address="Inputs.G2"/>
      <style:map style:condition="cell-content()=&quot;Buffers&quot;" style:apply-style-name="Yellow_20_bg" style:base-cell-address="Inputs.G2"/>
      <style:map style:condition="cell-content()=&quot;Mutual&quot;" style:apply-style-name="Light_20_blue_20_bg" style:base-cell-address="Inputs.G2"/>
      <style:map style:condition="cell-content()=&quot;Special&quot;" style:apply-style-name="Green_20_bg" style:base-cell-address="Inputs.G2"/>
      <style:map style:condition="cell-content()=&quot;Prereq&quot;" style:apply-style-name="Blue_20_bg" style:base-cell-address="Inputs.G2"/>
      <style:map style:condition="cell-content()=&quot;Impossible?&quot;" style:apply-style-name="Light_20_gray_20_bg" style:base-cell-address="Inputs.G2"/>
      <style:map style:condition="cell-content()=&quot;§§§&quot;" style:apply-style-name="Dark_20_gray_20_bg" style:base-cell-address="Inputs.G2"/>
      <style:map style:condition="cell-content()=&quot;???&quot;" style:apply-style-name="Purple_20_bg" style:base-cell-address="Inputs.G2"/>
      <style:map style:condition="cell-content()=&quot;No effect&quot;" style:apply-style-name="Light_20_gray_20_bg" style:base-cell-address="Inputs.G2"/>
    </style:style>
    <style:style style:name="ce112" style:family="table-cell" style:parent-style-name="Default">
      <style:table-cell-properties style:shrink-to-fit="true"/>
      <style:map style:condition="cell-content()=&quot;Cancels&quot;" style:apply-style-name="Red_20_bg" style:base-cell-address="Inputs.G67"/>
      <style:map style:condition="cell-content()=&quot;Follows&quot;" style:apply-style-name="Light_20_orange_20_bg" style:base-cell-address="Inputs.G67"/>
      <style:map style:condition="cell-content()=&quot;Buffers&quot;" style:apply-style-name="Yellow_20_bg" style:base-cell-address="Inputs.G67"/>
      <style:map style:condition="cell-content()=&quot;Mutual&quot;" style:apply-style-name="Light_20_blue_20_bg" style:base-cell-address="Inputs.G67"/>
      <style:map style:condition="cell-content()=&quot;Special&quot;" style:apply-style-name="Green_20_bg" style:base-cell-address="Inputs.G67"/>
      <style:map style:condition="cell-content()=&quot;Prereq&quot;" style:apply-style-name="Blue_20_bg" style:base-cell-address="Inputs.G67"/>
      <style:map style:condition="cell-content()=&quot;Impossible?&quot;" style:apply-style-name="Light_20_gray_20_bg" style:base-cell-address="Inputs.G67"/>
      <style:map style:condition="cell-content()=&quot;§§§&quot;" style:apply-style-name="Dark_20_gray_20_bg" style:base-cell-address="Inputs.G67"/>
      <style:map style:condition="cell-content()=&quot;???&quot;" style:apply-style-name="Purple_20_bg" style:base-cell-address="Inputs.G67"/>
      <style:map style:condition="cell-content()=&quot;No effect&quot;" style:apply-style-name="Light_20_gray_20_bg" style:base-cell-address="Inputs.G67"/>
    </style:style>
    <style:style style:name="ce113" style:family="table-cell" style:parent-style-name="Default">
      <style:table-cell-properties style:shrink-to-fit="true"/>
      <style:map style:condition="cell-content()=&quot;Cancels&quot;" style:apply-style-name="Red_20_bg" style:base-cell-address="Inputs.G2"/>
      <style:map style:condition="cell-content()=&quot;Follows&quot;" style:apply-style-name="Light_20_orange_20_bg" style:base-cell-address="Inputs.G2"/>
      <style:map style:condition="cell-content()=&quot;Buffers&quot;" style:apply-style-name="Yellow_20_bg" style:base-cell-address="Inputs.G2"/>
      <style:map style:condition="cell-content()=&quot;Mutual&quot;" style:apply-style-name="Light_20_blue_20_bg" style:base-cell-address="Inputs.G2"/>
      <style:map style:condition="cell-content()=&quot;Special&quot;" style:apply-style-name="Green_20_bg" style:base-cell-address="Inputs.G2"/>
      <style:map style:condition="cell-content()=&quot;Prereq&quot;" style:apply-style-name="Blue_20_bg" style:base-cell-address="Inputs.G2"/>
      <style:map style:condition="cell-content()=&quot;Impossible?&quot;" style:apply-style-name="Light_20_gray_20_bg" style:base-cell-address="Inputs.G2"/>
      <style:map style:condition="cell-content()=&quot;§§§&quot;" style:apply-style-name="Dark_20_gray_20_bg" style:base-cell-address="Inputs.G2"/>
      <style:map style:condition="cell-content()=&quot;???&quot;" style:apply-style-name="Purple_20_bg" style:base-cell-address="Inputs.G2"/>
      <style:map style:condition="cell-content()=&quot;No effect&quot;" style:apply-style-name="Light_20_gray_20_bg" style:base-cell-address="Inputs.G2"/>
    </style:style>
    <style:style style:name="ce114" style:family="table-cell" style:parent-style-name="Default">
      <style:table-cell-properties style:shrink-to-fit="true"/>
      <style:map style:condition="cell-content()=&quot;Cancels&quot;" style:apply-style-name="Red_20_bg" style:base-cell-address="Inputs.G67"/>
      <style:map style:condition="cell-content()=&quot;Follows&quot;" style:apply-style-name="Light_20_orange_20_bg" style:base-cell-address="Inputs.G67"/>
      <style:map style:condition="cell-content()=&quot;Buffers&quot;" style:apply-style-name="Yellow_20_bg" style:base-cell-address="Inputs.G67"/>
      <style:map style:condition="cell-content()=&quot;Mutual&quot;" style:apply-style-name="Light_20_blue_20_bg" style:base-cell-address="Inputs.G67"/>
      <style:map style:condition="cell-content()=&quot;Special&quot;" style:apply-style-name="Green_20_bg" style:base-cell-address="Inputs.G67"/>
      <style:map style:condition="cell-content()=&quot;Prereq&quot;" style:apply-style-name="Blue_20_bg" style:base-cell-address="Inputs.G67"/>
      <style:map style:condition="cell-content()=&quot;Impossible?&quot;" style:apply-style-name="Light_20_gray_20_bg" style:base-cell-address="Inputs.G67"/>
      <style:map style:condition="cell-content()=&quot;§§§&quot;" style:apply-style-name="Dark_20_gray_20_bg" style:base-cell-address="Inputs.G67"/>
      <style:map style:condition="cell-content()=&quot;???&quot;" style:apply-style-name="Purple_20_bg" style:base-cell-address="Inputs.G67"/>
      <style:map style:condition="cell-content()=&quot;No effect&quot;" style:apply-style-name="Light_20_gray_20_bg" style:base-cell-address="Inputs.G67"/>
    </style:style>
    <style:style style:name="ce115" style:family="table-cell" style:parent-style-name="Default">
      <style:table-cell-properties style:shrink-to-fit="true"/>
      <style:map style:condition="cell-content()=&quot;Cancels&quot;" style:apply-style-name="Red_20_bg" style:base-cell-address="Inputs.G2"/>
      <style:map style:condition="cell-content()=&quot;Follows&quot;" style:apply-style-name="Light_20_orange_20_bg" style:base-cell-address="Inputs.G2"/>
      <style:map style:condition="cell-content()=&quot;Buffers&quot;" style:apply-style-name="Yellow_20_bg" style:base-cell-address="Inputs.G2"/>
      <style:map style:condition="cell-content()=&quot;Mutual&quot;" style:apply-style-name="Light_20_blue_20_bg" style:base-cell-address="Inputs.G2"/>
      <style:map style:condition="cell-content()=&quot;Special&quot;" style:apply-style-name="Green_20_bg" style:base-cell-address="Inputs.G2"/>
      <style:map style:condition="cell-content()=&quot;Prereq&quot;" style:apply-style-name="Blue_20_bg" style:base-cell-address="Inputs.G2"/>
      <style:map style:condition="cell-content()=&quot;Impossible?&quot;" style:apply-style-name="Light_20_gray_20_bg" style:base-cell-address="Inputs.G2"/>
      <style:map style:condition="cell-content()=&quot;§§§&quot;" style:apply-style-name="Dark_20_gray_20_bg" style:base-cell-address="Inputs.G2"/>
      <style:map style:condition="cell-content()=&quot;???&quot;" style:apply-style-name="Purple_20_bg" style:base-cell-address="Inputs.G2"/>
      <style:map style:condition="cell-content()=&quot;No effect&quot;" style:apply-style-name="Light_20_gray_20_bg" style:base-cell-address="Inputs.G2"/>
    </style:style>
    <style:style style:name="ce116" style:family="table-cell" style:parent-style-name="Default">
      <style:table-cell-properties style:shrink-to-fit="true"/>
      <style:map style:condition="cell-content()=&quot;Cancels&quot;" style:apply-style-name="Red_20_bg" style:base-cell-address="Inputs.G67"/>
      <style:map style:condition="cell-content()=&quot;Follows&quot;" style:apply-style-name="Light_20_orange_20_bg" style:base-cell-address="Inputs.G67"/>
      <style:map style:condition="cell-content()=&quot;Buffers&quot;" style:apply-style-name="Yellow_20_bg" style:base-cell-address="Inputs.G67"/>
      <style:map style:condition="cell-content()=&quot;Mutual&quot;" style:apply-style-name="Light_20_blue_20_bg" style:base-cell-address="Inputs.G67"/>
      <style:map style:condition="cell-content()=&quot;Special&quot;" style:apply-style-name="Green_20_bg" style:base-cell-address="Inputs.G67"/>
      <style:map style:condition="cell-content()=&quot;Prereq&quot;" style:apply-style-name="Blue_20_bg" style:base-cell-address="Inputs.G67"/>
      <style:map style:condition="cell-content()=&quot;Impossible?&quot;" style:apply-style-name="Light_20_gray_20_bg" style:base-cell-address="Inputs.G67"/>
      <style:map style:condition="cell-content()=&quot;§§§&quot;" style:apply-style-name="Dark_20_gray_20_bg" style:base-cell-address="Inputs.G67"/>
      <style:map style:condition="cell-content()=&quot;???&quot;" style:apply-style-name="Purple_20_bg" style:base-cell-address="Inputs.G67"/>
      <style:map style:condition="cell-content()=&quot;No effect&quot;" style:apply-style-name="Light_20_gray_20_bg" style:base-cell-address="Inputs.G67"/>
    </style:style>
    <style:style style:name="ce117" style:family="table-cell" style:parent-style-name="Default">
      <style:table-cell-properties style:shrink-to-fit="true"/>
      <style:map style:condition="cell-content()=&quot;Cancels&quot;" style:apply-style-name="Red_20_bg" style:base-cell-address="Inputs.G2"/>
      <style:map style:condition="cell-content()=&quot;Follows&quot;" style:apply-style-name="Light_20_orange_20_bg" style:base-cell-address="Inputs.G2"/>
      <style:map style:condition="cell-content()=&quot;Buffers&quot;" style:apply-style-name="Yellow_20_bg" style:base-cell-address="Inputs.G2"/>
      <style:map style:condition="cell-content()=&quot;Mutual&quot;" style:apply-style-name="Light_20_blue_20_bg" style:base-cell-address="Inputs.G2"/>
      <style:map style:condition="cell-content()=&quot;Special&quot;" style:apply-style-name="Green_20_bg" style:base-cell-address="Inputs.G2"/>
      <style:map style:condition="cell-content()=&quot;Prereq&quot;" style:apply-style-name="Blue_20_bg" style:base-cell-address="Inputs.G2"/>
      <style:map style:condition="cell-content()=&quot;Impossible?&quot;" style:apply-style-name="Light_20_gray_20_bg" style:base-cell-address="Inputs.G2"/>
      <style:map style:condition="cell-content()=&quot;§§§&quot;" style:apply-style-name="Dark_20_gray_20_bg" style:base-cell-address="Inputs.G2"/>
      <style:map style:condition="cell-content()=&quot;???&quot;" style:apply-style-name="Purple_20_bg" style:base-cell-address="Inputs.G2"/>
      <style:map style:condition="cell-content()=&quot;No effect&quot;" style:apply-style-name="Light_20_gray_20_bg" style:base-cell-address="Inputs.G2"/>
    </style:style>
    <style:style style:name="ce118" style:family="table-cell" style:parent-style-name="Default">
      <style:table-cell-properties style:shrink-to-fit="true"/>
      <style:map style:condition="cell-content()=&quot;Cancels&quot;" style:apply-style-name="Red_20_bg" style:base-cell-address="Inputs.G67"/>
      <style:map style:condition="cell-content()=&quot;Follows&quot;" style:apply-style-name="Light_20_orange_20_bg" style:base-cell-address="Inputs.G67"/>
      <style:map style:condition="cell-content()=&quot;Buffers&quot;" style:apply-style-name="Yellow_20_bg" style:base-cell-address="Inputs.G67"/>
      <style:map style:condition="cell-content()=&quot;Mutual&quot;" style:apply-style-name="Light_20_blue_20_bg" style:base-cell-address="Inputs.G67"/>
      <style:map style:condition="cell-content()=&quot;Special&quot;" style:apply-style-name="Green_20_bg" style:base-cell-address="Inputs.G67"/>
      <style:map style:condition="cell-content()=&quot;Prereq&quot;" style:apply-style-name="Blue_20_bg" style:base-cell-address="Inputs.G67"/>
      <style:map style:condition="cell-content()=&quot;Impossible?&quot;" style:apply-style-name="Light_20_gray_20_bg" style:base-cell-address="Inputs.G67"/>
      <style:map style:condition="cell-content()=&quot;§§§&quot;" style:apply-style-name="Dark_20_gray_20_bg" style:base-cell-address="Inputs.G67"/>
      <style:map style:condition="cell-content()=&quot;???&quot;" style:apply-style-name="Purple_20_bg" style:base-cell-address="Inputs.G67"/>
      <style:map style:condition="cell-content()=&quot;No effect&quot;" style:apply-style-name="Light_20_gray_20_bg" style:base-cell-address="Inputs.G67"/>
    </style:style>
    <style:style style:name="ce119" style:family="table-cell" style:parent-style-name="Default">
      <style:table-cell-properties style:shrink-to-fit="true"/>
      <style:map style:condition="cell-content()=&quot;Cancels&quot;" style:apply-style-name="Red_20_bg" style:base-cell-address="Inputs.S2"/>
      <style:map style:condition="cell-content()=&quot;Follows&quot;" style:apply-style-name="Light_20_orange_20_bg" style:base-cell-address="Inputs.S2"/>
      <style:map style:condition="cell-content()=&quot;Buffers&quot;" style:apply-style-name="Yellow_20_bg" style:base-cell-address="Inputs.S2"/>
      <style:map style:condition="cell-content()=&quot;Mutual&quot;" style:apply-style-name="Light_20_blue_20_bg" style:base-cell-address="Inputs.S2"/>
      <style:map style:condition="cell-content()=&quot;Special&quot;" style:apply-style-name="Green_20_bg" style:base-cell-address="Inputs.S2"/>
      <style:map style:condition="cell-content()=&quot;Prereq&quot;" style:apply-style-name="Blue_20_bg" style:base-cell-address="Inputs.S2"/>
      <style:map style:condition="cell-content()=&quot;Impossible?&quot;" style:apply-style-name="Light_20_gray_20_bg" style:base-cell-address="Inputs.S2"/>
      <style:map style:condition="cell-content()=&quot;§§§&quot;" style:apply-style-name="Dark_20_gray_20_bg" style:base-cell-address="Inputs.S2"/>
      <style:map style:condition="cell-content()=&quot;???&quot;" style:apply-style-name="Purple_20_bg" style:base-cell-address="Inputs.S2"/>
      <style:map style:condition="cell-content()=&quot;No effect&quot;" style:apply-style-name="Light_20_gray_20_bg" style:base-cell-address="Inputs.S2"/>
    </style:style>
    <style:style style:name="ce120" style:family="table-cell" style:parent-style-name="Default">
      <style:table-cell-properties style:shrink-to-fit="true"/>
      <style:map style:condition="cell-content()=&quot;Cancels&quot;" style:apply-style-name="Red_20_bg" style:base-cell-address="Inputs.S67"/>
      <style:map style:condition="cell-content()=&quot;Follows&quot;" style:apply-style-name="Light_20_orange_20_bg" style:base-cell-address="Inputs.S67"/>
      <style:map style:condition="cell-content()=&quot;Buffers&quot;" style:apply-style-name="Yellow_20_bg" style:base-cell-address="Inputs.S67"/>
      <style:map style:condition="cell-content()=&quot;Mutual&quot;" style:apply-style-name="Light_20_blue_20_bg" style:base-cell-address="Inputs.S67"/>
      <style:map style:condition="cell-content()=&quot;Special&quot;" style:apply-style-name="Green_20_bg" style:base-cell-address="Inputs.S67"/>
      <style:map style:condition="cell-content()=&quot;Prereq&quot;" style:apply-style-name="Blue_20_bg" style:base-cell-address="Inputs.S67"/>
      <style:map style:condition="cell-content()=&quot;Impossible?&quot;" style:apply-style-name="Light_20_gray_20_bg" style:base-cell-address="Inputs.S67"/>
      <style:map style:condition="cell-content()=&quot;§§§&quot;" style:apply-style-name="Dark_20_gray_20_bg" style:base-cell-address="Inputs.S67"/>
      <style:map style:condition="cell-content()=&quot;???&quot;" style:apply-style-name="Purple_20_bg" style:base-cell-address="Inputs.S67"/>
      <style:map style:condition="cell-content()=&quot;No effect&quot;" style:apply-style-name="Light_20_gray_20_bg" style:base-cell-address="Inputs.S67"/>
    </style:style>
    <style:style style:name="ce121" style:family="table-cell" style:parent-style-name="Default">
      <style:table-cell-properties style:shrink-to-fit="true"/>
      <style:map style:condition="cell-content()=&quot;Cancels&quot;" style:apply-style-name="Red_20_bg" style:base-cell-address="Inputs.S2"/>
      <style:map style:condition="cell-content()=&quot;Follows&quot;" style:apply-style-name="Light_20_orange_20_bg" style:base-cell-address="Inputs.S2"/>
      <style:map style:condition="cell-content()=&quot;Buffers&quot;" style:apply-style-name="Yellow_20_bg" style:base-cell-address="Inputs.S2"/>
      <style:map style:condition="cell-content()=&quot;Mutual&quot;" style:apply-style-name="Light_20_blue_20_bg" style:base-cell-address="Inputs.S2"/>
      <style:map style:condition="cell-content()=&quot;Special&quot;" style:apply-style-name="Green_20_bg" style:base-cell-address="Inputs.S2"/>
      <style:map style:condition="cell-content()=&quot;Prereq&quot;" style:apply-style-name="Blue_20_bg" style:base-cell-address="Inputs.S2"/>
      <style:map style:condition="cell-content()=&quot;Impossible?&quot;" style:apply-style-name="Light_20_gray_20_bg" style:base-cell-address="Inputs.S2"/>
      <style:map style:condition="cell-content()=&quot;§§§&quot;" style:apply-style-name="Dark_20_gray_20_bg" style:base-cell-address="Inputs.S2"/>
      <style:map style:condition="cell-content()=&quot;???&quot;" style:apply-style-name="Purple_20_bg" style:base-cell-address="Inputs.S2"/>
      <style:map style:condition="cell-content()=&quot;No effect&quot;" style:apply-style-name="Light_20_gray_20_bg" style:base-cell-address="Inputs.S2"/>
    </style:style>
    <style:style style:name="ce122" style:family="table-cell" style:parent-style-name="Default">
      <style:table-cell-properties style:shrink-to-fit="true"/>
      <style:map style:condition="cell-content()=&quot;Cancels&quot;" style:apply-style-name="Red_20_bg" style:base-cell-address="Inputs.S67"/>
      <style:map style:condition="cell-content()=&quot;Follows&quot;" style:apply-style-name="Light_20_orange_20_bg" style:base-cell-address="Inputs.S67"/>
      <style:map style:condition="cell-content()=&quot;Buffers&quot;" style:apply-style-name="Yellow_20_bg" style:base-cell-address="Inputs.S67"/>
      <style:map style:condition="cell-content()=&quot;Mutual&quot;" style:apply-style-name="Light_20_blue_20_bg" style:base-cell-address="Inputs.S67"/>
      <style:map style:condition="cell-content()=&quot;Special&quot;" style:apply-style-name="Green_20_bg" style:base-cell-address="Inputs.S67"/>
      <style:map style:condition="cell-content()=&quot;Prereq&quot;" style:apply-style-name="Blue_20_bg" style:base-cell-address="Inputs.S67"/>
      <style:map style:condition="cell-content()=&quot;Impossible?&quot;" style:apply-style-name="Light_20_gray_20_bg" style:base-cell-address="Inputs.S67"/>
      <style:map style:condition="cell-content()=&quot;§§§&quot;" style:apply-style-name="Dark_20_gray_20_bg" style:base-cell-address="Inputs.S67"/>
      <style:map style:condition="cell-content()=&quot;???&quot;" style:apply-style-name="Purple_20_bg" style:base-cell-address="Inputs.S67"/>
      <style:map style:condition="cell-content()=&quot;No effect&quot;" style:apply-style-name="Light_20_gray_20_bg" style:base-cell-address="Inputs.S67"/>
    </style:style>
    <style:style style:name="ce123" style:family="table-cell" style:parent-style-name="Default">
      <style:table-cell-properties style:shrink-to-fit="true"/>
      <style:map style:condition="cell-content()=&quot;Cancels&quot;" style:apply-style-name="Red_20_bg" style:base-cell-address="Inputs.S2"/>
      <style:map style:condition="cell-content()=&quot;Follows&quot;" style:apply-style-name="Light_20_orange_20_bg" style:base-cell-address="Inputs.S2"/>
      <style:map style:condition="cell-content()=&quot;Buffers&quot;" style:apply-style-name="Yellow_20_bg" style:base-cell-address="Inputs.S2"/>
      <style:map style:condition="cell-content()=&quot;Mutual&quot;" style:apply-style-name="Light_20_blue_20_bg" style:base-cell-address="Inputs.S2"/>
      <style:map style:condition="cell-content()=&quot;Special&quot;" style:apply-style-name="Green_20_bg" style:base-cell-address="Inputs.S2"/>
      <style:map style:condition="cell-content()=&quot;Prereq&quot;" style:apply-style-name="Blue_20_bg" style:base-cell-address="Inputs.S2"/>
      <style:map style:condition="cell-content()=&quot;Impossible?&quot;" style:apply-style-name="Light_20_gray_20_bg" style:base-cell-address="Inputs.S2"/>
      <style:map style:condition="cell-content()=&quot;§§§&quot;" style:apply-style-name="Dark_20_gray_20_bg" style:base-cell-address="Inputs.S2"/>
      <style:map style:condition="cell-content()=&quot;???&quot;" style:apply-style-name="Purple_20_bg" style:base-cell-address="Inputs.S2"/>
      <style:map style:condition="cell-content()=&quot;No effect&quot;" style:apply-style-name="Light_20_gray_20_bg" style:base-cell-address="Inputs.S2"/>
    </style:style>
    <style:style style:name="ce124" style:family="table-cell" style:parent-style-name="Default">
      <style:table-cell-properties style:shrink-to-fit="true"/>
      <style:map style:condition="cell-content()=&quot;Cancels&quot;" style:apply-style-name="Red_20_bg" style:base-cell-address="Inputs.S67"/>
      <style:map style:condition="cell-content()=&quot;Follows&quot;" style:apply-style-name="Light_20_orange_20_bg" style:base-cell-address="Inputs.S67"/>
      <style:map style:condition="cell-content()=&quot;Buffers&quot;" style:apply-style-name="Yellow_20_bg" style:base-cell-address="Inputs.S67"/>
      <style:map style:condition="cell-content()=&quot;Mutual&quot;" style:apply-style-name="Light_20_blue_20_bg" style:base-cell-address="Inputs.S67"/>
      <style:map style:condition="cell-content()=&quot;Special&quot;" style:apply-style-name="Green_20_bg" style:base-cell-address="Inputs.S67"/>
      <style:map style:condition="cell-content()=&quot;Prereq&quot;" style:apply-style-name="Blue_20_bg" style:base-cell-address="Inputs.S67"/>
      <style:map style:condition="cell-content()=&quot;Impossible?&quot;" style:apply-style-name="Light_20_gray_20_bg" style:base-cell-address="Inputs.S67"/>
      <style:map style:condition="cell-content()=&quot;§§§&quot;" style:apply-style-name="Dark_20_gray_20_bg" style:base-cell-address="Inputs.S67"/>
      <style:map style:condition="cell-content()=&quot;???&quot;" style:apply-style-name="Purple_20_bg" style:base-cell-address="Inputs.S67"/>
      <style:map style:condition="cell-content()=&quot;No effect&quot;" style:apply-style-name="Light_20_gray_20_bg" style:base-cell-address="Inputs.S67"/>
    </style:style>
    <style:style style:name="ce224" style:family="table-cell" style:parent-style-name="Default">
      <style:table-cell-properties fo:background-color="#e6e6ff" fo:border="0.74pt solid #000000" style:shrink-to-fit="false"/>
      <style:text-properties fo:font-weight="bold" style:font-weight-asian="bold" style:font-weight-complex="bold"/>
    </style:style>
    <style:style style:name="ce126" style:family="table-cell" style:parent-style-name="Default">
      <style:table-cell-properties style:shrink-to-fit="true"/>
      <style:map style:condition="cell-content()=&quot;Cancels&quot;" style:apply-style-name="Red_20_bg" style:base-cell-address="Inputs.S2"/>
      <style:map style:condition="cell-content()=&quot;Follows&quot;" style:apply-style-name="Light_20_orange_20_bg" style:base-cell-address="Inputs.S2"/>
      <style:map style:condition="cell-content()=&quot;Buffers&quot;" style:apply-style-name="Yellow_20_bg" style:base-cell-address="Inputs.S2"/>
      <style:map style:condition="cell-content()=&quot;Mutual&quot;" style:apply-style-name="Light_20_blue_20_bg" style:base-cell-address="Inputs.S2"/>
      <style:map style:condition="cell-content()=&quot;Special&quot;" style:apply-style-name="Green_20_bg" style:base-cell-address="Inputs.S2"/>
      <style:map style:condition="cell-content()=&quot;Prereq&quot;" style:apply-style-name="Blue_20_bg" style:base-cell-address="Inputs.S2"/>
      <style:map style:condition="cell-content()=&quot;Impossible?&quot;" style:apply-style-name="Light_20_gray_20_bg" style:base-cell-address="Inputs.S2"/>
      <style:map style:condition="cell-content()=&quot;§§§&quot;" style:apply-style-name="Dark_20_gray_20_bg" style:base-cell-address="Inputs.S2"/>
      <style:map style:condition="cell-content()=&quot;???&quot;" style:apply-style-name="Purple_20_bg" style:base-cell-address="Inputs.S2"/>
      <style:map style:condition="cell-content()=&quot;No effect&quot;" style:apply-style-name="Light_20_gray_20_bg" style:base-cell-address="Inputs.S2"/>
    </style:style>
    <style:style style:name="ce127" style:family="table-cell" style:parent-style-name="Default">
      <style:table-cell-properties style:shrink-to-fit="true"/>
      <style:text-properties fo:font-weight="bold" style:font-weight-asian="bold" style:font-weight-complex="bold"/>
      <style:map style:condition="cell-content()=&quot;Cancels&quot;" style:apply-style-name="Red_20_bg" style:base-cell-address="Inputs.V4"/>
      <style:map style:condition="cell-content()=&quot;Follows&quot;" style:apply-style-name="Light_20_orange_20_bg" style:base-cell-address="Inputs.V4"/>
      <style:map style:condition="cell-content()=&quot;Buffers&quot;" style:apply-style-name="Yellow_20_bg" style:base-cell-address="Inputs.V4"/>
      <style:map style:condition="cell-content()=&quot;Mutual&quot;" style:apply-style-name="Light_20_blue_20_bg" style:base-cell-address="Inputs.V4"/>
      <style:map style:condition="cell-content()=&quot;Special&quot;" style:apply-style-name="Green_20_bg" style:base-cell-address="Inputs.V4"/>
      <style:map style:condition="cell-content()=&quot;Prereq&quot;" style:apply-style-name="Blue_20_bg" style:base-cell-address="Inputs.V4"/>
      <style:map style:condition="cell-content()=&quot;Impossible?&quot;" style:apply-style-name="Light_20_gray_20_bg" style:base-cell-address="Inputs.V4"/>
      <style:map style:condition="cell-content()=&quot;§§§&quot;" style:apply-style-name="Dark_20_gray_20_bg" style:base-cell-address="Inputs.V4"/>
      <style:map style:condition="cell-content()=&quot;???&quot;" style:apply-style-name="Purple_20_bg" style:base-cell-address="Inputs.V4"/>
      <style:map style:condition="cell-content()=&quot;No effect&quot;" style:apply-style-name="Light_20_gray_20_bg" style:base-cell-address="Inputs.V4"/>
    </style:style>
    <style:style style:name="ce128" style:family="table-cell" style:parent-style-name="Default">
      <style:table-cell-properties style:shrink-to-fit="true"/>
      <style:map style:condition="cell-content()=&quot;Cancels&quot;" style:apply-style-name="Red_20_bg" style:base-cell-address="Inputs.V4"/>
      <style:map style:condition="cell-content()=&quot;Follows&quot;" style:apply-style-name="Light_20_orange_20_bg" style:base-cell-address="Inputs.V4"/>
      <style:map style:condition="cell-content()=&quot;Buffers&quot;" style:apply-style-name="Yellow_20_bg" style:base-cell-address="Inputs.V4"/>
      <style:map style:condition="cell-content()=&quot;Mutual&quot;" style:apply-style-name="Light_20_blue_20_bg" style:base-cell-address="Inputs.V4"/>
      <style:map style:condition="cell-content()=&quot;Special&quot;" style:apply-style-name="Green_20_bg" style:base-cell-address="Inputs.V4"/>
      <style:map style:condition="cell-content()=&quot;Prereq&quot;" style:apply-style-name="Blue_20_bg" style:base-cell-address="Inputs.V4"/>
      <style:map style:condition="cell-content()=&quot;Impossible?&quot;" style:apply-style-name="Light_20_gray_20_bg" style:base-cell-address="Inputs.V4"/>
      <style:map style:condition="cell-content()=&quot;§§§&quot;" style:apply-style-name="Dark_20_gray_20_bg" style:base-cell-address="Inputs.V4"/>
      <style:map style:condition="cell-content()=&quot;???&quot;" style:apply-style-name="Purple_20_bg" style:base-cell-address="Inputs.V4"/>
      <style:map style:condition="cell-content()=&quot;No effect&quot;" style:apply-style-name="Light_20_gray_20_bg" style:base-cell-address="Inputs.V4"/>
    </style:style>
    <style:style style:name="ce129" style:family="table-cell" style:parent-style-name="Default">
      <style:map style:condition="cell-content()=&quot;Cancels&quot;" style:apply-style-name="Red_20_bg" style:base-cell-address="Inputs.V4"/>
      <style:map style:condition="cell-content()=&quot;Follows&quot;" style:apply-style-name="Light_20_orange_20_bg" style:base-cell-address="Inputs.V4"/>
      <style:map style:condition="cell-content()=&quot;Buffers&quot;" style:apply-style-name="Yellow_20_bg" style:base-cell-address="Inputs.V4"/>
      <style:map style:condition="cell-content()=&quot;Mutual&quot;" style:apply-style-name="Light_20_blue_20_bg" style:base-cell-address="Inputs.V4"/>
      <style:map style:condition="cell-content()=&quot;Special&quot;" style:apply-style-name="Green_20_bg" style:base-cell-address="Inputs.V4"/>
      <style:map style:condition="cell-content()=&quot;Prereq&quot;" style:apply-style-name="Blue_20_bg" style:base-cell-address="Inputs.V4"/>
      <style:map style:condition="cell-content()=&quot;Impossible?&quot;" style:apply-style-name="Light_20_gray_20_bg" style:base-cell-address="Inputs.V4"/>
      <style:map style:condition="cell-content()=&quot;§§§&quot;" style:apply-style-name="Dark_20_gray_20_bg" style:base-cell-address="Inputs.V4"/>
      <style:map style:condition="cell-content()=&quot;???&quot;" style:apply-style-name="Purple_20_bg" style:base-cell-address="Inputs.V4"/>
      <style:map style:condition="cell-content()=&quot;No effect&quot;" style:apply-style-name="Light_20_gray_20_bg" style:base-cell-address="Inputs.V4"/>
    </style:style>
    <style:style style:name="ce130" style:family="table-cell" style:parent-style-name="Default">
      <style:table-cell-properties style:shrink-to-fit="true"/>
      <style:text-properties fo:font-style="italic" style:font-style-asian="italic" style:font-style-complex="italic"/>
      <style:map style:condition="cell-content()=&quot;Cancels&quot;" style:apply-style-name="Red_20_bg" style:base-cell-address="Inputs.V4"/>
      <style:map style:condition="cell-content()=&quot;Follows&quot;" style:apply-style-name="Light_20_orange_20_bg" style:base-cell-address="Inputs.V4"/>
      <style:map style:condition="cell-content()=&quot;Buffers&quot;" style:apply-style-name="Yellow_20_bg" style:base-cell-address="Inputs.V4"/>
      <style:map style:condition="cell-content()=&quot;Mutual&quot;" style:apply-style-name="Light_20_blue_20_bg" style:base-cell-address="Inputs.V4"/>
      <style:map style:condition="cell-content()=&quot;Special&quot;" style:apply-style-name="Green_20_bg" style:base-cell-address="Inputs.V4"/>
      <style:map style:condition="cell-content()=&quot;Prereq&quot;" style:apply-style-name="Blue_20_bg" style:base-cell-address="Inputs.V4"/>
      <style:map style:condition="cell-content()=&quot;Impossible?&quot;" style:apply-style-name="Light_20_gray_20_bg" style:base-cell-address="Inputs.V4"/>
      <style:map style:condition="cell-content()=&quot;§§§&quot;" style:apply-style-name="Dark_20_gray_20_bg" style:base-cell-address="Inputs.V4"/>
      <style:map style:condition="cell-content()=&quot;???&quot;" style:apply-style-name="Purple_20_bg" style:base-cell-address="Inputs.V4"/>
      <style:map style:condition="cell-content()=&quot;No effect&quot;" style:apply-style-name="Light_20_gray_20_bg" style:base-cell-address="Inputs.V4"/>
    </style:style>
    <style:style style:name="ce132" style:family="table-cell" style:parent-style-name="Default">
      <style:map style:condition="cell-content()=&quot;Cancels&quot;" style:apply-style-name="Red_20_bg" style:base-cell-address="Inputs.S2"/>
      <style:map style:condition="cell-content()=&quot;Follows&quot;" style:apply-style-name="Light_20_orange_20_bg" style:base-cell-address="Inputs.S2"/>
      <style:map style:condition="cell-content()=&quot;Buffers&quot;" style:apply-style-name="Yellow_20_bg" style:base-cell-address="Inputs.S2"/>
      <style:map style:condition="cell-content()=&quot;Mutual&quot;" style:apply-style-name="Light_20_blue_20_bg" style:base-cell-address="Inputs.S2"/>
      <style:map style:condition="cell-content()=&quot;Special&quot;" style:apply-style-name="Green_20_bg" style:base-cell-address="Inputs.S2"/>
      <style:map style:condition="cell-content()=&quot;Prereq&quot;" style:apply-style-name="Blue_20_bg" style:base-cell-address="Inputs.S2"/>
      <style:map style:condition="cell-content()=&quot;Impossible?&quot;" style:apply-style-name="Light_20_gray_20_bg" style:base-cell-address="Inputs.S2"/>
      <style:map style:condition="cell-content()=&quot;§§§&quot;" style:apply-style-name="Dark_20_gray_20_bg" style:base-cell-address="Inputs.S2"/>
      <style:map style:condition="cell-content()=&quot;???&quot;" style:apply-style-name="Purple_20_bg" style:base-cell-address="Inputs.S2"/>
      <style:map style:condition="cell-content()=&quot;No effect&quot;" style:apply-style-name="Light_20_gray_20_bg" style:base-cell-address="Inputs.S2"/>
    </style:style>
    <style:style style:name="ce135" style:family="table-cell" style:parent-style-name="Default">
      <style:table-cell-properties style:shrink-to-fit="true"/>
      <style:map style:condition="cell-content()=&quot;Cancels&quot;" style:apply-style-name="Red_20_bg" style:base-cell-address="Inputs.V67"/>
      <style:map style:condition="cell-content()=&quot;Follows&quot;" style:apply-style-name="Light_20_orange_20_bg" style:base-cell-address="Inputs.V67"/>
      <style:map style:condition="cell-content()=&quot;Buffers&quot;" style:apply-style-name="Yellow_20_bg" style:base-cell-address="Inputs.V67"/>
      <style:map style:condition="cell-content()=&quot;Mutual&quot;" style:apply-style-name="Light_20_blue_20_bg" style:base-cell-address="Inputs.V67"/>
      <style:map style:condition="cell-content()=&quot;Special&quot;" style:apply-style-name="Green_20_bg" style:base-cell-address="Inputs.V67"/>
      <style:map style:condition="cell-content()=&quot;Prereq&quot;" style:apply-style-name="Blue_20_bg" style:base-cell-address="Inputs.V67"/>
      <style:map style:condition="cell-content()=&quot;Impossible?&quot;" style:apply-style-name="Light_20_gray_20_bg" style:base-cell-address="Inputs.V67"/>
      <style:map style:condition="cell-content()=&quot;§§§&quot;" style:apply-style-name="Dark_20_gray_20_bg" style:base-cell-address="Inputs.V67"/>
      <style:map style:condition="cell-content()=&quot;???&quot;" style:apply-style-name="Purple_20_bg" style:base-cell-address="Inputs.V67"/>
      <style:map style:condition="cell-content()=&quot;No effect&quot;" style:apply-style-name="Light_20_gray_20_bg" style:base-cell-address="Inputs.V67"/>
    </style:style>
    <style:style style:name="ce136" style:family="table-cell" style:parent-style-name="Default">
      <style:map style:condition="cell-content()=&quot;Cancels&quot;" style:apply-style-name="Red_20_bg" style:base-cell-address="Inputs.V67"/>
      <style:map style:condition="cell-content()=&quot;Follows&quot;" style:apply-style-name="Light_20_orange_20_bg" style:base-cell-address="Inputs.V67"/>
      <style:map style:condition="cell-content()=&quot;Buffers&quot;" style:apply-style-name="Yellow_20_bg" style:base-cell-address="Inputs.V67"/>
      <style:map style:condition="cell-content()=&quot;Mutual&quot;" style:apply-style-name="Light_20_blue_20_bg" style:base-cell-address="Inputs.V67"/>
      <style:map style:condition="cell-content()=&quot;Special&quot;" style:apply-style-name="Green_20_bg" style:base-cell-address="Inputs.V67"/>
      <style:map style:condition="cell-content()=&quot;Prereq&quot;" style:apply-style-name="Blue_20_bg" style:base-cell-address="Inputs.V67"/>
      <style:map style:condition="cell-content()=&quot;Impossible?&quot;" style:apply-style-name="Light_20_gray_20_bg" style:base-cell-address="Inputs.V67"/>
      <style:map style:condition="cell-content()=&quot;§§§&quot;" style:apply-style-name="Dark_20_gray_20_bg" style:base-cell-address="Inputs.V67"/>
      <style:map style:condition="cell-content()=&quot;???&quot;" style:apply-style-name="Purple_20_bg" style:base-cell-address="Inputs.V67"/>
      <style:map style:condition="cell-content()=&quot;No effect&quot;" style:apply-style-name="Light_20_gray_20_bg" style:base-cell-address="Inputs.V67"/>
    </style:style>
    <style:style style:name="ce138" style:family="table-cell" style:parent-style-name="Default">
      <style:table-cell-properties style:shrink-to-fit="true"/>
      <style:text-properties fo:font-style="italic" style:font-style-asian="italic" style:font-style-complex="italic"/>
      <style:map style:condition="cell-content()=&quot;Cancels&quot;" style:apply-style-name="Red_20_bg" style:base-cell-address="Inputs.V67"/>
      <style:map style:condition="cell-content()=&quot;Follows&quot;" style:apply-style-name="Light_20_orange_20_bg" style:base-cell-address="Inputs.V67"/>
      <style:map style:condition="cell-content()=&quot;Buffers&quot;" style:apply-style-name="Yellow_20_bg" style:base-cell-address="Inputs.V67"/>
      <style:map style:condition="cell-content()=&quot;Mutual&quot;" style:apply-style-name="Light_20_blue_20_bg" style:base-cell-address="Inputs.V67"/>
      <style:map style:condition="cell-content()=&quot;Special&quot;" style:apply-style-name="Green_20_bg" style:base-cell-address="Inputs.V67"/>
      <style:map style:condition="cell-content()=&quot;Prereq&quot;" style:apply-style-name="Blue_20_bg" style:base-cell-address="Inputs.V67"/>
      <style:map style:condition="cell-content()=&quot;Impossible?&quot;" style:apply-style-name="Light_20_gray_20_bg" style:base-cell-address="Inputs.V67"/>
      <style:map style:condition="cell-content()=&quot;§§§&quot;" style:apply-style-name="Dark_20_gray_20_bg" style:base-cell-address="Inputs.V67"/>
      <style:map style:condition="cell-content()=&quot;???&quot;" style:apply-style-name="Purple_20_bg" style:base-cell-address="Inputs.V67"/>
      <style:map style:condition="cell-content()=&quot;No effect&quot;" style:apply-style-name="Light_20_gray_20_bg" style:base-cell-address="Inputs.V67"/>
    </style:style>
    <style:style style:name="ce139" style:family="table-cell" style:parent-style-name="Default">
      <style:map style:condition="cell-content()=&quot;Cancels&quot;" style:apply-style-name="Red_20_bg" style:base-cell-address="Inputs.S67"/>
      <style:map style:condition="cell-content()=&quot;Follows&quot;" style:apply-style-name="Light_20_orange_20_bg" style:base-cell-address="Inputs.S67"/>
      <style:map style:condition="cell-content()=&quot;Buffers&quot;" style:apply-style-name="Yellow_20_bg" style:base-cell-address="Inputs.S67"/>
      <style:map style:condition="cell-content()=&quot;Mutual&quot;" style:apply-style-name="Light_20_blue_20_bg" style:base-cell-address="Inputs.S67"/>
      <style:map style:condition="cell-content()=&quot;Special&quot;" style:apply-style-name="Green_20_bg" style:base-cell-address="Inputs.S67"/>
      <style:map style:condition="cell-content()=&quot;Prereq&quot;" style:apply-style-name="Blue_20_bg" style:base-cell-address="Inputs.S67"/>
      <style:map style:condition="cell-content()=&quot;Impossible?&quot;" style:apply-style-name="Light_20_gray_20_bg" style:base-cell-address="Inputs.S67"/>
      <style:map style:condition="cell-content()=&quot;§§§&quot;" style:apply-style-name="Dark_20_gray_20_bg" style:base-cell-address="Inputs.S67"/>
      <style:map style:condition="cell-content()=&quot;???&quot;" style:apply-style-name="Purple_20_bg" style:base-cell-address="Inputs.S67"/>
      <style:map style:condition="cell-content()=&quot;No effect&quot;" style:apply-style-name="Light_20_gray_20_bg" style:base-cell-address="Inputs.S67"/>
    </style:style>
    <style:style style:name="ce140" style:family="table-cell" style:parent-style-name="Default">
      <style:table-cell-properties style:shrink-to-fit="true"/>
      <style:map style:condition="cell-content()=&quot;Cancels&quot;" style:apply-style-name="Red_20_bg" style:base-cell-address="Inputs.S67"/>
      <style:map style:condition="cell-content()=&quot;Follows&quot;" style:apply-style-name="Light_20_orange_20_bg" style:base-cell-address="Inputs.S67"/>
      <style:map style:condition="cell-content()=&quot;Buffers&quot;" style:apply-style-name="Yellow_20_bg" style:base-cell-address="Inputs.S67"/>
      <style:map style:condition="cell-content()=&quot;Mutual&quot;" style:apply-style-name="Light_20_blue_20_bg" style:base-cell-address="Inputs.S67"/>
      <style:map style:condition="cell-content()=&quot;Special&quot;" style:apply-style-name="Green_20_bg" style:base-cell-address="Inputs.S67"/>
      <style:map style:condition="cell-content()=&quot;Prereq&quot;" style:apply-style-name="Blue_20_bg" style:base-cell-address="Inputs.S67"/>
      <style:map style:condition="cell-content()=&quot;Impossible?&quot;" style:apply-style-name="Light_20_gray_20_bg" style:base-cell-address="Inputs.S67"/>
      <style:map style:condition="cell-content()=&quot;§§§&quot;" style:apply-style-name="Dark_20_gray_20_bg" style:base-cell-address="Inputs.S67"/>
      <style:map style:condition="cell-content()=&quot;???&quot;" style:apply-style-name="Purple_20_bg" style:base-cell-address="Inputs.S67"/>
      <style:map style:condition="cell-content()=&quot;No effect&quot;" style:apply-style-name="Light_20_gray_20_bg" style:base-cell-address="Inputs.S67"/>
    </style:style>
    <style:style style:name="ce141" style:family="table-cell" style:parent-style-name="Default">
      <style:table-cell-properties style:shrink-to-fit="true"/>
      <style:text-properties fo:font-style="italic" style:font-style-asian="italic" style:font-style-complex="italic"/>
      <style:map style:condition="cell-content()=&quot;Cancels&quot;" style:apply-style-name="Red_20_bg" style:base-cell-address="Inputs.S67"/>
      <style:map style:condition="cell-content()=&quot;Follows&quot;" style:apply-style-name="Light_20_orange_20_bg" style:base-cell-address="Inputs.S67"/>
      <style:map style:condition="cell-content()=&quot;Buffers&quot;" style:apply-style-name="Yellow_20_bg" style:base-cell-address="Inputs.S67"/>
      <style:map style:condition="cell-content()=&quot;Mutual&quot;" style:apply-style-name="Light_20_blue_20_bg" style:base-cell-address="Inputs.S67"/>
      <style:map style:condition="cell-content()=&quot;Special&quot;" style:apply-style-name="Green_20_bg" style:base-cell-address="Inputs.S67"/>
      <style:map style:condition="cell-content()=&quot;Prereq&quot;" style:apply-style-name="Blue_20_bg" style:base-cell-address="Inputs.S67"/>
      <style:map style:condition="cell-content()=&quot;Impossible?&quot;" style:apply-style-name="Light_20_gray_20_bg" style:base-cell-address="Inputs.S67"/>
      <style:map style:condition="cell-content()=&quot;§§§&quot;" style:apply-style-name="Dark_20_gray_20_bg" style:base-cell-address="Inputs.S67"/>
      <style:map style:condition="cell-content()=&quot;???&quot;" style:apply-style-name="Purple_20_bg" style:base-cell-address="Inputs.S67"/>
      <style:map style:condition="cell-content()=&quot;No effect&quot;" style:apply-style-name="Light_20_gray_20_bg" style:base-cell-address="Inputs.S67"/>
    </style:style>
    <style:style style:name="ce142" style:family="table-cell" style:parent-style-name="Default">
      <style:map style:condition="cell-content()=&quot;Cancels&quot;" style:apply-style-name="Red_20_bg" style:base-cell-address="Inputs.S67"/>
      <style:map style:condition="cell-content()=&quot;Follows&quot;" style:apply-style-name="Light_20_orange_20_bg" style:base-cell-address="Inputs.S67"/>
      <style:map style:condition="cell-content()=&quot;Buffers&quot;" style:apply-style-name="Yellow_20_bg" style:base-cell-address="Inputs.S67"/>
      <style:map style:condition="cell-content()=&quot;Mutual&quot;" style:apply-style-name="Light_20_blue_20_bg" style:base-cell-address="Inputs.S67"/>
      <style:map style:condition="cell-content()=&quot;Special&quot;" style:apply-style-name="Green_20_bg" style:base-cell-address="Inputs.S67"/>
      <style:map style:condition="cell-content()=&quot;Prereq&quot;" style:apply-style-name="Blue_20_bg" style:base-cell-address="Inputs.S67"/>
      <style:map style:condition="cell-content()=&quot;Impossible?&quot;" style:apply-style-name="Light_20_gray_20_bg" style:base-cell-address="Inputs.S67"/>
      <style:map style:condition="cell-content()=&quot;§§§&quot;" style:apply-style-name="Dark_20_gray_20_bg" style:base-cell-address="Inputs.S67"/>
      <style:map style:condition="cell-content()=&quot;???&quot;" style:apply-style-name="Purple_20_bg" style:base-cell-address="Inputs.S67"/>
      <style:map style:condition="cell-content()=&quot;No effect&quot;" style:apply-style-name="Light_20_gray_20_bg" style:base-cell-address="Inputs.S67"/>
    </style:style>
    <style:style style:name="ce143" style:family="table-cell" style:parent-style-name="Default">
      <style:table-cell-properties style:shrink-to-fit="true"/>
      <style:map style:condition="cell-content()=&quot;Cancels&quot;" style:apply-style-name="Red_20_bg" style:base-cell-address="Inputs.S2"/>
      <style:map style:condition="cell-content()=&quot;Follows&quot;" style:apply-style-name="Light_20_orange_20_bg" style:base-cell-address="Inputs.S2"/>
      <style:map style:condition="cell-content()=&quot;Buffers&quot;" style:apply-style-name="Yellow_20_bg" style:base-cell-address="Inputs.S2"/>
      <style:map style:condition="cell-content()=&quot;Mutual&quot;" style:apply-style-name="Light_20_blue_20_bg" style:base-cell-address="Inputs.S2"/>
      <style:map style:condition="cell-content()=&quot;Special&quot;" style:apply-style-name="Green_20_bg" style:base-cell-address="Inputs.S2"/>
      <style:map style:condition="cell-content()=&quot;Prereq&quot;" style:apply-style-name="Blue_20_bg" style:base-cell-address="Inputs.S2"/>
      <style:map style:condition="cell-content()=&quot;Impossible?&quot;" style:apply-style-name="Light_20_gray_20_bg" style:base-cell-address="Inputs.S2"/>
      <style:map style:condition="cell-content()=&quot;§§§&quot;" style:apply-style-name="Dark_20_gray_20_bg" style:base-cell-address="Inputs.S2"/>
      <style:map style:condition="cell-content()=&quot;???&quot;" style:apply-style-name="Purple_20_bg" style:base-cell-address="Inputs.S2"/>
      <style:map style:condition="cell-content()=&quot;No effect&quot;" style:apply-style-name="Light_20_gray_20_bg" style:base-cell-address="Inputs.S2"/>
    </style:style>
    <style:style style:name="ce144" style:family="table-cell" style:parent-style-name="Default">
      <style:table-cell-properties style:shrink-to-fit="true"/>
      <style:map style:condition="cell-content()=&quot;Cancels&quot;" style:apply-style-name="Red_20_bg" style:base-cell-address="Inputs.S67"/>
      <style:map style:condition="cell-content()=&quot;Follows&quot;" style:apply-style-name="Light_20_orange_20_bg" style:base-cell-address="Inputs.S67"/>
      <style:map style:condition="cell-content()=&quot;Buffers&quot;" style:apply-style-name="Yellow_20_bg" style:base-cell-address="Inputs.S67"/>
      <style:map style:condition="cell-content()=&quot;Mutual&quot;" style:apply-style-name="Light_20_blue_20_bg" style:base-cell-address="Inputs.S67"/>
      <style:map style:condition="cell-content()=&quot;Special&quot;" style:apply-style-name="Green_20_bg" style:base-cell-address="Inputs.S67"/>
      <style:map style:condition="cell-content()=&quot;Prereq&quot;" style:apply-style-name="Blue_20_bg" style:base-cell-address="Inputs.S67"/>
      <style:map style:condition="cell-content()=&quot;Impossible?&quot;" style:apply-style-name="Light_20_gray_20_bg" style:base-cell-address="Inputs.S67"/>
      <style:map style:condition="cell-content()=&quot;§§§&quot;" style:apply-style-name="Dark_20_gray_20_bg" style:base-cell-address="Inputs.S67"/>
      <style:map style:condition="cell-content()=&quot;???&quot;" style:apply-style-name="Purple_20_bg" style:base-cell-address="Inputs.S67"/>
      <style:map style:condition="cell-content()=&quot;No effect&quot;" style:apply-style-name="Light_20_gray_20_bg" style:base-cell-address="Inputs.S67"/>
    </style:style>
    <style:style style:name="ce145" style:family="table-cell" style:parent-style-name="Default">
      <style:table-cell-properties style:shrink-to-fit="true"/>
      <style:map style:condition="cell-content()=&quot;Cancels&quot;" style:apply-style-name="Red_20_bg" style:base-cell-address="Inputs.G2"/>
      <style:map style:condition="cell-content()=&quot;Follows&quot;" style:apply-style-name="Light_20_orange_20_bg" style:base-cell-address="Inputs.G2"/>
      <style:map style:condition="cell-content()=&quot;Buffers&quot;" style:apply-style-name="Yellow_20_bg" style:base-cell-address="Inputs.G2"/>
      <style:map style:condition="cell-content()=&quot;Mutual&quot;" style:apply-style-name="Light_20_blue_20_bg" style:base-cell-address="Inputs.G2"/>
      <style:map style:condition="cell-content()=&quot;Special&quot;" style:apply-style-name="Green_20_bg" style:base-cell-address="Inputs.G2"/>
      <style:map style:condition="cell-content()=&quot;Prereq&quot;" style:apply-style-name="Blue_20_bg" style:base-cell-address="Inputs.G2"/>
      <style:map style:condition="cell-content()=&quot;Impossible?&quot;" style:apply-style-name="Light_20_gray_20_bg" style:base-cell-address="Inputs.G2"/>
      <style:map style:condition="cell-content()=&quot;§§§&quot;" style:apply-style-name="Dark_20_gray_20_bg" style:base-cell-address="Inputs.G2"/>
      <style:map style:condition="cell-content()=&quot;???&quot;" style:apply-style-name="Purple_20_bg" style:base-cell-address="Inputs.G2"/>
      <style:map style:condition="cell-content()=&quot;No effect&quot;" style:apply-style-name="Light_20_gray_20_bg" style:base-cell-address="Inputs.G2"/>
    </style:style>
    <style:style style:name="ce146" style:family="table-cell" style:parent-style-name="Default">
      <style:table-cell-properties style:shrink-to-fit="true"/>
      <style:map style:condition="cell-content()=&quot;Cancels&quot;" style:apply-style-name="Red_20_bg" style:base-cell-address="Inputs.G67"/>
      <style:map style:condition="cell-content()=&quot;Follows&quot;" style:apply-style-name="Light_20_orange_20_bg" style:base-cell-address="Inputs.G67"/>
      <style:map style:condition="cell-content()=&quot;Buffers&quot;" style:apply-style-name="Yellow_20_bg" style:base-cell-address="Inputs.G67"/>
      <style:map style:condition="cell-content()=&quot;Mutual&quot;" style:apply-style-name="Light_20_blue_20_bg" style:base-cell-address="Inputs.G67"/>
      <style:map style:condition="cell-content()=&quot;Special&quot;" style:apply-style-name="Green_20_bg" style:base-cell-address="Inputs.G67"/>
      <style:map style:condition="cell-content()=&quot;Prereq&quot;" style:apply-style-name="Blue_20_bg" style:base-cell-address="Inputs.G67"/>
      <style:map style:condition="cell-content()=&quot;Impossible?&quot;" style:apply-style-name="Light_20_gray_20_bg" style:base-cell-address="Inputs.G67"/>
      <style:map style:condition="cell-content()=&quot;§§§&quot;" style:apply-style-name="Dark_20_gray_20_bg" style:base-cell-address="Inputs.G67"/>
      <style:map style:condition="cell-content()=&quot;???&quot;" style:apply-style-name="Purple_20_bg" style:base-cell-address="Inputs.G67"/>
      <style:map style:condition="cell-content()=&quot;No effect&quot;" style:apply-style-name="Light_20_gray_20_bg" style:base-cell-address="Inputs.G67"/>
    </style:style>
    <style:style style:name="ce272" style:family="table-cell" style:parent-style-name="Default">
      <style:table-cell-properties fo:background-color="#e6e6ff" fo:border="0.06pt solid #000000"/>
      <style:text-properties fo:font-weight="bold" style:font-weight-asian="bold" style:font-weight-complex="bold"/>
    </style:style>
    <style:style style:name="ce258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59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60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151" style:family="table-cell" style:parent-style-name="Default">
      <style:table-cell-properties fo:background-color="#ffcc99" fo:border="0.06pt solid #000000"/>
    </style:style>
    <style:style style:name="ce278" style:family="table-cell" style:parent-style-name="Default">
      <style:table-cell-properties fo:background-color="#99ccff" fo:border="0.06pt solid #000000"/>
    </style:style>
    <style:style style:name="ce153" style:family="table-cell" style:parent-style-name="Default">
      <style:table-cell-properties fo:background-color="#ccffff" fo:border="0.06pt solid #000000"/>
    </style:style>
    <style:style style:name="ce281" style:family="table-cell" style:parent-style-name="Default">
      <style:table-cell-properties fo:background-color="#e6e6e6" fo:border="0.06pt solid #000000"/>
    </style:style>
    <style:style style:name="ce155" style:family="table-cell" style:parent-style-name="Default">
      <style:table-cell-properties fo:background-color="#a6fda6" fo:border="0.06pt solid #000000"/>
    </style:style>
    <style:style style:name="ce156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5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149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58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59" style:family="table-cell" style:parent-style-name="Default">
      <style:table-cell-properties fo:border="none"/>
    </style:style>
    <style:style style:name="ce289" style:family="table-cell" style:parent-style-name="Default">
      <style:table-cell-properties fo:background-color="#cccccc" fo:border="0.06pt solid #000000"/>
    </style:style>
    <style:style style:name="ce290" style:family="table-cell" style:parent-style-name="Default">
      <style:table-cell-properties fo:background-color="#0000ff" fo:border="0.06pt solid #000000"/>
    </style:style>
    <style:style style:name="ce291" style:family="table-cell" style:parent-style-name="Default">
      <style:table-cell-properties fo:background-color="#00ae00" fo:border="0.06pt solid #000000"/>
    </style:style>
    <style:style style:name="ce292" style:family="table-cell" style:parent-style-name="Default">
      <style:table-cell-properties fo:background-color="#ff8080" fo:border="0.06pt solid #000000"/>
    </style:style>
    <style:style style:name="ce293" style:family="table-cell" style:parent-style-name="Default">
      <style:table-cell-properties fo:background-color="#ffff00" fo:border="0.06pt solid #000000"/>
    </style:style>
    <style:style style:name="ce294" style:family="table-cell" style:parent-style-name="Default">
      <style:table-cell-properties fo:background-color="#ff9966" fo:border="0.06pt solid #000000"/>
    </style:style>
    <style:style style:name="ce295" style:family="table-cell" style:parent-style-name="Default">
      <style:table-cell-properties fo:background-color="#9966cc" fo:border="0.06pt solid #000000"/>
    </style:style>
    <style:style style:name="ce296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7" style:family="table-cell" style:parent-style-name="Default">
      <style:table-cell-properties fo:background-color="#e6e6ff" fo:border="0.06pt solid #000000"/>
    </style:style>
    <style:style style:name="ce298" style:family="table-cell" style:parent-style-name="Default">
      <style:table-cell-properties fo:background-color="#e6e6ff" fo:border="0.99pt solid #000000"/>
    </style:style>
    <style:style style:name="ce299" style:family="table-cell" style:parent-style-name="Default">
      <style:table-cell-properties fo:background-color="#c2d2f9" fo:border="0.06pt solid #000000"/>
    </style:style>
    <style:style style:name="ce284" style:family="table-cell" style:parent-style-name="Default">
      <style:table-cell-properties fo:background-color="#00cccc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285" style:family="table-cell" style:parent-style-name="Default">
      <style:table-cell-properties style:shrink-to-fit="true"/>
      <style:map style:condition="cell-content()=&quot;Cancels&quot;" style:apply-style-name="Red_20_bg" style:base-cell-address="'Modifier List (Old)'.D2"/>
      <style:map style:condition="cell-content()=&quot;Follows&quot;" style:apply-style-name="Light_20_orange_20_bg" style:base-cell-address="'Modifier List (Old)'.D2"/>
      <style:map style:condition="cell-content()=&quot;Buffers&quot;" style:apply-style-name="Yellow_20_bg" style:base-cell-address="'Modifier List (Old)'.D2"/>
      <style:map style:condition="cell-content()=&quot;Mutual&quot;" style:apply-style-name="Light_20_blue_20_bg" style:base-cell-address="'Modifier List (Old)'.D2"/>
      <style:map style:condition="cell-content()=&quot;Special&quot;" style:apply-style-name="Green_20_bg" style:base-cell-address="'Modifier List (Old)'.D2"/>
      <style:map style:condition="cell-content()=&quot;Prereq&quot;" style:apply-style-name="Blue_20_bg" style:base-cell-address="'Modifier List (Old)'.D2"/>
      <style:map style:condition="cell-content()=&quot;Impossible?&quot;" style:apply-style-name="Light_20_gray_20_bg" style:base-cell-address="'Modifier List (Old)'.D2"/>
      <style:map style:condition="cell-content()=&quot;§§§&quot;" style:apply-style-name="Dark_20_gray_20_bg" style:base-cell-address="'Modifier List (Old)'.D2"/>
      <style:map style:condition="cell-content()=&quot;???&quot;" style:apply-style-name="Purple_20_bg" style:base-cell-address="'Modifier List (Old)'.D2"/>
      <style:map style:condition="cell-content()=&quot;No effect&quot;" style:apply-style-name="Light_20_gray_20_bg" style:base-cell-address="'Modifier List (Old)'.D2"/>
    </style:style>
    <style:style style:name="ce286" style:family="table-cell" style:parent-style-name="Default">
      <style:table-cell-properties style:shrink-to-fit="true"/>
      <style:map style:condition="cell-content()=&quot;Cancels&quot;" style:apply-style-name="Red_20_bg" style:base-cell-address="'Modifier List (Old)'.D35"/>
      <style:map style:condition="cell-content()=&quot;Follows&quot;" style:apply-style-name="Light_20_orange_20_bg" style:base-cell-address="'Modifier List (Old)'.D35"/>
      <style:map style:condition="cell-content()=&quot;Buffers&quot;" style:apply-style-name="Yellow_20_bg" style:base-cell-address="'Modifier List (Old)'.D35"/>
      <style:map style:condition="cell-content()=&quot;Mutual&quot;" style:apply-style-name="Light_20_blue_20_bg" style:base-cell-address="'Modifier List (Old)'.D35"/>
      <style:map style:condition="cell-content()=&quot;Special&quot;" style:apply-style-name="Green_20_bg" style:base-cell-address="'Modifier List (Old)'.D35"/>
      <style:map style:condition="cell-content()=&quot;Prereq&quot;" style:apply-style-name="Blue_20_bg" style:base-cell-address="'Modifier List (Old)'.D35"/>
      <style:map style:condition="cell-content()=&quot;Impossible?&quot;" style:apply-style-name="Light_20_gray_20_bg" style:base-cell-address="'Modifier List (Old)'.D35"/>
      <style:map style:condition="cell-content()=&quot;§§§&quot;" style:apply-style-name="Dark_20_gray_20_bg" style:base-cell-address="'Modifier List (Old)'.D35"/>
      <style:map style:condition="cell-content()=&quot;???&quot;" style:apply-style-name="Purple_20_bg" style:base-cell-address="'Modifier List (Old)'.D35"/>
      <style:map style:condition="cell-content()=&quot;No effect&quot;" style:apply-style-name="Light_20_gray_20_bg" style:base-cell-address="'Modifier List (Old)'.D35"/>
    </style:style>
    <style:style style:name="ce287" style:family="table-cell" style:parent-style-name="Default">
      <style:table-cell-properties style:shrink-to-fit="true"/>
      <style:map style:condition="cell-content()=&quot;Cancels&quot;" style:apply-style-name="Red_20_bg" style:base-cell-address="'Modifier List (Old)'.D67"/>
      <style:map style:condition="cell-content()=&quot;Follows&quot;" style:apply-style-name="Light_20_orange_20_bg" style:base-cell-address="'Modifier List (Old)'.D67"/>
      <style:map style:condition="cell-content()=&quot;Buffers&quot;" style:apply-style-name="Yellow_20_bg" style:base-cell-address="'Modifier List (Old)'.D67"/>
      <style:map style:condition="cell-content()=&quot;Mutual&quot;" style:apply-style-name="Light_20_blue_20_bg" style:base-cell-address="'Modifier List (Old)'.D67"/>
      <style:map style:condition="cell-content()=&quot;Special&quot;" style:apply-style-name="Green_20_bg" style:base-cell-address="'Modifier List (Old)'.D67"/>
      <style:map style:condition="cell-content()=&quot;Prereq&quot;" style:apply-style-name="Blue_20_bg" style:base-cell-address="'Modifier List (Old)'.D67"/>
      <style:map style:condition="cell-content()=&quot;Impossible?&quot;" style:apply-style-name="Light_20_gray_20_bg" style:base-cell-address="'Modifier List (Old)'.D67"/>
      <style:map style:condition="cell-content()=&quot;§§§&quot;" style:apply-style-name="Dark_20_gray_20_bg" style:base-cell-address="'Modifier List (Old)'.D67"/>
      <style:map style:condition="cell-content()=&quot;???&quot;" style:apply-style-name="Purple_20_bg" style:base-cell-address="'Modifier List (Old)'.D67"/>
      <style:map style:condition="cell-content()=&quot;No effect&quot;" style:apply-style-name="Light_20_gray_20_bg" style:base-cell-address="'Modifier List (Old)'.D67"/>
    </style:style>
    <style:style style:name="ce288" style:family="table-cell" style:parent-style-name="Default">
      <style:table-cell-properties style:shrink-to-fit="true"/>
      <style:map style:condition="cell-content()=&quot;Cancels&quot;" style:apply-style-name="Red_20_bg" style:base-cell-address="'Modifier List (Old)'.D2"/>
      <style:map style:condition="cell-content()=&quot;Follows&quot;" style:apply-style-name="Light_20_orange_20_bg" style:base-cell-address="'Modifier List (Old)'.D2"/>
      <style:map style:condition="cell-content()=&quot;Buffers&quot;" style:apply-style-name="Yellow_20_bg" style:base-cell-address="'Modifier List (Old)'.D2"/>
      <style:map style:condition="cell-content()=&quot;Mutual&quot;" style:apply-style-name="Light_20_blue_20_bg" style:base-cell-address="'Modifier List (Old)'.D2"/>
      <style:map style:condition="cell-content()=&quot;Special&quot;" style:apply-style-name="Green_20_bg" style:base-cell-address="'Modifier List (Old)'.D2"/>
      <style:map style:condition="cell-content()=&quot;Prereq&quot;" style:apply-style-name="Blue_20_bg" style:base-cell-address="'Modifier List (Old)'.D2"/>
      <style:map style:condition="cell-content()=&quot;Impossible?&quot;" style:apply-style-name="Light_20_gray_20_bg" style:base-cell-address="'Modifier List (Old)'.D2"/>
      <style:map style:condition="cell-content()=&quot;§§§&quot;" style:apply-style-name="Dark_20_gray_20_bg" style:base-cell-address="'Modifier List (Old)'.D2"/>
      <style:map style:condition="cell-content()=&quot;???&quot;" style:apply-style-name="Purple_20_bg" style:base-cell-address="'Modifier List (Old)'.D2"/>
      <style:map style:condition="cell-content()=&quot;No effect&quot;" style:apply-style-name="Light_20_gray_20_bg" style:base-cell-address="'Modifier List (Old)'.D2"/>
    </style:style>
    <style:style style:name="ce300" style:family="table-cell" style:parent-style-name="Default">
      <style:table-cell-properties style:shrink-to-fit="true"/>
      <style:map style:condition="cell-content()=&quot;Cancels&quot;" style:apply-style-name="Red_20_bg" style:base-cell-address="'Modifier List (Old)'.E16"/>
      <style:map style:condition="cell-content()=&quot;Follows&quot;" style:apply-style-name="Light_20_orange_20_bg" style:base-cell-address="'Modifier List (Old)'.E16"/>
      <style:map style:condition="cell-content()=&quot;Buffers&quot;" style:apply-style-name="Yellow_20_bg" style:base-cell-address="'Modifier List (Old)'.E16"/>
      <style:map style:condition="cell-content()=&quot;Mutual&quot;" style:apply-style-name="Light_20_blue_20_bg" style:base-cell-address="'Modifier List (Old)'.E16"/>
      <style:map style:condition="cell-content()=&quot;Special&quot;" style:apply-style-name="Green_20_bg" style:base-cell-address="'Modifier List (Old)'.E16"/>
      <style:map style:condition="cell-content()=&quot;Prereq&quot;" style:apply-style-name="Blue_20_bg" style:base-cell-address="'Modifier List (Old)'.E16"/>
      <style:map style:condition="cell-content()=&quot;Impossible?&quot;" style:apply-style-name="Light_20_gray_20_bg" style:base-cell-address="'Modifier List (Old)'.E16"/>
      <style:map style:condition="cell-content()=&quot;§§§&quot;" style:apply-style-name="Dark_20_gray_20_bg" style:base-cell-address="'Modifier List (Old)'.E16"/>
      <style:map style:condition="cell-content()=&quot;???&quot;" style:apply-style-name="Purple_20_bg" style:base-cell-address="'Modifier List (Old)'.E16"/>
      <style:map style:condition="cell-content()=&quot;No effect&quot;" style:apply-style-name="Light_20_gray_20_bg" style:base-cell-address="'Modifier List (Old)'.E16"/>
    </style:style>
    <style:style style:name="ce301" style:family="table-cell" style:parent-style-name="Default">
      <style:table-cell-properties style:shrink-to-fit="true"/>
      <style:map style:condition="cell-content()=&quot;Cancels&quot;" style:apply-style-name="Red_20_bg" style:base-cell-address="'Modifier List (Old)'.E17"/>
      <style:map style:condition="cell-content()=&quot;Follows&quot;" style:apply-style-name="Light_20_orange_20_bg" style:base-cell-address="'Modifier List (Old)'.E17"/>
      <style:map style:condition="cell-content()=&quot;Buffers&quot;" style:apply-style-name="Yellow_20_bg" style:base-cell-address="'Modifier List (Old)'.E17"/>
      <style:map style:condition="cell-content()=&quot;Mutual&quot;" style:apply-style-name="Light_20_blue_20_bg" style:base-cell-address="'Modifier List (Old)'.E17"/>
      <style:map style:condition="cell-content()=&quot;Special&quot;" style:apply-style-name="Green_20_bg" style:base-cell-address="'Modifier List (Old)'.E17"/>
      <style:map style:condition="cell-content()=&quot;Prereq&quot;" style:apply-style-name="Blue_20_bg" style:base-cell-address="'Modifier List (Old)'.E17"/>
      <style:map style:condition="cell-content()=&quot;Impossible?&quot;" style:apply-style-name="Light_20_gray_20_bg" style:base-cell-address="'Modifier List (Old)'.E17"/>
      <style:map style:condition="cell-content()=&quot;§§§&quot;" style:apply-style-name="Dark_20_gray_20_bg" style:base-cell-address="'Modifier List (Old)'.E17"/>
      <style:map style:condition="cell-content()=&quot;???&quot;" style:apply-style-name="Purple_20_bg" style:base-cell-address="'Modifier List (Old)'.E17"/>
      <style:map style:condition="cell-content()=&quot;No effect&quot;" style:apply-style-name="Light_20_gray_20_bg" style:base-cell-address="'Modifier List (Old)'.E17"/>
    </style:style>
    <style:style style:name="ce302" style:family="table-cell" style:parent-style-name="Default">
      <style:table-cell-properties style:shrink-to-fit="true"/>
      <style:map style:condition="cell-content()=&quot;Cancels&quot;" style:apply-style-name="Red_20_bg" style:base-cell-address="'Modifier List (Old)'.D67"/>
      <style:map style:condition="cell-content()=&quot;Follows&quot;" style:apply-style-name="Light_20_orange_20_bg" style:base-cell-address="'Modifier List (Old)'.D67"/>
      <style:map style:condition="cell-content()=&quot;Buffers&quot;" style:apply-style-name="Yellow_20_bg" style:base-cell-address="'Modifier List (Old)'.D67"/>
      <style:map style:condition="cell-content()=&quot;Mutual&quot;" style:apply-style-name="Light_20_blue_20_bg" style:base-cell-address="'Modifier List (Old)'.D67"/>
      <style:map style:condition="cell-content()=&quot;Special&quot;" style:apply-style-name="Green_20_bg" style:base-cell-address="'Modifier List (Old)'.D67"/>
      <style:map style:condition="cell-content()=&quot;Prereq&quot;" style:apply-style-name="Blue_20_bg" style:base-cell-address="'Modifier List (Old)'.D67"/>
      <style:map style:condition="cell-content()=&quot;Impossible?&quot;" style:apply-style-name="Light_20_gray_20_bg" style:base-cell-address="'Modifier List (Old)'.D67"/>
      <style:map style:condition="cell-content()=&quot;§§§&quot;" style:apply-style-name="Dark_20_gray_20_bg" style:base-cell-address="'Modifier List (Old)'.D67"/>
      <style:map style:condition="cell-content()=&quot;???&quot;" style:apply-style-name="Purple_20_bg" style:base-cell-address="'Modifier List (Old)'.D67"/>
      <style:map style:condition="cell-content()=&quot;No effect&quot;" style:apply-style-name="Light_20_gray_20_bg" style:base-cell-address="'Modifier List (Old)'.D67"/>
    </style:style>
    <style:style style:name="ce303" style:family="table-cell" style:parent-style-name="Default">
      <style:table-cell-properties style:shrink-to-fit="true"/>
      <style:map style:condition="cell-content()=&quot;Cancels&quot;" style:apply-style-name="Red_20_bg" style:base-cell-address="'Modifier List (Old)'.D2"/>
      <style:map style:condition="cell-content()=&quot;Follows&quot;" style:apply-style-name="Light_20_orange_20_bg" style:base-cell-address="'Modifier List (Old)'.D2"/>
      <style:map style:condition="cell-content()=&quot;Buffers&quot;" style:apply-style-name="Yellow_20_bg" style:base-cell-address="'Modifier List (Old)'.D2"/>
      <style:map style:condition="cell-content()=&quot;Mutual&quot;" style:apply-style-name="Light_20_blue_20_bg" style:base-cell-address="'Modifier List (Old)'.D2"/>
      <style:map style:condition="cell-content()=&quot;Special&quot;" style:apply-style-name="Green_20_bg" style:base-cell-address="'Modifier List (Old)'.D2"/>
      <style:map style:condition="cell-content()=&quot;Prereq&quot;" style:apply-style-name="Blue_20_bg" style:base-cell-address="'Modifier List (Old)'.D2"/>
      <style:map style:condition="cell-content()=&quot;Impossible?&quot;" style:apply-style-name="Light_20_gray_20_bg" style:base-cell-address="'Modifier List (Old)'.D2"/>
      <style:map style:condition="cell-content()=&quot;§§§&quot;" style:apply-style-name="Dark_20_gray_20_bg" style:base-cell-address="'Modifier List (Old)'.D2"/>
      <style:map style:condition="cell-content()=&quot;???&quot;" style:apply-style-name="Purple_20_bg" style:base-cell-address="'Modifier List (Old)'.D2"/>
      <style:map style:condition="cell-content()=&quot;No effect&quot;" style:apply-style-name="Light_20_gray_20_bg" style:base-cell-address="'Modifier List (Old)'.D2"/>
    </style:style>
    <style:style style:name="ce304" style:family="table-cell" style:parent-style-name="Default">
      <style:table-cell-properties style:shrink-to-fit="true"/>
      <style:map style:condition="cell-content()=&quot;Cancels&quot;" style:apply-style-name="Red_20_bg" style:base-cell-address="'Modifier List (Old)'.D67"/>
      <style:map style:condition="cell-content()=&quot;Follows&quot;" style:apply-style-name="Light_20_orange_20_bg" style:base-cell-address="'Modifier List (Old)'.D67"/>
      <style:map style:condition="cell-content()=&quot;Buffers&quot;" style:apply-style-name="Yellow_20_bg" style:base-cell-address="'Modifier List (Old)'.D67"/>
      <style:map style:condition="cell-content()=&quot;Mutual&quot;" style:apply-style-name="Light_20_blue_20_bg" style:base-cell-address="'Modifier List (Old)'.D67"/>
      <style:map style:condition="cell-content()=&quot;Special&quot;" style:apply-style-name="Green_20_bg" style:base-cell-address="'Modifier List (Old)'.D67"/>
      <style:map style:condition="cell-content()=&quot;Prereq&quot;" style:apply-style-name="Blue_20_bg" style:base-cell-address="'Modifier List (Old)'.D67"/>
      <style:map style:condition="cell-content()=&quot;Impossible?&quot;" style:apply-style-name="Light_20_gray_20_bg" style:base-cell-address="'Modifier List (Old)'.D67"/>
      <style:map style:condition="cell-content()=&quot;§§§&quot;" style:apply-style-name="Dark_20_gray_20_bg" style:base-cell-address="'Modifier List (Old)'.D67"/>
      <style:map style:condition="cell-content()=&quot;???&quot;" style:apply-style-name="Purple_20_bg" style:base-cell-address="'Modifier List (Old)'.D67"/>
      <style:map style:condition="cell-content()=&quot;No effect&quot;" style:apply-style-name="Light_20_gray_20_bg" style:base-cell-address="'Modifier List (Old)'.D67"/>
    </style:style>
    <style:style style:name="ce305" style:family="table-cell" style:parent-style-name="Default">
      <style:table-cell-properties style:shrink-to-fit="true"/>
      <style:map style:condition="cell-content()=&quot;Cancels&quot;" style:apply-style-name="Red_20_bg" style:base-cell-address="'Modifier List (Old)'.G2"/>
      <style:map style:condition="cell-content()=&quot;Follows&quot;" style:apply-style-name="Light_20_orange_20_bg" style:base-cell-address="'Modifier List (Old)'.G2"/>
      <style:map style:condition="cell-content()=&quot;Buffers&quot;" style:apply-style-name="Yellow_20_bg" style:base-cell-address="'Modifier List (Old)'.G2"/>
      <style:map style:condition="cell-content()=&quot;Mutual&quot;" style:apply-style-name="Light_20_blue_20_bg" style:base-cell-address="'Modifier List (Old)'.G2"/>
      <style:map style:condition="cell-content()=&quot;Special&quot;" style:apply-style-name="Green_20_bg" style:base-cell-address="'Modifier List (Old)'.G2"/>
      <style:map style:condition="cell-content()=&quot;Prereq&quot;" style:apply-style-name="Blue_20_bg" style:base-cell-address="'Modifier List (Old)'.G2"/>
      <style:map style:condition="cell-content()=&quot;Impossible?&quot;" style:apply-style-name="Light_20_gray_20_bg" style:base-cell-address="'Modifier List (Old)'.G2"/>
      <style:map style:condition="cell-content()=&quot;§§§&quot;" style:apply-style-name="Dark_20_gray_20_bg" style:base-cell-address="'Modifier List (Old)'.G2"/>
      <style:map style:condition="cell-content()=&quot;???&quot;" style:apply-style-name="Purple_20_bg" style:base-cell-address="'Modifier List (Old)'.G2"/>
      <style:map style:condition="cell-content()=&quot;No effect&quot;" style:apply-style-name="Light_20_gray_20_bg" style:base-cell-address="'Modifier List (Old)'.G2"/>
    </style:style>
    <style:style style:name="ce306" style:family="table-cell" style:parent-style-name="Default">
      <style:table-cell-properties style:shrink-to-fit="true"/>
      <style:map style:condition="cell-content()=&quot;Cancels&quot;" style:apply-style-name="Red_20_bg" style:base-cell-address="'Modifier List (Old)'.G67"/>
      <style:map style:condition="cell-content()=&quot;Follows&quot;" style:apply-style-name="Light_20_orange_20_bg" style:base-cell-address="'Modifier List (Old)'.G67"/>
      <style:map style:condition="cell-content()=&quot;Buffers&quot;" style:apply-style-name="Yellow_20_bg" style:base-cell-address="'Modifier List (Old)'.G67"/>
      <style:map style:condition="cell-content()=&quot;Mutual&quot;" style:apply-style-name="Light_20_blue_20_bg" style:base-cell-address="'Modifier List (Old)'.G67"/>
      <style:map style:condition="cell-content()=&quot;Special&quot;" style:apply-style-name="Green_20_bg" style:base-cell-address="'Modifier List (Old)'.G67"/>
      <style:map style:condition="cell-content()=&quot;Prereq&quot;" style:apply-style-name="Blue_20_bg" style:base-cell-address="'Modifier List (Old)'.G67"/>
      <style:map style:condition="cell-content()=&quot;Impossible?&quot;" style:apply-style-name="Light_20_gray_20_bg" style:base-cell-address="'Modifier List (Old)'.G67"/>
      <style:map style:condition="cell-content()=&quot;§§§&quot;" style:apply-style-name="Dark_20_gray_20_bg" style:base-cell-address="'Modifier List (Old)'.G67"/>
      <style:map style:condition="cell-content()=&quot;???&quot;" style:apply-style-name="Purple_20_bg" style:base-cell-address="'Modifier List (Old)'.G67"/>
      <style:map style:condition="cell-content()=&quot;No effect&quot;" style:apply-style-name="Light_20_gray_20_bg" style:base-cell-address="'Modifier List (Old)'.G67"/>
    </style:style>
    <style:style style:name="ce307" style:family="table-cell" style:parent-style-name="Default">
      <style:table-cell-properties style:shrink-to-fit="true"/>
      <style:map style:condition="cell-content()=&quot;Cancels&quot;" style:apply-style-name="Red_20_bg" style:base-cell-address="'Modifier List (Old)'.G2"/>
      <style:map style:condition="cell-content()=&quot;Follows&quot;" style:apply-style-name="Light_20_orange_20_bg" style:base-cell-address="'Modifier List (Old)'.G2"/>
      <style:map style:condition="cell-content()=&quot;Buffers&quot;" style:apply-style-name="Yellow_20_bg" style:base-cell-address="'Modifier List (Old)'.G2"/>
      <style:map style:condition="cell-content()=&quot;Mutual&quot;" style:apply-style-name="Light_20_blue_20_bg" style:base-cell-address="'Modifier List (Old)'.G2"/>
      <style:map style:condition="cell-content()=&quot;Special&quot;" style:apply-style-name="Green_20_bg" style:base-cell-address="'Modifier List (Old)'.G2"/>
      <style:map style:condition="cell-content()=&quot;Prereq&quot;" style:apply-style-name="Blue_20_bg" style:base-cell-address="'Modifier List (Old)'.G2"/>
      <style:map style:condition="cell-content()=&quot;Impossible?&quot;" style:apply-style-name="Light_20_gray_20_bg" style:base-cell-address="'Modifier List (Old)'.G2"/>
      <style:map style:condition="cell-content()=&quot;§§§&quot;" style:apply-style-name="Dark_20_gray_20_bg" style:base-cell-address="'Modifier List (Old)'.G2"/>
      <style:map style:condition="cell-content()=&quot;???&quot;" style:apply-style-name="Purple_20_bg" style:base-cell-address="'Modifier List (Old)'.G2"/>
      <style:map style:condition="cell-content()=&quot;No effect&quot;" style:apply-style-name="Light_20_gray_20_bg" style:base-cell-address="'Modifier List (Old)'.G2"/>
    </style:style>
    <style:style style:name="ce308" style:family="table-cell" style:parent-style-name="Default">
      <style:table-cell-properties style:shrink-to-fit="true"/>
      <style:map style:condition="cell-content()=&quot;Cancels&quot;" style:apply-style-name="Red_20_bg" style:base-cell-address="'Modifier List (Old)'.G67"/>
      <style:map style:condition="cell-content()=&quot;Follows&quot;" style:apply-style-name="Light_20_orange_20_bg" style:base-cell-address="'Modifier List (Old)'.G67"/>
      <style:map style:condition="cell-content()=&quot;Buffers&quot;" style:apply-style-name="Yellow_20_bg" style:base-cell-address="'Modifier List (Old)'.G67"/>
      <style:map style:condition="cell-content()=&quot;Mutual&quot;" style:apply-style-name="Light_20_blue_20_bg" style:base-cell-address="'Modifier List (Old)'.G67"/>
      <style:map style:condition="cell-content()=&quot;Special&quot;" style:apply-style-name="Green_20_bg" style:base-cell-address="'Modifier List (Old)'.G67"/>
      <style:map style:condition="cell-content()=&quot;Prereq&quot;" style:apply-style-name="Blue_20_bg" style:base-cell-address="'Modifier List (Old)'.G67"/>
      <style:map style:condition="cell-content()=&quot;Impossible?&quot;" style:apply-style-name="Light_20_gray_20_bg" style:base-cell-address="'Modifier List (Old)'.G67"/>
      <style:map style:condition="cell-content()=&quot;§§§&quot;" style:apply-style-name="Dark_20_gray_20_bg" style:base-cell-address="'Modifier List (Old)'.G67"/>
      <style:map style:condition="cell-content()=&quot;???&quot;" style:apply-style-name="Purple_20_bg" style:base-cell-address="'Modifier List (Old)'.G67"/>
      <style:map style:condition="cell-content()=&quot;No effect&quot;" style:apply-style-name="Light_20_gray_20_bg" style:base-cell-address="'Modifier List (Old)'.G67"/>
    </style:style>
    <style:style style:name="ce309" style:family="table-cell" style:parent-style-name="Default">
      <style:table-cell-properties style:shrink-to-fit="true"/>
      <style:map style:condition="cell-content()=&quot;Cancels&quot;" style:apply-style-name="Red_20_bg" style:base-cell-address="'Modifier List (Old)'.G2"/>
      <style:map style:condition="cell-content()=&quot;Follows&quot;" style:apply-style-name="Light_20_orange_20_bg" style:base-cell-address="'Modifier List (Old)'.G2"/>
      <style:map style:condition="cell-content()=&quot;Buffers&quot;" style:apply-style-name="Yellow_20_bg" style:base-cell-address="'Modifier List (Old)'.G2"/>
      <style:map style:condition="cell-content()=&quot;Mutual&quot;" style:apply-style-name="Light_20_blue_20_bg" style:base-cell-address="'Modifier List (Old)'.G2"/>
      <style:map style:condition="cell-content()=&quot;Special&quot;" style:apply-style-name="Green_20_bg" style:base-cell-address="'Modifier List (Old)'.G2"/>
      <style:map style:condition="cell-content()=&quot;Prereq&quot;" style:apply-style-name="Blue_20_bg" style:base-cell-address="'Modifier List (Old)'.G2"/>
      <style:map style:condition="cell-content()=&quot;Impossible?&quot;" style:apply-style-name="Light_20_gray_20_bg" style:base-cell-address="'Modifier List (Old)'.G2"/>
      <style:map style:condition="cell-content()=&quot;§§§&quot;" style:apply-style-name="Dark_20_gray_20_bg" style:base-cell-address="'Modifier List (Old)'.G2"/>
      <style:map style:condition="cell-content()=&quot;???&quot;" style:apply-style-name="Purple_20_bg" style:base-cell-address="'Modifier List (Old)'.G2"/>
      <style:map style:condition="cell-content()=&quot;No effect&quot;" style:apply-style-name="Light_20_gray_20_bg" style:base-cell-address="'Modifier List (Old)'.G2"/>
    </style:style>
    <style:style style:name="ce310" style:family="table-cell" style:parent-style-name="Default">
      <style:table-cell-properties style:shrink-to-fit="true"/>
      <style:map style:condition="cell-content()=&quot;Cancels&quot;" style:apply-style-name="Red_20_bg" style:base-cell-address="'Modifier List (Old)'.G67"/>
      <style:map style:condition="cell-content()=&quot;Follows&quot;" style:apply-style-name="Light_20_orange_20_bg" style:base-cell-address="'Modifier List (Old)'.G67"/>
      <style:map style:condition="cell-content()=&quot;Buffers&quot;" style:apply-style-name="Yellow_20_bg" style:base-cell-address="'Modifier List (Old)'.G67"/>
      <style:map style:condition="cell-content()=&quot;Mutual&quot;" style:apply-style-name="Light_20_blue_20_bg" style:base-cell-address="'Modifier List (Old)'.G67"/>
      <style:map style:condition="cell-content()=&quot;Special&quot;" style:apply-style-name="Green_20_bg" style:base-cell-address="'Modifier List (Old)'.G67"/>
      <style:map style:condition="cell-content()=&quot;Prereq&quot;" style:apply-style-name="Blue_20_bg" style:base-cell-address="'Modifier List (Old)'.G67"/>
      <style:map style:condition="cell-content()=&quot;Impossible?&quot;" style:apply-style-name="Light_20_gray_20_bg" style:base-cell-address="'Modifier List (Old)'.G67"/>
      <style:map style:condition="cell-content()=&quot;§§§&quot;" style:apply-style-name="Dark_20_gray_20_bg" style:base-cell-address="'Modifier List (Old)'.G67"/>
      <style:map style:condition="cell-content()=&quot;???&quot;" style:apply-style-name="Purple_20_bg" style:base-cell-address="'Modifier List (Old)'.G67"/>
      <style:map style:condition="cell-content()=&quot;No effect&quot;" style:apply-style-name="Light_20_gray_20_bg" style:base-cell-address="'Modifier List (Old)'.G67"/>
    </style:style>
    <style:style style:name="ce311" style:family="table-cell" style:parent-style-name="Default">
      <style:table-cell-properties style:shrink-to-fit="true"/>
      <style:map style:condition="cell-content()=&quot;Cancels&quot;" style:apply-style-name="Red_20_bg" style:base-cell-address="'Modifier List (Old)'.G2"/>
      <style:map style:condition="cell-content()=&quot;Follows&quot;" style:apply-style-name="Light_20_orange_20_bg" style:base-cell-address="'Modifier List (Old)'.G2"/>
      <style:map style:condition="cell-content()=&quot;Buffers&quot;" style:apply-style-name="Yellow_20_bg" style:base-cell-address="'Modifier List (Old)'.G2"/>
      <style:map style:condition="cell-content()=&quot;Mutual&quot;" style:apply-style-name="Light_20_blue_20_bg" style:base-cell-address="'Modifier List (Old)'.G2"/>
      <style:map style:condition="cell-content()=&quot;Special&quot;" style:apply-style-name="Green_20_bg" style:base-cell-address="'Modifier List (Old)'.G2"/>
      <style:map style:condition="cell-content()=&quot;Prereq&quot;" style:apply-style-name="Blue_20_bg" style:base-cell-address="'Modifier List (Old)'.G2"/>
      <style:map style:condition="cell-content()=&quot;Impossible?&quot;" style:apply-style-name="Light_20_gray_20_bg" style:base-cell-address="'Modifier List (Old)'.G2"/>
      <style:map style:condition="cell-content()=&quot;§§§&quot;" style:apply-style-name="Dark_20_gray_20_bg" style:base-cell-address="'Modifier List (Old)'.G2"/>
      <style:map style:condition="cell-content()=&quot;???&quot;" style:apply-style-name="Purple_20_bg" style:base-cell-address="'Modifier List (Old)'.G2"/>
      <style:map style:condition="cell-content()=&quot;No effect&quot;" style:apply-style-name="Light_20_gray_20_bg" style:base-cell-address="'Modifier List (Old)'.G2"/>
    </style:style>
    <style:style style:name="ce312" style:family="table-cell" style:parent-style-name="Default">
      <style:table-cell-properties style:shrink-to-fit="true"/>
      <style:map style:condition="cell-content()=&quot;Cancels&quot;" style:apply-style-name="Red_20_bg" style:base-cell-address="'Modifier List (Old)'.J24"/>
      <style:map style:condition="cell-content()=&quot;Follows&quot;" style:apply-style-name="Light_20_orange_20_bg" style:base-cell-address="'Modifier List (Old)'.J24"/>
      <style:map style:condition="cell-content()=&quot;Buffers&quot;" style:apply-style-name="Yellow_20_bg" style:base-cell-address="'Modifier List (Old)'.J24"/>
      <style:map style:condition="cell-content()=&quot;Mutual&quot;" style:apply-style-name="Light_20_blue_20_bg" style:base-cell-address="'Modifier List (Old)'.J24"/>
      <style:map style:condition="cell-content()=&quot;Special&quot;" style:apply-style-name="Green_20_bg" style:base-cell-address="'Modifier List (Old)'.J24"/>
      <style:map style:condition="cell-content()=&quot;Prereq&quot;" style:apply-style-name="Blue_20_bg" style:base-cell-address="'Modifier List (Old)'.J24"/>
      <style:map style:condition="cell-content()=&quot;Impossible?&quot;" style:apply-style-name="Light_20_gray_20_bg" style:base-cell-address="'Modifier List (Old)'.J24"/>
      <style:map style:condition="cell-content()=&quot;§§§&quot;" style:apply-style-name="Dark_20_gray_20_bg" style:base-cell-address="'Modifier List (Old)'.J24"/>
      <style:map style:condition="cell-content()=&quot;???&quot;" style:apply-style-name="Purple_20_bg" style:base-cell-address="'Modifier List (Old)'.J24"/>
      <style:map style:condition="cell-content()=&quot;No effect&quot;" style:apply-style-name="Light_20_gray_20_bg" style:base-cell-address="'Modifier List (Old)'.J24"/>
    </style:style>
    <style:style style:name="ce313" style:family="table-cell" style:parent-style-name="Default">
      <style:table-cell-properties style:shrink-to-fit="true"/>
      <style:map style:condition="cell-content()=&quot;Cancels&quot;" style:apply-style-name="Red_20_bg" style:base-cell-address="'Modifier List (Old)'.G67"/>
      <style:map style:condition="cell-content()=&quot;Follows&quot;" style:apply-style-name="Light_20_orange_20_bg" style:base-cell-address="'Modifier List (Old)'.G67"/>
      <style:map style:condition="cell-content()=&quot;Buffers&quot;" style:apply-style-name="Yellow_20_bg" style:base-cell-address="'Modifier List (Old)'.G67"/>
      <style:map style:condition="cell-content()=&quot;Mutual&quot;" style:apply-style-name="Light_20_blue_20_bg" style:base-cell-address="'Modifier List (Old)'.G67"/>
      <style:map style:condition="cell-content()=&quot;Special&quot;" style:apply-style-name="Green_20_bg" style:base-cell-address="'Modifier List (Old)'.G67"/>
      <style:map style:condition="cell-content()=&quot;Prereq&quot;" style:apply-style-name="Blue_20_bg" style:base-cell-address="'Modifier List (Old)'.G67"/>
      <style:map style:condition="cell-content()=&quot;Impossible?&quot;" style:apply-style-name="Light_20_gray_20_bg" style:base-cell-address="'Modifier List (Old)'.G67"/>
      <style:map style:condition="cell-content()=&quot;§§§&quot;" style:apply-style-name="Dark_20_gray_20_bg" style:base-cell-address="'Modifier List (Old)'.G67"/>
      <style:map style:condition="cell-content()=&quot;???&quot;" style:apply-style-name="Purple_20_bg" style:base-cell-address="'Modifier List (Old)'.G67"/>
      <style:map style:condition="cell-content()=&quot;No effect&quot;" style:apply-style-name="Light_20_gray_20_bg" style:base-cell-address="'Modifier List (Old)'.G67"/>
    </style:style>
    <style:style style:name="ce314" style:family="table-cell" style:parent-style-name="Default">
      <style:table-cell-properties style:shrink-to-fit="true"/>
      <style:map style:condition="cell-content()=&quot;Cancels&quot;" style:apply-style-name="Red_20_bg" style:base-cell-address="'Modifier List (Old)'.G2"/>
      <style:map style:condition="cell-content()=&quot;Follows&quot;" style:apply-style-name="Light_20_orange_20_bg" style:base-cell-address="'Modifier List (Old)'.G2"/>
      <style:map style:condition="cell-content()=&quot;Buffers&quot;" style:apply-style-name="Yellow_20_bg" style:base-cell-address="'Modifier List (Old)'.G2"/>
      <style:map style:condition="cell-content()=&quot;Mutual&quot;" style:apply-style-name="Light_20_blue_20_bg" style:base-cell-address="'Modifier List (Old)'.G2"/>
      <style:map style:condition="cell-content()=&quot;Special&quot;" style:apply-style-name="Green_20_bg" style:base-cell-address="'Modifier List (Old)'.G2"/>
      <style:map style:condition="cell-content()=&quot;Prereq&quot;" style:apply-style-name="Blue_20_bg" style:base-cell-address="'Modifier List (Old)'.G2"/>
      <style:map style:condition="cell-content()=&quot;Impossible?&quot;" style:apply-style-name="Light_20_gray_20_bg" style:base-cell-address="'Modifier List (Old)'.G2"/>
      <style:map style:condition="cell-content()=&quot;§§§&quot;" style:apply-style-name="Dark_20_gray_20_bg" style:base-cell-address="'Modifier List (Old)'.G2"/>
      <style:map style:condition="cell-content()=&quot;???&quot;" style:apply-style-name="Purple_20_bg" style:base-cell-address="'Modifier List (Old)'.G2"/>
      <style:map style:condition="cell-content()=&quot;No effect&quot;" style:apply-style-name="Light_20_gray_20_bg" style:base-cell-address="'Modifier List (Old)'.G2"/>
    </style:style>
    <style:style style:name="ce315" style:family="table-cell" style:parent-style-name="Default">
      <style:table-cell-properties style:shrink-to-fit="true"/>
      <style:map style:condition="cell-content()=&quot;Cancels&quot;" style:apply-style-name="Red_20_bg" style:base-cell-address="'Modifier List (Old)'.G67"/>
      <style:map style:condition="cell-content()=&quot;Follows&quot;" style:apply-style-name="Light_20_orange_20_bg" style:base-cell-address="'Modifier List (Old)'.G67"/>
      <style:map style:condition="cell-content()=&quot;Buffers&quot;" style:apply-style-name="Yellow_20_bg" style:base-cell-address="'Modifier List (Old)'.G67"/>
      <style:map style:condition="cell-content()=&quot;Mutual&quot;" style:apply-style-name="Light_20_blue_20_bg" style:base-cell-address="'Modifier List (Old)'.G67"/>
      <style:map style:condition="cell-content()=&quot;Special&quot;" style:apply-style-name="Green_20_bg" style:base-cell-address="'Modifier List (Old)'.G67"/>
      <style:map style:condition="cell-content()=&quot;Prereq&quot;" style:apply-style-name="Blue_20_bg" style:base-cell-address="'Modifier List (Old)'.G67"/>
      <style:map style:condition="cell-content()=&quot;Impossible?&quot;" style:apply-style-name="Light_20_gray_20_bg" style:base-cell-address="'Modifier List (Old)'.G67"/>
      <style:map style:condition="cell-content()=&quot;§§§&quot;" style:apply-style-name="Dark_20_gray_20_bg" style:base-cell-address="'Modifier List (Old)'.G67"/>
      <style:map style:condition="cell-content()=&quot;???&quot;" style:apply-style-name="Purple_20_bg" style:base-cell-address="'Modifier List (Old)'.G67"/>
      <style:map style:condition="cell-content()=&quot;No effect&quot;" style:apply-style-name="Light_20_gray_20_bg" style:base-cell-address="'Modifier List (Old)'.G67"/>
    </style:style>
    <style:style style:name="ce316" style:family="table-cell" style:parent-style-name="Default">
      <style:table-cell-properties style:shrink-to-fit="true"/>
      <style:map style:condition="cell-content()=&quot;Cancels&quot;" style:apply-style-name="Red_20_bg" style:base-cell-address="'Modifier List (Old)'.G2"/>
      <style:map style:condition="cell-content()=&quot;Follows&quot;" style:apply-style-name="Light_20_orange_20_bg" style:base-cell-address="'Modifier List (Old)'.G2"/>
      <style:map style:condition="cell-content()=&quot;Buffers&quot;" style:apply-style-name="Yellow_20_bg" style:base-cell-address="'Modifier List (Old)'.G2"/>
      <style:map style:condition="cell-content()=&quot;Mutual&quot;" style:apply-style-name="Light_20_blue_20_bg" style:base-cell-address="'Modifier List (Old)'.G2"/>
      <style:map style:condition="cell-content()=&quot;Special&quot;" style:apply-style-name="Green_20_bg" style:base-cell-address="'Modifier List (Old)'.G2"/>
      <style:map style:condition="cell-content()=&quot;Prereq&quot;" style:apply-style-name="Blue_20_bg" style:base-cell-address="'Modifier List (Old)'.G2"/>
      <style:map style:condition="cell-content()=&quot;Impossible?&quot;" style:apply-style-name="Light_20_gray_20_bg" style:base-cell-address="'Modifier List (Old)'.G2"/>
      <style:map style:condition="cell-content()=&quot;§§§&quot;" style:apply-style-name="Dark_20_gray_20_bg" style:base-cell-address="'Modifier List (Old)'.G2"/>
      <style:map style:condition="cell-content()=&quot;???&quot;" style:apply-style-name="Purple_20_bg" style:base-cell-address="'Modifier List (Old)'.G2"/>
      <style:map style:condition="cell-content()=&quot;No effect&quot;" style:apply-style-name="Light_20_gray_20_bg" style:base-cell-address="'Modifier List (Old)'.G2"/>
    </style:style>
    <style:style style:name="ce317" style:family="table-cell" style:parent-style-name="Default">
      <style:table-cell-properties style:shrink-to-fit="true"/>
      <style:map style:condition="cell-content()=&quot;Cancels&quot;" style:apply-style-name="Red_20_bg" style:base-cell-address="'Modifier List (Old)'.G67"/>
      <style:map style:condition="cell-content()=&quot;Follows&quot;" style:apply-style-name="Light_20_orange_20_bg" style:base-cell-address="'Modifier List (Old)'.G67"/>
      <style:map style:condition="cell-content()=&quot;Buffers&quot;" style:apply-style-name="Yellow_20_bg" style:base-cell-address="'Modifier List (Old)'.G67"/>
      <style:map style:condition="cell-content()=&quot;Mutual&quot;" style:apply-style-name="Light_20_blue_20_bg" style:base-cell-address="'Modifier List (Old)'.G67"/>
      <style:map style:condition="cell-content()=&quot;Special&quot;" style:apply-style-name="Green_20_bg" style:base-cell-address="'Modifier List (Old)'.G67"/>
      <style:map style:condition="cell-content()=&quot;Prereq&quot;" style:apply-style-name="Blue_20_bg" style:base-cell-address="'Modifier List (Old)'.G67"/>
      <style:map style:condition="cell-content()=&quot;Impossible?&quot;" style:apply-style-name="Light_20_gray_20_bg" style:base-cell-address="'Modifier List (Old)'.G67"/>
      <style:map style:condition="cell-content()=&quot;§§§&quot;" style:apply-style-name="Dark_20_gray_20_bg" style:base-cell-address="'Modifier List (Old)'.G67"/>
      <style:map style:condition="cell-content()=&quot;???&quot;" style:apply-style-name="Purple_20_bg" style:base-cell-address="'Modifier List (Old)'.G67"/>
      <style:map style:condition="cell-content()=&quot;No effect&quot;" style:apply-style-name="Light_20_gray_20_bg" style:base-cell-address="'Modifier List (Old)'.G67"/>
    </style:style>
    <style:style style:name="ce318" style:family="table-cell" style:parent-style-name="Default">
      <style:table-cell-properties style:shrink-to-fit="true"/>
      <style:map style:condition="cell-content()=&quot;Cancels&quot;" style:apply-style-name="Red_20_bg" style:base-cell-address="'Modifier List (Old)'.G2"/>
      <style:map style:condition="cell-content()=&quot;Follows&quot;" style:apply-style-name="Light_20_orange_20_bg" style:base-cell-address="'Modifier List (Old)'.G2"/>
      <style:map style:condition="cell-content()=&quot;Buffers&quot;" style:apply-style-name="Yellow_20_bg" style:base-cell-address="'Modifier List (Old)'.G2"/>
      <style:map style:condition="cell-content()=&quot;Mutual&quot;" style:apply-style-name="Light_20_blue_20_bg" style:base-cell-address="'Modifier List (Old)'.G2"/>
      <style:map style:condition="cell-content()=&quot;Special&quot;" style:apply-style-name="Green_20_bg" style:base-cell-address="'Modifier List (Old)'.G2"/>
      <style:map style:condition="cell-content()=&quot;Prereq&quot;" style:apply-style-name="Blue_20_bg" style:base-cell-address="'Modifier List (Old)'.G2"/>
      <style:map style:condition="cell-content()=&quot;Impossible?&quot;" style:apply-style-name="Light_20_gray_20_bg" style:base-cell-address="'Modifier List (Old)'.G2"/>
      <style:map style:condition="cell-content()=&quot;§§§&quot;" style:apply-style-name="Dark_20_gray_20_bg" style:base-cell-address="'Modifier List (Old)'.G2"/>
      <style:map style:condition="cell-content()=&quot;???&quot;" style:apply-style-name="Purple_20_bg" style:base-cell-address="'Modifier List (Old)'.G2"/>
      <style:map style:condition="cell-content()=&quot;No effect&quot;" style:apply-style-name="Light_20_gray_20_bg" style:base-cell-address="'Modifier List (Old)'.G2"/>
    </style:style>
    <style:style style:name="ce319" style:family="table-cell" style:parent-style-name="Default">
      <style:table-cell-properties style:shrink-to-fit="true"/>
      <style:map style:condition="cell-content()=&quot;Cancels&quot;" style:apply-style-name="Red_20_bg" style:base-cell-address="'Modifier List (Old)'.M24"/>
      <style:map style:condition="cell-content()=&quot;Follows&quot;" style:apply-style-name="Light_20_orange_20_bg" style:base-cell-address="'Modifier List (Old)'.M24"/>
      <style:map style:condition="cell-content()=&quot;Buffers&quot;" style:apply-style-name="Yellow_20_bg" style:base-cell-address="'Modifier List (Old)'.M24"/>
      <style:map style:condition="cell-content()=&quot;Mutual&quot;" style:apply-style-name="Light_20_blue_20_bg" style:base-cell-address="'Modifier List (Old)'.M24"/>
      <style:map style:condition="cell-content()=&quot;Special&quot;" style:apply-style-name="Green_20_bg" style:base-cell-address="'Modifier List (Old)'.M24"/>
      <style:map style:condition="cell-content()=&quot;Prereq&quot;" style:apply-style-name="Blue_20_bg" style:base-cell-address="'Modifier List (Old)'.M24"/>
      <style:map style:condition="cell-content()=&quot;Impossible?&quot;" style:apply-style-name="Light_20_gray_20_bg" style:base-cell-address="'Modifier List (Old)'.M24"/>
      <style:map style:condition="cell-content()=&quot;§§§&quot;" style:apply-style-name="Dark_20_gray_20_bg" style:base-cell-address="'Modifier List (Old)'.M24"/>
      <style:map style:condition="cell-content()=&quot;???&quot;" style:apply-style-name="Purple_20_bg" style:base-cell-address="'Modifier List (Old)'.M24"/>
      <style:map style:condition="cell-content()=&quot;No effect&quot;" style:apply-style-name="Light_20_gray_20_bg" style:base-cell-address="'Modifier List (Old)'.M24"/>
    </style:style>
    <style:style style:name="ce320" style:family="table-cell" style:parent-style-name="Default">
      <style:table-cell-properties style:shrink-to-fit="true"/>
      <style:map style:condition="cell-content()=&quot;Cancels&quot;" style:apply-style-name="Red_20_bg" style:base-cell-address="'Modifier List (Old)'.G67"/>
      <style:map style:condition="cell-content()=&quot;Follows&quot;" style:apply-style-name="Light_20_orange_20_bg" style:base-cell-address="'Modifier List (Old)'.G67"/>
      <style:map style:condition="cell-content()=&quot;Buffers&quot;" style:apply-style-name="Yellow_20_bg" style:base-cell-address="'Modifier List (Old)'.G67"/>
      <style:map style:condition="cell-content()=&quot;Mutual&quot;" style:apply-style-name="Light_20_blue_20_bg" style:base-cell-address="'Modifier List (Old)'.G67"/>
      <style:map style:condition="cell-content()=&quot;Special&quot;" style:apply-style-name="Green_20_bg" style:base-cell-address="'Modifier List (Old)'.G67"/>
      <style:map style:condition="cell-content()=&quot;Prereq&quot;" style:apply-style-name="Blue_20_bg" style:base-cell-address="'Modifier List (Old)'.G67"/>
      <style:map style:condition="cell-content()=&quot;Impossible?&quot;" style:apply-style-name="Light_20_gray_20_bg" style:base-cell-address="'Modifier List (Old)'.G67"/>
      <style:map style:condition="cell-content()=&quot;§§§&quot;" style:apply-style-name="Dark_20_gray_20_bg" style:base-cell-address="'Modifier List (Old)'.G67"/>
      <style:map style:condition="cell-content()=&quot;???&quot;" style:apply-style-name="Purple_20_bg" style:base-cell-address="'Modifier List (Old)'.G67"/>
      <style:map style:condition="cell-content()=&quot;No effect&quot;" style:apply-style-name="Light_20_gray_20_bg" style:base-cell-address="'Modifier List (Old)'.G67"/>
    </style:style>
    <style:style style:name="ce321" style:family="table-cell" style:parent-style-name="Default">
      <style:table-cell-properties style:shrink-to-fit="true"/>
      <style:map style:condition="cell-content()=&quot;Cancels&quot;" style:apply-style-name="Red_20_bg" style:base-cell-address="'Modifier List (Old)'.G2"/>
      <style:map style:condition="cell-content()=&quot;Follows&quot;" style:apply-style-name="Light_20_orange_20_bg" style:base-cell-address="'Modifier List (Old)'.G2"/>
      <style:map style:condition="cell-content()=&quot;Buffers&quot;" style:apply-style-name="Yellow_20_bg" style:base-cell-address="'Modifier List (Old)'.G2"/>
      <style:map style:condition="cell-content()=&quot;Mutual&quot;" style:apply-style-name="Light_20_blue_20_bg" style:base-cell-address="'Modifier List (Old)'.G2"/>
      <style:map style:condition="cell-content()=&quot;Special&quot;" style:apply-style-name="Green_20_bg" style:base-cell-address="'Modifier List (Old)'.G2"/>
      <style:map style:condition="cell-content()=&quot;Prereq&quot;" style:apply-style-name="Blue_20_bg" style:base-cell-address="'Modifier List (Old)'.G2"/>
      <style:map style:condition="cell-content()=&quot;Impossible?&quot;" style:apply-style-name="Light_20_gray_20_bg" style:base-cell-address="'Modifier List (Old)'.G2"/>
      <style:map style:condition="cell-content()=&quot;§§§&quot;" style:apply-style-name="Dark_20_gray_20_bg" style:base-cell-address="'Modifier List (Old)'.G2"/>
      <style:map style:condition="cell-content()=&quot;???&quot;" style:apply-style-name="Purple_20_bg" style:base-cell-address="'Modifier List (Old)'.G2"/>
      <style:map style:condition="cell-content()=&quot;No effect&quot;" style:apply-style-name="Light_20_gray_20_bg" style:base-cell-address="'Modifier List (Old)'.G2"/>
    </style:style>
    <style:style style:name="ce322" style:family="table-cell" style:parent-style-name="Default">
      <style:table-cell-properties fo:background-color="transparent" style:shrink-to-fit="true"/>
      <style:map style:condition="cell-content()=&quot;Cancels&quot;" style:apply-style-name="Red_20_bg" style:base-cell-address="'Modifier List (Old)'.G2"/>
      <style:map style:condition="cell-content()=&quot;Follows&quot;" style:apply-style-name="Light_20_orange_20_bg" style:base-cell-address="'Modifier List (Old)'.G2"/>
      <style:map style:condition="cell-content()=&quot;Buffers&quot;" style:apply-style-name="Yellow_20_bg" style:base-cell-address="'Modifier List (Old)'.G2"/>
      <style:map style:condition="cell-content()=&quot;Mutual&quot;" style:apply-style-name="Light_20_blue_20_bg" style:base-cell-address="'Modifier List (Old)'.G2"/>
      <style:map style:condition="cell-content()=&quot;Special&quot;" style:apply-style-name="Green_20_bg" style:base-cell-address="'Modifier List (Old)'.G2"/>
      <style:map style:condition="cell-content()=&quot;Prereq&quot;" style:apply-style-name="Blue_20_bg" style:base-cell-address="'Modifier List (Old)'.G2"/>
      <style:map style:condition="cell-content()=&quot;Impossible?&quot;" style:apply-style-name="Light_20_gray_20_bg" style:base-cell-address="'Modifier List (Old)'.G2"/>
      <style:map style:condition="cell-content()=&quot;§§§&quot;" style:apply-style-name="Dark_20_gray_20_bg" style:base-cell-address="'Modifier List (Old)'.G2"/>
      <style:map style:condition="cell-content()=&quot;???&quot;" style:apply-style-name="Purple_20_bg" style:base-cell-address="'Modifier List (Old)'.G2"/>
      <style:map style:condition="cell-content()=&quot;No effect&quot;" style:apply-style-name="Light_20_gray_20_bg" style:base-cell-address="'Modifier List (Old)'.G2"/>
    </style:style>
    <style:style style:name="ce323" style:family="table-cell" style:parent-style-name="Default">
      <style:table-cell-properties style:shrink-to-fit="true"/>
      <style:map style:condition="cell-content()=&quot;Cancels&quot;" style:apply-style-name="Red_20_bg" style:base-cell-address="'Modifier List (Old)'.G67"/>
      <style:map style:condition="cell-content()=&quot;Follows&quot;" style:apply-style-name="Light_20_orange_20_bg" style:base-cell-address="'Modifier List (Old)'.G67"/>
      <style:map style:condition="cell-content()=&quot;Buffers&quot;" style:apply-style-name="Yellow_20_bg" style:base-cell-address="'Modifier List (Old)'.G67"/>
      <style:map style:condition="cell-content()=&quot;Mutual&quot;" style:apply-style-name="Light_20_blue_20_bg" style:base-cell-address="'Modifier List (Old)'.G67"/>
      <style:map style:condition="cell-content()=&quot;Special&quot;" style:apply-style-name="Green_20_bg" style:base-cell-address="'Modifier List (Old)'.G67"/>
      <style:map style:condition="cell-content()=&quot;Prereq&quot;" style:apply-style-name="Blue_20_bg" style:base-cell-address="'Modifier List (Old)'.G67"/>
      <style:map style:condition="cell-content()=&quot;Impossible?&quot;" style:apply-style-name="Light_20_gray_20_bg" style:base-cell-address="'Modifier List (Old)'.G67"/>
      <style:map style:condition="cell-content()=&quot;§§§&quot;" style:apply-style-name="Dark_20_gray_20_bg" style:base-cell-address="'Modifier List (Old)'.G67"/>
      <style:map style:condition="cell-content()=&quot;???&quot;" style:apply-style-name="Purple_20_bg" style:base-cell-address="'Modifier List (Old)'.G67"/>
      <style:map style:condition="cell-content()=&quot;No effect&quot;" style:apply-style-name="Light_20_gray_20_bg" style:base-cell-address="'Modifier List (Old)'.G67"/>
    </style:style>
    <style:style style:name="ce324" style:family="table-cell" style:parent-style-name="Default">
      <style:table-cell-properties style:shrink-to-fit="true"/>
      <style:map style:condition="cell-content()=&quot;Cancels&quot;" style:apply-style-name="Red_20_bg" style:base-cell-address="'Modifier List (Old)'.G2"/>
      <style:map style:condition="cell-content()=&quot;Follows&quot;" style:apply-style-name="Light_20_orange_20_bg" style:base-cell-address="'Modifier List (Old)'.G2"/>
      <style:map style:condition="cell-content()=&quot;Buffers&quot;" style:apply-style-name="Yellow_20_bg" style:base-cell-address="'Modifier List (Old)'.G2"/>
      <style:map style:condition="cell-content()=&quot;Mutual&quot;" style:apply-style-name="Light_20_blue_20_bg" style:base-cell-address="'Modifier List (Old)'.G2"/>
      <style:map style:condition="cell-content()=&quot;Special&quot;" style:apply-style-name="Green_20_bg" style:base-cell-address="'Modifier List (Old)'.G2"/>
      <style:map style:condition="cell-content()=&quot;Prereq&quot;" style:apply-style-name="Blue_20_bg" style:base-cell-address="'Modifier List (Old)'.G2"/>
      <style:map style:condition="cell-content()=&quot;Impossible?&quot;" style:apply-style-name="Light_20_gray_20_bg" style:base-cell-address="'Modifier List (Old)'.G2"/>
      <style:map style:condition="cell-content()=&quot;§§§&quot;" style:apply-style-name="Dark_20_gray_20_bg" style:base-cell-address="'Modifier List (Old)'.G2"/>
      <style:map style:condition="cell-content()=&quot;???&quot;" style:apply-style-name="Purple_20_bg" style:base-cell-address="'Modifier List (Old)'.G2"/>
      <style:map style:condition="cell-content()=&quot;No effect&quot;" style:apply-style-name="Light_20_gray_20_bg" style:base-cell-address="'Modifier List (Old)'.G2"/>
    </style:style>
    <style:style style:name="ce325" style:family="table-cell" style:parent-style-name="Default">
      <style:table-cell-properties fo:background-color="transparent" style:shrink-to-fit="true"/>
      <style:map style:condition="cell-content()=&quot;Cancels&quot;" style:apply-style-name="Red_20_bg" style:base-cell-address="'Modifier List (Old)'.G2"/>
      <style:map style:condition="cell-content()=&quot;Follows&quot;" style:apply-style-name="Light_20_orange_20_bg" style:base-cell-address="'Modifier List (Old)'.G2"/>
      <style:map style:condition="cell-content()=&quot;Buffers&quot;" style:apply-style-name="Yellow_20_bg" style:base-cell-address="'Modifier List (Old)'.G2"/>
      <style:map style:condition="cell-content()=&quot;Mutual&quot;" style:apply-style-name="Light_20_blue_20_bg" style:base-cell-address="'Modifier List (Old)'.G2"/>
      <style:map style:condition="cell-content()=&quot;Special&quot;" style:apply-style-name="Green_20_bg" style:base-cell-address="'Modifier List (Old)'.G2"/>
      <style:map style:condition="cell-content()=&quot;Prereq&quot;" style:apply-style-name="Blue_20_bg" style:base-cell-address="'Modifier List (Old)'.G2"/>
      <style:map style:condition="cell-content()=&quot;Impossible?&quot;" style:apply-style-name="Light_20_gray_20_bg" style:base-cell-address="'Modifier List (Old)'.G2"/>
      <style:map style:condition="cell-content()=&quot;§§§&quot;" style:apply-style-name="Dark_20_gray_20_bg" style:base-cell-address="'Modifier List (Old)'.G2"/>
      <style:map style:condition="cell-content()=&quot;???&quot;" style:apply-style-name="Purple_20_bg" style:base-cell-address="'Modifier List (Old)'.G2"/>
      <style:map style:condition="cell-content()=&quot;No effect&quot;" style:apply-style-name="Light_20_gray_20_bg" style:base-cell-address="'Modifier List (Old)'.G2"/>
    </style:style>
    <style:style style:name="ce326" style:family="table-cell" style:parent-style-name="Default">
      <style:table-cell-properties style:shrink-to-fit="true"/>
      <style:map style:condition="cell-content()=&quot;Cancels&quot;" style:apply-style-name="Red_20_bg" style:base-cell-address="'Modifier List (Old)'.G67"/>
      <style:map style:condition="cell-content()=&quot;Follows&quot;" style:apply-style-name="Light_20_orange_20_bg" style:base-cell-address="'Modifier List (Old)'.G67"/>
      <style:map style:condition="cell-content()=&quot;Buffers&quot;" style:apply-style-name="Yellow_20_bg" style:base-cell-address="'Modifier List (Old)'.G67"/>
      <style:map style:condition="cell-content()=&quot;Mutual&quot;" style:apply-style-name="Light_20_blue_20_bg" style:base-cell-address="'Modifier List (Old)'.G67"/>
      <style:map style:condition="cell-content()=&quot;Special&quot;" style:apply-style-name="Green_20_bg" style:base-cell-address="'Modifier List (Old)'.G67"/>
      <style:map style:condition="cell-content()=&quot;Prereq&quot;" style:apply-style-name="Blue_20_bg" style:base-cell-address="'Modifier List (Old)'.G67"/>
      <style:map style:condition="cell-content()=&quot;Impossible?&quot;" style:apply-style-name="Light_20_gray_20_bg" style:base-cell-address="'Modifier List (Old)'.G67"/>
      <style:map style:condition="cell-content()=&quot;§§§&quot;" style:apply-style-name="Dark_20_gray_20_bg" style:base-cell-address="'Modifier List (Old)'.G67"/>
      <style:map style:condition="cell-content()=&quot;???&quot;" style:apply-style-name="Purple_20_bg" style:base-cell-address="'Modifier List (Old)'.G67"/>
      <style:map style:condition="cell-content()=&quot;No effect&quot;" style:apply-style-name="Light_20_gray_20_bg" style:base-cell-address="'Modifier List (Old)'.G67"/>
    </style:style>
    <style:style style:name="ce327" style:family="table-cell" style:parent-style-name="Default">
      <style:table-cell-properties style:shrink-to-fit="true"/>
      <style:map style:condition="cell-content()=&quot;Cancels&quot;" style:apply-style-name="Red_20_bg" style:base-cell-address="'Modifier List (Old)'.G2"/>
      <style:map style:condition="cell-content()=&quot;Follows&quot;" style:apply-style-name="Light_20_orange_20_bg" style:base-cell-address="'Modifier List (Old)'.G2"/>
      <style:map style:condition="cell-content()=&quot;Buffers&quot;" style:apply-style-name="Yellow_20_bg" style:base-cell-address="'Modifier List (Old)'.G2"/>
      <style:map style:condition="cell-content()=&quot;Mutual&quot;" style:apply-style-name="Light_20_blue_20_bg" style:base-cell-address="'Modifier List (Old)'.G2"/>
      <style:map style:condition="cell-content()=&quot;Special&quot;" style:apply-style-name="Green_20_bg" style:base-cell-address="'Modifier List (Old)'.G2"/>
      <style:map style:condition="cell-content()=&quot;Prereq&quot;" style:apply-style-name="Blue_20_bg" style:base-cell-address="'Modifier List (Old)'.G2"/>
      <style:map style:condition="cell-content()=&quot;Impossible?&quot;" style:apply-style-name="Light_20_gray_20_bg" style:base-cell-address="'Modifier List (Old)'.G2"/>
      <style:map style:condition="cell-content()=&quot;§§§&quot;" style:apply-style-name="Dark_20_gray_20_bg" style:base-cell-address="'Modifier List (Old)'.G2"/>
      <style:map style:condition="cell-content()=&quot;???&quot;" style:apply-style-name="Purple_20_bg" style:base-cell-address="'Modifier List (Old)'.G2"/>
      <style:map style:condition="cell-content()=&quot;No effect&quot;" style:apply-style-name="Light_20_gray_20_bg" style:base-cell-address="'Modifier List (Old)'.G2"/>
    </style:style>
    <style:style style:name="ce328" style:family="table-cell" style:parent-style-name="Default">
      <style:table-cell-properties style:shrink-to-fit="true"/>
      <style:map style:condition="cell-content()=&quot;Cancels&quot;" style:apply-style-name="Red_20_bg" style:base-cell-address="'Modifier List (Old)'.G67"/>
      <style:map style:condition="cell-content()=&quot;Follows&quot;" style:apply-style-name="Light_20_orange_20_bg" style:base-cell-address="'Modifier List (Old)'.G67"/>
      <style:map style:condition="cell-content()=&quot;Buffers&quot;" style:apply-style-name="Yellow_20_bg" style:base-cell-address="'Modifier List (Old)'.G67"/>
      <style:map style:condition="cell-content()=&quot;Mutual&quot;" style:apply-style-name="Light_20_blue_20_bg" style:base-cell-address="'Modifier List (Old)'.G67"/>
      <style:map style:condition="cell-content()=&quot;Special&quot;" style:apply-style-name="Green_20_bg" style:base-cell-address="'Modifier List (Old)'.G67"/>
      <style:map style:condition="cell-content()=&quot;Prereq&quot;" style:apply-style-name="Blue_20_bg" style:base-cell-address="'Modifier List (Old)'.G67"/>
      <style:map style:condition="cell-content()=&quot;Impossible?&quot;" style:apply-style-name="Light_20_gray_20_bg" style:base-cell-address="'Modifier List (Old)'.G67"/>
      <style:map style:condition="cell-content()=&quot;§§§&quot;" style:apply-style-name="Dark_20_gray_20_bg" style:base-cell-address="'Modifier List (Old)'.G67"/>
      <style:map style:condition="cell-content()=&quot;???&quot;" style:apply-style-name="Purple_20_bg" style:base-cell-address="'Modifier List (Old)'.G67"/>
      <style:map style:condition="cell-content()=&quot;No effect&quot;" style:apply-style-name="Light_20_gray_20_bg" style:base-cell-address="'Modifier List (Old)'.G67"/>
    </style:style>
    <style:style style:name="ce329" style:family="table-cell" style:parent-style-name="Default">
      <style:table-cell-properties style:shrink-to-fit="true"/>
      <style:map style:condition="cell-content()=&quot;Cancels&quot;" style:apply-style-name="Red_20_bg" style:base-cell-address="'Modifier List (Old)'.G2"/>
      <style:map style:condition="cell-content()=&quot;Follows&quot;" style:apply-style-name="Light_20_orange_20_bg" style:base-cell-address="'Modifier List (Old)'.G2"/>
      <style:map style:condition="cell-content()=&quot;Buffers&quot;" style:apply-style-name="Yellow_20_bg" style:base-cell-address="'Modifier List (Old)'.G2"/>
      <style:map style:condition="cell-content()=&quot;Mutual&quot;" style:apply-style-name="Light_20_blue_20_bg" style:base-cell-address="'Modifier List (Old)'.G2"/>
      <style:map style:condition="cell-content()=&quot;Special&quot;" style:apply-style-name="Green_20_bg" style:base-cell-address="'Modifier List (Old)'.G2"/>
      <style:map style:condition="cell-content()=&quot;Prereq&quot;" style:apply-style-name="Blue_20_bg" style:base-cell-address="'Modifier List (Old)'.G2"/>
      <style:map style:condition="cell-content()=&quot;Impossible?&quot;" style:apply-style-name="Light_20_gray_20_bg" style:base-cell-address="'Modifier List (Old)'.G2"/>
      <style:map style:condition="cell-content()=&quot;§§§&quot;" style:apply-style-name="Dark_20_gray_20_bg" style:base-cell-address="'Modifier List (Old)'.G2"/>
      <style:map style:condition="cell-content()=&quot;???&quot;" style:apply-style-name="Purple_20_bg" style:base-cell-address="'Modifier List (Old)'.G2"/>
      <style:map style:condition="cell-content()=&quot;No effect&quot;" style:apply-style-name="Light_20_gray_20_bg" style:base-cell-address="'Modifier List (Old)'.G2"/>
    </style:style>
    <style:style style:name="ce330" style:family="table-cell" style:parent-style-name="Default">
      <style:table-cell-properties style:shrink-to-fit="true"/>
      <style:map style:condition="cell-content()=&quot;Cancels&quot;" style:apply-style-name="Red_20_bg" style:base-cell-address="'Modifier List (Old)'.G67"/>
      <style:map style:condition="cell-content()=&quot;Follows&quot;" style:apply-style-name="Light_20_orange_20_bg" style:base-cell-address="'Modifier List (Old)'.G67"/>
      <style:map style:condition="cell-content()=&quot;Buffers&quot;" style:apply-style-name="Yellow_20_bg" style:base-cell-address="'Modifier List (Old)'.G67"/>
      <style:map style:condition="cell-content()=&quot;Mutual&quot;" style:apply-style-name="Light_20_blue_20_bg" style:base-cell-address="'Modifier List (Old)'.G67"/>
      <style:map style:condition="cell-content()=&quot;Special&quot;" style:apply-style-name="Green_20_bg" style:base-cell-address="'Modifier List (Old)'.G67"/>
      <style:map style:condition="cell-content()=&quot;Prereq&quot;" style:apply-style-name="Blue_20_bg" style:base-cell-address="'Modifier List (Old)'.G67"/>
      <style:map style:condition="cell-content()=&quot;Impossible?&quot;" style:apply-style-name="Light_20_gray_20_bg" style:base-cell-address="'Modifier List (Old)'.G67"/>
      <style:map style:condition="cell-content()=&quot;§§§&quot;" style:apply-style-name="Dark_20_gray_20_bg" style:base-cell-address="'Modifier List (Old)'.G67"/>
      <style:map style:condition="cell-content()=&quot;???&quot;" style:apply-style-name="Purple_20_bg" style:base-cell-address="'Modifier List (Old)'.G67"/>
      <style:map style:condition="cell-content()=&quot;No effect&quot;" style:apply-style-name="Light_20_gray_20_bg" style:base-cell-address="'Modifier List (Old)'.G67"/>
    </style:style>
    <style:style style:name="ce331" style:family="table-cell" style:parent-style-name="Default">
      <style:table-cell-properties style:shrink-to-fit="true"/>
      <style:map style:condition="cell-content()=&quot;Cancels&quot;" style:apply-style-name="Red_20_bg" style:base-cell-address="'Modifier List (Old)'.G2"/>
      <style:map style:condition="cell-content()=&quot;Follows&quot;" style:apply-style-name="Light_20_orange_20_bg" style:base-cell-address="'Modifier List (Old)'.G2"/>
      <style:map style:condition="cell-content()=&quot;Buffers&quot;" style:apply-style-name="Yellow_20_bg" style:base-cell-address="'Modifier List (Old)'.G2"/>
      <style:map style:condition="cell-content()=&quot;Mutual&quot;" style:apply-style-name="Light_20_blue_20_bg" style:base-cell-address="'Modifier List (Old)'.G2"/>
      <style:map style:condition="cell-content()=&quot;Special&quot;" style:apply-style-name="Green_20_bg" style:base-cell-address="'Modifier List (Old)'.G2"/>
      <style:map style:condition="cell-content()=&quot;Prereq&quot;" style:apply-style-name="Blue_20_bg" style:base-cell-address="'Modifier List (Old)'.G2"/>
      <style:map style:condition="cell-content()=&quot;Impossible?&quot;" style:apply-style-name="Light_20_gray_20_bg" style:base-cell-address="'Modifier List (Old)'.G2"/>
      <style:map style:condition="cell-content()=&quot;§§§&quot;" style:apply-style-name="Dark_20_gray_20_bg" style:base-cell-address="'Modifier List (Old)'.G2"/>
      <style:map style:condition="cell-content()=&quot;???&quot;" style:apply-style-name="Purple_20_bg" style:base-cell-address="'Modifier List (Old)'.G2"/>
      <style:map style:condition="cell-content()=&quot;No effect&quot;" style:apply-style-name="Light_20_gray_20_bg" style:base-cell-address="'Modifier List (Old)'.G2"/>
    </style:style>
    <style:style style:name="ce332" style:family="table-cell" style:parent-style-name="Default">
      <style:table-cell-properties style:shrink-to-fit="true"/>
      <style:map style:condition="cell-content()=&quot;Cancels&quot;" style:apply-style-name="Red_20_bg" style:base-cell-address="'Modifier List (Old)'.G67"/>
      <style:map style:condition="cell-content()=&quot;Follows&quot;" style:apply-style-name="Light_20_orange_20_bg" style:base-cell-address="'Modifier List (Old)'.G67"/>
      <style:map style:condition="cell-content()=&quot;Buffers&quot;" style:apply-style-name="Yellow_20_bg" style:base-cell-address="'Modifier List (Old)'.G67"/>
      <style:map style:condition="cell-content()=&quot;Mutual&quot;" style:apply-style-name="Light_20_blue_20_bg" style:base-cell-address="'Modifier List (Old)'.G67"/>
      <style:map style:condition="cell-content()=&quot;Special&quot;" style:apply-style-name="Green_20_bg" style:base-cell-address="'Modifier List (Old)'.G67"/>
      <style:map style:condition="cell-content()=&quot;Prereq&quot;" style:apply-style-name="Blue_20_bg" style:base-cell-address="'Modifier List (Old)'.G67"/>
      <style:map style:condition="cell-content()=&quot;Impossible?&quot;" style:apply-style-name="Light_20_gray_20_bg" style:base-cell-address="'Modifier List (Old)'.G67"/>
      <style:map style:condition="cell-content()=&quot;§§§&quot;" style:apply-style-name="Dark_20_gray_20_bg" style:base-cell-address="'Modifier List (Old)'.G67"/>
      <style:map style:condition="cell-content()=&quot;???&quot;" style:apply-style-name="Purple_20_bg" style:base-cell-address="'Modifier List (Old)'.G67"/>
      <style:map style:condition="cell-content()=&quot;No effect&quot;" style:apply-style-name="Light_20_gray_20_bg" style:base-cell-address="'Modifier List (Old)'.G67"/>
    </style:style>
    <style:style style:name="ce333" style:family="table-cell" style:parent-style-name="Default">
      <style:table-cell-properties style:shrink-to-fit="true"/>
      <style:map style:condition="cell-content()=&quot;Cancels&quot;" style:apply-style-name="Red_20_bg" style:base-cell-address="'Modifier List (Old)'.S2"/>
      <style:map style:condition="cell-content()=&quot;Follows&quot;" style:apply-style-name="Light_20_orange_20_bg" style:base-cell-address="'Modifier List (Old)'.S2"/>
      <style:map style:condition="cell-content()=&quot;Buffers&quot;" style:apply-style-name="Yellow_20_bg" style:base-cell-address="'Modifier List (Old)'.S2"/>
      <style:map style:condition="cell-content()=&quot;Mutual&quot;" style:apply-style-name="Light_20_blue_20_bg" style:base-cell-address="'Modifier List (Old)'.S2"/>
      <style:map style:condition="cell-content()=&quot;Special&quot;" style:apply-style-name="Green_20_bg" style:base-cell-address="'Modifier List (Old)'.S2"/>
      <style:map style:condition="cell-content()=&quot;Prereq&quot;" style:apply-style-name="Blue_20_bg" style:base-cell-address="'Modifier List (Old)'.S2"/>
      <style:map style:condition="cell-content()=&quot;Impossible?&quot;" style:apply-style-name="Light_20_gray_20_bg" style:base-cell-address="'Modifier List (Old)'.S2"/>
      <style:map style:condition="cell-content()=&quot;§§§&quot;" style:apply-style-name="Dark_20_gray_20_bg" style:base-cell-address="'Modifier List (Old)'.S2"/>
      <style:map style:condition="cell-content()=&quot;???&quot;" style:apply-style-name="Purple_20_bg" style:base-cell-address="'Modifier List (Old)'.S2"/>
      <style:map style:condition="cell-content()=&quot;No effect&quot;" style:apply-style-name="Light_20_gray_20_bg" style:base-cell-address="'Modifier List (Old)'.S2"/>
    </style:style>
    <style:style style:name="ce334" style:family="table-cell" style:parent-style-name="Default">
      <style:table-cell-properties style:shrink-to-fit="true"/>
      <style:map style:condition="cell-content()=&quot;Cancels&quot;" style:apply-style-name="Red_20_bg" style:base-cell-address="'Modifier List (Old)'.S67"/>
      <style:map style:condition="cell-content()=&quot;Follows&quot;" style:apply-style-name="Light_20_orange_20_bg" style:base-cell-address="'Modifier List (Old)'.S67"/>
      <style:map style:condition="cell-content()=&quot;Buffers&quot;" style:apply-style-name="Yellow_20_bg" style:base-cell-address="'Modifier List (Old)'.S67"/>
      <style:map style:condition="cell-content()=&quot;Mutual&quot;" style:apply-style-name="Light_20_blue_20_bg" style:base-cell-address="'Modifier List (Old)'.S67"/>
      <style:map style:condition="cell-content()=&quot;Special&quot;" style:apply-style-name="Green_20_bg" style:base-cell-address="'Modifier List (Old)'.S67"/>
      <style:map style:condition="cell-content()=&quot;Prereq&quot;" style:apply-style-name="Blue_20_bg" style:base-cell-address="'Modifier List (Old)'.S67"/>
      <style:map style:condition="cell-content()=&quot;Impossible?&quot;" style:apply-style-name="Light_20_gray_20_bg" style:base-cell-address="'Modifier List (Old)'.S67"/>
      <style:map style:condition="cell-content()=&quot;§§§&quot;" style:apply-style-name="Dark_20_gray_20_bg" style:base-cell-address="'Modifier List (Old)'.S67"/>
      <style:map style:condition="cell-content()=&quot;???&quot;" style:apply-style-name="Purple_20_bg" style:base-cell-address="'Modifier List (Old)'.S67"/>
      <style:map style:condition="cell-content()=&quot;No effect&quot;" style:apply-style-name="Light_20_gray_20_bg" style:base-cell-address="'Modifier List (Old)'.S67"/>
    </style:style>
    <style:style style:name="ce335" style:family="table-cell" style:parent-style-name="Default">
      <style:table-cell-properties style:shrink-to-fit="true"/>
      <style:map style:condition="cell-content()=&quot;Cancels&quot;" style:apply-style-name="Red_20_bg" style:base-cell-address="'Modifier List (Old)'.S2"/>
      <style:map style:condition="cell-content()=&quot;Follows&quot;" style:apply-style-name="Light_20_orange_20_bg" style:base-cell-address="'Modifier List (Old)'.S2"/>
      <style:map style:condition="cell-content()=&quot;Buffers&quot;" style:apply-style-name="Yellow_20_bg" style:base-cell-address="'Modifier List (Old)'.S2"/>
      <style:map style:condition="cell-content()=&quot;Mutual&quot;" style:apply-style-name="Light_20_blue_20_bg" style:base-cell-address="'Modifier List (Old)'.S2"/>
      <style:map style:condition="cell-content()=&quot;Special&quot;" style:apply-style-name="Green_20_bg" style:base-cell-address="'Modifier List (Old)'.S2"/>
      <style:map style:condition="cell-content()=&quot;Prereq&quot;" style:apply-style-name="Blue_20_bg" style:base-cell-address="'Modifier List (Old)'.S2"/>
      <style:map style:condition="cell-content()=&quot;Impossible?&quot;" style:apply-style-name="Light_20_gray_20_bg" style:base-cell-address="'Modifier List (Old)'.S2"/>
      <style:map style:condition="cell-content()=&quot;§§§&quot;" style:apply-style-name="Dark_20_gray_20_bg" style:base-cell-address="'Modifier List (Old)'.S2"/>
      <style:map style:condition="cell-content()=&quot;???&quot;" style:apply-style-name="Purple_20_bg" style:base-cell-address="'Modifier List (Old)'.S2"/>
      <style:map style:condition="cell-content()=&quot;No effect&quot;" style:apply-style-name="Light_20_gray_20_bg" style:base-cell-address="'Modifier List (Old)'.S2"/>
    </style:style>
    <style:style style:name="ce336" style:family="table-cell" style:parent-style-name="Default">
      <style:table-cell-properties style:shrink-to-fit="true"/>
      <style:map style:condition="cell-content()=&quot;Cancels&quot;" style:apply-style-name="Red_20_bg" style:base-cell-address="'Modifier List (Old)'.S67"/>
      <style:map style:condition="cell-content()=&quot;Follows&quot;" style:apply-style-name="Light_20_orange_20_bg" style:base-cell-address="'Modifier List (Old)'.S67"/>
      <style:map style:condition="cell-content()=&quot;Buffers&quot;" style:apply-style-name="Yellow_20_bg" style:base-cell-address="'Modifier List (Old)'.S67"/>
      <style:map style:condition="cell-content()=&quot;Mutual&quot;" style:apply-style-name="Light_20_blue_20_bg" style:base-cell-address="'Modifier List (Old)'.S67"/>
      <style:map style:condition="cell-content()=&quot;Special&quot;" style:apply-style-name="Green_20_bg" style:base-cell-address="'Modifier List (Old)'.S67"/>
      <style:map style:condition="cell-content()=&quot;Prereq&quot;" style:apply-style-name="Blue_20_bg" style:base-cell-address="'Modifier List (Old)'.S67"/>
      <style:map style:condition="cell-content()=&quot;Impossible?&quot;" style:apply-style-name="Light_20_gray_20_bg" style:base-cell-address="'Modifier List (Old)'.S67"/>
      <style:map style:condition="cell-content()=&quot;§§§&quot;" style:apply-style-name="Dark_20_gray_20_bg" style:base-cell-address="'Modifier List (Old)'.S67"/>
      <style:map style:condition="cell-content()=&quot;???&quot;" style:apply-style-name="Purple_20_bg" style:base-cell-address="'Modifier List (Old)'.S67"/>
      <style:map style:condition="cell-content()=&quot;No effect&quot;" style:apply-style-name="Light_20_gray_20_bg" style:base-cell-address="'Modifier List (Old)'.S67"/>
    </style:style>
    <style:style style:name="ce337" style:family="table-cell" style:parent-style-name="Default">
      <style:table-cell-properties style:shrink-to-fit="true"/>
      <style:map style:condition="cell-content()=&quot;Cancels&quot;" style:apply-style-name="Red_20_bg" style:base-cell-address="'Modifier List (Old)'.S2"/>
      <style:map style:condition="cell-content()=&quot;Follows&quot;" style:apply-style-name="Light_20_orange_20_bg" style:base-cell-address="'Modifier List (Old)'.S2"/>
      <style:map style:condition="cell-content()=&quot;Buffers&quot;" style:apply-style-name="Yellow_20_bg" style:base-cell-address="'Modifier List (Old)'.S2"/>
      <style:map style:condition="cell-content()=&quot;Mutual&quot;" style:apply-style-name="Light_20_blue_20_bg" style:base-cell-address="'Modifier List (Old)'.S2"/>
      <style:map style:condition="cell-content()=&quot;Special&quot;" style:apply-style-name="Green_20_bg" style:base-cell-address="'Modifier List (Old)'.S2"/>
      <style:map style:condition="cell-content()=&quot;Prereq&quot;" style:apply-style-name="Blue_20_bg" style:base-cell-address="'Modifier List (Old)'.S2"/>
      <style:map style:condition="cell-content()=&quot;Impossible?&quot;" style:apply-style-name="Light_20_gray_20_bg" style:base-cell-address="'Modifier List (Old)'.S2"/>
      <style:map style:condition="cell-content()=&quot;§§§&quot;" style:apply-style-name="Dark_20_gray_20_bg" style:base-cell-address="'Modifier List (Old)'.S2"/>
      <style:map style:condition="cell-content()=&quot;???&quot;" style:apply-style-name="Purple_20_bg" style:base-cell-address="'Modifier List (Old)'.S2"/>
      <style:map style:condition="cell-content()=&quot;No effect&quot;" style:apply-style-name="Light_20_gray_20_bg" style:base-cell-address="'Modifier List (Old)'.S2"/>
    </style:style>
    <style:style style:name="ce338" style:family="table-cell" style:parent-style-name="Default">
      <style:table-cell-properties style:shrink-to-fit="true"/>
      <style:map style:condition="cell-content()=&quot;Cancels&quot;" style:apply-style-name="Red_20_bg" style:base-cell-address="'Modifier List (Old)'.S67"/>
      <style:map style:condition="cell-content()=&quot;Follows&quot;" style:apply-style-name="Light_20_orange_20_bg" style:base-cell-address="'Modifier List (Old)'.S67"/>
      <style:map style:condition="cell-content()=&quot;Buffers&quot;" style:apply-style-name="Yellow_20_bg" style:base-cell-address="'Modifier List (Old)'.S67"/>
      <style:map style:condition="cell-content()=&quot;Mutual&quot;" style:apply-style-name="Light_20_blue_20_bg" style:base-cell-address="'Modifier List (Old)'.S67"/>
      <style:map style:condition="cell-content()=&quot;Special&quot;" style:apply-style-name="Green_20_bg" style:base-cell-address="'Modifier List (Old)'.S67"/>
      <style:map style:condition="cell-content()=&quot;Prereq&quot;" style:apply-style-name="Blue_20_bg" style:base-cell-address="'Modifier List (Old)'.S67"/>
      <style:map style:condition="cell-content()=&quot;Impossible?&quot;" style:apply-style-name="Light_20_gray_20_bg" style:base-cell-address="'Modifier List (Old)'.S67"/>
      <style:map style:condition="cell-content()=&quot;§§§&quot;" style:apply-style-name="Dark_20_gray_20_bg" style:base-cell-address="'Modifier List (Old)'.S67"/>
      <style:map style:condition="cell-content()=&quot;???&quot;" style:apply-style-name="Purple_20_bg" style:base-cell-address="'Modifier List (Old)'.S67"/>
      <style:map style:condition="cell-content()=&quot;No effect&quot;" style:apply-style-name="Light_20_gray_20_bg" style:base-cell-address="'Modifier List (Old)'.S67"/>
    </style:style>
    <style:style style:name="ce339" style:family="table-cell" style:parent-style-name="Default">
      <style:table-cell-properties style:shrink-to-fit="true"/>
      <style:map style:condition="cell-content()=&quot;Cancels&quot;" style:apply-style-name="Red_20_bg" style:base-cell-address="'Modifier List (Old)'.S2"/>
      <style:map style:condition="cell-content()=&quot;Follows&quot;" style:apply-style-name="Light_20_orange_20_bg" style:base-cell-address="'Modifier List (Old)'.S2"/>
      <style:map style:condition="cell-content()=&quot;Buffers&quot;" style:apply-style-name="Yellow_20_bg" style:base-cell-address="'Modifier List (Old)'.S2"/>
      <style:map style:condition="cell-content()=&quot;Mutual&quot;" style:apply-style-name="Light_20_blue_20_bg" style:base-cell-address="'Modifier List (Old)'.S2"/>
      <style:map style:condition="cell-content()=&quot;Special&quot;" style:apply-style-name="Green_20_bg" style:base-cell-address="'Modifier List (Old)'.S2"/>
      <style:map style:condition="cell-content()=&quot;Prereq&quot;" style:apply-style-name="Blue_20_bg" style:base-cell-address="'Modifier List (Old)'.S2"/>
      <style:map style:condition="cell-content()=&quot;Impossible?&quot;" style:apply-style-name="Light_20_gray_20_bg" style:base-cell-address="'Modifier List (Old)'.S2"/>
      <style:map style:condition="cell-content()=&quot;§§§&quot;" style:apply-style-name="Dark_20_gray_20_bg" style:base-cell-address="'Modifier List (Old)'.S2"/>
      <style:map style:condition="cell-content()=&quot;???&quot;" style:apply-style-name="Purple_20_bg" style:base-cell-address="'Modifier List (Old)'.S2"/>
      <style:map style:condition="cell-content()=&quot;No effect&quot;" style:apply-style-name="Light_20_gray_20_bg" style:base-cell-address="'Modifier List (Old)'.S2"/>
    </style:style>
    <style:style style:name="ce340" style:family="table-cell" style:parent-style-name="Default">
      <style:table-cell-properties style:shrink-to-fit="true"/>
      <style:text-properties fo:font-weight="bold" style:font-weight-asian="bold" style:font-weight-complex="bold"/>
      <style:map style:condition="cell-content()=&quot;Cancels&quot;" style:apply-style-name="Red_20_bg" style:base-cell-address="'Modifier List (Old)'.V4"/>
      <style:map style:condition="cell-content()=&quot;Follows&quot;" style:apply-style-name="Light_20_orange_20_bg" style:base-cell-address="'Modifier List (Old)'.V4"/>
      <style:map style:condition="cell-content()=&quot;Buffers&quot;" style:apply-style-name="Yellow_20_bg" style:base-cell-address="'Modifier List (Old)'.V4"/>
      <style:map style:condition="cell-content()=&quot;Mutual&quot;" style:apply-style-name="Light_20_blue_20_bg" style:base-cell-address="'Modifier List (Old)'.V4"/>
      <style:map style:condition="cell-content()=&quot;Special&quot;" style:apply-style-name="Green_20_bg" style:base-cell-address="'Modifier List (Old)'.V4"/>
      <style:map style:condition="cell-content()=&quot;Prereq&quot;" style:apply-style-name="Blue_20_bg" style:base-cell-address="'Modifier List (Old)'.V4"/>
      <style:map style:condition="cell-content()=&quot;Impossible?&quot;" style:apply-style-name="Light_20_gray_20_bg" style:base-cell-address="'Modifier List (Old)'.V4"/>
      <style:map style:condition="cell-content()=&quot;§§§&quot;" style:apply-style-name="Dark_20_gray_20_bg" style:base-cell-address="'Modifier List (Old)'.V4"/>
      <style:map style:condition="cell-content()=&quot;???&quot;" style:apply-style-name="Purple_20_bg" style:base-cell-address="'Modifier List (Old)'.V4"/>
      <style:map style:condition="cell-content()=&quot;No effect&quot;" style:apply-style-name="Light_20_gray_20_bg" style:base-cell-address="'Modifier List (Old)'.V4"/>
    </style:style>
    <style:style style:name="ce341" style:family="table-cell" style:parent-style-name="Default">
      <style:table-cell-properties style:shrink-to-fit="true"/>
      <style:map style:condition="cell-content()=&quot;Cancels&quot;" style:apply-style-name="Red_20_bg" style:base-cell-address="'Modifier List (Old)'.V4"/>
      <style:map style:condition="cell-content()=&quot;Follows&quot;" style:apply-style-name="Light_20_orange_20_bg" style:base-cell-address="'Modifier List (Old)'.V4"/>
      <style:map style:condition="cell-content()=&quot;Buffers&quot;" style:apply-style-name="Yellow_20_bg" style:base-cell-address="'Modifier List (Old)'.V4"/>
      <style:map style:condition="cell-content()=&quot;Mutual&quot;" style:apply-style-name="Light_20_blue_20_bg" style:base-cell-address="'Modifier List (Old)'.V4"/>
      <style:map style:condition="cell-content()=&quot;Special&quot;" style:apply-style-name="Green_20_bg" style:base-cell-address="'Modifier List (Old)'.V4"/>
      <style:map style:condition="cell-content()=&quot;Prereq&quot;" style:apply-style-name="Blue_20_bg" style:base-cell-address="'Modifier List (Old)'.V4"/>
      <style:map style:condition="cell-content()=&quot;Impossible?&quot;" style:apply-style-name="Light_20_gray_20_bg" style:base-cell-address="'Modifier List (Old)'.V4"/>
      <style:map style:condition="cell-content()=&quot;§§§&quot;" style:apply-style-name="Dark_20_gray_20_bg" style:base-cell-address="'Modifier List (Old)'.V4"/>
      <style:map style:condition="cell-content()=&quot;???&quot;" style:apply-style-name="Purple_20_bg" style:base-cell-address="'Modifier List (Old)'.V4"/>
      <style:map style:condition="cell-content()=&quot;No effect&quot;" style:apply-style-name="Light_20_gray_20_bg" style:base-cell-address="'Modifier List (Old)'.V4"/>
    </style:style>
    <style:style style:name="ce342" style:family="table-cell" style:parent-style-name="Default">
      <style:map style:condition="cell-content()=&quot;Cancels&quot;" style:apply-style-name="Red_20_bg" style:base-cell-address="'Modifier List (Old)'.V4"/>
      <style:map style:condition="cell-content()=&quot;Follows&quot;" style:apply-style-name="Light_20_orange_20_bg" style:base-cell-address="'Modifier List (Old)'.V4"/>
      <style:map style:condition="cell-content()=&quot;Buffers&quot;" style:apply-style-name="Yellow_20_bg" style:base-cell-address="'Modifier List (Old)'.V4"/>
      <style:map style:condition="cell-content()=&quot;Mutual&quot;" style:apply-style-name="Light_20_blue_20_bg" style:base-cell-address="'Modifier List (Old)'.V4"/>
      <style:map style:condition="cell-content()=&quot;Special&quot;" style:apply-style-name="Green_20_bg" style:base-cell-address="'Modifier List (Old)'.V4"/>
      <style:map style:condition="cell-content()=&quot;Prereq&quot;" style:apply-style-name="Blue_20_bg" style:base-cell-address="'Modifier List (Old)'.V4"/>
      <style:map style:condition="cell-content()=&quot;Impossible?&quot;" style:apply-style-name="Light_20_gray_20_bg" style:base-cell-address="'Modifier List (Old)'.V4"/>
      <style:map style:condition="cell-content()=&quot;§§§&quot;" style:apply-style-name="Dark_20_gray_20_bg" style:base-cell-address="'Modifier List (Old)'.V4"/>
      <style:map style:condition="cell-content()=&quot;???&quot;" style:apply-style-name="Purple_20_bg" style:base-cell-address="'Modifier List (Old)'.V4"/>
      <style:map style:condition="cell-content()=&quot;No effect&quot;" style:apply-style-name="Light_20_gray_20_bg" style:base-cell-address="'Modifier List (Old)'.V4"/>
    </style:style>
    <style:style style:name="ce343" style:family="table-cell" style:parent-style-name="Default">
      <style:table-cell-properties style:shrink-to-fit="true"/>
      <style:text-properties fo:font-style="italic" style:font-style-asian="italic" style:font-style-complex="italic"/>
      <style:map style:condition="cell-content()=&quot;Cancels&quot;" style:apply-style-name="Red_20_bg" style:base-cell-address="'Modifier List (Old)'.V4"/>
      <style:map style:condition="cell-content()=&quot;Follows&quot;" style:apply-style-name="Light_20_orange_20_bg" style:base-cell-address="'Modifier List (Old)'.V4"/>
      <style:map style:condition="cell-content()=&quot;Buffers&quot;" style:apply-style-name="Yellow_20_bg" style:base-cell-address="'Modifier List (Old)'.V4"/>
      <style:map style:condition="cell-content()=&quot;Mutual&quot;" style:apply-style-name="Light_20_blue_20_bg" style:base-cell-address="'Modifier List (Old)'.V4"/>
      <style:map style:condition="cell-content()=&quot;Special&quot;" style:apply-style-name="Green_20_bg" style:base-cell-address="'Modifier List (Old)'.V4"/>
      <style:map style:condition="cell-content()=&quot;Prereq&quot;" style:apply-style-name="Blue_20_bg" style:base-cell-address="'Modifier List (Old)'.V4"/>
      <style:map style:condition="cell-content()=&quot;Impossible?&quot;" style:apply-style-name="Light_20_gray_20_bg" style:base-cell-address="'Modifier List (Old)'.V4"/>
      <style:map style:condition="cell-content()=&quot;§§§&quot;" style:apply-style-name="Dark_20_gray_20_bg" style:base-cell-address="'Modifier List (Old)'.V4"/>
      <style:map style:condition="cell-content()=&quot;???&quot;" style:apply-style-name="Purple_20_bg" style:base-cell-address="'Modifier List (Old)'.V4"/>
      <style:map style:condition="cell-content()=&quot;No effect&quot;" style:apply-style-name="Light_20_gray_20_bg" style:base-cell-address="'Modifier List (Old)'.V4"/>
    </style:style>
    <style:style style:name="ce344" style:family="table-cell" style:parent-style-name="Default">
      <style:map style:condition="cell-content()=&quot;Cancels&quot;" style:apply-style-name="Red_20_bg" style:base-cell-address="'Modifier List (Old)'.S2"/>
      <style:map style:condition="cell-content()=&quot;Follows&quot;" style:apply-style-name="Light_20_orange_20_bg" style:base-cell-address="'Modifier List (Old)'.S2"/>
      <style:map style:condition="cell-content()=&quot;Buffers&quot;" style:apply-style-name="Yellow_20_bg" style:base-cell-address="'Modifier List (Old)'.S2"/>
      <style:map style:condition="cell-content()=&quot;Mutual&quot;" style:apply-style-name="Light_20_blue_20_bg" style:base-cell-address="'Modifier List (Old)'.S2"/>
      <style:map style:condition="cell-content()=&quot;Special&quot;" style:apply-style-name="Green_20_bg" style:base-cell-address="'Modifier List (Old)'.S2"/>
      <style:map style:condition="cell-content()=&quot;Prereq&quot;" style:apply-style-name="Blue_20_bg" style:base-cell-address="'Modifier List (Old)'.S2"/>
      <style:map style:condition="cell-content()=&quot;Impossible?&quot;" style:apply-style-name="Light_20_gray_20_bg" style:base-cell-address="'Modifier List (Old)'.S2"/>
      <style:map style:condition="cell-content()=&quot;§§§&quot;" style:apply-style-name="Dark_20_gray_20_bg" style:base-cell-address="'Modifier List (Old)'.S2"/>
      <style:map style:condition="cell-content()=&quot;???&quot;" style:apply-style-name="Purple_20_bg" style:base-cell-address="'Modifier List (Old)'.S2"/>
      <style:map style:condition="cell-content()=&quot;No effect&quot;" style:apply-style-name="Light_20_gray_20_bg" style:base-cell-address="'Modifier List (Old)'.S2"/>
    </style:style>
    <style:style style:name="ce345" style:family="table-cell" style:parent-style-name="Default">
      <style:table-cell-properties style:shrink-to-fit="true"/>
      <style:map style:condition="cell-content()=&quot;Cancels&quot;" style:apply-style-name="Red_20_bg" style:base-cell-address="'Modifier List (Old)'.V67"/>
      <style:map style:condition="cell-content()=&quot;Follows&quot;" style:apply-style-name="Light_20_orange_20_bg" style:base-cell-address="'Modifier List (Old)'.V67"/>
      <style:map style:condition="cell-content()=&quot;Buffers&quot;" style:apply-style-name="Yellow_20_bg" style:base-cell-address="'Modifier List (Old)'.V67"/>
      <style:map style:condition="cell-content()=&quot;Mutual&quot;" style:apply-style-name="Light_20_blue_20_bg" style:base-cell-address="'Modifier List (Old)'.V67"/>
      <style:map style:condition="cell-content()=&quot;Special&quot;" style:apply-style-name="Green_20_bg" style:base-cell-address="'Modifier List (Old)'.V67"/>
      <style:map style:condition="cell-content()=&quot;Prereq&quot;" style:apply-style-name="Blue_20_bg" style:base-cell-address="'Modifier List (Old)'.V67"/>
      <style:map style:condition="cell-content()=&quot;Impossible?&quot;" style:apply-style-name="Light_20_gray_20_bg" style:base-cell-address="'Modifier List (Old)'.V67"/>
      <style:map style:condition="cell-content()=&quot;§§§&quot;" style:apply-style-name="Dark_20_gray_20_bg" style:base-cell-address="'Modifier List (Old)'.V67"/>
      <style:map style:condition="cell-content()=&quot;???&quot;" style:apply-style-name="Purple_20_bg" style:base-cell-address="'Modifier List (Old)'.V67"/>
      <style:map style:condition="cell-content()=&quot;No effect&quot;" style:apply-style-name="Light_20_gray_20_bg" style:base-cell-address="'Modifier List (Old)'.V67"/>
    </style:style>
    <style:style style:name="ce346" style:family="table-cell" style:parent-style-name="Default">
      <style:map style:condition="cell-content()=&quot;Cancels&quot;" style:apply-style-name="Red_20_bg" style:base-cell-address="'Modifier List (Old)'.V67"/>
      <style:map style:condition="cell-content()=&quot;Follows&quot;" style:apply-style-name="Light_20_orange_20_bg" style:base-cell-address="'Modifier List (Old)'.V67"/>
      <style:map style:condition="cell-content()=&quot;Buffers&quot;" style:apply-style-name="Yellow_20_bg" style:base-cell-address="'Modifier List (Old)'.V67"/>
      <style:map style:condition="cell-content()=&quot;Mutual&quot;" style:apply-style-name="Light_20_blue_20_bg" style:base-cell-address="'Modifier List (Old)'.V67"/>
      <style:map style:condition="cell-content()=&quot;Special&quot;" style:apply-style-name="Green_20_bg" style:base-cell-address="'Modifier List (Old)'.V67"/>
      <style:map style:condition="cell-content()=&quot;Prereq&quot;" style:apply-style-name="Blue_20_bg" style:base-cell-address="'Modifier List (Old)'.V67"/>
      <style:map style:condition="cell-content()=&quot;Impossible?&quot;" style:apply-style-name="Light_20_gray_20_bg" style:base-cell-address="'Modifier List (Old)'.V67"/>
      <style:map style:condition="cell-content()=&quot;§§§&quot;" style:apply-style-name="Dark_20_gray_20_bg" style:base-cell-address="'Modifier List (Old)'.V67"/>
      <style:map style:condition="cell-content()=&quot;???&quot;" style:apply-style-name="Purple_20_bg" style:base-cell-address="'Modifier List (Old)'.V67"/>
      <style:map style:condition="cell-content()=&quot;No effect&quot;" style:apply-style-name="Light_20_gray_20_bg" style:base-cell-address="'Modifier List (Old)'.V67"/>
    </style:style>
    <style:style style:name="ce347" style:family="table-cell" style:parent-style-name="Default">
      <style:table-cell-properties style:shrink-to-fit="true"/>
      <style:text-properties fo:font-style="italic" style:font-style-asian="italic" style:font-style-complex="italic"/>
      <style:map style:condition="cell-content()=&quot;Cancels&quot;" style:apply-style-name="Red_20_bg" style:base-cell-address="'Modifier List (Old)'.V67"/>
      <style:map style:condition="cell-content()=&quot;Follows&quot;" style:apply-style-name="Light_20_orange_20_bg" style:base-cell-address="'Modifier List (Old)'.V67"/>
      <style:map style:condition="cell-content()=&quot;Buffers&quot;" style:apply-style-name="Yellow_20_bg" style:base-cell-address="'Modifier List (Old)'.V67"/>
      <style:map style:condition="cell-content()=&quot;Mutual&quot;" style:apply-style-name="Light_20_blue_20_bg" style:base-cell-address="'Modifier List (Old)'.V67"/>
      <style:map style:condition="cell-content()=&quot;Special&quot;" style:apply-style-name="Green_20_bg" style:base-cell-address="'Modifier List (Old)'.V67"/>
      <style:map style:condition="cell-content()=&quot;Prereq&quot;" style:apply-style-name="Blue_20_bg" style:base-cell-address="'Modifier List (Old)'.V67"/>
      <style:map style:condition="cell-content()=&quot;Impossible?&quot;" style:apply-style-name="Light_20_gray_20_bg" style:base-cell-address="'Modifier List (Old)'.V67"/>
      <style:map style:condition="cell-content()=&quot;§§§&quot;" style:apply-style-name="Dark_20_gray_20_bg" style:base-cell-address="'Modifier List (Old)'.V67"/>
      <style:map style:condition="cell-content()=&quot;???&quot;" style:apply-style-name="Purple_20_bg" style:base-cell-address="'Modifier List (Old)'.V67"/>
      <style:map style:condition="cell-content()=&quot;No effect&quot;" style:apply-style-name="Light_20_gray_20_bg" style:base-cell-address="'Modifier List (Old)'.V67"/>
    </style:style>
    <style:style style:name="ce348" style:family="table-cell" style:parent-style-name="Default">
      <style:map style:condition="cell-content()=&quot;Cancels&quot;" style:apply-style-name="Red_20_bg" style:base-cell-address="'Modifier List (Old)'.S67"/>
      <style:map style:condition="cell-content()=&quot;Follows&quot;" style:apply-style-name="Light_20_orange_20_bg" style:base-cell-address="'Modifier List (Old)'.S67"/>
      <style:map style:condition="cell-content()=&quot;Buffers&quot;" style:apply-style-name="Yellow_20_bg" style:base-cell-address="'Modifier List (Old)'.S67"/>
      <style:map style:condition="cell-content()=&quot;Mutual&quot;" style:apply-style-name="Light_20_blue_20_bg" style:base-cell-address="'Modifier List (Old)'.S67"/>
      <style:map style:condition="cell-content()=&quot;Special&quot;" style:apply-style-name="Green_20_bg" style:base-cell-address="'Modifier List (Old)'.S67"/>
      <style:map style:condition="cell-content()=&quot;Prereq&quot;" style:apply-style-name="Blue_20_bg" style:base-cell-address="'Modifier List (Old)'.S67"/>
      <style:map style:condition="cell-content()=&quot;Impossible?&quot;" style:apply-style-name="Light_20_gray_20_bg" style:base-cell-address="'Modifier List (Old)'.S67"/>
      <style:map style:condition="cell-content()=&quot;§§§&quot;" style:apply-style-name="Dark_20_gray_20_bg" style:base-cell-address="'Modifier List (Old)'.S67"/>
      <style:map style:condition="cell-content()=&quot;???&quot;" style:apply-style-name="Purple_20_bg" style:base-cell-address="'Modifier List (Old)'.S67"/>
      <style:map style:condition="cell-content()=&quot;No effect&quot;" style:apply-style-name="Light_20_gray_20_bg" style:base-cell-address="'Modifier List (Old)'.S67"/>
    </style:style>
    <style:style style:name="ce349" style:family="table-cell" style:parent-style-name="Default">
      <style:table-cell-properties style:shrink-to-fit="true"/>
      <style:map style:condition="cell-content()=&quot;Cancels&quot;" style:apply-style-name="Red_20_bg" style:base-cell-address="'Modifier List (Old)'.S67"/>
      <style:map style:condition="cell-content()=&quot;Follows&quot;" style:apply-style-name="Light_20_orange_20_bg" style:base-cell-address="'Modifier List (Old)'.S67"/>
      <style:map style:condition="cell-content()=&quot;Buffers&quot;" style:apply-style-name="Yellow_20_bg" style:base-cell-address="'Modifier List (Old)'.S67"/>
      <style:map style:condition="cell-content()=&quot;Mutual&quot;" style:apply-style-name="Light_20_blue_20_bg" style:base-cell-address="'Modifier List (Old)'.S67"/>
      <style:map style:condition="cell-content()=&quot;Special&quot;" style:apply-style-name="Green_20_bg" style:base-cell-address="'Modifier List (Old)'.S67"/>
      <style:map style:condition="cell-content()=&quot;Prereq&quot;" style:apply-style-name="Blue_20_bg" style:base-cell-address="'Modifier List (Old)'.S67"/>
      <style:map style:condition="cell-content()=&quot;Impossible?&quot;" style:apply-style-name="Light_20_gray_20_bg" style:base-cell-address="'Modifier List (Old)'.S67"/>
      <style:map style:condition="cell-content()=&quot;§§§&quot;" style:apply-style-name="Dark_20_gray_20_bg" style:base-cell-address="'Modifier List (Old)'.S67"/>
      <style:map style:condition="cell-content()=&quot;???&quot;" style:apply-style-name="Purple_20_bg" style:base-cell-address="'Modifier List (Old)'.S67"/>
      <style:map style:condition="cell-content()=&quot;No effect&quot;" style:apply-style-name="Light_20_gray_20_bg" style:base-cell-address="'Modifier List (Old)'.S67"/>
    </style:style>
    <style:style style:name="ce350" style:family="table-cell" style:parent-style-name="Default">
      <style:table-cell-properties style:shrink-to-fit="true"/>
      <style:text-properties fo:font-style="italic" style:font-style-asian="italic" style:font-style-complex="italic"/>
      <style:map style:condition="cell-content()=&quot;Cancels&quot;" style:apply-style-name="Red_20_bg" style:base-cell-address="'Modifier List (Old)'.S67"/>
      <style:map style:condition="cell-content()=&quot;Follows&quot;" style:apply-style-name="Light_20_orange_20_bg" style:base-cell-address="'Modifier List (Old)'.S67"/>
      <style:map style:condition="cell-content()=&quot;Buffers&quot;" style:apply-style-name="Yellow_20_bg" style:base-cell-address="'Modifier List (Old)'.S67"/>
      <style:map style:condition="cell-content()=&quot;Mutual&quot;" style:apply-style-name="Light_20_blue_20_bg" style:base-cell-address="'Modifier List (Old)'.S67"/>
      <style:map style:condition="cell-content()=&quot;Special&quot;" style:apply-style-name="Green_20_bg" style:base-cell-address="'Modifier List (Old)'.S67"/>
      <style:map style:condition="cell-content()=&quot;Prereq&quot;" style:apply-style-name="Blue_20_bg" style:base-cell-address="'Modifier List (Old)'.S67"/>
      <style:map style:condition="cell-content()=&quot;Impossible?&quot;" style:apply-style-name="Light_20_gray_20_bg" style:base-cell-address="'Modifier List (Old)'.S67"/>
      <style:map style:condition="cell-content()=&quot;§§§&quot;" style:apply-style-name="Dark_20_gray_20_bg" style:base-cell-address="'Modifier List (Old)'.S67"/>
      <style:map style:condition="cell-content()=&quot;???&quot;" style:apply-style-name="Purple_20_bg" style:base-cell-address="'Modifier List (Old)'.S67"/>
      <style:map style:condition="cell-content()=&quot;No effect&quot;" style:apply-style-name="Light_20_gray_20_bg" style:base-cell-address="'Modifier List (Old)'.S67"/>
    </style:style>
    <style:style style:name="ce351" style:family="table-cell" style:parent-style-name="Default">
      <style:map style:condition="cell-content()=&quot;Cancels&quot;" style:apply-style-name="Red_20_bg" style:base-cell-address="'Modifier List (Old)'.S67"/>
      <style:map style:condition="cell-content()=&quot;Follows&quot;" style:apply-style-name="Light_20_orange_20_bg" style:base-cell-address="'Modifier List (Old)'.S67"/>
      <style:map style:condition="cell-content()=&quot;Buffers&quot;" style:apply-style-name="Yellow_20_bg" style:base-cell-address="'Modifier List (Old)'.S67"/>
      <style:map style:condition="cell-content()=&quot;Mutual&quot;" style:apply-style-name="Light_20_blue_20_bg" style:base-cell-address="'Modifier List (Old)'.S67"/>
      <style:map style:condition="cell-content()=&quot;Special&quot;" style:apply-style-name="Green_20_bg" style:base-cell-address="'Modifier List (Old)'.S67"/>
      <style:map style:condition="cell-content()=&quot;Prereq&quot;" style:apply-style-name="Blue_20_bg" style:base-cell-address="'Modifier List (Old)'.S67"/>
      <style:map style:condition="cell-content()=&quot;Impossible?&quot;" style:apply-style-name="Light_20_gray_20_bg" style:base-cell-address="'Modifier List (Old)'.S67"/>
      <style:map style:condition="cell-content()=&quot;§§§&quot;" style:apply-style-name="Dark_20_gray_20_bg" style:base-cell-address="'Modifier List (Old)'.S67"/>
      <style:map style:condition="cell-content()=&quot;???&quot;" style:apply-style-name="Purple_20_bg" style:base-cell-address="'Modifier List (Old)'.S67"/>
      <style:map style:condition="cell-content()=&quot;No effect&quot;" style:apply-style-name="Light_20_gray_20_bg" style:base-cell-address="'Modifier List (Old)'.S67"/>
    </style:style>
    <style:style style:name="ce352" style:family="table-cell" style:parent-style-name="Default">
      <style:table-cell-properties style:shrink-to-fit="true"/>
      <style:map style:condition="cell-content()=&quot;Cancels&quot;" style:apply-style-name="Red_20_bg" style:base-cell-address="'Modifier List (Old)'.S2"/>
      <style:map style:condition="cell-content()=&quot;Follows&quot;" style:apply-style-name="Light_20_orange_20_bg" style:base-cell-address="'Modifier List (Old)'.S2"/>
      <style:map style:condition="cell-content()=&quot;Buffers&quot;" style:apply-style-name="Yellow_20_bg" style:base-cell-address="'Modifier List (Old)'.S2"/>
      <style:map style:condition="cell-content()=&quot;Mutual&quot;" style:apply-style-name="Light_20_blue_20_bg" style:base-cell-address="'Modifier List (Old)'.S2"/>
      <style:map style:condition="cell-content()=&quot;Special&quot;" style:apply-style-name="Green_20_bg" style:base-cell-address="'Modifier List (Old)'.S2"/>
      <style:map style:condition="cell-content()=&quot;Prereq&quot;" style:apply-style-name="Blue_20_bg" style:base-cell-address="'Modifier List (Old)'.S2"/>
      <style:map style:condition="cell-content()=&quot;Impossible?&quot;" style:apply-style-name="Light_20_gray_20_bg" style:base-cell-address="'Modifier List (Old)'.S2"/>
      <style:map style:condition="cell-content()=&quot;§§§&quot;" style:apply-style-name="Dark_20_gray_20_bg" style:base-cell-address="'Modifier List (Old)'.S2"/>
      <style:map style:condition="cell-content()=&quot;???&quot;" style:apply-style-name="Purple_20_bg" style:base-cell-address="'Modifier List (Old)'.S2"/>
      <style:map style:condition="cell-content()=&quot;No effect&quot;" style:apply-style-name="Light_20_gray_20_bg" style:base-cell-address="'Modifier List (Old)'.S2"/>
    </style:style>
    <style:style style:name="ce353" style:family="table-cell" style:parent-style-name="Default">
      <style:table-cell-properties style:shrink-to-fit="true"/>
      <style:map style:condition="cell-content()=&quot;Cancels&quot;" style:apply-style-name="Red_20_bg" style:base-cell-address="'Modifier List (Old)'.S67"/>
      <style:map style:condition="cell-content()=&quot;Follows&quot;" style:apply-style-name="Light_20_orange_20_bg" style:base-cell-address="'Modifier List (Old)'.S67"/>
      <style:map style:condition="cell-content()=&quot;Buffers&quot;" style:apply-style-name="Yellow_20_bg" style:base-cell-address="'Modifier List (Old)'.S67"/>
      <style:map style:condition="cell-content()=&quot;Mutual&quot;" style:apply-style-name="Light_20_blue_20_bg" style:base-cell-address="'Modifier List (Old)'.S67"/>
      <style:map style:condition="cell-content()=&quot;Special&quot;" style:apply-style-name="Green_20_bg" style:base-cell-address="'Modifier List (Old)'.S67"/>
      <style:map style:condition="cell-content()=&quot;Prereq&quot;" style:apply-style-name="Blue_20_bg" style:base-cell-address="'Modifier List (Old)'.S67"/>
      <style:map style:condition="cell-content()=&quot;Impossible?&quot;" style:apply-style-name="Light_20_gray_20_bg" style:base-cell-address="'Modifier List (Old)'.S67"/>
      <style:map style:condition="cell-content()=&quot;§§§&quot;" style:apply-style-name="Dark_20_gray_20_bg" style:base-cell-address="'Modifier List (Old)'.S67"/>
      <style:map style:condition="cell-content()=&quot;???&quot;" style:apply-style-name="Purple_20_bg" style:base-cell-address="'Modifier List (Old)'.S67"/>
      <style:map style:condition="cell-content()=&quot;No effect&quot;" style:apply-style-name="Light_20_gray_20_bg" style:base-cell-address="'Modifier List (Old)'.S67"/>
    </style:style>
    <style:style style:name="ce354" style:family="table-cell" style:parent-style-name="Default">
      <style:table-cell-properties style:shrink-to-fit="true"/>
      <style:map style:condition="cell-content()=&quot;Cancels&quot;" style:apply-style-name="Red_20_bg" style:base-cell-address="'Modifier List (Old)'.G2"/>
      <style:map style:condition="cell-content()=&quot;Follows&quot;" style:apply-style-name="Light_20_orange_20_bg" style:base-cell-address="'Modifier List (Old)'.G2"/>
      <style:map style:condition="cell-content()=&quot;Buffers&quot;" style:apply-style-name="Yellow_20_bg" style:base-cell-address="'Modifier List (Old)'.G2"/>
      <style:map style:condition="cell-content()=&quot;Mutual&quot;" style:apply-style-name="Light_20_blue_20_bg" style:base-cell-address="'Modifier List (Old)'.G2"/>
      <style:map style:condition="cell-content()=&quot;Special&quot;" style:apply-style-name="Green_20_bg" style:base-cell-address="'Modifier List (Old)'.G2"/>
      <style:map style:condition="cell-content()=&quot;Prereq&quot;" style:apply-style-name="Blue_20_bg" style:base-cell-address="'Modifier List (Old)'.G2"/>
      <style:map style:condition="cell-content()=&quot;Impossible?&quot;" style:apply-style-name="Light_20_gray_20_bg" style:base-cell-address="'Modifier List (Old)'.G2"/>
      <style:map style:condition="cell-content()=&quot;§§§&quot;" style:apply-style-name="Dark_20_gray_20_bg" style:base-cell-address="'Modifier List (Old)'.G2"/>
      <style:map style:condition="cell-content()=&quot;???&quot;" style:apply-style-name="Purple_20_bg" style:base-cell-address="'Modifier List (Old)'.G2"/>
      <style:map style:condition="cell-content()=&quot;No effect&quot;" style:apply-style-name="Light_20_gray_20_bg" style:base-cell-address="'Modifier List (Old)'.G2"/>
    </style:style>
    <style:style style:name="ce355" style:family="table-cell" style:parent-style-name="Default">
      <style:table-cell-properties style:shrink-to-fit="true"/>
      <style:map style:condition="cell-content()=&quot;Cancels&quot;" style:apply-style-name="Red_20_bg" style:base-cell-address="'Modifier List (Old)'.G67"/>
      <style:map style:condition="cell-content()=&quot;Follows&quot;" style:apply-style-name="Light_20_orange_20_bg" style:base-cell-address="'Modifier List (Old)'.G67"/>
      <style:map style:condition="cell-content()=&quot;Buffers&quot;" style:apply-style-name="Yellow_20_bg" style:base-cell-address="'Modifier List (Old)'.G67"/>
      <style:map style:condition="cell-content()=&quot;Mutual&quot;" style:apply-style-name="Light_20_blue_20_bg" style:base-cell-address="'Modifier List (Old)'.G67"/>
      <style:map style:condition="cell-content()=&quot;Special&quot;" style:apply-style-name="Green_20_bg" style:base-cell-address="'Modifier List (Old)'.G67"/>
      <style:map style:condition="cell-content()=&quot;Prereq&quot;" style:apply-style-name="Blue_20_bg" style:base-cell-address="'Modifier List (Old)'.G67"/>
      <style:map style:condition="cell-content()=&quot;Impossible?&quot;" style:apply-style-name="Light_20_gray_20_bg" style:base-cell-address="'Modifier List (Old)'.G67"/>
      <style:map style:condition="cell-content()=&quot;§§§&quot;" style:apply-style-name="Dark_20_gray_20_bg" style:base-cell-address="'Modifier List (Old)'.G67"/>
      <style:map style:condition="cell-content()=&quot;???&quot;" style:apply-style-name="Purple_20_bg" style:base-cell-address="'Modifier List (Old)'.G67"/>
      <style:map style:condition="cell-content()=&quot;No effect&quot;" style:apply-style-name="Light_20_gray_20_bg" style:base-cell-address="'Modifier List (Old)'.G67"/>
    </style:style>
    <style:style style:name="ce233" style:family="table-cell" style:parent-style-name="Default">
      <style:table-cell-properties fo:background-color="#00cccc" fo:border="0.06pt solid #000000"/>
      <style:text-properties fo:font-weight="bold" style:font-weight-asian="bold" style:font-weight-complex="bold"/>
    </style:style>
    <style:style style:name="ce234" style:family="table-cell" style:parent-style-name="Default">
      <style:table-cell-properties fo:background-color="#00cccc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35" style:family="table-cell" style:parent-style-name="Default">
      <style:table-cell-properties style:shrink-to-fit="true"/>
      <style:map style:condition="cell-content()=&quot;Cancels&quot;" style:apply-style-name="Red_20_bg" style:base-cell-address="'Master List'.D2"/>
      <style:map style:condition="cell-content()=&quot;Follows&quot;" style:apply-style-name="Light_20_orange_20_bg" style:base-cell-address="'Master List'.D2"/>
      <style:map style:condition="cell-content()=&quot;Buffers&quot;" style:apply-style-name="Yellow_20_bg" style:base-cell-address="'Master List'.D2"/>
      <style:map style:condition="cell-content()=&quot;Mutual&quot;" style:apply-style-name="Light_20_blue_20_bg" style:base-cell-address="'Master List'.D2"/>
      <style:map style:condition="cell-content()=&quot;Special&quot;" style:apply-style-name="Green_20_bg" style:base-cell-address="'Master List'.D2"/>
      <style:map style:condition="cell-content()=&quot;Prereq&quot;" style:apply-style-name="Blue_20_bg" style:base-cell-address="'Master List'.D2"/>
      <style:map style:condition="cell-content()=&quot;Impossible?&quot;" style:apply-style-name="Light_20_gray_20_bg" style:base-cell-address="'Master List'.D2"/>
      <style:map style:condition="cell-content()=&quot;§§§&quot;" style:apply-style-name="Dark_20_gray_20_bg" style:base-cell-address="'Master List'.D2"/>
      <style:map style:condition="cell-content()=&quot;???&quot;" style:apply-style-name="Purple_20_bg" style:base-cell-address="'Master List'.D2"/>
      <style:map style:condition="cell-content()=&quot;No effect&quot;" style:apply-style-name="Light_20_gray_20_bg" style:base-cell-address="'Master List'.D2"/>
    </style:style>
    <style:style style:name="ce236" style:family="table-cell" style:parent-style-name="Default">
      <style:table-cell-properties style:shrink-to-fit="true"/>
      <style:map style:condition="cell-content()=&quot;Cancels&quot;" style:apply-style-name="Red_20_bg" style:base-cell-address="'Master List'.D2"/>
      <style:map style:condition="cell-content()=&quot;Follows&quot;" style:apply-style-name="Light_20_orange_20_bg" style:base-cell-address="'Master List'.D2"/>
      <style:map style:condition="cell-content()=&quot;Buffers&quot;" style:apply-style-name="Yellow_20_bg" style:base-cell-address="'Master List'.D2"/>
      <style:map style:condition="cell-content()=&quot;Mutual&quot;" style:apply-style-name="Light_20_blue_20_bg" style:base-cell-address="'Master List'.D2"/>
      <style:map style:condition="cell-content()=&quot;Special&quot;" style:apply-style-name="Green_20_bg" style:base-cell-address="'Master List'.D2"/>
      <style:map style:condition="cell-content()=&quot;Prereq&quot;" style:apply-style-name="Blue_20_bg" style:base-cell-address="'Master List'.D2"/>
      <style:map style:condition="cell-content()=&quot;Impossible?&quot;" style:apply-style-name="Light_20_gray_20_bg" style:base-cell-address="'Master List'.D2"/>
      <style:map style:condition="cell-content()=&quot;§§§&quot;" style:apply-style-name="Dark_20_gray_20_bg" style:base-cell-address="'Master List'.D2"/>
      <style:map style:condition="cell-content()=&quot;???&quot;" style:apply-style-name="Purple_20_bg" style:base-cell-address="'Master List'.D2"/>
      <style:map style:condition="cell-content()=&quot;No effect&quot;" style:apply-style-name="Light_20_gray_20_bg" style:base-cell-address="'Master List'.D2"/>
    </style:style>
    <style:style style:name="ce237" style:family="table-cell" style:parent-style-name="Default">
      <style:table-cell-properties style:shrink-to-fit="true"/>
      <style:map style:condition="cell-content()=&quot;Cancels&quot;" style:apply-style-name="Red_20_bg" style:base-cell-address="'Master List'.D2"/>
      <style:map style:condition="cell-content()=&quot;Follows&quot;" style:apply-style-name="Light_20_orange_20_bg" style:base-cell-address="'Master List'.D2"/>
      <style:map style:condition="cell-content()=&quot;Buffers&quot;" style:apply-style-name="Yellow_20_bg" style:base-cell-address="'Master List'.D2"/>
      <style:map style:condition="cell-content()=&quot;Mutual&quot;" style:apply-style-name="Light_20_blue_20_bg" style:base-cell-address="'Master List'.D2"/>
      <style:map style:condition="cell-content()=&quot;Special&quot;" style:apply-style-name="Green_20_bg" style:base-cell-address="'Master List'.D2"/>
      <style:map style:condition="cell-content()=&quot;Prereq&quot;" style:apply-style-name="Blue_20_bg" style:base-cell-address="'Master List'.D2"/>
      <style:map style:condition="cell-content()=&quot;Impossible?&quot;" style:apply-style-name="Light_20_gray_20_bg" style:base-cell-address="'Master List'.D2"/>
      <style:map style:condition="cell-content()=&quot;§§§&quot;" style:apply-style-name="Dark_20_gray_20_bg" style:base-cell-address="'Master List'.D2"/>
      <style:map style:condition="cell-content()=&quot;???&quot;" style:apply-style-name="Purple_20_bg" style:base-cell-address="'Master List'.D2"/>
      <style:map style:condition="cell-content()=&quot;No effect&quot;" style:apply-style-name="Light_20_gray_20_bg" style:base-cell-address="'Master List'.D2"/>
    </style:style>
    <style:style style:name="ce361" style:family="table-cell" style:parent-style-name="Default">
      <style:table-cell-properties style:shrink-to-fit="true"/>
      <style:map style:condition="cell-content()=&quot;Cancels&quot;" style:apply-style-name="Red_20_bg" style:base-cell-address="'Master List'.G2"/>
      <style:map style:condition="cell-content()=&quot;Follows&quot;" style:apply-style-name="Light_20_orange_20_bg" style:base-cell-address="'Master List'.G2"/>
      <style:map style:condition="cell-content()=&quot;Buffers&quot;" style:apply-style-name="Yellow_20_bg" style:base-cell-address="'Master List'.G2"/>
      <style:map style:condition="cell-content()=&quot;Mutual&quot;" style:apply-style-name="Light_20_blue_20_bg" style:base-cell-address="'Master List'.G2"/>
      <style:map style:condition="cell-content()=&quot;Special&quot;" style:apply-style-name="Green_20_bg" style:base-cell-address="'Master List'.G2"/>
      <style:map style:condition="cell-content()=&quot;Prereq&quot;" style:apply-style-name="Blue_20_bg" style:base-cell-address="'Master List'.G2"/>
      <style:map style:condition="cell-content()=&quot;Impossible?&quot;" style:apply-style-name="Light_20_gray_20_bg" style:base-cell-address="'Master List'.G2"/>
      <style:map style:condition="cell-content()=&quot;§§§&quot;" style:apply-style-name="Dark_20_gray_20_bg" style:base-cell-address="'Master List'.G2"/>
      <style:map style:condition="cell-content()=&quot;???&quot;" style:apply-style-name="Purple_20_bg" style:base-cell-address="'Master List'.G2"/>
      <style:map style:condition="cell-content()=&quot;No effect&quot;" style:apply-style-name="Light_20_gray_20_bg" style:base-cell-address="'Master List'.G2"/>
    </style:style>
    <style:style style:name="ce362" style:family="table-cell" style:parent-style-name="Default">
      <style:table-cell-properties style:shrink-to-fit="true"/>
      <style:map style:condition="cell-content()=&quot;Cancels&quot;" style:apply-style-name="Red_20_bg" style:base-cell-address="'Master List'.G2"/>
      <style:map style:condition="cell-content()=&quot;Follows&quot;" style:apply-style-name="Light_20_orange_20_bg" style:base-cell-address="'Master List'.G2"/>
      <style:map style:condition="cell-content()=&quot;Buffers&quot;" style:apply-style-name="Yellow_20_bg" style:base-cell-address="'Master List'.G2"/>
      <style:map style:condition="cell-content()=&quot;Mutual&quot;" style:apply-style-name="Light_20_blue_20_bg" style:base-cell-address="'Master List'.G2"/>
      <style:map style:condition="cell-content()=&quot;Special&quot;" style:apply-style-name="Green_20_bg" style:base-cell-address="'Master List'.G2"/>
      <style:map style:condition="cell-content()=&quot;Prereq&quot;" style:apply-style-name="Blue_20_bg" style:base-cell-address="'Master List'.G2"/>
      <style:map style:condition="cell-content()=&quot;Impossible?&quot;" style:apply-style-name="Light_20_gray_20_bg" style:base-cell-address="'Master List'.G2"/>
      <style:map style:condition="cell-content()=&quot;§§§&quot;" style:apply-style-name="Dark_20_gray_20_bg" style:base-cell-address="'Master List'.G2"/>
      <style:map style:condition="cell-content()=&quot;???&quot;" style:apply-style-name="Purple_20_bg" style:base-cell-address="'Master List'.G2"/>
      <style:map style:condition="cell-content()=&quot;No effect&quot;" style:apply-style-name="Light_20_gray_20_bg" style:base-cell-address="'Master List'.G2"/>
    </style:style>
    <style:style style:name="ce363" style:family="table-cell" style:parent-style-name="Default">
      <style:table-cell-properties style:shrink-to-fit="true"/>
      <style:map style:condition="cell-content()=&quot;Cancels&quot;" style:apply-style-name="Red_20_bg" style:base-cell-address="'Master List'.G2"/>
      <style:map style:condition="cell-content()=&quot;Follows&quot;" style:apply-style-name="Light_20_orange_20_bg" style:base-cell-address="'Master List'.G2"/>
      <style:map style:condition="cell-content()=&quot;Buffers&quot;" style:apply-style-name="Yellow_20_bg" style:base-cell-address="'Master List'.G2"/>
      <style:map style:condition="cell-content()=&quot;Mutual&quot;" style:apply-style-name="Light_20_blue_20_bg" style:base-cell-address="'Master List'.G2"/>
      <style:map style:condition="cell-content()=&quot;Special&quot;" style:apply-style-name="Green_20_bg" style:base-cell-address="'Master List'.G2"/>
      <style:map style:condition="cell-content()=&quot;Prereq&quot;" style:apply-style-name="Blue_20_bg" style:base-cell-address="'Master List'.G2"/>
      <style:map style:condition="cell-content()=&quot;Impossible?&quot;" style:apply-style-name="Light_20_gray_20_bg" style:base-cell-address="'Master List'.G2"/>
      <style:map style:condition="cell-content()=&quot;§§§&quot;" style:apply-style-name="Dark_20_gray_20_bg" style:base-cell-address="'Master List'.G2"/>
      <style:map style:condition="cell-content()=&quot;???&quot;" style:apply-style-name="Purple_20_bg" style:base-cell-address="'Master List'.G2"/>
      <style:map style:condition="cell-content()=&quot;No effect&quot;" style:apply-style-name="Light_20_gray_20_bg" style:base-cell-address="'Master List'.G2"/>
    </style:style>
    <style:style style:name="ce364" style:family="table-cell" style:parent-style-name="Default">
      <style:table-cell-properties style:shrink-to-fit="true"/>
      <style:map style:condition="cell-content()=&quot;Cancels&quot;" style:apply-style-name="Red_20_bg" style:base-cell-address="'Master List'.G2"/>
      <style:map style:condition="cell-content()=&quot;Follows&quot;" style:apply-style-name="Light_20_orange_20_bg" style:base-cell-address="'Master List'.G2"/>
      <style:map style:condition="cell-content()=&quot;Buffers&quot;" style:apply-style-name="Yellow_20_bg" style:base-cell-address="'Master List'.G2"/>
      <style:map style:condition="cell-content()=&quot;Mutual&quot;" style:apply-style-name="Light_20_blue_20_bg" style:base-cell-address="'Master List'.G2"/>
      <style:map style:condition="cell-content()=&quot;Special&quot;" style:apply-style-name="Green_20_bg" style:base-cell-address="'Master List'.G2"/>
      <style:map style:condition="cell-content()=&quot;Prereq&quot;" style:apply-style-name="Blue_20_bg" style:base-cell-address="'Master List'.G2"/>
      <style:map style:condition="cell-content()=&quot;Impossible?&quot;" style:apply-style-name="Light_20_gray_20_bg" style:base-cell-address="'Master List'.G2"/>
      <style:map style:condition="cell-content()=&quot;§§§&quot;" style:apply-style-name="Dark_20_gray_20_bg" style:base-cell-address="'Master List'.G2"/>
      <style:map style:condition="cell-content()=&quot;???&quot;" style:apply-style-name="Purple_20_bg" style:base-cell-address="'Master List'.G2"/>
      <style:map style:condition="cell-content()=&quot;No effect&quot;" style:apply-style-name="Light_20_gray_20_bg" style:base-cell-address="'Master List'.G2"/>
    </style:style>
    <style:style style:name="ce365" style:family="table-cell" style:parent-style-name="Default">
      <style:table-cell-properties style:shrink-to-fit="true"/>
      <style:map style:condition="cell-content()=&quot;Cancels&quot;" style:apply-style-name="Red_20_bg" style:base-cell-address="'Master List'.G2"/>
      <style:map style:condition="cell-content()=&quot;Follows&quot;" style:apply-style-name="Light_20_orange_20_bg" style:base-cell-address="'Master List'.G2"/>
      <style:map style:condition="cell-content()=&quot;Buffers&quot;" style:apply-style-name="Yellow_20_bg" style:base-cell-address="'Master List'.G2"/>
      <style:map style:condition="cell-content()=&quot;Mutual&quot;" style:apply-style-name="Light_20_blue_20_bg" style:base-cell-address="'Master List'.G2"/>
      <style:map style:condition="cell-content()=&quot;Special&quot;" style:apply-style-name="Green_20_bg" style:base-cell-address="'Master List'.G2"/>
      <style:map style:condition="cell-content()=&quot;Prereq&quot;" style:apply-style-name="Blue_20_bg" style:base-cell-address="'Master List'.G2"/>
      <style:map style:condition="cell-content()=&quot;Impossible?&quot;" style:apply-style-name="Light_20_gray_20_bg" style:base-cell-address="'Master List'.G2"/>
      <style:map style:condition="cell-content()=&quot;§§§&quot;" style:apply-style-name="Dark_20_gray_20_bg" style:base-cell-address="'Master List'.G2"/>
      <style:map style:condition="cell-content()=&quot;???&quot;" style:apply-style-name="Purple_20_bg" style:base-cell-address="'Master List'.G2"/>
      <style:map style:condition="cell-content()=&quot;No effect&quot;" style:apply-style-name="Light_20_gray_20_bg" style:base-cell-address="'Master List'.G2"/>
    </style:style>
    <style:style style:name="ce366" style:family="table-cell" style:parent-style-name="Default">
      <style:table-cell-properties style:shrink-to-fit="true"/>
      <style:map style:condition="cell-content()=&quot;Cancels&quot;" style:apply-style-name="Red_20_bg" style:base-cell-address="'Master List'.G2"/>
      <style:map style:condition="cell-content()=&quot;Follows&quot;" style:apply-style-name="Light_20_orange_20_bg" style:base-cell-address="'Master List'.G2"/>
      <style:map style:condition="cell-content()=&quot;Buffers&quot;" style:apply-style-name="Yellow_20_bg" style:base-cell-address="'Master List'.G2"/>
      <style:map style:condition="cell-content()=&quot;Mutual&quot;" style:apply-style-name="Light_20_blue_20_bg" style:base-cell-address="'Master List'.G2"/>
      <style:map style:condition="cell-content()=&quot;Special&quot;" style:apply-style-name="Green_20_bg" style:base-cell-address="'Master List'.G2"/>
      <style:map style:condition="cell-content()=&quot;Prereq&quot;" style:apply-style-name="Blue_20_bg" style:base-cell-address="'Master List'.G2"/>
      <style:map style:condition="cell-content()=&quot;Impossible?&quot;" style:apply-style-name="Light_20_gray_20_bg" style:base-cell-address="'Master List'.G2"/>
      <style:map style:condition="cell-content()=&quot;§§§&quot;" style:apply-style-name="Dark_20_gray_20_bg" style:base-cell-address="'Master List'.G2"/>
      <style:map style:condition="cell-content()=&quot;???&quot;" style:apply-style-name="Purple_20_bg" style:base-cell-address="'Master List'.G2"/>
      <style:map style:condition="cell-content()=&quot;No effect&quot;" style:apply-style-name="Light_20_gray_20_bg" style:base-cell-address="'Master List'.G2"/>
    </style:style>
    <style:style style:name="ce367" style:family="table-cell" style:parent-style-name="Default">
      <style:table-cell-properties style:shrink-to-fit="true"/>
      <style:map style:condition="cell-content()=&quot;Cancels&quot;" style:apply-style-name="Red_20_bg" style:base-cell-address="'Master List'.G2"/>
      <style:map style:condition="cell-content()=&quot;Follows&quot;" style:apply-style-name="Light_20_orange_20_bg" style:base-cell-address="'Master List'.G2"/>
      <style:map style:condition="cell-content()=&quot;Buffers&quot;" style:apply-style-name="Yellow_20_bg" style:base-cell-address="'Master List'.G2"/>
      <style:map style:condition="cell-content()=&quot;Mutual&quot;" style:apply-style-name="Light_20_blue_20_bg" style:base-cell-address="'Master List'.G2"/>
      <style:map style:condition="cell-content()=&quot;Special&quot;" style:apply-style-name="Green_20_bg" style:base-cell-address="'Master List'.G2"/>
      <style:map style:condition="cell-content()=&quot;Prereq&quot;" style:apply-style-name="Blue_20_bg" style:base-cell-address="'Master List'.G2"/>
      <style:map style:condition="cell-content()=&quot;Impossible?&quot;" style:apply-style-name="Light_20_gray_20_bg" style:base-cell-address="'Master List'.G2"/>
      <style:map style:condition="cell-content()=&quot;§§§&quot;" style:apply-style-name="Dark_20_gray_20_bg" style:base-cell-address="'Master List'.G2"/>
      <style:map style:condition="cell-content()=&quot;???&quot;" style:apply-style-name="Purple_20_bg" style:base-cell-address="'Master List'.G2"/>
      <style:map style:condition="cell-content()=&quot;No effect&quot;" style:apply-style-name="Light_20_gray_20_bg" style:base-cell-address="'Master List'.G2"/>
    </style:style>
    <style:style style:name="ce368" style:family="table-cell" style:parent-style-name="Default">
      <style:table-cell-properties style:shrink-to-fit="true"/>
      <style:map style:condition="cell-content()=&quot;Cancels&quot;" style:apply-style-name="Red_20_bg" style:base-cell-address="'Master List'.G2"/>
      <style:map style:condition="cell-content()=&quot;Follows&quot;" style:apply-style-name="Light_20_orange_20_bg" style:base-cell-address="'Master List'.G2"/>
      <style:map style:condition="cell-content()=&quot;Buffers&quot;" style:apply-style-name="Yellow_20_bg" style:base-cell-address="'Master List'.G2"/>
      <style:map style:condition="cell-content()=&quot;Mutual&quot;" style:apply-style-name="Light_20_blue_20_bg" style:base-cell-address="'Master List'.G2"/>
      <style:map style:condition="cell-content()=&quot;Special&quot;" style:apply-style-name="Green_20_bg" style:base-cell-address="'Master List'.G2"/>
      <style:map style:condition="cell-content()=&quot;Prereq&quot;" style:apply-style-name="Blue_20_bg" style:base-cell-address="'Master List'.G2"/>
      <style:map style:condition="cell-content()=&quot;Impossible?&quot;" style:apply-style-name="Light_20_gray_20_bg" style:base-cell-address="'Master List'.G2"/>
      <style:map style:condition="cell-content()=&quot;§§§&quot;" style:apply-style-name="Dark_20_gray_20_bg" style:base-cell-address="'Master List'.G2"/>
      <style:map style:condition="cell-content()=&quot;???&quot;" style:apply-style-name="Purple_20_bg" style:base-cell-address="'Master List'.G2"/>
      <style:map style:condition="cell-content()=&quot;No effect&quot;" style:apply-style-name="Light_20_gray_20_bg" style:base-cell-address="'Master List'.G2"/>
    </style:style>
    <style:style style:name="ce369" style:family="table-cell" style:parent-style-name="Default">
      <style:table-cell-properties style:shrink-to-fit="true"/>
      <style:map style:condition="cell-content()=&quot;Cancels&quot;" style:apply-style-name="Red_20_bg" style:base-cell-address="'Master List'.G2"/>
      <style:map style:condition="cell-content()=&quot;Follows&quot;" style:apply-style-name="Light_20_orange_20_bg" style:base-cell-address="'Master List'.G2"/>
      <style:map style:condition="cell-content()=&quot;Buffers&quot;" style:apply-style-name="Yellow_20_bg" style:base-cell-address="'Master List'.G2"/>
      <style:map style:condition="cell-content()=&quot;Mutual&quot;" style:apply-style-name="Light_20_blue_20_bg" style:base-cell-address="'Master List'.G2"/>
      <style:map style:condition="cell-content()=&quot;Special&quot;" style:apply-style-name="Green_20_bg" style:base-cell-address="'Master List'.G2"/>
      <style:map style:condition="cell-content()=&quot;Prereq&quot;" style:apply-style-name="Blue_20_bg" style:base-cell-address="'Master List'.G2"/>
      <style:map style:condition="cell-content()=&quot;Impossible?&quot;" style:apply-style-name="Light_20_gray_20_bg" style:base-cell-address="'Master List'.G2"/>
      <style:map style:condition="cell-content()=&quot;§§§&quot;" style:apply-style-name="Dark_20_gray_20_bg" style:base-cell-address="'Master List'.G2"/>
      <style:map style:condition="cell-content()=&quot;???&quot;" style:apply-style-name="Purple_20_bg" style:base-cell-address="'Master List'.G2"/>
      <style:map style:condition="cell-content()=&quot;No effect&quot;" style:apply-style-name="Light_20_gray_20_bg" style:base-cell-address="'Master List'.G2"/>
    </style:style>
    <style:style style:name="ce370" style:family="table-cell" style:parent-style-name="Default">
      <style:table-cell-properties style:shrink-to-fit="true"/>
      <style:map style:condition="cell-content()=&quot;Cancels&quot;" style:apply-style-name="Red_20_bg" style:base-cell-address="'Master List'.G2"/>
      <style:map style:condition="cell-content()=&quot;Follows&quot;" style:apply-style-name="Light_20_orange_20_bg" style:base-cell-address="'Master List'.G2"/>
      <style:map style:condition="cell-content()=&quot;Buffers&quot;" style:apply-style-name="Yellow_20_bg" style:base-cell-address="'Master List'.G2"/>
      <style:map style:condition="cell-content()=&quot;Mutual&quot;" style:apply-style-name="Light_20_blue_20_bg" style:base-cell-address="'Master List'.G2"/>
      <style:map style:condition="cell-content()=&quot;Special&quot;" style:apply-style-name="Green_20_bg" style:base-cell-address="'Master List'.G2"/>
      <style:map style:condition="cell-content()=&quot;Prereq&quot;" style:apply-style-name="Blue_20_bg" style:base-cell-address="'Master List'.G2"/>
      <style:map style:condition="cell-content()=&quot;Impossible?&quot;" style:apply-style-name="Light_20_gray_20_bg" style:base-cell-address="'Master List'.G2"/>
      <style:map style:condition="cell-content()=&quot;§§§&quot;" style:apply-style-name="Dark_20_gray_20_bg" style:base-cell-address="'Master List'.G2"/>
      <style:map style:condition="cell-content()=&quot;???&quot;" style:apply-style-name="Purple_20_bg" style:base-cell-address="'Master List'.G2"/>
      <style:map style:condition="cell-content()=&quot;No effect&quot;" style:apply-style-name="Light_20_gray_20_bg" style:base-cell-address="'Master List'.G2"/>
    </style:style>
    <style:style style:name="ce371" style:family="table-cell" style:parent-style-name="Default">
      <style:table-cell-properties style:shrink-to-fit="true"/>
      <style:map style:condition="cell-content()=&quot;Cancels&quot;" style:apply-style-name="Red_20_bg" style:base-cell-address="'Master List'.G2"/>
      <style:map style:condition="cell-content()=&quot;Follows&quot;" style:apply-style-name="Light_20_orange_20_bg" style:base-cell-address="'Master List'.G2"/>
      <style:map style:condition="cell-content()=&quot;Buffers&quot;" style:apply-style-name="Yellow_20_bg" style:base-cell-address="'Master List'.G2"/>
      <style:map style:condition="cell-content()=&quot;Mutual&quot;" style:apply-style-name="Light_20_blue_20_bg" style:base-cell-address="'Master List'.G2"/>
      <style:map style:condition="cell-content()=&quot;Special&quot;" style:apply-style-name="Green_20_bg" style:base-cell-address="'Master List'.G2"/>
      <style:map style:condition="cell-content()=&quot;Prereq&quot;" style:apply-style-name="Blue_20_bg" style:base-cell-address="'Master List'.G2"/>
      <style:map style:condition="cell-content()=&quot;Impossible?&quot;" style:apply-style-name="Light_20_gray_20_bg" style:base-cell-address="'Master List'.G2"/>
      <style:map style:condition="cell-content()=&quot;§§§&quot;" style:apply-style-name="Dark_20_gray_20_bg" style:base-cell-address="'Master List'.G2"/>
      <style:map style:condition="cell-content()=&quot;???&quot;" style:apply-style-name="Purple_20_bg" style:base-cell-address="'Master List'.G2"/>
      <style:map style:condition="cell-content()=&quot;No effect&quot;" style:apply-style-name="Light_20_gray_20_bg" style:base-cell-address="'Master List'.G2"/>
    </style:style>
    <style:style style:name="ce372" style:family="table-cell" style:parent-style-name="Default">
      <style:table-cell-properties style:shrink-to-fit="true"/>
      <style:map style:condition="cell-content()=&quot;Cancels&quot;" style:apply-style-name="Red_20_bg" style:base-cell-address="'Master List'.G2"/>
      <style:map style:condition="cell-content()=&quot;Follows&quot;" style:apply-style-name="Light_20_orange_20_bg" style:base-cell-address="'Master List'.G2"/>
      <style:map style:condition="cell-content()=&quot;Buffers&quot;" style:apply-style-name="Yellow_20_bg" style:base-cell-address="'Master List'.G2"/>
      <style:map style:condition="cell-content()=&quot;Mutual&quot;" style:apply-style-name="Light_20_blue_20_bg" style:base-cell-address="'Master List'.G2"/>
      <style:map style:condition="cell-content()=&quot;Special&quot;" style:apply-style-name="Green_20_bg" style:base-cell-address="'Master List'.G2"/>
      <style:map style:condition="cell-content()=&quot;Prereq&quot;" style:apply-style-name="Blue_20_bg" style:base-cell-address="'Master List'.G2"/>
      <style:map style:condition="cell-content()=&quot;Impossible?&quot;" style:apply-style-name="Light_20_gray_20_bg" style:base-cell-address="'Master List'.G2"/>
      <style:map style:condition="cell-content()=&quot;§§§&quot;" style:apply-style-name="Dark_20_gray_20_bg" style:base-cell-address="'Master List'.G2"/>
      <style:map style:condition="cell-content()=&quot;???&quot;" style:apply-style-name="Purple_20_bg" style:base-cell-address="'Master List'.G2"/>
      <style:map style:condition="cell-content()=&quot;No effect&quot;" style:apply-style-name="Light_20_gray_20_bg" style:base-cell-address="'Master List'.G2"/>
    </style:style>
    <style:style style:name="ce250" style:family="table-cell" style:parent-style-name="Default">
      <style:table-cell-properties style:shrink-to-fit="true"/>
      <style:map style:condition="cell-content()=&quot;Cancels&quot;" style:apply-style-name="Red_20_bg" style:base-cell-address="'Master List'.S2"/>
      <style:map style:condition="cell-content()=&quot;Follows&quot;" style:apply-style-name="Light_20_orange_20_bg" style:base-cell-address="'Master List'.S2"/>
      <style:map style:condition="cell-content()=&quot;Buffers&quot;" style:apply-style-name="Yellow_20_bg" style:base-cell-address="'Master List'.S2"/>
      <style:map style:condition="cell-content()=&quot;Mutual&quot;" style:apply-style-name="Light_20_blue_20_bg" style:base-cell-address="'Master List'.S2"/>
      <style:map style:condition="cell-content()=&quot;Special&quot;" style:apply-style-name="Green_20_bg" style:base-cell-address="'Master List'.S2"/>
      <style:map style:condition="cell-content()=&quot;Prereq&quot;" style:apply-style-name="Blue_20_bg" style:base-cell-address="'Master List'.S2"/>
      <style:map style:condition="cell-content()=&quot;Impossible?&quot;" style:apply-style-name="Light_20_gray_20_bg" style:base-cell-address="'Master List'.S2"/>
      <style:map style:condition="cell-content()=&quot;§§§&quot;" style:apply-style-name="Dark_20_gray_20_bg" style:base-cell-address="'Master List'.S2"/>
      <style:map style:condition="cell-content()=&quot;???&quot;" style:apply-style-name="Purple_20_bg" style:base-cell-address="'Master List'.S2"/>
      <style:map style:condition="cell-content()=&quot;No effect&quot;" style:apply-style-name="Light_20_gray_20_bg" style:base-cell-address="'Master List'.S2"/>
    </style:style>
    <style:style style:name="ce251" style:family="table-cell" style:parent-style-name="Default">
      <style:table-cell-properties style:shrink-to-fit="true"/>
      <style:map style:condition="cell-content()=&quot;Cancels&quot;" style:apply-style-name="Red_20_bg" style:base-cell-address="'Master List'.S2"/>
      <style:map style:condition="cell-content()=&quot;Follows&quot;" style:apply-style-name="Light_20_orange_20_bg" style:base-cell-address="'Master List'.S2"/>
      <style:map style:condition="cell-content()=&quot;Buffers&quot;" style:apply-style-name="Yellow_20_bg" style:base-cell-address="'Master List'.S2"/>
      <style:map style:condition="cell-content()=&quot;Mutual&quot;" style:apply-style-name="Light_20_blue_20_bg" style:base-cell-address="'Master List'.S2"/>
      <style:map style:condition="cell-content()=&quot;Special&quot;" style:apply-style-name="Green_20_bg" style:base-cell-address="'Master List'.S2"/>
      <style:map style:condition="cell-content()=&quot;Prereq&quot;" style:apply-style-name="Blue_20_bg" style:base-cell-address="'Master List'.S2"/>
      <style:map style:condition="cell-content()=&quot;Impossible?&quot;" style:apply-style-name="Light_20_gray_20_bg" style:base-cell-address="'Master List'.S2"/>
      <style:map style:condition="cell-content()=&quot;§§§&quot;" style:apply-style-name="Dark_20_gray_20_bg" style:base-cell-address="'Master List'.S2"/>
      <style:map style:condition="cell-content()=&quot;???&quot;" style:apply-style-name="Purple_20_bg" style:base-cell-address="'Master List'.S2"/>
      <style:map style:condition="cell-content()=&quot;No effect&quot;" style:apply-style-name="Light_20_gray_20_bg" style:base-cell-address="'Master List'.S2"/>
    </style:style>
    <style:style style:name="ce252" style:family="table-cell" style:parent-style-name="Default">
      <style:table-cell-properties style:shrink-to-fit="true"/>
      <style:map style:condition="cell-content()=&quot;Cancels&quot;" style:apply-style-name="Red_20_bg" style:base-cell-address="'Master List'.S2"/>
      <style:map style:condition="cell-content()=&quot;Follows&quot;" style:apply-style-name="Light_20_orange_20_bg" style:base-cell-address="'Master List'.S2"/>
      <style:map style:condition="cell-content()=&quot;Buffers&quot;" style:apply-style-name="Yellow_20_bg" style:base-cell-address="'Master List'.S2"/>
      <style:map style:condition="cell-content()=&quot;Mutual&quot;" style:apply-style-name="Light_20_blue_20_bg" style:base-cell-address="'Master List'.S2"/>
      <style:map style:condition="cell-content()=&quot;Special&quot;" style:apply-style-name="Green_20_bg" style:base-cell-address="'Master List'.S2"/>
      <style:map style:condition="cell-content()=&quot;Prereq&quot;" style:apply-style-name="Blue_20_bg" style:base-cell-address="'Master List'.S2"/>
      <style:map style:condition="cell-content()=&quot;Impossible?&quot;" style:apply-style-name="Light_20_gray_20_bg" style:base-cell-address="'Master List'.S2"/>
      <style:map style:condition="cell-content()=&quot;§§§&quot;" style:apply-style-name="Dark_20_gray_20_bg" style:base-cell-address="'Master List'.S2"/>
      <style:map style:condition="cell-content()=&quot;???&quot;" style:apply-style-name="Purple_20_bg" style:base-cell-address="'Master List'.S2"/>
      <style:map style:condition="cell-content()=&quot;No effect&quot;" style:apply-style-name="Light_20_gray_20_bg" style:base-cell-address="'Master List'.S2"/>
    </style:style>
    <style:style style:name="ce253" style:family="table-cell" style:parent-style-name="Default">
      <style:table-cell-properties style:shrink-to-fit="true"/>
      <style:map style:condition="cell-content()=&quot;Cancels&quot;" style:apply-style-name="Red_20_bg" style:base-cell-address="'Master List'.S2"/>
      <style:map style:condition="cell-content()=&quot;Follows&quot;" style:apply-style-name="Light_20_orange_20_bg" style:base-cell-address="'Master List'.S2"/>
      <style:map style:condition="cell-content()=&quot;Buffers&quot;" style:apply-style-name="Yellow_20_bg" style:base-cell-address="'Master List'.S2"/>
      <style:map style:condition="cell-content()=&quot;Mutual&quot;" style:apply-style-name="Light_20_blue_20_bg" style:base-cell-address="'Master List'.S2"/>
      <style:map style:condition="cell-content()=&quot;Special&quot;" style:apply-style-name="Green_20_bg" style:base-cell-address="'Master List'.S2"/>
      <style:map style:condition="cell-content()=&quot;Prereq&quot;" style:apply-style-name="Blue_20_bg" style:base-cell-address="'Master List'.S2"/>
      <style:map style:condition="cell-content()=&quot;Impossible?&quot;" style:apply-style-name="Light_20_gray_20_bg" style:base-cell-address="'Master List'.S2"/>
      <style:map style:condition="cell-content()=&quot;§§§&quot;" style:apply-style-name="Dark_20_gray_20_bg" style:base-cell-address="'Master List'.S2"/>
      <style:map style:condition="cell-content()=&quot;???&quot;" style:apply-style-name="Purple_20_bg" style:base-cell-address="'Master List'.S2"/>
      <style:map style:condition="cell-content()=&quot;No effect&quot;" style:apply-style-name="Light_20_gray_20_bg" style:base-cell-address="'Master List'.S2"/>
    </style:style>
    <style:style style:name="ce254" style:family="table-cell" style:parent-style-name="Default">
      <style:map style:condition="cell-content()=&quot;Cancels&quot;" style:apply-style-name="Red_20_bg" style:base-cell-address="'Master List'.S2"/>
      <style:map style:condition="cell-content()=&quot;Follows&quot;" style:apply-style-name="Light_20_orange_20_bg" style:base-cell-address="'Master List'.S2"/>
      <style:map style:condition="cell-content()=&quot;Buffers&quot;" style:apply-style-name="Yellow_20_bg" style:base-cell-address="'Master List'.S2"/>
      <style:map style:condition="cell-content()=&quot;Mutual&quot;" style:apply-style-name="Light_20_blue_20_bg" style:base-cell-address="'Master List'.S2"/>
      <style:map style:condition="cell-content()=&quot;Special&quot;" style:apply-style-name="Green_20_bg" style:base-cell-address="'Master List'.S2"/>
      <style:map style:condition="cell-content()=&quot;Prereq&quot;" style:apply-style-name="Blue_20_bg" style:base-cell-address="'Master List'.S2"/>
      <style:map style:condition="cell-content()=&quot;Impossible?&quot;" style:apply-style-name="Light_20_gray_20_bg" style:base-cell-address="'Master List'.S2"/>
      <style:map style:condition="cell-content()=&quot;§§§&quot;" style:apply-style-name="Dark_20_gray_20_bg" style:base-cell-address="'Master List'.S2"/>
      <style:map style:condition="cell-content()=&quot;???&quot;" style:apply-style-name="Purple_20_bg" style:base-cell-address="'Master List'.S2"/>
      <style:map style:condition="cell-content()=&quot;No effect&quot;" style:apply-style-name="Light_20_gray_20_bg" style:base-cell-address="'Master List'.S2"/>
    </style:style>
    <style:style style:name="ce255" style:family="table-cell" style:parent-style-name="Default">
      <style:table-cell-properties style:shrink-to-fit="true"/>
      <style:map style:condition="cell-content()=&quot;Cancels&quot;" style:apply-style-name="Red_20_bg" style:base-cell-address="'Master List'.S2"/>
      <style:map style:condition="cell-content()=&quot;Follows&quot;" style:apply-style-name="Light_20_orange_20_bg" style:base-cell-address="'Master List'.S2"/>
      <style:map style:condition="cell-content()=&quot;Buffers&quot;" style:apply-style-name="Yellow_20_bg" style:base-cell-address="'Master List'.S2"/>
      <style:map style:condition="cell-content()=&quot;Mutual&quot;" style:apply-style-name="Light_20_blue_20_bg" style:base-cell-address="'Master List'.S2"/>
      <style:map style:condition="cell-content()=&quot;Special&quot;" style:apply-style-name="Green_20_bg" style:base-cell-address="'Master List'.S2"/>
      <style:map style:condition="cell-content()=&quot;Prereq&quot;" style:apply-style-name="Blue_20_bg" style:base-cell-address="'Master List'.S2"/>
      <style:map style:condition="cell-content()=&quot;Impossible?&quot;" style:apply-style-name="Light_20_gray_20_bg" style:base-cell-address="'Master List'.S2"/>
      <style:map style:condition="cell-content()=&quot;§§§&quot;" style:apply-style-name="Dark_20_gray_20_bg" style:base-cell-address="'Master List'.S2"/>
      <style:map style:condition="cell-content()=&quot;???&quot;" style:apply-style-name="Purple_20_bg" style:base-cell-address="'Master List'.S2"/>
      <style:map style:condition="cell-content()=&quot;No effect&quot;" style:apply-style-name="Light_20_gray_20_bg" style:base-cell-address="'Master List'.S2"/>
    </style:style>
    <style:style style:name="ce379" style:family="table-cell" style:parent-style-name="Default">
      <style:table-cell-properties style:shrink-to-fit="true"/>
      <style:map style:condition="cell-content()=&quot;Cancels&quot;" style:apply-style-name="Red_20_bg" style:base-cell-address="'Master List'.G2"/>
      <style:map style:condition="cell-content()=&quot;Follows&quot;" style:apply-style-name="Light_20_orange_20_bg" style:base-cell-address="'Master List'.G2"/>
      <style:map style:condition="cell-content()=&quot;Buffers&quot;" style:apply-style-name="Yellow_20_bg" style:base-cell-address="'Master List'.G2"/>
      <style:map style:condition="cell-content()=&quot;Mutual&quot;" style:apply-style-name="Light_20_blue_20_bg" style:base-cell-address="'Master List'.G2"/>
      <style:map style:condition="cell-content()=&quot;Special&quot;" style:apply-style-name="Green_20_bg" style:base-cell-address="'Master List'.G2"/>
      <style:map style:condition="cell-content()=&quot;Prereq&quot;" style:apply-style-name="Blue_20_bg" style:base-cell-address="'Master List'.G2"/>
      <style:map style:condition="cell-content()=&quot;Impossible?&quot;" style:apply-style-name="Light_20_gray_20_bg" style:base-cell-address="'Master List'.G2"/>
      <style:map style:condition="cell-content()=&quot;§§§&quot;" style:apply-style-name="Dark_20_gray_20_bg" style:base-cell-address="'Master List'.G2"/>
      <style:map style:condition="cell-content()=&quot;???&quot;" style:apply-style-name="Purple_20_bg" style:base-cell-address="'Master List'.G2"/>
      <style:map style:condition="cell-content()=&quot;No effect&quot;" style:apply-style-name="Light_20_gray_20_bg" style:base-cell-address="'Master List'.G2"/>
    </style:style>
    <style:style style:name="gr1" style:family="graphic">
      <style:graphic-properties draw:textarea-vertical-align="middle" fo:background-color="#ffffff"/>
    </style:style>
    <style:style style:name="P1" style:family="paragraph">
      <style:paragraph-properties fo:text-align="start"/>
      <style:text-properties fo:font-size="10pt" fo:font-weight="normal"/>
    </style:style>
  </office:automatic-styles>
  <office:body>
    <office:spreadsheet>
      <table:calculation-settings table:automatic-find-labels="false"/>
      <table:content-validations>
        <table:content-validation table:name="val1" table:base-cell-address="'Master List'.A2">
          <table:error-message table:message-type="stop" table:display="true"/>
        </table:content-validation>
        <table:content-validation table:name="val2" table:condition="of:cell-content-is-in-list([$Inputs.$A$2:$Inputs.$A$99])" table:allow-empty-cell="true" table:display-list="sort-ascending" table:base-cell-address="'Master List'.B1048548">
          <table:error-message table:message-type="stop" table:display="true"/>
        </table:content-validation>
        <table:content-validation table:name="val3" table:condition="of:cell-content-is-whole-number() and cell-content-is-between(0,100)" table:allow-empty-cell="true" table:base-cell-address="'Master List'.F2">
          <table:error-message table:message-type="stop" table:display="true"/>
        </table:content-validation>
        <table:content-validation table:name="val4" table:condition="of:cell-content-text-length()=0" table:allow-empty-cell="true" table:base-cell-address="'Master List'.A1">
          <table:error-message table:message-type="stop" table:display="true">
            <text:p>The content of this column is generated automatically. Please don't modify it manually.</text:p>
          </table:error-message>
        </table:content-validation>
        <table:content-validation table:name="val5" table:condition="of:cell-content-is-decimal-number() and cell-content-is-between(0,99)" table:allow-empty-cell="true" table:base-cell-address="'Master List'.F2">
          <table:error-message table:message-type="stop" table:display="true">
            <text:p>Please enter an integer between 0 and 99.</text:p>
          </table:error-message>
        </table:content-validation>
        <table:content-validation table:name="val6" table:condition="of:cell-content-is-in-list([$Results.$A$2:$Results.$A$15])" table:allow-empty-cell="true" table:display-list="unsorted" table:base-cell-address="'Details (Default)'.B2"/>
        <table:content-validation table:name="val7" table:condition="of:cell-content-is-in-list([$'Overview (Old)'.$C$2:$'Overview (Old)'.$C$36])" table:allow-empty-cell="true" table:display-list="sort-ascending" table:base-cell-address="'Details (Default)'.B2"/>
        <table:content-validation table:name="val8" table:condition="of:cell-content-is-in-list([$'Modifier List (Old)'.$A$2:$'Modifier List (Old)'.$A$24])" table:allow-empty-cell="true" table:display-list="sort-ascending" table:base-cell-address="'Details (Default)'.C2"/>
        <table:content-validation table:name="val9" table:condition="of:cell-content-is-in-list([$Results.$A$2:$Results.$A$15])" table:allow-empty-cell="true" table:display-list="unsorted" table:base-cell-address="'Details (Default)'.D2"/>
        <table:content-validation table:name="val10" table:condition="of:cell-content-is-in-list([$'Overview (Old)'.$C$2:$'Overview (Old)'.$C$36])" table:allow-empty-cell="true" table:display-list="sort-ascending" table:base-cell-address="'Details (Default)'.E2"/>
        <table:content-validation table:name="val11" table:condition="of:cell-content-is-in-list([$'Modifier List (Old)'.$A$2:$'Modifier List (Old)'.$A$24])" table:allow-empty-cell="true" table:display-list="sort-ascending" table:base-cell-address="'Details (Default)'.F2"/>
        <table:content-validation table:name="val12" table:condition="of:cell-content-is-in-list([$Results.$A$2:$Results.$A$15])" table:allow-empty-cell="true" table:display-list="unsorted" table:base-cell-address="'Details (Default)'.G2"/>
        <table:content-validation table:name="val13" table:condition="of:cell-content-is-in-list([$'Overview (Old)'.$C$2:$'Overview (Old)'.$C$36])" table:allow-empty-cell="true" table:display-list="sort-ascending" table:base-cell-address="'Details (Default)'.H2"/>
        <table:content-validation table:name="val14" table:condition="of:cell-content-is-in-list([$'Modifier List (Old)'.$A$2:$'Modifier List (Old)'.$A$24])" table:allow-empty-cell="true" table:display-list="sort-ascending" table:base-cell-address="'Details (Default)'.I2"/>
        <table:content-validation table:name="val15" table:condition="of:cell-content-is-in-list([$Results.$A$2:$Results.$A$15])" table:allow-empty-cell="true" table:display-list="unsorted" table:base-cell-address="'Details (Default)'.J2"/>
        <table:content-validation table:name="val16" table:condition="of:cell-content-is-in-list([$'Overview (Old)'.$C$2:$'Overview (Old)'.$C$36])" table:allow-empty-cell="true" table:display-list="sort-ascending" table:base-cell-address="'Details (Default)'.K2"/>
        <table:content-validation table:name="val17" table:condition="of:cell-content-is-in-list([$'Modifier List (Old)'.$A$2:$'Modifier List (Old)'.$A$24])" table:allow-empty-cell="true" table:display-list="sort-ascending" table:base-cell-address="'Details (Default)'.L2"/>
        <table:content-validation table:name="val18" table:condition="of:cell-content-is-in-list([$Results.$A$2:$Results.$A$15])" table:allow-empty-cell="true" table:display-list="unsorted" table:base-cell-address="'Details (Default)'.M2"/>
        <table:content-validation table:name="val19" table:condition="of:cell-content-is-in-list([$'Overview (Old)'.$C$2:$'Overview (Old)'.$C$36])" table:allow-empty-cell="true" table:display-list="sort-ascending" table:base-cell-address="'Details (Default)'.N2"/>
        <table:content-validation table:name="val20" table:condition="of:cell-content-is-in-list([$'Modifier List (Old)'.$A$2:$'Modifier List (Old)'.$A$24])" table:allow-empty-cell="true" table:display-list="sort-ascending" table:base-cell-address="'Details (Default)'.O2"/>
        <table:content-validation table:name="val21" table:condition="of:cell-content-is-in-list([$Results.$A$2:$Results.$A$15])" table:allow-empty-cell="true" table:display-list="unsorted" table:base-cell-address="'Details (Default)'.P2"/>
        <table:content-validation table:name="val22" table:condition="of:cell-content-is-in-list([$'Overview (Old)'.$C$2:$'Overview (Old)'.$C$36])" table:allow-empty-cell="true" table:display-list="sort-ascending" table:base-cell-address="'Details (Default)'.Q2"/>
        <table:content-validation table:name="val23" table:condition="of:cell-content-is-in-list([$'Modifier List (Old)'.$A$2:$'Modifier List (Old)'.$A$24])" table:allow-empty-cell="true" table:display-list="sort-ascending" table:base-cell-address="'Details (Default)'.R2"/>
      </table:content-validations>
      <table:table table:name="Master List" table:style-name="ta1">
        <office:forms form:automatic-focus="false" form:apply-design-mode="false">
          <form:form form:name="Form" form:apply-filter="true" form:command-type="tabl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  <form:button form:name="masterListPushButton" form:control-implementation="ooo:com.sun.star.form.component.CommandButton" xml:id="control1" form:id="control1" form:label="    Do it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This button generates an Overview based on the data in Master List."/>
              </form:properties>
              <office:event-listeners>
                <script:event-listener script:language="ooo:script" script:event-name="dom:mousedown" xlink:href="vnd.sun.star.script:movelister|main.py$generateOrRefreshOverview?language=Python&amp;location=share" xlink:type="simple"/>
              </office:event-listeners>
            </form:button>
          </form:form>
        </office:forms>
        <table:shapes>
          <draw:control draw:z-index="0" draw:style-name="gr1" draw:text-style-name="P1" svg:width="18.44mm" svg:height="5.29mm" svg:x="122.44mm" svg:y="1.35mm" draw:control="control1"/>
        </table:shapes>
        <table:table-column table:style-name="co1" table:default-cell-style-name="ce3"/>
        <table:table-column table:style-name="co2" table:default-cell-style-name="ce3"/>
        <table:table-column table:style-name="co3" table:default-cell-style-name="ce26"/>
        <table:table-column table:style-name="co4" table:default-cell-style-name="ce26"/>
        <table:table-column table:style-name="co5" table:default-cell-style-name="ce33"/>
        <table:table-column table:style-name="co6" table:default-cell-style-name="ce26"/>
        <table:table-column table:style-name="co7" table:default-cell-style-name="ce26"/>
        <table:table-column table:style-name="co8" table:default-cell-style-name="ce35"/>
        <table:table-column table:style-name="co9" table:default-cell-style-name="ce35"/>
        <table:table-column table:style-name="co10" table:default-cell-style-name="ce35"/>
        <table:table-column table:style-name="co11" table:number-columns-repeated="874" table:default-cell-style-name="ce35"/>
        <table:table-column table:style-name="co11" table:number-columns-repeated="140" table:default-cell-style-name="Default"/>
        <table:table-row table:style-name="ro1">
          <table:table-cell table:style-name="ce1" table:content-validation-name="val1" office:value-type="string" calcext:value-type="string">
            <text:p><text:s text:c="2"/>Generate / Refresh Overview:</text:p>
          </table:table-cell>
          <table:table-cell table:style-name="ce1" table:content-validation-name="val2"/>
          <table:table-cell table:style-name="ce27" office:value-type="string" calcext:value-type="string">
            <text:p>Default</text:p>
          </table:table-cell>
          <table:table-cell table:style-name="ce1"/>
          <table:table-cell table:style-name="ce31" table:content-validation-name="val3"/>
          <table:table-cell table:style-name="ce1" table:number-columns-repeated="4"/>
          <table:table-cell table:style-name="ce41"/>
          <table:table-cell table:style-name="ce42" table:number-columns-repeated="874"/>
          <table:table-cell table:style-name="ce44" table:number-columns-repeated="140"/>
        </table:table-row>
        <table:table-row table:style-name="ro2">
          <table:table-cell table:style-name="ce2" table:content-validation-name="val1" office:value-type="string" calcext:value-type="string">
            <text:p>View</text:p>
          </table:table-cell>
          <table:table-cell table:style-name="ce2" table:content-validation-name="val2" office:value-type="string" calcext:value-type="string">
            <text:p>Input List</text:p>
          </table:table-cell>
          <table:table-cell table:style-name="ce25" office:value-type="string" calcext:value-type="string">
            <text:p>Action Name</text:p>
          </table:table-cell>
          <table:table-cell table:style-name="ce25" office:value-type="string" calcext:value-type="string">
            <text:p>Color</text:p>
          </table:table-cell>
          <table:table-cell table:style-name="ce32" table:content-validation-name="val3" office:value-type="string" calcext:value-type="string">
            <text:p>Phases</text:p>
          </table:table-cell>
          <table:table-cell table:style-name="ce25" office:value-type="string" calcext:value-type="string">
            <text:p>Full Name</text:p>
          </table:table-cell>
          <table:table-cell table:style-name="ce25" office:value-type="string" calcext:value-type="string">
            <text:p>In-game description</text:p>
          </table:table-cell>
          <table:table-cell table:style-name="ce25" office:value-type="string" calcext:value-type="string">
            <text:p>Notes 1</text:p>
          </table:table-cell>
          <table:table-cell table:style-name="ce25" office:value-type="string" calcext:value-type="string">
            <text:p>Notes 2</text:p>
          </table:table-cell>
          <table:table-cell table:style-name="ce25" office:value-type="string" calcext:value-type="string">
            <text:p>Notes 3</text:p>
          </table:table-cell>
          <table:table-cell table:style-name="ce43" table:number-columns-repeated="874"/>
          <table:table-cell table:number-columns-repeated="140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1</text:p>
          </table:table-cell>
          <table:table-cell/>
          <table:table-cell table:content-validation-name="val3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2</text:p>
          </table:table-cell>
          <table:table-cell/>
          <table:table-cell table:content-validation-name="val3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3</text:p>
          </table:table-cell>
          <table:table-cell/>
          <table:table-cell table:content-validation-name="val3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4</text:p>
          </table:table-cell>
          <table:table-cell/>
          <table:table-cell table:content-validation-name="val3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Water</text:p>
          </table:table-cell>
          <table:table-cell office:value-type="string" calcext:value-type="string">
            <text:p>Swim</text:p>
          </table:table-cell>
          <table:table-cell table:style-name="ce29"/>
          <table:table-cell table:content-validation-name="val3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Water</text:p>
          </table:table-cell>
          <table:table-cell office:value-type="string" calcext:value-type="string">
            <text:p>Rush</text:p>
          </table:table-cell>
          <table:table-cell table:style-name="ce29"/>
          <table:table-cell table:content-validation-name="val3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style-name="ce28" table:number-columns-repeated="2"/>
          <table:table-cell table:content-validation-name="val3"/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Minotaur (Idle)</text:p>
          </table:table-cell>
          <table:table-cell table:style-name="ce30"/>
          <table:table-cell table:content-validation-name="val3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Minotaur (Attack A)</text:p>
          </table:table-cell>
          <table:table-cell table:style-name="ce30"/>
          <table:table-cell table:content-validation-name="val3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Minotaur (Attack B)</text:p>
          </table:table-cell>
          <table:table-cell table:style-name="ce30"/>
          <table:table-cell table:content-validation-name="val3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Minotaur (Frozen)</text:p>
          </table:table-cell>
          <table:table-cell table:style-name="ce30"/>
          <table:table-cell table:content-validation-name="val3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Minotaur (Stunned)</text:p>
          </table:table-cell>
          <table:table-cell table:style-name="ce30"/>
          <table:table-cell table:content-validation-name="val3" office:value-type="float" office:value="2" calcext:value-type="float">
            <text:p>2</text:p>
          </table:table-cell>
          <table:table-cell table:number-columns-repeated="2"/>
          <table:table-cell table:style-name="ce36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Random Monster (Idle)</text:p>
          </table:table-cell>
          <table:table-cell table:style-name="ce30"/>
          <table:table-cell table:content-validation-name="val3" office:value-type="float" office:value="2" calcext:value-type="float">
            <text:p>2</text:p>
          </table:table-cell>
          <table:table-cell table:number-columns-repeated="2"/>
          <table:table-cell table:style-name="ce36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Random Monster (Air)</text:p>
          </table:table-cell>
          <table:table-cell table:style-name="ce30"/>
          <table:table-cell table:content-validation-name="val3" office:value-type="float" office:value="2" calcext:value-type="float">
            <text:p>2</text:p>
          </table:table-cell>
          <table:table-cell table:style-name="ce34"/>
          <table:table-cell/>
          <table:table-cell table:style-name="Default"/>
          <table:table-cell table:number-columns-repeated="1016"/>
        </table:table-row>
        <table:table-row table:style-name="ro2" table:number-rows-repeated="10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Default"/>
          <table:table-cell table:number-columns-repeated="1016"/>
        </table:table-row>
        <table:table-row table:style-name="ro2" table:number-rows-repeated="3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125"/>
          <table:table-cell table:number-columns-repeated="1016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38"/>
          <table:table-cell table:number-columns-repeated="1016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1019"/>
        </table:table-row>
        <table:table-row table:style-name="ro2" table:number-rows-repeated="4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Default"/>
          <table:table-cell table:number-columns-repeated="1016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38"/>
          <table:table-cell table:number-columns-repeated="1016"/>
        </table:table-row>
        <table:table-row table:style-name="ro2" table:number-rows-repeated="4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39"/>
          <table:table-cell table:number-columns-repeated="1016"/>
        </table:table-row>
        <table:table-row table:style-name="ro2" table:number-rows-repeated="4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38"/>
          <table:table-cell table:number-columns-repeated="1016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Default"/>
          <table:table-cell table:number-columns-repeated="1016"/>
        </table:table-row>
        <table:table-row table:style-name="ro2" table:number-rows-repeated="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40"/>
          <table:table-cell table:number-columns-repeated="1016"/>
        </table:table-row>
        <table:table-row table:style-name="ro2" table:number-rows-repeated="4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Default"/>
          <table:table-cell table:number-columns-repeated="1016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40"/>
          <table:table-cell table:number-columns-repeated="1016"/>
        </table:table-row>
        <table:table-row table:style-name="ro2" table:number-rows-repeated="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Default"/>
          <table:table-cell table:number-columns-repeated="1016"/>
        </table:table-row>
        <table:table-row table:style-name="ro2" table:number-rows-repeated="1048514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1019"/>
        </table:table-row>
      </table:table>
      <table:table table:name="Overview (Default)" table:style-name="ta1">
        <office:forms form:automatic-focus="false" form:apply-design-mode="false">
          <form:form form:name="Form" form:apply-filter="true" form:command-type="tabl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  <form:button form:name="overviewDetailsGenerateButton" form:control-implementation="ooo:com.sun.star.form.component.CommandButton" xml:id="control2" form:id="control2" form:label="    Do it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This button will Generate or Refresh a Details sheet based on the data in this Overview."/>
              </form:properties>
              <office:event-listeners>
                <script:event-listener script:language="ooo:script" script:event-name="dom:mousedown" xlink:href="vnd.sun.star.script:movelister|main.py$generateOrRefreshDetails?language=Python&amp;location=share" xlink:type="simple"/>
              </office:event-listeners>
            </form:button>
            <form:button form:name="overviewRefreshButton" form:control-implementation="ooo:com.sun.star.form.component.CommandButton" xml:id="control3" form:id="control3" form:label="          Refresh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This button will Generate or Refresh a Details sheet based on the data in this Overview."/>
              </form:properties>
              <office:event-listeners>
                <script:event-listener script:language="ooo:script" script:event-name="dom:mousedown" xlink:href="vnd.sun.star.script:movelister|main.py$refreshModifiers?language=Python&amp;location=share" xlink:type="simple"/>
              </office:event-listeners>
            </form:button>
          </form:form>
        </office:forms>
        <table:shapes>
          <draw:control draw:z-index="0" draw:text-style-name="P1" svg:width="18.54mm" svg:height="5.05mm" svg:x="107.68mm" svg:y="1.61mm" draw:control="control2"/>
          <draw:control draw:z-index="1" draw:text-style-name="P1" svg:width="33.7mm" svg:height="5.31mm" svg:x="1.92mm" svg:y="1.59mm" draw:control="control3"/>
        </table:shapes>
        <table:table-column table:style-name="co12" table:default-cell-style-name="ce3"/>
        <table:table-column table:style-name="co13" table:default-cell-style-name="ce33"/>
        <table:table-column table:style-name="co5" table:default-cell-style-name="ce33"/>
        <table:table-column table:style-name="co14" table:default-cell-style-name="ce33"/>
        <table:table-column table:style-name="co15" table:default-cell-style-name="ce33"/>
        <table:table-column table:style-name="co16" table:default-cell-style-name="ce59"/>
        <table:table-column table:style-name="co17" table:default-cell-style-name="ce59"/>
        <table:table-column table:style-name="co18" table:default-cell-style-name="ce59"/>
        <table:table-column table:style-name="co19" table:default-cell-style-name="ce59"/>
        <table:table-column table:style-name="co20" table:default-cell-style-name="ce59"/>
        <table:table-column table:style-name="co21" table:default-cell-style-name="ce59"/>
        <table:table-column table:style-name="co18" table:default-cell-style-name="ce59"/>
        <table:table-column table:style-name="co22" table:default-cell-style-name="ce59"/>
        <table:table-column table:style-name="co23" table:default-cell-style-name="ce59"/>
        <table:table-column table:style-name="co24" table:number-columns-repeated="2" table:default-cell-style-name="ce59"/>
        <table:table-column table:style-name="co25" table:default-cell-style-name="ce59"/>
        <table:table-column table:style-name="co26" table:default-cell-style-name="ce59"/>
        <table:table-column table:style-name="co10" table:default-cell-style-name="ce59"/>
        <table:table-column table:style-name="co11" table:number-columns-repeated="9" table:default-cell-style-name="ce59"/>
        <table:table-column table:style-name="co11" table:number-columns-repeated="865" table:default-cell-style-name="ce35"/>
        <table:table-column table:style-name="co11" table:number-columns-repeated="127" table:default-cell-style-name="Default"/>
        <table:table-row table:style-name="ro1">
          <table:table-cell table:style-name="ce45" office:value-type="string" calcext:value-type="string">
            <text:p><text:s text:c="44"/>Generate / Refresh Details sheet:</text:p>
          </table:table-cell>
          <table:table-cell table:style-name="ce31"/>
          <table:table-cell table:style-name="ce45"/>
          <table:table-cell table:style-name="ce31" table:content-validation-name="val3"/>
          <table:table-cell table:style-name="ce31" table:number-columns-repeated="15"/>
          <table:table-cell table:style-name="ce68" table:number-columns-repeated="874"/>
          <table:table-cell table:style-name="ce70" table:number-columns-repeated="127"/>
        </table:table-row>
        <table:table-row table:style-name="ro2">
          <table:table-cell table:style-name="ce2" table:content-validation-name="val4" office:value-type="string" calcext:value-type="string">
            <text:p>Action Name</text:p>
          </table:table-cell>
          <table:table-cell table:style-name="ce32" office:value-type="string" calcext:value-type="string">
            <text:p>Hit</text:p>
          </table:table-cell>
          <table:table-cell table:style-name="ce32" office:value-type="string" calcext:value-type="string">
            <text:p>Frames</text:p>
          </table:table-cell>
          <table:table-cell table:style-name="ce32" table:content-validation-name="val5" office:value-type="string" calcext:value-type="string">
            <text:p>Phase</text:p>
          </table:table-cell>
          <table:table-cell table:style-name="ce46" office:value-type="string" calcext:value-type="string">
            <text:p>DEF</text:p>
          </table:table-cell>
          <table:table-cell table:style-name="ce47" office:value-type="string" calcext:value-type="string">
            <text:p>WPN1</text:p>
          </table:table-cell>
          <table:table-cell table:style-name="ce47" office:value-type="string" calcext:value-type="string">
            <text:p>WPN2</text:p>
          </table:table-cell>
          <table:table-cell table:style-name="ce47" office:value-type="string" calcext:value-type="string">
            <text:p>WPN3</text:p>
          </table:table-cell>
          <table:table-cell table:style-name="ce49" office:value-type="string" calcext:value-type="string">
            <text:p>Super</text:p>
          </table:table-cell>
          <table:table-cell table:style-name="ce51" office:value-type="string" calcext:value-type="string">
            <text:p>FL1</text:p>
          </table:table-cell>
          <table:table-cell table:style-name="ce51" office:value-type="string" calcext:value-type="string">
            <text:p>FL2</text:p>
          </table:table-cell>
          <table:table-cell table:style-name="ce53" office:value-type="string" calcext:value-type="string">
            <text:p>PG</text:p>
          </table:table-cell>
          <table:table-cell table:style-name="ce55" office:value-type="string" calcext:value-type="string">
            <text:p>LAM</text:p>
          </table:table-cell>
          <table:table-cell table:style-name="ce55" office:value-type="string" calcext:value-type="string">
            <text:p>PAM</text:p>
          </table:table-cell>
          <table:table-cell table:style-name="ce57" office:value-type="string" calcext:value-type="string">
            <text:p>s b</text:p>
          </table:table-cell>
          <table:table-cell table:style-name="ce57" office:value-type="string" calcext:value-type="string">
            <text:p>t b</text:p>
          </table:table-cell>
          <table:table-cell table:style-name="ce2" office:value-type="string" calcext:value-type="string">
            <text:p>Notes 1</text:p>
          </table:table-cell>
          <table:table-cell table:style-name="ce2" office:value-type="string" calcext:value-type="string">
            <text:p>Notes 2</text:p>
          </table:table-cell>
          <table:table-cell table:style-name="ce2" office:value-type="string" calcext:value-type="string">
            <text:p>Notes 3</text:p>
          </table:table-cell>
          <table:table-cell table:style-name="ce69" table:number-columns-repeated="9"/>
          <table:table-cell table:style-name="ce43" table:number-columns-repeated="865"/>
          <table:table-cell table:number-columns-repeated="127"/>
        </table:table-row>
        <table:table-row table:style-name="ro2">
          <table:table-cell table:style-name="ce172" table:content-validation-name="val4"/>
          <table:table-cell table:number-columns-repeated="2"/>
          <table:table-cell table:content-validation-name="val5"/>
          <table:table-cell table:number-columns-repeated="1016"/>
        </table:table-row>
        <table:table-row table:style-name="ro2">
          <table:table-cell office:value-type="string" calcext:value-type="string">
            <text:p>Attack s1</text:p>
          </table:table-cell>
          <table:table-cell table:number-columns-repeated="2"/>
          <table:table-cell table:content-validation-name="val3" office:value-type="float" office:value="0" calcext:value-type="float">
            <text:p>0</text:p>
          </table:table-cell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1</text:p>
          </table:table-cell>
          <table:table-cell table:number-columns-repeated="2"/>
          <table:table-cell table:content-validation-name="val3" office:value-type="float" office:value="1" calcext:value-type="float">
            <text:p>1</text:p>
          </table:table-cell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float" office:value="2" calcext:value-type="float">
            <text:p>2</text:p>
          </table:table-cell>
          <table:table-cell/>
          <table:table-cell table:style-name="ce48" office:value-type="string" calcext:value-type="string">
            <text:p>x</text:p>
          </table:table-cell>
          <table:table-cell table:style-name="ce48" table:number-columns-repeated="2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number-columns-repeated="2" table:style-name="ce58" office:value-type="string" calcext:value-type="string">
            <text:p>x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Attack s1</text:p>
          </table:table-cell>
          <table:table-cell table:number-columns-repeated="2"/>
          <table:table-cell table:content-validation-name="val3" office:value-type="float" office:value="3" calcext:value-type="float">
            <text:p>3</text:p>
          </table:table-cell>
          <table:table-cell/>
          <table:table-cell table:style-name="ce48"/>
          <table:table-cell table:style-name="ce48" office:value-type="string" calcext:value-type="string">
            <text:p>x</text:p>
          </table:table-cell>
          <table:table-cell table:style-name="ce48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1</text:p>
          </table:table-cell>
          <table:table-cell table:number-columns-repeated="2"/>
          <table:table-cell table:content-validation-name="val3" office:value-type="float" office:value="4" calcext:value-type="float">
            <text:p>4</text:p>
          </table:table-cell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2</text:p>
          </table:table-cell>
          <table:table-cell table:number-columns-repeated="2"/>
          <table:table-cell table:content-validation-name="val3" office:value-type="float" office:value="0" calcext:value-type="float">
            <text:p>0</text:p>
          </table:table-cell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2</text:p>
          </table:table-cell>
          <table:table-cell table:number-columns-repeated="2"/>
          <table:table-cell table:content-validation-name="val3" office:value-type="float" office:value="1" calcext:value-type="float">
            <text:p>1</text:p>
          </table:table-cell>
          <table:table-cell/>
          <table:table-cell table:style-name="ce48" office:value-type="string" calcext:value-type="string">
            <text:p>x</text:p>
          </table:table-cell>
          <table:table-cell table:style-name="ce48" table:number-columns-repeated="2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number-columns-repeated="2" table:style-name="ce58" office:value-type="string" calcext:value-type="string">
            <text:p>x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Attack s2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float" office:value="2" calcext:value-type="float">
            <text:p>2</text:p>
          </table:table-cell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2</text:p>
          </table:table-cell>
          <table:table-cell table:number-columns-repeated="2"/>
          <table:table-cell table:content-validation-name="val3" office:value-type="float" office:value="3" calcext:value-type="float">
            <text:p>3</text:p>
          </table:table-cell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3</text:p>
          </table:table-cell>
          <table:table-cell table:number-columns-repeated="2"/>
          <table:table-cell table:content-validation-name="val3" office:value-type="float" office:value="0" calcext:value-type="float">
            <text:p>0</text:p>
          </table:table-cell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3</text:p>
          </table:table-cell>
          <table:table-cell table:number-columns-repeated="2"/>
          <table:table-cell table:content-validation-name="val3" office:value-type="float" office:value="1" calcext:value-type="float">
            <text:p>1</text:p>
          </table:table-cell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3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float" office:value="2" calcext:value-type="float">
            <text:p>2</text:p>
          </table:table-cell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3</text:p>
          </table:table-cell>
          <table:table-cell table:number-columns-repeated="2"/>
          <table:table-cell table:content-validation-name="val3" office:value-type="float" office:value="3" calcext:value-type="float">
            <text:p>3</text:p>
          </table:table-cell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3</text:p>
          </table:table-cell>
          <table:table-cell table:number-columns-repeated="2"/>
          <table:table-cell table:content-validation-name="val3" office:value-type="float" office:value="4" calcext:value-type="float">
            <text:p>4</text:p>
          </table:table-cell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4</text:p>
          </table:table-cell>
          <table:table-cell table:number-columns-repeated="2"/>
          <table:table-cell table:content-validation-name="val3" office:value-type="float" office:value="0" calcext:value-type="float">
            <text:p>0</text:p>
          </table:table-cell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4</text:p>
          </table:table-cell>
          <table:table-cell table:number-columns-repeated="2"/>
          <table:table-cell table:content-validation-name="val3" office:value-type="float" office:value="1" calcext:value-type="float">
            <text:p>1</text:p>
          </table:table-cell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4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float" office:value="2" calcext:value-type="float">
            <text:p>2</text:p>
          </table:table-cell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4</text:p>
          </table:table-cell>
          <table:table-cell table:number-columns-repeated="2"/>
          <table:table-cell table:content-validation-name="val3" office:value-type="float" office:value="3" calcext:value-type="float">
            <text:p>3</text:p>
          </table:table-cell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4</text:p>
          </table:table-cell>
          <table:table-cell table:number-columns-repeated="2"/>
          <table:table-cell table:content-validation-name="val3" office:value-type="float" office:value="4" calcext:value-type="float">
            <text:p>4</text:p>
          </table:table-cell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Swim</text:p>
          </table:table-cell>
          <table:table-cell table:number-columns-repeated="2"/>
          <table:table-cell table:content-validation-name="val3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Rush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number-columns-repeated="1004"/>
        </table:table-row>
        <table:table-row table:style-name="ro2" table:number-rows-repeated="4">
          <table:table-cell table:style-name="ce28" table:content-validation-name="val4"/>
          <table:table-cell table:number-columns-repeated="2"/>
          <table:table-cell table:content-validation-name="val5"/>
          <table:table-cell table:number-columns-repeated="1016"/>
        </table:table-row>
        <table:table-row table:style-name="ro2" table:number-rows-repeated="2">
          <table:table-cell table:style-name="ce28" table:content-validation-name="val4"/>
          <table:table-cell table:number-columns-repeated="2"/>
          <table:table-cell table:content-validation-name="val5"/>
          <table:table-cell/>
          <table:table-cell table:style-name="ce60"/>
          <table:table-cell table:number-columns-repeated="1014"/>
        </table:table-row>
        <table:table-row table:style-name="ro2" table:number-rows-repeated="11">
          <table:table-cell table:content-validation-name="val4"/>
          <table:table-cell table:number-columns-repeated="2"/>
          <table:table-cell table:content-validation-name="val5"/>
          <table:table-cell/>
          <table:table-cell table:style-name="ce61"/>
          <table:table-cell table:number-columns-repeated="1014"/>
        </table:table-row>
        <table:table-row table:style-name="ro2" table:number-rows-repeated="3">
          <table:table-cell table:content-validation-name="val4"/>
          <table:table-cell table:number-columns-repeated="2"/>
          <table:table-cell table:content-validation-name="val5"/>
          <table:table-cell table:number-columns-repeated="1016"/>
        </table:table-row>
        <table:table-row table:style-name="ro2">
          <table:table-cell table:content-validation-name="val4"/>
          <table:table-cell table:number-columns-repeated="2"/>
          <table:table-cell table:content-validation-name="val5"/>
          <table:table-cell/>
          <table:table-cell table:style-name="ce63"/>
          <table:table-cell table:number-columns-repeated="1014"/>
        </table:table-row>
        <table:table-row table:style-name="ro2">
          <table:table-cell table:content-validation-name="val4"/>
          <table:table-cell table:number-columns-repeated="2"/>
          <table:table-cell table:content-validation-name="val5"/>
          <table:table-cell table:number-columns-repeated="1016"/>
        </table:table-row>
        <table:table-row table:style-name="ro2">
          <table:table-cell table:content-validation-name="val4"/>
          <table:table-cell table:number-columns-repeated="2"/>
          <table:table-cell table:content-validation-name="val5"/>
          <table:table-cell/>
          <table:table-cell table:style-name="ce64"/>
          <table:table-cell table:number-columns-repeated="1014"/>
        </table:table-row>
        <table:table-row table:style-name="ro2">
          <table:table-cell table:content-validation-name="val4"/>
          <table:table-cell table:number-columns-repeated="2"/>
          <table:table-cell table:content-validation-name="val5"/>
          <table:table-cell table:number-columns-repeated="1016"/>
        </table:table-row>
        <table:table-row table:style-name="ro2" table:number-rows-repeated="4">
          <table:table-cell table:content-validation-name="val4"/>
          <table:table-cell table:number-columns-repeated="2"/>
          <table:table-cell table:content-validation-name="val5"/>
          <table:table-cell/>
          <table:table-cell table:style-name="ce61"/>
          <table:table-cell table:number-columns-repeated="1014"/>
        </table:table-row>
        <table:table-row table:style-name="ro2">
          <table:table-cell table:content-validation-name="val4"/>
          <table:table-cell table:number-columns-repeated="2"/>
          <table:table-cell table:content-validation-name="val5"/>
          <table:table-cell table:number-columns-repeated="1016"/>
        </table:table-row>
        <table:table-row table:style-name="ro2">
          <table:table-cell table:content-validation-name="val4"/>
          <table:table-cell table:number-columns-repeated="2"/>
          <table:table-cell table:content-validation-name="val5"/>
          <table:table-cell/>
          <table:table-cell table:style-name="ce64"/>
          <table:table-cell table:number-columns-repeated="1014"/>
        </table:table-row>
        <table:table-row table:style-name="ro2" table:number-rows-repeated="4">
          <table:table-cell table:content-validation-name="val4"/>
          <table:table-cell table:number-columns-repeated="2"/>
          <table:table-cell table:content-validation-name="val5"/>
          <table:table-cell table:number-columns-repeated="1016"/>
        </table:table-row>
        <table:table-row table:style-name="ro2">
          <table:table-cell table:content-validation-name="val4"/>
          <table:table-cell table:number-columns-repeated="2"/>
          <table:table-cell table:content-validation-name="val5"/>
          <table:table-cell/>
          <table:table-cell table:style-name="ce65"/>
          <table:table-cell table:number-columns-repeated="1014"/>
        </table:table-row>
        <table:table-row table:style-name="ro2" table:number-rows-repeated="4">
          <table:table-cell table:content-validation-name="val4"/>
          <table:table-cell table:number-columns-repeated="2"/>
          <table:table-cell table:content-validation-name="val5"/>
          <table:table-cell table:number-columns-repeated="1016"/>
        </table:table-row>
        <table:table-row table:style-name="ro2">
          <table:table-cell table:content-validation-name="val4"/>
          <table:table-cell table:number-columns-repeated="2"/>
          <table:table-cell table:content-validation-name="val5"/>
          <table:table-cell/>
          <table:table-cell table:style-name="ce64"/>
          <table:table-cell table:number-columns-repeated="1014"/>
        </table:table-row>
        <table:table-row table:style-name="ro2">
          <table:table-cell table:content-validation-name="val4"/>
          <table:table-cell table:number-columns-repeated="2"/>
          <table:table-cell table:content-validation-name="val5"/>
          <table:table-cell table:number-columns-repeated="1016"/>
        </table:table-row>
        <table:table-row table:style-name="ro2">
          <table:table-cell table:content-validation-name="val4"/>
          <table:table-cell table:number-columns-repeated="2"/>
          <table:table-cell table:content-validation-name="val5"/>
          <table:table-cell/>
          <table:table-cell table:style-name="ce61"/>
          <table:table-cell table:number-columns-repeated="1014"/>
        </table:table-row>
        <table:table-row table:style-name="ro2" table:number-rows-repeated="2">
          <table:table-cell table:content-validation-name="val4"/>
          <table:table-cell table:number-columns-repeated="2"/>
          <table:table-cell table:content-validation-name="val5"/>
          <table:table-cell table:number-columns-repeated="1016"/>
        </table:table-row>
        <table:table-row table:style-name="ro2">
          <table:table-cell table:content-validation-name="val4"/>
          <table:table-cell table:number-columns-repeated="2"/>
          <table:table-cell table:content-validation-name="val5"/>
          <table:table-cell/>
          <table:table-cell table:style-name="ce67"/>
          <table:table-cell table:number-columns-repeated="1014"/>
        </table:table-row>
        <table:table-row table:style-name="ro2" table:number-rows-repeated="4">
          <table:table-cell table:content-validation-name="val4"/>
          <table:table-cell table:number-columns-repeated="2"/>
          <table:table-cell table:content-validation-name="val5"/>
          <table:table-cell/>
          <table:table-cell table:style-name="ce61"/>
          <table:table-cell table:number-columns-repeated="1014"/>
        </table:table-row>
        <table:table-row table:style-name="ro2">
          <table:table-cell table:content-validation-name="val4"/>
          <table:table-cell table:number-columns-repeated="2"/>
          <table:table-cell table:content-validation-name="val5"/>
          <table:table-cell/>
          <table:table-cell table:style-name="ce67"/>
          <table:table-cell table:number-columns-repeated="1014"/>
        </table:table-row>
        <table:table-row table:style-name="ro2" table:number-rows-repeated="2">
          <table:table-cell table:content-validation-name="val4"/>
          <table:table-cell table:number-columns-repeated="2"/>
          <table:table-cell table:content-validation-name="val5"/>
          <table:table-cell/>
          <table:table-cell table:style-name="ce61"/>
          <table:table-cell table:number-columns-repeated="1014"/>
        </table:table-row>
        <table:table-row table:style-name="ro2" table:number-rows-repeated="2">
          <table:table-cell table:content-validation-name="val4"/>
          <table:table-cell table:number-columns-repeated="2"/>
          <table:table-cell table:content-validation-name="val5"/>
          <table:table-cell table:number-columns-repeated="1016"/>
        </table:table-row>
        <table:table-row table:style-name="ro2" table:number-rows-repeated="1048497">
          <table:table-cell table:number-columns-repeated="3"/>
          <table:table-cell table:content-validation-name="val3"/>
          <table:table-cell table:number-columns-repeated="1016"/>
        </table:table-row>
        <table:table-row table:style-name="ro2">
          <table:table-cell table:number-columns-repeated="3"/>
          <table:table-cell table:content-validation-name="val3"/>
          <table:table-cell table:number-columns-repeated="1016"/>
        </table:table-row>
      </table:table>
      <table:table table:name="Details (Default)" table:style-name="ta1">
        <office:forms form:automatic-focus="false" form:apply-design-mode="false"/>
        <table:table-column table:style-name="co27" table:default-cell-style-name="ce3"/>
        <table:table-column table:style-name="co28" table:default-cell-style-name="ce3"/>
        <table:table-column table:style-name="co29" table:default-cell-style-name="ce3"/>
        <table:table-column table:style-name="co30" table:default-cell-style-name="ce35"/>
        <table:table-column table:style-name="co31" table:default-cell-style-name="ce35"/>
        <table:table-column table:style-name="co30" table:number-columns-repeated="2" table:default-cell-style-name="ce35"/>
        <table:table-column table:style-name="co31" table:default-cell-style-name="ce35"/>
        <table:table-column table:style-name="co30" table:number-columns-repeated="2" table:default-cell-style-name="ce35"/>
        <table:table-column table:style-name="co31" table:default-cell-style-name="ce35"/>
        <table:table-column table:style-name="co32" table:number-columns-repeated="2" table:default-cell-style-name="ce35"/>
        <table:table-column table:style-name="co31" table:default-cell-style-name="ce35"/>
        <table:table-column table:style-name="co30" table:number-columns-repeated="2" table:default-cell-style-name="ce35"/>
        <table:table-column table:style-name="co33" table:default-cell-style-name="ce35"/>
        <table:table-column table:style-name="co34" table:number-columns-repeated="2" table:default-cell-style-name="ce35"/>
        <table:table-column table:style-name="co33" table:default-cell-style-name="ce35"/>
        <table:table-column table:style-name="co35" table:default-cell-style-name="ce35"/>
        <table:table-column table:style-name="co8" table:number-columns-repeated="3" table:default-cell-style-name="ce35"/>
        <table:table-column table:style-name="co11" table:number-columns-repeated="874" table:default-cell-style-name="ce35"/>
        <table:table-row table:style-name="ro2">
          <table:table-cell table:style-name="ce71" office:value-type="string" calcext:value-type="string">
            <text:p>Action Name</text:p>
          </table:table-cell>
          <table:table-cell table:style-name="ce71" office:value-type="string" calcext:value-type="string">
            <text:p>Modifiers</text:p>
          </table:table-cell>
          <table:table-cell table:style-name="ce71" office:value-type="string" calcext:value-type="string">
            <text:p>Input to Compare</text:p>
          </table:table-cell>
          <table:table-cell table:style-name="ce78" table:content-validation-name="val6"/>
          <table:table-cell table:style-name="ce179" table:content-validation-name="val7" office:value-type="string" calcext:value-type="string">
            <text:p>&gt; Phase 0 result</text:p>
          </table:table-cell>
          <table:table-cell table:style-name="ce179" table:content-validation-name="val8"/>
          <table:table-cell table:style-name="ce186" table:content-validation-name="val9"/>
          <table:table-cell table:style-name="ce191" table:content-validation-name="val10" office:value-type="string" calcext:value-type="string">
            <text:p>&gt; Phase 1 result</text:p>
          </table:table-cell>
          <table:table-cell table:style-name="ce191" table:content-validation-name="val11"/>
          <table:table-cell table:style-name="ce186" table:content-validation-name="val12"/>
          <table:table-cell table:style-name="ce191" table:content-validation-name="val13" office:value-type="string" calcext:value-type="string">
            <text:p>&gt; Phase 2 result</text:p>
          </table:table-cell>
          <table:table-cell table:style-name="ce191" table:content-validation-name="val14"/>
          <table:table-cell table:style-name="ce186" table:content-validation-name="val15"/>
          <table:table-cell table:style-name="ce191" table:content-validation-name="val16" office:value-type="string" calcext:value-type="string">
            <text:p>&gt; Phase 3 result</text:p>
          </table:table-cell>
          <table:table-cell table:style-name="ce191" table:content-validation-name="val17"/>
          <table:table-cell table:style-name="ce186" table:content-validation-name="val18"/>
          <table:table-cell table:style-name="ce191" table:content-validation-name="val19" office:value-type="string" calcext:value-type="string">
            <text:p>&gt; Phase 4 result</text:p>
          </table:table-cell>
          <table:table-cell table:style-name="ce191" table:content-validation-name="val20"/>
          <table:table-cell table:style-name="ce186" table:content-validation-name="val21"/>
          <table:table-cell table:style-name="ce191" table:content-validation-name="val22" office:value-type="string" calcext:value-type="string">
            <text:p>&gt; Phase 5 result</text:p>
          </table:table-cell>
          <table:table-cell table:style-name="ce191" table:content-validation-name="val23"/>
          <table:table-cell table:style-name="ce224" table:content-validation-name="val1" office:value-type="string" calcext:value-type="string">
            <text:p>Notes 1</text:p>
          </table:table-cell>
          <table:table-cell table:style-name="ce224" office:value-type="string" calcext:value-type="string">
            <text:p>Notes 2</text:p>
          </table:table-cell>
          <table:table-cell table:style-name="ce224" office:value-type="string" calcext:value-type="string">
            <text:p>Notes 3</text:p>
          </table:table-cell>
          <table:table-cell table:style-name="ce43" table:number-columns-repeated="874"/>
        </table:table-row>
        <table:table-row table:style-name="ro2">
          <table:table-cell table:number-columns-repeated="2"/>
          <table:table-cell table:style-name="ce187"/>
          <table:table-cell table:style-name="ce79" table:content-validation-name="val6"/>
          <table:table-cell table:style-name="ce83" table:content-validation-name="val7"/>
          <table:table-cell table:style-name="ce87" table:content-validation-name="val8"/>
          <table:table-cell table:style-name="ce90" table:content-validation-name="val9"/>
          <table:table-cell table:style-name="ce93" table:content-validation-name="val10"/>
          <table:table-cell table:style-name="ce95" table:content-validation-name="val11"/>
          <table:table-cell table:style-name="ce97" table:content-validation-name="val12"/>
          <table:table-cell table:style-name="ce100" table:content-validation-name="val13"/>
          <table:table-cell table:style-name="ce102" table:content-validation-name="val14"/>
          <table:table-cell table:style-name="ce104" table:content-validation-name="val15"/>
          <table:table-cell table:style-name="ce107" table:content-validation-name="val16"/>
          <table:table-cell table:style-name="ce110" table:content-validation-name="val17"/>
          <table:table-cell table:style-name="ce113" table:content-validation-name="val18"/>
          <table:table-cell table:style-name="ce115" table:content-validation-name="val19"/>
          <table:table-cell table:style-name="ce117" table:content-validation-name="val20"/>
          <table:table-cell table:style-name="ce119" table:content-validation-name="val21"/>
          <table:table-cell table:style-name="ce121" table:content-validation-name="val22"/>
          <table:table-cell table:style-name="ce123" table:content-validation-name="val23"/>
          <table:table-cell table:style-name="ce126"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87" office:value-type="string" calcext:value-type="string">
            <text:p>Letting go of input</text:p>
          </table:table-cell>
          <table:table-cell table:style-name="ce79" table:content-validation-name="val6" office:value-type="string" calcext:value-type="string">
            <text:p>Impossible?</text:p>
          </table:table-cell>
          <table:table-cell table:style-name="ce83" table:content-validation-name="val7"/>
          <table:table-cell table:style-name="ce87" table:content-validation-name="val8"/>
          <table:table-cell table:style-name="ce90" table:content-validation-name="val9"/>
          <table:table-cell table:style-name="ce93" table:content-validation-name="val10"/>
          <table:table-cell table:style-name="ce95" table:content-validation-name="val11"/>
          <table:table-cell table:style-name="ce97" table:content-validation-name="val12"/>
          <table:table-cell table:style-name="ce100" table:content-validation-name="val13"/>
          <table:table-cell table:style-name="ce102" table:content-validation-name="val14"/>
          <table:table-cell table:style-name="ce104" table:content-validation-name="val15"/>
          <table:table-cell table:style-name="ce107" table:content-validation-name="val16"/>
          <table:table-cell table:style-name="ce110" table:content-validation-name="val17"/>
          <table:table-cell table:style-name="ce113" table:content-validation-name="val18"/>
          <table:table-cell table:style-name="ce115" table:content-validation-name="val19"/>
          <table:table-cell table:style-name="ce117" table:content-validation-name="val20"/>
          <table:table-cell table:style-name="ce119" table:content-validation-name="val21"/>
          <table:table-cell table:style-name="ce121" table:content-validation-name="val22"/>
          <table:table-cell table:style-name="ce123" table:content-validation-name="val23"/>
          <table:table-cell table:style-name="ce126"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87" office:value-type="string" calcext:value-type="string">
            <text:p>Move</text:p>
          </table:table-cell>
          <table:table-cell table:style-name="ce79" table:content-validation-name="val6" office:value-type="string" calcext:value-type="string">
            <text:p>Mutual</text:p>
          </table:table-cell>
          <table:table-cell table:style-name="ce83" table:content-validation-name="val7"/>
          <table:table-cell table:style-name="ce87" table:content-validation-name="val8"/>
          <table:table-cell table:style-name="ce90" table:content-validation-name="val9" office:value-type="string" calcext:value-type="string">
            <text:p>No effect</text:p>
          </table:table-cell>
          <table:table-cell table:style-name="ce93" table:content-validation-name="val10"/>
          <table:table-cell table:style-name="ce95" table:content-validation-name="val11"/>
          <table:table-cell table:style-name="ce97" table:content-validation-name="val12" office:value-type="string" calcext:value-type="string">
            <text:p>No effect</text:p>
          </table:table-cell>
          <table:table-cell table:style-name="ce100" table:content-validation-name="val13"/>
          <table:table-cell table:style-name="ce102" table:content-validation-name="val14"/>
          <table:table-cell table:style-name="ce104" table:content-validation-name="val15" office:value-type="string" calcext:value-type="string">
            <text:p>Cancels</text:p>
          </table:table-cell>
          <table:table-cell table:style-name="ce107" table:content-validation-name="val16" office:value-type="string" calcext:value-type="string">
            <text:p>Run</text:p>
          </table:table-cell>
          <table:table-cell table:style-name="ce110" table:content-validation-name="val17"/>
          <table:table-cell table:style-name="ce113" table:content-validation-name="val18"/>
          <table:table-cell table:style-name="ce115" table:content-validation-name="val19" office:value-type="string" calcext:value-type="string">
            <text:p>§</text:p>
          </table:table-cell>
          <table:table-cell table:style-name="ce117" table:content-validation-name="val20"/>
          <table:table-cell table:style-name="ce119" table:content-validation-name="val21"/>
          <table:table-cell table:style-name="ce121" table:content-validation-name="val22"/>
          <table:table-cell table:style-name="ce123" table:content-validation-name="val23"/>
          <table:table-cell table:style-name="ce127" table:content-validation-name="val1" office:value-type="string" calcext:value-type="string">
            <text:p>Specialties of this sheet:</text:p>
          </table:table-cell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87" office:value-type="string" calcext:value-type="string">
            <text:p>Roll (Forward)</text:p>
          </table:table-cell>
          <table:table-cell table:style-name="ce79" table:content-validation-name="val6" office:value-type="string" calcext:value-type="string">
            <text:p>Undecided</text:p>
          </table:table-cell>
          <table:table-cell table:style-name="ce83" table:content-validation-name="val7"/>
          <table:table-cell table:style-name="ce87" table:content-validation-name="val8"/>
          <table:table-cell table:style-name="ce90" table:content-validation-name="val9" office:value-type="string" calcext:value-type="string">
            <text:p>Cancels</text:p>
          </table:table-cell>
          <table:table-cell table:style-name="ce93" table:content-validation-name="val10" office:value-type="string" calcext:value-type="string">
            <text:p>Roll</text:p>
          </table:table-cell>
          <table:table-cell table:style-name="ce95" table:content-validation-name="val11"/>
          <table:table-cell table:style-name="ce97" table:content-validation-name="val12" office:value-type="string" calcext:value-type="string">
            <text:p>Cancels</text:p>
          </table:table-cell>
          <table:table-cell table:style-name="ce100" table:content-validation-name="val13" office:value-type="string" calcext:value-type="string">
            <text:p>Roll</text:p>
          </table:table-cell>
          <table:table-cell table:style-name="ce102" table:content-validation-name="val14"/>
          <table:table-cell table:style-name="ce104" table:content-validation-name="val15" office:value-type="string" calcext:value-type="string">
            <text:p>Cancels</text:p>
          </table:table-cell>
          <table:table-cell table:style-name="ce107" table:content-validation-name="val16" office:value-type="string" calcext:value-type="string">
            <text:p>Roll</text:p>
          </table:table-cell>
          <table:table-cell table:style-name="ce110" table:content-validation-name="val17"/>
          <table:table-cell table:style-name="ce113" table:content-validation-name="val18"/>
          <table:table-cell table:style-name="ce115" table:content-validation-name="val19" office:value-type="string" calcext:value-type="string">
            <text:p>§</text:p>
          </table:table-cell>
          <table:table-cell table:style-name="ce117" table:content-validation-name="val20"/>
          <table:table-cell table:style-name="ce119" table:content-validation-name="val21"/>
          <table:table-cell table:style-name="ce121" table:content-validation-name="val22"/>
          <table:table-cell table:style-name="ce123" table:content-validation-name="val23"/>
          <table:table-cell table:style-name="ce128"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87" office:value-type="string" calcext:value-type="string">
            <text:p>Roll (Left)</text:p>
          </table:table-cell>
          <table:table-cell table:style-name="ce79" table:content-validation-name="val6" office:value-type="string" calcext:value-type="string">
            <text:p>Undecided</text:p>
          </table:table-cell>
          <table:table-cell table:style-name="ce83" table:content-validation-name="val7"/>
          <table:table-cell table:style-name="ce87" table:content-validation-name="val8"/>
          <table:table-cell table:style-name="ce90" table:content-validation-name="val9" office:value-type="string" calcext:value-type="string">
            <text:p>Cancels</text:p>
          </table:table-cell>
          <table:table-cell table:style-name="ce93" table:content-validation-name="val10" office:value-type="string" calcext:value-type="string">
            <text:p>Roll</text:p>
          </table:table-cell>
          <table:table-cell table:style-name="ce95" table:content-validation-name="val11"/>
          <table:table-cell table:style-name="ce97" table:content-validation-name="val12" office:value-type="string" calcext:value-type="string">
            <text:p>Cancels</text:p>
          </table:table-cell>
          <table:table-cell table:style-name="ce100" table:content-validation-name="val13" office:value-type="string" calcext:value-type="string">
            <text:p>Roll</text:p>
          </table:table-cell>
          <table:table-cell table:style-name="ce102" table:content-validation-name="val14"/>
          <table:table-cell table:style-name="ce104" table:content-validation-name="val15" office:value-type="string" calcext:value-type="string">
            <text:p>Cancels</text:p>
          </table:table-cell>
          <table:table-cell table:style-name="ce107" table:content-validation-name="val16" office:value-type="string" calcext:value-type="string">
            <text:p>Roll</text:p>
          </table:table-cell>
          <table:table-cell table:style-name="ce110" table:content-validation-name="val17"/>
          <table:table-cell table:style-name="ce113" table:content-validation-name="val18"/>
          <table:table-cell table:style-name="ce115" table:content-validation-name="val19" office:value-type="string" calcext:value-type="string">
            <text:p>§</text:p>
          </table:table-cell>
          <table:table-cell table:style-name="ce117" table:content-validation-name="val20"/>
          <table:table-cell table:style-name="ce119" table:content-validation-name="val21"/>
          <table:table-cell table:style-name="ce121" table:content-validation-name="val22"/>
          <table:table-cell table:style-name="ce123" table:content-validation-name="val23"/>
          <table:table-cell table:style-name="ce129" table:content-validation-name="val1" office:value-type="string" calcext:value-type="string">
            <text:p>...It should be impossible to edit columns A – C since they’re handled / generated from Overview?</text:p>
          </table:table-cell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87" office:value-type="string" calcext:value-type="string">
            <text:p>Roll (Right)</text:p>
          </table:table-cell>
          <table:table-cell table:style-name="ce79" table:content-validation-name="val6" office:value-type="string" calcext:value-type="string">
            <text:p>Undecided</text:p>
          </table:table-cell>
          <table:table-cell table:style-name="ce83" table:content-validation-name="val7"/>
          <table:table-cell table:style-name="ce87" table:content-validation-name="val8"/>
          <table:table-cell table:style-name="ce90" table:content-validation-name="val9" office:value-type="string" calcext:value-type="string">
            <text:p>Cancels</text:p>
          </table:table-cell>
          <table:table-cell table:style-name="ce93" table:content-validation-name="val10" office:value-type="string" calcext:value-type="string">
            <text:p>Roll</text:p>
          </table:table-cell>
          <table:table-cell table:style-name="ce95" table:content-validation-name="val11"/>
          <table:table-cell table:style-name="ce97" table:content-validation-name="val12" office:value-type="string" calcext:value-type="string">
            <text:p>Cancels</text:p>
          </table:table-cell>
          <table:table-cell table:style-name="ce100" table:content-validation-name="val13" office:value-type="string" calcext:value-type="string">
            <text:p>Roll</text:p>
          </table:table-cell>
          <table:table-cell table:style-name="ce102" table:content-validation-name="val14"/>
          <table:table-cell table:style-name="ce104" table:content-validation-name="val15" office:value-type="string" calcext:value-type="string">
            <text:p>Cancels</text:p>
          </table:table-cell>
          <table:table-cell table:style-name="ce107" table:content-validation-name="val16" office:value-type="string" calcext:value-type="string">
            <text:p>Roll</text:p>
          </table:table-cell>
          <table:table-cell table:style-name="ce110" table:content-validation-name="val17"/>
          <table:table-cell table:style-name="ce113" table:content-validation-name="val18"/>
          <table:table-cell table:style-name="ce115" table:content-validation-name="val19" office:value-type="string" calcext:value-type="string">
            <text:p>§</text:p>
          </table:table-cell>
          <table:table-cell table:style-name="ce117" table:content-validation-name="val20"/>
          <table:table-cell table:style-name="ce119" table:content-validation-name="val21"/>
          <table:table-cell table:style-name="ce121" table:content-validation-name="val22"/>
          <table:table-cell table:style-name="ce123" table:content-validation-name="val23"/>
          <table:table-cell table:style-name="ce129" table:content-validation-name="val1" office:value-type="string" calcext:value-type="string">
            <text:p>- The code should add some marking on the unused phases of the animation for clarity. (see column K)</text:p>
          </table:table-cell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87" office:value-type="string" calcext:value-type="string">
            <text:p>Roll (Back)</text:p>
          </table:table-cell>
          <table:table-cell table:style-name="ce79" table:content-validation-name="val6" office:value-type="string" calcext:value-type="string">
            <text:p>Undecided</text:p>
          </table:table-cell>
          <table:table-cell table:style-name="ce83" table:content-validation-name="val7"/>
          <table:table-cell table:style-name="ce87" table:content-validation-name="val8"/>
          <table:table-cell table:style-name="ce90" table:content-validation-name="val9" office:value-type="string" calcext:value-type="string">
            <text:p>Cancels</text:p>
          </table:table-cell>
          <table:table-cell table:style-name="ce93" table:content-validation-name="val10" office:value-type="string" calcext:value-type="string">
            <text:p>Roll</text:p>
          </table:table-cell>
          <table:table-cell table:style-name="ce95" table:content-validation-name="val11"/>
          <table:table-cell table:style-name="ce97" table:content-validation-name="val12" office:value-type="string" calcext:value-type="string">
            <text:p>Cancels</text:p>
          </table:table-cell>
          <table:table-cell table:style-name="ce100" table:content-validation-name="val13" office:value-type="string" calcext:value-type="string">
            <text:p>Roll</text:p>
          </table:table-cell>
          <table:table-cell table:style-name="ce102" table:content-validation-name="val14"/>
          <table:table-cell table:style-name="ce104" table:content-validation-name="val15" office:value-type="string" calcext:value-type="string">
            <text:p>Cancels</text:p>
          </table:table-cell>
          <table:table-cell table:style-name="ce107" table:content-validation-name="val16" office:value-type="string" calcext:value-type="string">
            <text:p>Roll</text:p>
          </table:table-cell>
          <table:table-cell table:style-name="ce110" table:content-validation-name="val17"/>
          <table:table-cell table:style-name="ce113" table:content-validation-name="val18"/>
          <table:table-cell table:style-name="ce115" table:content-validation-name="val19" office:value-type="string" calcext:value-type="string">
            <text:p>§</text:p>
          </table:table-cell>
          <table:table-cell table:style-name="ce117" table:content-validation-name="val20"/>
          <table:table-cell table:style-name="ce119" table:content-validation-name="val21"/>
          <table:table-cell table:style-name="ce121" table:content-validation-name="val22"/>
          <table:table-cell table:style-name="ce123" table:content-validation-name="val23"/>
          <table:table-cell table:style-name="ce129" table:content-validation-name="val1" office:value-type="string" calcext:value-type="string">
            <text:p><text:s text:c="4"/>This is accomplished by cross-referencing the Phases number from Overview.</text:p>
          </table:table-cell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87" office:value-type="string" calcext:value-type="string">
            <text:p>Weapon Switch</text:p>
          </table:table-cell>
          <table:table-cell table:style-name="ce79" table:content-validation-name="val6" office:value-type="string" calcext:value-type="string">
            <text:p>Undecided</text:p>
          </table:table-cell>
          <table:table-cell table:style-name="ce83" table:content-validation-name="val7"/>
          <table:table-cell table:style-name="ce87" table:content-validation-name="val8"/>
          <table:table-cell table:style-name="ce90" table:content-validation-name="val9" office:value-type="string" calcext:value-type="string">
            <text:p>No effect</text:p>
          </table:table-cell>
          <table:table-cell table:style-name="ce93" table:content-validation-name="val10"/>
          <table:table-cell table:style-name="ce95" table:content-validation-name="val11"/>
          <table:table-cell table:style-name="ce97" table:content-validation-name="val12" office:value-type="string" calcext:value-type="string">
            <text:p>No effect</text:p>
          </table:table-cell>
          <table:table-cell table:style-name="ce100" table:content-validation-name="val13"/>
          <table:table-cell table:style-name="ce102" table:content-validation-name="val14"/>
          <table:table-cell table:style-name="ce104" table:content-validation-name="val15" office:value-type="string" calcext:value-type="string">
            <text:p>Cancels</text:p>
          </table:table-cell>
          <table:table-cell table:style-name="ce107" table:content-validation-name="val16" office:value-type="string" calcext:value-type="string">
            <text:p>Switch animation</text:p>
          </table:table-cell>
          <table:table-cell table:style-name="ce110" table:content-validation-name="val17"/>
          <table:table-cell table:style-name="ce113" table:content-validation-name="val18"/>
          <table:table-cell table:style-name="ce115" table:content-validation-name="val19" office:value-type="string" calcext:value-type="string">
            <text:p>§</text:p>
          </table:table-cell>
          <table:table-cell table:style-name="ce117" table:content-validation-name="val20"/>
          <table:table-cell table:style-name="ce119" table:content-validation-name="val21"/>
          <table:table-cell table:style-name="ce121" table:content-validation-name="val22"/>
          <table:table-cell table:style-name="ce123" table:content-validation-name="val23"/>
          <table:table-cell table:style-name="ce129" table:content-validation-name="val1" office:value-type="string" calcext:value-type="string">
            <text:p>- Code should automatically apply conditional formatting based on the rules in Reactions sheet.</text:p>
          </table:table-cell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87" office:value-type="string" calcext:value-type="string">
            <text:p>Jump (Result 1)</text:p>
          </table:table-cell>
          <table:table-cell table:style-name="ce79" table:content-validation-name="val6" office:value-type="string" calcext:value-type="string">
            <text:p>Undecided</text:p>
          </table:table-cell>
          <table:table-cell table:style-name="ce83" table:content-validation-name="val7"/>
          <table:table-cell table:style-name="ce87" table:content-validation-name="val8"/>
          <table:table-cell table:style-name="ce90" table:content-validation-name="val9" office:value-type="string" calcext:value-type="string">
            <text:p>Cancels</text:p>
          </table:table-cell>
          <table:table-cell table:style-name="ce93" table:content-validation-name="val10" office:value-type="string" calcext:value-type="string">
            <text:p>Jump (Ground)</text:p>
          </table:table-cell>
          <table:table-cell table:style-name="ce95" table:content-validation-name="val11"/>
          <table:table-cell table:style-name="ce97" table:content-validation-name="val12" office:value-type="string" calcext:value-type="string">
            <text:p>Cancels</text:p>
          </table:table-cell>
          <table:table-cell table:style-name="ce100" table:content-validation-name="val13" office:value-type="string" calcext:value-type="string">
            <text:p>Jump (Ground)</text:p>
          </table:table-cell>
          <table:table-cell table:style-name="ce102" table:content-validation-name="val14"/>
          <table:table-cell table:style-name="ce104" table:content-validation-name="val15" office:value-type="string" calcext:value-type="string">
            <text:p>Cancels</text:p>
          </table:table-cell>
          <table:table-cell table:style-name="ce107" table:content-validation-name="val16" office:value-type="string" calcext:value-type="string">
            <text:p>Jump (Ground)</text:p>
          </table:table-cell>
          <table:table-cell table:style-name="ce110" table:content-validation-name="val17"/>
          <table:table-cell table:style-name="ce113" table:content-validation-name="val18"/>
          <table:table-cell table:style-name="ce115" table:content-validation-name="val19" office:value-type="string" calcext:value-type="string">
            <text:p>§</text:p>
          </table:table-cell>
          <table:table-cell table:style-name="ce117" table:content-validation-name="val20"/>
          <table:table-cell table:style-name="ce119" table:content-validation-name="val21"/>
          <table:table-cell table:style-name="ce121" table:content-validation-name="val22"/>
          <table:table-cell table:style-name="ce123" table:content-validation-name="val23"/>
          <table:table-cell table:style-name="ce129"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87" office:value-type="string" calcext:value-type="string">
            <text:p>Jump (Result 2)</text:p>
          </table:table-cell>
          <table:table-cell table:style-name="ce79" table:content-validation-name="val6" office:value-type="string" calcext:value-type="string">
            <text:p>Undecided</text:p>
          </table:table-cell>
          <table:table-cell table:style-name="ce83" table:content-validation-name="val7"/>
          <table:table-cell table:style-name="ce87" table:content-validation-name="val8"/>
          <table:table-cell table:style-name="ce90" table:content-validation-name="val9" office:value-type="string" calcext:value-type="string">
            <text:p>Cancels</text:p>
          </table:table-cell>
          <table:table-cell table:style-name="ce93" table:content-validation-name="val10" office:value-type="string" calcext:value-type="string">
            <text:p>Idle (Airborne)</text:p>
          </table:table-cell>
          <table:table-cell table:style-name="ce95" table:content-validation-name="val11"/>
          <table:table-cell table:style-name="ce97" table:content-validation-name="val12" office:value-type="string" calcext:value-type="string">
            <text:p>Cancels</text:p>
          </table:table-cell>
          <table:table-cell table:style-name="ce100" table:content-validation-name="val13" office:value-type="string" calcext:value-type="string">
            <text:p>Idle (Airborne)</text:p>
          </table:table-cell>
          <table:table-cell table:style-name="ce102" table:content-validation-name="val14"/>
          <table:table-cell table:style-name="ce104" table:content-validation-name="val15" office:value-type="string" calcext:value-type="string">
            <text:p>Cancels</text:p>
          </table:table-cell>
          <table:table-cell table:style-name="ce107" table:content-validation-name="val16" office:value-type="string" calcext:value-type="string">
            <text:p>Idle (Airborne)</text:p>
          </table:table-cell>
          <table:table-cell table:style-name="ce110" table:content-validation-name="val17"/>
          <table:table-cell table:style-name="ce113" table:content-validation-name="val18"/>
          <table:table-cell table:style-name="ce115" table:content-validation-name="val19" office:value-type="string" calcext:value-type="string">
            <text:p>§</text:p>
          </table:table-cell>
          <table:table-cell table:style-name="ce117" table:content-validation-name="val20"/>
          <table:table-cell table:style-name="ce119" table:content-validation-name="val21"/>
          <table:table-cell table:style-name="ce121" table:content-validation-name="val22"/>
          <table:table-cell table:style-name="ce123" table:content-validation-name="val23"/>
          <table:table-cell table:style-name="ce129" table:content-validation-name="val1" office:value-type="string" calcext:value-type="string">
            <text:p>Since this table is generated / updated based on the data in Overview, it may sometimes come necessary to automatically delete or add columns that list Phases.</text:p>
          </table:table-cell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87" office:value-type="string" calcext:value-type="string">
            <text:p>Melee (S)</text:p>
          </table:table-cell>
          <table:table-cell table:style-name="ce79" table:content-validation-name="val6" office:value-type="string" calcext:value-type="string">
            <text:p>Impossible?</text:p>
          </table:table-cell>
          <table:table-cell table:style-name="ce83" table:content-validation-name="val7"/>
          <table:table-cell table:style-name="ce87" table:content-validation-name="val8"/>
          <table:table-cell table:style-name="ce90" table:content-validation-name="val9" office:value-type="string" calcext:value-type="string">
            <text:p>Buffers</text:p>
          </table:table-cell>
          <table:table-cell table:style-name="ce93" table:content-validation-name="val10" office:value-type="string" calcext:value-type="string">
            <text:p>Attack s2</text:p>
          </table:table-cell>
          <table:table-cell table:style-name="ce95" table:content-validation-name="val11"/>
          <table:table-cell table:style-name="ce97" table:content-validation-name="val12" office:value-type="string" calcext:value-type="string">
            <text:p>Buffers</text:p>
          </table:table-cell>
          <table:table-cell table:style-name="ce100" table:content-validation-name="val13" office:value-type="string" calcext:value-type="string">
            <text:p>Attack s2</text:p>
          </table:table-cell>
          <table:table-cell table:style-name="ce102" table:content-validation-name="val14"/>
          <table:table-cell table:style-name="ce104" table:content-validation-name="val15" office:value-type="string" calcext:value-type="string">
            <text:p>Buffers</text:p>
          </table:table-cell>
          <table:table-cell table:style-name="ce107" table:content-validation-name="val16" office:value-type="string" calcext:value-type="string">
            <text:p>Attack s2</text:p>
          </table:table-cell>
          <table:table-cell table:style-name="ce110" table:content-validation-name="val17"/>
          <table:table-cell table:style-name="ce113" table:content-validation-name="val18"/>
          <table:table-cell table:style-name="ce115" table:content-validation-name="val19" office:value-type="string" calcext:value-type="string">
            <text:p>§</text:p>
          </table:table-cell>
          <table:table-cell table:style-name="ce117" table:content-validation-name="val20"/>
          <table:table-cell table:style-name="ce119" table:content-validation-name="val21"/>
          <table:table-cell table:style-name="ce121" table:content-validation-name="val22"/>
          <table:table-cell table:style-name="ce123" table:content-validation-name="val23"/>
          <table:table-cell table:style-name="ce129" table:content-validation-name="val1" office:value-type="string" calcext:value-type="string">
            <text:p>Doing this would be determined by what is the maximum phase number used by any animation in the Overview.</text:p>
          </table:table-cell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87" office:value-type="string" calcext:value-type="string">
            <text:p>Melee (S) (Long)</text:p>
          </table:table-cell>
          <table:table-cell table:style-name="ce79" table:content-validation-name="val6" office:value-type="string" calcext:value-type="string">
            <text:p>Impossible?</text:p>
          </table:table-cell>
          <table:table-cell table:style-name="ce83" table:content-validation-name="val7"/>
          <table:table-cell table:style-name="ce87" table:content-validation-name="val8"/>
          <table:table-cell table:style-name="ce90" table:content-validation-name="val9" office:value-type="string" calcext:value-type="string">
            <text:p>Buffers</text:p>
          </table:table-cell>
          <table:table-cell table:style-name="ce93" table:content-validation-name="val10" office:value-type="string" calcext:value-type="string">
            <text:p>Attack s2</text:p>
          </table:table-cell>
          <table:table-cell table:style-name="ce95" table:content-validation-name="val11"/>
          <table:table-cell table:style-name="ce97" table:content-validation-name="val12" office:value-type="string" calcext:value-type="string">
            <text:p>Buffers</text:p>
          </table:table-cell>
          <table:table-cell table:style-name="ce100" table:content-validation-name="val13" office:value-type="string" calcext:value-type="string">
            <text:p>Attack s2</text:p>
          </table:table-cell>
          <table:table-cell table:style-name="ce102" table:content-validation-name="val14"/>
          <table:table-cell table:style-name="ce104" table:content-validation-name="val15" office:value-type="string" calcext:value-type="string">
            <text:p>Buffers</text:p>
          </table:table-cell>
          <table:table-cell table:style-name="ce107" table:content-validation-name="val16" office:value-type="string" calcext:value-type="string">
            <text:p>Attack s2</text:p>
          </table:table-cell>
          <table:table-cell table:style-name="ce110" table:content-validation-name="val17"/>
          <table:table-cell table:style-name="ce113" table:content-validation-name="val18"/>
          <table:table-cell table:style-name="ce115" table:content-validation-name="val19" office:value-type="string" calcext:value-type="string">
            <text:p>§</text:p>
          </table:table-cell>
          <table:table-cell table:style-name="ce117" table:content-validation-name="val20"/>
          <table:table-cell table:style-name="ce119" table:content-validation-name="val21"/>
          <table:table-cell table:style-name="ce121" table:content-validation-name="val22"/>
          <table:table-cell table:style-name="ce123" table:content-validation-name="val23"/>
          <table:table-cell table:style-name="ce129"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87" office:value-type="string" calcext:value-type="string">
            <text:p>Melee (T)</text:p>
          </table:table-cell>
          <table:table-cell table:style-name="ce79" table:content-validation-name="val6" office:value-type="string" calcext:value-type="string">
            <text:p>Undecided</text:p>
          </table:table-cell>
          <table:table-cell table:style-name="ce83" table:content-validation-name="val7"/>
          <table:table-cell table:style-name="ce87" table:content-validation-name="val8"/>
          <table:table-cell table:style-name="ce90" table:content-validation-name="val9" office:value-type="string" calcext:value-type="string">
            <text:p>Buffers</text:p>
          </table:table-cell>
          <table:table-cell table:style-name="ce93" table:content-validation-name="val10" office:value-type="string" calcext:value-type="string">
            <text:p>Attack t1</text:p>
          </table:table-cell>
          <table:table-cell table:style-name="ce95" table:content-validation-name="val11"/>
          <table:table-cell table:style-name="ce97" table:content-validation-name="val12" office:value-type="string" calcext:value-type="string">
            <text:p>Buffers</text:p>
          </table:table-cell>
          <table:table-cell table:style-name="ce100" table:content-validation-name="val13" office:value-type="string" calcext:value-type="string">
            <text:p>Attack t1</text:p>
          </table:table-cell>
          <table:table-cell table:style-name="ce102" table:content-validation-name="val14"/>
          <table:table-cell table:style-name="ce104" table:content-validation-name="val15" office:value-type="string" calcext:value-type="string">
            <text:p>Buffers</text:p>
          </table:table-cell>
          <table:table-cell table:style-name="ce107" table:content-validation-name="val16" office:value-type="string" calcext:value-type="string">
            <text:p>Attack t1</text:p>
          </table:table-cell>
          <table:table-cell table:style-name="ce110" table:content-validation-name="val17"/>
          <table:table-cell table:style-name="ce113" table:content-validation-name="val18"/>
          <table:table-cell table:style-name="ce115" table:content-validation-name="val19" office:value-type="string" calcext:value-type="string">
            <text:p>§</text:p>
          </table:table-cell>
          <table:table-cell table:style-name="ce117" table:content-validation-name="val20"/>
          <table:table-cell table:style-name="ce119" table:content-validation-name="val21"/>
          <table:table-cell table:style-name="ce121" table:content-validation-name="val22"/>
          <table:table-cell table:style-name="ce123" table:content-validation-name="val23"/>
          <table:table-cell table:style-name="ce129" table:content-validation-name="val1" office:value-type="string" calcext:value-type="string">
            <text:p>Data validation makes it easier to fill the table. For each interaction, first column validates from Reactions. Second column validates from column A.</text:p>
          </table:table-cell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87" office:value-type="string" calcext:value-type="string">
            <text:p>Melee (T) (Long)</text:p>
          </table:table-cell>
          <table:table-cell table:style-name="ce79" table:content-validation-name="val6" office:value-type="string" calcext:value-type="string">
            <text:p>Undecided</text:p>
          </table:table-cell>
          <table:table-cell table:style-name="ce83" table:content-validation-name="val7"/>
          <table:table-cell table:style-name="ce87" table:content-validation-name="val8"/>
          <table:table-cell table:style-name="ce90" table:content-validation-name="val9" office:value-type="string" calcext:value-type="string">
            <text:p>Buffers</text:p>
          </table:table-cell>
          <table:table-cell table:style-name="ce93" table:content-validation-name="val10" office:value-type="string" calcext:value-type="string">
            <text:p>Attack t1</text:p>
          </table:table-cell>
          <table:table-cell table:style-name="ce95" table:content-validation-name="val11"/>
          <table:table-cell table:style-name="ce97" table:content-validation-name="val12" office:value-type="string" calcext:value-type="string">
            <text:p>Buffers</text:p>
          </table:table-cell>
          <table:table-cell table:style-name="ce100" table:content-validation-name="val13" office:value-type="string" calcext:value-type="string">
            <text:p>Attack t1</text:p>
          </table:table-cell>
          <table:table-cell table:style-name="ce102" table:content-validation-name="val14"/>
          <table:table-cell table:style-name="ce104" table:content-validation-name="val15" office:value-type="string" calcext:value-type="string">
            <text:p>Buffers</text:p>
          </table:table-cell>
          <table:table-cell table:style-name="ce107" table:content-validation-name="val16" office:value-type="string" calcext:value-type="string">
            <text:p>Attack t1</text:p>
          </table:table-cell>
          <table:table-cell table:style-name="ce110" table:content-validation-name="val17"/>
          <table:table-cell table:style-name="ce113" table:content-validation-name="val18"/>
          <table:table-cell table:style-name="ce115" table:content-validation-name="val19" office:value-type="string" calcext:value-type="string">
            <text:p>§</text:p>
          </table:table-cell>
          <table:table-cell table:style-name="ce117" table:content-validation-name="val20"/>
          <table:table-cell table:style-name="ce119" table:content-validation-name="val21"/>
          <table:table-cell table:style-name="ce121" table:content-validation-name="val22"/>
          <table:table-cell table:style-name="ce123" table:content-validation-name="val23"/>
          <table:table-cell table:style-name="ce129" table:content-validation-name="val1" office:value-type="string" calcext:value-type="string">
            <text:p>Validation should not be strict because it’s sometimes necessary to add variation tags to the animations?</text:p>
          </table:table-cell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87" office:value-type="string" calcext:value-type="string">
            <text:p>Grab</text:p>
          </table:table-cell>
          <table:table-cell table:style-name="ce79" table:content-validation-name="val6" office:value-type="string" calcext:value-type="string">
            <text:p>Cancels</text:p>
          </table:table-cell>
          <table:table-cell table:style-name="ce84" table:content-validation-name="val7" office:value-type="string" calcext:value-type="string">
            <text:p>Grab</text:p>
          </table:table-cell>
          <table:table-cell table:style-name="ce87" table:content-validation-name="val8"/>
          <table:table-cell table:style-name="ce90" table:content-validation-name="val9" office:value-type="string" calcext:value-type="string">
            <text:p>Cancels</text:p>
          </table:table-cell>
          <table:table-cell table:style-name="ce93" table:content-validation-name="val10" office:value-type="string" calcext:value-type="string">
            <text:p>Grab</text:p>
          </table:table-cell>
          <table:table-cell table:style-name="ce95" table:content-validation-name="val11"/>
          <table:table-cell table:style-name="ce97" table:content-validation-name="val12" office:value-type="string" calcext:value-type="string">
            <text:p>Cancels</text:p>
          </table:table-cell>
          <table:table-cell table:style-name="ce100" table:content-validation-name="val13" office:value-type="string" calcext:value-type="string">
            <text:p>Grab</text:p>
          </table:table-cell>
          <table:table-cell table:style-name="ce102" table:content-validation-name="val14"/>
          <table:table-cell table:style-name="ce104" table:content-validation-name="val15" office:value-type="string" calcext:value-type="string">
            <text:p>Cancels</text:p>
          </table:table-cell>
          <table:table-cell table:style-name="ce107" table:content-validation-name="val16" office:value-type="string" calcext:value-type="string">
            <text:p>Grab</text:p>
          </table:table-cell>
          <table:table-cell table:style-name="ce110" table:content-validation-name="val17"/>
          <table:table-cell table:style-name="ce113" table:content-validation-name="val18"/>
          <table:table-cell table:style-name="ce115" table:content-validation-name="val19" office:value-type="string" calcext:value-type="string">
            <text:p>§</text:p>
          </table:table-cell>
          <table:table-cell table:style-name="ce117" table:content-validation-name="val20"/>
          <table:table-cell table:style-name="ce119" table:content-validation-name="val21"/>
          <table:table-cell table:style-name="ce121" table:content-validation-name="val22"/>
          <table:table-cell table:style-name="ce123" table:content-validation-name="val23"/>
          <table:table-cell table:style-name="ce128"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87" office:value-type="string" calcext:value-type="string">
            <text:p>Block</text:p>
          </table:table-cell>
          <table:table-cell table:style-name="ce79" table:content-validation-name="val6" office:value-type="string" calcext:value-type="string">
            <text:p>Cancels</text:p>
          </table:table-cell>
          <table:table-cell table:style-name="ce85" table:content-validation-name="val7" office:value-type="string" calcext:value-type="string">
            <text:p>Block</text:p>
          </table:table-cell>
          <table:table-cell table:style-name="ce87" table:content-validation-name="val8"/>
          <table:table-cell table:style-name="ce90" table:content-validation-name="val9" office:value-type="string" calcext:value-type="string">
            <text:p>Cancels</text:p>
          </table:table-cell>
          <table:table-cell table:style-name="ce93" table:content-validation-name="val10" office:value-type="string" calcext:value-type="string">
            <text:p>Block</text:p>
          </table:table-cell>
          <table:table-cell table:style-name="ce95" table:content-validation-name="val11"/>
          <table:table-cell table:style-name="ce97" table:content-validation-name="val12" office:value-type="string" calcext:value-type="string">
            <text:p>Cancels</text:p>
          </table:table-cell>
          <table:table-cell table:style-name="ce100" table:content-validation-name="val13" office:value-type="string" calcext:value-type="string">
            <text:p>Block</text:p>
          </table:table-cell>
          <table:table-cell table:style-name="ce102" table:content-validation-name="val14"/>
          <table:table-cell table:style-name="ce104" table:content-validation-name="val15" office:value-type="string" calcext:value-type="string">
            <text:p>Cancels</text:p>
          </table:table-cell>
          <table:table-cell table:style-name="ce107" table:content-validation-name="val16" office:value-type="string" calcext:value-type="string">
            <text:p>Block</text:p>
          </table:table-cell>
          <table:table-cell table:style-name="ce110" table:content-validation-name="val17"/>
          <table:table-cell table:style-name="ce113" table:content-validation-name="val18"/>
          <table:table-cell table:style-name="ce115" table:content-validation-name="val19" office:value-type="string" calcext:value-type="string">
            <text:p>§</text:p>
          </table:table-cell>
          <table:table-cell table:style-name="ce117" table:content-validation-name="val20"/>
          <table:table-cell table:style-name="ce119" table:content-validation-name="val21"/>
          <table:table-cell table:style-name="ce121" table:content-validation-name="val22"/>
          <table:table-cell table:style-name="ce123" table:content-validation-name="val23"/>
          <table:table-cell table:style-name="ce128"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87" office:value-type="string" calcext:value-type="string">
            <text:p>Magic</text:p>
          </table:table-cell>
          <table:table-cell table:style-name="ce79" table:content-validation-name="val6" office:value-type="string" calcext:value-type="string">
            <text:p>Undecided</text:p>
          </table:table-cell>
          <table:table-cell table:style-name="ce83" table:content-validation-name="val7"/>
          <table:table-cell table:style-name="ce87" table:content-validation-name="val8"/>
          <table:table-cell table:style-name="ce90" table:content-validation-name="val9" office:value-type="string" calcext:value-type="string">
            <text:p>Cancels</text:p>
          </table:table-cell>
          <table:table-cell table:style-name="ce93" table:content-validation-name="val10" office:value-type="string" calcext:value-type="string">
            <text:p>Magic</text:p>
          </table:table-cell>
          <table:table-cell table:style-name="ce95" table:content-validation-name="val11"/>
          <table:table-cell table:style-name="ce97" table:content-validation-name="val12" office:value-type="string" calcext:value-type="string">
            <text:p>Cancels</text:p>
          </table:table-cell>
          <table:table-cell table:style-name="ce100" table:content-validation-name="val13" office:value-type="string" calcext:value-type="string">
            <text:p>Magic</text:p>
          </table:table-cell>
          <table:table-cell table:style-name="ce102" table:content-validation-name="val14"/>
          <table:table-cell table:style-name="ce104" table:content-validation-name="val15" office:value-type="string" calcext:value-type="string">
            <text:p>Cancels</text:p>
          </table:table-cell>
          <table:table-cell table:style-name="ce107" table:content-validation-name="val16" office:value-type="string" calcext:value-type="string">
            <text:p>Magic</text:p>
          </table:table-cell>
          <table:table-cell table:style-name="ce110" table:content-validation-name="val17"/>
          <table:table-cell table:style-name="ce113" table:content-validation-name="val18"/>
          <table:table-cell table:style-name="ce115" table:content-validation-name="val19" office:value-type="string" calcext:value-type="string">
            <text:p>§</text:p>
          </table:table-cell>
          <table:table-cell table:style-name="ce117" table:content-validation-name="val20"/>
          <table:table-cell table:style-name="ce119" table:content-validation-name="val21"/>
          <table:table-cell table:style-name="ce121" table:content-validation-name="val22"/>
          <table:table-cell table:style-name="ce123" table:content-validation-name="val23"/>
          <table:table-cell table:style-name="ce127" table:content-validation-name="val1" office:value-type="string" calcext:value-type="string">
            <text:p>Different functions:</text:p>
          </table:table-cell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87" office:value-type="string" calcext:value-type="string">
            <text:p>Rage</text:p>
          </table:table-cell>
          <table:table-cell table:style-name="ce79" table:content-validation-name="val6" office:value-type="string" calcext:value-type="string">
            <text:p>No effect</text:p>
          </table:table-cell>
          <table:table-cell table:style-name="ce83" table:content-validation-name="val7"/>
          <table:table-cell table:style-name="ce87" table:content-validation-name="val8"/>
          <table:table-cell table:style-name="ce90" table:content-validation-name="val9" office:value-type="string" calcext:value-type="string">
            <text:p>Cancels</text:p>
          </table:table-cell>
          <table:table-cell table:style-name="ce93" table:content-validation-name="val10" office:value-type="string" calcext:value-type="string">
            <text:p>Rage</text:p>
          </table:table-cell>
          <table:table-cell table:style-name="ce95" table:content-validation-name="val11"/>
          <table:table-cell table:style-name="ce97" table:content-validation-name="val12" office:value-type="string" calcext:value-type="string">
            <text:p>No effect</text:p>
          </table:table-cell>
          <table:table-cell table:style-name="ce100" table:content-validation-name="val13"/>
          <table:table-cell table:style-name="ce102" table:content-validation-name="val14"/>
          <table:table-cell table:style-name="ce104" table:content-validation-name="val15" office:value-type="string" calcext:value-type="string">
            <text:p>No effect</text:p>
          </table:table-cell>
          <table:table-cell table:style-name="ce107" table:content-validation-name="val16"/>
          <table:table-cell table:style-name="ce110" table:content-validation-name="val17"/>
          <table:table-cell table:style-name="ce113" table:content-validation-name="val18"/>
          <table:table-cell table:style-name="ce115" table:content-validation-name="val19" office:value-type="string" calcext:value-type="string">
            <text:p>§</text:p>
          </table:table-cell>
          <table:table-cell table:style-name="ce117" table:content-validation-name="val20"/>
          <table:table-cell table:style-name="ce119" table:content-validation-name="val21"/>
          <table:table-cell table:style-name="ce121" table:content-validation-name="val22"/>
          <table:table-cell table:style-name="ce123" table:content-validation-name="val23"/>
          <table:table-cell table:style-name="ce128"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87" office:value-type="string" calcext:value-type="string">
            <text:p>Pause</text:p>
          </table:table-cell>
          <table:table-cell table:style-name="ce79" table:content-validation-name="val6" office:value-type="string" calcext:value-type="string">
            <text:p>No effect</text:p>
          </table:table-cell>
          <table:table-cell table:style-name="ce83" table:content-validation-name="val7"/>
          <table:table-cell table:style-name="ce87" table:content-validation-name="val8"/>
          <table:table-cell table:style-name="ce90" table:content-validation-name="val9" office:value-type="string" calcext:value-type="string">
            <text:p>Mutual</text:p>
          </table:table-cell>
          <table:table-cell table:style-name="ce93" table:content-validation-name="val10"/>
          <table:table-cell table:style-name="ce95" table:content-validation-name="val11"/>
          <table:table-cell table:style-name="ce97" table:content-validation-name="val12" office:value-type="string" calcext:value-type="string">
            <text:p>Mutual</text:p>
          </table:table-cell>
          <table:table-cell table:style-name="ce100" table:content-validation-name="val13"/>
          <table:table-cell table:style-name="ce102" table:content-validation-name="val14"/>
          <table:table-cell table:style-name="ce104" table:content-validation-name="val15" office:value-type="string" calcext:value-type="string">
            <text:p>Mutual</text:p>
          </table:table-cell>
          <table:table-cell table:style-name="ce107" table:content-validation-name="val16"/>
          <table:table-cell table:style-name="ce110" table:content-validation-name="val17"/>
          <table:table-cell table:style-name="ce113" table:content-validation-name="val18"/>
          <table:table-cell table:style-name="ce115" table:content-validation-name="val19" office:value-type="string" calcext:value-type="string">
            <text:p>§</text:p>
          </table:table-cell>
          <table:table-cell table:style-name="ce117" table:content-validation-name="val20"/>
          <table:table-cell table:style-name="ce119" table:content-validation-name="val21"/>
          <table:table-cell table:style-name="ce121" table:content-validation-name="val22"/>
          <table:table-cell table:style-name="ce123" table:content-validation-name="val23"/>
          <table:table-cell table:style-name="ce130" table:content-validation-name="val1" office:value-type="string" calcext:value-type="string">
            <text:p>”Refresh”.</text:p>
          </table:table-cell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-group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75" office:value-type="string" calcext:value-type="string">
              <text:p>Retry</text:p>
            </table:table-cell>
            <table:table-cell table:style-name="ce79" table:content-validation-name="val6" office:value-type="string" calcext:value-type="string">
              <text:p>Cancels</text:p>
            </table:table-cell>
            <table:table-cell table:style-name="ce83" table:content-validation-name="val7"/>
            <table:table-cell table:style-name="ce87" table:content-validation-name="val8"/>
            <table:table-cell table:style-name="ce90" table:content-validation-name="val9" office:value-type="string" calcext:value-type="string">
              <text:p>Cancels</text:p>
            </table:table-cell>
            <table:table-cell table:style-name="ce93" table:content-validation-name="val10"/>
            <table:table-cell table:style-name="ce95" table:content-validation-name="val11"/>
            <table:table-cell table:style-name="ce97" table:content-validation-name="val12" office:value-type="string" calcext:value-type="string">
              <text:p>Cancels</text:p>
            </table:table-cell>
            <table:table-cell table:style-name="ce100" table:content-validation-name="val13"/>
            <table:table-cell table:style-name="ce102" table:content-validation-name="val14"/>
            <table:table-cell table:style-name="ce104" table:content-validation-name="val15" office:value-type="string" calcext:value-type="string">
              <text:p>Cancels</text:p>
            </table:table-cell>
            <table:table-cell table:style-name="ce107" table:content-validation-name="val16"/>
            <table:table-cell table:style-name="ce110" table:content-validation-name="val17"/>
            <table:table-cell table:style-name="ce113" table:content-validation-name="val18"/>
            <table:table-cell table:style-name="ce115" table:content-validation-name="val19" office:value-type="string" calcext:value-type="string">
              <text:p>§</text:p>
            </table:table-cell>
            <table:table-cell table:style-name="ce117" table:content-validation-name="val20"/>
            <table:table-cell table:style-name="ce119" table:content-validation-name="val21"/>
            <table:table-cell table:style-name="ce121" table:content-validation-name="val22"/>
            <table:table-cell table:style-name="ce123" table:content-validation-name="val23"/>
            <table:table-cell table:style-name="Default" office:value-type="string" calcext:value-type="string">
              <text:p>A complex function that goes through the whole Details sheet and checks for discrepancies between it and Overview.</text:p>
            </table:table-cell>
            <table:table-cell table:style-name="ce143" table:number-columns-repeated="2"/>
            <table:table-cell table:style-name="ce145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75" office:value-type="string" calcext:value-type="string">
              <text:p>Upgrade Blades</text:p>
            </table:table-cell>
            <table:table-cell table:style-name="ce79" table:content-validation-name="val6" office:value-type="string" calcext:value-type="string">
              <text:p>Mutual</text:p>
            </table:table-cell>
            <table:table-cell table:style-name="ce83" table:content-validation-name="val7"/>
            <table:table-cell table:style-name="ce87" table:content-validation-name="val8"/>
            <table:table-cell table:style-name="ce90" table:content-validation-name="val9" office:value-type="string" calcext:value-type="string">
              <text:p>Mutual</text:p>
            </table:table-cell>
            <table:table-cell table:style-name="ce93" table:content-validation-name="val10"/>
            <table:table-cell table:style-name="ce95" table:content-validation-name="val11"/>
            <table:table-cell table:style-name="ce97" table:content-validation-name="val12" office:value-type="string" calcext:value-type="string">
              <text:p>Mutual</text:p>
            </table:table-cell>
            <table:table-cell table:style-name="ce100" table:content-validation-name="val13"/>
            <table:table-cell table:style-name="ce102" table:content-validation-name="val14"/>
            <table:table-cell table:style-name="ce104" table:content-validation-name="val15" office:value-type="string" calcext:value-type="string">
              <text:p>Mutual</text:p>
            </table:table-cell>
            <table:table-cell table:style-name="ce107" table:content-validation-name="val16"/>
            <table:table-cell table:style-name="ce110" table:content-validation-name="val17"/>
            <table:table-cell table:style-name="ce113" table:content-validation-name="val18"/>
            <table:table-cell table:style-name="ce115" table:content-validation-name="val19" office:value-type="string" calcext:value-type="string">
              <text:p>§</text:p>
            </table:table-cell>
            <table:table-cell table:style-name="ce117" table:content-validation-name="val20"/>
            <table:table-cell table:style-name="ce119" table:content-validation-name="val21"/>
            <table:table-cell table:style-name="ce121" table:content-validation-name="val22"/>
            <table:table-cell table:style-name="ce123" table:content-validation-name="val23"/>
            <table:table-cell table:style-name="ce128" table:content-validation-name="val1" office:value-type="string" calcext:value-type="string">
              <text:p>The code then adds lines non-destructively or deletes rows that are no longer needed.</text:p>
            </table:table-cell>
            <table:table-cell table:style-name="ce143" table:number-columns-repeated="2"/>
            <table:table-cell table:style-name="ce145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75" office:value-type="string" calcext:value-type="string">
              <text:p>Upgrade Head</text:p>
            </table:table-cell>
            <table:table-cell table:style-name="ce79" table:content-validation-name="val6"/>
            <table:table-cell table:style-name="ce83" table:content-validation-name="val7"/>
            <table:table-cell table:style-name="ce87" table:content-validation-name="val8"/>
            <table:table-cell table:style-name="ce90" table:content-validation-name="val9"/>
            <table:table-cell table:style-name="ce93" table:content-validation-name="val10"/>
            <table:table-cell table:style-name="ce95" table:content-validation-name="val11"/>
            <table:table-cell table:style-name="ce97" table:content-validation-name="val12"/>
            <table:table-cell table:style-name="ce100" table:content-validation-name="val13"/>
            <table:table-cell table:style-name="ce102" table:content-validation-name="val14"/>
            <table:table-cell table:style-name="ce104" table:content-validation-name="val15"/>
            <table:table-cell table:style-name="ce107" table:content-validation-name="val16"/>
            <table:table-cell table:style-name="ce110" table:content-validation-name="val17"/>
            <table:table-cell table:style-name="ce113" table:content-validation-name="val18"/>
            <table:table-cell table:style-name="ce115" table:content-validation-name="val19"/>
            <table:table-cell table:style-name="ce117" table:content-validation-name="val20"/>
            <table:table-cell table:style-name="ce119" table:content-validation-name="val21"/>
            <table:table-cell table:style-name="ce121" table:content-validation-name="val22"/>
            <table:table-cell table:style-name="ce123" table:content-validation-name="val23"/>
            <table:table-cell table:style-name="ce128" table:content-validation-name="val1"/>
            <table:table-cell table:style-name="ce143" table:number-columns-repeated="2"/>
            <table:table-cell table:style-name="ce145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75" office:value-type="string" calcext:value-type="string">
              <text:p>Fall</text:p>
            </table:table-cell>
            <table:table-cell table:style-name="ce79" table:content-validation-name="val6" office:value-type="string" calcext:value-type="string">
              <text:p>Undecided</text:p>
            </table:table-cell>
            <table:table-cell table:style-name="ce83" table:content-validation-name="val7"/>
            <table:table-cell table:style-name="ce87" table:content-validation-name="val8"/>
            <table:table-cell table:style-name="ce90" table:content-validation-name="val9" office:value-type="string" calcext:value-type="string">
              <text:p>Impossible?</text:p>
            </table:table-cell>
            <table:table-cell table:style-name="ce93" table:content-validation-name="val10"/>
            <table:table-cell table:style-name="ce95" table:content-validation-name="val11"/>
            <table:table-cell table:style-name="ce98" table:content-validation-name="val12" office:value-type="string" calcext:value-type="string">
              <text:p>Impossible?</text:p>
            </table:table-cell>
            <table:table-cell table:style-name="ce100" table:content-validation-name="val13"/>
            <table:table-cell table:style-name="ce102" table:content-validation-name="val14"/>
            <table:table-cell table:style-name="ce105" table:content-validation-name="val15" office:value-type="string" calcext:value-type="string">
              <text:p>Impossible?</text:p>
            </table:table-cell>
            <table:table-cell table:style-name="ce107" table:content-validation-name="val16"/>
            <table:table-cell table:style-name="ce110" table:content-validation-name="val17"/>
            <table:table-cell table:style-name="ce113" table:content-validation-name="val18"/>
            <table:table-cell table:style-name="ce115" table:content-validation-name="val19" office:value-type="string" calcext:value-type="string">
              <text:p>§</text:p>
            </table:table-cell>
            <table:table-cell table:style-name="ce117" table:content-validation-name="val20"/>
            <table:table-cell table:style-name="ce119" table:content-validation-name="val21"/>
            <table:table-cell table:style-name="ce121" table:content-validation-name="val22"/>
            <table:table-cell table:style-name="ce123" table:content-validation-name="val23"/>
            <table:table-cell table:style-name="ce128" table:content-validation-name="val1"/>
            <table:table-cell table:style-name="ce143" table:number-columns-repeated="2"/>
            <table:table-cell table:style-name="ce145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75" office:value-type="string" calcext:value-type="string">
              <text:p>Landing</text:p>
            </table:table-cell>
            <table:table-cell table:style-name="ce79" table:content-validation-name="val6"/>
            <table:table-cell table:style-name="ce83" table:content-validation-name="val7"/>
            <table:table-cell table:style-name="ce87" table:content-validation-name="val8"/>
            <table:table-cell table:style-name="ce90" table:content-validation-name="val9"/>
            <table:table-cell table:style-name="ce93" table:content-validation-name="val10"/>
            <table:table-cell table:style-name="ce95" table:content-validation-name="val11"/>
            <table:table-cell table:style-name="ce97" table:content-validation-name="val12"/>
            <table:table-cell table:style-name="ce100" table:content-validation-name="val13"/>
            <table:table-cell table:style-name="ce102" table:content-validation-name="val14"/>
            <table:table-cell table:style-name="ce104" table:content-validation-name="val15"/>
            <table:table-cell table:style-name="ce107" table:content-validation-name="val16"/>
            <table:table-cell table:style-name="ce110" table:content-validation-name="val17"/>
            <table:table-cell table:style-name="ce113" table:content-validation-name="val18"/>
            <table:table-cell table:style-name="ce115" table:content-validation-name="val19" office:value-type="string" calcext:value-type="string">
              <text:p>§</text:p>
            </table:table-cell>
            <table:table-cell table:style-name="ce117" table:content-validation-name="val20"/>
            <table:table-cell table:style-name="ce119" table:content-validation-name="val21"/>
            <table:table-cell table:style-name="ce121" table:content-validation-name="val22"/>
            <table:table-cell table:style-name="ce123" table:content-validation-name="val23"/>
            <table:table-cell table:style-name="ce128" table:content-validation-name="val1"/>
            <table:table-cell table:style-name="ce143" table:number-columns-repeated="2"/>
            <table:table-cell table:style-name="ce145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75" office:value-type="string" calcext:value-type="string">
              <text:p>Hang From Ledge</text:p>
            </table:table-cell>
            <table:table-cell table:style-name="ce79" table:content-validation-name="val6"/>
            <table:table-cell table:style-name="ce83" table:content-validation-name="val7"/>
            <table:table-cell table:style-name="ce87" table:content-validation-name="val8"/>
            <table:table-cell table:style-name="ce90" table:content-validation-name="val9"/>
            <table:table-cell table:style-name="ce93" table:content-validation-name="val10"/>
            <table:table-cell table:style-name="ce95" table:content-validation-name="val11"/>
            <table:table-cell table:style-name="ce97" table:content-validation-name="val12"/>
            <table:table-cell table:style-name="ce100" table:content-validation-name="val13"/>
            <table:table-cell table:style-name="ce102" table:content-validation-name="val14"/>
            <table:table-cell table:style-name="ce104" table:content-validation-name="val15"/>
            <table:table-cell table:style-name="ce107" table:content-validation-name="val16"/>
            <table:table-cell table:style-name="ce110" table:content-validation-name="val17"/>
            <table:table-cell table:style-name="ce113" table:content-validation-name="val18"/>
            <table:table-cell table:style-name="ce115" table:content-validation-name="val19"/>
            <table:table-cell table:style-name="ce117" table:content-validation-name="val20"/>
            <table:table-cell table:style-name="ce119" table:content-validation-name="val21"/>
            <table:table-cell table:style-name="ce121" table:content-validation-name="val22"/>
            <table:table-cell table:style-name="ce123" table:content-validation-name="val23"/>
            <table:table-cell table:style-name="ce128" table:content-validation-name="val1"/>
            <table:table-cell table:style-name="ce143" table:number-columns-repeated="2"/>
            <table:table-cell table:style-name="ce145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75" office:value-type="string" calcext:value-type="string">
              <text:p>Water</text:p>
            </table:table-cell>
            <table:table-cell table:style-name="ce79" table:content-validation-name="val6"/>
            <table:table-cell table:style-name="ce83" table:content-validation-name="val7"/>
            <table:table-cell table:style-name="ce87" table:content-validation-name="val8"/>
            <table:table-cell table:style-name="ce90" table:content-validation-name="val9"/>
            <table:table-cell table:style-name="ce93" table:content-validation-name="val10"/>
            <table:table-cell table:style-name="ce95" table:content-validation-name="val11"/>
            <table:table-cell table:style-name="ce97" table:content-validation-name="val12"/>
            <table:table-cell table:style-name="ce100" table:content-validation-name="val13"/>
            <table:table-cell table:style-name="ce102" table:content-validation-name="val14"/>
            <table:table-cell table:style-name="ce104" table:content-validation-name="val15"/>
            <table:table-cell table:style-name="ce107" table:content-validation-name="val16"/>
            <table:table-cell table:style-name="ce110" table:content-validation-name="val17"/>
            <table:table-cell table:style-name="ce113" table:content-validation-name="val18"/>
            <table:table-cell table:style-name="ce115" table:content-validation-name="val19"/>
            <table:table-cell table:style-name="ce117" table:content-validation-name="val20"/>
            <table:table-cell table:style-name="ce119" table:content-validation-name="val21"/>
            <table:table-cell table:style-name="ce121" table:content-validation-name="val22"/>
            <table:table-cell table:style-name="ce123" table:content-validation-name="val23"/>
            <table:table-cell table:style-name="ce128" table:content-validation-name="val1"/>
            <table:table-cell table:style-name="ce143" table:number-columns-repeated="2"/>
            <table:table-cell table:style-name="ce145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75" office:value-type="string" calcext:value-type="string">
              <text:p>Rope</text:p>
            </table:table-cell>
            <table:table-cell table:style-name="ce79" table:content-validation-name="val6"/>
            <table:table-cell table:style-name="ce83" table:content-validation-name="val7"/>
            <table:table-cell table:style-name="ce87" table:content-validation-name="val8"/>
            <table:table-cell table:style-name="ce90" table:content-validation-name="val9"/>
            <table:table-cell table:style-name="ce93" table:content-validation-name="val10"/>
            <table:table-cell table:style-name="ce95" table:content-validation-name="val11"/>
            <table:table-cell table:style-name="ce97" table:content-validation-name="val12"/>
            <table:table-cell table:style-name="ce100" table:content-validation-name="val13"/>
            <table:table-cell table:style-name="ce102" table:content-validation-name="val14"/>
            <table:table-cell table:style-name="ce104" table:content-validation-name="val15"/>
            <table:table-cell table:style-name="ce107" table:content-validation-name="val16"/>
            <table:table-cell table:style-name="ce110" table:content-validation-name="val17"/>
            <table:table-cell table:style-name="ce113" table:content-validation-name="val18"/>
            <table:table-cell table:style-name="ce115" table:content-validation-name="val19" office:value-type="string" calcext:value-type="string">
              <text:p>§</text:p>
            </table:table-cell>
            <table:table-cell table:style-name="ce117" table:content-validation-name="val20"/>
            <table:table-cell table:style-name="ce119" table:content-validation-name="val21"/>
            <table:table-cell table:style-name="ce121" table:content-validation-name="val22"/>
            <table:table-cell table:style-name="ce123" table:content-validation-name="val23"/>
            <table:table-cell table:style-name="ce130" table:content-validation-name="val1" office:value-type="string" calcext:value-type="string">
              <text:p>”Refresh columns”.</text:p>
            </table:table-cell>
            <table:table-cell table:style-name="ce143" table:number-columns-repeated="2"/>
            <table:table-cell table:style-name="ce145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75" office:value-type="string" calcext:value-type="string">
              <text:p>Shimmy</text:p>
            </table:table-cell>
            <table:table-cell table:style-name="ce79" table:content-validation-name="val6"/>
            <table:table-cell table:style-name="ce83" table:content-validation-name="val7"/>
            <table:table-cell table:style-name="ce87" table:content-validation-name="val8"/>
            <table:table-cell table:style-name="ce90" table:content-validation-name="val9"/>
            <table:table-cell table:style-name="ce93" table:content-validation-name="val10"/>
            <table:table-cell table:style-name="ce95" table:content-validation-name="val11"/>
            <table:table-cell table:style-name="ce97" table:content-validation-name="val12"/>
            <table:table-cell table:style-name="ce100" table:content-validation-name="val13"/>
            <table:table-cell table:style-name="ce102" table:content-validation-name="val14"/>
            <table:table-cell table:style-name="ce104" table:content-validation-name="val15"/>
            <table:table-cell table:style-name="ce107" table:content-validation-name="val16"/>
            <table:table-cell table:style-name="ce110" table:content-validation-name="val17"/>
            <table:table-cell table:style-name="ce113" table:content-validation-name="val18"/>
            <table:table-cell table:style-name="ce115" table:content-validation-name="val19" office:value-type="string" calcext:value-type="string">
              <text:p>§</text:p>
            </table:table-cell>
            <table:table-cell table:style-name="ce117" table:content-validation-name="val20"/>
            <table:table-cell table:style-name="ce119" table:content-validation-name="val21"/>
            <table:table-cell table:style-name="ce121" table:content-validation-name="val22"/>
            <table:table-cell table:style-name="ce123" table:content-validation-name="val23"/>
            <table:table-cell table:style-name="Default" office:value-type="string" calcext:value-type="string">
              <text:p>1. the function checks on a general basis what is the maximum amount of phases needed by any action in Overview.</text:p>
            </table:table-cell>
            <table:table-cell table:style-name="ce143" table:number-columns-repeated="2"/>
            <table:table-cell table:style-name="ce145" table:number-columns-repeated="8"/>
            <table:table-cell table:number-columns-repeated="866"/>
          </table:table-row>
        </table:table-row-group>
        <table:table-row-group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76" office:value-type="string" calcext:value-type="string">
              <text:p>Hold X</text:p>
            </table:table-cell>
            <table:table-cell table:style-name="ce79" table:content-validation-name="val6"/>
            <table:table-cell table:style-name="ce83" table:content-validation-name="val7"/>
            <table:table-cell table:style-name="ce87" table:content-validation-name="val8"/>
            <table:table-cell table:style-name="ce90" table:content-validation-name="val9"/>
            <table:table-cell table:style-name="ce93" table:content-validation-name="val10"/>
            <table:table-cell table:style-name="ce95" table:content-validation-name="val11"/>
            <table:table-cell table:style-name="ce97" table:content-validation-name="val12"/>
            <table:table-cell table:style-name="ce100" table:content-validation-name="val13"/>
            <table:table-cell table:style-name="ce102" table:content-validation-name="val14"/>
            <table:table-cell table:style-name="ce104" table:content-validation-name="val15"/>
            <table:table-cell table:style-name="ce107" table:content-validation-name="val16"/>
            <table:table-cell table:style-name="ce110" table:content-validation-name="val17"/>
            <table:table-cell table:style-name="ce113" table:content-validation-name="val18"/>
            <table:table-cell table:style-name="ce115" table:content-validation-name="val19" office:value-type="string" calcext:value-type="string">
              <text:p>§</text:p>
            </table:table-cell>
            <table:table-cell table:style-name="ce117" table:content-validation-name="val20"/>
            <table:table-cell table:style-name="ce119" table:content-validation-name="val21"/>
            <table:table-cell table:style-name="ce121" table:content-validation-name="val22"/>
            <table:table-cell table:style-name="ce123" table:content-validation-name="val23"/>
            <table:table-cell table:style-name="Default" office:value-type="string" calcext:value-type="string">
              <text:p>2. if this sheet has unnecessary listed phase columns, those are deleted. Or conversely, if there are too little, they are added.</text:p>
            </table:table-cell>
            <table:table-cell table:style-name="ce143" table:number-columns-repeated="2"/>
            <table:table-cell table:style-name="ce145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76" office:value-type="string" calcext:value-type="string">
              <text:p>Hold S</text:p>
            </table:table-cell>
            <table:table-cell table:style-name="ce79" table:content-validation-name="val6"/>
            <table:table-cell table:style-name="ce83" table:content-validation-name="val7"/>
            <table:table-cell table:style-name="ce87" table:content-validation-name="val8"/>
            <table:table-cell table:style-name="ce90" table:content-validation-name="val9"/>
            <table:table-cell table:style-name="ce93" table:content-validation-name="val10"/>
            <table:table-cell table:style-name="ce95" table:content-validation-name="val11"/>
            <table:table-cell table:style-name="ce97" table:content-validation-name="val12"/>
            <table:table-cell table:style-name="ce100" table:content-validation-name="val13"/>
            <table:table-cell table:style-name="ce102" table:content-validation-name="val14"/>
            <table:table-cell table:style-name="ce104" table:content-validation-name="val15"/>
            <table:table-cell table:style-name="ce107" table:content-validation-name="val16"/>
            <table:table-cell table:style-name="ce110" table:content-validation-name="val17"/>
            <table:table-cell table:style-name="ce113" table:content-validation-name="val18"/>
            <table:table-cell table:style-name="ce115" table:content-validation-name="val19" office:value-type="string" calcext:value-type="string">
              <text:p>§</text:p>
            </table:table-cell>
            <table:table-cell table:style-name="ce117" table:content-validation-name="val20"/>
            <table:table-cell table:style-name="ce119" table:content-validation-name="val21"/>
            <table:table-cell table:style-name="ce121" table:content-validation-name="val22"/>
            <table:table-cell table:style-name="ce123" table:content-validation-name="val23"/>
            <table:table-cell table:style-name="Default" office:value-type="string" calcext:value-type="string">
              <text:p>3. the code should also add data validation to the rows as necessary.</text:p>
            </table:table-cell>
            <table:table-cell table:style-name="ce143" table:number-columns-repeated="2"/>
            <table:table-cell table:style-name="ce145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76" office:value-type="string" calcext:value-type="string">
              <text:p>Hold T</text:p>
            </table:table-cell>
            <table:table-cell table:style-name="ce79" table:content-validation-name="val6"/>
            <table:table-cell table:style-name="ce83" table:content-validation-name="val7"/>
            <table:table-cell table:style-name="ce87" table:content-validation-name="val8"/>
            <table:table-cell table:style-name="ce90" table:content-validation-name="val9"/>
            <table:table-cell table:style-name="ce93" table:content-validation-name="val10"/>
            <table:table-cell table:style-name="ce95" table:content-validation-name="val11"/>
            <table:table-cell table:style-name="ce97" table:content-validation-name="val12"/>
            <table:table-cell table:style-name="ce100" table:content-validation-name="val13"/>
            <table:table-cell table:style-name="ce102" table:content-validation-name="val14"/>
            <table:table-cell table:style-name="ce104" table:content-validation-name="val15"/>
            <table:table-cell table:style-name="ce107" table:content-validation-name="val16"/>
            <table:table-cell table:style-name="ce110" table:content-validation-name="val17"/>
            <table:table-cell table:style-name="ce113" table:content-validation-name="val18"/>
            <table:table-cell table:style-name="ce115" table:content-validation-name="val19" office:value-type="string" calcext:value-type="string">
              <text:p>§</text:p>
            </table:table-cell>
            <table:table-cell table:style-name="ce117" table:content-validation-name="val20"/>
            <table:table-cell table:style-name="ce119" table:content-validation-name="val21"/>
            <table:table-cell table:style-name="ce121" table:content-validation-name="val22"/>
            <table:table-cell table:style-name="ce123" table:content-validation-name="val23"/>
            <table:table-cell table:style-name="Default"/>
            <table:table-cell table:style-name="ce143" table:number-columns-repeated="2"/>
            <table:table-cell table:style-name="ce145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76" office:value-type="string" calcext:value-type="string">
              <text:p>Hold O</text:p>
            </table:table-cell>
            <table:table-cell table:style-name="ce79" table:content-validation-name="val6"/>
            <table:table-cell table:style-name="ce83" table:content-validation-name="val7"/>
            <table:table-cell table:style-name="ce87" table:content-validation-name="val8"/>
            <table:table-cell table:style-name="ce90" table:content-validation-name="val9"/>
            <table:table-cell table:style-name="ce93" table:content-validation-name="val10"/>
            <table:table-cell table:style-name="ce95" table:content-validation-name="val11"/>
            <table:table-cell table:style-name="ce97" table:content-validation-name="val12"/>
            <table:table-cell table:style-name="ce100" table:content-validation-name="val13"/>
            <table:table-cell table:style-name="ce102" table:content-validation-name="val14"/>
            <table:table-cell table:style-name="ce104" table:content-validation-name="val15"/>
            <table:table-cell table:style-name="ce107" table:content-validation-name="val16"/>
            <table:table-cell table:style-name="ce110" table:content-validation-name="val17"/>
            <table:table-cell table:style-name="ce113" table:content-validation-name="val18"/>
            <table:table-cell table:style-name="ce115" table:content-validation-name="val19" office:value-type="string" calcext:value-type="string">
              <text:p>§</text:p>
            </table:table-cell>
            <table:table-cell table:style-name="ce117" table:content-validation-name="val20"/>
            <table:table-cell table:style-name="ce119" table:content-validation-name="val21"/>
            <table:table-cell table:style-name="ce121" table:content-validation-name="val22"/>
            <table:table-cell table:style-name="ce123" table:content-validation-name="val23"/>
            <table:table-cell table:style-name="ce128" table:content-validation-name="val1"/>
            <table:table-cell table:style-name="ce143" table:number-columns-repeated="2"/>
            <table:table-cell table:style-name="ce145" table:number-columns-repeated="8"/>
            <table:table-cell table:number-columns-repeated="866"/>
          </table:table-row>
        </table:table-row-group>
        <table:table-row table:style-name="ro2">
          <table:table-cell table:number-columns-repeated="2"/>
          <table:table-cell table:style-name="ce187"/>
          <table:table-cell table:style-name="ce79" table:content-validation-name="val6"/>
          <table:table-cell table:style-name="ce83" table:content-validation-name="val7"/>
          <table:table-cell table:style-name="ce87" table:content-validation-name="val8"/>
          <table:table-cell table:style-name="ce90" table:content-validation-name="val9"/>
          <table:table-cell table:style-name="ce93" table:content-validation-name="val10"/>
          <table:table-cell table:style-name="ce95" table:content-validation-name="val11"/>
          <table:table-cell table:style-name="ce97" table:content-validation-name="val12"/>
          <table:table-cell table:style-name="ce100" table:content-validation-name="val13"/>
          <table:table-cell table:style-name="ce102" table:content-validation-name="val14"/>
          <table:table-cell table:style-name="ce104" table:content-validation-name="val15"/>
          <table:table-cell table:style-name="ce107" table:content-validation-name="val16"/>
          <table:table-cell table:style-name="ce110" table:content-validation-name="val17"/>
          <table:table-cell table:style-name="ce113" table:content-validation-name="val18"/>
          <table:table-cell table:style-name="ce115" table:content-validation-name="val19"/>
          <table:table-cell table:style-name="ce117" table:content-validation-name="val20"/>
          <table:table-cell table:style-name="ce119" table:content-validation-name="val21"/>
          <table:table-cell table:style-name="ce121" table:content-validation-name="val22"/>
          <table:table-cell table:style-name="ce123" table:content-validation-name="val23"/>
          <table:table-cell table:style-name="ce130" table:content-validation-name="val1" office:value-type="string" calcext:value-type="string">
            <text:p>”Generate inputs”.</text:p>
          </table:table-cell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2" office:value-type="string" calcext:value-type="string">
            <text:p>s b</text:p>
          </table:table-cell>
          <table:table-cell table:style-name="ce187" office:value-type="string" calcext:value-type="string">
            <text:p>Letting go of input</text:p>
          </table:table-cell>
          <table:table-cell table:style-name="ce80" table:content-validation-name="val6"/>
          <table:table-cell table:style-name="ce83" table:content-validation-name="val7" office:value-type="string" calcext:value-type="string">
            <text:p>§</text:p>
          </table:table-cell>
          <table:table-cell table:style-name="ce87" table:content-validation-name="val8"/>
          <table:table-cell table:style-name="ce90" table:content-validation-name="val9"/>
          <table:table-cell table:style-name="ce93" table:content-validation-name="val10" office:value-type="string" calcext:value-type="string">
            <text:p>§</text:p>
          </table:table-cell>
          <table:table-cell table:style-name="ce95" table:content-validation-name="val11"/>
          <table:table-cell table:style-name="ce97" table:content-validation-name="val12"/>
          <table:table-cell table:style-name="ce100" table:content-validation-name="val13"/>
          <table:table-cell table:style-name="ce102" table:content-validation-name="val14"/>
          <table:table-cell table:style-name="ce104" table:content-validation-name="val15" office:value-type="string" calcext:value-type="string">
            <text:p>§</text:p>
          </table:table-cell>
          <table:table-cell table:style-name="ce107" table:content-validation-name="val16"/>
          <table:table-cell table:style-name="ce110" table:content-validation-name="val17"/>
          <table:table-cell table:style-name="ce113" table:content-validation-name="val18"/>
          <table:table-cell table:style-name="ce115" table:content-validation-name="val19"/>
          <table:table-cell table:style-name="ce117" table:content-validation-name="val20"/>
          <table:table-cell table:style-name="ce119" table:content-validation-name="val21"/>
          <table:table-cell table:style-name="ce121" table:content-validation-name="val22"/>
          <table:table-cell table:style-name="ce123" table:content-validation-name="val23"/>
          <table:table-cell table:style-name="ce132"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2" office:value-type="string" calcext:value-type="string">
            <text:p>s b</text:p>
          </table:table-cell>
          <table:table-cell table:style-name="ce187" office:value-type="string" calcext:value-type="string">
            <text:p>Move</text:p>
          </table:table-cell>
          <table:table-cell table:style-name="ce80" table:content-validation-name="val6"/>
          <table:table-cell table:style-name="ce83" table:content-validation-name="val7" office:value-type="string" calcext:value-type="string">
            <text:p>§</text:p>
          </table:table-cell>
          <table:table-cell table:style-name="ce87" table:content-validation-name="val8"/>
          <table:table-cell table:style-name="ce90" table:content-validation-name="val9"/>
          <table:table-cell table:style-name="ce93" table:content-validation-name="val10" office:value-type="string" calcext:value-type="string">
            <text:p>§</text:p>
          </table:table-cell>
          <table:table-cell table:style-name="ce95" table:content-validation-name="val11"/>
          <table:table-cell table:style-name="ce97" table:content-validation-name="val12" office:value-type="string" calcext:value-type="string">
            <text:p>No effect</text:p>
          </table:table-cell>
          <table:table-cell table:style-name="ce100" table:content-validation-name="val13"/>
          <table:table-cell table:style-name="ce102" table:content-validation-name="val14"/>
          <table:table-cell table:style-name="ce104" table:content-validation-name="val15" office:value-type="string" calcext:value-type="string">
            <text:p>§</text:p>
          </table:table-cell>
          <table:table-cell table:style-name="ce108" table:content-validation-name="val16"/>
          <table:table-cell table:style-name="ce111" table:content-validation-name="val17"/>
          <table:table-cell table:style-name="ce113" table:content-validation-name="val18"/>
          <table:table-cell table:style-name="ce115" table:content-validation-name="val19"/>
          <table:table-cell table:style-name="ce117" table:content-validation-name="val20"/>
          <table:table-cell table:style-name="ce119" table:content-validation-name="val21"/>
          <table:table-cell table:style-name="ce121" table:content-validation-name="val22"/>
          <table:table-cell table:style-name="ce123" table:content-validation-name="val23"/>
          <table:table-cell table:style-name="ce132"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2" office:value-type="string" calcext:value-type="string">
            <text:p>s b</text:p>
          </table:table-cell>
          <table:table-cell table:style-name="ce187" office:value-type="string" calcext:value-type="string">
            <text:p>Roll (Forward)</text:p>
          </table:table-cell>
          <table:table-cell table:style-name="ce80" table:content-validation-name="val6"/>
          <table:table-cell table:style-name="ce83" table:content-validation-name="val7" office:value-type="string" calcext:value-type="string">
            <text:p>§</text:p>
          </table:table-cell>
          <table:table-cell table:style-name="ce87" table:content-validation-name="val8"/>
          <table:table-cell table:style-name="ce90" table:content-validation-name="val9"/>
          <table:table-cell table:style-name="ce93" table:content-validation-name="val10" office:value-type="string" calcext:value-type="string">
            <text:p>§</text:p>
          </table:table-cell>
          <table:table-cell table:style-name="ce95" table:content-validation-name="val11"/>
          <table:table-cell table:style-name="ce97" table:content-validation-name="val12" office:value-type="string" calcext:value-type="string">
            <text:p>Cancels</text:p>
          </table:table-cell>
          <table:table-cell table:style-name="ce100" table:content-validation-name="val13" office:value-type="string" calcext:value-type="string">
            <text:p>Roll</text:p>
          </table:table-cell>
          <table:table-cell table:style-name="ce102" table:content-validation-name="val14"/>
          <table:table-cell table:style-name="ce104" table:content-validation-name="val15" office:value-type="string" calcext:value-type="string">
            <text:p>§</text:p>
          </table:table-cell>
          <table:table-cell table:style-name="ce107" table:content-validation-name="val16"/>
          <table:table-cell table:style-name="ce110" table:content-validation-name="val17"/>
          <table:table-cell table:style-name="ce113" table:content-validation-name="val18"/>
          <table:table-cell table:style-name="ce115" table:content-validation-name="val19"/>
          <table:table-cell table:style-name="ce117" table:content-validation-name="val20"/>
          <table:table-cell table:style-name="ce119" table:content-validation-name="val21"/>
          <table:table-cell table:style-name="ce121" table:content-validation-name="val22"/>
          <table:table-cell table:style-name="ce123" table:content-validation-name="val23"/>
          <table:table-cell table:style-name="ce132"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2" office:value-type="string" calcext:value-type="string">
            <text:p>s b</text:p>
          </table:table-cell>
          <table:table-cell table:style-name="ce187" office:value-type="string" calcext:value-type="string">
            <text:p>Roll (Left)</text:p>
          </table:table-cell>
          <table:table-cell table:style-name="ce80" table:content-validation-name="val6"/>
          <table:table-cell table:style-name="ce83" table:content-validation-name="val7" office:value-type="string" calcext:value-type="string">
            <text:p>§</text:p>
          </table:table-cell>
          <table:table-cell table:style-name="ce87" table:content-validation-name="val8"/>
          <table:table-cell table:style-name="ce90" table:content-validation-name="val9"/>
          <table:table-cell table:style-name="ce93" table:content-validation-name="val10" office:value-type="string" calcext:value-type="string">
            <text:p>§</text:p>
          </table:table-cell>
          <table:table-cell table:style-name="ce95" table:content-validation-name="val11"/>
          <table:table-cell table:style-name="ce97" table:content-validation-name="val12" office:value-type="string" calcext:value-type="string">
            <text:p>Cancels</text:p>
          </table:table-cell>
          <table:table-cell table:style-name="ce100" table:content-validation-name="val13" office:value-type="string" calcext:value-type="string">
            <text:p>Roll</text:p>
          </table:table-cell>
          <table:table-cell table:style-name="ce102" table:content-validation-name="val14"/>
          <table:table-cell table:style-name="ce104" table:content-validation-name="val15" office:value-type="string" calcext:value-type="string">
            <text:p>§</text:p>
          </table:table-cell>
          <table:table-cell table:style-name="ce107" table:content-validation-name="val16"/>
          <table:table-cell table:style-name="ce110" table:content-validation-name="val17"/>
          <table:table-cell table:style-name="ce113" table:content-validation-name="val18"/>
          <table:table-cell table:style-name="ce115" table:content-validation-name="val19"/>
          <table:table-cell table:style-name="ce117" table:content-validation-name="val20"/>
          <table:table-cell table:style-name="ce119" table:content-validation-name="val21"/>
          <table:table-cell table:style-name="ce121" table:content-validation-name="val22"/>
          <table:table-cell table:style-name="ce123" table:content-validation-name="val23"/>
          <table:table-cell table:style-name="ce132"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2" office:value-type="string" calcext:value-type="string">
            <text:p>s b</text:p>
          </table:table-cell>
          <table:table-cell table:style-name="ce187" office:value-type="string" calcext:value-type="string">
            <text:p>Roll (Right)</text:p>
          </table:table-cell>
          <table:table-cell table:style-name="ce80" table:content-validation-name="val6"/>
          <table:table-cell table:style-name="ce83" table:content-validation-name="val7" office:value-type="string" calcext:value-type="string">
            <text:p>§</text:p>
          </table:table-cell>
          <table:table-cell table:style-name="ce87" table:content-validation-name="val8"/>
          <table:table-cell table:style-name="ce90" table:content-validation-name="val9"/>
          <table:table-cell table:style-name="ce93" table:content-validation-name="val10" office:value-type="string" calcext:value-type="string">
            <text:p>§</text:p>
          </table:table-cell>
          <table:table-cell table:style-name="ce95" table:content-validation-name="val11"/>
          <table:table-cell table:style-name="ce97" table:content-validation-name="val12" office:value-type="string" calcext:value-type="string">
            <text:p>Cancels</text:p>
          </table:table-cell>
          <table:table-cell table:style-name="ce100" table:content-validation-name="val13" office:value-type="string" calcext:value-type="string">
            <text:p>Roll</text:p>
          </table:table-cell>
          <table:table-cell table:style-name="ce102" table:content-validation-name="val14"/>
          <table:table-cell table:style-name="ce104" table:content-validation-name="val15" office:value-type="string" calcext:value-type="string">
            <text:p>§</text:p>
          </table:table-cell>
          <table:table-cell table:style-name="ce107" table:content-validation-name="val16"/>
          <table:table-cell table:style-name="ce110" table:content-validation-name="val17"/>
          <table:table-cell table:style-name="ce113" table:content-validation-name="val18"/>
          <table:table-cell table:style-name="ce115" table:content-validation-name="val19"/>
          <table:table-cell table:style-name="ce117" table:content-validation-name="val20"/>
          <table:table-cell table:style-name="ce119" table:content-validation-name="val21"/>
          <table:table-cell table:style-name="ce121" table:content-validation-name="val22"/>
          <table:table-cell table:style-name="ce123" table:content-validation-name="val23"/>
          <table:table-cell table:style-name="ce132"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2" office:value-type="string" calcext:value-type="string">
            <text:p>s b</text:p>
          </table:table-cell>
          <table:table-cell table:style-name="ce187" office:value-type="string" calcext:value-type="string">
            <text:p>Roll (Back)</text:p>
          </table:table-cell>
          <table:table-cell table:style-name="ce80" table:content-validation-name="val6"/>
          <table:table-cell table:style-name="ce83" table:content-validation-name="val7" office:value-type="string" calcext:value-type="string">
            <text:p>§</text:p>
          </table:table-cell>
          <table:table-cell table:style-name="ce87" table:content-validation-name="val8"/>
          <table:table-cell table:style-name="ce90" table:content-validation-name="val9"/>
          <table:table-cell table:style-name="ce93" table:content-validation-name="val10" office:value-type="string" calcext:value-type="string">
            <text:p>§</text:p>
          </table:table-cell>
          <table:table-cell table:style-name="ce95" table:content-validation-name="val11"/>
          <table:table-cell table:style-name="ce97" table:content-validation-name="val12" office:value-type="string" calcext:value-type="string">
            <text:p>Cancels</text:p>
          </table:table-cell>
          <table:table-cell table:style-name="ce100" table:content-validation-name="val13" office:value-type="string" calcext:value-type="string">
            <text:p>Roll</text:p>
          </table:table-cell>
          <table:table-cell table:style-name="ce102" table:content-validation-name="val14"/>
          <table:table-cell table:style-name="ce104" table:content-validation-name="val15" office:value-type="string" calcext:value-type="string">
            <text:p>§</text:p>
          </table:table-cell>
          <table:table-cell table:style-name="ce107" table:content-validation-name="val16"/>
          <table:table-cell table:style-name="ce110" table:content-validation-name="val17"/>
          <table:table-cell table:style-name="ce113" table:content-validation-name="val18"/>
          <table:table-cell table:style-name="ce115" table:content-validation-name="val19"/>
          <table:table-cell table:style-name="ce117" table:content-validation-name="val20"/>
          <table:table-cell table:style-name="ce119" table:content-validation-name="val21"/>
          <table:table-cell table:style-name="ce121" table:content-validation-name="val22"/>
          <table:table-cell table:style-name="ce123" table:content-validation-name="val23"/>
          <table:table-cell table:style-name="ce132"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2" office:value-type="string" calcext:value-type="string">
            <text:p>s b</text:p>
          </table:table-cell>
          <table:table-cell table:style-name="ce187" office:value-type="string" calcext:value-type="string">
            <text:p>Weapon Switch</text:p>
          </table:table-cell>
          <table:table-cell table:style-name="ce80" table:content-validation-name="val6"/>
          <table:table-cell table:style-name="ce83" table:content-validation-name="val7" office:value-type="string" calcext:value-type="string">
            <text:p>§</text:p>
          </table:table-cell>
          <table:table-cell table:style-name="ce87" table:content-validation-name="val8"/>
          <table:table-cell table:style-name="ce90" table:content-validation-name="val9"/>
          <table:table-cell table:style-name="ce93" table:content-validation-name="val10" office:value-type="string" calcext:value-type="string">
            <text:p>§</text:p>
          </table:table-cell>
          <table:table-cell table:style-name="ce95" table:content-validation-name="val11"/>
          <table:table-cell table:style-name="ce97" table:content-validation-name="val12" office:value-type="string" calcext:value-type="string">
            <text:p>Cancels</text:p>
          </table:table-cell>
          <table:table-cell table:style-name="ce100" table:content-validation-name="val13" office:value-type="string" calcext:value-type="string">
            <text:p>Switch animation</text:p>
          </table:table-cell>
          <table:table-cell table:style-name="ce102" table:content-validation-name="val14"/>
          <table:table-cell table:style-name="ce104" table:content-validation-name="val15" office:value-type="string" calcext:value-type="string">
            <text:p>§</text:p>
          </table:table-cell>
          <table:table-cell table:style-name="ce107" table:content-validation-name="val16"/>
          <table:table-cell table:style-name="ce110" table:content-validation-name="val17"/>
          <table:table-cell table:style-name="ce113" table:content-validation-name="val18"/>
          <table:table-cell table:style-name="ce115" table:content-validation-name="val19"/>
          <table:table-cell table:style-name="ce117" table:content-validation-name="val20"/>
          <table:table-cell table:style-name="ce119" table:content-validation-name="val21"/>
          <table:table-cell table:style-name="ce121" table:content-validation-name="val22"/>
          <table:table-cell table:style-name="ce123" table:content-validation-name="val23"/>
          <table:table-cell table:style-name="ce132"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2" office:value-type="string" calcext:value-type="string">
            <text:p>s b</text:p>
          </table:table-cell>
          <table:table-cell table:style-name="ce187" office:value-type="string" calcext:value-type="string">
            <text:p>Jump (Result 1)</text:p>
          </table:table-cell>
          <table:table-cell table:style-name="ce80" table:content-validation-name="val6"/>
          <table:table-cell table:style-name="ce83" table:content-validation-name="val7" office:value-type="string" calcext:value-type="string">
            <text:p>§</text:p>
          </table:table-cell>
          <table:table-cell table:style-name="ce87" table:content-validation-name="val8"/>
          <table:table-cell table:style-name="ce90" table:content-validation-name="val9"/>
          <table:table-cell table:style-name="ce93" table:content-validation-name="val10" office:value-type="string" calcext:value-type="string">
            <text:p>§</text:p>
          </table:table-cell>
          <table:table-cell table:style-name="ce95" table:content-validation-name="val11"/>
          <table:table-cell table:style-name="ce97" table:content-validation-name="val12" office:value-type="string" calcext:value-type="string">
            <text:p>Cancels</text:p>
          </table:table-cell>
          <table:table-cell table:style-name="ce100" table:content-validation-name="val13" office:value-type="string" calcext:value-type="string">
            <text:p>Jump (Ground)</text:p>
          </table:table-cell>
          <table:table-cell table:style-name="ce102" table:content-validation-name="val14"/>
          <table:table-cell table:style-name="ce104" table:content-validation-name="val15" office:value-type="string" calcext:value-type="string">
            <text:p>§</text:p>
          </table:table-cell>
          <table:table-cell table:style-name="ce107" table:content-validation-name="val16"/>
          <table:table-cell table:style-name="ce110" table:content-validation-name="val17"/>
          <table:table-cell table:style-name="ce113" table:content-validation-name="val18"/>
          <table:table-cell table:style-name="ce115" table:content-validation-name="val19"/>
          <table:table-cell table:style-name="ce117" table:content-validation-name="val20"/>
          <table:table-cell table:style-name="ce119" table:content-validation-name="val21"/>
          <table:table-cell table:style-name="ce121" table:content-validation-name="val22"/>
          <table:table-cell table:style-name="ce123" table:content-validation-name="val23"/>
          <table:table-cell table:style-name="ce132"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2" office:value-type="string" calcext:value-type="string">
            <text:p>s b</text:p>
          </table:table-cell>
          <table:table-cell table:style-name="ce187" office:value-type="string" calcext:value-type="string">
            <text:p>Jump (Result 2)</text:p>
          </table:table-cell>
          <table:table-cell table:style-name="ce80" table:content-validation-name="val6"/>
          <table:table-cell table:style-name="ce83" table:content-validation-name="val7" office:value-type="string" calcext:value-type="string">
            <text:p>§</text:p>
          </table:table-cell>
          <table:table-cell table:style-name="ce87" table:content-validation-name="val8"/>
          <table:table-cell table:style-name="ce90" table:content-validation-name="val9"/>
          <table:table-cell table:style-name="ce93" table:content-validation-name="val10" office:value-type="string" calcext:value-type="string">
            <text:p>§</text:p>
          </table:table-cell>
          <table:table-cell table:style-name="ce95" table:content-validation-name="val11"/>
          <table:table-cell table:style-name="ce97" table:content-validation-name="val12" office:value-type="string" calcext:value-type="string">
            <text:p>Special</text:p>
          </table:table-cell>
          <table:table-cell table:style-name="ce100" table:content-validation-name="val13" office:value-type="string" calcext:value-type="string">
            <text:p>Idle (Airborne)</text:p>
          </table:table-cell>
          <table:table-cell table:style-name="ce102" table:content-validation-name="val14"/>
          <table:table-cell table:style-name="ce104" table:content-validation-name="val15" office:value-type="string" calcext:value-type="string">
            <text:p>§</text:p>
          </table:table-cell>
          <table:table-cell table:style-name="ce107" table:content-validation-name="val16"/>
          <table:table-cell table:style-name="ce110" table:content-validation-name="val17"/>
          <table:table-cell table:style-name="ce113" table:content-validation-name="val18"/>
          <table:table-cell table:style-name="ce115" table:content-validation-name="val19"/>
          <table:table-cell table:style-name="ce117" table:content-validation-name="val20"/>
          <table:table-cell table:style-name="ce119" table:content-validation-name="val21"/>
          <table:table-cell table:style-name="ce121" table:content-validation-name="val22"/>
          <table:table-cell table:style-name="ce123" table:content-validation-name="val23"/>
          <table:table-cell table:style-name="ce132"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2" office:value-type="string" calcext:value-type="string">
            <text:p>s b</text:p>
          </table:table-cell>
          <table:table-cell table:style-name="ce187" office:value-type="string" calcext:value-type="string">
            <text:p>Melee (S)</text:p>
          </table:table-cell>
          <table:table-cell table:style-name="ce80" table:content-validation-name="val6"/>
          <table:table-cell table:style-name="ce83" table:content-validation-name="val7" office:value-type="string" calcext:value-type="string">
            <text:p>§</text:p>
          </table:table-cell>
          <table:table-cell table:style-name="ce87" table:content-validation-name="val8"/>
          <table:table-cell table:style-name="ce90" table:content-validation-name="val9"/>
          <table:table-cell table:style-name="ce93" table:content-validation-name="val10" office:value-type="string" calcext:value-type="string">
            <text:p>§</text:p>
          </table:table-cell>
          <table:table-cell table:style-name="ce95" table:content-validation-name="val11"/>
          <table:table-cell table:style-name="ce97" table:content-validation-name="val12" office:value-type="string" calcext:value-type="string">
            <text:p>Buffers</text:p>
          </table:table-cell>
          <table:table-cell table:style-name="ce100" table:content-validation-name="val13" office:value-type="string" calcext:value-type="string">
            <text:p>Attack s2</text:p>
          </table:table-cell>
          <table:table-cell table:style-name="ce102" table:content-validation-name="val14"/>
          <table:table-cell table:style-name="ce104" table:content-validation-name="val15" office:value-type="string" calcext:value-type="string">
            <text:p>§</text:p>
          </table:table-cell>
          <table:table-cell table:style-name="ce107" table:content-validation-name="val16"/>
          <table:table-cell table:style-name="ce110" table:content-validation-name="val17"/>
          <table:table-cell table:style-name="ce113" table:content-validation-name="val18"/>
          <table:table-cell table:style-name="ce115" table:content-validation-name="val19"/>
          <table:table-cell table:style-name="ce117" table:content-validation-name="val20"/>
          <table:table-cell table:style-name="ce119" table:content-validation-name="val21"/>
          <table:table-cell table:style-name="ce121" table:content-validation-name="val22"/>
          <table:table-cell table:style-name="ce123" table:content-validation-name="val23"/>
          <table:table-cell table:style-name="ce132"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2" office:value-type="string" calcext:value-type="string">
            <text:p>s b</text:p>
          </table:table-cell>
          <table:table-cell table:style-name="ce187" office:value-type="string" calcext:value-type="string">
            <text:p>Melee (S) (Long)</text:p>
          </table:table-cell>
          <table:table-cell table:style-name="ce80" table:content-validation-name="val6"/>
          <table:table-cell table:style-name="ce83" table:content-validation-name="val7"/>
          <table:table-cell table:style-name="ce87" table:content-validation-name="val8"/>
          <table:table-cell table:style-name="ce90" table:content-validation-name="val9"/>
          <table:table-cell table:style-name="ce93" table:content-validation-name="val10"/>
          <table:table-cell table:style-name="ce95" table:content-validation-name="val11"/>
          <table:table-cell table:style-name="ce97" table:content-validation-name="val12"/>
          <table:table-cell table:style-name="ce100" table:content-validation-name="val13"/>
          <table:table-cell table:style-name="ce102" table:content-validation-name="val14"/>
          <table:table-cell table:style-name="ce104" table:content-validation-name="val15"/>
          <table:table-cell table:style-name="ce107" table:content-validation-name="val16"/>
          <table:table-cell table:style-name="ce110" table:content-validation-name="val17"/>
          <table:table-cell table:style-name="ce113" table:content-validation-name="val18"/>
          <table:table-cell table:style-name="ce115" table:content-validation-name="val19"/>
          <table:table-cell table:style-name="ce117" table:content-validation-name="val20"/>
          <table:table-cell table:style-name="ce119" table:content-validation-name="val21"/>
          <table:table-cell table:style-name="ce121" table:content-validation-name="val22"/>
          <table:table-cell table:style-name="ce123" table:content-validation-name="val23"/>
          <table:table-cell table:style-name="ce132"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2" office:value-type="string" calcext:value-type="string">
            <text:p>s b</text:p>
          </table:table-cell>
          <table:table-cell table:style-name="ce187" office:value-type="string" calcext:value-type="string">
            <text:p>Melee (T)</text:p>
          </table:table-cell>
          <table:table-cell table:style-name="ce80" table:content-validation-name="val6"/>
          <table:table-cell table:style-name="ce83" table:content-validation-name="val7" office:value-type="string" calcext:value-type="string">
            <text:p>§</text:p>
          </table:table-cell>
          <table:table-cell table:style-name="ce87" table:content-validation-name="val8"/>
          <table:table-cell table:style-name="ce90" table:content-validation-name="val9"/>
          <table:table-cell table:style-name="ce93" table:content-validation-name="val10" office:value-type="string" calcext:value-type="string">
            <text:p>§</text:p>
          </table:table-cell>
          <table:table-cell table:style-name="ce95" table:content-validation-name="val11"/>
          <table:table-cell table:style-name="ce97" table:content-validation-name="val12" office:value-type="string" calcext:value-type="string">
            <text:p>Buffers</text:p>
          </table:table-cell>
          <table:table-cell table:style-name="ce100" table:content-validation-name="val13" office:value-type="string" calcext:value-type="string">
            <text:p>Attack t1</text:p>
          </table:table-cell>
          <table:table-cell table:style-name="ce102" table:content-validation-name="val14"/>
          <table:table-cell table:style-name="ce104" table:content-validation-name="val15" office:value-type="string" calcext:value-type="string">
            <text:p>§</text:p>
          </table:table-cell>
          <table:table-cell table:style-name="ce107" table:content-validation-name="val16"/>
          <table:table-cell table:style-name="ce110" table:content-validation-name="val17"/>
          <table:table-cell table:style-name="ce113" table:content-validation-name="val18"/>
          <table:table-cell table:style-name="ce115" table:content-validation-name="val19"/>
          <table:table-cell table:style-name="ce117" table:content-validation-name="val20"/>
          <table:table-cell table:style-name="ce119" table:content-validation-name="val21"/>
          <table:table-cell table:style-name="ce121" table:content-validation-name="val22"/>
          <table:table-cell table:style-name="ce123" table:content-validation-name="val23"/>
          <table:table-cell table:style-name="ce132"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2" office:value-type="string" calcext:value-type="string">
            <text:p>s b</text:p>
          </table:table-cell>
          <table:table-cell table:style-name="ce187" office:value-type="string" calcext:value-type="string">
            <text:p>Melee (T) (Long)</text:p>
          </table:table-cell>
          <table:table-cell table:style-name="ce80" table:content-validation-name="val6"/>
          <table:table-cell table:style-name="ce83" table:content-validation-name="val7"/>
          <table:table-cell table:style-name="ce87" table:content-validation-name="val8"/>
          <table:table-cell table:style-name="ce90" table:content-validation-name="val9"/>
          <table:table-cell table:style-name="ce93" table:content-validation-name="val10"/>
          <table:table-cell table:style-name="ce95" table:content-validation-name="val11"/>
          <table:table-cell table:style-name="ce97" table:content-validation-name="val12"/>
          <table:table-cell table:style-name="ce100" table:content-validation-name="val13"/>
          <table:table-cell table:style-name="ce102" table:content-validation-name="val14"/>
          <table:table-cell table:style-name="ce104" table:content-validation-name="val15"/>
          <table:table-cell table:style-name="ce107" table:content-validation-name="val16"/>
          <table:table-cell table:style-name="ce110" table:content-validation-name="val17"/>
          <table:table-cell table:style-name="ce113" table:content-validation-name="val18"/>
          <table:table-cell table:style-name="ce115" table:content-validation-name="val19"/>
          <table:table-cell table:style-name="ce117" table:content-validation-name="val20"/>
          <table:table-cell table:style-name="ce119" table:content-validation-name="val21"/>
          <table:table-cell table:style-name="ce121" table:content-validation-name="val22"/>
          <table:table-cell table:style-name="ce123" table:content-validation-name="val23"/>
          <table:table-cell table:style-name="ce132"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2" office:value-type="string" calcext:value-type="string">
            <text:p>s b</text:p>
          </table:table-cell>
          <table:table-cell table:style-name="ce187" office:value-type="string" calcext:value-type="string">
            <text:p>Grab</text:p>
          </table:table-cell>
          <table:table-cell table:style-name="ce80" table:content-validation-name="val6"/>
          <table:table-cell table:style-name="ce83" table:content-validation-name="val7" office:value-type="string" calcext:value-type="string">
            <text:p>§</text:p>
          </table:table-cell>
          <table:table-cell table:style-name="ce87" table:content-validation-name="val8"/>
          <table:table-cell table:style-name="ce90" table:content-validation-name="val9"/>
          <table:table-cell table:style-name="ce93" table:content-validation-name="val10" office:value-type="string" calcext:value-type="string">
            <text:p>§</text:p>
          </table:table-cell>
          <table:table-cell table:style-name="ce95" table:content-validation-name="val11"/>
          <table:table-cell table:style-name="ce97" table:content-validation-name="val12" office:value-type="string" calcext:value-type="string">
            <text:p>Cancels</text:p>
          </table:table-cell>
          <table:table-cell table:style-name="ce100" table:content-validation-name="val13" office:value-type="string" calcext:value-type="string">
            <text:p>Grab</text:p>
          </table:table-cell>
          <table:table-cell table:style-name="ce102" table:content-validation-name="val14"/>
          <table:table-cell table:style-name="ce104" table:content-validation-name="val15" office:value-type="string" calcext:value-type="string">
            <text:p>§</text:p>
          </table:table-cell>
          <table:table-cell table:style-name="ce107" table:content-validation-name="val16"/>
          <table:table-cell table:style-name="ce110" table:content-validation-name="val17"/>
          <table:table-cell table:style-name="ce113" table:content-validation-name="val18"/>
          <table:table-cell table:style-name="ce115" table:content-validation-name="val19"/>
          <table:table-cell table:style-name="ce117" table:content-validation-name="val20"/>
          <table:table-cell table:style-name="ce119" table:content-validation-name="val21"/>
          <table:table-cell table:style-name="ce121" table:content-validation-name="val22"/>
          <table:table-cell table:style-name="ce123" table:content-validation-name="val23"/>
          <table:table-cell table:style-name="ce132"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2" office:value-type="string" calcext:value-type="string">
            <text:p>s b</text:p>
          </table:table-cell>
          <table:table-cell table:style-name="ce187" office:value-type="string" calcext:value-type="string">
            <text:p>Block</text:p>
          </table:table-cell>
          <table:table-cell table:style-name="ce80" table:content-validation-name="val6"/>
          <table:table-cell table:style-name="ce83" table:content-validation-name="val7" office:value-type="string" calcext:value-type="string">
            <text:p>§</text:p>
          </table:table-cell>
          <table:table-cell table:style-name="ce87" table:content-validation-name="val8"/>
          <table:table-cell table:style-name="ce90" table:content-validation-name="val9"/>
          <table:table-cell table:style-name="ce93" table:content-validation-name="val10" office:value-type="string" calcext:value-type="string">
            <text:p>§</text:p>
          </table:table-cell>
          <table:table-cell table:style-name="ce95" table:content-validation-name="val11"/>
          <table:table-cell table:style-name="ce97" table:content-validation-name="val12" office:value-type="string" calcext:value-type="string">
            <text:p>Cancels</text:p>
          </table:table-cell>
          <table:table-cell table:style-name="ce100" table:content-validation-name="val13" office:value-type="string" calcext:value-type="string">
            <text:p>Block</text:p>
          </table:table-cell>
          <table:table-cell table:style-name="ce102" table:content-validation-name="val14"/>
          <table:table-cell table:style-name="ce104" table:content-validation-name="val15" office:value-type="string" calcext:value-type="string">
            <text:p>§</text:p>
          </table:table-cell>
          <table:table-cell table:style-name="ce107" table:content-validation-name="val16"/>
          <table:table-cell table:style-name="ce110" table:content-validation-name="val17"/>
          <table:table-cell table:style-name="ce113" table:content-validation-name="val18"/>
          <table:table-cell table:style-name="ce115" table:content-validation-name="val19"/>
          <table:table-cell table:style-name="ce117" table:content-validation-name="val20"/>
          <table:table-cell table:style-name="ce119" table:content-validation-name="val21"/>
          <table:table-cell table:style-name="ce121" table:content-validation-name="val22"/>
          <table:table-cell table:style-name="ce123" table:content-validation-name="val23"/>
          <table:table-cell table:style-name="ce132"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2" office:value-type="string" calcext:value-type="string">
            <text:p>s b</text:p>
          </table:table-cell>
          <table:table-cell table:style-name="ce187" office:value-type="string" calcext:value-type="string">
            <text:p>Magic</text:p>
          </table:table-cell>
          <table:table-cell table:style-name="ce80" table:content-validation-name="val6"/>
          <table:table-cell table:style-name="ce83" table:content-validation-name="val7" office:value-type="string" calcext:value-type="string">
            <text:p>§</text:p>
          </table:table-cell>
          <table:table-cell table:style-name="ce87" table:content-validation-name="val8"/>
          <table:table-cell table:style-name="ce90" table:content-validation-name="val9"/>
          <table:table-cell table:style-name="ce93" table:content-validation-name="val10" office:value-type="string" calcext:value-type="string">
            <text:p>§</text:p>
          </table:table-cell>
          <table:table-cell table:style-name="ce95" table:content-validation-name="val11"/>
          <table:table-cell table:style-name="ce97" table:content-validation-name="val12" office:value-type="string" calcext:value-type="string">
            <text:p>Cancels</text:p>
          </table:table-cell>
          <table:table-cell table:style-name="ce100" table:content-validation-name="val13" office:value-type="string" calcext:value-type="string">
            <text:p>Magic</text:p>
          </table:table-cell>
          <table:table-cell table:style-name="ce102" table:content-validation-name="val14"/>
          <table:table-cell table:style-name="ce104" table:content-validation-name="val15" office:value-type="string" calcext:value-type="string">
            <text:p>§</text:p>
          </table:table-cell>
          <table:table-cell table:style-name="ce107" table:content-validation-name="val16"/>
          <table:table-cell table:style-name="ce110" table:content-validation-name="val17"/>
          <table:table-cell table:style-name="ce113" table:content-validation-name="val18"/>
          <table:table-cell table:style-name="ce115" table:content-validation-name="val19"/>
          <table:table-cell table:style-name="ce117" table:content-validation-name="val20"/>
          <table:table-cell table:style-name="ce119" table:content-validation-name="val21"/>
          <table:table-cell table:style-name="ce121" table:content-validation-name="val22"/>
          <table:table-cell table:style-name="ce123" table:content-validation-name="val23"/>
          <table:table-cell table:style-name="ce132"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2" office:value-type="string" calcext:value-type="string">
            <text:p>s b</text:p>
          </table:table-cell>
          <table:table-cell table:style-name="ce187" office:value-type="string" calcext:value-type="string">
            <text:p>Rage</text:p>
          </table:table-cell>
          <table:table-cell table:style-name="ce80" table:content-validation-name="val6"/>
          <table:table-cell table:style-name="ce83" table:content-validation-name="val7" office:value-type="string" calcext:value-type="string">
            <text:p>§</text:p>
          </table:table-cell>
          <table:table-cell table:style-name="ce87" table:content-validation-name="val8"/>
          <table:table-cell table:style-name="ce90" table:content-validation-name="val9"/>
          <table:table-cell table:style-name="ce93" table:content-validation-name="val10" office:value-type="string" calcext:value-type="string">
            <text:p>§</text:p>
          </table:table-cell>
          <table:table-cell table:style-name="ce95" table:content-validation-name="val11"/>
          <table:table-cell table:style-name="ce97" table:content-validation-name="val12" office:value-type="string" calcext:value-type="string">
            <text:p>Cancels</text:p>
          </table:table-cell>
          <table:table-cell table:style-name="ce100" table:content-validation-name="val13" office:value-type="string" calcext:value-type="string">
            <text:p>Rage</text:p>
          </table:table-cell>
          <table:table-cell table:style-name="ce102" table:content-validation-name="val14"/>
          <table:table-cell table:style-name="ce104" table:content-validation-name="val15" office:value-type="string" calcext:value-type="string">
            <text:p>§</text:p>
          </table:table-cell>
          <table:table-cell table:style-name="ce107" table:content-validation-name="val16"/>
          <table:table-cell table:style-name="ce110" table:content-validation-name="val17"/>
          <table:table-cell table:style-name="ce113" table:content-validation-name="val18"/>
          <table:table-cell table:style-name="ce115" table:content-validation-name="val19"/>
          <table:table-cell table:style-name="ce117" table:content-validation-name="val20"/>
          <table:table-cell table:style-name="ce119" table:content-validation-name="val21"/>
          <table:table-cell table:style-name="ce121" table:content-validation-name="val22"/>
          <table:table-cell table:style-name="ce123" table:content-validation-name="val23"/>
          <table:table-cell table:style-name="ce132"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2" office:value-type="string" calcext:value-type="string">
            <text:p>s b</text:p>
          </table:table-cell>
          <table:table-cell table:style-name="ce187" office:value-type="string" calcext:value-type="string">
            <text:p>Pause</text:p>
          </table:table-cell>
          <table:table-cell table:style-name="ce80" table:content-validation-name="val6"/>
          <table:table-cell table:style-name="ce83" table:content-validation-name="val7" office:value-type="string" calcext:value-type="string">
            <text:p>§</text:p>
          </table:table-cell>
          <table:table-cell table:style-name="ce87" table:content-validation-name="val8"/>
          <table:table-cell table:style-name="ce90" table:content-validation-name="val9"/>
          <table:table-cell table:style-name="ce93" table:content-validation-name="val10" office:value-type="string" calcext:value-type="string">
            <text:p>§</text:p>
          </table:table-cell>
          <table:table-cell table:style-name="ce95" table:content-validation-name="val11"/>
          <table:table-cell table:style-name="ce97" table:content-validation-name="val12" office:value-type="string" calcext:value-type="string">
            <text:p>Mutual</text:p>
          </table:table-cell>
          <table:table-cell table:style-name="ce100" table:content-validation-name="val13"/>
          <table:table-cell table:style-name="ce102" table:content-validation-name="val14"/>
          <table:table-cell table:style-name="ce104" table:content-validation-name="val15" office:value-type="string" calcext:value-type="string">
            <text:p>§</text:p>
          </table:table-cell>
          <table:table-cell table:style-name="ce107" table:content-validation-name="val16"/>
          <table:table-cell table:style-name="ce110" table:content-validation-name="val17"/>
          <table:table-cell table:style-name="ce113" table:content-validation-name="val18"/>
          <table:table-cell table:style-name="ce115" table:content-validation-name="val19"/>
          <table:table-cell table:style-name="ce117" table:content-validation-name="val20"/>
          <table:table-cell table:style-name="ce119" table:content-validation-name="val21"/>
          <table:table-cell table:style-name="ce121" table:content-validation-name="val22"/>
          <table:table-cell table:style-name="ce123" table:content-validation-name="val23"/>
          <table:table-cell table:style-name="ce132"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-group>
          <table:table-row table:style-name="ro2">
            <table:table-cell office:value-type="string" calcext:value-type="string">
              <text:p>Attack s1</text:p>
            </table:table-cell>
            <table:table-cell table:style-name="ce72" office:value-type="string" calcext:value-type="string">
              <text:p>s b</text:p>
            </table:table-cell>
            <table:table-cell table:style-name="ce75" office:value-type="string" calcext:value-type="string">
              <text:p>Retry</text:p>
            </table:table-cell>
            <table:table-cell table:style-name="ce80" table:content-validation-name="val6"/>
            <table:table-cell table:style-name="ce83" table:content-validation-name="val7" office:value-type="string" calcext:value-type="string">
              <text:p>§</text:p>
            </table:table-cell>
            <table:table-cell table:style-name="ce87" table:content-validation-name="val8"/>
            <table:table-cell table:style-name="ce90" table:content-validation-name="val9"/>
            <table:table-cell table:style-name="ce93" table:content-validation-name="val10" office:value-type="string" calcext:value-type="string">
              <text:p>§</text:p>
            </table:table-cell>
            <table:table-cell table:style-name="ce95" table:content-validation-name="val11"/>
            <table:table-cell table:style-name="ce97" table:content-validation-name="val12" office:value-type="string" calcext:value-type="string">
              <text:p>Cancels</text:p>
            </table:table-cell>
            <table:table-cell table:style-name="ce100" table:content-validation-name="val13"/>
            <table:table-cell table:style-name="ce102" table:content-validation-name="val14"/>
            <table:table-cell table:style-name="ce104" table:content-validation-name="val15" office:value-type="string" calcext:value-type="string">
              <text:p>§</text:p>
            </table:table-cell>
            <table:table-cell table:style-name="ce107" table:content-validation-name="val16"/>
            <table:table-cell table:style-name="ce110" table:content-validation-name="val17"/>
            <table:table-cell table:style-name="ce113" table:content-validation-name="val18"/>
            <table:table-cell table:style-name="ce115" table:content-validation-name="val19"/>
            <table:table-cell table:style-name="ce117" table:content-validation-name="val20"/>
            <table:table-cell table:style-name="ce119" table:content-validation-name="val21"/>
            <table:table-cell table:style-name="ce121" table:content-validation-name="val22"/>
            <table:table-cell table:style-name="ce123" table:content-validation-name="val23"/>
            <table:table-cell table:style-name="ce132" table:content-validation-name="val1"/>
            <table:table-cell table:style-name="ce143" table:number-columns-repeated="2"/>
            <table:table-cell table:style-name="ce145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72" office:value-type="string" calcext:value-type="string">
              <text:p>s b</text:p>
            </table:table-cell>
            <table:table-cell table:style-name="ce75" office:value-type="string" calcext:value-type="string">
              <text:p>Upgrade Blades</text:p>
            </table:table-cell>
            <table:table-cell table:style-name="ce80" table:content-validation-name="val6"/>
            <table:table-cell table:style-name="ce83" table:content-validation-name="val7" office:value-type="string" calcext:value-type="string">
              <text:p>§</text:p>
            </table:table-cell>
            <table:table-cell table:style-name="ce87" table:content-validation-name="val8"/>
            <table:table-cell table:style-name="ce90" table:content-validation-name="val9"/>
            <table:table-cell table:style-name="ce93" table:content-validation-name="val10" office:value-type="string" calcext:value-type="string">
              <text:p>§</text:p>
            </table:table-cell>
            <table:table-cell table:style-name="ce95" table:content-validation-name="val11"/>
            <table:table-cell table:style-name="ce97" table:content-validation-name="val12"/>
            <table:table-cell table:style-name="ce100" table:content-validation-name="val13"/>
            <table:table-cell table:style-name="ce102" table:content-validation-name="val14"/>
            <table:table-cell table:style-name="ce104" table:content-validation-name="val15" office:value-type="string" calcext:value-type="string">
              <text:p>§</text:p>
            </table:table-cell>
            <table:table-cell table:style-name="ce107" table:content-validation-name="val16"/>
            <table:table-cell table:style-name="ce110" table:content-validation-name="val17"/>
            <table:table-cell table:style-name="ce113" table:content-validation-name="val18"/>
            <table:table-cell table:style-name="ce115" table:content-validation-name="val19"/>
            <table:table-cell table:style-name="ce117" table:content-validation-name="val20"/>
            <table:table-cell table:style-name="ce119" table:content-validation-name="val21"/>
            <table:table-cell table:style-name="ce121" table:content-validation-name="val22"/>
            <table:table-cell table:style-name="ce123" table:content-validation-name="val23"/>
            <table:table-cell table:style-name="ce132" table:content-validation-name="val1"/>
            <table:table-cell table:style-name="ce143" table:number-columns-repeated="2"/>
            <table:table-cell table:style-name="ce145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72" office:value-type="string" calcext:value-type="string">
              <text:p>s b</text:p>
            </table:table-cell>
            <table:table-cell table:style-name="ce75" office:value-type="string" calcext:value-type="string">
              <text:p>Upgrade Head</text:p>
            </table:table-cell>
            <table:table-cell table:style-name="ce80" table:content-validation-name="val6"/>
            <table:table-cell table:style-name="ce83" table:content-validation-name="val7" office:value-type="string" calcext:value-type="string">
              <text:p>§</text:p>
            </table:table-cell>
            <table:table-cell table:style-name="ce87" table:content-validation-name="val8"/>
            <table:table-cell table:style-name="ce90" table:content-validation-name="val9"/>
            <table:table-cell table:style-name="ce93" table:content-validation-name="val10" office:value-type="string" calcext:value-type="string">
              <text:p>§</text:p>
            </table:table-cell>
            <table:table-cell table:style-name="ce95" table:content-validation-name="val11"/>
            <table:table-cell table:style-name="ce97" table:content-validation-name="val12"/>
            <table:table-cell table:style-name="ce100" table:content-validation-name="val13"/>
            <table:table-cell table:style-name="ce102" table:content-validation-name="val14"/>
            <table:table-cell table:style-name="ce104" table:content-validation-name="val15" office:value-type="string" calcext:value-type="string">
              <text:p>§</text:p>
            </table:table-cell>
            <table:table-cell table:style-name="ce107" table:content-validation-name="val16"/>
            <table:table-cell table:style-name="ce110" table:content-validation-name="val17"/>
            <table:table-cell table:style-name="ce113" table:content-validation-name="val18"/>
            <table:table-cell table:style-name="ce115" table:content-validation-name="val19"/>
            <table:table-cell table:style-name="ce117" table:content-validation-name="val20"/>
            <table:table-cell table:style-name="ce119" table:content-validation-name="val21"/>
            <table:table-cell table:style-name="ce121" table:content-validation-name="val22"/>
            <table:table-cell table:style-name="ce123" table:content-validation-name="val23"/>
            <table:table-cell table:style-name="ce132" table:content-validation-name="val1"/>
            <table:table-cell table:style-name="ce143" table:number-columns-repeated="2"/>
            <table:table-cell table:style-name="ce145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72" office:value-type="string" calcext:value-type="string">
              <text:p>s b</text:p>
            </table:table-cell>
            <table:table-cell table:style-name="ce75" office:value-type="string" calcext:value-type="string">
              <text:p>Fall</text:p>
            </table:table-cell>
            <table:table-cell table:style-name="ce80" table:content-validation-name="val6"/>
            <table:table-cell table:style-name="ce83" table:content-validation-name="val7" office:value-type="string" calcext:value-type="string">
              <text:p>§</text:p>
            </table:table-cell>
            <table:table-cell table:style-name="ce87" table:content-validation-name="val8"/>
            <table:table-cell table:style-name="ce90" table:content-validation-name="val9"/>
            <table:table-cell table:style-name="ce93" table:content-validation-name="val10" office:value-type="string" calcext:value-type="string">
              <text:p>§</text:p>
            </table:table-cell>
            <table:table-cell table:style-name="ce95" table:content-validation-name="val11"/>
            <table:table-cell table:style-name="ce97" table:content-validation-name="val12"/>
            <table:table-cell table:style-name="ce100" table:content-validation-name="val13"/>
            <table:table-cell table:style-name="ce102" table:content-validation-name="val14"/>
            <table:table-cell table:style-name="ce104" table:content-validation-name="val15" office:value-type="string" calcext:value-type="string">
              <text:p>§</text:p>
            </table:table-cell>
            <table:table-cell table:style-name="ce107" table:content-validation-name="val16"/>
            <table:table-cell table:style-name="ce110" table:content-validation-name="val17"/>
            <table:table-cell table:style-name="ce113" table:content-validation-name="val18"/>
            <table:table-cell table:style-name="ce115" table:content-validation-name="val19"/>
            <table:table-cell table:style-name="ce117" table:content-validation-name="val20"/>
            <table:table-cell table:style-name="ce119" table:content-validation-name="val21"/>
            <table:table-cell table:style-name="ce121" table:content-validation-name="val22"/>
            <table:table-cell table:style-name="ce123" table:content-validation-name="val23"/>
            <table:table-cell table:style-name="ce132" table:content-validation-name="val1"/>
            <table:table-cell table:style-name="ce143" table:number-columns-repeated="2"/>
            <table:table-cell table:style-name="ce145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72" office:value-type="string" calcext:value-type="string">
              <text:p>s b</text:p>
            </table:table-cell>
            <table:table-cell table:style-name="ce75" office:value-type="string" calcext:value-type="string">
              <text:p>Landing</text:p>
            </table:table-cell>
            <table:table-cell table:style-name="ce80" table:content-validation-name="val6"/>
            <table:table-cell table:style-name="ce83" table:content-validation-name="val7" office:value-type="string" calcext:value-type="string">
              <text:p>§</text:p>
            </table:table-cell>
            <table:table-cell table:style-name="ce87" table:content-validation-name="val8"/>
            <table:table-cell table:style-name="ce90" table:content-validation-name="val9"/>
            <table:table-cell table:style-name="ce93" table:content-validation-name="val10" office:value-type="string" calcext:value-type="string">
              <text:p>§</text:p>
            </table:table-cell>
            <table:table-cell table:style-name="ce95" table:content-validation-name="val11"/>
            <table:table-cell table:style-name="ce97" table:content-validation-name="val12"/>
            <table:table-cell table:style-name="ce100" table:content-validation-name="val13"/>
            <table:table-cell table:style-name="ce102" table:content-validation-name="val14"/>
            <table:table-cell table:style-name="ce104" table:content-validation-name="val15" office:value-type="string" calcext:value-type="string">
              <text:p>§</text:p>
            </table:table-cell>
            <table:table-cell table:style-name="ce107" table:content-validation-name="val16"/>
            <table:table-cell table:style-name="ce110" table:content-validation-name="val17"/>
            <table:table-cell table:style-name="ce113" table:content-validation-name="val18"/>
            <table:table-cell table:style-name="ce115" table:content-validation-name="val19"/>
            <table:table-cell table:style-name="ce117" table:content-validation-name="val20"/>
            <table:table-cell table:style-name="ce119" table:content-validation-name="val21"/>
            <table:table-cell table:style-name="ce121" table:content-validation-name="val22"/>
            <table:table-cell table:style-name="ce123" table:content-validation-name="val23"/>
            <table:table-cell table:style-name="ce132" table:content-validation-name="val1"/>
            <table:table-cell table:style-name="ce143" table:number-columns-repeated="2"/>
            <table:table-cell table:style-name="ce145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72" office:value-type="string" calcext:value-type="string">
              <text:p>s b</text:p>
            </table:table-cell>
            <table:table-cell table:style-name="ce75" office:value-type="string" calcext:value-type="string">
              <text:p>Hang From Ledge</text:p>
            </table:table-cell>
            <table:table-cell table:style-name="ce80" table:content-validation-name="val6"/>
            <table:table-cell table:style-name="ce83" table:content-validation-name="val7" office:value-type="string" calcext:value-type="string">
              <text:p>§</text:p>
            </table:table-cell>
            <table:table-cell table:style-name="ce87" table:content-validation-name="val8"/>
            <table:table-cell table:style-name="ce90" table:content-validation-name="val9"/>
            <table:table-cell table:style-name="ce93" table:content-validation-name="val10" office:value-type="string" calcext:value-type="string">
              <text:p>§</text:p>
            </table:table-cell>
            <table:table-cell table:style-name="ce95" table:content-validation-name="val11"/>
            <table:table-cell table:style-name="ce97" table:content-validation-name="val12"/>
            <table:table-cell table:style-name="ce100" table:content-validation-name="val13"/>
            <table:table-cell table:style-name="ce102" table:content-validation-name="val14"/>
            <table:table-cell table:style-name="ce104" table:content-validation-name="val15" office:value-type="string" calcext:value-type="string">
              <text:p>§</text:p>
            </table:table-cell>
            <table:table-cell table:style-name="ce107" table:content-validation-name="val16"/>
            <table:table-cell table:style-name="ce110" table:content-validation-name="val17"/>
            <table:table-cell table:style-name="ce113" table:content-validation-name="val18"/>
            <table:table-cell table:style-name="ce115" table:content-validation-name="val19"/>
            <table:table-cell table:style-name="ce117" table:content-validation-name="val20"/>
            <table:table-cell table:style-name="ce119" table:content-validation-name="val21"/>
            <table:table-cell table:style-name="ce121" table:content-validation-name="val22"/>
            <table:table-cell table:style-name="ce123" table:content-validation-name="val23"/>
            <table:table-cell table:style-name="ce132" table:content-validation-name="val1"/>
            <table:table-cell table:style-name="ce143" table:number-columns-repeated="2"/>
            <table:table-cell table:style-name="ce145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72" office:value-type="string" calcext:value-type="string">
              <text:p>s b</text:p>
            </table:table-cell>
            <table:table-cell table:style-name="ce75" office:value-type="string" calcext:value-type="string">
              <text:p>Water</text:p>
            </table:table-cell>
            <table:table-cell table:style-name="ce80" table:content-validation-name="val6"/>
            <table:table-cell table:style-name="ce83" table:content-validation-name="val7" office:value-type="string" calcext:value-type="string">
              <text:p>§</text:p>
            </table:table-cell>
            <table:table-cell table:style-name="ce87" table:content-validation-name="val8"/>
            <table:table-cell table:style-name="ce90" table:content-validation-name="val9"/>
            <table:table-cell table:style-name="ce93" table:content-validation-name="val10" office:value-type="string" calcext:value-type="string">
              <text:p>§</text:p>
            </table:table-cell>
            <table:table-cell table:style-name="ce95" table:content-validation-name="val11"/>
            <table:table-cell table:style-name="ce97" table:content-validation-name="val12"/>
            <table:table-cell table:style-name="ce100" table:content-validation-name="val13"/>
            <table:table-cell table:style-name="ce102" table:content-validation-name="val14"/>
            <table:table-cell table:style-name="ce104" table:content-validation-name="val15" office:value-type="string" calcext:value-type="string">
              <text:p>§</text:p>
            </table:table-cell>
            <table:table-cell table:style-name="ce107" table:content-validation-name="val16"/>
            <table:table-cell table:style-name="ce110" table:content-validation-name="val17"/>
            <table:table-cell table:style-name="ce113" table:content-validation-name="val18"/>
            <table:table-cell table:style-name="ce115" table:content-validation-name="val19"/>
            <table:table-cell table:style-name="ce117" table:content-validation-name="val20"/>
            <table:table-cell table:style-name="ce119" table:content-validation-name="val21"/>
            <table:table-cell table:style-name="ce121" table:content-validation-name="val22"/>
            <table:table-cell table:style-name="ce123" table:content-validation-name="val23"/>
            <table:table-cell table:style-name="ce132" table:content-validation-name="val1"/>
            <table:table-cell table:style-name="ce143" table:number-columns-repeated="2"/>
            <table:table-cell table:style-name="ce145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72" office:value-type="string" calcext:value-type="string">
              <text:p>s b</text:p>
            </table:table-cell>
            <table:table-cell table:style-name="ce75" office:value-type="string" calcext:value-type="string">
              <text:p>Rope</text:p>
            </table:table-cell>
            <table:table-cell table:style-name="ce80" table:content-validation-name="val6"/>
            <table:table-cell table:style-name="ce83" table:content-validation-name="val7" office:value-type="string" calcext:value-type="string">
              <text:p>§</text:p>
            </table:table-cell>
            <table:table-cell table:style-name="ce87" table:content-validation-name="val8"/>
            <table:table-cell table:style-name="ce90" table:content-validation-name="val9"/>
            <table:table-cell table:style-name="ce93" table:content-validation-name="val10" office:value-type="string" calcext:value-type="string">
              <text:p>§</text:p>
            </table:table-cell>
            <table:table-cell table:style-name="ce95" table:content-validation-name="val11"/>
            <table:table-cell table:style-name="ce97" table:content-validation-name="val12"/>
            <table:table-cell table:style-name="ce100" table:content-validation-name="val13"/>
            <table:table-cell table:style-name="ce102" table:content-validation-name="val14"/>
            <table:table-cell table:style-name="ce104" table:content-validation-name="val15" office:value-type="string" calcext:value-type="string">
              <text:p>§</text:p>
            </table:table-cell>
            <table:table-cell table:style-name="ce107" table:content-validation-name="val16"/>
            <table:table-cell table:style-name="ce110" table:content-validation-name="val17"/>
            <table:table-cell table:style-name="ce113" table:content-validation-name="val18"/>
            <table:table-cell table:style-name="ce115" table:content-validation-name="val19"/>
            <table:table-cell table:style-name="ce117" table:content-validation-name="val20"/>
            <table:table-cell table:style-name="ce119" table:content-validation-name="val21"/>
            <table:table-cell table:style-name="ce121" table:content-validation-name="val22"/>
            <table:table-cell table:style-name="ce123" table:content-validation-name="val23"/>
            <table:table-cell table:style-name="ce132" table:content-validation-name="val1"/>
            <table:table-cell table:style-name="ce143" table:number-columns-repeated="2"/>
            <table:table-cell table:style-name="ce145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72" office:value-type="string" calcext:value-type="string">
              <text:p>s b</text:p>
            </table:table-cell>
            <table:table-cell table:style-name="ce75" office:value-type="string" calcext:value-type="string">
              <text:p>Shimmy</text:p>
            </table:table-cell>
            <table:table-cell table:style-name="ce80" table:content-validation-name="val6"/>
            <table:table-cell table:style-name="ce83" table:content-validation-name="val7" office:value-type="string" calcext:value-type="string">
              <text:p>§</text:p>
            </table:table-cell>
            <table:table-cell table:style-name="ce87" table:content-validation-name="val8"/>
            <table:table-cell table:style-name="ce90" table:content-validation-name="val9"/>
            <table:table-cell table:style-name="ce93" table:content-validation-name="val10" office:value-type="string" calcext:value-type="string">
              <text:p>§</text:p>
            </table:table-cell>
            <table:table-cell table:style-name="ce95" table:content-validation-name="val11"/>
            <table:table-cell table:style-name="ce97" table:content-validation-name="val12"/>
            <table:table-cell table:style-name="ce100" table:content-validation-name="val13"/>
            <table:table-cell table:style-name="ce102" table:content-validation-name="val14"/>
            <table:table-cell table:style-name="ce104" table:content-validation-name="val15" office:value-type="string" calcext:value-type="string">
              <text:p>§</text:p>
            </table:table-cell>
            <table:table-cell table:style-name="ce107" table:content-validation-name="val16"/>
            <table:table-cell table:style-name="ce110" table:content-validation-name="val17"/>
            <table:table-cell table:style-name="ce113" table:content-validation-name="val18"/>
            <table:table-cell table:style-name="ce115" table:content-validation-name="val19"/>
            <table:table-cell table:style-name="ce117" table:content-validation-name="val20"/>
            <table:table-cell table:style-name="ce119" table:content-validation-name="val21"/>
            <table:table-cell table:style-name="ce121" table:content-validation-name="val22"/>
            <table:table-cell table:style-name="ce123" table:content-validation-name="val23"/>
            <table:table-cell table:style-name="ce132" table:content-validation-name="val1"/>
            <table:table-cell table:style-name="ce143" table:number-columns-repeated="2"/>
            <table:table-cell table:style-name="ce145" table:number-columns-repeated="8"/>
            <table:table-cell table:number-columns-repeated="866"/>
          </table:table-row>
        </table:table-row-group>
        <table:table-row-group>
          <table:table-row table:style-name="ro2">
            <table:table-cell office:value-type="string" calcext:value-type="string">
              <text:p>Attack s1</text:p>
            </table:table-cell>
            <table:table-cell table:style-name="ce72" office:value-type="string" calcext:value-type="string">
              <text:p>s b</text:p>
            </table:table-cell>
            <table:table-cell table:style-name="ce76" office:value-type="string" calcext:value-type="string">
              <text:p>Hold X</text:p>
            </table:table-cell>
            <table:table-cell table:style-name="ce80" table:content-validation-name="val6"/>
            <table:table-cell table:style-name="ce83" table:content-validation-name="val7" office:value-type="string" calcext:value-type="string">
              <text:p>§</text:p>
            </table:table-cell>
            <table:table-cell table:style-name="ce87" table:content-validation-name="val8"/>
            <table:table-cell table:style-name="ce90" table:content-validation-name="val9"/>
            <table:table-cell table:style-name="ce93" table:content-validation-name="val10" office:value-type="string" calcext:value-type="string">
              <text:p>§</text:p>
            </table:table-cell>
            <table:table-cell table:style-name="ce95" table:content-validation-name="val11"/>
            <table:table-cell table:style-name="ce97" table:content-validation-name="val12"/>
            <table:table-cell table:style-name="ce100" table:content-validation-name="val13"/>
            <table:table-cell table:style-name="ce102" table:content-validation-name="val14"/>
            <table:table-cell table:style-name="ce104" table:content-validation-name="val15" office:value-type="string" calcext:value-type="string">
              <text:p>§</text:p>
            </table:table-cell>
            <table:table-cell table:style-name="ce107" table:content-validation-name="val16"/>
            <table:table-cell table:style-name="ce110" table:content-validation-name="val17"/>
            <table:table-cell table:style-name="ce113" table:content-validation-name="val18"/>
            <table:table-cell table:style-name="ce115" table:content-validation-name="val19"/>
            <table:table-cell table:style-name="ce117" table:content-validation-name="val20"/>
            <table:table-cell table:style-name="ce119" table:content-validation-name="val21"/>
            <table:table-cell table:style-name="ce121" table:content-validation-name="val22"/>
            <table:table-cell table:style-name="ce123" table:content-validation-name="val23"/>
            <table:table-cell table:style-name="ce132" table:content-validation-name="val1"/>
            <table:table-cell table:style-name="ce143" table:number-columns-repeated="2"/>
            <table:table-cell table:style-name="ce145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72" office:value-type="string" calcext:value-type="string">
              <text:p>s b</text:p>
            </table:table-cell>
            <table:table-cell table:style-name="ce76" office:value-type="string" calcext:value-type="string">
              <text:p>Hold S</text:p>
            </table:table-cell>
            <table:table-cell table:style-name="ce80" table:content-validation-name="val6"/>
            <table:table-cell table:style-name="ce83" table:content-validation-name="val7" office:value-type="string" calcext:value-type="string">
              <text:p>§</text:p>
            </table:table-cell>
            <table:table-cell table:style-name="ce87" table:content-validation-name="val8"/>
            <table:table-cell table:style-name="ce90" table:content-validation-name="val9"/>
            <table:table-cell table:style-name="ce93" table:content-validation-name="val10" office:value-type="string" calcext:value-type="string">
              <text:p>§</text:p>
            </table:table-cell>
            <table:table-cell table:style-name="ce95" table:content-validation-name="val11"/>
            <table:table-cell table:style-name="ce97" table:content-validation-name="val12"/>
            <table:table-cell table:style-name="ce100" table:content-validation-name="val13"/>
            <table:table-cell table:style-name="ce102" table:content-validation-name="val14"/>
            <table:table-cell table:style-name="ce104" table:content-validation-name="val15" office:value-type="string" calcext:value-type="string">
              <text:p>§</text:p>
            </table:table-cell>
            <table:table-cell table:style-name="ce107" table:content-validation-name="val16"/>
            <table:table-cell table:style-name="ce110" table:content-validation-name="val17"/>
            <table:table-cell table:style-name="ce113" table:content-validation-name="val18"/>
            <table:table-cell table:style-name="ce115" table:content-validation-name="val19"/>
            <table:table-cell table:style-name="ce117" table:content-validation-name="val20"/>
            <table:table-cell table:style-name="ce119" table:content-validation-name="val21"/>
            <table:table-cell table:style-name="ce121" table:content-validation-name="val22"/>
            <table:table-cell table:style-name="ce123" table:content-validation-name="val23"/>
            <table:table-cell table:style-name="ce132" table:content-validation-name="val1"/>
            <table:table-cell table:style-name="ce143" table:number-columns-repeated="2"/>
            <table:table-cell table:style-name="ce145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72" office:value-type="string" calcext:value-type="string">
              <text:p>s b</text:p>
            </table:table-cell>
            <table:table-cell table:style-name="ce76" office:value-type="string" calcext:value-type="string">
              <text:p>Hold T</text:p>
            </table:table-cell>
            <table:table-cell table:style-name="ce80" table:content-validation-name="val6"/>
            <table:table-cell table:style-name="ce83" table:content-validation-name="val7" office:value-type="string" calcext:value-type="string">
              <text:p>§</text:p>
            </table:table-cell>
            <table:table-cell table:style-name="ce87" table:content-validation-name="val8"/>
            <table:table-cell table:style-name="ce90" table:content-validation-name="val9"/>
            <table:table-cell table:style-name="ce93" table:content-validation-name="val10" office:value-type="string" calcext:value-type="string">
              <text:p>§</text:p>
            </table:table-cell>
            <table:table-cell table:style-name="ce95" table:content-validation-name="val11"/>
            <table:table-cell table:style-name="ce97" table:content-validation-name="val12"/>
            <table:table-cell table:style-name="ce100" table:content-validation-name="val13"/>
            <table:table-cell table:style-name="ce102" table:content-validation-name="val14"/>
            <table:table-cell table:style-name="ce104" table:content-validation-name="val15" office:value-type="string" calcext:value-type="string">
              <text:p>§</text:p>
            </table:table-cell>
            <table:table-cell table:style-name="ce107" table:content-validation-name="val16"/>
            <table:table-cell table:style-name="ce110" table:content-validation-name="val17"/>
            <table:table-cell table:style-name="ce113" table:content-validation-name="val18"/>
            <table:table-cell table:style-name="ce115" table:content-validation-name="val19"/>
            <table:table-cell table:style-name="ce117" table:content-validation-name="val20"/>
            <table:table-cell table:style-name="ce119" table:content-validation-name="val21"/>
            <table:table-cell table:style-name="ce121" table:content-validation-name="val22"/>
            <table:table-cell table:style-name="ce123" table:content-validation-name="val23"/>
            <table:table-cell table:style-name="ce132" table:content-validation-name="val1"/>
            <table:table-cell table:style-name="ce143" table:number-columns-repeated="2"/>
            <table:table-cell table:style-name="ce145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72" office:value-type="string" calcext:value-type="string">
              <text:p>s b</text:p>
            </table:table-cell>
            <table:table-cell table:style-name="ce76" office:value-type="string" calcext:value-type="string">
              <text:p>Hold O</text:p>
            </table:table-cell>
            <table:table-cell table:style-name="ce80" table:content-validation-name="val6"/>
            <table:table-cell table:style-name="ce83" table:content-validation-name="val7" office:value-type="string" calcext:value-type="string">
              <text:p>§</text:p>
            </table:table-cell>
            <table:table-cell table:style-name="ce87" table:content-validation-name="val8"/>
            <table:table-cell table:style-name="ce90" table:content-validation-name="val9"/>
            <table:table-cell table:style-name="ce93" table:content-validation-name="val10" office:value-type="string" calcext:value-type="string">
              <text:p>§</text:p>
            </table:table-cell>
            <table:table-cell table:style-name="ce95" table:content-validation-name="val11"/>
            <table:table-cell table:style-name="ce97" table:content-validation-name="val12"/>
            <table:table-cell table:style-name="ce100" table:content-validation-name="val13"/>
            <table:table-cell table:style-name="ce102" table:content-validation-name="val14"/>
            <table:table-cell table:style-name="ce104" table:content-validation-name="val15" office:value-type="string" calcext:value-type="string">
              <text:p>§</text:p>
            </table:table-cell>
            <table:table-cell table:style-name="ce107" table:content-validation-name="val16"/>
            <table:table-cell table:style-name="ce110" table:content-validation-name="val17"/>
            <table:table-cell table:style-name="ce113" table:content-validation-name="val18"/>
            <table:table-cell table:style-name="ce115" table:content-validation-name="val19"/>
            <table:table-cell table:style-name="ce117" table:content-validation-name="val20"/>
            <table:table-cell table:style-name="ce119" table:content-validation-name="val21"/>
            <table:table-cell table:style-name="ce121" table:content-validation-name="val22"/>
            <table:table-cell table:style-name="ce123" table:content-validation-name="val23"/>
            <table:table-cell table:style-name="ce132" table:content-validation-name="val1"/>
            <table:table-cell table:style-name="ce143" table:number-columns-repeated="2"/>
            <table:table-cell table:style-name="ce145" table:number-columns-repeated="8"/>
            <table:table-cell table:number-columns-repeated="866"/>
          </table:table-row>
        </table:table-row-group>
        <table:table-row table:style-name="ro2">
          <table:table-cell table:number-columns-repeated="2"/>
          <table:table-cell table:style-name="ce187"/>
          <table:table-cell table:style-name="ce80" table:content-validation-name="val6"/>
          <table:table-cell table:style-name="ce83" table:content-validation-name="val7"/>
          <table:table-cell table:style-name="ce87" table:content-validation-name="val8"/>
          <table:table-cell table:style-name="ce90" table:content-validation-name="val9"/>
          <table:table-cell table:style-name="ce93" table:content-validation-name="val10"/>
          <table:table-cell table:style-name="ce95" table:content-validation-name="val11"/>
          <table:table-cell table:style-name="ce97" table:content-validation-name="val12"/>
          <table:table-cell table:style-name="ce100" table:content-validation-name="val13"/>
          <table:table-cell table:style-name="ce102" table:content-validation-name="val14"/>
          <table:table-cell table:style-name="ce104" table:content-validation-name="val15"/>
          <table:table-cell table:style-name="ce107" table:content-validation-name="val16"/>
          <table:table-cell table:style-name="ce110" table:content-validation-name="val17"/>
          <table:table-cell table:style-name="ce113" table:content-validation-name="val18"/>
          <table:table-cell table:style-name="ce115" table:content-validation-name="val19"/>
          <table:table-cell table:style-name="ce117" table:content-validation-name="val20"/>
          <table:table-cell table:style-name="ce119" table:content-validation-name="val21"/>
          <table:table-cell table:style-name="ce121" table:content-validation-name="val22"/>
          <table:table-cell table:style-name="ce123" table:content-validation-name="val23"/>
          <table:table-cell table:style-name="ce132"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187" office:value-type="string" calcext:value-type="string">
            <text:p>Letting go of input</text:p>
          </table:table-cell>
          <table:table-cell table:style-name="ce81" table:content-validation-name="val6"/>
          <table:table-cell table:style-name="ce86" table:content-validation-name="val7" office:value-type="string" calcext:value-type="string">
            <text:p>§</text:p>
          </table:table-cell>
          <table:table-cell table:style-name="ce88" table:content-validation-name="val8"/>
          <table:table-cell table:style-name="ce91" table:content-validation-name="val9"/>
          <table:table-cell table:style-name="ce94" table:content-validation-name="val10" office:value-type="string" calcext:value-type="string">
            <text:p>§</text:p>
          </table:table-cell>
          <table:table-cell table:style-name="ce96" table:content-validation-name="val11"/>
          <table:table-cell table:style-name="ce99" table:content-validation-name="val12"/>
          <table:table-cell table:style-name="ce101" table:content-validation-name="val13"/>
          <table:table-cell table:style-name="ce103" table:content-validation-name="val14"/>
          <table:table-cell table:style-name="ce106" table:content-validation-name="val15"/>
          <table:table-cell table:style-name="ce109" table:content-validation-name="val16"/>
          <table:table-cell table:style-name="ce112" table:content-validation-name="val17"/>
          <table:table-cell table:style-name="ce114" table:content-validation-name="val18"/>
          <table:table-cell table:style-name="ce116" table:content-validation-name="val19"/>
          <table:table-cell table:style-name="ce118" table:content-validation-name="val20"/>
          <table:table-cell table:style-name="ce120" table:content-validation-name="val21"/>
          <table:table-cell table:style-name="ce122" table:content-validation-name="val22" office:value-type="string" calcext:value-type="string">
            <text:p>§</text:p>
          </table:table-cell>
          <table:table-cell table:style-name="ce124" table:content-validation-name="val23"/>
          <table:table-cell table:style-name="ce135" table:content-validation-name="val1"/>
          <table:table-cell table:style-name="ce144" table:number-columns-repeated="2"/>
          <table:table-cell table:style-name="ce14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187" office:value-type="string" calcext:value-type="string">
            <text:p>Move</text:p>
          </table:table-cell>
          <table:table-cell table:style-name="ce81" table:content-validation-name="val6"/>
          <table:table-cell table:style-name="ce86" table:content-validation-name="val7" office:value-type="string" calcext:value-type="string">
            <text:p>§</text:p>
          </table:table-cell>
          <table:table-cell table:style-name="ce88" table:content-validation-name="val8"/>
          <table:table-cell table:style-name="ce91" table:content-validation-name="val9"/>
          <table:table-cell table:style-name="ce94" table:content-validation-name="val10" office:value-type="string" calcext:value-type="string">
            <text:p>§</text:p>
          </table:table-cell>
          <table:table-cell table:style-name="ce96" table:content-validation-name="val11"/>
          <table:table-cell table:style-name="ce99" table:content-validation-name="val12" office:value-type="string" calcext:value-type="string">
            <text:p>No effect</text:p>
          </table:table-cell>
          <table:table-cell table:style-name="ce101" table:content-validation-name="val13"/>
          <table:table-cell table:style-name="ce103" table:content-validation-name="val14"/>
          <table:table-cell table:style-name="ce106" table:content-validation-name="val15" office:value-type="string" calcext:value-type="string">
            <text:p>Cancels</text:p>
          </table:table-cell>
          <table:table-cell table:style-name="ce109" table:content-validation-name="val16" office:value-type="string" calcext:value-type="string">
            <text:p>Run</text:p>
          </table:table-cell>
          <table:table-cell table:style-name="ce112" table:content-validation-name="val17"/>
          <table:table-cell table:style-name="ce114" table:content-validation-name="val18" office:value-type="string" calcext:value-type="string">
            <text:p>Cancels</text:p>
          </table:table-cell>
          <table:table-cell table:style-name="ce116" table:content-validation-name="val19" office:value-type="string" calcext:value-type="string">
            <text:p>Run</text:p>
          </table:table-cell>
          <table:table-cell table:style-name="ce118" table:content-validation-name="val20"/>
          <table:table-cell table:style-name="ce120" table:content-validation-name="val21"/>
          <table:table-cell table:style-name="ce122" table:content-validation-name="val22" office:value-type="string" calcext:value-type="string">
            <text:p>§</text:p>
          </table:table-cell>
          <table:table-cell table:style-name="ce124" table:content-validation-name="val23"/>
          <table:table-cell table:style-name="ce136" table:content-validation-name="val1" office:value-type="string" calcext:value-type="string">
            <text:p>1. a single animation is selected.</text:p>
          </table:table-cell>
          <table:table-cell table:style-name="ce144" table:number-columns-repeated="2"/>
          <table:table-cell table:style-name="ce14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187" office:value-type="string" calcext:value-type="string">
            <text:p>Roll (Forward)</text:p>
          </table:table-cell>
          <table:table-cell table:style-name="ce81" table:content-validation-name="val6"/>
          <table:table-cell table:style-name="ce86" table:content-validation-name="val7" office:value-type="string" calcext:value-type="string">
            <text:p>§</text:p>
          </table:table-cell>
          <table:table-cell table:style-name="ce88" table:content-validation-name="val8"/>
          <table:table-cell table:style-name="ce91" table:content-validation-name="val9"/>
          <table:table-cell table:style-name="ce94" table:content-validation-name="val10" office:value-type="string" calcext:value-type="string">
            <text:p>§</text:p>
          </table:table-cell>
          <table:table-cell table:style-name="ce96" table:content-validation-name="val11"/>
          <table:table-cell table:style-name="ce99" table:content-validation-name="val12" office:value-type="string" calcext:value-type="string">
            <text:p>Cancels</text:p>
          </table:table-cell>
          <table:table-cell table:style-name="ce101" table:content-validation-name="val13" office:value-type="string" calcext:value-type="string">
            <text:p>Roll</text:p>
          </table:table-cell>
          <table:table-cell table:style-name="ce103" table:content-validation-name="val14"/>
          <table:table-cell table:style-name="ce106" table:content-validation-name="val15" office:value-type="string" calcext:value-type="string">
            <text:p>Cancels</text:p>
          </table:table-cell>
          <table:table-cell table:style-name="ce109" table:content-validation-name="val16" office:value-type="string" calcext:value-type="string">
            <text:p>Roll</text:p>
          </table:table-cell>
          <table:table-cell table:style-name="ce112" table:content-validation-name="val17"/>
          <table:table-cell table:style-name="ce114" table:content-validation-name="val18" office:value-type="string" calcext:value-type="string">
            <text:p>Cancels</text:p>
          </table:table-cell>
          <table:table-cell table:style-name="ce116" table:content-validation-name="val19" office:value-type="string" calcext:value-type="string">
            <text:p>Roll</text:p>
          </table:table-cell>
          <table:table-cell table:style-name="ce118" table:content-validation-name="val20"/>
          <table:table-cell table:style-name="ce120" table:content-validation-name="val21"/>
          <table:table-cell table:style-name="ce122" table:content-validation-name="val22" office:value-type="string" calcext:value-type="string">
            <text:p>§</text:p>
          </table:table-cell>
          <table:table-cell table:style-name="ce124" table:content-validation-name="val23"/>
          <table:table-cell table:style-name="ce136" table:content-validation-name="val1" office:value-type="string" calcext:value-type="string">
            <text:p>2. code figures out which input list has to be printed out. It does this by cross-referencing the animation name from Master Action List.</text:p>
          </table:table-cell>
          <table:table-cell table:style-name="ce144" table:number-columns-repeated="2"/>
          <table:table-cell table:style-name="ce14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187" office:value-type="string" calcext:value-type="string">
            <text:p>Roll (Left)</text:p>
          </table:table-cell>
          <table:table-cell table:style-name="ce81" table:content-validation-name="val6"/>
          <table:table-cell table:style-name="ce86" table:content-validation-name="val7" office:value-type="string" calcext:value-type="string">
            <text:p>§</text:p>
          </table:table-cell>
          <table:table-cell table:style-name="ce88" table:content-validation-name="val8"/>
          <table:table-cell table:style-name="ce91" table:content-validation-name="val9"/>
          <table:table-cell table:style-name="ce94" table:content-validation-name="val10" office:value-type="string" calcext:value-type="string">
            <text:p>§</text:p>
          </table:table-cell>
          <table:table-cell table:style-name="ce96" table:content-validation-name="val11"/>
          <table:table-cell table:style-name="ce99" table:content-validation-name="val12" office:value-type="string" calcext:value-type="string">
            <text:p>Cancels</text:p>
          </table:table-cell>
          <table:table-cell table:style-name="ce101" table:content-validation-name="val13" office:value-type="string" calcext:value-type="string">
            <text:p>Roll</text:p>
          </table:table-cell>
          <table:table-cell table:style-name="ce103" table:content-validation-name="val14"/>
          <table:table-cell table:style-name="ce106" table:content-validation-name="val15" office:value-type="string" calcext:value-type="string">
            <text:p>Cancels</text:p>
          </table:table-cell>
          <table:table-cell table:style-name="ce109" table:content-validation-name="val16" office:value-type="string" calcext:value-type="string">
            <text:p>Roll</text:p>
          </table:table-cell>
          <table:table-cell table:style-name="ce112" table:content-validation-name="val17"/>
          <table:table-cell table:style-name="ce114" table:content-validation-name="val18" office:value-type="string" calcext:value-type="string">
            <text:p>Cancels</text:p>
          </table:table-cell>
          <table:table-cell table:style-name="ce116" table:content-validation-name="val19" office:value-type="string" calcext:value-type="string">
            <text:p>Roll</text:p>
          </table:table-cell>
          <table:table-cell table:style-name="ce118" table:content-validation-name="val20"/>
          <table:table-cell table:style-name="ce120" table:content-validation-name="val21"/>
          <table:table-cell table:style-name="ce122" table:content-validation-name="val22" office:value-type="string" calcext:value-type="string">
            <text:p>§</text:p>
          </table:table-cell>
          <table:table-cell table:style-name="ce124" table:content-validation-name="val23"/>
          <table:table-cell table:style-name="ce136" table:content-validation-name="val1" office:value-type="string" calcext:value-type="string">
            <text:p>3. check if rows have to be added in a non-destructive way (i.e. if the animation already has existing inputs and it just needs an update OR if they are generated from new)</text:p>
          </table:table-cell>
          <table:table-cell table:style-name="ce144" table:number-columns-repeated="2"/>
          <table:table-cell table:style-name="ce14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187" office:value-type="string" calcext:value-type="string">
            <text:p>Roll (Right)</text:p>
          </table:table-cell>
          <table:table-cell table:style-name="ce81" table:content-validation-name="val6"/>
          <table:table-cell table:style-name="ce86" table:content-validation-name="val7" office:value-type="string" calcext:value-type="string">
            <text:p>§</text:p>
          </table:table-cell>
          <table:table-cell table:style-name="ce88" table:content-validation-name="val8"/>
          <table:table-cell table:style-name="ce91" table:content-validation-name="val9"/>
          <table:table-cell table:style-name="ce94" table:content-validation-name="val10" office:value-type="string" calcext:value-type="string">
            <text:p>§</text:p>
          </table:table-cell>
          <table:table-cell table:style-name="ce96" table:content-validation-name="val11"/>
          <table:table-cell table:style-name="ce99" table:content-validation-name="val12" office:value-type="string" calcext:value-type="string">
            <text:p>Cancels</text:p>
          </table:table-cell>
          <table:table-cell table:style-name="ce101" table:content-validation-name="val13" office:value-type="string" calcext:value-type="string">
            <text:p>Roll</text:p>
          </table:table-cell>
          <table:table-cell table:style-name="ce103" table:content-validation-name="val14"/>
          <table:table-cell table:style-name="ce106" table:content-validation-name="val15" office:value-type="string" calcext:value-type="string">
            <text:p>Cancels</text:p>
          </table:table-cell>
          <table:table-cell table:style-name="ce109" table:content-validation-name="val16" office:value-type="string" calcext:value-type="string">
            <text:p>Roll</text:p>
          </table:table-cell>
          <table:table-cell table:style-name="ce112" table:content-validation-name="val17"/>
          <table:table-cell table:style-name="ce114" table:content-validation-name="val18" office:value-type="string" calcext:value-type="string">
            <text:p>Cancels</text:p>
          </table:table-cell>
          <table:table-cell table:style-name="ce116" table:content-validation-name="val19" office:value-type="string" calcext:value-type="string">
            <text:p>Roll</text:p>
          </table:table-cell>
          <table:table-cell table:style-name="ce118" table:content-validation-name="val20"/>
          <table:table-cell table:style-name="ce120" table:content-validation-name="val21"/>
          <table:table-cell table:style-name="ce122" table:content-validation-name="val22" office:value-type="string" calcext:value-type="string">
            <text:p>§</text:p>
          </table:table-cell>
          <table:table-cell table:style-name="ce124" table:content-validation-name="val23"/>
          <table:table-cell table:style-name="ce136" table:content-validation-name="val1" office:value-type="string" calcext:value-type="string">
            <text:p>4. generate rows and print various inputs.</text:p>
          </table:table-cell>
          <table:table-cell table:style-name="ce144" table:number-columns-repeated="2"/>
          <table:table-cell table:style-name="ce14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187" office:value-type="string" calcext:value-type="string">
            <text:p>Roll (Back)</text:p>
          </table:table-cell>
          <table:table-cell table:style-name="ce81" table:content-validation-name="val6"/>
          <table:table-cell table:style-name="ce86" table:content-validation-name="val7" office:value-type="string" calcext:value-type="string">
            <text:p>§</text:p>
          </table:table-cell>
          <table:table-cell table:style-name="ce88" table:content-validation-name="val8"/>
          <table:table-cell table:style-name="ce91" table:content-validation-name="val9"/>
          <table:table-cell table:style-name="ce94" table:content-validation-name="val10" office:value-type="string" calcext:value-type="string">
            <text:p>§</text:p>
          </table:table-cell>
          <table:table-cell table:style-name="ce96" table:content-validation-name="val11"/>
          <table:table-cell table:style-name="ce99" table:content-validation-name="val12" office:value-type="string" calcext:value-type="string">
            <text:p>Cancels</text:p>
          </table:table-cell>
          <table:table-cell table:style-name="ce101" table:content-validation-name="val13" office:value-type="string" calcext:value-type="string">
            <text:p>Roll</text:p>
          </table:table-cell>
          <table:table-cell table:style-name="ce103" table:content-validation-name="val14"/>
          <table:table-cell table:style-name="ce106" table:content-validation-name="val15" office:value-type="string" calcext:value-type="string">
            <text:p>Cancels</text:p>
          </table:table-cell>
          <table:table-cell table:style-name="ce109" table:content-validation-name="val16" office:value-type="string" calcext:value-type="string">
            <text:p>Roll</text:p>
          </table:table-cell>
          <table:table-cell table:style-name="ce112" table:content-validation-name="val17"/>
          <table:table-cell table:style-name="ce114" table:content-validation-name="val18" office:value-type="string" calcext:value-type="string">
            <text:p>Cancels</text:p>
          </table:table-cell>
          <table:table-cell table:style-name="ce116" table:content-validation-name="val19" office:value-type="string" calcext:value-type="string">
            <text:p>Roll</text:p>
          </table:table-cell>
          <table:table-cell table:style-name="ce118" table:content-validation-name="val20"/>
          <table:table-cell table:style-name="ce120" table:content-validation-name="val21"/>
          <table:table-cell table:style-name="ce122" table:content-validation-name="val22" office:value-type="string" calcext:value-type="string">
            <text:p>§</text:p>
          </table:table-cell>
          <table:table-cell table:style-name="ce124" table:content-validation-name="val23"/>
          <table:table-cell table:style-name="ce135" table:content-validation-name="val1"/>
          <table:table-cell table:style-name="ce144" table:number-columns-repeated="2"/>
          <table:table-cell table:style-name="ce14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187" office:value-type="string" calcext:value-type="string">
            <text:p>Weapon Switch</text:p>
          </table:table-cell>
          <table:table-cell table:style-name="ce81" table:content-validation-name="val6"/>
          <table:table-cell table:style-name="ce86" table:content-validation-name="val7" office:value-type="string" calcext:value-type="string">
            <text:p>§</text:p>
          </table:table-cell>
          <table:table-cell table:style-name="ce88" table:content-validation-name="val8"/>
          <table:table-cell table:style-name="ce91" table:content-validation-name="val9"/>
          <table:table-cell table:style-name="ce94" table:content-validation-name="val10" office:value-type="string" calcext:value-type="string">
            <text:p>§</text:p>
          </table:table-cell>
          <table:table-cell table:style-name="ce96" table:content-validation-name="val11"/>
          <table:table-cell table:style-name="ce99" table:content-validation-name="val12" office:value-type="string" calcext:value-type="string">
            <text:p>Cancels</text:p>
          </table:table-cell>
          <table:table-cell table:style-name="ce101" table:content-validation-name="val13" office:value-type="string" calcext:value-type="string">
            <text:p>Switch animation</text:p>
          </table:table-cell>
          <table:table-cell table:style-name="ce103" table:content-validation-name="val14"/>
          <table:table-cell table:style-name="ce106" table:content-validation-name="val15" office:value-type="string" calcext:value-type="string">
            <text:p>Cancels</text:p>
          </table:table-cell>
          <table:table-cell table:style-name="ce109" table:content-validation-name="val16" office:value-type="string" calcext:value-type="string">
            <text:p>Switch animation</text:p>
          </table:table-cell>
          <table:table-cell table:style-name="ce112" table:content-validation-name="val17"/>
          <table:table-cell table:style-name="ce114" table:content-validation-name="val18" office:value-type="string" calcext:value-type="string">
            <text:p>Cancels</text:p>
          </table:table-cell>
          <table:table-cell table:style-name="ce116" table:content-validation-name="val19" office:value-type="string" calcext:value-type="string">
            <text:p>Switch animation</text:p>
          </table:table-cell>
          <table:table-cell table:style-name="ce118" table:content-validation-name="val20"/>
          <table:table-cell table:style-name="ce120" table:content-validation-name="val21"/>
          <table:table-cell table:style-name="ce122" table:content-validation-name="val22" office:value-type="string" calcext:value-type="string">
            <text:p>§</text:p>
          </table:table-cell>
          <table:table-cell table:style-name="ce124" table:content-validation-name="val23"/>
          <table:table-cell table:style-name="ce135" table:content-validation-name="val1"/>
          <table:table-cell table:style-name="ce144" table:number-columns-repeated="2"/>
          <table:table-cell table:style-name="ce14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187" office:value-type="string" calcext:value-type="string">
            <text:p>Jump (Result 1)</text:p>
          </table:table-cell>
          <table:table-cell table:style-name="ce81" table:content-validation-name="val6"/>
          <table:table-cell table:style-name="ce86" table:content-validation-name="val7" office:value-type="string" calcext:value-type="string">
            <text:p>§</text:p>
          </table:table-cell>
          <table:table-cell table:style-name="ce88" table:content-validation-name="val8"/>
          <table:table-cell table:style-name="ce91" table:content-validation-name="val9"/>
          <table:table-cell table:style-name="ce94" table:content-validation-name="val10" office:value-type="string" calcext:value-type="string">
            <text:p>§</text:p>
          </table:table-cell>
          <table:table-cell table:style-name="ce96" table:content-validation-name="val11"/>
          <table:table-cell table:style-name="ce99" table:content-validation-name="val12" office:value-type="string" calcext:value-type="string">
            <text:p>Cancels</text:p>
          </table:table-cell>
          <table:table-cell table:style-name="ce101" table:content-validation-name="val13" office:value-type="string" calcext:value-type="string">
            <text:p>Jump (Ground)</text:p>
          </table:table-cell>
          <table:table-cell table:style-name="ce103" table:content-validation-name="val14"/>
          <table:table-cell table:style-name="ce106" table:content-validation-name="val15" office:value-type="string" calcext:value-type="string">
            <text:p>Cancels</text:p>
          </table:table-cell>
          <table:table-cell table:style-name="ce109" table:content-validation-name="val16" office:value-type="string" calcext:value-type="string">
            <text:p>Jump (Ground)</text:p>
          </table:table-cell>
          <table:table-cell table:style-name="ce112" table:content-validation-name="val17"/>
          <table:table-cell table:style-name="ce114" table:content-validation-name="val18" office:value-type="string" calcext:value-type="string">
            <text:p>Cancels</text:p>
          </table:table-cell>
          <table:table-cell table:style-name="ce116" table:content-validation-name="val19" office:value-type="string" calcext:value-type="string">
            <text:p>Jump (Ground)</text:p>
          </table:table-cell>
          <table:table-cell table:style-name="ce118" table:content-validation-name="val20"/>
          <table:table-cell table:style-name="ce120" table:content-validation-name="val21"/>
          <table:table-cell table:style-name="ce122" table:content-validation-name="val22" office:value-type="string" calcext:value-type="string">
            <text:p>§</text:p>
          </table:table-cell>
          <table:table-cell table:style-name="ce124" table:content-validation-name="val23"/>
          <table:table-cell table:style-name="ce138" table:content-validation-name="val1" office:value-type="string" calcext:value-type="string">
            <text:p>”Generate variations”.</text:p>
          </table:table-cell>
          <table:table-cell table:style-name="ce144" table:number-columns-repeated="2"/>
          <table:table-cell table:style-name="ce14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187" office:value-type="string" calcext:value-type="string">
            <text:p>Jump (Result 2)</text:p>
          </table:table-cell>
          <table:table-cell table:style-name="ce81" table:content-validation-name="val6"/>
          <table:table-cell table:style-name="ce86" table:content-validation-name="val7" office:value-type="string" calcext:value-type="string">
            <text:p>§</text:p>
          </table:table-cell>
          <table:table-cell table:style-name="ce88" table:content-validation-name="val8"/>
          <table:table-cell table:style-name="ce91" table:content-validation-name="val9"/>
          <table:table-cell table:style-name="ce94" table:content-validation-name="val10" office:value-type="string" calcext:value-type="string">
            <text:p>§</text:p>
          </table:table-cell>
          <table:table-cell table:style-name="ce96" table:content-validation-name="val11"/>
          <table:table-cell table:style-name="ce99" table:content-validation-name="val12" office:value-type="string" calcext:value-type="string">
            <text:p>Cancels</text:p>
          </table:table-cell>
          <table:table-cell table:style-name="ce101" table:content-validation-name="val13" office:value-type="string" calcext:value-type="string">
            <text:p>Idle (Airborne)</text:p>
          </table:table-cell>
          <table:table-cell table:style-name="ce103" table:content-validation-name="val14"/>
          <table:table-cell table:style-name="ce106" table:content-validation-name="val15" office:value-type="string" calcext:value-type="string">
            <text:p>Cancels</text:p>
          </table:table-cell>
          <table:table-cell table:style-name="ce109" table:content-validation-name="val16" office:value-type="string" calcext:value-type="string">
            <text:p>Idle (Airborne)</text:p>
          </table:table-cell>
          <table:table-cell table:style-name="ce112" table:content-validation-name="val17"/>
          <table:table-cell table:style-name="ce114" table:content-validation-name="val18" office:value-type="string" calcext:value-type="string">
            <text:p>Cancels</text:p>
          </table:table-cell>
          <table:table-cell table:style-name="ce116" table:content-validation-name="val19" office:value-type="string" calcext:value-type="string">
            <text:p>Idle (Airborne)</text:p>
          </table:table-cell>
          <table:table-cell table:style-name="ce118" table:content-validation-name="val20"/>
          <table:table-cell table:style-name="ce120" table:content-validation-name="val21"/>
          <table:table-cell table:style-name="ce122" table:content-validation-name="val22" office:value-type="string" calcext:value-type="string">
            <text:p>§</text:p>
          </table:table-cell>
          <table:table-cell table:style-name="ce124" table:content-validation-name="val23"/>
          <table:table-cell table:style-name="ce135" table:content-validation-name="val1"/>
          <table:table-cell table:style-name="ce144" table:number-columns-repeated="2"/>
          <table:table-cell table:style-name="ce14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187" office:value-type="string" calcext:value-type="string">
            <text:p>Melee (S)</text:p>
          </table:table-cell>
          <table:table-cell table:style-name="ce81" table:content-validation-name="val6"/>
          <table:table-cell table:style-name="ce86" table:content-validation-name="val7" office:value-type="string" calcext:value-type="string">
            <text:p>§</text:p>
          </table:table-cell>
          <table:table-cell table:style-name="ce88" table:content-validation-name="val8"/>
          <table:table-cell table:style-name="ce91" table:content-validation-name="val9"/>
          <table:table-cell table:style-name="ce94" table:content-validation-name="val10" office:value-type="string" calcext:value-type="string">
            <text:p>§</text:p>
          </table:table-cell>
          <table:table-cell table:style-name="ce96" table:content-validation-name="val11"/>
          <table:table-cell table:style-name="ce99" table:content-validation-name="val12" office:value-type="string" calcext:value-type="string">
            <text:p>Buffers</text:p>
          </table:table-cell>
          <table:table-cell table:style-name="ce101" table:content-validation-name="val13" office:value-type="string" calcext:value-type="string">
            <text:p>Attack s2</text:p>
          </table:table-cell>
          <table:table-cell table:style-name="ce103" table:content-validation-name="val14"/>
          <table:table-cell table:style-name="ce106" table:content-validation-name="val15" office:value-type="string" calcext:value-type="string">
            <text:p>Buffers</text:p>
          </table:table-cell>
          <table:table-cell table:style-name="ce109" table:content-validation-name="val16" office:value-type="string" calcext:value-type="string">
            <text:p>Attack s2</text:p>
          </table:table-cell>
          <table:table-cell table:style-name="ce112" table:content-validation-name="val17"/>
          <table:table-cell table:style-name="ce114" table:content-validation-name="val18" office:value-type="string" calcext:value-type="string">
            <text:p>Buffers</text:p>
          </table:table-cell>
          <table:table-cell table:style-name="ce116" table:content-validation-name="val19" office:value-type="string" calcext:value-type="string">
            <text:p>Attack s2</text:p>
          </table:table-cell>
          <table:table-cell table:style-name="ce118" table:content-validation-name="val20"/>
          <table:table-cell table:style-name="ce120" table:content-validation-name="val21"/>
          <table:table-cell table:style-name="ce122" table:content-validation-name="val22" office:value-type="string" calcext:value-type="string">
            <text:p>§</text:p>
          </table:table-cell>
          <table:table-cell table:style-name="ce124" table:content-validation-name="val23"/>
          <table:table-cell table:style-name="ce136" table:content-validation-name="val1" office:value-type="string" calcext:value-type="string">
            <text:p>1. a single animation is selected.</text:p>
          </table:table-cell>
          <table:table-cell table:style-name="ce144" table:number-columns-repeated="2"/>
          <table:table-cell table:style-name="ce14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187" office:value-type="string" calcext:value-type="string">
            <text:p>Melee (S) (Long)</text:p>
          </table:table-cell>
          <table:table-cell table:style-name="ce81" table:content-validation-name="val6"/>
          <table:table-cell table:style-name="ce86" table:content-validation-name="val7" office:value-type="string" calcext:value-type="string">
            <text:p>§</text:p>
          </table:table-cell>
          <table:table-cell table:style-name="ce88" table:content-validation-name="val8"/>
          <table:table-cell table:style-name="ce91" table:content-validation-name="val9"/>
          <table:table-cell table:style-name="ce94" table:content-validation-name="val10" office:value-type="string" calcext:value-type="string">
            <text:p>§</text:p>
          </table:table-cell>
          <table:table-cell table:style-name="ce96" table:content-validation-name="val11"/>
          <table:table-cell table:style-name="ce99" table:content-validation-name="val12" office:value-type="string" calcext:value-type="string">
            <text:p>Buffers</text:p>
          </table:table-cell>
          <table:table-cell table:style-name="ce101" table:content-validation-name="val13" office:value-type="string" calcext:value-type="string">
            <text:p>Attack s2</text:p>
          </table:table-cell>
          <table:table-cell table:style-name="ce103" table:content-validation-name="val14"/>
          <table:table-cell table:style-name="ce106" table:content-validation-name="val15" office:value-type="string" calcext:value-type="string">
            <text:p>Buffers</text:p>
          </table:table-cell>
          <table:table-cell table:style-name="ce109" table:content-validation-name="val16" office:value-type="string" calcext:value-type="string">
            <text:p>Attack s2</text:p>
          </table:table-cell>
          <table:table-cell table:style-name="ce112" table:content-validation-name="val17"/>
          <table:table-cell table:style-name="ce114" table:content-validation-name="val18" office:value-type="string" calcext:value-type="string">
            <text:p>Buffers</text:p>
          </table:table-cell>
          <table:table-cell table:style-name="ce116" table:content-validation-name="val19" office:value-type="string" calcext:value-type="string">
            <text:p>Attack s2</text:p>
          </table:table-cell>
          <table:table-cell table:style-name="ce118" table:content-validation-name="val20"/>
          <table:table-cell table:style-name="ce120" table:content-validation-name="val21"/>
          <table:table-cell table:style-name="ce122" table:content-validation-name="val22" office:value-type="string" calcext:value-type="string">
            <text:p>§</text:p>
          </table:table-cell>
          <table:table-cell table:style-name="ce124" table:content-validation-name="val23"/>
          <table:table-cell table:style-name="ce136" table:content-validation-name="val1" office:value-type="string" calcext:value-type="string">
            <text:p>2. code figures out how many times the animation has to be printed out, cross-referencing from the rules of Master Action List.</text:p>
          </table:table-cell>
          <table:table-cell table:style-name="ce144" table:number-columns-repeated="2"/>
          <table:table-cell table:style-name="ce14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187" office:value-type="string" calcext:value-type="string">
            <text:p>Melee (T)</text:p>
          </table:table-cell>
          <table:table-cell table:style-name="ce81" table:content-validation-name="val6"/>
          <table:table-cell table:style-name="ce86" table:content-validation-name="val7" office:value-type="string" calcext:value-type="string">
            <text:p>§</text:p>
          </table:table-cell>
          <table:table-cell table:style-name="ce88" table:content-validation-name="val8"/>
          <table:table-cell table:style-name="ce91" table:content-validation-name="val9"/>
          <table:table-cell table:style-name="ce94" table:content-validation-name="val10" office:value-type="string" calcext:value-type="string">
            <text:p>§</text:p>
          </table:table-cell>
          <table:table-cell table:style-name="ce96" table:content-validation-name="val11"/>
          <table:table-cell table:style-name="ce99" table:content-validation-name="val12" office:value-type="string" calcext:value-type="string">
            <text:p>Buffers</text:p>
          </table:table-cell>
          <table:table-cell table:style-name="ce101" table:content-validation-name="val13" office:value-type="string" calcext:value-type="string">
            <text:p>Attack t1</text:p>
          </table:table-cell>
          <table:table-cell table:style-name="ce103" table:content-validation-name="val14"/>
          <table:table-cell table:style-name="ce106" table:content-validation-name="val15" office:value-type="string" calcext:value-type="string">
            <text:p>Buffers</text:p>
          </table:table-cell>
          <table:table-cell table:style-name="ce109" table:content-validation-name="val16" office:value-type="string" calcext:value-type="string">
            <text:p>Attack t1</text:p>
          </table:table-cell>
          <table:table-cell table:style-name="ce112" table:content-validation-name="val17"/>
          <table:table-cell table:style-name="ce114" table:content-validation-name="val18" office:value-type="string" calcext:value-type="string">
            <text:p>Buffers</text:p>
          </table:table-cell>
          <table:table-cell table:style-name="ce116" table:content-validation-name="val19" office:value-type="string" calcext:value-type="string">
            <text:p>Attack t1</text:p>
          </table:table-cell>
          <table:table-cell table:style-name="ce118" table:content-validation-name="val20"/>
          <table:table-cell table:style-name="ce120" table:content-validation-name="val21"/>
          <table:table-cell table:style-name="ce122" table:content-validation-name="val22" office:value-type="string" calcext:value-type="string">
            <text:p>§</text:p>
          </table:table-cell>
          <table:table-cell table:style-name="ce124" table:content-validation-name="val23"/>
          <table:table-cell table:style-name="ce136" table:content-validation-name="val1" office:value-type="string" calcext:value-type="string">
            <text:p>3. check if rows have to be added in a non-destructive way (i.e. if the animation already has existing variations and it just needs an update OR if they are generated from new)</text:p>
          </table:table-cell>
          <table:table-cell table:style-name="ce144" table:number-columns-repeated="2"/>
          <table:table-cell table:style-name="ce14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187" office:value-type="string" calcext:value-type="string">
            <text:p>Melee (T) (Long)</text:p>
          </table:table-cell>
          <table:table-cell table:style-name="ce81" table:content-validation-name="val6"/>
          <table:table-cell table:style-name="ce86" table:content-validation-name="val7" office:value-type="string" calcext:value-type="string">
            <text:p>§</text:p>
          </table:table-cell>
          <table:table-cell table:style-name="ce88" table:content-validation-name="val8"/>
          <table:table-cell table:style-name="ce91" table:content-validation-name="val9"/>
          <table:table-cell table:style-name="ce94" table:content-validation-name="val10" office:value-type="string" calcext:value-type="string">
            <text:p>§</text:p>
          </table:table-cell>
          <table:table-cell table:style-name="ce96" table:content-validation-name="val11"/>
          <table:table-cell table:style-name="ce99" table:content-validation-name="val12" office:value-type="string" calcext:value-type="string">
            <text:p>Buffers</text:p>
          </table:table-cell>
          <table:table-cell table:style-name="ce101" table:content-validation-name="val13" office:value-type="string" calcext:value-type="string">
            <text:p>Attack t1</text:p>
          </table:table-cell>
          <table:table-cell table:style-name="ce103" table:content-validation-name="val14"/>
          <table:table-cell table:style-name="ce106" table:content-validation-name="val15" office:value-type="string" calcext:value-type="string">
            <text:p>Buffers</text:p>
          </table:table-cell>
          <table:table-cell table:style-name="ce109" table:content-validation-name="val16" office:value-type="string" calcext:value-type="string">
            <text:p>Attack t1</text:p>
          </table:table-cell>
          <table:table-cell table:style-name="ce112" table:content-validation-name="val17"/>
          <table:table-cell table:style-name="ce114" table:content-validation-name="val18" office:value-type="string" calcext:value-type="string">
            <text:p>Buffers</text:p>
          </table:table-cell>
          <table:table-cell table:style-name="ce116" table:content-validation-name="val19" office:value-type="string" calcext:value-type="string">
            <text:p>Attack t1</text:p>
          </table:table-cell>
          <table:table-cell table:style-name="ce118" table:content-validation-name="val20"/>
          <table:table-cell table:style-name="ce120" table:content-validation-name="val21"/>
          <table:table-cell table:style-name="ce122" table:content-validation-name="val22" office:value-type="string" calcext:value-type="string">
            <text:p>§</text:p>
          </table:table-cell>
          <table:table-cell table:style-name="ce124" table:content-validation-name="val23"/>
          <table:table-cell table:style-name="ce136" table:content-validation-name="val1" office:value-type="string" calcext:value-type="string">
            <text:p>4. generate rows according to the rules of Modifier List.</text:p>
          </table:table-cell>
          <table:table-cell table:style-name="ce144" table:number-columns-repeated="2"/>
          <table:table-cell table:style-name="ce14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187" office:value-type="string" calcext:value-type="string">
            <text:p>Grab</text:p>
          </table:table-cell>
          <table:table-cell table:style-name="ce81" table:content-validation-name="val6"/>
          <table:table-cell table:style-name="ce86" table:content-validation-name="val7" office:value-type="string" calcext:value-type="string">
            <text:p>§</text:p>
          </table:table-cell>
          <table:table-cell table:style-name="ce88" table:content-validation-name="val8"/>
          <table:table-cell table:style-name="ce91" table:content-validation-name="val9"/>
          <table:table-cell table:style-name="ce94" table:content-validation-name="val10" office:value-type="string" calcext:value-type="string">
            <text:p>§</text:p>
          </table:table-cell>
          <table:table-cell table:style-name="ce96" table:content-validation-name="val11"/>
          <table:table-cell table:style-name="ce99" table:content-validation-name="val12" office:value-type="string" calcext:value-type="string">
            <text:p>Cancels</text:p>
          </table:table-cell>
          <table:table-cell table:style-name="ce101" table:content-validation-name="val13" office:value-type="string" calcext:value-type="string">
            <text:p>Grab</text:p>
          </table:table-cell>
          <table:table-cell table:style-name="ce103" table:content-validation-name="val14"/>
          <table:table-cell table:style-name="ce106" table:content-validation-name="val15" office:value-type="string" calcext:value-type="string">
            <text:p>Cancels</text:p>
          </table:table-cell>
          <table:table-cell table:style-name="ce109" table:content-validation-name="val16" office:value-type="string" calcext:value-type="string">
            <text:p>Grab</text:p>
          </table:table-cell>
          <table:table-cell table:style-name="ce112" table:content-validation-name="val17"/>
          <table:table-cell table:style-name="ce114" table:content-validation-name="val18" office:value-type="string" calcext:value-type="string">
            <text:p>Cancels</text:p>
          </table:table-cell>
          <table:table-cell table:style-name="ce116" table:content-validation-name="val19" office:value-type="string" calcext:value-type="string">
            <text:p>Grab</text:p>
          </table:table-cell>
          <table:table-cell table:style-name="ce118" table:content-validation-name="val20"/>
          <table:table-cell table:style-name="ce120" table:content-validation-name="val21"/>
          <table:table-cell table:style-name="ce122" table:content-validation-name="val22" office:value-type="string" calcext:value-type="string">
            <text:p>§</text:p>
          </table:table-cell>
          <table:table-cell table:style-name="ce124" table:content-validation-name="val23"/>
          <table:table-cell table:style-name="ce135" table:content-validation-name="val1"/>
          <table:table-cell table:style-name="ce144" table:number-columns-repeated="2"/>
          <table:table-cell table:style-name="ce14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187" office:value-type="string" calcext:value-type="string">
            <text:p>Block</text:p>
          </table:table-cell>
          <table:table-cell table:style-name="ce81" table:content-validation-name="val6"/>
          <table:table-cell table:style-name="ce86" table:content-validation-name="val7" office:value-type="string" calcext:value-type="string">
            <text:p>§</text:p>
          </table:table-cell>
          <table:table-cell table:style-name="ce88" table:content-validation-name="val8"/>
          <table:table-cell table:style-name="ce91" table:content-validation-name="val9"/>
          <table:table-cell table:style-name="ce94" table:content-validation-name="val10" office:value-type="string" calcext:value-type="string">
            <text:p>§</text:p>
          </table:table-cell>
          <table:table-cell table:style-name="ce96" table:content-validation-name="val11"/>
          <table:table-cell table:style-name="ce99" table:content-validation-name="val12" office:value-type="string" calcext:value-type="string">
            <text:p>Cancels</text:p>
          </table:table-cell>
          <table:table-cell table:style-name="ce101" table:content-validation-name="val13" office:value-type="string" calcext:value-type="string">
            <text:p>Block</text:p>
          </table:table-cell>
          <table:table-cell table:style-name="ce103" table:content-validation-name="val14"/>
          <table:table-cell table:style-name="ce106" table:content-validation-name="val15" office:value-type="string" calcext:value-type="string">
            <text:p>Cancels</text:p>
          </table:table-cell>
          <table:table-cell table:style-name="ce109" table:content-validation-name="val16" office:value-type="string" calcext:value-type="string">
            <text:p>Block</text:p>
          </table:table-cell>
          <table:table-cell table:style-name="ce112" table:content-validation-name="val17"/>
          <table:table-cell table:style-name="ce114" table:content-validation-name="val18" office:value-type="string" calcext:value-type="string">
            <text:p>Cancels</text:p>
          </table:table-cell>
          <table:table-cell table:style-name="ce116" table:content-validation-name="val19" office:value-type="string" calcext:value-type="string">
            <text:p>Block</text:p>
          </table:table-cell>
          <table:table-cell table:style-name="ce118" table:content-validation-name="val20"/>
          <table:table-cell table:style-name="ce120" table:content-validation-name="val21"/>
          <table:table-cell table:style-name="ce122" table:content-validation-name="val22" office:value-type="string" calcext:value-type="string">
            <text:p>§</text:p>
          </table:table-cell>
          <table:table-cell table:style-name="ce124" table:content-validation-name="val23"/>
          <table:table-cell table:style-name="ce135" table:content-validation-name="val1"/>
          <table:table-cell table:style-name="ce144" table:number-columns-repeated="2"/>
          <table:table-cell table:style-name="ce14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187" office:value-type="string" calcext:value-type="string">
            <text:p>Magic</text:p>
          </table:table-cell>
          <table:table-cell table:style-name="ce81" table:content-validation-name="val6"/>
          <table:table-cell table:style-name="ce86" table:content-validation-name="val7" office:value-type="string" calcext:value-type="string">
            <text:p>§</text:p>
          </table:table-cell>
          <table:table-cell table:style-name="ce88" table:content-validation-name="val8"/>
          <table:table-cell table:style-name="ce91" table:content-validation-name="val9"/>
          <table:table-cell table:style-name="ce94" table:content-validation-name="val10" office:value-type="string" calcext:value-type="string">
            <text:p>§</text:p>
          </table:table-cell>
          <table:table-cell table:style-name="ce96" table:content-validation-name="val11"/>
          <table:table-cell table:style-name="ce99" table:content-validation-name="val12" office:value-type="string" calcext:value-type="string">
            <text:p>Cancels</text:p>
          </table:table-cell>
          <table:table-cell table:style-name="ce101" table:content-validation-name="val13" office:value-type="string" calcext:value-type="string">
            <text:p>Magic</text:p>
          </table:table-cell>
          <table:table-cell table:style-name="ce103" table:content-validation-name="val14"/>
          <table:table-cell table:style-name="ce106" table:content-validation-name="val15" office:value-type="string" calcext:value-type="string">
            <text:p>Cancels</text:p>
          </table:table-cell>
          <table:table-cell table:style-name="ce109" table:content-validation-name="val16" office:value-type="string" calcext:value-type="string">
            <text:p>Magic</text:p>
          </table:table-cell>
          <table:table-cell table:style-name="ce112" table:content-validation-name="val17"/>
          <table:table-cell table:style-name="ce114" table:content-validation-name="val18" office:value-type="string" calcext:value-type="string">
            <text:p>Cancels</text:p>
          </table:table-cell>
          <table:table-cell table:style-name="ce116" table:content-validation-name="val19" office:value-type="string" calcext:value-type="string">
            <text:p>Magic</text:p>
          </table:table-cell>
          <table:table-cell table:style-name="ce118" table:content-validation-name="val20"/>
          <table:table-cell table:style-name="ce120" table:content-validation-name="val21"/>
          <table:table-cell table:style-name="ce122" table:content-validation-name="val22" office:value-type="string" calcext:value-type="string">
            <text:p>§</text:p>
          </table:table-cell>
          <table:table-cell table:style-name="ce124" table:content-validation-name="val23"/>
          <table:table-cell table:style-name="ce138" table:content-validation-name="val1" office:value-type="string" calcext:value-type="string">
            <text:p>”Add conditional formatting”</text:p>
          </table:table-cell>
          <table:table-cell table:style-name="ce144" table:number-columns-repeated="2"/>
          <table:table-cell table:style-name="ce14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187" office:value-type="string" calcext:value-type="string">
            <text:p>Rage</text:p>
          </table:table-cell>
          <table:table-cell table:style-name="ce81" table:content-validation-name="val6"/>
          <table:table-cell table:style-name="ce86" table:content-validation-name="val7" office:value-type="string" calcext:value-type="string">
            <text:p>§</text:p>
          </table:table-cell>
          <table:table-cell table:style-name="ce88" table:content-validation-name="val8"/>
          <table:table-cell table:style-name="ce91" table:content-validation-name="val9"/>
          <table:table-cell table:style-name="ce94" table:content-validation-name="val10" office:value-type="string" calcext:value-type="string">
            <text:p>§</text:p>
          </table:table-cell>
          <table:table-cell table:style-name="ce96" table:content-validation-name="val11"/>
          <table:table-cell table:style-name="ce99" table:content-validation-name="val12" office:value-type="string" calcext:value-type="string">
            <text:p>Cancels</text:p>
          </table:table-cell>
          <table:table-cell table:style-name="ce101" table:content-validation-name="val13" office:value-type="string" calcext:value-type="string">
            <text:p>Rage</text:p>
          </table:table-cell>
          <table:table-cell table:style-name="ce103" table:content-validation-name="val14"/>
          <table:table-cell table:style-name="ce106" table:content-validation-name="val15" office:value-type="string" calcext:value-type="string">
            <text:p>No effect</text:p>
          </table:table-cell>
          <table:table-cell table:style-name="ce109" table:content-validation-name="val16"/>
          <table:table-cell table:style-name="ce112" table:content-validation-name="val17"/>
          <table:table-cell table:style-name="ce114" table:content-validation-name="val18" office:value-type="string" calcext:value-type="string">
            <text:p>No effect</text:p>
          </table:table-cell>
          <table:table-cell table:style-name="ce116" table:content-validation-name="val19"/>
          <table:table-cell table:style-name="ce118" table:content-validation-name="val20"/>
          <table:table-cell table:style-name="ce120" table:content-validation-name="val21"/>
          <table:table-cell table:style-name="ce122" table:content-validation-name="val22" office:value-type="string" calcext:value-type="string">
            <text:p>§</text:p>
          </table:table-cell>
          <table:table-cell table:style-name="ce124" table:content-validation-name="val23"/>
          <table:table-cell table:style-name="ce135" table:content-validation-name="val1"/>
          <table:table-cell table:style-name="ce144" table:number-columns-repeated="2"/>
          <table:table-cell table:style-name="ce14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187" office:value-type="string" calcext:value-type="string">
            <text:p>Pause</text:p>
          </table:table-cell>
          <table:table-cell table:style-name="ce81" table:content-validation-name="val6"/>
          <table:table-cell table:style-name="ce86" table:content-validation-name="val7" office:value-type="string" calcext:value-type="string">
            <text:p>§</text:p>
          </table:table-cell>
          <table:table-cell table:style-name="ce88" table:content-validation-name="val8"/>
          <table:table-cell table:style-name="ce91" table:content-validation-name="val9"/>
          <table:table-cell table:style-name="ce94" table:content-validation-name="val10" office:value-type="string" calcext:value-type="string">
            <text:p>§</text:p>
          </table:table-cell>
          <table:table-cell table:style-name="ce96" table:content-validation-name="val11"/>
          <table:table-cell table:style-name="ce99" table:content-validation-name="val12" office:value-type="string" calcext:value-type="string">
            <text:p>Mutual</text:p>
          </table:table-cell>
          <table:table-cell table:style-name="ce101" table:content-validation-name="val13"/>
          <table:table-cell table:style-name="ce103" table:content-validation-name="val14"/>
          <table:table-cell table:style-name="ce106" table:content-validation-name="val15" office:value-type="string" calcext:value-type="string">
            <text:p>Mutual</text:p>
          </table:table-cell>
          <table:table-cell table:style-name="ce109" table:content-validation-name="val16"/>
          <table:table-cell table:style-name="ce112" table:content-validation-name="val17"/>
          <table:table-cell table:style-name="ce114" table:content-validation-name="val18" office:value-type="string" calcext:value-type="string">
            <text:p>Mutual</text:p>
          </table:table-cell>
          <table:table-cell table:style-name="ce116" table:content-validation-name="val19"/>
          <table:table-cell table:style-name="ce118" table:content-validation-name="val20"/>
          <table:table-cell table:style-name="ce120" table:content-validation-name="val21"/>
          <table:table-cell table:style-name="ce122" table:content-validation-name="val22" office:value-type="string" calcext:value-type="string">
            <text:p>§</text:p>
          </table:table-cell>
          <table:table-cell table:style-name="ce124" table:content-validation-name="val23"/>
          <table:table-cell table:style-name="ce136" table:content-validation-name="val1" office:value-type="string" calcext:value-type="string">
            <text:p>1. delete existing rules for conditional formatting.</text:p>
          </table:table-cell>
          <table:table-cell table:style-name="ce144" table:number-columns-repeated="2"/>
          <table:table-cell table:style-name="ce14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75" office:value-type="string" calcext:value-type="string">
            <text:p>Retry</text:p>
          </table:table-cell>
          <table:table-cell table:style-name="ce81" table:content-validation-name="val6"/>
          <table:table-cell table:style-name="ce86" table:content-validation-name="val7" office:value-type="string" calcext:value-type="string">
            <text:p>§</text:p>
          </table:table-cell>
          <table:table-cell table:style-name="ce88" table:content-validation-name="val8"/>
          <table:table-cell table:style-name="ce91" table:content-validation-name="val9"/>
          <table:table-cell table:style-name="ce94" table:content-validation-name="val10" office:value-type="string" calcext:value-type="string">
            <text:p>§</text:p>
          </table:table-cell>
          <table:table-cell table:style-name="ce96" table:content-validation-name="val11"/>
          <table:table-cell table:style-name="ce99" table:content-validation-name="val12" office:value-type="string" calcext:value-type="string">
            <text:p>Cancels</text:p>
          </table:table-cell>
          <table:table-cell table:style-name="ce101" table:content-validation-name="val13"/>
          <table:table-cell table:style-name="ce103" table:content-validation-name="val14"/>
          <table:table-cell table:style-name="ce106" table:content-validation-name="val15" office:value-type="string" calcext:value-type="string">
            <text:p>Cancels</text:p>
          </table:table-cell>
          <table:table-cell table:style-name="ce109" table:content-validation-name="val16"/>
          <table:table-cell table:style-name="ce112" table:content-validation-name="val17"/>
          <table:table-cell table:style-name="ce114" table:content-validation-name="val18" office:value-type="string" calcext:value-type="string">
            <text:p>Cancels</text:p>
          </table:table-cell>
          <table:table-cell table:style-name="ce116" table:content-validation-name="val19"/>
          <table:table-cell table:style-name="ce118" table:content-validation-name="val20"/>
          <table:table-cell table:style-name="ce120" table:content-validation-name="val21"/>
          <table:table-cell table:style-name="ce122" table:content-validation-name="val22" office:value-type="string" calcext:value-type="string">
            <text:p>§</text:p>
          </table:table-cell>
          <table:table-cell table:style-name="ce124" table:content-validation-name="val23"/>
          <table:table-cell table:style-name="ce136" table:content-validation-name="val1" office:value-type="string" calcext:value-type="string">
            <text:p>2. find new rules for conditional formatting from Reactions sheet.</text:p>
          </table:table-cell>
          <table:table-cell table:style-name="ce144" table:number-columns-repeated="2"/>
          <table:table-cell table:style-name="ce14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75" office:value-type="string" calcext:value-type="string">
            <text:p>Upgrade Blades</text:p>
          </table:table-cell>
          <table:table-cell table:style-name="ce81" table:content-validation-name="val6"/>
          <table:table-cell table:style-name="ce86" table:content-validation-name="val7" office:value-type="string" calcext:value-type="string">
            <text:p>§</text:p>
          </table:table-cell>
          <table:table-cell table:style-name="ce88" table:content-validation-name="val8"/>
          <table:table-cell table:style-name="ce91" table:content-validation-name="val9"/>
          <table:table-cell table:style-name="ce94" table:content-validation-name="val10" office:value-type="string" calcext:value-type="string">
            <text:p>§</text:p>
          </table:table-cell>
          <table:table-cell table:style-name="ce96" table:content-validation-name="val11"/>
          <table:table-cell table:style-name="ce99" table:content-validation-name="val12"/>
          <table:table-cell table:style-name="ce101" table:content-validation-name="val13"/>
          <table:table-cell table:style-name="ce103" table:content-validation-name="val14"/>
          <table:table-cell table:style-name="ce106" table:content-validation-name="val15"/>
          <table:table-cell table:style-name="ce109" table:content-validation-name="val16"/>
          <table:table-cell table:style-name="ce112" table:content-validation-name="val17"/>
          <table:table-cell table:style-name="ce114" table:content-validation-name="val18"/>
          <table:table-cell table:style-name="ce116" table:content-validation-name="val19"/>
          <table:table-cell table:style-name="ce118" table:content-validation-name="val20"/>
          <table:table-cell table:style-name="ce120" table:content-validation-name="val21"/>
          <table:table-cell table:style-name="ce122" table:content-validation-name="val22" office:value-type="string" calcext:value-type="string">
            <text:p>§</text:p>
          </table:table-cell>
          <table:table-cell table:style-name="ce124" table:content-validation-name="val23"/>
          <table:table-cell table:style-name="ce139" table:content-validation-name="val1" office:value-type="string" calcext:value-type="string">
            <text:p>3. apply new rules for conditional formatting.</text:p>
          </table:table-cell>
          <table:table-cell table:style-name="ce144" table:number-columns-repeated="2"/>
          <table:table-cell table:style-name="ce14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75" office:value-type="string" calcext:value-type="string">
            <text:p>Upgrade Head</text:p>
          </table:table-cell>
          <table:table-cell table:style-name="ce81" table:content-validation-name="val6"/>
          <table:table-cell table:style-name="ce86" table:content-validation-name="val7" office:value-type="string" calcext:value-type="string">
            <text:p>§</text:p>
          </table:table-cell>
          <table:table-cell table:style-name="ce88" table:content-validation-name="val8"/>
          <table:table-cell table:style-name="ce91" table:content-validation-name="val9"/>
          <table:table-cell table:style-name="ce94" table:content-validation-name="val10" office:value-type="string" calcext:value-type="string">
            <text:p>§</text:p>
          </table:table-cell>
          <table:table-cell table:style-name="ce96" table:content-validation-name="val11"/>
          <table:table-cell table:style-name="ce99" table:content-validation-name="val12"/>
          <table:table-cell table:style-name="ce101" table:content-validation-name="val13"/>
          <table:table-cell table:style-name="ce103" table:content-validation-name="val14"/>
          <table:table-cell table:style-name="ce106" table:content-validation-name="val15"/>
          <table:table-cell table:style-name="ce109" table:content-validation-name="val16"/>
          <table:table-cell table:style-name="ce112" table:content-validation-name="val17"/>
          <table:table-cell table:style-name="ce114" table:content-validation-name="val18"/>
          <table:table-cell table:style-name="ce116" table:content-validation-name="val19"/>
          <table:table-cell table:style-name="ce118" table:content-validation-name="val20"/>
          <table:table-cell table:style-name="ce120" table:content-validation-name="val21"/>
          <table:table-cell table:style-name="ce122" table:content-validation-name="val22" office:value-type="string" calcext:value-type="string">
            <text:p>§</text:p>
          </table:table-cell>
          <table:table-cell table:style-name="ce124" table:content-validation-name="val23"/>
          <table:table-cell table:style-name="ce140" table:content-validation-name="val1"/>
          <table:table-cell table:style-name="ce144" table:number-columns-repeated="2"/>
          <table:table-cell table:style-name="ce14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75" office:value-type="string" calcext:value-type="string">
            <text:p>Fall</text:p>
          </table:table-cell>
          <table:table-cell table:style-name="ce81" table:content-validation-name="val6"/>
          <table:table-cell table:style-name="ce86" table:content-validation-name="val7" office:value-type="string" calcext:value-type="string">
            <text:p>§</text:p>
          </table:table-cell>
          <table:table-cell table:style-name="ce88" table:content-validation-name="val8"/>
          <table:table-cell table:style-name="ce91" table:content-validation-name="val9"/>
          <table:table-cell table:style-name="ce94" table:content-validation-name="val10" office:value-type="string" calcext:value-type="string">
            <text:p>§</text:p>
          </table:table-cell>
          <table:table-cell table:style-name="ce96" table:content-validation-name="val11"/>
          <table:table-cell table:style-name="ce99" table:content-validation-name="val12"/>
          <table:table-cell table:style-name="ce101" table:content-validation-name="val13"/>
          <table:table-cell table:style-name="ce103" table:content-validation-name="val14"/>
          <table:table-cell table:style-name="ce106" table:content-validation-name="val15"/>
          <table:table-cell table:style-name="ce109" table:content-validation-name="val16"/>
          <table:table-cell table:style-name="ce112" table:content-validation-name="val17"/>
          <table:table-cell table:style-name="ce114" table:content-validation-name="val18"/>
          <table:table-cell table:style-name="ce116" table:content-validation-name="val19"/>
          <table:table-cell table:style-name="ce118" table:content-validation-name="val20"/>
          <table:table-cell table:style-name="ce120" table:content-validation-name="val21"/>
          <table:table-cell table:style-name="ce122" table:content-validation-name="val22" office:value-type="string" calcext:value-type="string">
            <text:p>§</text:p>
          </table:table-cell>
          <table:table-cell table:style-name="ce124" table:content-validation-name="val23"/>
          <table:table-cell table:style-name="ce140" table:content-validation-name="val1"/>
          <table:table-cell table:style-name="ce144" table:number-columns-repeated="2"/>
          <table:table-cell table:style-name="ce14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75" office:value-type="string" calcext:value-type="string">
            <text:p>Landing</text:p>
          </table:table-cell>
          <table:table-cell table:style-name="ce81" table:content-validation-name="val6"/>
          <table:table-cell table:style-name="ce86" table:content-validation-name="val7" office:value-type="string" calcext:value-type="string">
            <text:p>§</text:p>
          </table:table-cell>
          <table:table-cell table:style-name="ce88" table:content-validation-name="val8"/>
          <table:table-cell table:style-name="ce91" table:content-validation-name="val9"/>
          <table:table-cell table:style-name="ce94" table:content-validation-name="val10" office:value-type="string" calcext:value-type="string">
            <text:p>§</text:p>
          </table:table-cell>
          <table:table-cell table:style-name="ce96" table:content-validation-name="val11"/>
          <table:table-cell table:style-name="ce99" table:content-validation-name="val12"/>
          <table:table-cell table:style-name="ce101" table:content-validation-name="val13"/>
          <table:table-cell table:style-name="ce103" table:content-validation-name="val14"/>
          <table:table-cell table:style-name="ce106" table:content-validation-name="val15"/>
          <table:table-cell table:style-name="ce109" table:content-validation-name="val16"/>
          <table:table-cell table:style-name="ce112" table:content-validation-name="val17"/>
          <table:table-cell table:style-name="ce114" table:content-validation-name="val18"/>
          <table:table-cell table:style-name="ce116" table:content-validation-name="val19"/>
          <table:table-cell table:style-name="ce118" table:content-validation-name="val20"/>
          <table:table-cell table:style-name="ce120" table:content-validation-name="val21"/>
          <table:table-cell table:style-name="ce122" table:content-validation-name="val22" office:value-type="string" calcext:value-type="string">
            <text:p>§</text:p>
          </table:table-cell>
          <table:table-cell table:style-name="ce124" table:content-validation-name="val23"/>
          <table:table-cell table:style-name="ce141" table:content-validation-name="val1" office:value-type="string" calcext:value-type="string">
            <text:p>”Generate both inputs + variations for an animation”</text:p>
          </table:table-cell>
          <table:table-cell table:style-name="ce144" table:number-columns-repeated="2"/>
          <table:table-cell table:style-name="ce14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75" office:value-type="string" calcext:value-type="string">
            <text:p>Hang From Ledge</text:p>
          </table:table-cell>
          <table:table-cell table:style-name="ce81" table:content-validation-name="val6"/>
          <table:table-cell table:style-name="ce86" table:content-validation-name="val7" office:value-type="string" calcext:value-type="string">
            <text:p>§</text:p>
          </table:table-cell>
          <table:table-cell table:style-name="ce88" table:content-validation-name="val8"/>
          <table:table-cell table:style-name="ce91" table:content-validation-name="val9"/>
          <table:table-cell table:style-name="ce94" table:content-validation-name="val10" office:value-type="string" calcext:value-type="string">
            <text:p>§</text:p>
          </table:table-cell>
          <table:table-cell table:style-name="ce96" table:content-validation-name="val11"/>
          <table:table-cell table:style-name="ce99" table:content-validation-name="val12"/>
          <table:table-cell table:style-name="ce101" table:content-validation-name="val13"/>
          <table:table-cell table:style-name="ce103" table:content-validation-name="val14"/>
          <table:table-cell table:style-name="ce106" table:content-validation-name="val15"/>
          <table:table-cell table:style-name="ce109" table:content-validation-name="val16"/>
          <table:table-cell table:style-name="ce112" table:content-validation-name="val17"/>
          <table:table-cell table:style-name="ce114" table:content-validation-name="val18"/>
          <table:table-cell table:style-name="ce116" table:content-validation-name="val19"/>
          <table:table-cell table:style-name="ce118" table:content-validation-name="val20"/>
          <table:table-cell table:style-name="ce120" table:content-validation-name="val21"/>
          <table:table-cell table:style-name="ce122" table:content-validation-name="val22" office:value-type="string" calcext:value-type="string">
            <text:p>§</text:p>
          </table:table-cell>
          <table:table-cell table:style-name="ce124" table:content-validation-name="val23"/>
          <table:table-cell table:style-name="ce140" table:content-validation-name="val1"/>
          <table:table-cell table:style-name="ce144" table:number-columns-repeated="2"/>
          <table:table-cell table:style-name="ce14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75" office:value-type="string" calcext:value-type="string">
            <text:p>Water</text:p>
          </table:table-cell>
          <table:table-cell table:style-name="ce81" table:content-validation-name="val6"/>
          <table:table-cell table:style-name="ce86" table:content-validation-name="val7" office:value-type="string" calcext:value-type="string">
            <text:p>§</text:p>
          </table:table-cell>
          <table:table-cell table:style-name="ce88" table:content-validation-name="val8"/>
          <table:table-cell table:style-name="ce91" table:content-validation-name="val9"/>
          <table:table-cell table:style-name="ce94" table:content-validation-name="val10" office:value-type="string" calcext:value-type="string">
            <text:p>§</text:p>
          </table:table-cell>
          <table:table-cell table:style-name="ce96" table:content-validation-name="val11"/>
          <table:table-cell table:style-name="ce99" table:content-validation-name="val12"/>
          <table:table-cell table:style-name="ce101" table:content-validation-name="val13"/>
          <table:table-cell table:style-name="ce103" table:content-validation-name="val14"/>
          <table:table-cell table:style-name="ce106" table:content-validation-name="val15"/>
          <table:table-cell table:style-name="ce109" table:content-validation-name="val16"/>
          <table:table-cell table:style-name="ce112" table:content-validation-name="val17"/>
          <table:table-cell table:style-name="ce114" table:content-validation-name="val18"/>
          <table:table-cell table:style-name="ce116" table:content-validation-name="val19"/>
          <table:table-cell table:style-name="ce118" table:content-validation-name="val20"/>
          <table:table-cell table:style-name="ce120" table:content-validation-name="val21"/>
          <table:table-cell table:style-name="ce122" table:content-validation-name="val22" office:value-type="string" calcext:value-type="string">
            <text:p>§</text:p>
          </table:table-cell>
          <table:table-cell table:style-name="ce124" table:content-validation-name="val23"/>
          <table:table-cell table:style-name="ce140" table:content-validation-name="val1" office:value-type="string" calcext:value-type="string">
            <text:p>a combination of the above.</text:p>
          </table:table-cell>
          <table:table-cell table:style-name="ce144" table:number-columns-repeated="2"/>
          <table:table-cell table:style-name="ce14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75" office:value-type="string" calcext:value-type="string">
            <text:p>Rope</text:p>
          </table:table-cell>
          <table:table-cell table:style-name="ce81" table:content-validation-name="val6"/>
          <table:table-cell table:style-name="ce86" table:content-validation-name="val7" office:value-type="string" calcext:value-type="string">
            <text:p>§</text:p>
          </table:table-cell>
          <table:table-cell table:style-name="ce88" table:content-validation-name="val8"/>
          <table:table-cell table:style-name="ce91" table:content-validation-name="val9"/>
          <table:table-cell table:style-name="ce94" table:content-validation-name="val10" office:value-type="string" calcext:value-type="string">
            <text:p>§</text:p>
          </table:table-cell>
          <table:table-cell table:style-name="ce96" table:content-validation-name="val11"/>
          <table:table-cell table:style-name="ce99" table:content-validation-name="val12"/>
          <table:table-cell table:style-name="ce101" table:content-validation-name="val13"/>
          <table:table-cell table:style-name="ce103" table:content-validation-name="val14"/>
          <table:table-cell table:style-name="ce106" table:content-validation-name="val15"/>
          <table:table-cell table:style-name="ce109" table:content-validation-name="val16"/>
          <table:table-cell table:style-name="ce112" table:content-validation-name="val17"/>
          <table:table-cell table:style-name="ce114" table:content-validation-name="val18"/>
          <table:table-cell table:style-name="ce116" table:content-validation-name="val19"/>
          <table:table-cell table:style-name="ce118" table:content-validation-name="val20"/>
          <table:table-cell table:style-name="ce120" table:content-validation-name="val21"/>
          <table:table-cell table:style-name="ce122" table:content-validation-name="val22" office:value-type="string" calcext:value-type="string">
            <text:p>§</text:p>
          </table:table-cell>
          <table:table-cell table:style-name="ce124" table:content-validation-name="val23"/>
          <table:table-cell table:style-name="ce140" table:content-validation-name="val1"/>
          <table:table-cell table:style-name="ce144" table:number-columns-repeated="2"/>
          <table:table-cell table:style-name="ce14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75" office:value-type="string" calcext:value-type="string">
            <text:p>Shimmy</text:p>
          </table:table-cell>
          <table:table-cell table:style-name="ce81" table:content-validation-name="val6"/>
          <table:table-cell table:style-name="ce86" table:content-validation-name="val7" office:value-type="string" calcext:value-type="string">
            <text:p>§</text:p>
          </table:table-cell>
          <table:table-cell table:style-name="ce88" table:content-validation-name="val8"/>
          <table:table-cell table:style-name="ce91" table:content-validation-name="val9"/>
          <table:table-cell table:style-name="ce94" table:content-validation-name="val10" office:value-type="string" calcext:value-type="string">
            <text:p>§</text:p>
          </table:table-cell>
          <table:table-cell table:style-name="ce96" table:content-validation-name="val11"/>
          <table:table-cell table:style-name="ce99" table:content-validation-name="val12"/>
          <table:table-cell table:style-name="ce101" table:content-validation-name="val13"/>
          <table:table-cell table:style-name="ce103" table:content-validation-name="val14"/>
          <table:table-cell table:style-name="ce106" table:content-validation-name="val15"/>
          <table:table-cell table:style-name="ce109" table:content-validation-name="val16"/>
          <table:table-cell table:style-name="ce112" table:content-validation-name="val17"/>
          <table:table-cell table:style-name="ce114" table:content-validation-name="val18"/>
          <table:table-cell table:style-name="ce116" table:content-validation-name="val19"/>
          <table:table-cell table:style-name="ce118" table:content-validation-name="val20"/>
          <table:table-cell table:style-name="ce120" table:content-validation-name="val21"/>
          <table:table-cell table:style-name="ce122" table:content-validation-name="val22" office:value-type="string" calcext:value-type="string">
            <text:p>§</text:p>
          </table:table-cell>
          <table:table-cell table:style-name="ce124" table:content-validation-name="val23"/>
          <table:table-cell table:style-name="ce140" table:content-validation-name="val1"/>
          <table:table-cell table:style-name="ce144" table:number-columns-repeated="2"/>
          <table:table-cell table:style-name="ce14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76" office:value-type="string" calcext:value-type="string">
            <text:p>Hold X</text:p>
          </table:table-cell>
          <table:table-cell table:style-name="ce81" table:content-validation-name="val6"/>
          <table:table-cell table:style-name="ce86" table:content-validation-name="val7" office:value-type="string" calcext:value-type="string">
            <text:p>§</text:p>
          </table:table-cell>
          <table:table-cell table:style-name="ce88" table:content-validation-name="val8"/>
          <table:table-cell table:style-name="ce91" table:content-validation-name="val9"/>
          <table:table-cell table:style-name="ce94" table:content-validation-name="val10" office:value-type="string" calcext:value-type="string">
            <text:p>§</text:p>
          </table:table-cell>
          <table:table-cell table:style-name="ce96" table:content-validation-name="val11"/>
          <table:table-cell table:style-name="ce99" table:content-validation-name="val12"/>
          <table:table-cell table:style-name="ce101" table:content-validation-name="val13"/>
          <table:table-cell table:style-name="ce103" table:content-validation-name="val14"/>
          <table:table-cell table:style-name="ce106" table:content-validation-name="val15"/>
          <table:table-cell table:style-name="ce109" table:content-validation-name="val16"/>
          <table:table-cell table:style-name="ce112" table:content-validation-name="val17"/>
          <table:table-cell table:style-name="ce114" table:content-validation-name="val18"/>
          <table:table-cell table:style-name="ce116" table:content-validation-name="val19"/>
          <table:table-cell table:style-name="ce118" table:content-validation-name="val20"/>
          <table:table-cell table:style-name="ce120" table:content-validation-name="val21"/>
          <table:table-cell table:style-name="ce122" table:content-validation-name="val22" office:value-type="string" calcext:value-type="string">
            <text:p>§</text:p>
          </table:table-cell>
          <table:table-cell table:style-name="ce124" table:content-validation-name="val23"/>
          <table:table-cell table:style-name="ce141" table:content-validation-name="val1" office:value-type="string" calcext:value-type="string">
            <text:p>”Generate both inputs + variations for all animations + add conditional formatting”</text:p>
          </table:table-cell>
          <table:table-cell table:style-name="ce144" table:number-columns-repeated="2"/>
          <table:table-cell table:style-name="ce14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76" office:value-type="string" calcext:value-type="string">
            <text:p>Hold S</text:p>
          </table:table-cell>
          <table:table-cell table:style-name="ce81" table:content-validation-name="val6"/>
          <table:table-cell table:style-name="ce86" table:content-validation-name="val7" office:value-type="string" calcext:value-type="string">
            <text:p>§</text:p>
          </table:table-cell>
          <table:table-cell table:style-name="ce88" table:content-validation-name="val8"/>
          <table:table-cell table:style-name="ce91" table:content-validation-name="val9"/>
          <table:table-cell table:style-name="ce94" table:content-validation-name="val10" office:value-type="string" calcext:value-type="string">
            <text:p>§</text:p>
          </table:table-cell>
          <table:table-cell table:style-name="ce96" table:content-validation-name="val11"/>
          <table:table-cell table:style-name="ce99" table:content-validation-name="val12"/>
          <table:table-cell table:style-name="ce101" table:content-validation-name="val13"/>
          <table:table-cell table:style-name="ce103" table:content-validation-name="val14"/>
          <table:table-cell table:style-name="ce106" table:content-validation-name="val15"/>
          <table:table-cell table:style-name="ce109" table:content-validation-name="val16"/>
          <table:table-cell table:style-name="ce112" table:content-validation-name="val17"/>
          <table:table-cell table:style-name="ce114" table:content-validation-name="val18"/>
          <table:table-cell table:style-name="ce116" table:content-validation-name="val19"/>
          <table:table-cell table:style-name="ce118" table:content-validation-name="val20"/>
          <table:table-cell table:style-name="ce120" table:content-validation-name="val21"/>
          <table:table-cell table:style-name="ce122" table:content-validation-name="val22" office:value-type="string" calcext:value-type="string">
            <text:p>§</text:p>
          </table:table-cell>
          <table:table-cell table:style-name="ce124" table:content-validation-name="val23"/>
          <table:table-cell table:style-name="ce140" table:content-validation-name="val1"/>
          <table:table-cell table:style-name="ce144" table:number-columns-repeated="2"/>
          <table:table-cell table:style-name="ce14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76" office:value-type="string" calcext:value-type="string">
            <text:p>Hold T</text:p>
          </table:table-cell>
          <table:table-cell table:style-name="ce81" table:content-validation-name="val6"/>
          <table:table-cell table:style-name="ce86" table:content-validation-name="val7" office:value-type="string" calcext:value-type="string">
            <text:p>§</text:p>
          </table:table-cell>
          <table:table-cell table:style-name="ce88" table:content-validation-name="val8"/>
          <table:table-cell table:style-name="ce91" table:content-validation-name="val9"/>
          <table:table-cell table:style-name="ce94" table:content-validation-name="val10" office:value-type="string" calcext:value-type="string">
            <text:p>§</text:p>
          </table:table-cell>
          <table:table-cell table:style-name="ce96" table:content-validation-name="val11"/>
          <table:table-cell table:style-name="ce99" table:content-validation-name="val12"/>
          <table:table-cell table:style-name="ce101" table:content-validation-name="val13"/>
          <table:table-cell table:style-name="ce103" table:content-validation-name="val14"/>
          <table:table-cell table:style-name="ce106" table:content-validation-name="val15"/>
          <table:table-cell table:style-name="ce109" table:content-validation-name="val16"/>
          <table:table-cell table:style-name="ce112" table:content-validation-name="val17"/>
          <table:table-cell table:style-name="ce114" table:content-validation-name="val18"/>
          <table:table-cell table:style-name="ce116" table:content-validation-name="val19"/>
          <table:table-cell table:style-name="ce118" table:content-validation-name="val20"/>
          <table:table-cell table:style-name="ce120" table:content-validation-name="val21"/>
          <table:table-cell table:style-name="ce122" table:content-validation-name="val22" office:value-type="string" calcext:value-type="string">
            <text:p>§</text:p>
          </table:table-cell>
          <table:table-cell table:style-name="ce124" table:content-validation-name="val23"/>
          <table:table-cell table:style-name="ce139" table:content-validation-name="val1" office:value-type="string" calcext:value-type="string">
            <text:p>a combination of the above for all possible animations that are listed in Master Animation List. Should generate or update a whole ready-to-use list of animations automatically based on established rules.</text:p>
          </table:table-cell>
          <table:table-cell table:style-name="ce144" table:number-columns-repeated="2"/>
          <table:table-cell table:style-name="ce14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76" office:value-type="string" calcext:value-type="string">
            <text:p>Hold O</text:p>
          </table:table-cell>
          <table:table-cell table:style-name="ce81" table:content-validation-name="val6"/>
          <table:table-cell table:style-name="ce86" table:content-validation-name="val7" office:value-type="string" calcext:value-type="string">
            <text:p>§</text:p>
          </table:table-cell>
          <table:table-cell table:style-name="ce88" table:content-validation-name="val8"/>
          <table:table-cell table:style-name="ce91" table:content-validation-name="val9"/>
          <table:table-cell table:style-name="ce94" table:content-validation-name="val10" office:value-type="string" calcext:value-type="string">
            <text:p>§</text:p>
          </table:table-cell>
          <table:table-cell table:style-name="ce96" table:content-validation-name="val11"/>
          <table:table-cell table:style-name="ce99" table:content-validation-name="val12"/>
          <table:table-cell table:style-name="ce101" table:content-validation-name="val13"/>
          <table:table-cell table:style-name="ce103" table:content-validation-name="val14"/>
          <table:table-cell table:style-name="ce106" table:content-validation-name="val15"/>
          <table:table-cell table:style-name="ce109" table:content-validation-name="val16"/>
          <table:table-cell table:style-name="ce112" table:content-validation-name="val17"/>
          <table:table-cell table:style-name="ce114" table:content-validation-name="val18"/>
          <table:table-cell table:style-name="ce116" table:content-validation-name="val19"/>
          <table:table-cell table:style-name="ce118" table:content-validation-name="val20"/>
          <table:table-cell table:style-name="ce120" table:content-validation-name="val21"/>
          <table:table-cell table:style-name="ce122" table:content-validation-name="val22"/>
          <table:table-cell table:style-name="ce124" table:content-validation-name="val23"/>
          <table:table-cell table:style-name="ce142" table:content-validation-name="val1"/>
          <table:table-cell table:style-name="ce144" table:number-columns-repeated="2"/>
          <table:table-cell table:style-name="ce146" table:number-columns-repeated="8"/>
          <table:table-cell table:number-columns-repeated="866"/>
        </table:table-row>
        <table:table-row table:style-name="ro2">
          <table:table-cell table:number-columns-repeated="2"/>
          <table:table-cell table:style-name="ce190"/>
          <table:table-cell table:style-name="ce81" table:content-validation-name="val6"/>
          <table:table-cell table:style-name="ce86" table:content-validation-name="val7"/>
          <table:table-cell table:style-name="ce88" table:content-validation-name="val8"/>
          <table:table-cell table:style-name="ce91" table:content-validation-name="val9"/>
          <table:table-cell table:style-name="ce94" table:content-validation-name="val10"/>
          <table:table-cell table:style-name="ce96" table:content-validation-name="val11"/>
          <table:table-cell table:style-name="ce99" table:content-validation-name="val12"/>
          <table:table-cell table:style-name="ce101" table:content-validation-name="val13"/>
          <table:table-cell table:style-name="ce103" table:content-validation-name="val14"/>
          <table:table-cell table:style-name="ce106" table:content-validation-name="val15"/>
          <table:table-cell table:style-name="ce109" table:content-validation-name="val16"/>
          <table:table-cell table:style-name="ce112" table:content-validation-name="val17"/>
          <table:table-cell table:style-name="ce114" table:content-validation-name="val18"/>
          <table:table-cell table:style-name="ce116" table:content-validation-name="val19"/>
          <table:table-cell table:style-name="ce118" table:content-validation-name="val20"/>
          <table:table-cell table:style-name="ce120" table:content-validation-name="val21"/>
          <table:table-cell table:style-name="ce122" table:content-validation-name="val22"/>
          <table:table-cell table:style-name="ce124" table:content-validation-name="val23"/>
          <table:table-cell table:style-name="ce142" table:content-validation-name="val1"/>
          <table:table-cell table:style-name="ce144" table:number-columns-repeated="2"/>
          <table:table-cell table:style-name="ce14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187" office:value-type="string" calcext:value-type="string">
            <text:p>Letting go of input</text:p>
          </table:table-cell>
          <table:table-cell table:style-name="ce80" table:content-validation-name="val6"/>
          <table:table-cell table:style-name="ce83" table:content-validation-name="val7"/>
          <table:table-cell table:style-name="ce87" table:content-validation-name="val8"/>
          <table:table-cell table:style-name="ce90" table:content-validation-name="val9"/>
          <table:table-cell table:style-name="ce93" table:content-validation-name="val10"/>
          <table:table-cell table:style-name="ce95" table:content-validation-name="val11"/>
          <table:table-cell table:style-name="ce97" table:content-validation-name="val12"/>
          <table:table-cell table:style-name="ce100" table:content-validation-name="val13"/>
          <table:table-cell table:style-name="ce102" table:content-validation-name="val14"/>
          <table:table-cell table:style-name="ce104" table:content-validation-name="val15"/>
          <table:table-cell table:style-name="ce107" table:content-validation-name="val16"/>
          <table:table-cell table:style-name="ce110" table:content-validation-name="val17"/>
          <table:table-cell table:style-name="ce113" table:content-validation-name="val18"/>
          <table:table-cell table:style-name="ce115" table:content-validation-name="val19"/>
          <table:table-cell table:style-name="ce117" table:content-validation-name="val20"/>
          <table:table-cell table:style-name="ce119" table:content-validation-name="val21"/>
          <table:table-cell table:style-name="ce121" table:content-validation-name="val22"/>
          <table:table-cell table:style-name="ce123" table:content-validation-name="val23"/>
          <table:table-cell table:style-name="ce132"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187" office:value-type="string" calcext:value-type="string">
            <text:p>Move</text:p>
          </table:table-cell>
          <table:table-cell table:style-name="ce79" table:content-validation-name="val6"/>
          <table:table-cell table:style-name="ce83" table:content-validation-name="val7"/>
          <table:table-cell table:style-name="ce87" table:content-validation-name="val8"/>
          <table:table-cell table:style-name="ce90" table:content-validation-name="val9"/>
          <table:table-cell table:style-name="ce93" table:content-validation-name="val10"/>
          <table:table-cell table:style-name="ce95" table:content-validation-name="val11"/>
          <table:table-cell table:style-name="ce97" table:content-validation-name="val12"/>
          <table:table-cell table:style-name="ce100" table:content-validation-name="val13"/>
          <table:table-cell table:style-name="ce102" table:content-validation-name="val14"/>
          <table:table-cell table:style-name="ce104" table:content-validation-name="val15"/>
          <table:table-cell table:style-name="ce107" table:content-validation-name="val16"/>
          <table:table-cell table:style-name="ce110" table:content-validation-name="val17"/>
          <table:table-cell table:style-name="ce113" table:content-validation-name="val18"/>
          <table:table-cell table:style-name="ce115" table:content-validation-name="val19"/>
          <table:table-cell table:style-name="ce117" table:content-validation-name="val20"/>
          <table:table-cell table:style-name="ce119" table:content-validation-name="val21"/>
          <table:table-cell table:style-name="ce121" table:content-validation-name="val22"/>
          <table:table-cell table:style-name="ce123" table:content-validation-name="val23"/>
          <table:table-cell table:style-name="ce132"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187" office:value-type="string" calcext:value-type="string">
            <text:p>Rush</text:p>
          </table:table-cell>
          <table:table-cell table:style-name="ce79" table:content-validation-name="val6"/>
          <table:table-cell table:style-name="ce83" table:content-validation-name="val7"/>
          <table:table-cell table:style-name="ce87" table:content-validation-name="val8"/>
          <table:table-cell table:style-name="ce90" table:content-validation-name="val9"/>
          <table:table-cell table:style-name="ce93" table:content-validation-name="val10"/>
          <table:table-cell table:style-name="ce95" table:content-validation-name="val11"/>
          <table:table-cell table:style-name="ce97" table:content-validation-name="val12"/>
          <table:table-cell table:style-name="ce100" table:content-validation-name="val13"/>
          <table:table-cell table:style-name="ce102" table:content-validation-name="val14"/>
          <table:table-cell table:style-name="ce104" table:content-validation-name="val15"/>
          <table:table-cell table:style-name="ce107" table:content-validation-name="val16"/>
          <table:table-cell table:style-name="ce110" table:content-validation-name="val17"/>
          <table:table-cell table:style-name="ce113" table:content-validation-name="val18"/>
          <table:table-cell table:style-name="ce115" table:content-validation-name="val19"/>
          <table:table-cell table:style-name="ce117" table:content-validation-name="val20"/>
          <table:table-cell table:style-name="ce119" table:content-validation-name="val21"/>
          <table:table-cell table:style-name="ce121" table:content-validation-name="val22"/>
          <table:table-cell table:style-name="ce123" table:content-validation-name="val23"/>
          <table:table-cell table:style-name="ce132"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187" office:value-type="string" calcext:value-type="string">
            <text:p>Retry</text:p>
          </table:table-cell>
          <table:table-cell table:style-name="ce79" table:content-validation-name="val6"/>
          <table:table-cell table:style-name="ce83" table:content-validation-name="val7"/>
          <table:table-cell table:style-name="ce87" table:content-validation-name="val8"/>
          <table:table-cell table:style-name="ce90" table:content-validation-name="val9"/>
          <table:table-cell table:style-name="ce93" table:content-validation-name="val10"/>
          <table:table-cell table:style-name="ce95" table:content-validation-name="val11"/>
          <table:table-cell table:style-name="ce97" table:content-validation-name="val12"/>
          <table:table-cell table:style-name="ce100" table:content-validation-name="val13"/>
          <table:table-cell table:style-name="ce102" table:content-validation-name="val14"/>
          <table:table-cell table:style-name="ce104" table:content-validation-name="val15"/>
          <table:table-cell table:style-name="ce107" table:content-validation-name="val16"/>
          <table:table-cell table:style-name="ce110" table:content-validation-name="val17"/>
          <table:table-cell table:style-name="ce113" table:content-validation-name="val18"/>
          <table:table-cell table:style-name="ce115" table:content-validation-name="val19"/>
          <table:table-cell table:style-name="ce117" table:content-validation-name="val20"/>
          <table:table-cell table:style-name="ce119" table:content-validation-name="val21"/>
          <table:table-cell table:style-name="ce121" table:content-validation-name="val22"/>
          <table:table-cell table:style-name="ce123" table:content-validation-name="val23"/>
          <table:table-cell table:style-name="ce132"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187" office:value-type="string" calcext:value-type="string">
            <text:p>Upgrade Blades</text:p>
          </table:table-cell>
          <table:table-cell table:style-name="ce79" table:content-validation-name="val6"/>
          <table:table-cell table:style-name="ce83" table:content-validation-name="val7"/>
          <table:table-cell table:style-name="ce87" table:content-validation-name="val8"/>
          <table:table-cell table:style-name="ce90" table:content-validation-name="val9"/>
          <table:table-cell table:style-name="ce93" table:content-validation-name="val10"/>
          <table:table-cell table:style-name="ce95" table:content-validation-name="val11"/>
          <table:table-cell table:style-name="ce97" table:content-validation-name="val12"/>
          <table:table-cell table:style-name="ce100" table:content-validation-name="val13"/>
          <table:table-cell table:style-name="ce102" table:content-validation-name="val14"/>
          <table:table-cell table:style-name="ce104" table:content-validation-name="val15"/>
          <table:table-cell table:style-name="ce107" table:content-validation-name="val16"/>
          <table:table-cell table:style-name="ce110" table:content-validation-name="val17"/>
          <table:table-cell table:style-name="ce113" table:content-validation-name="val18"/>
          <table:table-cell table:style-name="ce115" table:content-validation-name="val19"/>
          <table:table-cell table:style-name="ce117" table:content-validation-name="val20"/>
          <table:table-cell table:style-name="ce119" table:content-validation-name="val21"/>
          <table:table-cell table:style-name="ce121" table:content-validation-name="val22"/>
          <table:table-cell table:style-name="ce123" table:content-validation-name="val23"/>
          <table:table-cell table:style-name="ce132"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187" office:value-type="string" calcext:value-type="string">
            <text:p>Upgrade Head</text:p>
          </table:table-cell>
          <table:table-cell table:style-name="ce79" table:content-validation-name="val6"/>
          <table:table-cell table:style-name="ce83" table:content-validation-name="val7"/>
          <table:table-cell table:style-name="ce87" table:content-validation-name="val8"/>
          <table:table-cell table:style-name="ce90" table:content-validation-name="val9"/>
          <table:table-cell table:style-name="ce93" table:content-validation-name="val10"/>
          <table:table-cell table:style-name="ce95" table:content-validation-name="val11"/>
          <table:table-cell table:style-name="ce97" table:content-validation-name="val12"/>
          <table:table-cell table:style-name="ce100" table:content-validation-name="val13"/>
          <table:table-cell table:style-name="ce102" table:content-validation-name="val14"/>
          <table:table-cell table:style-name="ce104" table:content-validation-name="val15"/>
          <table:table-cell table:style-name="ce107" table:content-validation-name="val16"/>
          <table:table-cell table:style-name="ce110" table:content-validation-name="val17"/>
          <table:table-cell table:style-name="ce113" table:content-validation-name="val18"/>
          <table:table-cell table:style-name="ce115" table:content-validation-name="val19"/>
          <table:table-cell table:style-name="ce117" table:content-validation-name="val20"/>
          <table:table-cell table:style-name="ce119" table:content-validation-name="val21"/>
          <table:table-cell table:style-name="ce121" table:content-validation-name="val22"/>
          <table:table-cell table:style-name="ce123" table:content-validation-name="val23"/>
          <table:table-cell table:style-name="ce132"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187" office:value-type="string" calcext:value-type="string">
            <text:p>Prompt 1</text:p>
          </table:table-cell>
          <table:table-cell table:style-name="ce79" table:content-validation-name="val6"/>
          <table:table-cell table:style-name="ce83" table:content-validation-name="val7"/>
          <table:table-cell table:style-name="ce87" table:content-validation-name="val8"/>
          <table:table-cell table:style-name="ce90" table:content-validation-name="val9"/>
          <table:table-cell table:style-name="ce93" table:content-validation-name="val10"/>
          <table:table-cell table:style-name="ce95" table:content-validation-name="val11"/>
          <table:table-cell table:style-name="ce97" table:content-validation-name="val12"/>
          <table:table-cell table:style-name="ce100" table:content-validation-name="val13"/>
          <table:table-cell table:style-name="ce102" table:content-validation-name="val14"/>
          <table:table-cell table:style-name="ce104" table:content-validation-name="val15"/>
          <table:table-cell table:style-name="ce107" table:content-validation-name="val16"/>
          <table:table-cell table:style-name="ce110" table:content-validation-name="val17"/>
          <table:table-cell table:style-name="ce113" table:content-validation-name="val18"/>
          <table:table-cell table:style-name="ce115" table:content-validation-name="val19"/>
          <table:table-cell table:style-name="ce117" table:content-validation-name="val20"/>
          <table:table-cell table:style-name="ce119" table:content-validation-name="val21"/>
          <table:table-cell table:style-name="ce121" table:content-validation-name="val22"/>
          <table:table-cell table:style-name="ce123" table:content-validation-name="val23"/>
          <table:table-cell table:style-name="ce132"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 table:number-rows-repeated="4">
          <table:table-cell table:number-columns-repeated="3"/>
          <table:table-cell table:style-name="ce79" table:content-validation-name="val6"/>
          <table:table-cell table:style-name="ce83" table:content-validation-name="val7"/>
          <table:table-cell table:style-name="ce87" table:content-validation-name="val8"/>
          <table:table-cell table:style-name="ce90" table:content-validation-name="val9"/>
          <table:table-cell table:style-name="ce93" table:content-validation-name="val10"/>
          <table:table-cell table:style-name="ce95" table:content-validation-name="val11"/>
          <table:table-cell table:style-name="ce97" table:content-validation-name="val12"/>
          <table:table-cell table:style-name="ce100" table:content-validation-name="val13"/>
          <table:table-cell table:style-name="ce102" table:content-validation-name="val14"/>
          <table:table-cell table:style-name="ce104" table:content-validation-name="val15"/>
          <table:table-cell table:style-name="ce107" table:content-validation-name="val16"/>
          <table:table-cell table:style-name="ce110" table:content-validation-name="val17"/>
          <table:table-cell table:style-name="ce113" table:content-validation-name="val18"/>
          <table:table-cell table:style-name="ce115" table:content-validation-name="val19"/>
          <table:table-cell table:style-name="ce117" table:content-validation-name="val20"/>
          <table:table-cell table:style-name="ce119" table:content-validation-name="val21"/>
          <table:table-cell table:style-name="ce121" table:content-validation-name="val22"/>
          <table:table-cell table:style-name="ce123" table:content-validation-name="val23"/>
          <table:table-cell table:style-name="ce126"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 table:number-rows-repeated="10">
          <table:table-cell table:number-columns-repeated="3"/>
          <table:table-cell table:style-name="ce79" table:content-validation-name="val6"/>
          <table:table-cell table:style-name="ce83" table:content-validation-name="val7"/>
          <table:table-cell table:style-name="ce87" table:content-validation-name="val8"/>
          <table:table-cell table:style-name="ce90" table:content-validation-name="val9"/>
          <table:table-cell table:style-name="ce93" table:content-validation-name="val10"/>
          <table:table-cell table:style-name="ce95" table:content-validation-name="val11"/>
          <table:table-cell table:style-name="ce97" table:content-validation-name="val12"/>
          <table:table-cell table:style-name="ce100" table:content-validation-name="val13"/>
          <table:table-cell table:style-name="ce102" table:content-validation-name="val14"/>
          <table:table-cell table:style-name="ce104" table:content-validation-name="val15"/>
          <table:table-cell table:style-name="ce107" table:content-validation-name="val16"/>
          <table:table-cell table:style-name="ce110" table:content-validation-name="val17"/>
          <table:table-cell table:style-name="ce113" table:content-validation-name="val18"/>
          <table:table-cell table:style-name="ce115" table:content-validation-name="val19"/>
          <table:table-cell table:style-name="ce117" table:content-validation-name="val20"/>
          <table:table-cell table:style-name="ce119" table:content-validation-name="val21"/>
          <table:table-cell table:style-name="ce121" table:content-validation-name="val22"/>
          <table:table-cell table:style-name="ce123" table:content-validation-name="val23"/>
          <table:table-cell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 table:number-rows-repeated="40">
          <table:table-cell table:number-columns-repeated="3"/>
          <table:table-cell table:style-name="ce79" table:content-validation-name="val6"/>
          <table:table-cell table:style-name="ce83" table:content-validation-name="val7"/>
          <table:table-cell table:style-name="ce87" table:content-validation-name="val8"/>
          <table:table-cell table:style-name="ce90" table:content-validation-name="val9"/>
          <table:table-cell table:style-name="ce93" table:content-validation-name="val10"/>
          <table:table-cell table:style-name="ce95" table:content-validation-name="val11"/>
          <table:table-cell table:style-name="ce97" table:content-validation-name="val12"/>
          <table:table-cell table:style-name="ce100" table:content-validation-name="val13"/>
          <table:table-cell table:style-name="ce102" table:content-validation-name="val14"/>
          <table:table-cell table:style-name="ce104" table:content-validation-name="val15"/>
          <table:table-cell table:style-name="ce107" table:content-validation-name="val16"/>
          <table:table-cell table:style-name="ce110" table:content-validation-name="val17"/>
          <table:table-cell table:style-name="ce113" table:content-validation-name="val18"/>
          <table:table-cell table:style-name="ce115" table:content-validation-name="val19"/>
          <table:table-cell table:style-name="ce117" table:content-validation-name="val20"/>
          <table:table-cell table:style-name="ce119" table:content-validation-name="val21"/>
          <table:table-cell table:style-name="ce121" table:content-validation-name="val22"/>
          <table:table-cell table:style-name="ce123" table:content-validation-name="val23"/>
          <table:table-cell table:style-name="Default"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 table:number-rows-repeated="13">
          <table:table-cell table:number-columns-repeated="3"/>
          <table:table-cell table:style-name="ce79" table:content-validation-name="val6"/>
          <table:table-cell table:style-name="ce83" table:content-validation-name="val7"/>
          <table:table-cell table:style-name="ce87" table:content-validation-name="val8"/>
          <table:table-cell table:style-name="ce90" table:content-validation-name="val9"/>
          <table:table-cell table:style-name="ce93" table:content-validation-name="val10"/>
          <table:table-cell table:style-name="ce95" table:content-validation-name="val11"/>
          <table:table-cell table:style-name="ce97" table:content-validation-name="val12"/>
          <table:table-cell table:style-name="ce100" table:content-validation-name="val13"/>
          <table:table-cell table:style-name="ce102" table:content-validation-name="val14"/>
          <table:table-cell table:style-name="ce104" table:content-validation-name="val15"/>
          <table:table-cell table:style-name="ce107" table:content-validation-name="val16"/>
          <table:table-cell table:style-name="ce110" table:content-validation-name="val17"/>
          <table:table-cell table:style-name="ce113" table:content-validation-name="val18"/>
          <table:table-cell table:style-name="ce115" table:content-validation-name="val19"/>
          <table:table-cell table:style-name="ce117" table:content-validation-name="val20"/>
          <table:table-cell table:style-name="ce119" table:content-validation-name="val21"/>
          <table:table-cell table:style-name="ce121" table:content-validation-name="val22"/>
          <table:table-cell table:style-name="ce123" table:content-validation-name="val23"/>
          <table:table-cell table:style-name="ce132"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 table:number-rows-repeated="4">
          <table:table-cell table:number-columns-repeated="3"/>
          <table:table-cell table:style-name="ce79" table:content-validation-name="val6"/>
          <table:table-cell table:style-name="ce83" table:content-validation-name="val7"/>
          <table:table-cell table:style-name="ce87" table:content-validation-name="val8"/>
          <table:table-cell table:style-name="ce90" table:content-validation-name="val9"/>
          <table:table-cell table:style-name="ce93" table:content-validation-name="val10"/>
          <table:table-cell table:style-name="ce95" table:content-validation-name="val11"/>
          <table:table-cell table:style-name="ce97" table:content-validation-name="val12"/>
          <table:table-cell table:style-name="ce100" table:content-validation-name="val13"/>
          <table:table-cell table:style-name="ce102" table:content-validation-name="val14"/>
          <table:table-cell table:style-name="ce104" table:content-validation-name="val15"/>
          <table:table-cell table:style-name="ce107" table:content-validation-name="val16"/>
          <table:table-cell table:style-name="ce110" table:content-validation-name="val17"/>
          <table:table-cell table:style-name="ce113" table:content-validation-name="val18"/>
          <table:table-cell table:style-name="ce115" table:content-validation-name="val19"/>
          <table:table-cell table:style-name="ce117" table:content-validation-name="val20"/>
          <table:table-cell table:style-name="ce119" table:content-validation-name="val21"/>
          <table:table-cell table:style-name="ce121" table:content-validation-name="val22"/>
          <table:table-cell table:style-name="ce123" table:content-validation-name="val23"/>
          <table:table-cell table:style-name="ce126"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 table:number-rows-repeated="44">
          <table:table-cell table:number-columns-repeated="3"/>
          <table:table-cell table:style-name="ce79" table:content-validation-name="val6"/>
          <table:table-cell table:style-name="ce83" table:content-validation-name="val7"/>
          <table:table-cell table:style-name="ce87" table:content-validation-name="val8"/>
          <table:table-cell table:style-name="ce90" table:content-validation-name="val9"/>
          <table:table-cell table:style-name="ce93" table:content-validation-name="val10"/>
          <table:table-cell table:style-name="ce95" table:content-validation-name="val11"/>
          <table:table-cell table:style-name="ce97" table:content-validation-name="val12"/>
          <table:table-cell table:style-name="ce100" table:content-validation-name="val13"/>
          <table:table-cell table:style-name="ce102" table:content-validation-name="val14"/>
          <table:table-cell table:style-name="ce104" table:content-validation-name="val15"/>
          <table:table-cell table:style-name="ce107" table:content-validation-name="val16"/>
          <table:table-cell table:style-name="ce110" table:content-validation-name="val17"/>
          <table:table-cell table:style-name="ce113" table:content-validation-name="val18"/>
          <table:table-cell table:style-name="ce115" table:content-validation-name="val19"/>
          <table:table-cell table:style-name="ce117" table:content-validation-name="val20"/>
          <table:table-cell table:style-name="ce119" table:content-validation-name="val21"/>
          <table:table-cell table:style-name="ce121" table:content-validation-name="val22"/>
          <table:table-cell table:style-name="ce123" table:content-validation-name="val23"/>
          <table:table-cell table:style-name="ce132"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 table:number-rows-repeated="2000">
          <table:table-cell table:number-columns-repeated="3"/>
          <table:table-cell table:style-name="ce79" table:content-validation-name="val6"/>
          <table:table-cell table:style-name="ce83" table:content-validation-name="val7"/>
          <table:table-cell table:style-name="ce87" table:content-validation-name="val8"/>
          <table:table-cell table:style-name="ce90" table:content-validation-name="val9"/>
          <table:table-cell table:style-name="ce93" table:content-validation-name="val10"/>
          <table:table-cell table:style-name="ce95" table:content-validation-name="val11"/>
          <table:table-cell table:style-name="ce97" table:content-validation-name="val12"/>
          <table:table-cell table:style-name="ce100" table:content-validation-name="val13"/>
          <table:table-cell table:style-name="ce102" table:content-validation-name="val14"/>
          <table:table-cell table:style-name="ce104" table:content-validation-name="val15"/>
          <table:table-cell table:style-name="ce107" table:content-validation-name="val16"/>
          <table:table-cell table:style-name="ce110" table:content-validation-name="val17"/>
          <table:table-cell table:style-name="ce113" table:content-validation-name="val18"/>
          <table:table-cell table:style-name="ce115" table:content-validation-name="val19"/>
          <table:table-cell table:style-name="ce117" table:content-validation-name="val20"/>
          <table:table-cell table:style-name="ce119" table:content-validation-name="val21"/>
          <table:table-cell table:style-name="ce121" table:content-validation-name="val22"/>
          <table:table-cell table:style-name="ce123" table:content-validation-name="val23"/>
          <table:table-cell table:style-name="ce126"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 table:number-rows-repeated="1046355">
          <table:table-cell table:number-columns-repeated="3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content-validation-name="val13"/>
          <table:table-cell table:content-validation-name="val14"/>
          <table:table-cell table:content-validation-name="val15"/>
          <table:table-cell table:content-validation-name="val16"/>
          <table:table-cell table:content-validation-name="val17"/>
          <table:table-cell table:content-validation-name="val18"/>
          <table:table-cell table:content-validation-name="val19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1"/>
          <table:table-cell table:number-columns-repeated="876"/>
        </table:table-row>
        <table:table-row table:style-name="ro2">
          <table:table-cell table:number-columns-repeated="3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content-validation-name="val13"/>
          <table:table-cell table:content-validation-name="val14"/>
          <table:table-cell table:content-validation-name="val15"/>
          <table:table-cell table:content-validation-name="val16"/>
          <table:table-cell table:content-validation-name="val17"/>
          <table:table-cell table:content-validation-name="val18"/>
          <table:table-cell table:content-validation-name="val19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1"/>
          <table:table-cell table:number-columns-repeated="876"/>
        </table:table-row>
        <calcext:conditional-formats>
          <calcext:conditional-format calcext:target-range-address="'Details (Default)'.Y2:'Details (Default)'.AF66 'Details (Default)'.Y160:'Details (Default)'.AF2220 'Details (Default)'.Y110:'Details (Default)'.AF159 'Details (Default)'.Y99:'Details (Default)'.AF109 'Details (Default)'.G2:'Details (Default)'.R23 'Details (Default)'.G99:'Details (Default)'.R2220 'Details (Default)'.G24:'Details (Default)'.I24 'Details (Default)'.N24:'Details (Default)'.R24 'Details (Default)'.K24:'Details (Default)'.L24 'Details (Default)'.G25:'Details (Default)'.R66">
            <calcext:condition calcext:apply-style-name="Red bg" calcext:value="=&quot;Cancels&quot;" calcext:base-cell-address="Inputs.G2"/>
            <calcext:condition calcext:apply-style-name="Light orange bg" calcext:value="=&quot;Follows&quot;" calcext:base-cell-address="Inputs.G2"/>
            <calcext:condition calcext:apply-style-name="Yellow bg" calcext:value="=&quot;Buffers&quot;" calcext:base-cell-address="Inputs.G2"/>
            <calcext:condition calcext:apply-style-name="Light blue bg" calcext:value="=&quot;Mutual&quot;" calcext:base-cell-address="Inputs.G2"/>
            <calcext:condition calcext:apply-style-name="Green bg" calcext:value="=&quot;Special&quot;" calcext:base-cell-address="Inputs.G2"/>
            <calcext:condition calcext:apply-style-name="Blue bg" calcext:value="=&quot;Prereq&quot;" calcext:base-cell-address="Inputs.G2"/>
            <calcext:condition calcext:apply-style-name="Light gray bg" calcext:value="=&quot;Impossible?&quot;" calcext:base-cell-address="Inputs.G2"/>
            <calcext:condition calcext:apply-style-name="Dark gray bg" calcext:value="=&quot;§§§&quot;" calcext:base-cell-address="Inputs.G2"/>
            <calcext:condition calcext:apply-style-name="Dark gray bg" calcext:value="contains-text(&quot;!!&quot;)" calcext:base-cell-address="Inputs.G2"/>
            <calcext:condition calcext:apply-style-name="Purple bg" calcext:value="=&quot;???&quot;" calcext:base-cell-address="Inputs.G2"/>
            <calcext:condition calcext:apply-style-name="Light gray bg" calcext:value="=&quot;No effect&quot;" calcext:base-cell-address="Inputs.G2"/>
          </calcext:conditional-format>
          <calcext:conditional-format calcext:target-range-address="'Details (Default)'.J24:'Details (Default)'.J24">
            <calcext:condition calcext:apply-style-name="Red bg" calcext:value="=&quot;Cancels&quot;" calcext:base-cell-address="Inputs.J24"/>
            <calcext:condition calcext:apply-style-name="Light orange bg" calcext:value="=&quot;Follows&quot;" calcext:base-cell-address="Inputs.J24"/>
            <calcext:condition calcext:apply-style-name="Yellow bg" calcext:value="=&quot;Buffers&quot;" calcext:base-cell-address="Inputs.J24"/>
            <calcext:condition calcext:apply-style-name="Light blue bg" calcext:value="=&quot;Mutual&quot;" calcext:base-cell-address="Inputs.J24"/>
            <calcext:condition calcext:apply-style-name="Green bg" calcext:value="=&quot;Special&quot;" calcext:base-cell-address="Inputs.J24"/>
            <calcext:condition calcext:apply-style-name="Blue bg" calcext:value="=&quot;Prereq&quot;" calcext:base-cell-address="Inputs.J24"/>
            <calcext:condition calcext:apply-style-name="Light gray bg" calcext:value="=&quot;Impossible?&quot;" calcext:base-cell-address="Inputs.J24"/>
            <calcext:condition calcext:apply-style-name="Dark gray bg" calcext:value="=&quot;§§§&quot;" calcext:base-cell-address="Inputs.J24"/>
            <calcext:condition calcext:apply-style-name="Dark gray bg" calcext:value="contains-text(&quot;!!&quot;)" calcext:base-cell-address="Inputs.J24"/>
            <calcext:condition calcext:apply-style-name="Purple bg" calcext:value="=&quot;???&quot;" calcext:base-cell-address="Inputs.J24"/>
            <calcext:condition calcext:apply-style-name="Light gray bg" calcext:value="=&quot;No effect&quot;" calcext:base-cell-address="Inputs.J24"/>
          </calcext:conditional-format>
          <calcext:conditional-format calcext:target-range-address="'Details (Default)'.M24:'Details (Default)'.M24">
            <calcext:condition calcext:apply-style-name="Red bg" calcext:value="=&quot;Cancels&quot;" calcext:base-cell-address="Inputs.M24"/>
            <calcext:condition calcext:apply-style-name="Light orange bg" calcext:value="=&quot;Follows&quot;" calcext:base-cell-address="Inputs.M24"/>
            <calcext:condition calcext:apply-style-name="Yellow bg" calcext:value="=&quot;Buffers&quot;" calcext:base-cell-address="Inputs.M24"/>
            <calcext:condition calcext:apply-style-name="Light blue bg" calcext:value="=&quot;Mutual&quot;" calcext:base-cell-address="Inputs.M24"/>
            <calcext:condition calcext:apply-style-name="Green bg" calcext:value="=&quot;Special&quot;" calcext:base-cell-address="Inputs.M24"/>
            <calcext:condition calcext:apply-style-name="Blue bg" calcext:value="=&quot;Prereq&quot;" calcext:base-cell-address="Inputs.M24"/>
            <calcext:condition calcext:apply-style-name="Light gray bg" calcext:value="=&quot;Impossible?&quot;" calcext:base-cell-address="Inputs.M24"/>
            <calcext:condition calcext:apply-style-name="Dark gray bg" calcext:value="=&quot;§§§&quot;" calcext:base-cell-address="Inputs.M24"/>
            <calcext:condition calcext:apply-style-name="Dark gray bg" calcext:value="contains-text(&quot;!!&quot;)" calcext:base-cell-address="Inputs.M24"/>
            <calcext:condition calcext:apply-style-name="Purple bg" calcext:value="=&quot;???&quot;" calcext:base-cell-address="Inputs.M24"/>
            <calcext:condition calcext:apply-style-name="Light gray bg" calcext:value="=&quot;No effect&quot;" calcext:base-cell-address="Inputs.M24"/>
          </calcext:conditional-format>
          <calcext:conditional-format calcext:target-range-address="'Details (Default)'.D2:'Details (Default)'.F15 'Details (Default)'.E99:'Details (Default)'.F2220 'Details (Default)'.D16:'Details (Default)'.D34 'Details (Default)'.F16:'Details (Default)'.F17 'Details (Default)'.D100:'Details (Default)'.D2220 'Details (Default)'.E18:'Details (Default)'.F66">
            <calcext:condition calcext:apply-style-name="Red bg" calcext:value="=&quot;Cancels&quot;" calcext:base-cell-address="Inputs.D2"/>
            <calcext:condition calcext:apply-style-name="Light orange bg" calcext:value="=&quot;Follows&quot;" calcext:base-cell-address="Inputs.D2"/>
            <calcext:condition calcext:apply-style-name="Yellow bg" calcext:value="=&quot;Buffers&quot;" calcext:base-cell-address="Inputs.D2"/>
            <calcext:condition calcext:apply-style-name="Light blue bg" calcext:value="=&quot;Mutual&quot;" calcext:base-cell-address="Inputs.D2"/>
            <calcext:condition calcext:apply-style-name="Green bg" calcext:value="=&quot;Special&quot;" calcext:base-cell-address="Inputs.D2"/>
            <calcext:condition calcext:apply-style-name="Blue bg" calcext:value="=&quot;Prereq&quot;" calcext:base-cell-address="Inputs.D2"/>
            <calcext:condition calcext:apply-style-name="Light gray bg" calcext:value="=&quot;Impossible?&quot;" calcext:base-cell-address="Inputs.D2"/>
            <calcext:condition calcext:apply-style-name="Dark gray bg" calcext:value="=&quot;§§§&quot;" calcext:base-cell-address="Inputs.D2"/>
            <calcext:condition calcext:apply-style-name="Dark gray bg" calcext:value="contains-text(&quot;!!&quot;)" calcext:base-cell-address="Inputs.D2"/>
            <calcext:condition calcext:apply-style-name="Purple bg" calcext:value="=&quot;???&quot;" calcext:base-cell-address="Inputs.D2"/>
            <calcext:condition calcext:apply-style-name="Light gray bg" calcext:value="=&quot;No effect&quot;" calcext:base-cell-address="Inputs.D2"/>
          </calcext:conditional-format>
          <calcext:conditional-format calcext:target-range-address="'Details (Default)'.S2:'Details (Default)'.X3 'Details (Default)'.S160:'Details (Default)'.X2220 'Details (Default)'.S110:'Details (Default)'.U159 'Details (Default)'.W110:'Details (Default)'.X159 'Details (Default)'.S99:'Details (Default)'.X109 'Details (Default)'.W4:'Details (Default)'.X34 'Details (Default)'.S4:'Details (Default)'.U34 'Details (Default)'.S35:'Details (Default)'.X66">
            <calcext:condition calcext:apply-style-name="Red bg" calcext:value="=&quot;Cancels&quot;" calcext:base-cell-address="Inputs.S2"/>
            <calcext:condition calcext:apply-style-name="Light orange bg" calcext:value="=&quot;Follows&quot;" calcext:base-cell-address="Inputs.S2"/>
            <calcext:condition calcext:apply-style-name="Yellow bg" calcext:value="=&quot;Buffers&quot;" calcext:base-cell-address="Inputs.S2"/>
            <calcext:condition calcext:apply-style-name="Light blue bg" calcext:value="=&quot;Mutual&quot;" calcext:base-cell-address="Inputs.S2"/>
            <calcext:condition calcext:apply-style-name="Green bg" calcext:value="=&quot;Special&quot;" calcext:base-cell-address="Inputs.S2"/>
            <calcext:condition calcext:apply-style-name="Blue bg" calcext:value="=&quot;Prereq&quot;" calcext:base-cell-address="Inputs.S2"/>
            <calcext:condition calcext:apply-style-name="Light gray bg" calcext:value="=&quot;Impossible?&quot;" calcext:base-cell-address="Inputs.S2"/>
            <calcext:condition calcext:apply-style-name="Dark gray bg" calcext:value="=&quot;§§§&quot;" calcext:base-cell-address="Inputs.S2"/>
            <calcext:condition calcext:apply-style-name="Dark gray bg" calcext:value="contains-text(&quot;!!&quot;)" calcext:base-cell-address="Inputs.S2"/>
            <calcext:condition calcext:apply-style-name="Purple bg" calcext:value="=&quot;???&quot;" calcext:base-cell-address="Inputs.S2"/>
            <calcext:condition calcext:apply-style-name="Light gray bg" calcext:value="=&quot;No effect&quot;" calcext:base-cell-address="Inputs.S2"/>
          </calcext:conditional-format>
          <calcext:conditional-format calcext:target-range-address="'Details (Default)'.V33:'Details (Default)'.V34 'Details (Default)'.V4:'Details (Default)'.V20 'Details (Default)'.V22:'Details (Default)'.V28">
            <calcext:condition calcext:apply-style-name="Red bg" calcext:value="=&quot;Cancels&quot;" calcext:base-cell-address="Inputs.V4"/>
            <calcext:condition calcext:apply-style-name="Light orange bg" calcext:value="=&quot;Follows&quot;" calcext:base-cell-address="Inputs.V4"/>
            <calcext:condition calcext:apply-style-name="Yellow bg" calcext:value="=&quot;Buffers&quot;" calcext:base-cell-address="Inputs.V4"/>
            <calcext:condition calcext:apply-style-name="Light blue bg" calcext:value="=&quot;Mutual&quot;" calcext:base-cell-address="Inputs.V4"/>
            <calcext:condition calcext:apply-style-name="Green bg" calcext:value="=&quot;Special&quot;" calcext:base-cell-address="Inputs.V4"/>
            <calcext:condition calcext:apply-style-name="Blue bg" calcext:value="=&quot;Prereq&quot;" calcext:base-cell-address="Inputs.V4"/>
            <calcext:condition calcext:apply-style-name="Light gray bg" calcext:value="=&quot;Impossible?&quot;" calcext:base-cell-address="Inputs.V4"/>
            <calcext:condition calcext:apply-style-name="Dark gray bg" calcext:value="=&quot;§§§&quot;" calcext:base-cell-address="Inputs.V4"/>
            <calcext:condition calcext:apply-style-name="Dark gray bg" calcext:value="contains-text(&quot;!!&quot;)" calcext:base-cell-address="Inputs.V4"/>
            <calcext:condition calcext:apply-style-name="Purple bg" calcext:value="=&quot;???&quot;" calcext:base-cell-address="Inputs.V4"/>
            <calcext:condition calcext:apply-style-name="Light gray bg" calcext:value="=&quot;No effect&quot;" calcext:base-cell-address="Inputs.V4"/>
          </calcext:conditional-format>
          <calcext:conditional-format calcext:target-range-address="'Details (Default)'.E16:'Details (Default)'.E16">
            <calcext:condition calcext:apply-style-name="Red bg" calcext:value="=&quot;Cancels&quot;" calcext:base-cell-address="Inputs.E16"/>
            <calcext:condition calcext:apply-style-name="Light orange bg" calcext:value="=&quot;Follows&quot;" calcext:base-cell-address="Inputs.E16"/>
            <calcext:condition calcext:apply-style-name="Yellow bg" calcext:value="=&quot;Buffers&quot;" calcext:base-cell-address="Inputs.E16"/>
            <calcext:condition calcext:apply-style-name="Light blue bg" calcext:value="=&quot;Mutual&quot;" calcext:base-cell-address="Inputs.E16"/>
            <calcext:condition calcext:apply-style-name="Green bg" calcext:value="=&quot;Special&quot;" calcext:base-cell-address="Inputs.E16"/>
            <calcext:condition calcext:apply-style-name="Blue bg" calcext:value="=&quot;Prereq&quot;" calcext:base-cell-address="Inputs.E16"/>
            <calcext:condition calcext:apply-style-name="Light gray bg" calcext:value="=&quot;Impossible?&quot;" calcext:base-cell-address="Inputs.E16"/>
            <calcext:condition calcext:apply-style-name="Dark gray bg" calcext:value="=&quot;§§§&quot;" calcext:base-cell-address="Inputs.E16"/>
            <calcext:condition calcext:apply-style-name="Dark gray bg" calcext:value="contains-text(&quot;!!&quot;)" calcext:base-cell-address="Inputs.E16"/>
            <calcext:condition calcext:apply-style-name="Purple bg" calcext:value="=&quot;???&quot;" calcext:base-cell-address="Inputs.E16"/>
            <calcext:condition calcext:apply-style-name="Light gray bg" calcext:value="=&quot;No effect&quot;" calcext:base-cell-address="Inputs.E16"/>
          </calcext:conditional-format>
          <calcext:conditional-format calcext:target-range-address="'Details (Default)'.E17:'Details (Default)'.E17">
            <calcext:condition calcext:apply-style-name="Red bg" calcext:value="=&quot;Cancels&quot;" calcext:base-cell-address="Inputs.E17"/>
            <calcext:condition calcext:apply-style-name="Light orange bg" calcext:value="=&quot;Follows&quot;" calcext:base-cell-address="Inputs.E17"/>
            <calcext:condition calcext:apply-style-name="Yellow bg" calcext:value="=&quot;Buffers&quot;" calcext:base-cell-address="Inputs.E17"/>
            <calcext:condition calcext:apply-style-name="Light blue bg" calcext:value="=&quot;Mutual&quot;" calcext:base-cell-address="Inputs.E17"/>
            <calcext:condition calcext:apply-style-name="Green bg" calcext:value="=&quot;Special&quot;" calcext:base-cell-address="Inputs.E17"/>
            <calcext:condition calcext:apply-style-name="Blue bg" calcext:value="=&quot;Prereq&quot;" calcext:base-cell-address="Inputs.E17"/>
            <calcext:condition calcext:apply-style-name="Light gray bg" calcext:value="=&quot;Impossible?&quot;" calcext:base-cell-address="Inputs.E17"/>
            <calcext:condition calcext:apply-style-name="Dark gray bg" calcext:value="=&quot;§§§&quot;" calcext:base-cell-address="Inputs.E17"/>
            <calcext:condition calcext:apply-style-name="Dark gray bg" calcext:value="contains-text(&quot;!!&quot;)" calcext:base-cell-address="Inputs.E17"/>
            <calcext:condition calcext:apply-style-name="Purple bg" calcext:value="=&quot;???&quot;" calcext:base-cell-address="Inputs.E17"/>
            <calcext:condition calcext:apply-style-name="Light gray bg" calcext:value="=&quot;No effect&quot;" calcext:base-cell-address="Inputs.E17"/>
          </calcext:conditional-format>
          <calcext:conditional-format calcext:target-range-address="'Details (Default)'.D99:'Details (Default)'.D99 'Details (Default)'.D35:'Details (Default)'.D66">
            <calcext:condition calcext:apply-style-name="Red bg" calcext:value="=&quot;Cancels&quot;" calcext:base-cell-address="Inputs.D35"/>
            <calcext:condition calcext:apply-style-name="Light orange bg" calcext:value="=&quot;Follows&quot;" calcext:base-cell-address="Inputs.D35"/>
            <calcext:condition calcext:apply-style-name="Yellow bg" calcext:value="=&quot;Buffers&quot;" calcext:base-cell-address="Inputs.D35"/>
            <calcext:condition calcext:apply-style-name="Light blue bg" calcext:value="=&quot;Mutual&quot;" calcext:base-cell-address="Inputs.D35"/>
            <calcext:condition calcext:apply-style-name="Green bg" calcext:value="=&quot;Special&quot;" calcext:base-cell-address="Inputs.D35"/>
            <calcext:condition calcext:apply-style-name="Blue bg" calcext:value="=&quot;Prereq&quot;" calcext:base-cell-address="Inputs.D35"/>
            <calcext:condition calcext:apply-style-name="Light gray bg" calcext:value="=&quot;Impossible?&quot;" calcext:base-cell-address="Inputs.D35"/>
            <calcext:condition calcext:apply-style-name="Dark gray bg" calcext:value="=&quot;§§§&quot;" calcext:base-cell-address="Inputs.D35"/>
            <calcext:condition calcext:apply-style-name="Dark gray bg" calcext:value="contains-text(&quot;!!&quot;)" calcext:base-cell-address="Inputs.D35"/>
            <calcext:condition calcext:apply-style-name="Purple bg" calcext:value="=&quot;???&quot;" calcext:base-cell-address="Inputs.D35"/>
            <calcext:condition calcext:apply-style-name="Light gray bg" calcext:value="=&quot;No effect&quot;" calcext:base-cell-address="Inputs.D35"/>
          </calcext:conditional-format>
          <calcext:conditional-format calcext:target-range-address="'Details (Default)'.Y67:'Details (Default)'.AF98 'Details (Default)'.G67:'Details (Default)'.R98">
            <calcext:condition calcext:apply-style-name="Red bg" calcext:value="=&quot;Cancels&quot;" calcext:base-cell-address="Inputs.G67"/>
            <calcext:condition calcext:apply-style-name="Light orange bg" calcext:value="=&quot;Follows&quot;" calcext:base-cell-address="Inputs.G67"/>
            <calcext:condition calcext:apply-style-name="Yellow bg" calcext:value="=&quot;Buffers&quot;" calcext:base-cell-address="Inputs.G67"/>
            <calcext:condition calcext:apply-style-name="Light blue bg" calcext:value="=&quot;Mutual&quot;" calcext:base-cell-address="Inputs.G67"/>
            <calcext:condition calcext:apply-style-name="Green bg" calcext:value="=&quot;Special&quot;" calcext:base-cell-address="Inputs.G67"/>
            <calcext:condition calcext:apply-style-name="Blue bg" calcext:value="=&quot;Prereq&quot;" calcext:base-cell-address="Inputs.G67"/>
            <calcext:condition calcext:apply-style-name="Light gray bg" calcext:value="=&quot;Impossible?&quot;" calcext:base-cell-address="Inputs.G67"/>
            <calcext:condition calcext:apply-style-name="Dark gray bg" calcext:value="=&quot;§§§&quot;" calcext:base-cell-address="Inputs.G67"/>
            <calcext:condition calcext:apply-style-name="Dark gray bg" calcext:value="contains-text(&quot;!!&quot;)" calcext:base-cell-address="Inputs.G67"/>
            <calcext:condition calcext:apply-style-name="Purple bg" calcext:value="=&quot;???&quot;" calcext:base-cell-address="Inputs.G67"/>
            <calcext:condition calcext:apply-style-name="Light gray bg" calcext:value="=&quot;No effect&quot;" calcext:base-cell-address="Inputs.G67"/>
          </calcext:conditional-format>
          <calcext:conditional-format calcext:target-range-address="'Details (Default)'.D67:'Details (Default)'.F98">
            <calcext:condition calcext:apply-style-name="Red bg" calcext:value="=&quot;Cancels&quot;" calcext:base-cell-address="Inputs.D67"/>
            <calcext:condition calcext:apply-style-name="Light orange bg" calcext:value="=&quot;Follows&quot;" calcext:base-cell-address="Inputs.D67"/>
            <calcext:condition calcext:apply-style-name="Yellow bg" calcext:value="=&quot;Buffers&quot;" calcext:base-cell-address="Inputs.D67"/>
            <calcext:condition calcext:apply-style-name="Light blue bg" calcext:value="=&quot;Mutual&quot;" calcext:base-cell-address="Inputs.D67"/>
            <calcext:condition calcext:apply-style-name="Green bg" calcext:value="=&quot;Special&quot;" calcext:base-cell-address="Inputs.D67"/>
            <calcext:condition calcext:apply-style-name="Blue bg" calcext:value="=&quot;Prereq&quot;" calcext:base-cell-address="Inputs.D67"/>
            <calcext:condition calcext:apply-style-name="Light gray bg" calcext:value="=&quot;Impossible?&quot;" calcext:base-cell-address="Inputs.D67"/>
            <calcext:condition calcext:apply-style-name="Dark gray bg" calcext:value="=&quot;§§§&quot;" calcext:base-cell-address="Inputs.D67"/>
            <calcext:condition calcext:apply-style-name="Dark gray bg" calcext:value="contains-text(&quot;!!&quot;)" calcext:base-cell-address="Inputs.D67"/>
            <calcext:condition calcext:apply-style-name="Purple bg" calcext:value="=&quot;???&quot;" calcext:base-cell-address="Inputs.D67"/>
            <calcext:condition calcext:apply-style-name="Light gray bg" calcext:value="=&quot;No effect&quot;" calcext:base-cell-address="Inputs.D67"/>
          </calcext:conditional-format>
          <calcext:conditional-format calcext:target-range-address="'Details (Default)'.S86:'Details (Default)'.X98 'Details (Default)'.W67:'Details (Default)'.X85 'Details (Default)'.S67:'Details (Default)'.U85">
            <calcext:condition calcext:apply-style-name="Red bg" calcext:value="=&quot;Cancels&quot;" calcext:base-cell-address="Inputs.S67"/>
            <calcext:condition calcext:apply-style-name="Light orange bg" calcext:value="=&quot;Follows&quot;" calcext:base-cell-address="Inputs.S67"/>
            <calcext:condition calcext:apply-style-name="Yellow bg" calcext:value="=&quot;Buffers&quot;" calcext:base-cell-address="Inputs.S67"/>
            <calcext:condition calcext:apply-style-name="Light blue bg" calcext:value="=&quot;Mutual&quot;" calcext:base-cell-address="Inputs.S67"/>
            <calcext:condition calcext:apply-style-name="Green bg" calcext:value="=&quot;Special&quot;" calcext:base-cell-address="Inputs.S67"/>
            <calcext:condition calcext:apply-style-name="Blue bg" calcext:value="=&quot;Prereq&quot;" calcext:base-cell-address="Inputs.S67"/>
            <calcext:condition calcext:apply-style-name="Light gray bg" calcext:value="=&quot;Impossible?&quot;" calcext:base-cell-address="Inputs.S67"/>
            <calcext:condition calcext:apply-style-name="Dark gray bg" calcext:value="=&quot;§§§&quot;" calcext:base-cell-address="Inputs.S67"/>
            <calcext:condition calcext:apply-style-name="Dark gray bg" calcext:value="contains-text(&quot;!!&quot;)" calcext:base-cell-address="Inputs.S67"/>
            <calcext:condition calcext:apply-style-name="Purple bg" calcext:value="=&quot;???&quot;" calcext:base-cell-address="Inputs.S67"/>
            <calcext:condition calcext:apply-style-name="Light gray bg" calcext:value="=&quot;No effect&quot;" calcext:base-cell-address="Inputs.S67"/>
          </calcext:conditional-format>
          <calcext:conditional-format calcext:target-range-address="'Details (Default)'.V67:'Details (Default)'.V96">
            <calcext:condition calcext:apply-style-name="Red bg" calcext:value="=&quot;Cancels&quot;" calcext:base-cell-address="Inputs.V67"/>
            <calcext:condition calcext:apply-style-name="Light orange bg" calcext:value="=&quot;Follows&quot;" calcext:base-cell-address="Inputs.V67"/>
            <calcext:condition calcext:apply-style-name="Yellow bg" calcext:value="=&quot;Buffers&quot;" calcext:base-cell-address="Inputs.V67"/>
            <calcext:condition calcext:apply-style-name="Light blue bg" calcext:value="=&quot;Mutual&quot;" calcext:base-cell-address="Inputs.V67"/>
            <calcext:condition calcext:apply-style-name="Green bg" calcext:value="=&quot;Special&quot;" calcext:base-cell-address="Inputs.V67"/>
            <calcext:condition calcext:apply-style-name="Blue bg" calcext:value="=&quot;Prereq&quot;" calcext:base-cell-address="Inputs.V67"/>
            <calcext:condition calcext:apply-style-name="Light gray bg" calcext:value="=&quot;Impossible?&quot;" calcext:base-cell-address="Inputs.V67"/>
            <calcext:condition calcext:apply-style-name="Dark gray bg" calcext:value="=&quot;§§§&quot;" calcext:base-cell-address="Inputs.V67"/>
            <calcext:condition calcext:apply-style-name="Dark gray bg" calcext:value="contains-text(&quot;!!&quot;)" calcext:base-cell-address="Inputs.V67"/>
            <calcext:condition calcext:apply-style-name="Purple bg" calcext:value="=&quot;???&quot;" calcext:base-cell-address="Inputs.V67"/>
            <calcext:condition calcext:apply-style-name="Light gray bg" calcext:value="=&quot;No effect&quot;" calcext:base-cell-address="Inputs.V67"/>
          </calcext:conditional-format>
        </calcext:conditional-formats>
      </table:table>
      <table:table table:name="Inputs" table:style-name="ta1">
        <table:table-column table:style-name="co36" table:default-cell-style-name="ce187"/>
        <table:table-column table:style-name="co37" table:default-cell-style-name="ce187"/>
        <table:table-column table:style-name="co38" table:default-cell-style-name="ce187"/>
        <table:table-column table:style-name="co20" table:default-cell-style-name="ce259"/>
        <table:table-column table:style-name="co39" table:default-cell-style-name="ce187"/>
        <table:table-column table:style-name="co11" table:number-columns-repeated="2" table:default-cell-style-name="Default"/>
        <table:table-row table:style-name="ro2">
          <table:table-cell table:style-name="ce272" office:value-type="string" calcext:value-type="string">
            <text:p>Input List</text:p>
          </table:table-cell>
          <table:table-cell table:style-name="ce272" office:value-type="string" calcext:value-type="string">
            <text:p>Input Name</text:p>
          </table:table-cell>
          <table:table-cell table:style-name="ce272" office:value-type="string" calcext:value-type="string">
            <text:p>Button</text:p>
          </table:table-cell>
          <table:table-cell table:style-name="ce258" office:value-type="string" calcext:value-type="string">
            <text:p>Group</text:p>
          </table:table-cell>
          <table:table-cell table:style-name="ce272" office:value-type="string" calcext:value-type="string">
            <text:p>Col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Letting go of inpu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L-stick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Roll (Forward)</text:p>
          </table:table-cell>
          <table:table-cell office:value-type="string" calcext:value-type="string">
            <text:p>R-stick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Roll (Left)</text:p>
          </table:table-cell>
          <table:table-cell office:value-type="string" calcext:value-type="string">
            <text:p>R-stick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Roll (Right)</text:p>
          </table:table-cell>
          <table:table-cell office:value-type="string" calcext:value-type="string">
            <text:p>R-stick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Roll (Back)</text:p>
          </table:table-cell>
          <table:table-cell office:value-type="string" calcext:value-type="string">
            <text:p>R-stick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Weapon Switch</text:p>
          </table:table-cell>
          <table:table-cell office:value-type="string" calcext:value-type="string">
            <text:p>D-pad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Jump (Result 1)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Jump (Result 2)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Melee (S)</text:p>
          </table:table-cell>
          <table:table-cell office:value-type="string" calcext:value-type="string">
            <text:p>Squar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Melee (S) (Long)</text:p>
          </table:table-cell>
          <table:table-cell office:value-type="string" calcext:value-type="string">
            <text:p>Squar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Melee (T)</text:p>
          </table:table-cell>
          <table:table-cell office:value-type="string" calcext:value-type="string">
            <text:p>Triangl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Melee (T) (Long)</text:p>
          </table:table-cell>
          <table:table-cell office:value-type="string" calcext:value-type="string">
            <text:p>Triangl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Grab</text:p>
          </table:table-cell>
          <table:table-cell office:value-type="string" calcext:value-type="string">
            <text:p>Circl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L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R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Rage</text:p>
          </table:table-cell>
          <table:table-cell office:value-type="string" calcext:value-type="string">
            <text:p>L3 + R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table:number-columns-repeated="2" office:value-type="string" calcext:value-type="string">
            <text:p>Pause</text:p>
          </table:table-cell>
          <table:table-cell office:value-type="float" office:value="1" calcext:value-type="float">
            <text:p>1</text:p>
          </table:table-cell>
          <table:table-cell table:style-name="ce75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Retry</text:p>
          </table:table-cell>
          <table:table-cell/>
          <table:table-cell office:value-type="float" office:value="1" calcext:value-type="float">
            <text:p>1</text:p>
          </table:table-cell>
          <table:table-cell table:style-name="ce75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Upgrade Blades</text:p>
          </table:table-cell>
          <table:table-cell/>
          <table:table-cell office:value-type="float" office:value="1" calcext:value-type="float">
            <text:p>1</text:p>
          </table:table-cell>
          <table:table-cell table:style-name="ce75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Upgrade Head</text:p>
          </table:table-cell>
          <table:table-cell/>
          <table:table-cell office:value-type="float" office:value="1" calcext:value-type="float">
            <text:p>1</text:p>
          </table:table-cell>
          <table:table-cell table:style-name="ce75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Fall</text:p>
          </table:table-cell>
          <table:table-cell/>
          <table:table-cell office:value-type="float" office:value="1" calcext:value-type="float">
            <text:p>1</text:p>
          </table:table-cell>
          <table:table-cell table:style-name="ce75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Landing</text:p>
          </table:table-cell>
          <table:table-cell/>
          <table:table-cell office:value-type="float" office:value="1" calcext:value-type="float">
            <text:p>1</text:p>
          </table:table-cell>
          <table:table-cell table:style-name="ce75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Hang From Ledge</text:p>
          </table:table-cell>
          <table:table-cell/>
          <table:table-cell office:value-type="float" office:value="1" calcext:value-type="float">
            <text:p>1</text:p>
          </table:table-cell>
          <table:table-cell table:style-name="ce75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1" calcext:value-type="float">
            <text:p>1</text:p>
          </table:table-cell>
          <table:table-cell table:style-name="ce75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Rope</text:p>
          </table:table-cell>
          <table:table-cell/>
          <table:table-cell office:value-type="float" office:value="1" calcext:value-type="float">
            <text:p>1</text:p>
          </table:table-cell>
          <table:table-cell table:style-name="ce75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Shimmy</text:p>
          </table:table-cell>
          <table:table-cell/>
          <table:table-cell office:value-type="float" office:value="1" calcext:value-type="float">
            <text:p>1</text:p>
          </table:table-cell>
          <table:table-cell table:style-name="ce75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Hold X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table:style-name="ce76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Hold S</text:p>
          </table:table-cell>
          <table:table-cell office:value-type="string" calcext:value-type="string">
            <text:p>Square</text:p>
          </table:table-cell>
          <table:table-cell office:value-type="float" office:value="2" calcext:value-type="float">
            <text:p>2</text:p>
          </table:table-cell>
          <table:table-cell table:style-name="ce76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Hold T</text:p>
          </table:table-cell>
          <table:table-cell office:value-type="string" calcext:value-type="string">
            <text:p>Triangle</text:p>
          </table:table-cell>
          <table:table-cell office:value-type="float" office:value="2" calcext:value-type="float">
            <text:p>2</text:p>
          </table:table-cell>
          <table:table-cell table:style-name="ce76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Hold O</text:p>
          </table:table-cell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table:style-name="ce76"/>
          <table:table-cell table:number-columns-repeated="2"/>
        </table:table-row>
        <table:table-row table:style-name="ro2">
          <table:table-cell table:number-columns-repeated="4"/>
          <table:table-cell table:style-name="ce190"/>
          <table:table-cell table:number-columns-repeated="2"/>
        </table:table-row>
        <table:table-row table:style-name="ro2">
          <table:table-cell office:value-type="string" calcext:value-type="string">
            <text:p>Water</text:p>
          </table:table-cell>
          <table:table-cell office:value-type="string" calcext:value-type="string">
            <text:p>Letting go of inpu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Water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L-stick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ater</text:p>
          </table:table-cell>
          <table:table-cell office:value-type="string" calcext:value-type="string">
            <text:p>Rush</text:p>
          </table:table-cell>
          <table:table-cell office:value-type="string" calcext:value-type="string">
            <text:p>R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ater</text:p>
          </table:table-cell>
          <table:table-cell office:value-type="string" calcext:value-type="string">
            <text:p>Retry</text:p>
          </table:table-cell>
          <table:table-cell/>
          <table:table-cell office:value-type="float" office:value="1" calcext:value-type="float">
            <text:p>1</text:p>
          </table:table-cell>
          <table:table-cell table:style-name="ce75"/>
          <table:table-cell table:number-columns-repeated="2"/>
        </table:table-row>
        <table:table-row table:style-name="ro2">
          <table:table-cell office:value-type="string" calcext:value-type="string">
            <text:p>Water</text:p>
          </table:table-cell>
          <table:table-cell office:value-type="string" calcext:value-type="string">
            <text:p>Upgrade Blades</text:p>
          </table:table-cell>
          <table:table-cell/>
          <table:table-cell office:value-type="float" office:value="1" calcext:value-type="float">
            <text:p>1</text:p>
          </table:table-cell>
          <table:table-cell table:style-name="ce75"/>
          <table:table-cell table:number-columns-repeated="2"/>
        </table:table-row>
        <table:table-row table:style-name="ro2">
          <table:table-cell office:value-type="string" calcext:value-type="string">
            <text:p>Water</text:p>
          </table:table-cell>
          <table:table-cell office:value-type="string" calcext:value-type="string">
            <text:p>Upgrade Head</text:p>
          </table:table-cell>
          <table:table-cell/>
          <table:table-cell office:value-type="float" office:value="1" calcext:value-type="float">
            <text:p>1</text:p>
          </table:table-cell>
          <table:table-cell table:style-name="ce75"/>
          <table:table-cell table:number-columns-repeated="2"/>
        </table:table-row>
        <table:table-row table:style-name="ro2">
          <table:table-cell office:value-type="string" calcext:value-type="string">
            <text:p>Water</text:p>
          </table:table-cell>
          <table:table-cell office:value-type="string" calcext:value-type="string">
            <text:p>Prompt 1</text:p>
          </table:table-cell>
          <table:table-cell/>
          <table:table-cell office:value-type="float" office:value="1" calcext:value-type="float">
            <text:p>1</text:p>
          </table:table-cell>
          <table:table-cell table:style-name="ce75"/>
          <table:table-cell table:number-columns-repeated="2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Target</text:p>
          </table:table-cell>
          <table:table-cell office:value-type="string" calcext:value-type="string">
            <text:p>Attack s1</text:p>
          </table:table-cell>
          <table:table-cell table:number-columns-repeated="4"/>
          <table:table-cell table:style-name="ce125" office:value-type="string" calcext:value-type="string">
            <text:p>Specialties about this sheet:</text:p>
          </table:table-cell>
        </table:table-row>
        <table:table-row table:style-name="ro2">
          <table:table-cell office:value-type="string" calcext:value-type="string">
            <text:p>Target</text:p>
          </table:table-cell>
          <table:table-cell office:value-type="string" calcext:value-type="string">
            <text:p>Attack s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arget</text:p>
          </table:table-cell>
          <table:table-cell office:value-type="string" calcext:value-type="string">
            <text:p>Something</text:p>
          </table:table-cell>
          <table:table-cell table:number-columns-repeated="4"/>
          <table:table-cell office:value-type="string" calcext:value-type="string">
            <text:p>1. ”default” input list exists by default. It can’t be removed? Or: the code automatically adds it back whenever refreshing, if needed.</text:p>
          </table:table-cell>
        </table:table-row>
        <table:table-row table:style-name="ro2">
          <table:table-cell office:value-type="string" calcext:value-type="string">
            <text:p>Target</text:p>
          </table:table-cell>
          <table:table-cell office:value-type="string" calcext:value-type="string">
            <text:p>O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arget</text:p>
          </table:table-cell>
          <table:table-cell office:value-type="string" calcext:value-type="string">
            <text:p>Other</text:p>
          </table:table-cell>
          <table:table-cell table:number-columns-repeated="4"/>
          <table:table-cell office:value-type="string" calcext:value-type="string">
            <text:p>2. user can create ”groups”. Their purpose is to make it easier to hide more complex or esoteric inputs whenever needed to get more space in the Details sheet.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The group number doesn’t matter – it just differentiates where one group should end and one begin.</text:p>
          </table:table-cell>
        </table:table-row>
        <table:table-row table:style-name="ro2" table:number-rows-repeated="2">
          <table:table-cell table:number-columns-repeated="7"/>
        </table:table-row>
        <table:table-row table:style-name="ro2">
          <table:table-cell table:number-columns-repeated="6"/>
          <table:table-cell table:style-name="ce125" office:value-type="string" calcext:value-type="string">
            <text:p>Different functions: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number-columns-repeated="6"/>
          <table:table-cell table:style-name="ce40" office:value-type="string" calcext:value-type="string">
            <text:p>”Refresh”.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number-columns-repeated="6"/>
          <table:table-cell office:value-type="string" calcext:value-type="string">
            <text:p>1. the code checks for discrepancies between Input Lists and the existing animations in the Details sheet.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2. if there are too few or too many rows, they are added in a non-destructive way or deleted.</text:p>
          </table:table-cell>
        </table:table-row>
        <table:table-row table:style-name="ro2" table:number-rows-repeated="2">
          <table:table-cell table:number-columns-repeated="7"/>
        </table:table-row>
        <table:table-row table:style-name="ro2">
          <table:table-cell table:number-columns-repeated="6"/>
          <table:table-cell table:style-name="ce260" office:value-type="string" calcext:value-type="string">
            <text:p>”Add / Remove / Move inputs”.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number-columns-repeated="6"/>
          <table:table-cell office:value-type="string" calcext:value-type="string">
            <text:p>Adding or removing inputs isn’t a problem until a Mechanics list has been generated and has to be updated too. But after that...?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number-columns-repeated="6"/>
          <table:table-cell office:value-type="string" calcext:value-type="string">
            <text:p>Since the different inputs are named, the code can probably compare automatically from the generated Details list if there are discrepancies like moved / deleted / added inputs.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So (unlike different phases) you probably don’t need an unique dialogue or similar for changing things with input.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number-columns-repeated="6"/>
          <table:table-cell office:value-type="string" calcext:value-type="string">
            <text:p>Moving phases may cause troubles with the various groups, so therefore there should be a function for...</text:p>
          </table:table-cell>
        </table:table-row>
        <table:table-row table:style-name="ro2" table:number-rows-repeated="2">
          <table:table-cell table:number-columns-repeated="7"/>
        </table:table-row>
        <table:table-row table:style-name="ro2">
          <table:table-cell table:number-columns-repeated="6"/>
          <table:table-cell table:style-name="ce40" office:value-type="string" calcext:value-type="string">
            <text:p>”Create group”.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number-columns-repeated="6"/>
          <table:table-cell office:value-type="string" calcext:value-type="string">
            <text:p>Code knows which parts of the input list to group based on user info.</text:p>
          </table:table-cell>
        </table:table-row>
        <table:table-row table:style-name="ro2" table:number-rows-repeated="2">
          <table:table-cell table:number-columns-repeated="7"/>
        </table:table-row>
        <table:table-row table:style-name="ro2">
          <table:table-cell table:number-columns-repeated="6"/>
          <table:table-cell table:style-name="ce40" office:value-type="string" calcext:value-type="string">
            <text:p>”Ungroup”.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number-columns-repeated="6"/>
          <table:table-cell office:value-type="string" calcext:value-type="string">
            <text:p>Code ungroups before certain operations to keep things cleaner?</text:p>
          </table:table-cell>
        </table:table-row>
        <table:table-row table:style-name="ro2" table:number-rows-repeated="1048500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Modifiers" table:style-name="ta1">
        <table:table-column table:style-name="co40" table:default-cell-style-name="ce187"/>
        <table:table-column table:style-name="co33" table:default-cell-style-name="ce187"/>
        <table:table-column table:style-name="co14" table:default-cell-style-name="ce187"/>
        <table:table-column table:style-name="co41" table:number-columns-repeated="2" table:default-cell-style-name="ce149"/>
        <table:table-column table:style-name="co42" table:default-cell-style-name="ce149"/>
        <table:table-column table:style-name="co43" table:default-cell-style-name="ce149"/>
        <table:table-column table:style-name="co44" table:default-cell-style-name="ce149"/>
        <table:table-column table:style-name="co45" table:default-cell-style-name="ce149"/>
        <table:table-column table:style-name="co46" table:default-cell-style-name="ce187"/>
        <table:table-column table:style-name="co11" table:default-cell-style-name="Default"/>
        <table:table-row table:style-name="ro2">
          <table:table-cell table:style-name="ce272" office:value-type="string" calcext:value-type="string">
            <text:p>Short Name</text:p>
          </table:table-cell>
          <table:table-cell table:style-name="ce272" office:value-type="string" calcext:value-type="string">
            <text:p>Full Name</text:p>
          </table:table-cell>
          <table:table-cell table:style-name="ce272" office:value-type="string" calcext:value-type="string">
            <text:p>Color</text:p>
          </table:table-cell>
          <table:table-cell table:style-name="ce156" table:content-validation-name="val1" office:value-type="string" calcext:value-type="string">
            <text:p>AND</text:p>
          </table:table-cell>
          <table:table-cell table:style-name="ce156" table:content-validation-name="val1" office:value-type="string" calcext:value-type="string">
            <text:p>OR</text:p>
          </table:table-cell>
          <table:table-cell table:style-name="ce156" table:content-validation-name="val1" office:value-type="string" calcext:value-type="string">
            <text:p>XOR</text:p>
          </table:table-cell>
          <table:table-cell table:style-name="ce158" table:content-validation-name="val1" office:value-type="string" calcext:value-type="string">
            <text:p>NOT</text:p>
          </table:table-cell>
          <table:table-cell table:style-name="ce158" table:content-validation-name="val1" office:value-type="string" calcext:value-type="string">
            <text:p>Math</text:p>
          </table:table-cell>
          <table:table-cell table:style-name="ce158" table:content-validation-name="val1" office:value-type="string" calcext:value-type="string">
            <text:p>Chain</text:p>
          </table:table-cell>
          <table:table-cell table:style-name="ce272" office:value-type="string" calcext:value-type="string">
            <text:p>Notes 1</text:p>
          </table:table-cell>
          <table:table-cell table:style-name="ce187" office:value-type="string" calcext:value-type="string">
            <text:p>About rules:</text:p>
          </table:table-cell>
        </table:table-row>
        <table:table-row table:style-name="ro2">
          <table:table-cell office:value-type="string" calcext:value-type="string">
            <text:p>WPN1</text:p>
          </table:table-cell>
          <table:table-cell office:value-type="string" calcext:value-type="string">
            <text:p>Weapon 1 active</text:p>
          </table:table-cell>
          <table:table-cell table:style-name="ce75"/>
          <table:table-cell table:style-name="ce157" table:content-validation-name="val1"/>
          <table:table-cell table:content-validation-name="val1" office:value-type="string" calcext:value-type="string">
            <text:p>arm</text:p>
          </table:table-cell>
          <table:table-cell table:content-validation-name="val1" table:number-columns-repeated="2"/>
          <table:table-cell table:content-validation-name="val1" office:value-type="string" calcext:value-type="string">
            <text:p>arm = 3</text:p>
          </table:table-cell>
          <table:table-cell table:content-validation-name="val1" office:value-type="string" calcext:value-type="string">
            <text:p>arm AND leg</text:p>
          </table:table-cell>
          <table:table-cell office:value-type="string" calcext:value-type="string">
            <text:p>Weapon 1 equipped.</text:p>
          </table:table-cell>
          <table:table-cell table:style-name="ce159"/>
        </table:table-row>
        <table:table-row table:style-name="ro2">
          <table:table-cell office:value-type="string" calcext:value-type="string">
            <text:p>WPN2</text:p>
          </table:table-cell>
          <table:table-cell office:value-type="string" calcext:value-type="string">
            <text:p>Weapon 2 active</text:p>
          </table:table-cell>
          <table:table-cell table:style-name="ce75"/>
          <table:table-cell table:style-name="ce157" table:content-validation-name="val1"/>
          <table:table-cell table:content-validation-name="val1" office:value-type="string" calcext:value-type="string">
            <text:p>arm</text:p>
          </table:table-cell>
          <table:table-cell table:content-validation-name="val1" table:number-columns-repeated="4"/>
          <table:table-cell office:value-type="string" calcext:value-type="string">
            <text:p>Weapon 2 equipped.</text:p>
          </table:table-cell>
          <table:table-cell table:style-name="ce159" office:value-type="string" calcext:value-type="string">
            <text:p>1. ”Default” modifier always exists. It cannot be added or removed from this list, unlike other modifiers.</text:p>
          </table:table-cell>
        </table:table-row>
        <table:table-row table:style-name="ro2">
          <table:table-cell office:value-type="string" calcext:value-type="string">
            <text:p>WPN3</text:p>
          </table:table-cell>
          <table:table-cell office:value-type="string" calcext:value-type="string">
            <text:p>Weapon 3 active</text:p>
          </table:table-cell>
          <table:table-cell table:style-name="ce75"/>
          <table:table-cell table:style-name="ce157" table:content-validation-name="val1"/>
          <table:table-cell table:content-validation-name="val1" office:value-type="string" calcext:value-type="string">
            <text:p>arm</text:p>
          </table:table-cell>
          <table:table-cell table:content-validation-name="val1" table:number-columns-repeated="4"/>
          <table:table-cell office:value-type="string" calcext:value-type="string">
            <text:p>Weapon 3 equipped.</text:p>
          </table:table-cell>
          <table:table-cell table:style-name="ce159" office:value-type="string" calcext:value-type="string">
            <text:p>2. modifiers are generally "TRUE” to each other, which means everything combines with everything else. Exceptions have to be marked down with the rules column.</text:p>
          </table:table-cell>
        </table:table-row>
        <table:table-row table:style-name="ro2">
          <table:table-cell office:value-type="string" calcext:value-type="string">
            <text:p>Super</text:p>
          </table:table-cell>
          <table:table-cell office:value-type="string" calcext:value-type="string">
            <text:p>Super-mode active</text:p>
          </table:table-cell>
          <table:table-cell table:style-name="ce151"/>
          <table:table-cell table:style-name="ce157" table:content-validation-name="val1"/>
          <table:table-cell table:content-validation-name="val1" table:number-columns-repeated="5"/>
          <table:table-cell office:value-type="string" calcext:value-type="string">
            <text:p>Super mode active.</text:p>
          </table:table-cell>
          <table:table-cell table:style-name="ce159" office:value-type="string" calcext:value-type="string">
            <text:p>3. Entries in the rule columns MUST be integers.</text:p>
          </table:table-cell>
        </table:table-row>
        <table:table-row table:style-name="ro2">
          <table:table-cell office:value-type="string" calcext:value-type="string">
            <text:p>FL1</text:p>
          </table:table-cell>
          <table:table-cell office:value-type="string" calcext:value-type="string">
            <text:p>Specific aerial test</text:p>
          </table:table-cell>
          <table:table-cell table:style-name="ce278"/>
          <table:table-cell table:style-name="ce157" table:content-validation-name="val1"/>
          <table:table-cell table:content-validation-name="val1" office:value-type="string" calcext:value-type="string">
            <text:p>leg</text:p>
          </table:table-cell>
          <table:table-cell table:style-name="ce187"/>
          <table:table-cell table:content-validation-name="val1" table:number-columns-repeated="3"/>
          <table:table-cell/>
          <table:table-cell table:style-name="ce159" office:value-type="string" calcext:value-type="string">
            <text:p>4. User can add an indefinite number of rule columns of each type and it still works.</text:p>
          </table:table-cell>
        </table:table-row>
        <table:table-row table:style-name="ro2">
          <table:table-cell office:value-type="string" calcext:value-type="string">
            <text:p>FL2</text:p>
          </table:table-cell>
          <table:table-cell office:value-type="string" calcext:value-type="string">
            <text:p>Specific aerial test</text:p>
          </table:table-cell>
          <table:table-cell table:style-name="ce278"/>
          <table:table-cell table:style-name="ce157" table:content-validation-name="val1"/>
          <table:table-cell table:content-validation-name="val1" office:value-type="string" calcext:value-type="string">
            <text:p>leg</text:p>
          </table:table-cell>
          <table:table-cell table:style-name="ce187"/>
          <table:table-cell table:content-validation-name="val1" table:number-columns-repeated="3"/>
          <table:table-cell/>
          <table:table-cell table:style-name="ce159"/>
        </table:table-row>
        <table:table-row table:style-name="ro2">
          <table:table-cell office:value-type="string" calcext:value-type="string">
            <text:p>PG</text:p>
          </table:table-cell>
          <table:table-cell office:value-type="string" calcext:value-type="string">
            <text:p>Passive glitch effect</text:p>
          </table:table-cell>
          <table:table-cell table:style-name="ce153"/>
          <table:table-cell table:style-name="ce157" table:content-validation-name="val1"/>
          <table:table-cell table:content-validation-name="val1" table:number-columns-repeated="5"/>
          <table:table-cell/>
          <table:table-cell table:style-name="ce159" office:value-type="string" calcext:value-type="string">
            <text:p>5. you shouldn’t create more than 1 OR group. It’s not only unnecessary but it also messes up the calculations.</text:p>
          </table:table-cell>
        </table:table-row>
        <table:table-row table:style-name="ro2">
          <table:table-cell office:value-type="string" calcext:value-type="string">
            <text:p>LAM</text:p>
          </table:table-cell>
          <table:table-cell office:value-type="string" calcext:value-type="string">
            <text:p>Lenient Air Momentum</text:p>
          </table:table-cell>
          <table:table-cell table:style-name="ce281"/>
          <table:table-cell table:style-name="ce157" table:content-validation-name="val1"/>
          <table:table-cell table:content-validation-name="val1" table:number-columns-repeated="5"/>
          <table:table-cell office:value-type="string" calcext:value-type="string">
            <text:p>Action has Lenient Air Momentum.</text:p>
          </table:table-cell>
          <table:table-cell/>
        </table:table-row>
        <table:table-row table:style-name="ro2">
          <table:table-cell office:value-type="string" calcext:value-type="string">
            <text:p>PAM</text:p>
          </table:table-cell>
          <table:table-cell office:value-type="string" calcext:value-type="string">
            <text:p>Positive Air Momentum</text:p>
          </table:table-cell>
          <table:table-cell table:style-name="ce281"/>
          <table:table-cell table:style-name="ce157" table:content-validation-name="val1"/>
          <table:table-cell table:content-validation-name="val1" table:number-columns-repeated="5"/>
          <table:table-cell office:value-type="string" calcext:value-type="string">
            <text:p>Action has Positive Air Momentum.</text:p>
          </table:table-cell>
          <table:table-cell/>
        </table:table-row>
        <table:table-row table:style-name="ro2">
          <table:table-cell office:value-type="string" calcext:value-type="string">
            <text:p>s b</text:p>
          </table:table-cell>
          <table:table-cell office:value-type="string" calcext:value-type="string">
            <text:p>Buffer test for ’s’</text:p>
          </table:table-cell>
          <table:table-cell table:style-name="ce155"/>
          <table:table-cell table:style-name="ce157" table:content-validation-name="val1"/>
          <table:table-cell table:content-validation-name="val1" table:number-columns-repeated="5"/>
          <table:table-cell table:number-columns-repeated="2"/>
        </table:table-row>
        <table:table-row table:style-name="ro2">
          <table:table-cell office:value-type="string" calcext:value-type="string">
            <text:p>t b</text:p>
          </table:table-cell>
          <table:table-cell office:value-type="string" calcext:value-type="string">
            <text:p>Buffer test for ’t’</text:p>
          </table:table-cell>
          <table:table-cell table:style-name="ce155"/>
          <table:table-cell table:style-name="ce157" table:content-validation-name="val1"/>
          <table:table-cell table:content-validation-name="val1" table:number-columns-repeated="5"/>
          <table:table-cell table:number-columns-repeated="2"/>
        </table:table-row>
        <table:table-row table:style-name="ro2" table:number-rows-repeated="1048563">
          <table:table-cell table:number-columns-repeated="3"/>
          <table:table-cell table:content-validation-name="val1" table:number-columns-repeated="6"/>
          <table:table-cell table:number-columns-repeated="2"/>
        </table:table-row>
        <table:table-row table:style-name="ro2">
          <table:table-cell table:number-columns-repeated="3"/>
          <table:table-cell table:content-validation-name="val1" table:number-columns-repeated="6"/>
          <table:table-cell table:number-columns-repeated="2"/>
        </table:table-row>
      </table:table>
      <table:table table:name="Results" table:style-name="ta1">
        <table:table-column table:style-name="co47" table:default-cell-style-name="ce187"/>
        <table:table-column table:style-name="co14" table:default-cell-style-name="ce187"/>
        <table:table-column table:style-name="co48" table:default-cell-style-name="ce187"/>
        <table:table-column table:style-name="co49" table:default-cell-style-name="ce187"/>
        <table:table-row table:style-name="ro2">
          <table:table-cell table:style-name="ce272" office:value-type="string" calcext:value-type="string">
            <text:p>List of Results:</text:p>
          </table:table-cell>
          <table:table-cell table:style-name="ce272" office:value-type="string" calcext:value-type="string">
            <text:p>Color</text:p>
          </table:table-cell>
          <table:table-cell table:number-columns-repeated="2" table:style-name="ce272" office:value-type="string" calcext:value-type="string">
            <text:p>Explanation for the user:</text:p>
          </table:table-cell>
        </table:table-row>
        <table:table-row table:style-name="ro2">
          <table:table-cell table:style-name="ce190" office:value-type="string" calcext:value-type="string">
            <text:p>Undecided</text:p>
          </table:table-cell>
          <table:table-cell table:style-name="ce190"/>
          <table:table-cell office:value-type="string" calcext:value-type="string">
            <text:p>No exact answer</text:p>
          </table:table-cell>
          <table:table-cell office:value-type="string" calcext:value-type="string">
            <text:p>i.e. There’s no exact answer; you’d need TAS tools or more testing to know for certain. (And it’s usually not a priority).</text:p>
          </table:table-cell>
        </table:table-row>
        <table:table-row table:style-name="ro2">
          <table:table-cell table:style-name="ce190" office:value-type="string" calcext:value-type="string">
            <text:p>No effect</text:p>
          </table:table-cell>
          <table:table-cell table:style-name="ce281"/>
          <table:table-cell office:value-type="string" calcext:value-type="string">
            <text:p>Nothing happens</text:p>
          </table:table-cell>
          <table:table-cell office:value-type="string" calcext:value-type="string">
            <text:p>i.e. Nothing obvious happens as a result of intersecting mechanics.</text:p>
          </table:table-cell>
        </table:table-row>
        <table:table-row table:style-name="ro2">
          <table:table-cell table:style-name="ce190" office:value-type="string" calcext:value-type="string">
            <text:p>Impossible?</text:p>
          </table:table-cell>
          <table:table-cell table:style-name="ce289"/>
          <table:table-cell office:value-type="string" calcext:value-type="string">
            <text:p>Impossible to test</text:p>
          </table:table-cell>
          <table:table-cell office:value-type="string" calcext:value-type="string">
            <text:p>i.e. The circumstances do not allow these two mechanics to be tested together.</text:p>
          </table:table-cell>
        </table:table-row>
        <table:table-row table:style-name="ro2">
          <table:table-cell table:style-name="ce190" office:value-type="string" calcext:value-type="string">
            <text:p>Prereq</text:p>
          </table:table-cell>
          <table:table-cell table:style-name="ce290"/>
          <table:table-cell office:value-type="string" calcext:value-type="string">
            <text:p>Prerequisite</text:p>
          </table:table-cell>
          <table:table-cell office:value-type="string" calcext:value-type="string">
            <text:p>i.e. Some input or other mechanism is already a prerequisite for an action, hence the two can’t be tested together.</text:p>
          </table:table-cell>
        </table:table-row>
        <table:table-row table:style-name="ro2">
          <table:table-cell table:style-name="ce190" office:value-type="string" calcext:value-type="string">
            <text:p>Mutual</text:p>
          </table:table-cell>
          <table:table-cell table:style-name="ce278"/>
          <table:table-cell office:value-type="string" calcext:value-type="string">
            <text:p>Co-exists / Combines</text:p>
          </table:table-cell>
          <table:table-cell office:value-type="string" calcext:value-type="string">
            <text:p>i.e. Current action either peacefully co-exists or even combines with new input.</text:p>
          </table:table-cell>
        </table:table-row>
        <table:table-row table:style-name="ro2">
          <table:table-cell table:style-name="ce190" office:value-type="string" calcext:value-type="string">
            <text:p>Special</text:p>
          </table:table-cell>
          <table:table-cell table:style-name="ce291"/>
          <table:table-cell office:value-type="string" calcext:value-type="string">
            <text:p>Special</text:p>
          </table:table-cell>
          <table:table-cell office:value-type="string" calcext:value-type="string">
            <text:p>i.e. This entry is often reserved for glitches or other unique results.</text:p>
          </table:table-cell>
        </table:table-row>
        <table:table-row table:style-name="ro2">
          <table:table-cell office:value-type="string" calcext:value-type="string">
            <text:p>Cancels</text:p>
          </table:table-cell>
          <table:table-cell table:style-name="ce292"/>
          <table:table-cell office:value-type="string" calcext:value-type="string">
            <text:p>Interrupts</text:p>
          </table:table-cell>
          <table:table-cell office:value-type="string" calcext:value-type="string">
            <text:p>i.e. The current action is interrupted by the new input.</text:p>
          </table:table-cell>
        </table:table-row>
        <table:table-row table:style-name="ro2">
          <table:table-cell table:style-name="ce190" office:value-type="string" calcext:value-type="string">
            <text:p>Buffers</text:p>
          </table:table-cell>
          <table:table-cell table:style-name="ce293"/>
          <table:table-cell office:value-type="string" calcext:value-type="string">
            <text:p>a.k.a. Combos / Is Buffered</text:p>
          </table:table-cell>
          <table:table-cell office:value-type="string" calcext:value-type="string">
            <text:p>i.e. New input causes something to become buffered after the current animation allows it.</text:p>
          </table:table-cell>
        </table:table-row>
        <table:table-row table:style-name="ro2">
          <table:table-cell table:style-name="ce190" office:value-type="string" calcext:value-type="string">
            <text:p>Follows</text:p>
          </table:table-cell>
          <table:table-cell table:style-name="ce294"/>
          <table:table-cell office:value-type="string" calcext:value-type="string">
            <text:p>Follows</text:p>
          </table:table-cell>
          <table:table-cell office:value-type="string" calcext:value-type="string">
            <text:p>i.e. New input causes something to follow after the current animation.</text:p>
          </table:table-cell>
        </table:table-row>
        <table:table-row table:style-name="ro2">
          <table:table-cell table:style-name="ce190" office:value-type="string" calcext:value-type="string">
            <text:p>???</text:p>
          </table:table-cell>
          <table:table-cell table:style-name="ce295"/>
          <table:table-cell office:value-type="string" calcext:value-type="string">
            <text:p>To Test</text:p>
          </table:table-cell>
          <table:table-cell office:value-type="string" calcext:value-type="string">
            <text:p>i.e. Something that is unknown and a topic of some interest.</text:p>
          </table:table-cell>
        </table:table-row>
        <table:table-row table:style-name="ro2">
          <table:table-cell table:style-name="ce190" office:value-type="string" calcext:value-type="string">
            <text:p>---</text:p>
          </table:table-cell>
          <table:table-cell table:style-name="ce190"/>
          <table:table-cell table:number-columns-repeated="2"/>
        </table:table-row>
        <table:table-row table:style-name="ro2">
          <table:table-cell office:value-type="string" calcext:value-type="string">
            <text:p>(Placeholder 1)</text:p>
          </table:table-cell>
          <table:table-cell table:number-columns-repeated="2"/>
          <table:table-cell office:value-type="string" calcext:value-type="string">
            <text:p>Whatever else is needed.</text:p>
          </table:table-cell>
        </table:table-row>
        <table:table-row table:style-name="ro2">
          <table:table-cell office:value-type="string" calcext:value-type="string">
            <text:p>(Placeholder 2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(Placeholder 3)</text:p>
          </table:table-cell>
          <table:table-cell table:number-columns-repeated="3"/>
        </table:table-row>
        <table:table-row table:style-name="ro2" table:number-rows-repeated="5"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Hint: it’s useful to keep all reactions at a different letter so that it’s faster to add them via data validation.</text:p>
          </table:table-cell>
          <table:table-cell/>
        </table:table-row>
        <table:table-row table:style-name="ro2">
          <table:table-cell table:number-columns-repeated="2"/>
          <table:table-cell table:style-name="ce296"/>
          <table:table-cell/>
        </table:table-row>
        <table:table-row table:style-name="ro2" table:number-rows-repeated="1048553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About" table:style-name="ta1">
        <table:table-column table:style-name="co50" table:default-cell-style-name="Default"/>
        <table:table-column table:style-name="co51" table:default-cell-style-name="Default"/>
        <table:table-column table:style-name="co11" table:number-columns-repeated="10" table:default-cell-style-name="Default"/>
        <table:table-row table:style-name="ro2">
          <table:table-cell table:style-name="ce125" office:value-type="string" calcext:value-type="string">
            <text:p>Options:</text:p>
          </table:table-cell>
          <table:table-cell table:number-columns-repeated="11"/>
        </table:table-row>
        <table:table-row table:style-name="ro2">
          <table:table-cell table:number-columns-repeated="12"/>
        </table:table-row>
        <table:table-row table:style-name="ro2">
          <table:table-cell office:value-type="string" calcext:value-type="string">
            <text:p>Title Bar Color:</text:p>
          </table:table-cell>
          <table:table-cell table:style-name="ce297"/>
          <table:table-cell table:number-columns-repeated="10"/>
        </table:table-row>
        <table:table-row table:style-name="ro2">
          <table:table-cell table:number-columns-repeated="12"/>
        </table:table-row>
        <table:table-row table:style-name="ro2">
          <table:table-cell office:value-type="string" calcext:value-type="string">
            <text:p>UI Color 1</text:p>
          </table:table-cell>
          <table:table-cell table:style-name="ce298"/>
          <table:table-cell table:number-columns-repeated="10"/>
        </table:table-row>
        <table:table-row table:style-name="ro2">
          <table:table-cell office:value-type="string" calcext:value-type="string">
            <text:p>UI Color 2</text:p>
          </table:table-cell>
          <table:table-cell table:style-name="ce299"/>
          <table:table-cell table:number-columns-repeated="10"/>
        </table:table-row>
        <table:table-row table:style-name="ro2" table:number-rows-repeated="20">
          <table:table-cell table:number-columns-repeated="12"/>
        </table:table-row>
        <table:table-row table:style-name="ro2">
          <table:table-cell table:number-columns-repeated="11"/>
          <table:table-cell office:value-type="string" calcext:value-type="string">
            <text:p>Movelister template v. 2</text:p>
          </table:table-cell>
        </table:table-row>
        <table:table-row table:style-name="ro2">
          <table:table-cell table:number-columns-repeated="11"/>
          <table:table-cell office:value-type="string" calcext:value-type="string">
            <text:p>by Nelitarnia</text:p>
          </table:table-cell>
        </table:table-row>
      </table:table>
      <table:table table:name="Overview (Old)" table:style-name="ta1">
        <table:table-column table:style-name="co52" table:default-cell-style-name="ce3"/>
        <table:table-column table:style-name="co53" table:default-cell-style-name="ce3"/>
        <table:table-column table:style-name="co54" table:default-cell-style-name="ce3"/>
        <table:table-column table:style-name="co4" table:default-cell-style-name="ce3"/>
        <table:table-column table:style-name="co13" table:default-cell-style-name="ce33"/>
        <table:table-column table:style-name="co5" table:default-cell-style-name="ce33"/>
        <table:table-column table:style-name="co14" table:default-cell-style-name="ce33"/>
        <table:table-column table:style-name="co15" table:default-cell-style-name="ce33"/>
        <table:table-column table:style-name="co55" table:number-columns-repeated="4" table:default-cell-style-name="ce33"/>
        <table:table-column table:style-name="co56" table:number-columns-repeated="2" table:default-cell-style-name="ce33"/>
        <table:table-column table:style-name="co57" table:default-cell-style-name="ce33"/>
        <table:table-column table:style-name="co58" table:number-columns-repeated="2" table:default-cell-style-name="ce33"/>
        <table:table-column table:style-name="co57" table:default-cell-style-name="ce33"/>
        <table:table-column table:style-name="co59" table:default-cell-style-name="ce33"/>
        <table:table-column table:style-name="co52" table:default-cell-style-name="ce3"/>
        <table:table-column table:style-name="co7" table:default-cell-style-name="ce3"/>
        <table:table-column table:style-name="co8" table:default-cell-style-name="ce59"/>
        <table:table-column table:style-name="co9" table:default-cell-style-name="ce59"/>
        <table:table-column table:style-name="co10" table:default-cell-style-name="ce59"/>
        <table:table-column table:style-name="co11" table:number-columns-repeated="9" table:default-cell-style-name="ce59"/>
        <table:table-column table:style-name="co11" table:number-columns-repeated="865" table:default-cell-style-name="ce35"/>
        <table:table-row table:style-name="ro2">
          <table:table-cell table:style-name="ce71" table:content-validation-name="val1" office:value-type="string" calcext:value-type="string">
            <text:p>View</text:p>
          </table:table-cell>
          <table:table-cell table:style-name="ce71" table:content-validation-name="val2" office:value-type="string" calcext:value-type="string">
            <text:p>Input List</text:p>
          </table:table-cell>
          <table:table-cell table:style-name="ce71" office:value-type="string" calcext:value-type="string">
            <text:p>Action Name</text:p>
          </table:table-cell>
          <table:table-cell table:style-name="ce71" office:value-type="string" calcext:value-type="string">
            <text:p>Color</text:p>
          </table:table-cell>
          <table:table-cell table:style-name="ce284" office:value-type="string" calcext:value-type="string">
            <text:p>Hit</text:p>
          </table:table-cell>
          <table:table-cell table:style-name="ce284" office:value-type="string" calcext:value-type="string">
            <text:p>Frames</text:p>
          </table:table-cell>
          <table:table-cell table:style-name="ce284" table:content-validation-name="val3" office:value-type="string" calcext:value-type="string">
            <text:p>Phase</text:p>
          </table:table-cell>
          <table:table-cell table:style-name="ce46" office:value-type="string" calcext:value-type="string">
            <text:p>DEF</text:p>
          </table:table-cell>
          <table:table-cell table:style-name="ce47" office:value-type="string" calcext:value-type="string">
            <text:p>WPN1</text:p>
          </table:table-cell>
          <table:table-cell table:style-name="ce47" office:value-type="string" calcext:value-type="string">
            <text:p>WPN2</text:p>
          </table:table-cell>
          <table:table-cell table:style-name="ce47" office:value-type="string" calcext:value-type="string">
            <text:p>WPN3</text:p>
          </table:table-cell>
          <table:table-cell table:style-name="ce49" office:value-type="string" calcext:value-type="string">
            <text:p>Super</text:p>
          </table:table-cell>
          <table:table-cell table:style-name="ce51" office:value-type="string" calcext:value-type="string">
            <text:p>FL1</text:p>
          </table:table-cell>
          <table:table-cell table:style-name="ce51" office:value-type="string" calcext:value-type="string">
            <text:p>FL2</text:p>
          </table:table-cell>
          <table:table-cell table:style-name="ce53" office:value-type="string" calcext:value-type="string">
            <text:p>PG</text:p>
          </table:table-cell>
          <table:table-cell table:style-name="ce55" office:value-type="string" calcext:value-type="string">
            <text:p>LAM</text:p>
          </table:table-cell>
          <table:table-cell table:style-name="ce55" office:value-type="string" calcext:value-type="string">
            <text:p>PAM</text:p>
          </table:table-cell>
          <table:table-cell table:style-name="ce57" office:value-type="string" calcext:value-type="string">
            <text:p>s b</text:p>
          </table:table-cell>
          <table:table-cell table:style-name="ce57" office:value-type="string" calcext:value-type="string">
            <text:p>t b</text:p>
          </table:table-cell>
          <table:table-cell table:style-name="ce71" office:value-type="string" calcext:value-type="string">
            <text:p>Full Name</text:p>
          </table:table-cell>
          <table:table-cell table:style-name="ce71" office:value-type="string" calcext:value-type="string">
            <text:p>In-game description</text:p>
          </table:table-cell>
          <table:table-cell table:style-name="ce71" office:value-type="string" calcext:value-type="string">
            <text:p>Notes 1</text:p>
          </table:table-cell>
          <table:table-cell table:style-name="ce71" office:value-type="string" calcext:value-type="string">
            <text:p>Notes 2</text:p>
          </table:table-cell>
          <table:table-cell table:style-name="ce71" office:value-type="string" calcext:value-type="string">
            <text:p>Notes 3</text:p>
          </table:table-cell>
          <table:table-cell table:style-name="ce69" table:number-columns-repeated="9"/>
          <table:table-cell table:style-name="ce43" table:number-columns-repeated="865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1</text:p>
          </table:table-cell>
          <table:table-cell table:number-columns-repeated="3"/>
          <table:table-cell table:content-validation-name="val3" office:value-type="float" office:value="0" calcext:value-type="float">
            <text:p>0</text:p>
          </table:table-cell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1</text:p>
          </table:table-cell>
          <table:table-cell table:number-columns-repeated="3"/>
          <table:table-cell table:content-validation-name="val3" office:value-type="float" office:value="1" calcext:value-type="float">
            <text:p>1</text:p>
          </table:table-cell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1</text:p>
          </table:table-cell>
          <table:table-cell/>
          <table:table-cell office:value-type="string" calcext:value-type="string">
            <text:p>x</text:p>
          </table:table-cell>
          <table:table-cell/>
          <table:table-cell table:content-validation-name="val3" office:value-type="float" office:value="2" calcext:value-type="float">
            <text:p>2</text:p>
          </table:table-cell>
          <table:table-cell/>
          <table:table-cell table:number-columns-repeated="3" table:style-name="ce48" office:value-type="string" calcext:value-type="string">
            <text:p>x</text:p>
          </table:table-cell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number-columns-repeated="2" table:style-name="ce58" office:value-type="string" calcext:value-type="string">
            <text:p>x</text:p>
          </table:table-cell>
          <table:table-cell table:style-name="ce172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1</text:p>
          </table:table-cell>
          <table:table-cell table:number-columns-repeated="3"/>
          <table:table-cell table:content-validation-name="val3" office:value-type="float" office:value="3" calcext:value-type="float">
            <text:p>3</text:p>
          </table:table-cell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1</text:p>
          </table:table-cell>
          <table:table-cell table:number-columns-repeated="3"/>
          <table:table-cell table:content-validation-name="val3" office:value-type="float" office:value="4" calcext:value-type="float">
            <text:p>4</text:p>
          </table:table-cell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2</text:p>
          </table:table-cell>
          <table:table-cell table:number-columns-repeated="3"/>
          <table:table-cell table:content-validation-name="val3" office:value-type="float" office:value="0" calcext:value-type="float">
            <text:p>0</text:p>
          </table:table-cell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2</text:p>
          </table:table-cell>
          <table:table-cell table:number-columns-repeated="3"/>
          <table:table-cell table:content-validation-name="val3" office:value-type="float" office:value="1" calcext:value-type="float">
            <text:p>1</text:p>
          </table:table-cell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2</text:p>
          </table:table-cell>
          <table:table-cell/>
          <table:table-cell office:value-type="string" calcext:value-type="string">
            <text:p>x</text:p>
          </table:table-cell>
          <table:table-cell/>
          <table:table-cell table:content-validation-name="val3" office:value-type="float" office:value="2" calcext:value-type="float">
            <text:p>2</text:p>
          </table:table-cell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2</text:p>
          </table:table-cell>
          <table:table-cell table:number-columns-repeated="3"/>
          <table:table-cell table:content-validation-name="val3" office:value-type="float" office:value="3" calcext:value-type="float">
            <text:p>3</text:p>
          </table:table-cell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3</text:p>
          </table:table-cell>
          <table:table-cell table:number-columns-repeated="3"/>
          <table:table-cell table:content-validation-name="val3" office:value-type="float" office:value="0" calcext:value-type="float">
            <text:p>0</text:p>
          </table:table-cell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3</text:p>
          </table:table-cell>
          <table:table-cell table:number-columns-repeated="3"/>
          <table:table-cell table:content-validation-name="val3" office:value-type="float" office:value="1" calcext:value-type="float">
            <text:p>1</text:p>
          </table:table-cell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3</text:p>
          </table:table-cell>
          <table:table-cell/>
          <table:table-cell office:value-type="string" calcext:value-type="string">
            <text:p>x</text:p>
          </table:table-cell>
          <table:table-cell/>
          <table:table-cell table:content-validation-name="val3" office:value-type="float" office:value="2" calcext:value-type="float">
            <text:p>2</text:p>
          </table:table-cell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3</text:p>
          </table:table-cell>
          <table:table-cell table:number-columns-repeated="3"/>
          <table:table-cell table:content-validation-name="val3" office:value-type="float" office:value="3" calcext:value-type="float">
            <text:p>3</text:p>
          </table:table-cell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3</text:p>
          </table:table-cell>
          <table:table-cell table:number-columns-repeated="3"/>
          <table:table-cell table:content-validation-name="val3" office:value-type="float" office:value="4" calcext:value-type="float">
            <text:p>4</text:p>
          </table:table-cell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4</text:p>
          </table:table-cell>
          <table:table-cell table:number-columns-repeated="3"/>
          <table:table-cell table:content-validation-name="val3" office:value-type="float" office:value="0" calcext:value-type="float">
            <text:p>0</text:p>
          </table:table-cell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4</text:p>
          </table:table-cell>
          <table:table-cell table:number-columns-repeated="3"/>
          <table:table-cell table:content-validation-name="val3" office:value-type="float" office:value="1" calcext:value-type="float">
            <text:p>1</text:p>
          </table:table-cell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4</text:p>
          </table:table-cell>
          <table:table-cell/>
          <table:table-cell office:value-type="string" calcext:value-type="string">
            <text:p>x</text:p>
          </table:table-cell>
          <table:table-cell/>
          <table:table-cell table:content-validation-name="val3" office:value-type="float" office:value="2" calcext:value-type="float">
            <text:p>2</text:p>
          </table:table-cell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4</text:p>
          </table:table-cell>
          <table:table-cell table:number-columns-repeated="3"/>
          <table:table-cell table:content-validation-name="val3" office:value-type="float" office:value="3" calcext:value-type="float">
            <text:p>3</text:p>
          </table:table-cell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4</text:p>
          </table:table-cell>
          <table:table-cell table:number-columns-repeated="3"/>
          <table:table-cell table:content-validation-name="val3" office:value-type="float" office:value="4" calcext:value-type="float">
            <text:p>4</text:p>
          </table:table-cell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Water</text:p>
          </table:table-cell>
          <table:table-cell office:value-type="string" calcext:value-type="string">
            <text:p>Swim</text:p>
          </table:table-cell>
          <table:table-cell table:style-name="ce29"/>
          <table:table-cell table:number-columns-repeated="2"/>
          <table:table-cell table:content-validation-name="val3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Water</text:p>
          </table:table-cell>
          <table:table-cell office:value-type="string" calcext:value-type="string">
            <text:p>Rush</text:p>
          </table:table-cell>
          <table:table-cell table:style-name="ce29"/>
          <table:table-cell office:value-type="string" calcext:value-type="string">
            <text:p>x</text:p>
          </table:table-cell>
          <table:table-cell/>
          <table:table-cell table:content-validation-name="val3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number-columns-repeated="877"/>
        </table:table-row>
        <table:table-row table:style-name="ro2" table:number-rows-repeated="5">
          <table:table-cell table:content-validation-name="val1"/>
          <table:table-cell table:content-validation-name="val2"/>
          <table:table-cell table:style-name="ce28" table:number-columns-repeated="2"/>
          <table:table-cell table:number-columns-repeated="2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number-columns-repeated="877"/>
        </table:table-row>
        <table:table-row table:style-name="ro2">
          <table:table-cell table:content-validation-name="val1"/>
          <table:table-cell table:content-validation-name="val2"/>
          <table:table-cell table:style-name="ce28" table:number-columns-repeated="2"/>
          <table:table-cell table:number-columns-repeated="2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style-name="ce60" office:value-type="string" calcext:value-type="string">
            <text:p>Ideas: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style-name="ce28" table:number-columns-repeated="2"/>
          <table:table-cell table:number-columns-repeated="2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style-name="ce60"/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style-name="ce61" office:value-type="string" calcext:value-type="string">
            <text:p>Make a dialogue for quickly creating an animation and choosing how many phases it has?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style-name="ce61"/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style-name="ce61" office:value-type="string" calcext:value-type="string">
            <text:p>Should the user be able to generate multiple different Details lists based on this data?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style-name="ce61" office:value-type="string" calcext:value-type="string">
            <text:p>One use I can think for this is that you could generate things using an alternate view, where inputs are columns instead of rows.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style-name="ce61" office:value-type="string" calcext:value-type="string">
            <text:p>It will make things more complicated, though, and isn’t an essential feature...?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style-name="ce61"/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style-name="ce61" office:value-type="string" calcext:value-type="string">
            <text:p>The ”Hit” column will be used for enemy reactions testing. Only moves which elicit a ”hit” are relevant for such testing and will be generated in that list.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style-name="ce61" office:value-type="string" calcext:value-type="string">
            <text:p>Alternatively, you could put a ”Damage” column instead, and only the actions which have a number on this column are tested in enemy reactions.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style-name="ce61"/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style-name="ce61" office:value-type="string" calcext:value-type="string">
            <text:p>The input to different columns about variables will be fairly limited. Either ”X” or something similar indicating that the variation is possible.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style-name="ce61" office:value-type="string" calcext:value-type="string">
            <text:p>Or ”P” if being in the variation is already a prerequisite for the action. Anything else...?</text:p>
          </table:table-cell>
          <table:table-cell table:number-columns-repeated="876"/>
        </table:table-row>
        <table:table-row table:style-name="ro2" table:number-rows-repeated="3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number-columns-repeated="877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style-name="ce63" office:value-type="string" calcext:value-type="string">
            <text:p>Different functions: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number-columns-repeated="877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style-name="ce64" office:value-type="string" calcext:value-type="string">
            <text:p>”Add / remove / move phases”.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number-columns-repeated="877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style-name="ce61" office:value-type="string" calcext:value-type="string">
            <text:p>1. you’d have to be able to contextually select a phase of an animation and be able to delete / add / move it.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style-name="ce61" office:value-type="string" calcext:value-type="string">
            <text:p>2. the code will refresh Details sheet just to make sure everything matches.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style-name="ce61" office:value-type="string" calcext:value-type="string">
            <text:p>3. the code then makes changes to Details sheet to the corresponding phase.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style-name="ce61"/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number-columns-repeated="877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style-name="ce64" office:value-type="string" calcext:value-type="string">
            <text:p>”Refresh”.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number-columns-repeated="877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office:value-type="string" calcext:value-type="string">
            <text:p>1. this function is only needed if modifiers are added from the Modifier List.</text:p>
          </table:table-cell>
          <table:table-cell table:number-columns-repeated="876"/>
        </table:table-row>
        <table:table-row table:style-name="ro2" table:number-rows-repeated="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number-columns-repeated="877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style-name="ce65" office:value-type="string" calcext:value-type="string">
            <text:p>”Generate”.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number-columns-repeated="877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office:value-type="string" calcext:value-type="string">
            <text:p>User can generate a Details sheet based on the data in this sheet.</text:p>
          </table:table-cell>
          <table:table-cell table:number-columns-repeated="876"/>
        </table:table-row>
        <table:table-row table:style-name="ro2" table:number-rows-repeated="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number-columns-repeated="877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style-name="ce64" office:value-type="string" calcext:value-type="string">
            <text:p>”Inspect”.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number-columns-repeated="877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style-name="ce61" office:value-type="string" calcext:value-type="string">
            <text:p>Should there be an own function where the code simply checks if Details sheets are in need of an update?</text:p>
          </table:table-cell>
          <table:table-cell table:number-columns-repeated="876"/>
        </table:table-row>
        <table:table-row table:style-name="ro2" table:number-rows-repeated="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number-columns-repeated="877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style-name="ce67" office:value-type="string" calcext:value-type="string">
            <text:p>”Create group”.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style-name="ce61"/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style-name="ce61" office:value-type="string" calcext:value-type="string">
            <text:p>When generating full animations from nothing into the Details sheet, it will be necessary to group certain animations based on the data in Input List.</text:p>
          </table:table-cell>
          <table:table-cell table:number-columns-repeated="876"/>
        </table:table-row>
        <table:table-row table:style-name="ro2" table:number-rows-repeated="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style-name="ce61"/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style-name="ce67" office:value-type="string" calcext:value-type="string">
            <text:p>”Ungroup”.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style-name="ce61"/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style-name="ce61" office:value-type="string" calcext:value-type="string">
            <text:p>Code should ungroup before certain operations to keep things cleaner?</text:p>
          </table:table-cell>
          <table:table-cell table:number-columns-repeated="876"/>
        </table:table-row>
        <table:table-row table:style-name="ro2" table:number-rows-repeated="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number-columns-repeated="877"/>
        </table:table-row>
        <table:table-row table:style-name="ro2" table:number-rows-repeated="1048498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 table:number-columns-repeated="891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 table:number-columns-repeated="891"/>
        </table:table-row>
      </table:table>
      <table:table table:name="Details (Old)" table:style-name="ta1">
        <table:table-column table:style-name="co27" table:default-cell-style-name="ce3"/>
        <table:table-column table:style-name="co28" table:default-cell-style-name="ce3"/>
        <table:table-column table:style-name="co29" table:default-cell-style-name="ce3"/>
        <table:table-column table:style-name="co30" table:default-cell-style-name="ce35"/>
        <table:table-column table:style-name="co31" table:default-cell-style-name="ce35"/>
        <table:table-column table:style-name="co30" table:number-columns-repeated="2" table:default-cell-style-name="ce35"/>
        <table:table-column table:style-name="co31" table:default-cell-style-name="ce35"/>
        <table:table-column table:style-name="co30" table:number-columns-repeated="2" table:default-cell-style-name="ce35"/>
        <table:table-column table:style-name="co31" table:default-cell-style-name="ce35"/>
        <table:table-column table:style-name="co32" table:number-columns-repeated="2" table:default-cell-style-name="ce35"/>
        <table:table-column table:style-name="co31" table:default-cell-style-name="ce35"/>
        <table:table-column table:style-name="co30" table:number-columns-repeated="2" table:default-cell-style-name="ce35"/>
        <table:table-column table:style-name="co33" table:default-cell-style-name="ce35"/>
        <table:table-column table:style-name="co34" table:number-columns-repeated="2" table:default-cell-style-name="ce35"/>
        <table:table-column table:style-name="co33" table:default-cell-style-name="ce35"/>
        <table:table-column table:style-name="co35" table:default-cell-style-name="ce35"/>
        <table:table-column table:style-name="co8" table:number-columns-repeated="3" table:default-cell-style-name="ce35"/>
        <table:table-column table:style-name="co11" table:number-columns-repeated="874" table:default-cell-style-name="ce35"/>
        <table:table-row table:style-name="ro2">
          <table:table-cell table:style-name="ce71" office:value-type="string" calcext:value-type="string">
            <text:p>Action Name</text:p>
          </table:table-cell>
          <table:table-cell table:style-name="ce71" office:value-type="string" calcext:value-type="string">
            <text:p>Modifiers</text:p>
          </table:table-cell>
          <table:table-cell table:style-name="ce71" office:value-type="string" calcext:value-type="string">
            <text:p>Input to Compare</text:p>
          </table:table-cell>
          <table:table-cell table:style-name="ce78" table:content-validation-name="val6"/>
          <table:table-cell table:style-name="ce179" table:content-validation-name="val7" office:value-type="string" calcext:value-type="string">
            <text:p>&gt; Phase 0 result</text:p>
          </table:table-cell>
          <table:table-cell table:style-name="ce179" table:content-validation-name="val8"/>
          <table:table-cell table:style-name="ce186" table:content-validation-name="val9"/>
          <table:table-cell table:style-name="ce191" table:content-validation-name="val10" office:value-type="string" calcext:value-type="string">
            <text:p>&gt; Phase 1 result</text:p>
          </table:table-cell>
          <table:table-cell table:style-name="ce191" table:content-validation-name="val11"/>
          <table:table-cell table:style-name="ce186" table:content-validation-name="val12"/>
          <table:table-cell table:style-name="ce191" table:content-validation-name="val13" office:value-type="string" calcext:value-type="string">
            <text:p>&gt; Phase 2 result</text:p>
          </table:table-cell>
          <table:table-cell table:style-name="ce191" table:content-validation-name="val14"/>
          <table:table-cell table:style-name="ce186" table:content-validation-name="val15"/>
          <table:table-cell table:style-name="ce191" table:content-validation-name="val16" office:value-type="string" calcext:value-type="string">
            <text:p>&gt; Phase 3 result</text:p>
          </table:table-cell>
          <table:table-cell table:style-name="ce191" table:content-validation-name="val17"/>
          <table:table-cell table:style-name="ce186" table:content-validation-name="val18"/>
          <table:table-cell table:style-name="ce191" table:content-validation-name="val19" office:value-type="string" calcext:value-type="string">
            <text:p>&gt; Phase 4 result</text:p>
          </table:table-cell>
          <table:table-cell table:style-name="ce191" table:content-validation-name="val20"/>
          <table:table-cell table:style-name="ce186" table:content-validation-name="val21"/>
          <table:table-cell table:style-name="ce191" table:content-validation-name="val22" office:value-type="string" calcext:value-type="string">
            <text:p>&gt; Phase 5 result</text:p>
          </table:table-cell>
          <table:table-cell table:style-name="ce191" table:content-validation-name="val23"/>
          <table:table-cell table:style-name="ce224" table:content-validation-name="val1" office:value-type="string" calcext:value-type="string">
            <text:p>Notes 1</text:p>
          </table:table-cell>
          <table:table-cell table:style-name="ce224" office:value-type="string" calcext:value-type="string">
            <text:p>Notes 2</text:p>
          </table:table-cell>
          <table:table-cell table:style-name="ce224" office:value-type="string" calcext:value-type="string">
            <text:p>Notes 3</text:p>
          </table:table-cell>
          <table:table-cell table:style-name="ce43" table:number-columns-repeated="874"/>
        </table:table-row>
        <table:table-row table:style-name="ro2">
          <table:table-cell table:number-columns-repeated="2"/>
          <table:table-cell table:style-name="ce187"/>
          <table:table-cell table:style-name="ce285" table:content-validation-name="val6"/>
          <table:table-cell table:style-name="ce288" table:content-validation-name="val7"/>
          <table:table-cell table:style-name="ce303" table:content-validation-name="val8"/>
          <table:table-cell table:style-name="ce305" table:content-validation-name="val9"/>
          <table:table-cell table:style-name="ce307" table:content-validation-name="val10"/>
          <table:table-cell table:style-name="ce309" table:content-validation-name="val11"/>
          <table:table-cell table:style-name="ce311" table:content-validation-name="val12"/>
          <table:table-cell table:style-name="ce314" table:content-validation-name="val13"/>
          <table:table-cell table:style-name="ce316" table:content-validation-name="val14"/>
          <table:table-cell table:style-name="ce318" table:content-validation-name="val15"/>
          <table:table-cell table:style-name="ce321" table:content-validation-name="val16"/>
          <table:table-cell table:style-name="ce324" table:content-validation-name="val17"/>
          <table:table-cell table:style-name="ce327" table:content-validation-name="val18"/>
          <table:table-cell table:style-name="ce329" table:content-validation-name="val19"/>
          <table:table-cell table:style-name="ce331" table:content-validation-name="val20"/>
          <table:table-cell table:style-name="ce333" table:content-validation-name="val21"/>
          <table:table-cell table:style-name="ce335" table:content-validation-name="val22"/>
          <table:table-cell table:style-name="ce337" table:content-validation-name="val23"/>
          <table:table-cell table:style-name="ce339" table:content-validation-name="val1"/>
          <table:table-cell table:style-name="ce352" table:number-columns-repeated="2"/>
          <table:table-cell table:style-name="ce35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87" office:value-type="string" calcext:value-type="string">
            <text:p>Letting go of input</text:p>
          </table:table-cell>
          <table:table-cell table:style-name="ce285" table:content-validation-name="val6" office:value-type="string" calcext:value-type="string">
            <text:p>Impossible?</text:p>
          </table:table-cell>
          <table:table-cell table:style-name="ce288" table:content-validation-name="val7"/>
          <table:table-cell table:style-name="ce303" table:content-validation-name="val8"/>
          <table:table-cell table:style-name="ce305" table:content-validation-name="val9"/>
          <table:table-cell table:style-name="ce307" table:content-validation-name="val10"/>
          <table:table-cell table:style-name="ce309" table:content-validation-name="val11"/>
          <table:table-cell table:style-name="ce311" table:content-validation-name="val12"/>
          <table:table-cell table:style-name="ce314" table:content-validation-name="val13"/>
          <table:table-cell table:style-name="ce316" table:content-validation-name="val14"/>
          <table:table-cell table:style-name="ce318" table:content-validation-name="val15"/>
          <table:table-cell table:style-name="ce321" table:content-validation-name="val16"/>
          <table:table-cell table:style-name="ce324" table:content-validation-name="val17"/>
          <table:table-cell table:style-name="ce327" table:content-validation-name="val18"/>
          <table:table-cell table:style-name="ce329" table:content-validation-name="val19"/>
          <table:table-cell table:style-name="ce331" table:content-validation-name="val20"/>
          <table:table-cell table:style-name="ce333" table:content-validation-name="val21"/>
          <table:table-cell table:style-name="ce335" table:content-validation-name="val22"/>
          <table:table-cell table:style-name="ce337" table:content-validation-name="val23"/>
          <table:table-cell table:style-name="ce339" table:content-validation-name="val1"/>
          <table:table-cell table:style-name="ce352" table:number-columns-repeated="2"/>
          <table:table-cell table:style-name="ce35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87" office:value-type="string" calcext:value-type="string">
            <text:p>Move</text:p>
          </table:table-cell>
          <table:table-cell table:style-name="ce285" table:content-validation-name="val6" office:value-type="string" calcext:value-type="string">
            <text:p>Mutual</text:p>
          </table:table-cell>
          <table:table-cell table:style-name="ce288" table:content-validation-name="val7"/>
          <table:table-cell table:style-name="ce303" table:content-validation-name="val8"/>
          <table:table-cell table:style-name="ce305" table:content-validation-name="val9" office:value-type="string" calcext:value-type="string">
            <text:p>No effect</text:p>
          </table:table-cell>
          <table:table-cell table:style-name="ce307" table:content-validation-name="val10"/>
          <table:table-cell table:style-name="ce309" table:content-validation-name="val11"/>
          <table:table-cell table:style-name="ce311" table:content-validation-name="val12" office:value-type="string" calcext:value-type="string">
            <text:p>No effect</text:p>
          </table:table-cell>
          <table:table-cell table:style-name="ce314" table:content-validation-name="val13"/>
          <table:table-cell table:style-name="ce316" table:content-validation-name="val14"/>
          <table:table-cell table:style-name="ce318" table:content-validation-name="val15" office:value-type="string" calcext:value-type="string">
            <text:p>Cancels</text:p>
          </table:table-cell>
          <table:table-cell table:style-name="ce321" table:content-validation-name="val16" office:value-type="string" calcext:value-type="string">
            <text:p>Run</text:p>
          </table:table-cell>
          <table:table-cell table:style-name="ce324" table:content-validation-name="val17"/>
          <table:table-cell table:style-name="ce327" table:content-validation-name="val18"/>
          <table:table-cell table:style-name="ce329" table:content-validation-name="val19" office:value-type="string" calcext:value-type="string">
            <text:p>§</text:p>
          </table:table-cell>
          <table:table-cell table:style-name="ce331" table:content-validation-name="val20"/>
          <table:table-cell table:style-name="ce333" table:content-validation-name="val21"/>
          <table:table-cell table:style-name="ce335" table:content-validation-name="val22"/>
          <table:table-cell table:style-name="ce337" table:content-validation-name="val23"/>
          <table:table-cell table:style-name="ce340" table:content-validation-name="val1" office:value-type="string" calcext:value-type="string">
            <text:p>Specialties of this sheet:</text:p>
          </table:table-cell>
          <table:table-cell table:style-name="ce352" table:number-columns-repeated="2"/>
          <table:table-cell table:style-name="ce35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87" office:value-type="string" calcext:value-type="string">
            <text:p>Roll (Forward)</text:p>
          </table:table-cell>
          <table:table-cell table:style-name="ce285" table:content-validation-name="val6" office:value-type="string" calcext:value-type="string">
            <text:p>Undecided</text:p>
          </table:table-cell>
          <table:table-cell table:style-name="ce288" table:content-validation-name="val7"/>
          <table:table-cell table:style-name="ce303" table:content-validation-name="val8"/>
          <table:table-cell table:style-name="ce305" table:content-validation-name="val9" office:value-type="string" calcext:value-type="string">
            <text:p>Cancels</text:p>
          </table:table-cell>
          <table:table-cell table:style-name="ce307" table:content-validation-name="val10" office:value-type="string" calcext:value-type="string">
            <text:p>Roll</text:p>
          </table:table-cell>
          <table:table-cell table:style-name="ce309" table:content-validation-name="val11"/>
          <table:table-cell table:style-name="ce311" table:content-validation-name="val12" office:value-type="string" calcext:value-type="string">
            <text:p>Cancels</text:p>
          </table:table-cell>
          <table:table-cell table:style-name="ce314" table:content-validation-name="val13" office:value-type="string" calcext:value-type="string">
            <text:p>Roll</text:p>
          </table:table-cell>
          <table:table-cell table:style-name="ce316" table:content-validation-name="val14"/>
          <table:table-cell table:style-name="ce318" table:content-validation-name="val15" office:value-type="string" calcext:value-type="string">
            <text:p>Cancels</text:p>
          </table:table-cell>
          <table:table-cell table:style-name="ce321" table:content-validation-name="val16" office:value-type="string" calcext:value-type="string">
            <text:p>Roll</text:p>
          </table:table-cell>
          <table:table-cell table:style-name="ce324" table:content-validation-name="val17"/>
          <table:table-cell table:style-name="ce327" table:content-validation-name="val18"/>
          <table:table-cell table:style-name="ce329" table:content-validation-name="val19" office:value-type="string" calcext:value-type="string">
            <text:p>§</text:p>
          </table:table-cell>
          <table:table-cell table:style-name="ce331" table:content-validation-name="val20"/>
          <table:table-cell table:style-name="ce333" table:content-validation-name="val21"/>
          <table:table-cell table:style-name="ce335" table:content-validation-name="val22"/>
          <table:table-cell table:style-name="ce337" table:content-validation-name="val23"/>
          <table:table-cell table:style-name="ce341" table:content-validation-name="val1"/>
          <table:table-cell table:style-name="ce352" table:number-columns-repeated="2"/>
          <table:table-cell table:style-name="ce35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87" office:value-type="string" calcext:value-type="string">
            <text:p>Roll (Left)</text:p>
          </table:table-cell>
          <table:table-cell table:style-name="ce285" table:content-validation-name="val6" office:value-type="string" calcext:value-type="string">
            <text:p>Undecided</text:p>
          </table:table-cell>
          <table:table-cell table:style-name="ce288" table:content-validation-name="val7"/>
          <table:table-cell table:style-name="ce303" table:content-validation-name="val8"/>
          <table:table-cell table:style-name="ce305" table:content-validation-name="val9" office:value-type="string" calcext:value-type="string">
            <text:p>Cancels</text:p>
          </table:table-cell>
          <table:table-cell table:style-name="ce307" table:content-validation-name="val10" office:value-type="string" calcext:value-type="string">
            <text:p>Roll</text:p>
          </table:table-cell>
          <table:table-cell table:style-name="ce309" table:content-validation-name="val11"/>
          <table:table-cell table:style-name="ce311" table:content-validation-name="val12" office:value-type="string" calcext:value-type="string">
            <text:p>Cancels</text:p>
          </table:table-cell>
          <table:table-cell table:style-name="ce314" table:content-validation-name="val13" office:value-type="string" calcext:value-type="string">
            <text:p>Roll</text:p>
          </table:table-cell>
          <table:table-cell table:style-name="ce316" table:content-validation-name="val14"/>
          <table:table-cell table:style-name="ce318" table:content-validation-name="val15" office:value-type="string" calcext:value-type="string">
            <text:p>Cancels</text:p>
          </table:table-cell>
          <table:table-cell table:style-name="ce321" table:content-validation-name="val16" office:value-type="string" calcext:value-type="string">
            <text:p>Roll</text:p>
          </table:table-cell>
          <table:table-cell table:style-name="ce324" table:content-validation-name="val17"/>
          <table:table-cell table:style-name="ce327" table:content-validation-name="val18"/>
          <table:table-cell table:style-name="ce329" table:content-validation-name="val19" office:value-type="string" calcext:value-type="string">
            <text:p>§</text:p>
          </table:table-cell>
          <table:table-cell table:style-name="ce331" table:content-validation-name="val20"/>
          <table:table-cell table:style-name="ce333" table:content-validation-name="val21"/>
          <table:table-cell table:style-name="ce335" table:content-validation-name="val22"/>
          <table:table-cell table:style-name="ce337" table:content-validation-name="val23"/>
          <table:table-cell table:style-name="ce342" table:content-validation-name="val1" office:value-type="string" calcext:value-type="string">
            <text:p>...It should be impossible to edit columns A – C since they’re handled / generated from Overview?</text:p>
          </table:table-cell>
          <table:table-cell table:style-name="ce352" table:number-columns-repeated="2"/>
          <table:table-cell table:style-name="ce35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87" office:value-type="string" calcext:value-type="string">
            <text:p>Roll (Right)</text:p>
          </table:table-cell>
          <table:table-cell table:style-name="ce285" table:content-validation-name="val6" office:value-type="string" calcext:value-type="string">
            <text:p>Undecided</text:p>
          </table:table-cell>
          <table:table-cell table:style-name="ce288" table:content-validation-name="val7"/>
          <table:table-cell table:style-name="ce303" table:content-validation-name="val8"/>
          <table:table-cell table:style-name="ce305" table:content-validation-name="val9" office:value-type="string" calcext:value-type="string">
            <text:p>Cancels</text:p>
          </table:table-cell>
          <table:table-cell table:style-name="ce307" table:content-validation-name="val10" office:value-type="string" calcext:value-type="string">
            <text:p>Roll</text:p>
          </table:table-cell>
          <table:table-cell table:style-name="ce309" table:content-validation-name="val11"/>
          <table:table-cell table:style-name="ce311" table:content-validation-name="val12" office:value-type="string" calcext:value-type="string">
            <text:p>Cancels</text:p>
          </table:table-cell>
          <table:table-cell table:style-name="ce314" table:content-validation-name="val13" office:value-type="string" calcext:value-type="string">
            <text:p>Roll</text:p>
          </table:table-cell>
          <table:table-cell table:style-name="ce316" table:content-validation-name="val14"/>
          <table:table-cell table:style-name="ce318" table:content-validation-name="val15" office:value-type="string" calcext:value-type="string">
            <text:p>Cancels</text:p>
          </table:table-cell>
          <table:table-cell table:style-name="ce321" table:content-validation-name="val16" office:value-type="string" calcext:value-type="string">
            <text:p>Roll</text:p>
          </table:table-cell>
          <table:table-cell table:style-name="ce324" table:content-validation-name="val17"/>
          <table:table-cell table:style-name="ce327" table:content-validation-name="val18"/>
          <table:table-cell table:style-name="ce329" table:content-validation-name="val19" office:value-type="string" calcext:value-type="string">
            <text:p>§</text:p>
          </table:table-cell>
          <table:table-cell table:style-name="ce331" table:content-validation-name="val20"/>
          <table:table-cell table:style-name="ce333" table:content-validation-name="val21"/>
          <table:table-cell table:style-name="ce335" table:content-validation-name="val22"/>
          <table:table-cell table:style-name="ce337" table:content-validation-name="val23"/>
          <table:table-cell table:style-name="ce342" table:content-validation-name="val1" office:value-type="string" calcext:value-type="string">
            <text:p>- The code should add some marking on the unused phases of the animation for clarity. (see column K)</text:p>
          </table:table-cell>
          <table:table-cell table:style-name="ce352" table:number-columns-repeated="2"/>
          <table:table-cell table:style-name="ce35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87" office:value-type="string" calcext:value-type="string">
            <text:p>Roll (Back)</text:p>
          </table:table-cell>
          <table:table-cell table:style-name="ce285" table:content-validation-name="val6" office:value-type="string" calcext:value-type="string">
            <text:p>Undecided</text:p>
          </table:table-cell>
          <table:table-cell table:style-name="ce288" table:content-validation-name="val7"/>
          <table:table-cell table:style-name="ce303" table:content-validation-name="val8"/>
          <table:table-cell table:style-name="ce305" table:content-validation-name="val9" office:value-type="string" calcext:value-type="string">
            <text:p>Cancels</text:p>
          </table:table-cell>
          <table:table-cell table:style-name="ce307" table:content-validation-name="val10" office:value-type="string" calcext:value-type="string">
            <text:p>Roll</text:p>
          </table:table-cell>
          <table:table-cell table:style-name="ce309" table:content-validation-name="val11"/>
          <table:table-cell table:style-name="ce311" table:content-validation-name="val12" office:value-type="string" calcext:value-type="string">
            <text:p>Cancels</text:p>
          </table:table-cell>
          <table:table-cell table:style-name="ce314" table:content-validation-name="val13" office:value-type="string" calcext:value-type="string">
            <text:p>Roll</text:p>
          </table:table-cell>
          <table:table-cell table:style-name="ce316" table:content-validation-name="val14"/>
          <table:table-cell table:style-name="ce318" table:content-validation-name="val15" office:value-type="string" calcext:value-type="string">
            <text:p>Cancels</text:p>
          </table:table-cell>
          <table:table-cell table:style-name="ce321" table:content-validation-name="val16" office:value-type="string" calcext:value-type="string">
            <text:p>Roll</text:p>
          </table:table-cell>
          <table:table-cell table:style-name="ce324" table:content-validation-name="val17"/>
          <table:table-cell table:style-name="ce327" table:content-validation-name="val18"/>
          <table:table-cell table:style-name="ce329" table:content-validation-name="val19" office:value-type="string" calcext:value-type="string">
            <text:p>§</text:p>
          </table:table-cell>
          <table:table-cell table:style-name="ce331" table:content-validation-name="val20"/>
          <table:table-cell table:style-name="ce333" table:content-validation-name="val21"/>
          <table:table-cell table:style-name="ce335" table:content-validation-name="val22"/>
          <table:table-cell table:style-name="ce337" table:content-validation-name="val23"/>
          <table:table-cell table:style-name="ce342" table:content-validation-name="val1" office:value-type="string" calcext:value-type="string">
            <text:p><text:s text:c="4"/>This is accomplished by cross-referencing the Phases number from Overview.</text:p>
          </table:table-cell>
          <table:table-cell table:style-name="ce352" table:number-columns-repeated="2"/>
          <table:table-cell table:style-name="ce35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87" office:value-type="string" calcext:value-type="string">
            <text:p>Weapon Switch</text:p>
          </table:table-cell>
          <table:table-cell table:style-name="ce285" table:content-validation-name="val6" office:value-type="string" calcext:value-type="string">
            <text:p>Undecided</text:p>
          </table:table-cell>
          <table:table-cell table:style-name="ce288" table:content-validation-name="val7"/>
          <table:table-cell table:style-name="ce303" table:content-validation-name="val8"/>
          <table:table-cell table:style-name="ce305" table:content-validation-name="val9" office:value-type="string" calcext:value-type="string">
            <text:p>No effect</text:p>
          </table:table-cell>
          <table:table-cell table:style-name="ce307" table:content-validation-name="val10"/>
          <table:table-cell table:style-name="ce309" table:content-validation-name="val11"/>
          <table:table-cell table:style-name="ce311" table:content-validation-name="val12" office:value-type="string" calcext:value-type="string">
            <text:p>No effect</text:p>
          </table:table-cell>
          <table:table-cell table:style-name="ce314" table:content-validation-name="val13"/>
          <table:table-cell table:style-name="ce316" table:content-validation-name="val14"/>
          <table:table-cell table:style-name="ce318" table:content-validation-name="val15" office:value-type="string" calcext:value-type="string">
            <text:p>Cancels</text:p>
          </table:table-cell>
          <table:table-cell table:style-name="ce321" table:content-validation-name="val16" office:value-type="string" calcext:value-type="string">
            <text:p>Switch animation</text:p>
          </table:table-cell>
          <table:table-cell table:style-name="ce324" table:content-validation-name="val17"/>
          <table:table-cell table:style-name="ce327" table:content-validation-name="val18"/>
          <table:table-cell table:style-name="ce329" table:content-validation-name="val19" office:value-type="string" calcext:value-type="string">
            <text:p>§</text:p>
          </table:table-cell>
          <table:table-cell table:style-name="ce331" table:content-validation-name="val20"/>
          <table:table-cell table:style-name="ce333" table:content-validation-name="val21"/>
          <table:table-cell table:style-name="ce335" table:content-validation-name="val22"/>
          <table:table-cell table:style-name="ce337" table:content-validation-name="val23"/>
          <table:table-cell table:style-name="ce342" table:content-validation-name="val1" office:value-type="string" calcext:value-type="string">
            <text:p>- Code should automatically apply conditional formatting based on the rules in Reactions sheet.</text:p>
          </table:table-cell>
          <table:table-cell table:style-name="ce352" table:number-columns-repeated="2"/>
          <table:table-cell table:style-name="ce35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87" office:value-type="string" calcext:value-type="string">
            <text:p>Jump (Result 1)</text:p>
          </table:table-cell>
          <table:table-cell table:style-name="ce285" table:content-validation-name="val6" office:value-type="string" calcext:value-type="string">
            <text:p>Undecided</text:p>
          </table:table-cell>
          <table:table-cell table:style-name="ce288" table:content-validation-name="val7"/>
          <table:table-cell table:style-name="ce303" table:content-validation-name="val8"/>
          <table:table-cell table:style-name="ce305" table:content-validation-name="val9" office:value-type="string" calcext:value-type="string">
            <text:p>Cancels</text:p>
          </table:table-cell>
          <table:table-cell table:style-name="ce307" table:content-validation-name="val10" office:value-type="string" calcext:value-type="string">
            <text:p>Jump (Ground)</text:p>
          </table:table-cell>
          <table:table-cell table:style-name="ce309" table:content-validation-name="val11"/>
          <table:table-cell table:style-name="ce311" table:content-validation-name="val12" office:value-type="string" calcext:value-type="string">
            <text:p>Cancels</text:p>
          </table:table-cell>
          <table:table-cell table:style-name="ce314" table:content-validation-name="val13" office:value-type="string" calcext:value-type="string">
            <text:p>Jump (Ground)</text:p>
          </table:table-cell>
          <table:table-cell table:style-name="ce316" table:content-validation-name="val14"/>
          <table:table-cell table:style-name="ce318" table:content-validation-name="val15" office:value-type="string" calcext:value-type="string">
            <text:p>Cancels</text:p>
          </table:table-cell>
          <table:table-cell table:style-name="ce321" table:content-validation-name="val16" office:value-type="string" calcext:value-type="string">
            <text:p>Jump (Ground)</text:p>
          </table:table-cell>
          <table:table-cell table:style-name="ce324" table:content-validation-name="val17"/>
          <table:table-cell table:style-name="ce327" table:content-validation-name="val18"/>
          <table:table-cell table:style-name="ce329" table:content-validation-name="val19" office:value-type="string" calcext:value-type="string">
            <text:p>§</text:p>
          </table:table-cell>
          <table:table-cell table:style-name="ce331" table:content-validation-name="val20"/>
          <table:table-cell table:style-name="ce333" table:content-validation-name="val21"/>
          <table:table-cell table:style-name="ce335" table:content-validation-name="val22"/>
          <table:table-cell table:style-name="ce337" table:content-validation-name="val23"/>
          <table:table-cell table:style-name="ce342" table:content-validation-name="val1"/>
          <table:table-cell table:style-name="ce352" table:number-columns-repeated="2"/>
          <table:table-cell table:style-name="ce35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87" office:value-type="string" calcext:value-type="string">
            <text:p>Jump (Result 2)</text:p>
          </table:table-cell>
          <table:table-cell table:style-name="ce285" table:content-validation-name="val6" office:value-type="string" calcext:value-type="string">
            <text:p>Undecided</text:p>
          </table:table-cell>
          <table:table-cell table:style-name="ce288" table:content-validation-name="val7"/>
          <table:table-cell table:style-name="ce303" table:content-validation-name="val8"/>
          <table:table-cell table:style-name="ce305" table:content-validation-name="val9" office:value-type="string" calcext:value-type="string">
            <text:p>Cancels</text:p>
          </table:table-cell>
          <table:table-cell table:style-name="ce307" table:content-validation-name="val10" office:value-type="string" calcext:value-type="string">
            <text:p>Idle (Airborne)</text:p>
          </table:table-cell>
          <table:table-cell table:style-name="ce309" table:content-validation-name="val11"/>
          <table:table-cell table:style-name="ce311" table:content-validation-name="val12" office:value-type="string" calcext:value-type="string">
            <text:p>Cancels</text:p>
          </table:table-cell>
          <table:table-cell table:style-name="ce314" table:content-validation-name="val13" office:value-type="string" calcext:value-type="string">
            <text:p>Idle (Airborne)</text:p>
          </table:table-cell>
          <table:table-cell table:style-name="ce316" table:content-validation-name="val14"/>
          <table:table-cell table:style-name="ce318" table:content-validation-name="val15" office:value-type="string" calcext:value-type="string">
            <text:p>Cancels</text:p>
          </table:table-cell>
          <table:table-cell table:style-name="ce321" table:content-validation-name="val16" office:value-type="string" calcext:value-type="string">
            <text:p>Idle (Airborne)</text:p>
          </table:table-cell>
          <table:table-cell table:style-name="ce324" table:content-validation-name="val17"/>
          <table:table-cell table:style-name="ce327" table:content-validation-name="val18"/>
          <table:table-cell table:style-name="ce329" table:content-validation-name="val19" office:value-type="string" calcext:value-type="string">
            <text:p>§</text:p>
          </table:table-cell>
          <table:table-cell table:style-name="ce331" table:content-validation-name="val20"/>
          <table:table-cell table:style-name="ce333" table:content-validation-name="val21"/>
          <table:table-cell table:style-name="ce335" table:content-validation-name="val22"/>
          <table:table-cell table:style-name="ce337" table:content-validation-name="val23"/>
          <table:table-cell table:style-name="ce342" table:content-validation-name="val1" office:value-type="string" calcext:value-type="string">
            <text:p>Since this table is generated / updated based on the data in Overview, it may sometimes come necessary to automatically delete or add columns that list Phases.</text:p>
          </table:table-cell>
          <table:table-cell table:style-name="ce352" table:number-columns-repeated="2"/>
          <table:table-cell table:style-name="ce35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87" office:value-type="string" calcext:value-type="string">
            <text:p>Melee (S)</text:p>
          </table:table-cell>
          <table:table-cell table:style-name="ce285" table:content-validation-name="val6" office:value-type="string" calcext:value-type="string">
            <text:p>Impossible?</text:p>
          </table:table-cell>
          <table:table-cell table:style-name="ce288" table:content-validation-name="val7"/>
          <table:table-cell table:style-name="ce303" table:content-validation-name="val8"/>
          <table:table-cell table:style-name="ce305" table:content-validation-name="val9" office:value-type="string" calcext:value-type="string">
            <text:p>Buffers</text:p>
          </table:table-cell>
          <table:table-cell table:style-name="ce307" table:content-validation-name="val10" office:value-type="string" calcext:value-type="string">
            <text:p>Attack s2</text:p>
          </table:table-cell>
          <table:table-cell table:style-name="ce309" table:content-validation-name="val11"/>
          <table:table-cell table:style-name="ce311" table:content-validation-name="val12" office:value-type="string" calcext:value-type="string">
            <text:p>Buffers</text:p>
          </table:table-cell>
          <table:table-cell table:style-name="ce314" table:content-validation-name="val13" office:value-type="string" calcext:value-type="string">
            <text:p>Attack s2</text:p>
          </table:table-cell>
          <table:table-cell table:style-name="ce316" table:content-validation-name="val14"/>
          <table:table-cell table:style-name="ce318" table:content-validation-name="val15" office:value-type="string" calcext:value-type="string">
            <text:p>Buffers</text:p>
          </table:table-cell>
          <table:table-cell table:style-name="ce321" table:content-validation-name="val16" office:value-type="string" calcext:value-type="string">
            <text:p>Attack s2</text:p>
          </table:table-cell>
          <table:table-cell table:style-name="ce324" table:content-validation-name="val17"/>
          <table:table-cell table:style-name="ce327" table:content-validation-name="val18"/>
          <table:table-cell table:style-name="ce329" table:content-validation-name="val19" office:value-type="string" calcext:value-type="string">
            <text:p>§</text:p>
          </table:table-cell>
          <table:table-cell table:style-name="ce331" table:content-validation-name="val20"/>
          <table:table-cell table:style-name="ce333" table:content-validation-name="val21"/>
          <table:table-cell table:style-name="ce335" table:content-validation-name="val22"/>
          <table:table-cell table:style-name="ce337" table:content-validation-name="val23"/>
          <table:table-cell table:style-name="ce342" table:content-validation-name="val1" office:value-type="string" calcext:value-type="string">
            <text:p>Doing this would be determined by what is the maximum phase number used by any animation in the Overview.</text:p>
          </table:table-cell>
          <table:table-cell table:style-name="ce352" table:number-columns-repeated="2"/>
          <table:table-cell table:style-name="ce35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87" office:value-type="string" calcext:value-type="string">
            <text:p>Melee (S) (Long)</text:p>
          </table:table-cell>
          <table:table-cell table:style-name="ce285" table:content-validation-name="val6" office:value-type="string" calcext:value-type="string">
            <text:p>Impossible?</text:p>
          </table:table-cell>
          <table:table-cell table:style-name="ce288" table:content-validation-name="val7"/>
          <table:table-cell table:style-name="ce303" table:content-validation-name="val8"/>
          <table:table-cell table:style-name="ce305" table:content-validation-name="val9" office:value-type="string" calcext:value-type="string">
            <text:p>Buffers</text:p>
          </table:table-cell>
          <table:table-cell table:style-name="ce307" table:content-validation-name="val10" office:value-type="string" calcext:value-type="string">
            <text:p>Attack s2</text:p>
          </table:table-cell>
          <table:table-cell table:style-name="ce309" table:content-validation-name="val11"/>
          <table:table-cell table:style-name="ce311" table:content-validation-name="val12" office:value-type="string" calcext:value-type="string">
            <text:p>Buffers</text:p>
          </table:table-cell>
          <table:table-cell table:style-name="ce314" table:content-validation-name="val13" office:value-type="string" calcext:value-type="string">
            <text:p>Attack s2</text:p>
          </table:table-cell>
          <table:table-cell table:style-name="ce316" table:content-validation-name="val14"/>
          <table:table-cell table:style-name="ce318" table:content-validation-name="val15" office:value-type="string" calcext:value-type="string">
            <text:p>Buffers</text:p>
          </table:table-cell>
          <table:table-cell table:style-name="ce321" table:content-validation-name="val16" office:value-type="string" calcext:value-type="string">
            <text:p>Attack s2</text:p>
          </table:table-cell>
          <table:table-cell table:style-name="ce324" table:content-validation-name="val17"/>
          <table:table-cell table:style-name="ce327" table:content-validation-name="val18"/>
          <table:table-cell table:style-name="ce329" table:content-validation-name="val19" office:value-type="string" calcext:value-type="string">
            <text:p>§</text:p>
          </table:table-cell>
          <table:table-cell table:style-name="ce331" table:content-validation-name="val20"/>
          <table:table-cell table:style-name="ce333" table:content-validation-name="val21"/>
          <table:table-cell table:style-name="ce335" table:content-validation-name="val22"/>
          <table:table-cell table:style-name="ce337" table:content-validation-name="val23"/>
          <table:table-cell table:style-name="ce342" table:content-validation-name="val1"/>
          <table:table-cell table:style-name="ce352" table:number-columns-repeated="2"/>
          <table:table-cell table:style-name="ce35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87" office:value-type="string" calcext:value-type="string">
            <text:p>Melee (T)</text:p>
          </table:table-cell>
          <table:table-cell table:style-name="ce285" table:content-validation-name="val6" office:value-type="string" calcext:value-type="string">
            <text:p>Undecided</text:p>
          </table:table-cell>
          <table:table-cell table:style-name="ce288" table:content-validation-name="val7"/>
          <table:table-cell table:style-name="ce303" table:content-validation-name="val8"/>
          <table:table-cell table:style-name="ce305" table:content-validation-name="val9" office:value-type="string" calcext:value-type="string">
            <text:p>Buffers</text:p>
          </table:table-cell>
          <table:table-cell table:style-name="ce307" table:content-validation-name="val10" office:value-type="string" calcext:value-type="string">
            <text:p>Attack t1</text:p>
          </table:table-cell>
          <table:table-cell table:style-name="ce309" table:content-validation-name="val11"/>
          <table:table-cell table:style-name="ce311" table:content-validation-name="val12" office:value-type="string" calcext:value-type="string">
            <text:p>Buffers</text:p>
          </table:table-cell>
          <table:table-cell table:style-name="ce314" table:content-validation-name="val13" office:value-type="string" calcext:value-type="string">
            <text:p>Attack t1</text:p>
          </table:table-cell>
          <table:table-cell table:style-name="ce316" table:content-validation-name="val14"/>
          <table:table-cell table:style-name="ce318" table:content-validation-name="val15" office:value-type="string" calcext:value-type="string">
            <text:p>Buffers</text:p>
          </table:table-cell>
          <table:table-cell table:style-name="ce321" table:content-validation-name="val16" office:value-type="string" calcext:value-type="string">
            <text:p>Attack t1</text:p>
          </table:table-cell>
          <table:table-cell table:style-name="ce324" table:content-validation-name="val17"/>
          <table:table-cell table:style-name="ce327" table:content-validation-name="val18"/>
          <table:table-cell table:style-name="ce329" table:content-validation-name="val19" office:value-type="string" calcext:value-type="string">
            <text:p>§</text:p>
          </table:table-cell>
          <table:table-cell table:style-name="ce331" table:content-validation-name="val20"/>
          <table:table-cell table:style-name="ce333" table:content-validation-name="val21"/>
          <table:table-cell table:style-name="ce335" table:content-validation-name="val22"/>
          <table:table-cell table:style-name="ce337" table:content-validation-name="val23"/>
          <table:table-cell table:style-name="ce342" table:content-validation-name="val1" office:value-type="string" calcext:value-type="string">
            <text:p>Data validation makes it easier to fill the table. For each interaction, first column validates from Reactions. Second column validates from column A.</text:p>
          </table:table-cell>
          <table:table-cell table:style-name="ce352" table:number-columns-repeated="2"/>
          <table:table-cell table:style-name="ce35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87" office:value-type="string" calcext:value-type="string">
            <text:p>Melee (T) (Long)</text:p>
          </table:table-cell>
          <table:table-cell table:style-name="ce285" table:content-validation-name="val6" office:value-type="string" calcext:value-type="string">
            <text:p>Undecided</text:p>
          </table:table-cell>
          <table:table-cell table:style-name="ce288" table:content-validation-name="val7"/>
          <table:table-cell table:style-name="ce303" table:content-validation-name="val8"/>
          <table:table-cell table:style-name="ce305" table:content-validation-name="val9" office:value-type="string" calcext:value-type="string">
            <text:p>Buffers</text:p>
          </table:table-cell>
          <table:table-cell table:style-name="ce307" table:content-validation-name="val10" office:value-type="string" calcext:value-type="string">
            <text:p>Attack t1</text:p>
          </table:table-cell>
          <table:table-cell table:style-name="ce309" table:content-validation-name="val11"/>
          <table:table-cell table:style-name="ce311" table:content-validation-name="val12" office:value-type="string" calcext:value-type="string">
            <text:p>Buffers</text:p>
          </table:table-cell>
          <table:table-cell table:style-name="ce314" table:content-validation-name="val13" office:value-type="string" calcext:value-type="string">
            <text:p>Attack t1</text:p>
          </table:table-cell>
          <table:table-cell table:style-name="ce316" table:content-validation-name="val14"/>
          <table:table-cell table:style-name="ce318" table:content-validation-name="val15" office:value-type="string" calcext:value-type="string">
            <text:p>Buffers</text:p>
          </table:table-cell>
          <table:table-cell table:style-name="ce321" table:content-validation-name="val16" office:value-type="string" calcext:value-type="string">
            <text:p>Attack t1</text:p>
          </table:table-cell>
          <table:table-cell table:style-name="ce324" table:content-validation-name="val17"/>
          <table:table-cell table:style-name="ce327" table:content-validation-name="val18"/>
          <table:table-cell table:style-name="ce329" table:content-validation-name="val19" office:value-type="string" calcext:value-type="string">
            <text:p>§</text:p>
          </table:table-cell>
          <table:table-cell table:style-name="ce331" table:content-validation-name="val20"/>
          <table:table-cell table:style-name="ce333" table:content-validation-name="val21"/>
          <table:table-cell table:style-name="ce335" table:content-validation-name="val22"/>
          <table:table-cell table:style-name="ce337" table:content-validation-name="val23"/>
          <table:table-cell table:style-name="ce342" table:content-validation-name="val1" office:value-type="string" calcext:value-type="string">
            <text:p>Validation should not be strict because it’s sometimes necessary to add variation tags to the animations?</text:p>
          </table:table-cell>
          <table:table-cell table:style-name="ce352" table:number-columns-repeated="2"/>
          <table:table-cell table:style-name="ce35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87" office:value-type="string" calcext:value-type="string">
            <text:p>Grab</text:p>
          </table:table-cell>
          <table:table-cell table:style-name="ce285" table:content-validation-name="val6" office:value-type="string" calcext:value-type="string">
            <text:p>Cancels</text:p>
          </table:table-cell>
          <table:table-cell table:style-name="ce300" table:content-validation-name="val7" office:value-type="string" calcext:value-type="string">
            <text:p>Grab</text:p>
          </table:table-cell>
          <table:table-cell table:style-name="ce303" table:content-validation-name="val8"/>
          <table:table-cell table:style-name="ce305" table:content-validation-name="val9" office:value-type="string" calcext:value-type="string">
            <text:p>Cancels</text:p>
          </table:table-cell>
          <table:table-cell table:style-name="ce307" table:content-validation-name="val10" office:value-type="string" calcext:value-type="string">
            <text:p>Grab</text:p>
          </table:table-cell>
          <table:table-cell table:style-name="ce309" table:content-validation-name="val11"/>
          <table:table-cell table:style-name="ce311" table:content-validation-name="val12" office:value-type="string" calcext:value-type="string">
            <text:p>Cancels</text:p>
          </table:table-cell>
          <table:table-cell table:style-name="ce314" table:content-validation-name="val13" office:value-type="string" calcext:value-type="string">
            <text:p>Grab</text:p>
          </table:table-cell>
          <table:table-cell table:style-name="ce316" table:content-validation-name="val14"/>
          <table:table-cell table:style-name="ce318" table:content-validation-name="val15" office:value-type="string" calcext:value-type="string">
            <text:p>Cancels</text:p>
          </table:table-cell>
          <table:table-cell table:style-name="ce321" table:content-validation-name="val16" office:value-type="string" calcext:value-type="string">
            <text:p>Grab</text:p>
          </table:table-cell>
          <table:table-cell table:style-name="ce324" table:content-validation-name="val17"/>
          <table:table-cell table:style-name="ce327" table:content-validation-name="val18"/>
          <table:table-cell table:style-name="ce329" table:content-validation-name="val19" office:value-type="string" calcext:value-type="string">
            <text:p>§</text:p>
          </table:table-cell>
          <table:table-cell table:style-name="ce331" table:content-validation-name="val20"/>
          <table:table-cell table:style-name="ce333" table:content-validation-name="val21"/>
          <table:table-cell table:style-name="ce335" table:content-validation-name="val22"/>
          <table:table-cell table:style-name="ce337" table:content-validation-name="val23"/>
          <table:table-cell table:style-name="ce341" table:content-validation-name="val1"/>
          <table:table-cell table:style-name="ce352" table:number-columns-repeated="2"/>
          <table:table-cell table:style-name="ce35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87" office:value-type="string" calcext:value-type="string">
            <text:p>Block</text:p>
          </table:table-cell>
          <table:table-cell table:style-name="ce285" table:content-validation-name="val6" office:value-type="string" calcext:value-type="string">
            <text:p>Cancels</text:p>
          </table:table-cell>
          <table:table-cell table:style-name="ce301" table:content-validation-name="val7" office:value-type="string" calcext:value-type="string">
            <text:p>Block</text:p>
          </table:table-cell>
          <table:table-cell table:style-name="ce303" table:content-validation-name="val8"/>
          <table:table-cell table:style-name="ce305" table:content-validation-name="val9" office:value-type="string" calcext:value-type="string">
            <text:p>Cancels</text:p>
          </table:table-cell>
          <table:table-cell table:style-name="ce307" table:content-validation-name="val10" office:value-type="string" calcext:value-type="string">
            <text:p>Block</text:p>
          </table:table-cell>
          <table:table-cell table:style-name="ce309" table:content-validation-name="val11"/>
          <table:table-cell table:style-name="ce311" table:content-validation-name="val12" office:value-type="string" calcext:value-type="string">
            <text:p>Cancels</text:p>
          </table:table-cell>
          <table:table-cell table:style-name="ce314" table:content-validation-name="val13" office:value-type="string" calcext:value-type="string">
            <text:p>Block</text:p>
          </table:table-cell>
          <table:table-cell table:style-name="ce316" table:content-validation-name="val14"/>
          <table:table-cell table:style-name="ce318" table:content-validation-name="val15" office:value-type="string" calcext:value-type="string">
            <text:p>Cancels</text:p>
          </table:table-cell>
          <table:table-cell table:style-name="ce321" table:content-validation-name="val16" office:value-type="string" calcext:value-type="string">
            <text:p>Block</text:p>
          </table:table-cell>
          <table:table-cell table:style-name="ce324" table:content-validation-name="val17"/>
          <table:table-cell table:style-name="ce327" table:content-validation-name="val18"/>
          <table:table-cell table:style-name="ce329" table:content-validation-name="val19" office:value-type="string" calcext:value-type="string">
            <text:p>§</text:p>
          </table:table-cell>
          <table:table-cell table:style-name="ce331" table:content-validation-name="val20"/>
          <table:table-cell table:style-name="ce333" table:content-validation-name="val21"/>
          <table:table-cell table:style-name="ce335" table:content-validation-name="val22"/>
          <table:table-cell table:style-name="ce337" table:content-validation-name="val23"/>
          <table:table-cell table:style-name="ce341" table:content-validation-name="val1"/>
          <table:table-cell table:style-name="ce352" table:number-columns-repeated="2"/>
          <table:table-cell table:style-name="ce35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87" office:value-type="string" calcext:value-type="string">
            <text:p>Magic</text:p>
          </table:table-cell>
          <table:table-cell table:style-name="ce285" table:content-validation-name="val6" office:value-type="string" calcext:value-type="string">
            <text:p>Undecided</text:p>
          </table:table-cell>
          <table:table-cell table:style-name="ce288" table:content-validation-name="val7"/>
          <table:table-cell table:style-name="ce303" table:content-validation-name="val8"/>
          <table:table-cell table:style-name="ce305" table:content-validation-name="val9" office:value-type="string" calcext:value-type="string">
            <text:p>Cancels</text:p>
          </table:table-cell>
          <table:table-cell table:style-name="ce307" table:content-validation-name="val10" office:value-type="string" calcext:value-type="string">
            <text:p>Magic</text:p>
          </table:table-cell>
          <table:table-cell table:style-name="ce309" table:content-validation-name="val11"/>
          <table:table-cell table:style-name="ce311" table:content-validation-name="val12" office:value-type="string" calcext:value-type="string">
            <text:p>Cancels</text:p>
          </table:table-cell>
          <table:table-cell table:style-name="ce314" table:content-validation-name="val13" office:value-type="string" calcext:value-type="string">
            <text:p>Magic</text:p>
          </table:table-cell>
          <table:table-cell table:style-name="ce316" table:content-validation-name="val14"/>
          <table:table-cell table:style-name="ce318" table:content-validation-name="val15" office:value-type="string" calcext:value-type="string">
            <text:p>Cancels</text:p>
          </table:table-cell>
          <table:table-cell table:style-name="ce321" table:content-validation-name="val16" office:value-type="string" calcext:value-type="string">
            <text:p>Magic</text:p>
          </table:table-cell>
          <table:table-cell table:style-name="ce324" table:content-validation-name="val17"/>
          <table:table-cell table:style-name="ce327" table:content-validation-name="val18"/>
          <table:table-cell table:style-name="ce329" table:content-validation-name="val19" office:value-type="string" calcext:value-type="string">
            <text:p>§</text:p>
          </table:table-cell>
          <table:table-cell table:style-name="ce331" table:content-validation-name="val20"/>
          <table:table-cell table:style-name="ce333" table:content-validation-name="val21"/>
          <table:table-cell table:style-name="ce335" table:content-validation-name="val22"/>
          <table:table-cell table:style-name="ce337" table:content-validation-name="val23"/>
          <table:table-cell table:style-name="ce340" table:content-validation-name="val1" office:value-type="string" calcext:value-type="string">
            <text:p>Different functions:</text:p>
          </table:table-cell>
          <table:table-cell table:style-name="ce352" table:number-columns-repeated="2"/>
          <table:table-cell table:style-name="ce35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87" office:value-type="string" calcext:value-type="string">
            <text:p>Rage</text:p>
          </table:table-cell>
          <table:table-cell table:style-name="ce285" table:content-validation-name="val6" office:value-type="string" calcext:value-type="string">
            <text:p>No effect</text:p>
          </table:table-cell>
          <table:table-cell table:style-name="ce288" table:content-validation-name="val7"/>
          <table:table-cell table:style-name="ce303" table:content-validation-name="val8"/>
          <table:table-cell table:style-name="ce305" table:content-validation-name="val9" office:value-type="string" calcext:value-type="string">
            <text:p>Cancels</text:p>
          </table:table-cell>
          <table:table-cell table:style-name="ce307" table:content-validation-name="val10" office:value-type="string" calcext:value-type="string">
            <text:p>Rage</text:p>
          </table:table-cell>
          <table:table-cell table:style-name="ce309" table:content-validation-name="val11"/>
          <table:table-cell table:style-name="ce311" table:content-validation-name="val12" office:value-type="string" calcext:value-type="string">
            <text:p>No effect</text:p>
          </table:table-cell>
          <table:table-cell table:style-name="ce314" table:content-validation-name="val13"/>
          <table:table-cell table:style-name="ce316" table:content-validation-name="val14"/>
          <table:table-cell table:style-name="ce318" table:content-validation-name="val15" office:value-type="string" calcext:value-type="string">
            <text:p>No effect</text:p>
          </table:table-cell>
          <table:table-cell table:style-name="ce321" table:content-validation-name="val16"/>
          <table:table-cell table:style-name="ce324" table:content-validation-name="val17"/>
          <table:table-cell table:style-name="ce327" table:content-validation-name="val18"/>
          <table:table-cell table:style-name="ce329" table:content-validation-name="val19" office:value-type="string" calcext:value-type="string">
            <text:p>§</text:p>
          </table:table-cell>
          <table:table-cell table:style-name="ce331" table:content-validation-name="val20"/>
          <table:table-cell table:style-name="ce333" table:content-validation-name="val21"/>
          <table:table-cell table:style-name="ce335" table:content-validation-name="val22"/>
          <table:table-cell table:style-name="ce337" table:content-validation-name="val23"/>
          <table:table-cell table:style-name="ce341" table:content-validation-name="val1"/>
          <table:table-cell table:style-name="ce352" table:number-columns-repeated="2"/>
          <table:table-cell table:style-name="ce35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87" office:value-type="string" calcext:value-type="string">
            <text:p>Pause</text:p>
          </table:table-cell>
          <table:table-cell table:style-name="ce285" table:content-validation-name="val6" office:value-type="string" calcext:value-type="string">
            <text:p>No effect</text:p>
          </table:table-cell>
          <table:table-cell table:style-name="ce288" table:content-validation-name="val7"/>
          <table:table-cell table:style-name="ce303" table:content-validation-name="val8"/>
          <table:table-cell table:style-name="ce305" table:content-validation-name="val9" office:value-type="string" calcext:value-type="string">
            <text:p>Mutual</text:p>
          </table:table-cell>
          <table:table-cell table:style-name="ce307" table:content-validation-name="val10"/>
          <table:table-cell table:style-name="ce309" table:content-validation-name="val11"/>
          <table:table-cell table:style-name="ce311" table:content-validation-name="val12" office:value-type="string" calcext:value-type="string">
            <text:p>Mutual</text:p>
          </table:table-cell>
          <table:table-cell table:style-name="ce314" table:content-validation-name="val13"/>
          <table:table-cell table:style-name="ce316" table:content-validation-name="val14"/>
          <table:table-cell table:style-name="ce318" table:content-validation-name="val15" office:value-type="string" calcext:value-type="string">
            <text:p>Mutual</text:p>
          </table:table-cell>
          <table:table-cell table:style-name="ce321" table:content-validation-name="val16"/>
          <table:table-cell table:style-name="ce324" table:content-validation-name="val17"/>
          <table:table-cell table:style-name="ce327" table:content-validation-name="val18"/>
          <table:table-cell table:style-name="ce329" table:content-validation-name="val19" office:value-type="string" calcext:value-type="string">
            <text:p>§</text:p>
          </table:table-cell>
          <table:table-cell table:style-name="ce331" table:content-validation-name="val20"/>
          <table:table-cell table:style-name="ce333" table:content-validation-name="val21"/>
          <table:table-cell table:style-name="ce335" table:content-validation-name="val22"/>
          <table:table-cell table:style-name="ce337" table:content-validation-name="val23"/>
          <table:table-cell table:style-name="ce343" table:content-validation-name="val1" office:value-type="string" calcext:value-type="string">
            <text:p>”Refresh”.</text:p>
          </table:table-cell>
          <table:table-cell table:style-name="ce352" table:number-columns-repeated="2"/>
          <table:table-cell table:style-name="ce354" table:number-columns-repeated="8"/>
          <table:table-cell table:number-columns-repeated="866"/>
        </table:table-row>
        <table:table-row-group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75" office:value-type="string" calcext:value-type="string">
              <text:p>Retry</text:p>
            </table:table-cell>
            <table:table-cell table:style-name="ce285" table:content-validation-name="val6" office:value-type="string" calcext:value-type="string">
              <text:p>Cancels</text:p>
            </table:table-cell>
            <table:table-cell table:style-name="ce288" table:content-validation-name="val7"/>
            <table:table-cell table:style-name="ce303" table:content-validation-name="val8"/>
            <table:table-cell table:style-name="ce305" table:content-validation-name="val9" office:value-type="string" calcext:value-type="string">
              <text:p>Cancels</text:p>
            </table:table-cell>
            <table:table-cell table:style-name="ce307" table:content-validation-name="val10"/>
            <table:table-cell table:style-name="ce309" table:content-validation-name="val11"/>
            <table:table-cell table:style-name="ce311" table:content-validation-name="val12" office:value-type="string" calcext:value-type="string">
              <text:p>Cancels</text:p>
            </table:table-cell>
            <table:table-cell table:style-name="ce314" table:content-validation-name="val13"/>
            <table:table-cell table:style-name="ce316" table:content-validation-name="val14"/>
            <table:table-cell table:style-name="ce318" table:content-validation-name="val15" office:value-type="string" calcext:value-type="string">
              <text:p>Cancels</text:p>
            </table:table-cell>
            <table:table-cell table:style-name="ce321" table:content-validation-name="val16"/>
            <table:table-cell table:style-name="ce324" table:content-validation-name="val17"/>
            <table:table-cell table:style-name="ce327" table:content-validation-name="val18"/>
            <table:table-cell table:style-name="ce329" table:content-validation-name="val19" office:value-type="string" calcext:value-type="string">
              <text:p>§</text:p>
            </table:table-cell>
            <table:table-cell table:style-name="ce331" table:content-validation-name="val20"/>
            <table:table-cell table:style-name="ce333" table:content-validation-name="val21"/>
            <table:table-cell table:style-name="ce335" table:content-validation-name="val22"/>
            <table:table-cell table:style-name="ce337" table:content-validation-name="val23"/>
            <table:table-cell table:style-name="Default" office:value-type="string" calcext:value-type="string">
              <text:p>A complex function that goes through the whole Details sheet and checks for discrepancies between it and Overview.</text:p>
            </table:table-cell>
            <table:table-cell table:style-name="ce352" table:number-columns-repeated="2"/>
            <table:table-cell table:style-name="ce354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75" office:value-type="string" calcext:value-type="string">
              <text:p>Upgrade Blades</text:p>
            </table:table-cell>
            <table:table-cell table:style-name="ce285" table:content-validation-name="val6" office:value-type="string" calcext:value-type="string">
              <text:p>Mutual</text:p>
            </table:table-cell>
            <table:table-cell table:style-name="ce288" table:content-validation-name="val7"/>
            <table:table-cell table:style-name="ce303" table:content-validation-name="val8"/>
            <table:table-cell table:style-name="ce305" table:content-validation-name="val9" office:value-type="string" calcext:value-type="string">
              <text:p>Mutual</text:p>
            </table:table-cell>
            <table:table-cell table:style-name="ce307" table:content-validation-name="val10"/>
            <table:table-cell table:style-name="ce309" table:content-validation-name="val11"/>
            <table:table-cell table:style-name="ce311" table:content-validation-name="val12" office:value-type="string" calcext:value-type="string">
              <text:p>Mutual</text:p>
            </table:table-cell>
            <table:table-cell table:style-name="ce314" table:content-validation-name="val13"/>
            <table:table-cell table:style-name="ce316" table:content-validation-name="val14"/>
            <table:table-cell table:style-name="ce318" table:content-validation-name="val15" office:value-type="string" calcext:value-type="string">
              <text:p>Mutual</text:p>
            </table:table-cell>
            <table:table-cell table:style-name="ce321" table:content-validation-name="val16"/>
            <table:table-cell table:style-name="ce324" table:content-validation-name="val17"/>
            <table:table-cell table:style-name="ce327" table:content-validation-name="val18"/>
            <table:table-cell table:style-name="ce329" table:content-validation-name="val19" office:value-type="string" calcext:value-type="string">
              <text:p>§</text:p>
            </table:table-cell>
            <table:table-cell table:style-name="ce331" table:content-validation-name="val20"/>
            <table:table-cell table:style-name="ce333" table:content-validation-name="val21"/>
            <table:table-cell table:style-name="ce335" table:content-validation-name="val22"/>
            <table:table-cell table:style-name="ce337" table:content-validation-name="val23"/>
            <table:table-cell table:style-name="ce341" table:content-validation-name="val1" office:value-type="string" calcext:value-type="string">
              <text:p>The code then adds lines non-destructively or deletes rows that are no longer needed.</text:p>
            </table:table-cell>
            <table:table-cell table:style-name="ce352" table:number-columns-repeated="2"/>
            <table:table-cell table:style-name="ce354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75" office:value-type="string" calcext:value-type="string">
              <text:p>Upgrade Head</text:p>
            </table:table-cell>
            <table:table-cell table:style-name="ce285" table:content-validation-name="val6"/>
            <table:table-cell table:style-name="ce288" table:content-validation-name="val7"/>
            <table:table-cell table:style-name="ce303" table:content-validation-name="val8"/>
            <table:table-cell table:style-name="ce305" table:content-validation-name="val9"/>
            <table:table-cell table:style-name="ce307" table:content-validation-name="val10"/>
            <table:table-cell table:style-name="ce309" table:content-validation-name="val11"/>
            <table:table-cell table:style-name="ce311" table:content-validation-name="val12"/>
            <table:table-cell table:style-name="ce314" table:content-validation-name="val13"/>
            <table:table-cell table:style-name="ce316" table:content-validation-name="val14"/>
            <table:table-cell table:style-name="ce318" table:content-validation-name="val15"/>
            <table:table-cell table:style-name="ce321" table:content-validation-name="val16"/>
            <table:table-cell table:style-name="ce324" table:content-validation-name="val17"/>
            <table:table-cell table:style-name="ce327" table:content-validation-name="val18"/>
            <table:table-cell table:style-name="ce329" table:content-validation-name="val19"/>
            <table:table-cell table:style-name="ce331" table:content-validation-name="val20"/>
            <table:table-cell table:style-name="ce333" table:content-validation-name="val21"/>
            <table:table-cell table:style-name="ce335" table:content-validation-name="val22"/>
            <table:table-cell table:style-name="ce337" table:content-validation-name="val23"/>
            <table:table-cell table:style-name="ce341" table:content-validation-name="val1"/>
            <table:table-cell table:style-name="ce352" table:number-columns-repeated="2"/>
            <table:table-cell table:style-name="ce354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75" office:value-type="string" calcext:value-type="string">
              <text:p>Fall</text:p>
            </table:table-cell>
            <table:table-cell table:style-name="ce285" table:content-validation-name="val6" office:value-type="string" calcext:value-type="string">
              <text:p>Undecided</text:p>
            </table:table-cell>
            <table:table-cell table:style-name="ce288" table:content-validation-name="val7"/>
            <table:table-cell table:style-name="ce303" table:content-validation-name="val8"/>
            <table:table-cell table:style-name="ce305" table:content-validation-name="val9" office:value-type="string" calcext:value-type="string">
              <text:p>Impossible?</text:p>
            </table:table-cell>
            <table:table-cell table:style-name="ce307" table:content-validation-name="val10"/>
            <table:table-cell table:style-name="ce309" table:content-validation-name="val11"/>
            <table:table-cell table:style-name="ce312" table:content-validation-name="val12" office:value-type="string" calcext:value-type="string">
              <text:p>Impossible?</text:p>
            </table:table-cell>
            <table:table-cell table:style-name="ce314" table:content-validation-name="val13"/>
            <table:table-cell table:style-name="ce316" table:content-validation-name="val14"/>
            <table:table-cell table:style-name="ce319" table:content-validation-name="val15" office:value-type="string" calcext:value-type="string">
              <text:p>Impossible?</text:p>
            </table:table-cell>
            <table:table-cell table:style-name="ce321" table:content-validation-name="val16"/>
            <table:table-cell table:style-name="ce324" table:content-validation-name="val17"/>
            <table:table-cell table:style-name="ce327" table:content-validation-name="val18"/>
            <table:table-cell table:style-name="ce329" table:content-validation-name="val19" office:value-type="string" calcext:value-type="string">
              <text:p>§</text:p>
            </table:table-cell>
            <table:table-cell table:style-name="ce331" table:content-validation-name="val20"/>
            <table:table-cell table:style-name="ce333" table:content-validation-name="val21"/>
            <table:table-cell table:style-name="ce335" table:content-validation-name="val22"/>
            <table:table-cell table:style-name="ce337" table:content-validation-name="val23"/>
            <table:table-cell table:style-name="ce341" table:content-validation-name="val1"/>
            <table:table-cell table:style-name="ce352" table:number-columns-repeated="2"/>
            <table:table-cell table:style-name="ce354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75" office:value-type="string" calcext:value-type="string">
              <text:p>Landing</text:p>
            </table:table-cell>
            <table:table-cell table:style-name="ce285" table:content-validation-name="val6"/>
            <table:table-cell table:style-name="ce288" table:content-validation-name="val7"/>
            <table:table-cell table:style-name="ce303" table:content-validation-name="val8"/>
            <table:table-cell table:style-name="ce305" table:content-validation-name="val9"/>
            <table:table-cell table:style-name="ce307" table:content-validation-name="val10"/>
            <table:table-cell table:style-name="ce309" table:content-validation-name="val11"/>
            <table:table-cell table:style-name="ce311" table:content-validation-name="val12"/>
            <table:table-cell table:style-name="ce314" table:content-validation-name="val13"/>
            <table:table-cell table:style-name="ce316" table:content-validation-name="val14"/>
            <table:table-cell table:style-name="ce318" table:content-validation-name="val15"/>
            <table:table-cell table:style-name="ce321" table:content-validation-name="val16"/>
            <table:table-cell table:style-name="ce324" table:content-validation-name="val17"/>
            <table:table-cell table:style-name="ce327" table:content-validation-name="val18"/>
            <table:table-cell table:style-name="ce329" table:content-validation-name="val19" office:value-type="string" calcext:value-type="string">
              <text:p>§</text:p>
            </table:table-cell>
            <table:table-cell table:style-name="ce331" table:content-validation-name="val20"/>
            <table:table-cell table:style-name="ce333" table:content-validation-name="val21"/>
            <table:table-cell table:style-name="ce335" table:content-validation-name="val22"/>
            <table:table-cell table:style-name="ce337" table:content-validation-name="val23"/>
            <table:table-cell table:style-name="ce341" table:content-validation-name="val1"/>
            <table:table-cell table:style-name="ce352" table:number-columns-repeated="2"/>
            <table:table-cell table:style-name="ce354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75" office:value-type="string" calcext:value-type="string">
              <text:p>Hang From Ledge</text:p>
            </table:table-cell>
            <table:table-cell table:style-name="ce285" table:content-validation-name="val6"/>
            <table:table-cell table:style-name="ce288" table:content-validation-name="val7"/>
            <table:table-cell table:style-name="ce303" table:content-validation-name="val8"/>
            <table:table-cell table:style-name="ce305" table:content-validation-name="val9"/>
            <table:table-cell table:style-name="ce307" table:content-validation-name="val10"/>
            <table:table-cell table:style-name="ce309" table:content-validation-name="val11"/>
            <table:table-cell table:style-name="ce311" table:content-validation-name="val12"/>
            <table:table-cell table:style-name="ce314" table:content-validation-name="val13"/>
            <table:table-cell table:style-name="ce316" table:content-validation-name="val14"/>
            <table:table-cell table:style-name="ce318" table:content-validation-name="val15"/>
            <table:table-cell table:style-name="ce321" table:content-validation-name="val16"/>
            <table:table-cell table:style-name="ce324" table:content-validation-name="val17"/>
            <table:table-cell table:style-name="ce327" table:content-validation-name="val18"/>
            <table:table-cell table:style-name="ce329" table:content-validation-name="val19"/>
            <table:table-cell table:style-name="ce331" table:content-validation-name="val20"/>
            <table:table-cell table:style-name="ce333" table:content-validation-name="val21"/>
            <table:table-cell table:style-name="ce335" table:content-validation-name="val22"/>
            <table:table-cell table:style-name="ce337" table:content-validation-name="val23"/>
            <table:table-cell table:style-name="ce341" table:content-validation-name="val1"/>
            <table:table-cell table:style-name="ce352" table:number-columns-repeated="2"/>
            <table:table-cell table:style-name="ce354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75" office:value-type="string" calcext:value-type="string">
              <text:p>Water</text:p>
            </table:table-cell>
            <table:table-cell table:style-name="ce285" table:content-validation-name="val6"/>
            <table:table-cell table:style-name="ce288" table:content-validation-name="val7"/>
            <table:table-cell table:style-name="ce303" table:content-validation-name="val8"/>
            <table:table-cell table:style-name="ce305" table:content-validation-name="val9"/>
            <table:table-cell table:style-name="ce307" table:content-validation-name="val10"/>
            <table:table-cell table:style-name="ce309" table:content-validation-name="val11"/>
            <table:table-cell table:style-name="ce311" table:content-validation-name="val12"/>
            <table:table-cell table:style-name="ce314" table:content-validation-name="val13"/>
            <table:table-cell table:style-name="ce316" table:content-validation-name="val14"/>
            <table:table-cell table:style-name="ce318" table:content-validation-name="val15"/>
            <table:table-cell table:style-name="ce321" table:content-validation-name="val16"/>
            <table:table-cell table:style-name="ce324" table:content-validation-name="val17"/>
            <table:table-cell table:style-name="ce327" table:content-validation-name="val18"/>
            <table:table-cell table:style-name="ce329" table:content-validation-name="val19"/>
            <table:table-cell table:style-name="ce331" table:content-validation-name="val20"/>
            <table:table-cell table:style-name="ce333" table:content-validation-name="val21"/>
            <table:table-cell table:style-name="ce335" table:content-validation-name="val22"/>
            <table:table-cell table:style-name="ce337" table:content-validation-name="val23"/>
            <table:table-cell table:style-name="ce341" table:content-validation-name="val1"/>
            <table:table-cell table:style-name="ce352" table:number-columns-repeated="2"/>
            <table:table-cell table:style-name="ce354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75" office:value-type="string" calcext:value-type="string">
              <text:p>Rope</text:p>
            </table:table-cell>
            <table:table-cell table:style-name="ce285" table:content-validation-name="val6"/>
            <table:table-cell table:style-name="ce288" table:content-validation-name="val7"/>
            <table:table-cell table:style-name="ce303" table:content-validation-name="val8"/>
            <table:table-cell table:style-name="ce305" table:content-validation-name="val9"/>
            <table:table-cell table:style-name="ce307" table:content-validation-name="val10"/>
            <table:table-cell table:style-name="ce309" table:content-validation-name="val11"/>
            <table:table-cell table:style-name="ce311" table:content-validation-name="val12"/>
            <table:table-cell table:style-name="ce314" table:content-validation-name="val13"/>
            <table:table-cell table:style-name="ce316" table:content-validation-name="val14"/>
            <table:table-cell table:style-name="ce318" table:content-validation-name="val15"/>
            <table:table-cell table:style-name="ce321" table:content-validation-name="val16"/>
            <table:table-cell table:style-name="ce324" table:content-validation-name="val17"/>
            <table:table-cell table:style-name="ce327" table:content-validation-name="val18"/>
            <table:table-cell table:style-name="ce329" table:content-validation-name="val19" office:value-type="string" calcext:value-type="string">
              <text:p>§</text:p>
            </table:table-cell>
            <table:table-cell table:style-name="ce331" table:content-validation-name="val20"/>
            <table:table-cell table:style-name="ce333" table:content-validation-name="val21"/>
            <table:table-cell table:style-name="ce335" table:content-validation-name="val22"/>
            <table:table-cell table:style-name="ce337" table:content-validation-name="val23"/>
            <table:table-cell table:style-name="ce343" table:content-validation-name="val1" office:value-type="string" calcext:value-type="string">
              <text:p>”Refresh columns”.</text:p>
            </table:table-cell>
            <table:table-cell table:style-name="ce352" table:number-columns-repeated="2"/>
            <table:table-cell table:style-name="ce354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75" office:value-type="string" calcext:value-type="string">
              <text:p>Shimmy</text:p>
            </table:table-cell>
            <table:table-cell table:style-name="ce285" table:content-validation-name="val6"/>
            <table:table-cell table:style-name="ce288" table:content-validation-name="val7"/>
            <table:table-cell table:style-name="ce303" table:content-validation-name="val8"/>
            <table:table-cell table:style-name="ce305" table:content-validation-name="val9"/>
            <table:table-cell table:style-name="ce307" table:content-validation-name="val10"/>
            <table:table-cell table:style-name="ce309" table:content-validation-name="val11"/>
            <table:table-cell table:style-name="ce311" table:content-validation-name="val12"/>
            <table:table-cell table:style-name="ce314" table:content-validation-name="val13"/>
            <table:table-cell table:style-name="ce316" table:content-validation-name="val14"/>
            <table:table-cell table:style-name="ce318" table:content-validation-name="val15"/>
            <table:table-cell table:style-name="ce321" table:content-validation-name="val16"/>
            <table:table-cell table:style-name="ce324" table:content-validation-name="val17"/>
            <table:table-cell table:style-name="ce327" table:content-validation-name="val18"/>
            <table:table-cell table:style-name="ce329" table:content-validation-name="val19" office:value-type="string" calcext:value-type="string">
              <text:p>§</text:p>
            </table:table-cell>
            <table:table-cell table:style-name="ce331" table:content-validation-name="val20"/>
            <table:table-cell table:style-name="ce333" table:content-validation-name="val21"/>
            <table:table-cell table:style-name="ce335" table:content-validation-name="val22"/>
            <table:table-cell table:style-name="ce337" table:content-validation-name="val23"/>
            <table:table-cell table:style-name="Default" office:value-type="string" calcext:value-type="string">
              <text:p>1. the function checks on a general basis what is the maximum amount of phases needed by any action in Overview.</text:p>
            </table:table-cell>
            <table:table-cell table:style-name="ce352" table:number-columns-repeated="2"/>
            <table:table-cell table:style-name="ce354" table:number-columns-repeated="8"/>
            <table:table-cell table:number-columns-repeated="866"/>
          </table:table-row>
        </table:table-row-group>
        <table:table-row-group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76" office:value-type="string" calcext:value-type="string">
              <text:p>Hold X</text:p>
            </table:table-cell>
            <table:table-cell table:style-name="ce285" table:content-validation-name="val6"/>
            <table:table-cell table:style-name="ce288" table:content-validation-name="val7"/>
            <table:table-cell table:style-name="ce303" table:content-validation-name="val8"/>
            <table:table-cell table:style-name="ce305" table:content-validation-name="val9"/>
            <table:table-cell table:style-name="ce307" table:content-validation-name="val10"/>
            <table:table-cell table:style-name="ce309" table:content-validation-name="val11"/>
            <table:table-cell table:style-name="ce311" table:content-validation-name="val12"/>
            <table:table-cell table:style-name="ce314" table:content-validation-name="val13"/>
            <table:table-cell table:style-name="ce316" table:content-validation-name="val14"/>
            <table:table-cell table:style-name="ce318" table:content-validation-name="val15"/>
            <table:table-cell table:style-name="ce321" table:content-validation-name="val16"/>
            <table:table-cell table:style-name="ce324" table:content-validation-name="val17"/>
            <table:table-cell table:style-name="ce327" table:content-validation-name="val18"/>
            <table:table-cell table:style-name="ce329" table:content-validation-name="val19" office:value-type="string" calcext:value-type="string">
              <text:p>§</text:p>
            </table:table-cell>
            <table:table-cell table:style-name="ce331" table:content-validation-name="val20"/>
            <table:table-cell table:style-name="ce333" table:content-validation-name="val21"/>
            <table:table-cell table:style-name="ce335" table:content-validation-name="val22"/>
            <table:table-cell table:style-name="ce337" table:content-validation-name="val23"/>
            <table:table-cell table:style-name="Default" office:value-type="string" calcext:value-type="string">
              <text:p>2. if this sheet has unnecessary listed phase columns, those are deleted. Or conversely, if there are too little, they are added.</text:p>
            </table:table-cell>
            <table:table-cell table:style-name="ce352" table:number-columns-repeated="2"/>
            <table:table-cell table:style-name="ce354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76" office:value-type="string" calcext:value-type="string">
              <text:p>Hold S</text:p>
            </table:table-cell>
            <table:table-cell table:style-name="ce285" table:content-validation-name="val6"/>
            <table:table-cell table:style-name="ce288" table:content-validation-name="val7"/>
            <table:table-cell table:style-name="ce303" table:content-validation-name="val8"/>
            <table:table-cell table:style-name="ce305" table:content-validation-name="val9"/>
            <table:table-cell table:style-name="ce307" table:content-validation-name="val10"/>
            <table:table-cell table:style-name="ce309" table:content-validation-name="val11"/>
            <table:table-cell table:style-name="ce311" table:content-validation-name="val12"/>
            <table:table-cell table:style-name="ce314" table:content-validation-name="val13"/>
            <table:table-cell table:style-name="ce316" table:content-validation-name="val14"/>
            <table:table-cell table:style-name="ce318" table:content-validation-name="val15"/>
            <table:table-cell table:style-name="ce321" table:content-validation-name="val16"/>
            <table:table-cell table:style-name="ce324" table:content-validation-name="val17"/>
            <table:table-cell table:style-name="ce327" table:content-validation-name="val18"/>
            <table:table-cell table:style-name="ce329" table:content-validation-name="val19" office:value-type="string" calcext:value-type="string">
              <text:p>§</text:p>
            </table:table-cell>
            <table:table-cell table:style-name="ce331" table:content-validation-name="val20"/>
            <table:table-cell table:style-name="ce333" table:content-validation-name="val21"/>
            <table:table-cell table:style-name="ce335" table:content-validation-name="val22"/>
            <table:table-cell table:style-name="ce337" table:content-validation-name="val23"/>
            <table:table-cell table:style-name="Default" office:value-type="string" calcext:value-type="string">
              <text:p>3. the code should also add data validation to the rows as necessary.</text:p>
            </table:table-cell>
            <table:table-cell table:style-name="ce352" table:number-columns-repeated="2"/>
            <table:table-cell table:style-name="ce354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76" office:value-type="string" calcext:value-type="string">
              <text:p>Hold T</text:p>
            </table:table-cell>
            <table:table-cell table:style-name="ce285" table:content-validation-name="val6"/>
            <table:table-cell table:style-name="ce288" table:content-validation-name="val7"/>
            <table:table-cell table:style-name="ce303" table:content-validation-name="val8"/>
            <table:table-cell table:style-name="ce305" table:content-validation-name="val9"/>
            <table:table-cell table:style-name="ce307" table:content-validation-name="val10"/>
            <table:table-cell table:style-name="ce309" table:content-validation-name="val11"/>
            <table:table-cell table:style-name="ce311" table:content-validation-name="val12"/>
            <table:table-cell table:style-name="ce314" table:content-validation-name="val13"/>
            <table:table-cell table:style-name="ce316" table:content-validation-name="val14"/>
            <table:table-cell table:style-name="ce318" table:content-validation-name="val15"/>
            <table:table-cell table:style-name="ce321" table:content-validation-name="val16"/>
            <table:table-cell table:style-name="ce324" table:content-validation-name="val17"/>
            <table:table-cell table:style-name="ce327" table:content-validation-name="val18"/>
            <table:table-cell table:style-name="ce329" table:content-validation-name="val19" office:value-type="string" calcext:value-type="string">
              <text:p>§</text:p>
            </table:table-cell>
            <table:table-cell table:style-name="ce331" table:content-validation-name="val20"/>
            <table:table-cell table:style-name="ce333" table:content-validation-name="val21"/>
            <table:table-cell table:style-name="ce335" table:content-validation-name="val22"/>
            <table:table-cell table:style-name="ce337" table:content-validation-name="val23"/>
            <table:table-cell table:style-name="Default"/>
            <table:table-cell table:style-name="ce352" table:number-columns-repeated="2"/>
            <table:table-cell table:style-name="ce354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76" office:value-type="string" calcext:value-type="string">
              <text:p>Hold O</text:p>
            </table:table-cell>
            <table:table-cell table:style-name="ce285" table:content-validation-name="val6"/>
            <table:table-cell table:style-name="ce288" table:content-validation-name="val7"/>
            <table:table-cell table:style-name="ce303" table:content-validation-name="val8"/>
            <table:table-cell table:style-name="ce305" table:content-validation-name="val9"/>
            <table:table-cell table:style-name="ce307" table:content-validation-name="val10"/>
            <table:table-cell table:style-name="ce309" table:content-validation-name="val11"/>
            <table:table-cell table:style-name="ce311" table:content-validation-name="val12"/>
            <table:table-cell table:style-name="ce314" table:content-validation-name="val13"/>
            <table:table-cell table:style-name="ce316" table:content-validation-name="val14"/>
            <table:table-cell table:style-name="ce318" table:content-validation-name="val15"/>
            <table:table-cell table:style-name="ce321" table:content-validation-name="val16"/>
            <table:table-cell table:style-name="ce324" table:content-validation-name="val17"/>
            <table:table-cell table:style-name="ce327" table:content-validation-name="val18"/>
            <table:table-cell table:style-name="ce329" table:content-validation-name="val19" office:value-type="string" calcext:value-type="string">
              <text:p>§</text:p>
            </table:table-cell>
            <table:table-cell table:style-name="ce331" table:content-validation-name="val20"/>
            <table:table-cell table:style-name="ce333" table:content-validation-name="val21"/>
            <table:table-cell table:style-name="ce335" table:content-validation-name="val22"/>
            <table:table-cell table:style-name="ce337" table:content-validation-name="val23"/>
            <table:table-cell table:style-name="ce341" table:content-validation-name="val1"/>
            <table:table-cell table:style-name="ce352" table:number-columns-repeated="2"/>
            <table:table-cell table:style-name="ce354" table:number-columns-repeated="8"/>
            <table:table-cell table:number-columns-repeated="866"/>
          </table:table-row>
        </table:table-row-group>
        <table:table-row table:style-name="ro2">
          <table:table-cell table:number-columns-repeated="2"/>
          <table:table-cell table:style-name="ce187"/>
          <table:table-cell table:style-name="ce285" table:content-validation-name="val6"/>
          <table:table-cell table:style-name="ce288" table:content-validation-name="val7"/>
          <table:table-cell table:style-name="ce303" table:content-validation-name="val8"/>
          <table:table-cell table:style-name="ce305" table:content-validation-name="val9"/>
          <table:table-cell table:style-name="ce307" table:content-validation-name="val10"/>
          <table:table-cell table:style-name="ce309" table:content-validation-name="val11"/>
          <table:table-cell table:style-name="ce311" table:content-validation-name="val12"/>
          <table:table-cell table:style-name="ce314" table:content-validation-name="val13"/>
          <table:table-cell table:style-name="ce316" table:content-validation-name="val14"/>
          <table:table-cell table:style-name="ce318" table:content-validation-name="val15"/>
          <table:table-cell table:style-name="ce321" table:content-validation-name="val16"/>
          <table:table-cell table:style-name="ce324" table:content-validation-name="val17"/>
          <table:table-cell table:style-name="ce327" table:content-validation-name="val18"/>
          <table:table-cell table:style-name="ce329" table:content-validation-name="val19"/>
          <table:table-cell table:style-name="ce331" table:content-validation-name="val20"/>
          <table:table-cell table:style-name="ce333" table:content-validation-name="val21"/>
          <table:table-cell table:style-name="ce335" table:content-validation-name="val22"/>
          <table:table-cell table:style-name="ce337" table:content-validation-name="val23"/>
          <table:table-cell table:style-name="ce343" table:content-validation-name="val1" office:value-type="string" calcext:value-type="string">
            <text:p>”Generate inputs”.</text:p>
          </table:table-cell>
          <table:table-cell table:style-name="ce352" table:number-columns-repeated="2"/>
          <table:table-cell table:style-name="ce35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2" office:value-type="string" calcext:value-type="string">
            <text:p>s b</text:p>
          </table:table-cell>
          <table:table-cell table:style-name="ce187" office:value-type="string" calcext:value-type="string">
            <text:p>Letting go of input</text:p>
          </table:table-cell>
          <table:table-cell table:style-name="ce286" table:content-validation-name="val6"/>
          <table:table-cell table:style-name="ce288" table:content-validation-name="val7" office:value-type="string" calcext:value-type="string">
            <text:p>§</text:p>
          </table:table-cell>
          <table:table-cell table:style-name="ce303" table:content-validation-name="val8"/>
          <table:table-cell table:style-name="ce305" table:content-validation-name="val9"/>
          <table:table-cell table:style-name="ce307" table:content-validation-name="val10" office:value-type="string" calcext:value-type="string">
            <text:p>§</text:p>
          </table:table-cell>
          <table:table-cell table:style-name="ce309" table:content-validation-name="val11"/>
          <table:table-cell table:style-name="ce311" table:content-validation-name="val12"/>
          <table:table-cell table:style-name="ce314" table:content-validation-name="val13"/>
          <table:table-cell table:style-name="ce316" table:content-validation-name="val14"/>
          <table:table-cell table:style-name="ce318" table:content-validation-name="val15" office:value-type="string" calcext:value-type="string">
            <text:p>§</text:p>
          </table:table-cell>
          <table:table-cell table:style-name="ce321" table:content-validation-name="val16"/>
          <table:table-cell table:style-name="ce324" table:content-validation-name="val17"/>
          <table:table-cell table:style-name="ce327" table:content-validation-name="val18"/>
          <table:table-cell table:style-name="ce329" table:content-validation-name="val19"/>
          <table:table-cell table:style-name="ce331" table:content-validation-name="val20"/>
          <table:table-cell table:style-name="ce333" table:content-validation-name="val21"/>
          <table:table-cell table:style-name="ce335" table:content-validation-name="val22"/>
          <table:table-cell table:style-name="ce337" table:content-validation-name="val23"/>
          <table:table-cell table:style-name="ce344" table:content-validation-name="val1"/>
          <table:table-cell table:style-name="ce352" table:number-columns-repeated="2"/>
          <table:table-cell table:style-name="ce35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2" office:value-type="string" calcext:value-type="string">
            <text:p>s b</text:p>
          </table:table-cell>
          <table:table-cell table:style-name="ce187" office:value-type="string" calcext:value-type="string">
            <text:p>Move</text:p>
          </table:table-cell>
          <table:table-cell table:style-name="ce286" table:content-validation-name="val6"/>
          <table:table-cell table:style-name="ce288" table:content-validation-name="val7" office:value-type="string" calcext:value-type="string">
            <text:p>§</text:p>
          </table:table-cell>
          <table:table-cell table:style-name="ce303" table:content-validation-name="val8"/>
          <table:table-cell table:style-name="ce305" table:content-validation-name="val9"/>
          <table:table-cell table:style-name="ce307" table:content-validation-name="val10" office:value-type="string" calcext:value-type="string">
            <text:p>§</text:p>
          </table:table-cell>
          <table:table-cell table:style-name="ce309" table:content-validation-name="val11"/>
          <table:table-cell table:style-name="ce311" table:content-validation-name="val12" office:value-type="string" calcext:value-type="string">
            <text:p>No effect</text:p>
          </table:table-cell>
          <table:table-cell table:style-name="ce314" table:content-validation-name="val13"/>
          <table:table-cell table:style-name="ce316" table:content-validation-name="val14"/>
          <table:table-cell table:style-name="ce318" table:content-validation-name="val15" office:value-type="string" calcext:value-type="string">
            <text:p>§</text:p>
          </table:table-cell>
          <table:table-cell table:style-name="ce322" table:content-validation-name="val16"/>
          <table:table-cell table:style-name="ce325" table:content-validation-name="val17"/>
          <table:table-cell table:style-name="ce327" table:content-validation-name="val18"/>
          <table:table-cell table:style-name="ce329" table:content-validation-name="val19"/>
          <table:table-cell table:style-name="ce331" table:content-validation-name="val20"/>
          <table:table-cell table:style-name="ce333" table:content-validation-name="val21"/>
          <table:table-cell table:style-name="ce335" table:content-validation-name="val22"/>
          <table:table-cell table:style-name="ce337" table:content-validation-name="val23"/>
          <table:table-cell table:style-name="ce344" table:content-validation-name="val1"/>
          <table:table-cell table:style-name="ce352" table:number-columns-repeated="2"/>
          <table:table-cell table:style-name="ce35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2" office:value-type="string" calcext:value-type="string">
            <text:p>s b</text:p>
          </table:table-cell>
          <table:table-cell table:style-name="ce187" office:value-type="string" calcext:value-type="string">
            <text:p>Roll (Forward)</text:p>
          </table:table-cell>
          <table:table-cell table:style-name="ce286" table:content-validation-name="val6"/>
          <table:table-cell table:style-name="ce288" table:content-validation-name="val7" office:value-type="string" calcext:value-type="string">
            <text:p>§</text:p>
          </table:table-cell>
          <table:table-cell table:style-name="ce303" table:content-validation-name="val8"/>
          <table:table-cell table:style-name="ce305" table:content-validation-name="val9"/>
          <table:table-cell table:style-name="ce307" table:content-validation-name="val10" office:value-type="string" calcext:value-type="string">
            <text:p>§</text:p>
          </table:table-cell>
          <table:table-cell table:style-name="ce309" table:content-validation-name="val11"/>
          <table:table-cell table:style-name="ce311" table:content-validation-name="val12" office:value-type="string" calcext:value-type="string">
            <text:p>Cancels</text:p>
          </table:table-cell>
          <table:table-cell table:style-name="ce314" table:content-validation-name="val13" office:value-type="string" calcext:value-type="string">
            <text:p>Roll</text:p>
          </table:table-cell>
          <table:table-cell table:style-name="ce316" table:content-validation-name="val14"/>
          <table:table-cell table:style-name="ce318" table:content-validation-name="val15" office:value-type="string" calcext:value-type="string">
            <text:p>§</text:p>
          </table:table-cell>
          <table:table-cell table:style-name="ce321" table:content-validation-name="val16"/>
          <table:table-cell table:style-name="ce324" table:content-validation-name="val17"/>
          <table:table-cell table:style-name="ce327" table:content-validation-name="val18"/>
          <table:table-cell table:style-name="ce329" table:content-validation-name="val19"/>
          <table:table-cell table:style-name="ce331" table:content-validation-name="val20"/>
          <table:table-cell table:style-name="ce333" table:content-validation-name="val21"/>
          <table:table-cell table:style-name="ce335" table:content-validation-name="val22"/>
          <table:table-cell table:style-name="ce337" table:content-validation-name="val23"/>
          <table:table-cell table:style-name="ce344" table:content-validation-name="val1"/>
          <table:table-cell table:style-name="ce352" table:number-columns-repeated="2"/>
          <table:table-cell table:style-name="ce35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2" office:value-type="string" calcext:value-type="string">
            <text:p>s b</text:p>
          </table:table-cell>
          <table:table-cell table:style-name="ce187" office:value-type="string" calcext:value-type="string">
            <text:p>Roll (Left)</text:p>
          </table:table-cell>
          <table:table-cell table:style-name="ce286" table:content-validation-name="val6"/>
          <table:table-cell table:style-name="ce288" table:content-validation-name="val7" office:value-type="string" calcext:value-type="string">
            <text:p>§</text:p>
          </table:table-cell>
          <table:table-cell table:style-name="ce303" table:content-validation-name="val8"/>
          <table:table-cell table:style-name="ce305" table:content-validation-name="val9"/>
          <table:table-cell table:style-name="ce307" table:content-validation-name="val10" office:value-type="string" calcext:value-type="string">
            <text:p>§</text:p>
          </table:table-cell>
          <table:table-cell table:style-name="ce309" table:content-validation-name="val11"/>
          <table:table-cell table:style-name="ce311" table:content-validation-name="val12" office:value-type="string" calcext:value-type="string">
            <text:p>Cancels</text:p>
          </table:table-cell>
          <table:table-cell table:style-name="ce314" table:content-validation-name="val13" office:value-type="string" calcext:value-type="string">
            <text:p>Roll</text:p>
          </table:table-cell>
          <table:table-cell table:style-name="ce316" table:content-validation-name="val14"/>
          <table:table-cell table:style-name="ce318" table:content-validation-name="val15" office:value-type="string" calcext:value-type="string">
            <text:p>§</text:p>
          </table:table-cell>
          <table:table-cell table:style-name="ce321" table:content-validation-name="val16"/>
          <table:table-cell table:style-name="ce324" table:content-validation-name="val17"/>
          <table:table-cell table:style-name="ce327" table:content-validation-name="val18"/>
          <table:table-cell table:style-name="ce329" table:content-validation-name="val19"/>
          <table:table-cell table:style-name="ce331" table:content-validation-name="val20"/>
          <table:table-cell table:style-name="ce333" table:content-validation-name="val21"/>
          <table:table-cell table:style-name="ce335" table:content-validation-name="val22"/>
          <table:table-cell table:style-name="ce337" table:content-validation-name="val23"/>
          <table:table-cell table:style-name="ce344" table:content-validation-name="val1"/>
          <table:table-cell table:style-name="ce352" table:number-columns-repeated="2"/>
          <table:table-cell table:style-name="ce35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2" office:value-type="string" calcext:value-type="string">
            <text:p>s b</text:p>
          </table:table-cell>
          <table:table-cell table:style-name="ce187" office:value-type="string" calcext:value-type="string">
            <text:p>Roll (Right)</text:p>
          </table:table-cell>
          <table:table-cell table:style-name="ce286" table:content-validation-name="val6"/>
          <table:table-cell table:style-name="ce288" table:content-validation-name="val7" office:value-type="string" calcext:value-type="string">
            <text:p>§</text:p>
          </table:table-cell>
          <table:table-cell table:style-name="ce303" table:content-validation-name="val8"/>
          <table:table-cell table:style-name="ce305" table:content-validation-name="val9"/>
          <table:table-cell table:style-name="ce307" table:content-validation-name="val10" office:value-type="string" calcext:value-type="string">
            <text:p>§</text:p>
          </table:table-cell>
          <table:table-cell table:style-name="ce309" table:content-validation-name="val11"/>
          <table:table-cell table:style-name="ce311" table:content-validation-name="val12" office:value-type="string" calcext:value-type="string">
            <text:p>Cancels</text:p>
          </table:table-cell>
          <table:table-cell table:style-name="ce314" table:content-validation-name="val13" office:value-type="string" calcext:value-type="string">
            <text:p>Roll</text:p>
          </table:table-cell>
          <table:table-cell table:style-name="ce316" table:content-validation-name="val14"/>
          <table:table-cell table:style-name="ce318" table:content-validation-name="val15" office:value-type="string" calcext:value-type="string">
            <text:p>§</text:p>
          </table:table-cell>
          <table:table-cell table:style-name="ce321" table:content-validation-name="val16"/>
          <table:table-cell table:style-name="ce324" table:content-validation-name="val17"/>
          <table:table-cell table:style-name="ce327" table:content-validation-name="val18"/>
          <table:table-cell table:style-name="ce329" table:content-validation-name="val19"/>
          <table:table-cell table:style-name="ce331" table:content-validation-name="val20"/>
          <table:table-cell table:style-name="ce333" table:content-validation-name="val21"/>
          <table:table-cell table:style-name="ce335" table:content-validation-name="val22"/>
          <table:table-cell table:style-name="ce337" table:content-validation-name="val23"/>
          <table:table-cell table:style-name="ce344" table:content-validation-name="val1"/>
          <table:table-cell table:style-name="ce352" table:number-columns-repeated="2"/>
          <table:table-cell table:style-name="ce35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2" office:value-type="string" calcext:value-type="string">
            <text:p>s b</text:p>
          </table:table-cell>
          <table:table-cell table:style-name="ce187" office:value-type="string" calcext:value-type="string">
            <text:p>Roll (Back)</text:p>
          </table:table-cell>
          <table:table-cell table:style-name="ce286" table:content-validation-name="val6"/>
          <table:table-cell table:style-name="ce288" table:content-validation-name="val7" office:value-type="string" calcext:value-type="string">
            <text:p>§</text:p>
          </table:table-cell>
          <table:table-cell table:style-name="ce303" table:content-validation-name="val8"/>
          <table:table-cell table:style-name="ce305" table:content-validation-name="val9"/>
          <table:table-cell table:style-name="ce307" table:content-validation-name="val10" office:value-type="string" calcext:value-type="string">
            <text:p>§</text:p>
          </table:table-cell>
          <table:table-cell table:style-name="ce309" table:content-validation-name="val11"/>
          <table:table-cell table:style-name="ce311" table:content-validation-name="val12" office:value-type="string" calcext:value-type="string">
            <text:p>Cancels</text:p>
          </table:table-cell>
          <table:table-cell table:style-name="ce314" table:content-validation-name="val13" office:value-type="string" calcext:value-type="string">
            <text:p>Roll</text:p>
          </table:table-cell>
          <table:table-cell table:style-name="ce316" table:content-validation-name="val14"/>
          <table:table-cell table:style-name="ce318" table:content-validation-name="val15" office:value-type="string" calcext:value-type="string">
            <text:p>§</text:p>
          </table:table-cell>
          <table:table-cell table:style-name="ce321" table:content-validation-name="val16"/>
          <table:table-cell table:style-name="ce324" table:content-validation-name="val17"/>
          <table:table-cell table:style-name="ce327" table:content-validation-name="val18"/>
          <table:table-cell table:style-name="ce329" table:content-validation-name="val19"/>
          <table:table-cell table:style-name="ce331" table:content-validation-name="val20"/>
          <table:table-cell table:style-name="ce333" table:content-validation-name="val21"/>
          <table:table-cell table:style-name="ce335" table:content-validation-name="val22"/>
          <table:table-cell table:style-name="ce337" table:content-validation-name="val23"/>
          <table:table-cell table:style-name="ce344" table:content-validation-name="val1"/>
          <table:table-cell table:style-name="ce352" table:number-columns-repeated="2"/>
          <table:table-cell table:style-name="ce35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2" office:value-type="string" calcext:value-type="string">
            <text:p>s b</text:p>
          </table:table-cell>
          <table:table-cell table:style-name="ce187" office:value-type="string" calcext:value-type="string">
            <text:p>Weapon Switch</text:p>
          </table:table-cell>
          <table:table-cell table:style-name="ce286" table:content-validation-name="val6"/>
          <table:table-cell table:style-name="ce288" table:content-validation-name="val7" office:value-type="string" calcext:value-type="string">
            <text:p>§</text:p>
          </table:table-cell>
          <table:table-cell table:style-name="ce303" table:content-validation-name="val8"/>
          <table:table-cell table:style-name="ce305" table:content-validation-name="val9"/>
          <table:table-cell table:style-name="ce307" table:content-validation-name="val10" office:value-type="string" calcext:value-type="string">
            <text:p>§</text:p>
          </table:table-cell>
          <table:table-cell table:style-name="ce309" table:content-validation-name="val11"/>
          <table:table-cell table:style-name="ce311" table:content-validation-name="val12" office:value-type="string" calcext:value-type="string">
            <text:p>Cancels</text:p>
          </table:table-cell>
          <table:table-cell table:style-name="ce314" table:content-validation-name="val13" office:value-type="string" calcext:value-type="string">
            <text:p>Switch animation</text:p>
          </table:table-cell>
          <table:table-cell table:style-name="ce316" table:content-validation-name="val14"/>
          <table:table-cell table:style-name="ce318" table:content-validation-name="val15" office:value-type="string" calcext:value-type="string">
            <text:p>§</text:p>
          </table:table-cell>
          <table:table-cell table:style-name="ce321" table:content-validation-name="val16"/>
          <table:table-cell table:style-name="ce324" table:content-validation-name="val17"/>
          <table:table-cell table:style-name="ce327" table:content-validation-name="val18"/>
          <table:table-cell table:style-name="ce329" table:content-validation-name="val19"/>
          <table:table-cell table:style-name="ce331" table:content-validation-name="val20"/>
          <table:table-cell table:style-name="ce333" table:content-validation-name="val21"/>
          <table:table-cell table:style-name="ce335" table:content-validation-name="val22"/>
          <table:table-cell table:style-name="ce337" table:content-validation-name="val23"/>
          <table:table-cell table:style-name="ce344" table:content-validation-name="val1"/>
          <table:table-cell table:style-name="ce352" table:number-columns-repeated="2"/>
          <table:table-cell table:style-name="ce35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2" office:value-type="string" calcext:value-type="string">
            <text:p>s b</text:p>
          </table:table-cell>
          <table:table-cell table:style-name="ce187" office:value-type="string" calcext:value-type="string">
            <text:p>Jump (Result 1)</text:p>
          </table:table-cell>
          <table:table-cell table:style-name="ce286" table:content-validation-name="val6"/>
          <table:table-cell table:style-name="ce288" table:content-validation-name="val7" office:value-type="string" calcext:value-type="string">
            <text:p>§</text:p>
          </table:table-cell>
          <table:table-cell table:style-name="ce303" table:content-validation-name="val8"/>
          <table:table-cell table:style-name="ce305" table:content-validation-name="val9"/>
          <table:table-cell table:style-name="ce307" table:content-validation-name="val10" office:value-type="string" calcext:value-type="string">
            <text:p>§</text:p>
          </table:table-cell>
          <table:table-cell table:style-name="ce309" table:content-validation-name="val11"/>
          <table:table-cell table:style-name="ce311" table:content-validation-name="val12" office:value-type="string" calcext:value-type="string">
            <text:p>Cancels</text:p>
          </table:table-cell>
          <table:table-cell table:style-name="ce314" table:content-validation-name="val13" office:value-type="string" calcext:value-type="string">
            <text:p>Jump (Ground)</text:p>
          </table:table-cell>
          <table:table-cell table:style-name="ce316" table:content-validation-name="val14"/>
          <table:table-cell table:style-name="ce318" table:content-validation-name="val15" office:value-type="string" calcext:value-type="string">
            <text:p>§</text:p>
          </table:table-cell>
          <table:table-cell table:style-name="ce321" table:content-validation-name="val16"/>
          <table:table-cell table:style-name="ce324" table:content-validation-name="val17"/>
          <table:table-cell table:style-name="ce327" table:content-validation-name="val18"/>
          <table:table-cell table:style-name="ce329" table:content-validation-name="val19"/>
          <table:table-cell table:style-name="ce331" table:content-validation-name="val20"/>
          <table:table-cell table:style-name="ce333" table:content-validation-name="val21"/>
          <table:table-cell table:style-name="ce335" table:content-validation-name="val22"/>
          <table:table-cell table:style-name="ce337" table:content-validation-name="val23"/>
          <table:table-cell table:style-name="ce344" table:content-validation-name="val1"/>
          <table:table-cell table:style-name="ce352" table:number-columns-repeated="2"/>
          <table:table-cell table:style-name="ce35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2" office:value-type="string" calcext:value-type="string">
            <text:p>s b</text:p>
          </table:table-cell>
          <table:table-cell table:style-name="ce187" office:value-type="string" calcext:value-type="string">
            <text:p>Jump (Result 2)</text:p>
          </table:table-cell>
          <table:table-cell table:style-name="ce286" table:content-validation-name="val6"/>
          <table:table-cell table:style-name="ce288" table:content-validation-name="val7" office:value-type="string" calcext:value-type="string">
            <text:p>§</text:p>
          </table:table-cell>
          <table:table-cell table:style-name="ce303" table:content-validation-name="val8"/>
          <table:table-cell table:style-name="ce305" table:content-validation-name="val9"/>
          <table:table-cell table:style-name="ce307" table:content-validation-name="val10" office:value-type="string" calcext:value-type="string">
            <text:p>§</text:p>
          </table:table-cell>
          <table:table-cell table:style-name="ce309" table:content-validation-name="val11"/>
          <table:table-cell table:style-name="ce311" table:content-validation-name="val12" office:value-type="string" calcext:value-type="string">
            <text:p>Special</text:p>
          </table:table-cell>
          <table:table-cell table:style-name="ce314" table:content-validation-name="val13" office:value-type="string" calcext:value-type="string">
            <text:p>Idle (Airborne)</text:p>
          </table:table-cell>
          <table:table-cell table:style-name="ce316" table:content-validation-name="val14"/>
          <table:table-cell table:style-name="ce318" table:content-validation-name="val15" office:value-type="string" calcext:value-type="string">
            <text:p>§</text:p>
          </table:table-cell>
          <table:table-cell table:style-name="ce321" table:content-validation-name="val16"/>
          <table:table-cell table:style-name="ce324" table:content-validation-name="val17"/>
          <table:table-cell table:style-name="ce327" table:content-validation-name="val18"/>
          <table:table-cell table:style-name="ce329" table:content-validation-name="val19"/>
          <table:table-cell table:style-name="ce331" table:content-validation-name="val20"/>
          <table:table-cell table:style-name="ce333" table:content-validation-name="val21"/>
          <table:table-cell table:style-name="ce335" table:content-validation-name="val22"/>
          <table:table-cell table:style-name="ce337" table:content-validation-name="val23"/>
          <table:table-cell table:style-name="ce344" table:content-validation-name="val1"/>
          <table:table-cell table:style-name="ce352" table:number-columns-repeated="2"/>
          <table:table-cell table:style-name="ce35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2" office:value-type="string" calcext:value-type="string">
            <text:p>s b</text:p>
          </table:table-cell>
          <table:table-cell table:style-name="ce187" office:value-type="string" calcext:value-type="string">
            <text:p>Melee (S)</text:p>
          </table:table-cell>
          <table:table-cell table:style-name="ce286" table:content-validation-name="val6"/>
          <table:table-cell table:style-name="ce288" table:content-validation-name="val7" office:value-type="string" calcext:value-type="string">
            <text:p>§</text:p>
          </table:table-cell>
          <table:table-cell table:style-name="ce303" table:content-validation-name="val8"/>
          <table:table-cell table:style-name="ce305" table:content-validation-name="val9"/>
          <table:table-cell table:style-name="ce307" table:content-validation-name="val10" office:value-type="string" calcext:value-type="string">
            <text:p>§</text:p>
          </table:table-cell>
          <table:table-cell table:style-name="ce309" table:content-validation-name="val11"/>
          <table:table-cell table:style-name="ce311" table:content-validation-name="val12" office:value-type="string" calcext:value-type="string">
            <text:p>Buffers</text:p>
          </table:table-cell>
          <table:table-cell table:style-name="ce314" table:content-validation-name="val13" office:value-type="string" calcext:value-type="string">
            <text:p>Attack s2</text:p>
          </table:table-cell>
          <table:table-cell table:style-name="ce316" table:content-validation-name="val14"/>
          <table:table-cell table:style-name="ce318" table:content-validation-name="val15" office:value-type="string" calcext:value-type="string">
            <text:p>§</text:p>
          </table:table-cell>
          <table:table-cell table:style-name="ce321" table:content-validation-name="val16"/>
          <table:table-cell table:style-name="ce324" table:content-validation-name="val17"/>
          <table:table-cell table:style-name="ce327" table:content-validation-name="val18"/>
          <table:table-cell table:style-name="ce329" table:content-validation-name="val19"/>
          <table:table-cell table:style-name="ce331" table:content-validation-name="val20"/>
          <table:table-cell table:style-name="ce333" table:content-validation-name="val21"/>
          <table:table-cell table:style-name="ce335" table:content-validation-name="val22"/>
          <table:table-cell table:style-name="ce337" table:content-validation-name="val23"/>
          <table:table-cell table:style-name="ce344" table:content-validation-name="val1"/>
          <table:table-cell table:style-name="ce352" table:number-columns-repeated="2"/>
          <table:table-cell table:style-name="ce35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2" office:value-type="string" calcext:value-type="string">
            <text:p>s b</text:p>
          </table:table-cell>
          <table:table-cell table:style-name="ce187" office:value-type="string" calcext:value-type="string">
            <text:p>Melee (S) (Long)</text:p>
          </table:table-cell>
          <table:table-cell table:style-name="ce286" table:content-validation-name="val6"/>
          <table:table-cell table:style-name="ce288" table:content-validation-name="val7"/>
          <table:table-cell table:style-name="ce303" table:content-validation-name="val8"/>
          <table:table-cell table:style-name="ce305" table:content-validation-name="val9"/>
          <table:table-cell table:style-name="ce307" table:content-validation-name="val10"/>
          <table:table-cell table:style-name="ce309" table:content-validation-name="val11"/>
          <table:table-cell table:style-name="ce311" table:content-validation-name="val12"/>
          <table:table-cell table:style-name="ce314" table:content-validation-name="val13"/>
          <table:table-cell table:style-name="ce316" table:content-validation-name="val14"/>
          <table:table-cell table:style-name="ce318" table:content-validation-name="val15"/>
          <table:table-cell table:style-name="ce321" table:content-validation-name="val16"/>
          <table:table-cell table:style-name="ce324" table:content-validation-name="val17"/>
          <table:table-cell table:style-name="ce327" table:content-validation-name="val18"/>
          <table:table-cell table:style-name="ce329" table:content-validation-name="val19"/>
          <table:table-cell table:style-name="ce331" table:content-validation-name="val20"/>
          <table:table-cell table:style-name="ce333" table:content-validation-name="val21"/>
          <table:table-cell table:style-name="ce335" table:content-validation-name="val22"/>
          <table:table-cell table:style-name="ce337" table:content-validation-name="val23"/>
          <table:table-cell table:style-name="ce344" table:content-validation-name="val1"/>
          <table:table-cell table:style-name="ce352" table:number-columns-repeated="2"/>
          <table:table-cell table:style-name="ce35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2" office:value-type="string" calcext:value-type="string">
            <text:p>s b</text:p>
          </table:table-cell>
          <table:table-cell table:style-name="ce187" office:value-type="string" calcext:value-type="string">
            <text:p>Melee (T)</text:p>
          </table:table-cell>
          <table:table-cell table:style-name="ce286" table:content-validation-name="val6"/>
          <table:table-cell table:style-name="ce288" table:content-validation-name="val7" office:value-type="string" calcext:value-type="string">
            <text:p>§</text:p>
          </table:table-cell>
          <table:table-cell table:style-name="ce303" table:content-validation-name="val8"/>
          <table:table-cell table:style-name="ce305" table:content-validation-name="val9"/>
          <table:table-cell table:style-name="ce307" table:content-validation-name="val10" office:value-type="string" calcext:value-type="string">
            <text:p>§</text:p>
          </table:table-cell>
          <table:table-cell table:style-name="ce309" table:content-validation-name="val11"/>
          <table:table-cell table:style-name="ce311" table:content-validation-name="val12" office:value-type="string" calcext:value-type="string">
            <text:p>Buffers</text:p>
          </table:table-cell>
          <table:table-cell table:style-name="ce314" table:content-validation-name="val13" office:value-type="string" calcext:value-type="string">
            <text:p>Attack t1</text:p>
          </table:table-cell>
          <table:table-cell table:style-name="ce316" table:content-validation-name="val14"/>
          <table:table-cell table:style-name="ce318" table:content-validation-name="val15" office:value-type="string" calcext:value-type="string">
            <text:p>§</text:p>
          </table:table-cell>
          <table:table-cell table:style-name="ce321" table:content-validation-name="val16"/>
          <table:table-cell table:style-name="ce324" table:content-validation-name="val17"/>
          <table:table-cell table:style-name="ce327" table:content-validation-name="val18"/>
          <table:table-cell table:style-name="ce329" table:content-validation-name="val19"/>
          <table:table-cell table:style-name="ce331" table:content-validation-name="val20"/>
          <table:table-cell table:style-name="ce333" table:content-validation-name="val21"/>
          <table:table-cell table:style-name="ce335" table:content-validation-name="val22"/>
          <table:table-cell table:style-name="ce337" table:content-validation-name="val23"/>
          <table:table-cell table:style-name="ce344" table:content-validation-name="val1"/>
          <table:table-cell table:style-name="ce352" table:number-columns-repeated="2"/>
          <table:table-cell table:style-name="ce35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2" office:value-type="string" calcext:value-type="string">
            <text:p>s b</text:p>
          </table:table-cell>
          <table:table-cell table:style-name="ce187" office:value-type="string" calcext:value-type="string">
            <text:p>Melee (T) (Long)</text:p>
          </table:table-cell>
          <table:table-cell table:style-name="ce286" table:content-validation-name="val6"/>
          <table:table-cell table:style-name="ce288" table:content-validation-name="val7"/>
          <table:table-cell table:style-name="ce303" table:content-validation-name="val8"/>
          <table:table-cell table:style-name="ce305" table:content-validation-name="val9"/>
          <table:table-cell table:style-name="ce307" table:content-validation-name="val10"/>
          <table:table-cell table:style-name="ce309" table:content-validation-name="val11"/>
          <table:table-cell table:style-name="ce311" table:content-validation-name="val12"/>
          <table:table-cell table:style-name="ce314" table:content-validation-name="val13"/>
          <table:table-cell table:style-name="ce316" table:content-validation-name="val14"/>
          <table:table-cell table:style-name="ce318" table:content-validation-name="val15"/>
          <table:table-cell table:style-name="ce321" table:content-validation-name="val16"/>
          <table:table-cell table:style-name="ce324" table:content-validation-name="val17"/>
          <table:table-cell table:style-name="ce327" table:content-validation-name="val18"/>
          <table:table-cell table:style-name="ce329" table:content-validation-name="val19"/>
          <table:table-cell table:style-name="ce331" table:content-validation-name="val20"/>
          <table:table-cell table:style-name="ce333" table:content-validation-name="val21"/>
          <table:table-cell table:style-name="ce335" table:content-validation-name="val22"/>
          <table:table-cell table:style-name="ce337" table:content-validation-name="val23"/>
          <table:table-cell table:style-name="ce344" table:content-validation-name="val1"/>
          <table:table-cell table:style-name="ce352" table:number-columns-repeated="2"/>
          <table:table-cell table:style-name="ce35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2" office:value-type="string" calcext:value-type="string">
            <text:p>s b</text:p>
          </table:table-cell>
          <table:table-cell table:style-name="ce187" office:value-type="string" calcext:value-type="string">
            <text:p>Grab</text:p>
          </table:table-cell>
          <table:table-cell table:style-name="ce286" table:content-validation-name="val6"/>
          <table:table-cell table:style-name="ce288" table:content-validation-name="val7" office:value-type="string" calcext:value-type="string">
            <text:p>§</text:p>
          </table:table-cell>
          <table:table-cell table:style-name="ce303" table:content-validation-name="val8"/>
          <table:table-cell table:style-name="ce305" table:content-validation-name="val9"/>
          <table:table-cell table:style-name="ce307" table:content-validation-name="val10" office:value-type="string" calcext:value-type="string">
            <text:p>§</text:p>
          </table:table-cell>
          <table:table-cell table:style-name="ce309" table:content-validation-name="val11"/>
          <table:table-cell table:style-name="ce311" table:content-validation-name="val12" office:value-type="string" calcext:value-type="string">
            <text:p>Cancels</text:p>
          </table:table-cell>
          <table:table-cell table:style-name="ce314" table:content-validation-name="val13" office:value-type="string" calcext:value-type="string">
            <text:p>Grab</text:p>
          </table:table-cell>
          <table:table-cell table:style-name="ce316" table:content-validation-name="val14"/>
          <table:table-cell table:style-name="ce318" table:content-validation-name="val15" office:value-type="string" calcext:value-type="string">
            <text:p>§</text:p>
          </table:table-cell>
          <table:table-cell table:style-name="ce321" table:content-validation-name="val16"/>
          <table:table-cell table:style-name="ce324" table:content-validation-name="val17"/>
          <table:table-cell table:style-name="ce327" table:content-validation-name="val18"/>
          <table:table-cell table:style-name="ce329" table:content-validation-name="val19"/>
          <table:table-cell table:style-name="ce331" table:content-validation-name="val20"/>
          <table:table-cell table:style-name="ce333" table:content-validation-name="val21"/>
          <table:table-cell table:style-name="ce335" table:content-validation-name="val22"/>
          <table:table-cell table:style-name="ce337" table:content-validation-name="val23"/>
          <table:table-cell table:style-name="ce344" table:content-validation-name="val1"/>
          <table:table-cell table:style-name="ce352" table:number-columns-repeated="2"/>
          <table:table-cell table:style-name="ce35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2" office:value-type="string" calcext:value-type="string">
            <text:p>s b</text:p>
          </table:table-cell>
          <table:table-cell table:style-name="ce187" office:value-type="string" calcext:value-type="string">
            <text:p>Block</text:p>
          </table:table-cell>
          <table:table-cell table:style-name="ce286" table:content-validation-name="val6"/>
          <table:table-cell table:style-name="ce288" table:content-validation-name="val7" office:value-type="string" calcext:value-type="string">
            <text:p>§</text:p>
          </table:table-cell>
          <table:table-cell table:style-name="ce303" table:content-validation-name="val8"/>
          <table:table-cell table:style-name="ce305" table:content-validation-name="val9"/>
          <table:table-cell table:style-name="ce307" table:content-validation-name="val10" office:value-type="string" calcext:value-type="string">
            <text:p>§</text:p>
          </table:table-cell>
          <table:table-cell table:style-name="ce309" table:content-validation-name="val11"/>
          <table:table-cell table:style-name="ce311" table:content-validation-name="val12" office:value-type="string" calcext:value-type="string">
            <text:p>Cancels</text:p>
          </table:table-cell>
          <table:table-cell table:style-name="ce314" table:content-validation-name="val13" office:value-type="string" calcext:value-type="string">
            <text:p>Block</text:p>
          </table:table-cell>
          <table:table-cell table:style-name="ce316" table:content-validation-name="val14"/>
          <table:table-cell table:style-name="ce318" table:content-validation-name="val15" office:value-type="string" calcext:value-type="string">
            <text:p>§</text:p>
          </table:table-cell>
          <table:table-cell table:style-name="ce321" table:content-validation-name="val16"/>
          <table:table-cell table:style-name="ce324" table:content-validation-name="val17"/>
          <table:table-cell table:style-name="ce327" table:content-validation-name="val18"/>
          <table:table-cell table:style-name="ce329" table:content-validation-name="val19"/>
          <table:table-cell table:style-name="ce331" table:content-validation-name="val20"/>
          <table:table-cell table:style-name="ce333" table:content-validation-name="val21"/>
          <table:table-cell table:style-name="ce335" table:content-validation-name="val22"/>
          <table:table-cell table:style-name="ce337" table:content-validation-name="val23"/>
          <table:table-cell table:style-name="ce344" table:content-validation-name="val1"/>
          <table:table-cell table:style-name="ce352" table:number-columns-repeated="2"/>
          <table:table-cell table:style-name="ce35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2" office:value-type="string" calcext:value-type="string">
            <text:p>s b</text:p>
          </table:table-cell>
          <table:table-cell table:style-name="ce187" office:value-type="string" calcext:value-type="string">
            <text:p>Magic</text:p>
          </table:table-cell>
          <table:table-cell table:style-name="ce286" table:content-validation-name="val6"/>
          <table:table-cell table:style-name="ce288" table:content-validation-name="val7" office:value-type="string" calcext:value-type="string">
            <text:p>§</text:p>
          </table:table-cell>
          <table:table-cell table:style-name="ce303" table:content-validation-name="val8"/>
          <table:table-cell table:style-name="ce305" table:content-validation-name="val9"/>
          <table:table-cell table:style-name="ce307" table:content-validation-name="val10" office:value-type="string" calcext:value-type="string">
            <text:p>§</text:p>
          </table:table-cell>
          <table:table-cell table:style-name="ce309" table:content-validation-name="val11"/>
          <table:table-cell table:style-name="ce311" table:content-validation-name="val12" office:value-type="string" calcext:value-type="string">
            <text:p>Cancels</text:p>
          </table:table-cell>
          <table:table-cell table:style-name="ce314" table:content-validation-name="val13" office:value-type="string" calcext:value-type="string">
            <text:p>Magic</text:p>
          </table:table-cell>
          <table:table-cell table:style-name="ce316" table:content-validation-name="val14"/>
          <table:table-cell table:style-name="ce318" table:content-validation-name="val15" office:value-type="string" calcext:value-type="string">
            <text:p>§</text:p>
          </table:table-cell>
          <table:table-cell table:style-name="ce321" table:content-validation-name="val16"/>
          <table:table-cell table:style-name="ce324" table:content-validation-name="val17"/>
          <table:table-cell table:style-name="ce327" table:content-validation-name="val18"/>
          <table:table-cell table:style-name="ce329" table:content-validation-name="val19"/>
          <table:table-cell table:style-name="ce331" table:content-validation-name="val20"/>
          <table:table-cell table:style-name="ce333" table:content-validation-name="val21"/>
          <table:table-cell table:style-name="ce335" table:content-validation-name="val22"/>
          <table:table-cell table:style-name="ce337" table:content-validation-name="val23"/>
          <table:table-cell table:style-name="ce344" table:content-validation-name="val1"/>
          <table:table-cell table:style-name="ce352" table:number-columns-repeated="2"/>
          <table:table-cell table:style-name="ce35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2" office:value-type="string" calcext:value-type="string">
            <text:p>s b</text:p>
          </table:table-cell>
          <table:table-cell table:style-name="ce187" office:value-type="string" calcext:value-type="string">
            <text:p>Rage</text:p>
          </table:table-cell>
          <table:table-cell table:style-name="ce286" table:content-validation-name="val6"/>
          <table:table-cell table:style-name="ce288" table:content-validation-name="val7" office:value-type="string" calcext:value-type="string">
            <text:p>§</text:p>
          </table:table-cell>
          <table:table-cell table:style-name="ce303" table:content-validation-name="val8"/>
          <table:table-cell table:style-name="ce305" table:content-validation-name="val9"/>
          <table:table-cell table:style-name="ce307" table:content-validation-name="val10" office:value-type="string" calcext:value-type="string">
            <text:p>§</text:p>
          </table:table-cell>
          <table:table-cell table:style-name="ce309" table:content-validation-name="val11"/>
          <table:table-cell table:style-name="ce311" table:content-validation-name="val12" office:value-type="string" calcext:value-type="string">
            <text:p>Cancels</text:p>
          </table:table-cell>
          <table:table-cell table:style-name="ce314" table:content-validation-name="val13" office:value-type="string" calcext:value-type="string">
            <text:p>Rage</text:p>
          </table:table-cell>
          <table:table-cell table:style-name="ce316" table:content-validation-name="val14"/>
          <table:table-cell table:style-name="ce318" table:content-validation-name="val15" office:value-type="string" calcext:value-type="string">
            <text:p>§</text:p>
          </table:table-cell>
          <table:table-cell table:style-name="ce321" table:content-validation-name="val16"/>
          <table:table-cell table:style-name="ce324" table:content-validation-name="val17"/>
          <table:table-cell table:style-name="ce327" table:content-validation-name="val18"/>
          <table:table-cell table:style-name="ce329" table:content-validation-name="val19"/>
          <table:table-cell table:style-name="ce331" table:content-validation-name="val20"/>
          <table:table-cell table:style-name="ce333" table:content-validation-name="val21"/>
          <table:table-cell table:style-name="ce335" table:content-validation-name="val22"/>
          <table:table-cell table:style-name="ce337" table:content-validation-name="val23"/>
          <table:table-cell table:style-name="ce344" table:content-validation-name="val1"/>
          <table:table-cell table:style-name="ce352" table:number-columns-repeated="2"/>
          <table:table-cell table:style-name="ce35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2" office:value-type="string" calcext:value-type="string">
            <text:p>s b</text:p>
          </table:table-cell>
          <table:table-cell table:style-name="ce187" office:value-type="string" calcext:value-type="string">
            <text:p>Pause</text:p>
          </table:table-cell>
          <table:table-cell table:style-name="ce286" table:content-validation-name="val6"/>
          <table:table-cell table:style-name="ce288" table:content-validation-name="val7" office:value-type="string" calcext:value-type="string">
            <text:p>§</text:p>
          </table:table-cell>
          <table:table-cell table:style-name="ce303" table:content-validation-name="val8"/>
          <table:table-cell table:style-name="ce305" table:content-validation-name="val9"/>
          <table:table-cell table:style-name="ce307" table:content-validation-name="val10" office:value-type="string" calcext:value-type="string">
            <text:p>§</text:p>
          </table:table-cell>
          <table:table-cell table:style-name="ce309" table:content-validation-name="val11"/>
          <table:table-cell table:style-name="ce311" table:content-validation-name="val12" office:value-type="string" calcext:value-type="string">
            <text:p>Mutual</text:p>
          </table:table-cell>
          <table:table-cell table:style-name="ce314" table:content-validation-name="val13"/>
          <table:table-cell table:style-name="ce316" table:content-validation-name="val14"/>
          <table:table-cell table:style-name="ce318" table:content-validation-name="val15" office:value-type="string" calcext:value-type="string">
            <text:p>§</text:p>
          </table:table-cell>
          <table:table-cell table:style-name="ce321" table:content-validation-name="val16"/>
          <table:table-cell table:style-name="ce324" table:content-validation-name="val17"/>
          <table:table-cell table:style-name="ce327" table:content-validation-name="val18"/>
          <table:table-cell table:style-name="ce329" table:content-validation-name="val19"/>
          <table:table-cell table:style-name="ce331" table:content-validation-name="val20"/>
          <table:table-cell table:style-name="ce333" table:content-validation-name="val21"/>
          <table:table-cell table:style-name="ce335" table:content-validation-name="val22"/>
          <table:table-cell table:style-name="ce337" table:content-validation-name="val23"/>
          <table:table-cell table:style-name="ce344" table:content-validation-name="val1"/>
          <table:table-cell table:style-name="ce352" table:number-columns-repeated="2"/>
          <table:table-cell table:style-name="ce354" table:number-columns-repeated="8"/>
          <table:table-cell table:number-columns-repeated="866"/>
        </table:table-row>
        <table:table-row-group>
          <table:table-row table:style-name="ro2">
            <table:table-cell office:value-type="string" calcext:value-type="string">
              <text:p>Attack s1</text:p>
            </table:table-cell>
            <table:table-cell table:style-name="ce72" office:value-type="string" calcext:value-type="string">
              <text:p>s b</text:p>
            </table:table-cell>
            <table:table-cell table:style-name="ce75" office:value-type="string" calcext:value-type="string">
              <text:p>Retry</text:p>
            </table:table-cell>
            <table:table-cell table:style-name="ce286" table:content-validation-name="val6"/>
            <table:table-cell table:style-name="ce288" table:content-validation-name="val7" office:value-type="string" calcext:value-type="string">
              <text:p>§</text:p>
            </table:table-cell>
            <table:table-cell table:style-name="ce303" table:content-validation-name="val8"/>
            <table:table-cell table:style-name="ce305" table:content-validation-name="val9"/>
            <table:table-cell table:style-name="ce307" table:content-validation-name="val10" office:value-type="string" calcext:value-type="string">
              <text:p>§</text:p>
            </table:table-cell>
            <table:table-cell table:style-name="ce309" table:content-validation-name="val11"/>
            <table:table-cell table:style-name="ce311" table:content-validation-name="val12" office:value-type="string" calcext:value-type="string">
              <text:p>Cancels</text:p>
            </table:table-cell>
            <table:table-cell table:style-name="ce314" table:content-validation-name="val13"/>
            <table:table-cell table:style-name="ce316" table:content-validation-name="val14"/>
            <table:table-cell table:style-name="ce318" table:content-validation-name="val15" office:value-type="string" calcext:value-type="string">
              <text:p>§</text:p>
            </table:table-cell>
            <table:table-cell table:style-name="ce321" table:content-validation-name="val16"/>
            <table:table-cell table:style-name="ce324" table:content-validation-name="val17"/>
            <table:table-cell table:style-name="ce327" table:content-validation-name="val18"/>
            <table:table-cell table:style-name="ce329" table:content-validation-name="val19"/>
            <table:table-cell table:style-name="ce331" table:content-validation-name="val20"/>
            <table:table-cell table:style-name="ce333" table:content-validation-name="val21"/>
            <table:table-cell table:style-name="ce335" table:content-validation-name="val22"/>
            <table:table-cell table:style-name="ce337" table:content-validation-name="val23"/>
            <table:table-cell table:style-name="ce344" table:content-validation-name="val1"/>
            <table:table-cell table:style-name="ce352" table:number-columns-repeated="2"/>
            <table:table-cell table:style-name="ce354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72" office:value-type="string" calcext:value-type="string">
              <text:p>s b</text:p>
            </table:table-cell>
            <table:table-cell table:style-name="ce75" office:value-type="string" calcext:value-type="string">
              <text:p>Upgrade Blades</text:p>
            </table:table-cell>
            <table:table-cell table:style-name="ce286" table:content-validation-name="val6"/>
            <table:table-cell table:style-name="ce288" table:content-validation-name="val7" office:value-type="string" calcext:value-type="string">
              <text:p>§</text:p>
            </table:table-cell>
            <table:table-cell table:style-name="ce303" table:content-validation-name="val8"/>
            <table:table-cell table:style-name="ce305" table:content-validation-name="val9"/>
            <table:table-cell table:style-name="ce307" table:content-validation-name="val10" office:value-type="string" calcext:value-type="string">
              <text:p>§</text:p>
            </table:table-cell>
            <table:table-cell table:style-name="ce309" table:content-validation-name="val11"/>
            <table:table-cell table:style-name="ce311" table:content-validation-name="val12"/>
            <table:table-cell table:style-name="ce314" table:content-validation-name="val13"/>
            <table:table-cell table:style-name="ce316" table:content-validation-name="val14"/>
            <table:table-cell table:style-name="ce318" table:content-validation-name="val15" office:value-type="string" calcext:value-type="string">
              <text:p>§</text:p>
            </table:table-cell>
            <table:table-cell table:style-name="ce321" table:content-validation-name="val16"/>
            <table:table-cell table:style-name="ce324" table:content-validation-name="val17"/>
            <table:table-cell table:style-name="ce327" table:content-validation-name="val18"/>
            <table:table-cell table:style-name="ce329" table:content-validation-name="val19"/>
            <table:table-cell table:style-name="ce331" table:content-validation-name="val20"/>
            <table:table-cell table:style-name="ce333" table:content-validation-name="val21"/>
            <table:table-cell table:style-name="ce335" table:content-validation-name="val22"/>
            <table:table-cell table:style-name="ce337" table:content-validation-name="val23"/>
            <table:table-cell table:style-name="ce344" table:content-validation-name="val1"/>
            <table:table-cell table:style-name="ce352" table:number-columns-repeated="2"/>
            <table:table-cell table:style-name="ce354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72" office:value-type="string" calcext:value-type="string">
              <text:p>s b</text:p>
            </table:table-cell>
            <table:table-cell table:style-name="ce75" office:value-type="string" calcext:value-type="string">
              <text:p>Upgrade Head</text:p>
            </table:table-cell>
            <table:table-cell table:style-name="ce286" table:content-validation-name="val6"/>
            <table:table-cell table:style-name="ce288" table:content-validation-name="val7" office:value-type="string" calcext:value-type="string">
              <text:p>§</text:p>
            </table:table-cell>
            <table:table-cell table:style-name="ce303" table:content-validation-name="val8"/>
            <table:table-cell table:style-name="ce305" table:content-validation-name="val9"/>
            <table:table-cell table:style-name="ce307" table:content-validation-name="val10" office:value-type="string" calcext:value-type="string">
              <text:p>§</text:p>
            </table:table-cell>
            <table:table-cell table:style-name="ce309" table:content-validation-name="val11"/>
            <table:table-cell table:style-name="ce311" table:content-validation-name="val12"/>
            <table:table-cell table:style-name="ce314" table:content-validation-name="val13"/>
            <table:table-cell table:style-name="ce316" table:content-validation-name="val14"/>
            <table:table-cell table:style-name="ce318" table:content-validation-name="val15" office:value-type="string" calcext:value-type="string">
              <text:p>§</text:p>
            </table:table-cell>
            <table:table-cell table:style-name="ce321" table:content-validation-name="val16"/>
            <table:table-cell table:style-name="ce324" table:content-validation-name="val17"/>
            <table:table-cell table:style-name="ce327" table:content-validation-name="val18"/>
            <table:table-cell table:style-name="ce329" table:content-validation-name="val19"/>
            <table:table-cell table:style-name="ce331" table:content-validation-name="val20"/>
            <table:table-cell table:style-name="ce333" table:content-validation-name="val21"/>
            <table:table-cell table:style-name="ce335" table:content-validation-name="val22"/>
            <table:table-cell table:style-name="ce337" table:content-validation-name="val23"/>
            <table:table-cell table:style-name="ce344" table:content-validation-name="val1"/>
            <table:table-cell table:style-name="ce352" table:number-columns-repeated="2"/>
            <table:table-cell table:style-name="ce354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72" office:value-type="string" calcext:value-type="string">
              <text:p>s b</text:p>
            </table:table-cell>
            <table:table-cell table:style-name="ce75" office:value-type="string" calcext:value-type="string">
              <text:p>Fall</text:p>
            </table:table-cell>
            <table:table-cell table:style-name="ce286" table:content-validation-name="val6"/>
            <table:table-cell table:style-name="ce288" table:content-validation-name="val7" office:value-type="string" calcext:value-type="string">
              <text:p>§</text:p>
            </table:table-cell>
            <table:table-cell table:style-name="ce303" table:content-validation-name="val8"/>
            <table:table-cell table:style-name="ce305" table:content-validation-name="val9"/>
            <table:table-cell table:style-name="ce307" table:content-validation-name="val10" office:value-type="string" calcext:value-type="string">
              <text:p>§</text:p>
            </table:table-cell>
            <table:table-cell table:style-name="ce309" table:content-validation-name="val11"/>
            <table:table-cell table:style-name="ce311" table:content-validation-name="val12"/>
            <table:table-cell table:style-name="ce314" table:content-validation-name="val13"/>
            <table:table-cell table:style-name="ce316" table:content-validation-name="val14"/>
            <table:table-cell table:style-name="ce318" table:content-validation-name="val15" office:value-type="string" calcext:value-type="string">
              <text:p>§</text:p>
            </table:table-cell>
            <table:table-cell table:style-name="ce321" table:content-validation-name="val16"/>
            <table:table-cell table:style-name="ce324" table:content-validation-name="val17"/>
            <table:table-cell table:style-name="ce327" table:content-validation-name="val18"/>
            <table:table-cell table:style-name="ce329" table:content-validation-name="val19"/>
            <table:table-cell table:style-name="ce331" table:content-validation-name="val20"/>
            <table:table-cell table:style-name="ce333" table:content-validation-name="val21"/>
            <table:table-cell table:style-name="ce335" table:content-validation-name="val22"/>
            <table:table-cell table:style-name="ce337" table:content-validation-name="val23"/>
            <table:table-cell table:style-name="ce344" table:content-validation-name="val1"/>
            <table:table-cell table:style-name="ce352" table:number-columns-repeated="2"/>
            <table:table-cell table:style-name="ce354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72" office:value-type="string" calcext:value-type="string">
              <text:p>s b</text:p>
            </table:table-cell>
            <table:table-cell table:style-name="ce75" office:value-type="string" calcext:value-type="string">
              <text:p>Landing</text:p>
            </table:table-cell>
            <table:table-cell table:style-name="ce286" table:content-validation-name="val6"/>
            <table:table-cell table:style-name="ce288" table:content-validation-name="val7" office:value-type="string" calcext:value-type="string">
              <text:p>§</text:p>
            </table:table-cell>
            <table:table-cell table:style-name="ce303" table:content-validation-name="val8"/>
            <table:table-cell table:style-name="ce305" table:content-validation-name="val9"/>
            <table:table-cell table:style-name="ce307" table:content-validation-name="val10" office:value-type="string" calcext:value-type="string">
              <text:p>§</text:p>
            </table:table-cell>
            <table:table-cell table:style-name="ce309" table:content-validation-name="val11"/>
            <table:table-cell table:style-name="ce311" table:content-validation-name="val12"/>
            <table:table-cell table:style-name="ce314" table:content-validation-name="val13"/>
            <table:table-cell table:style-name="ce316" table:content-validation-name="val14"/>
            <table:table-cell table:style-name="ce318" table:content-validation-name="val15" office:value-type="string" calcext:value-type="string">
              <text:p>§</text:p>
            </table:table-cell>
            <table:table-cell table:style-name="ce321" table:content-validation-name="val16"/>
            <table:table-cell table:style-name="ce324" table:content-validation-name="val17"/>
            <table:table-cell table:style-name="ce327" table:content-validation-name="val18"/>
            <table:table-cell table:style-name="ce329" table:content-validation-name="val19"/>
            <table:table-cell table:style-name="ce331" table:content-validation-name="val20"/>
            <table:table-cell table:style-name="ce333" table:content-validation-name="val21"/>
            <table:table-cell table:style-name="ce335" table:content-validation-name="val22"/>
            <table:table-cell table:style-name="ce337" table:content-validation-name="val23"/>
            <table:table-cell table:style-name="ce344" table:content-validation-name="val1"/>
            <table:table-cell table:style-name="ce352" table:number-columns-repeated="2"/>
            <table:table-cell table:style-name="ce354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72" office:value-type="string" calcext:value-type="string">
              <text:p>s b</text:p>
            </table:table-cell>
            <table:table-cell table:style-name="ce75" office:value-type="string" calcext:value-type="string">
              <text:p>Hang From Ledge</text:p>
            </table:table-cell>
            <table:table-cell table:style-name="ce286" table:content-validation-name="val6"/>
            <table:table-cell table:style-name="ce288" table:content-validation-name="val7" office:value-type="string" calcext:value-type="string">
              <text:p>§</text:p>
            </table:table-cell>
            <table:table-cell table:style-name="ce303" table:content-validation-name="val8"/>
            <table:table-cell table:style-name="ce305" table:content-validation-name="val9"/>
            <table:table-cell table:style-name="ce307" table:content-validation-name="val10" office:value-type="string" calcext:value-type="string">
              <text:p>§</text:p>
            </table:table-cell>
            <table:table-cell table:style-name="ce309" table:content-validation-name="val11"/>
            <table:table-cell table:style-name="ce311" table:content-validation-name="val12"/>
            <table:table-cell table:style-name="ce314" table:content-validation-name="val13"/>
            <table:table-cell table:style-name="ce316" table:content-validation-name="val14"/>
            <table:table-cell table:style-name="ce318" table:content-validation-name="val15" office:value-type="string" calcext:value-type="string">
              <text:p>§</text:p>
            </table:table-cell>
            <table:table-cell table:style-name="ce321" table:content-validation-name="val16"/>
            <table:table-cell table:style-name="ce324" table:content-validation-name="val17"/>
            <table:table-cell table:style-name="ce327" table:content-validation-name="val18"/>
            <table:table-cell table:style-name="ce329" table:content-validation-name="val19"/>
            <table:table-cell table:style-name="ce331" table:content-validation-name="val20"/>
            <table:table-cell table:style-name="ce333" table:content-validation-name="val21"/>
            <table:table-cell table:style-name="ce335" table:content-validation-name="val22"/>
            <table:table-cell table:style-name="ce337" table:content-validation-name="val23"/>
            <table:table-cell table:style-name="ce344" table:content-validation-name="val1"/>
            <table:table-cell table:style-name="ce352" table:number-columns-repeated="2"/>
            <table:table-cell table:style-name="ce354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72" office:value-type="string" calcext:value-type="string">
              <text:p>s b</text:p>
            </table:table-cell>
            <table:table-cell table:style-name="ce75" office:value-type="string" calcext:value-type="string">
              <text:p>Water</text:p>
            </table:table-cell>
            <table:table-cell table:style-name="ce286" table:content-validation-name="val6"/>
            <table:table-cell table:style-name="ce288" table:content-validation-name="val7" office:value-type="string" calcext:value-type="string">
              <text:p>§</text:p>
            </table:table-cell>
            <table:table-cell table:style-name="ce303" table:content-validation-name="val8"/>
            <table:table-cell table:style-name="ce305" table:content-validation-name="val9"/>
            <table:table-cell table:style-name="ce307" table:content-validation-name="val10" office:value-type="string" calcext:value-type="string">
              <text:p>§</text:p>
            </table:table-cell>
            <table:table-cell table:style-name="ce309" table:content-validation-name="val11"/>
            <table:table-cell table:style-name="ce311" table:content-validation-name="val12"/>
            <table:table-cell table:style-name="ce314" table:content-validation-name="val13"/>
            <table:table-cell table:style-name="ce316" table:content-validation-name="val14"/>
            <table:table-cell table:style-name="ce318" table:content-validation-name="val15" office:value-type="string" calcext:value-type="string">
              <text:p>§</text:p>
            </table:table-cell>
            <table:table-cell table:style-name="ce321" table:content-validation-name="val16"/>
            <table:table-cell table:style-name="ce324" table:content-validation-name="val17"/>
            <table:table-cell table:style-name="ce327" table:content-validation-name="val18"/>
            <table:table-cell table:style-name="ce329" table:content-validation-name="val19"/>
            <table:table-cell table:style-name="ce331" table:content-validation-name="val20"/>
            <table:table-cell table:style-name="ce333" table:content-validation-name="val21"/>
            <table:table-cell table:style-name="ce335" table:content-validation-name="val22"/>
            <table:table-cell table:style-name="ce337" table:content-validation-name="val23"/>
            <table:table-cell table:style-name="ce344" table:content-validation-name="val1"/>
            <table:table-cell table:style-name="ce352" table:number-columns-repeated="2"/>
            <table:table-cell table:style-name="ce354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72" office:value-type="string" calcext:value-type="string">
              <text:p>s b</text:p>
            </table:table-cell>
            <table:table-cell table:style-name="ce75" office:value-type="string" calcext:value-type="string">
              <text:p>Rope</text:p>
            </table:table-cell>
            <table:table-cell table:style-name="ce286" table:content-validation-name="val6"/>
            <table:table-cell table:style-name="ce288" table:content-validation-name="val7" office:value-type="string" calcext:value-type="string">
              <text:p>§</text:p>
            </table:table-cell>
            <table:table-cell table:style-name="ce303" table:content-validation-name="val8"/>
            <table:table-cell table:style-name="ce305" table:content-validation-name="val9"/>
            <table:table-cell table:style-name="ce307" table:content-validation-name="val10" office:value-type="string" calcext:value-type="string">
              <text:p>§</text:p>
            </table:table-cell>
            <table:table-cell table:style-name="ce309" table:content-validation-name="val11"/>
            <table:table-cell table:style-name="ce311" table:content-validation-name="val12"/>
            <table:table-cell table:style-name="ce314" table:content-validation-name="val13"/>
            <table:table-cell table:style-name="ce316" table:content-validation-name="val14"/>
            <table:table-cell table:style-name="ce318" table:content-validation-name="val15" office:value-type="string" calcext:value-type="string">
              <text:p>§</text:p>
            </table:table-cell>
            <table:table-cell table:style-name="ce321" table:content-validation-name="val16"/>
            <table:table-cell table:style-name="ce324" table:content-validation-name="val17"/>
            <table:table-cell table:style-name="ce327" table:content-validation-name="val18"/>
            <table:table-cell table:style-name="ce329" table:content-validation-name="val19"/>
            <table:table-cell table:style-name="ce331" table:content-validation-name="val20"/>
            <table:table-cell table:style-name="ce333" table:content-validation-name="val21"/>
            <table:table-cell table:style-name="ce335" table:content-validation-name="val22"/>
            <table:table-cell table:style-name="ce337" table:content-validation-name="val23"/>
            <table:table-cell table:style-name="ce344" table:content-validation-name="val1"/>
            <table:table-cell table:style-name="ce352" table:number-columns-repeated="2"/>
            <table:table-cell table:style-name="ce354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72" office:value-type="string" calcext:value-type="string">
              <text:p>s b</text:p>
            </table:table-cell>
            <table:table-cell table:style-name="ce75" office:value-type="string" calcext:value-type="string">
              <text:p>Shimmy</text:p>
            </table:table-cell>
            <table:table-cell table:style-name="ce286" table:content-validation-name="val6"/>
            <table:table-cell table:style-name="ce288" table:content-validation-name="val7" office:value-type="string" calcext:value-type="string">
              <text:p>§</text:p>
            </table:table-cell>
            <table:table-cell table:style-name="ce303" table:content-validation-name="val8"/>
            <table:table-cell table:style-name="ce305" table:content-validation-name="val9"/>
            <table:table-cell table:style-name="ce307" table:content-validation-name="val10" office:value-type="string" calcext:value-type="string">
              <text:p>§</text:p>
            </table:table-cell>
            <table:table-cell table:style-name="ce309" table:content-validation-name="val11"/>
            <table:table-cell table:style-name="ce311" table:content-validation-name="val12"/>
            <table:table-cell table:style-name="ce314" table:content-validation-name="val13"/>
            <table:table-cell table:style-name="ce316" table:content-validation-name="val14"/>
            <table:table-cell table:style-name="ce318" table:content-validation-name="val15" office:value-type="string" calcext:value-type="string">
              <text:p>§</text:p>
            </table:table-cell>
            <table:table-cell table:style-name="ce321" table:content-validation-name="val16"/>
            <table:table-cell table:style-name="ce324" table:content-validation-name="val17"/>
            <table:table-cell table:style-name="ce327" table:content-validation-name="val18"/>
            <table:table-cell table:style-name="ce329" table:content-validation-name="val19"/>
            <table:table-cell table:style-name="ce331" table:content-validation-name="val20"/>
            <table:table-cell table:style-name="ce333" table:content-validation-name="val21"/>
            <table:table-cell table:style-name="ce335" table:content-validation-name="val22"/>
            <table:table-cell table:style-name="ce337" table:content-validation-name="val23"/>
            <table:table-cell table:style-name="ce344" table:content-validation-name="val1"/>
            <table:table-cell table:style-name="ce352" table:number-columns-repeated="2"/>
            <table:table-cell table:style-name="ce354" table:number-columns-repeated="8"/>
            <table:table-cell table:number-columns-repeated="866"/>
          </table:table-row>
        </table:table-row-group>
        <table:table-row-group>
          <table:table-row table:style-name="ro2">
            <table:table-cell office:value-type="string" calcext:value-type="string">
              <text:p>Attack s1</text:p>
            </table:table-cell>
            <table:table-cell table:style-name="ce72" office:value-type="string" calcext:value-type="string">
              <text:p>s b</text:p>
            </table:table-cell>
            <table:table-cell table:style-name="ce76" office:value-type="string" calcext:value-type="string">
              <text:p>Hold X</text:p>
            </table:table-cell>
            <table:table-cell table:style-name="ce286" table:content-validation-name="val6"/>
            <table:table-cell table:style-name="ce288" table:content-validation-name="val7" office:value-type="string" calcext:value-type="string">
              <text:p>§</text:p>
            </table:table-cell>
            <table:table-cell table:style-name="ce303" table:content-validation-name="val8"/>
            <table:table-cell table:style-name="ce305" table:content-validation-name="val9"/>
            <table:table-cell table:style-name="ce307" table:content-validation-name="val10" office:value-type="string" calcext:value-type="string">
              <text:p>§</text:p>
            </table:table-cell>
            <table:table-cell table:style-name="ce309" table:content-validation-name="val11"/>
            <table:table-cell table:style-name="ce311" table:content-validation-name="val12"/>
            <table:table-cell table:style-name="ce314" table:content-validation-name="val13"/>
            <table:table-cell table:style-name="ce316" table:content-validation-name="val14"/>
            <table:table-cell table:style-name="ce318" table:content-validation-name="val15" office:value-type="string" calcext:value-type="string">
              <text:p>§</text:p>
            </table:table-cell>
            <table:table-cell table:style-name="ce321" table:content-validation-name="val16"/>
            <table:table-cell table:style-name="ce324" table:content-validation-name="val17"/>
            <table:table-cell table:style-name="ce327" table:content-validation-name="val18"/>
            <table:table-cell table:style-name="ce329" table:content-validation-name="val19"/>
            <table:table-cell table:style-name="ce331" table:content-validation-name="val20"/>
            <table:table-cell table:style-name="ce333" table:content-validation-name="val21"/>
            <table:table-cell table:style-name="ce335" table:content-validation-name="val22"/>
            <table:table-cell table:style-name="ce337" table:content-validation-name="val23"/>
            <table:table-cell table:style-name="ce344" table:content-validation-name="val1"/>
            <table:table-cell table:style-name="ce352" table:number-columns-repeated="2"/>
            <table:table-cell table:style-name="ce354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72" office:value-type="string" calcext:value-type="string">
              <text:p>s b</text:p>
            </table:table-cell>
            <table:table-cell table:style-name="ce76" office:value-type="string" calcext:value-type="string">
              <text:p>Hold S</text:p>
            </table:table-cell>
            <table:table-cell table:style-name="ce286" table:content-validation-name="val6"/>
            <table:table-cell table:style-name="ce288" table:content-validation-name="val7" office:value-type="string" calcext:value-type="string">
              <text:p>§</text:p>
            </table:table-cell>
            <table:table-cell table:style-name="ce303" table:content-validation-name="val8"/>
            <table:table-cell table:style-name="ce305" table:content-validation-name="val9"/>
            <table:table-cell table:style-name="ce307" table:content-validation-name="val10" office:value-type="string" calcext:value-type="string">
              <text:p>§</text:p>
            </table:table-cell>
            <table:table-cell table:style-name="ce309" table:content-validation-name="val11"/>
            <table:table-cell table:style-name="ce311" table:content-validation-name="val12"/>
            <table:table-cell table:style-name="ce314" table:content-validation-name="val13"/>
            <table:table-cell table:style-name="ce316" table:content-validation-name="val14"/>
            <table:table-cell table:style-name="ce318" table:content-validation-name="val15" office:value-type="string" calcext:value-type="string">
              <text:p>§</text:p>
            </table:table-cell>
            <table:table-cell table:style-name="ce321" table:content-validation-name="val16"/>
            <table:table-cell table:style-name="ce324" table:content-validation-name="val17"/>
            <table:table-cell table:style-name="ce327" table:content-validation-name="val18"/>
            <table:table-cell table:style-name="ce329" table:content-validation-name="val19"/>
            <table:table-cell table:style-name="ce331" table:content-validation-name="val20"/>
            <table:table-cell table:style-name="ce333" table:content-validation-name="val21"/>
            <table:table-cell table:style-name="ce335" table:content-validation-name="val22"/>
            <table:table-cell table:style-name="ce337" table:content-validation-name="val23"/>
            <table:table-cell table:style-name="ce344" table:content-validation-name="val1"/>
            <table:table-cell table:style-name="ce352" table:number-columns-repeated="2"/>
            <table:table-cell table:style-name="ce354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72" office:value-type="string" calcext:value-type="string">
              <text:p>s b</text:p>
            </table:table-cell>
            <table:table-cell table:style-name="ce76" office:value-type="string" calcext:value-type="string">
              <text:p>Hold T</text:p>
            </table:table-cell>
            <table:table-cell table:style-name="ce286" table:content-validation-name="val6"/>
            <table:table-cell table:style-name="ce288" table:content-validation-name="val7" office:value-type="string" calcext:value-type="string">
              <text:p>§</text:p>
            </table:table-cell>
            <table:table-cell table:style-name="ce303" table:content-validation-name="val8"/>
            <table:table-cell table:style-name="ce305" table:content-validation-name="val9"/>
            <table:table-cell table:style-name="ce307" table:content-validation-name="val10" office:value-type="string" calcext:value-type="string">
              <text:p>§</text:p>
            </table:table-cell>
            <table:table-cell table:style-name="ce309" table:content-validation-name="val11"/>
            <table:table-cell table:style-name="ce311" table:content-validation-name="val12"/>
            <table:table-cell table:style-name="ce314" table:content-validation-name="val13"/>
            <table:table-cell table:style-name="ce316" table:content-validation-name="val14"/>
            <table:table-cell table:style-name="ce318" table:content-validation-name="val15" office:value-type="string" calcext:value-type="string">
              <text:p>§</text:p>
            </table:table-cell>
            <table:table-cell table:style-name="ce321" table:content-validation-name="val16"/>
            <table:table-cell table:style-name="ce324" table:content-validation-name="val17"/>
            <table:table-cell table:style-name="ce327" table:content-validation-name="val18"/>
            <table:table-cell table:style-name="ce329" table:content-validation-name="val19"/>
            <table:table-cell table:style-name="ce331" table:content-validation-name="val20"/>
            <table:table-cell table:style-name="ce333" table:content-validation-name="val21"/>
            <table:table-cell table:style-name="ce335" table:content-validation-name="val22"/>
            <table:table-cell table:style-name="ce337" table:content-validation-name="val23"/>
            <table:table-cell table:style-name="ce344" table:content-validation-name="val1"/>
            <table:table-cell table:style-name="ce352" table:number-columns-repeated="2"/>
            <table:table-cell table:style-name="ce354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72" office:value-type="string" calcext:value-type="string">
              <text:p>s b</text:p>
            </table:table-cell>
            <table:table-cell table:style-name="ce76" office:value-type="string" calcext:value-type="string">
              <text:p>Hold O</text:p>
            </table:table-cell>
            <table:table-cell table:style-name="ce286" table:content-validation-name="val6"/>
            <table:table-cell table:style-name="ce288" table:content-validation-name="val7" office:value-type="string" calcext:value-type="string">
              <text:p>§</text:p>
            </table:table-cell>
            <table:table-cell table:style-name="ce303" table:content-validation-name="val8"/>
            <table:table-cell table:style-name="ce305" table:content-validation-name="val9"/>
            <table:table-cell table:style-name="ce307" table:content-validation-name="val10" office:value-type="string" calcext:value-type="string">
              <text:p>§</text:p>
            </table:table-cell>
            <table:table-cell table:style-name="ce309" table:content-validation-name="val11"/>
            <table:table-cell table:style-name="ce311" table:content-validation-name="val12"/>
            <table:table-cell table:style-name="ce314" table:content-validation-name="val13"/>
            <table:table-cell table:style-name="ce316" table:content-validation-name="val14"/>
            <table:table-cell table:style-name="ce318" table:content-validation-name="val15" office:value-type="string" calcext:value-type="string">
              <text:p>§</text:p>
            </table:table-cell>
            <table:table-cell table:style-name="ce321" table:content-validation-name="val16"/>
            <table:table-cell table:style-name="ce324" table:content-validation-name="val17"/>
            <table:table-cell table:style-name="ce327" table:content-validation-name="val18"/>
            <table:table-cell table:style-name="ce329" table:content-validation-name="val19"/>
            <table:table-cell table:style-name="ce331" table:content-validation-name="val20"/>
            <table:table-cell table:style-name="ce333" table:content-validation-name="val21"/>
            <table:table-cell table:style-name="ce335" table:content-validation-name="val22"/>
            <table:table-cell table:style-name="ce337" table:content-validation-name="val23"/>
            <table:table-cell table:style-name="ce344" table:content-validation-name="val1"/>
            <table:table-cell table:style-name="ce352" table:number-columns-repeated="2"/>
            <table:table-cell table:style-name="ce354" table:number-columns-repeated="8"/>
            <table:table-cell table:number-columns-repeated="866"/>
          </table:table-row>
        </table:table-row-group>
        <table:table-row table:style-name="ro2">
          <table:table-cell table:number-columns-repeated="2"/>
          <table:table-cell table:style-name="ce187"/>
          <table:table-cell table:style-name="ce286" table:content-validation-name="val6"/>
          <table:table-cell table:style-name="ce288" table:content-validation-name="val7"/>
          <table:table-cell table:style-name="ce303" table:content-validation-name="val8"/>
          <table:table-cell table:style-name="ce305" table:content-validation-name="val9"/>
          <table:table-cell table:style-name="ce307" table:content-validation-name="val10"/>
          <table:table-cell table:style-name="ce309" table:content-validation-name="val11"/>
          <table:table-cell table:style-name="ce311" table:content-validation-name="val12"/>
          <table:table-cell table:style-name="ce314" table:content-validation-name="val13"/>
          <table:table-cell table:style-name="ce316" table:content-validation-name="val14"/>
          <table:table-cell table:style-name="ce318" table:content-validation-name="val15"/>
          <table:table-cell table:style-name="ce321" table:content-validation-name="val16"/>
          <table:table-cell table:style-name="ce324" table:content-validation-name="val17"/>
          <table:table-cell table:style-name="ce327" table:content-validation-name="val18"/>
          <table:table-cell table:style-name="ce329" table:content-validation-name="val19"/>
          <table:table-cell table:style-name="ce331" table:content-validation-name="val20"/>
          <table:table-cell table:style-name="ce333" table:content-validation-name="val21"/>
          <table:table-cell table:style-name="ce335" table:content-validation-name="val22"/>
          <table:table-cell table:style-name="ce337" table:content-validation-name="val23"/>
          <table:table-cell table:style-name="ce344" table:content-validation-name="val1"/>
          <table:table-cell table:style-name="ce352" table:number-columns-repeated="2"/>
          <table:table-cell table:style-name="ce35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187" office:value-type="string" calcext:value-type="string">
            <text:p>Letting go of input</text:p>
          </table:table-cell>
          <table:table-cell table:style-name="ce287" table:content-validation-name="val6"/>
          <table:table-cell table:style-name="ce302" table:content-validation-name="val7" office:value-type="string" calcext:value-type="string">
            <text:p>§</text:p>
          </table:table-cell>
          <table:table-cell table:style-name="ce304" table:content-validation-name="val8"/>
          <table:table-cell table:style-name="ce306" table:content-validation-name="val9"/>
          <table:table-cell table:style-name="ce308" table:content-validation-name="val10" office:value-type="string" calcext:value-type="string">
            <text:p>§</text:p>
          </table:table-cell>
          <table:table-cell table:style-name="ce310" table:content-validation-name="val11"/>
          <table:table-cell table:style-name="ce313" table:content-validation-name="val12"/>
          <table:table-cell table:style-name="ce315" table:content-validation-name="val13"/>
          <table:table-cell table:style-name="ce317" table:content-validation-name="val14"/>
          <table:table-cell table:style-name="ce320" table:content-validation-name="val15"/>
          <table:table-cell table:style-name="ce323" table:content-validation-name="val16"/>
          <table:table-cell table:style-name="ce326" table:content-validation-name="val17"/>
          <table:table-cell table:style-name="ce328" table:content-validation-name="val18"/>
          <table:table-cell table:style-name="ce330" table:content-validation-name="val19"/>
          <table:table-cell table:style-name="ce332" table:content-validation-name="val20"/>
          <table:table-cell table:style-name="ce334" table:content-validation-name="val21"/>
          <table:table-cell table:style-name="ce336" table:content-validation-name="val22" office:value-type="string" calcext:value-type="string">
            <text:p>§</text:p>
          </table:table-cell>
          <table:table-cell table:style-name="ce338" table:content-validation-name="val23"/>
          <table:table-cell table:style-name="ce345" table:content-validation-name="val1"/>
          <table:table-cell table:style-name="ce353" table:number-columns-repeated="2"/>
          <table:table-cell table:style-name="ce35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187" office:value-type="string" calcext:value-type="string">
            <text:p>Move</text:p>
          </table:table-cell>
          <table:table-cell table:style-name="ce287" table:content-validation-name="val6"/>
          <table:table-cell table:style-name="ce302" table:content-validation-name="val7" office:value-type="string" calcext:value-type="string">
            <text:p>§</text:p>
          </table:table-cell>
          <table:table-cell table:style-name="ce304" table:content-validation-name="val8"/>
          <table:table-cell table:style-name="ce306" table:content-validation-name="val9"/>
          <table:table-cell table:style-name="ce308" table:content-validation-name="val10" office:value-type="string" calcext:value-type="string">
            <text:p>§</text:p>
          </table:table-cell>
          <table:table-cell table:style-name="ce310" table:content-validation-name="val11"/>
          <table:table-cell table:style-name="ce313" table:content-validation-name="val12" office:value-type="string" calcext:value-type="string">
            <text:p>No effect</text:p>
          </table:table-cell>
          <table:table-cell table:style-name="ce315" table:content-validation-name="val13"/>
          <table:table-cell table:style-name="ce317" table:content-validation-name="val14"/>
          <table:table-cell table:style-name="ce320" table:content-validation-name="val15" office:value-type="string" calcext:value-type="string">
            <text:p>Cancels</text:p>
          </table:table-cell>
          <table:table-cell table:style-name="ce323" table:content-validation-name="val16" office:value-type="string" calcext:value-type="string">
            <text:p>Run</text:p>
          </table:table-cell>
          <table:table-cell table:style-name="ce326" table:content-validation-name="val17"/>
          <table:table-cell table:style-name="ce328" table:content-validation-name="val18" office:value-type="string" calcext:value-type="string">
            <text:p>Cancels</text:p>
          </table:table-cell>
          <table:table-cell table:style-name="ce330" table:content-validation-name="val19" office:value-type="string" calcext:value-type="string">
            <text:p>Run</text:p>
          </table:table-cell>
          <table:table-cell table:style-name="ce332" table:content-validation-name="val20"/>
          <table:table-cell table:style-name="ce334" table:content-validation-name="val21"/>
          <table:table-cell table:style-name="ce336" table:content-validation-name="val22" office:value-type="string" calcext:value-type="string">
            <text:p>§</text:p>
          </table:table-cell>
          <table:table-cell table:style-name="ce338" table:content-validation-name="val23"/>
          <table:table-cell table:style-name="ce346" table:content-validation-name="val1" office:value-type="string" calcext:value-type="string">
            <text:p>1. a single animation is selected.</text:p>
          </table:table-cell>
          <table:table-cell table:style-name="ce353" table:number-columns-repeated="2"/>
          <table:table-cell table:style-name="ce35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187" office:value-type="string" calcext:value-type="string">
            <text:p>Roll (Forward)</text:p>
          </table:table-cell>
          <table:table-cell table:style-name="ce287" table:content-validation-name="val6"/>
          <table:table-cell table:style-name="ce302" table:content-validation-name="val7" office:value-type="string" calcext:value-type="string">
            <text:p>§</text:p>
          </table:table-cell>
          <table:table-cell table:style-name="ce304" table:content-validation-name="val8"/>
          <table:table-cell table:style-name="ce306" table:content-validation-name="val9"/>
          <table:table-cell table:style-name="ce308" table:content-validation-name="val10" office:value-type="string" calcext:value-type="string">
            <text:p>§</text:p>
          </table:table-cell>
          <table:table-cell table:style-name="ce310" table:content-validation-name="val11"/>
          <table:table-cell table:style-name="ce313" table:content-validation-name="val12" office:value-type="string" calcext:value-type="string">
            <text:p>Cancels</text:p>
          </table:table-cell>
          <table:table-cell table:style-name="ce315" table:content-validation-name="val13" office:value-type="string" calcext:value-type="string">
            <text:p>Roll</text:p>
          </table:table-cell>
          <table:table-cell table:style-name="ce317" table:content-validation-name="val14"/>
          <table:table-cell table:style-name="ce320" table:content-validation-name="val15" office:value-type="string" calcext:value-type="string">
            <text:p>Cancels</text:p>
          </table:table-cell>
          <table:table-cell table:style-name="ce323" table:content-validation-name="val16" office:value-type="string" calcext:value-type="string">
            <text:p>Roll</text:p>
          </table:table-cell>
          <table:table-cell table:style-name="ce326" table:content-validation-name="val17"/>
          <table:table-cell table:style-name="ce328" table:content-validation-name="val18" office:value-type="string" calcext:value-type="string">
            <text:p>Cancels</text:p>
          </table:table-cell>
          <table:table-cell table:style-name="ce330" table:content-validation-name="val19" office:value-type="string" calcext:value-type="string">
            <text:p>Roll</text:p>
          </table:table-cell>
          <table:table-cell table:style-name="ce332" table:content-validation-name="val20"/>
          <table:table-cell table:style-name="ce334" table:content-validation-name="val21"/>
          <table:table-cell table:style-name="ce336" table:content-validation-name="val22" office:value-type="string" calcext:value-type="string">
            <text:p>§</text:p>
          </table:table-cell>
          <table:table-cell table:style-name="ce338" table:content-validation-name="val23"/>
          <table:table-cell table:style-name="ce346" table:content-validation-name="val1" office:value-type="string" calcext:value-type="string">
            <text:p>2. code figures out which input list has to be printed out. It does this by cross-referencing the animation name from Master Action List.</text:p>
          </table:table-cell>
          <table:table-cell table:style-name="ce353" table:number-columns-repeated="2"/>
          <table:table-cell table:style-name="ce35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187" office:value-type="string" calcext:value-type="string">
            <text:p>Roll (Left)</text:p>
          </table:table-cell>
          <table:table-cell table:style-name="ce287" table:content-validation-name="val6"/>
          <table:table-cell table:style-name="ce302" table:content-validation-name="val7" office:value-type="string" calcext:value-type="string">
            <text:p>§</text:p>
          </table:table-cell>
          <table:table-cell table:style-name="ce304" table:content-validation-name="val8"/>
          <table:table-cell table:style-name="ce306" table:content-validation-name="val9"/>
          <table:table-cell table:style-name="ce308" table:content-validation-name="val10" office:value-type="string" calcext:value-type="string">
            <text:p>§</text:p>
          </table:table-cell>
          <table:table-cell table:style-name="ce310" table:content-validation-name="val11"/>
          <table:table-cell table:style-name="ce313" table:content-validation-name="val12" office:value-type="string" calcext:value-type="string">
            <text:p>Cancels</text:p>
          </table:table-cell>
          <table:table-cell table:style-name="ce315" table:content-validation-name="val13" office:value-type="string" calcext:value-type="string">
            <text:p>Roll</text:p>
          </table:table-cell>
          <table:table-cell table:style-name="ce317" table:content-validation-name="val14"/>
          <table:table-cell table:style-name="ce320" table:content-validation-name="val15" office:value-type="string" calcext:value-type="string">
            <text:p>Cancels</text:p>
          </table:table-cell>
          <table:table-cell table:style-name="ce323" table:content-validation-name="val16" office:value-type="string" calcext:value-type="string">
            <text:p>Roll</text:p>
          </table:table-cell>
          <table:table-cell table:style-name="ce326" table:content-validation-name="val17"/>
          <table:table-cell table:style-name="ce328" table:content-validation-name="val18" office:value-type="string" calcext:value-type="string">
            <text:p>Cancels</text:p>
          </table:table-cell>
          <table:table-cell table:style-name="ce330" table:content-validation-name="val19" office:value-type="string" calcext:value-type="string">
            <text:p>Roll</text:p>
          </table:table-cell>
          <table:table-cell table:style-name="ce332" table:content-validation-name="val20"/>
          <table:table-cell table:style-name="ce334" table:content-validation-name="val21"/>
          <table:table-cell table:style-name="ce336" table:content-validation-name="val22" office:value-type="string" calcext:value-type="string">
            <text:p>§</text:p>
          </table:table-cell>
          <table:table-cell table:style-name="ce338" table:content-validation-name="val23"/>
          <table:table-cell table:style-name="ce346" table:content-validation-name="val1" office:value-type="string" calcext:value-type="string">
            <text:p>3. check if rows have to be added in a non-destructive way (i.e. if the animation already has existing inputs and it just needs an update OR if they are generated from new)</text:p>
          </table:table-cell>
          <table:table-cell table:style-name="ce353" table:number-columns-repeated="2"/>
          <table:table-cell table:style-name="ce35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187" office:value-type="string" calcext:value-type="string">
            <text:p>Roll (Right)</text:p>
          </table:table-cell>
          <table:table-cell table:style-name="ce287" table:content-validation-name="val6"/>
          <table:table-cell table:style-name="ce302" table:content-validation-name="val7" office:value-type="string" calcext:value-type="string">
            <text:p>§</text:p>
          </table:table-cell>
          <table:table-cell table:style-name="ce304" table:content-validation-name="val8"/>
          <table:table-cell table:style-name="ce306" table:content-validation-name="val9"/>
          <table:table-cell table:style-name="ce308" table:content-validation-name="val10" office:value-type="string" calcext:value-type="string">
            <text:p>§</text:p>
          </table:table-cell>
          <table:table-cell table:style-name="ce310" table:content-validation-name="val11"/>
          <table:table-cell table:style-name="ce313" table:content-validation-name="val12" office:value-type="string" calcext:value-type="string">
            <text:p>Cancels</text:p>
          </table:table-cell>
          <table:table-cell table:style-name="ce315" table:content-validation-name="val13" office:value-type="string" calcext:value-type="string">
            <text:p>Roll</text:p>
          </table:table-cell>
          <table:table-cell table:style-name="ce317" table:content-validation-name="val14"/>
          <table:table-cell table:style-name="ce320" table:content-validation-name="val15" office:value-type="string" calcext:value-type="string">
            <text:p>Cancels</text:p>
          </table:table-cell>
          <table:table-cell table:style-name="ce323" table:content-validation-name="val16" office:value-type="string" calcext:value-type="string">
            <text:p>Roll</text:p>
          </table:table-cell>
          <table:table-cell table:style-name="ce326" table:content-validation-name="val17"/>
          <table:table-cell table:style-name="ce328" table:content-validation-name="val18" office:value-type="string" calcext:value-type="string">
            <text:p>Cancels</text:p>
          </table:table-cell>
          <table:table-cell table:style-name="ce330" table:content-validation-name="val19" office:value-type="string" calcext:value-type="string">
            <text:p>Roll</text:p>
          </table:table-cell>
          <table:table-cell table:style-name="ce332" table:content-validation-name="val20"/>
          <table:table-cell table:style-name="ce334" table:content-validation-name="val21"/>
          <table:table-cell table:style-name="ce336" table:content-validation-name="val22" office:value-type="string" calcext:value-type="string">
            <text:p>§</text:p>
          </table:table-cell>
          <table:table-cell table:style-name="ce338" table:content-validation-name="val23"/>
          <table:table-cell table:style-name="ce346" table:content-validation-name="val1" office:value-type="string" calcext:value-type="string">
            <text:p>4. generate rows and print various inputs.</text:p>
          </table:table-cell>
          <table:table-cell table:style-name="ce353" table:number-columns-repeated="2"/>
          <table:table-cell table:style-name="ce35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187" office:value-type="string" calcext:value-type="string">
            <text:p>Roll (Back)</text:p>
          </table:table-cell>
          <table:table-cell table:style-name="ce287" table:content-validation-name="val6"/>
          <table:table-cell table:style-name="ce302" table:content-validation-name="val7" office:value-type="string" calcext:value-type="string">
            <text:p>§</text:p>
          </table:table-cell>
          <table:table-cell table:style-name="ce304" table:content-validation-name="val8"/>
          <table:table-cell table:style-name="ce306" table:content-validation-name="val9"/>
          <table:table-cell table:style-name="ce308" table:content-validation-name="val10" office:value-type="string" calcext:value-type="string">
            <text:p>§</text:p>
          </table:table-cell>
          <table:table-cell table:style-name="ce310" table:content-validation-name="val11"/>
          <table:table-cell table:style-name="ce313" table:content-validation-name="val12" office:value-type="string" calcext:value-type="string">
            <text:p>Cancels</text:p>
          </table:table-cell>
          <table:table-cell table:style-name="ce315" table:content-validation-name="val13" office:value-type="string" calcext:value-type="string">
            <text:p>Roll</text:p>
          </table:table-cell>
          <table:table-cell table:style-name="ce317" table:content-validation-name="val14"/>
          <table:table-cell table:style-name="ce320" table:content-validation-name="val15" office:value-type="string" calcext:value-type="string">
            <text:p>Cancels</text:p>
          </table:table-cell>
          <table:table-cell table:style-name="ce323" table:content-validation-name="val16" office:value-type="string" calcext:value-type="string">
            <text:p>Roll</text:p>
          </table:table-cell>
          <table:table-cell table:style-name="ce326" table:content-validation-name="val17"/>
          <table:table-cell table:style-name="ce328" table:content-validation-name="val18" office:value-type="string" calcext:value-type="string">
            <text:p>Cancels</text:p>
          </table:table-cell>
          <table:table-cell table:style-name="ce330" table:content-validation-name="val19" office:value-type="string" calcext:value-type="string">
            <text:p>Roll</text:p>
          </table:table-cell>
          <table:table-cell table:style-name="ce332" table:content-validation-name="val20"/>
          <table:table-cell table:style-name="ce334" table:content-validation-name="val21"/>
          <table:table-cell table:style-name="ce336" table:content-validation-name="val22" office:value-type="string" calcext:value-type="string">
            <text:p>§</text:p>
          </table:table-cell>
          <table:table-cell table:style-name="ce338" table:content-validation-name="val23"/>
          <table:table-cell table:style-name="ce345" table:content-validation-name="val1"/>
          <table:table-cell table:style-name="ce353" table:number-columns-repeated="2"/>
          <table:table-cell table:style-name="ce35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187" office:value-type="string" calcext:value-type="string">
            <text:p>Weapon Switch</text:p>
          </table:table-cell>
          <table:table-cell table:style-name="ce287" table:content-validation-name="val6"/>
          <table:table-cell table:style-name="ce302" table:content-validation-name="val7" office:value-type="string" calcext:value-type="string">
            <text:p>§</text:p>
          </table:table-cell>
          <table:table-cell table:style-name="ce304" table:content-validation-name="val8"/>
          <table:table-cell table:style-name="ce306" table:content-validation-name="val9"/>
          <table:table-cell table:style-name="ce308" table:content-validation-name="val10" office:value-type="string" calcext:value-type="string">
            <text:p>§</text:p>
          </table:table-cell>
          <table:table-cell table:style-name="ce310" table:content-validation-name="val11"/>
          <table:table-cell table:style-name="ce313" table:content-validation-name="val12" office:value-type="string" calcext:value-type="string">
            <text:p>Cancels</text:p>
          </table:table-cell>
          <table:table-cell table:style-name="ce315" table:content-validation-name="val13" office:value-type="string" calcext:value-type="string">
            <text:p>Switch animation</text:p>
          </table:table-cell>
          <table:table-cell table:style-name="ce317" table:content-validation-name="val14"/>
          <table:table-cell table:style-name="ce320" table:content-validation-name="val15" office:value-type="string" calcext:value-type="string">
            <text:p>Cancels</text:p>
          </table:table-cell>
          <table:table-cell table:style-name="ce323" table:content-validation-name="val16" office:value-type="string" calcext:value-type="string">
            <text:p>Switch animation</text:p>
          </table:table-cell>
          <table:table-cell table:style-name="ce326" table:content-validation-name="val17"/>
          <table:table-cell table:style-name="ce328" table:content-validation-name="val18" office:value-type="string" calcext:value-type="string">
            <text:p>Cancels</text:p>
          </table:table-cell>
          <table:table-cell table:style-name="ce330" table:content-validation-name="val19" office:value-type="string" calcext:value-type="string">
            <text:p>Switch animation</text:p>
          </table:table-cell>
          <table:table-cell table:style-name="ce332" table:content-validation-name="val20"/>
          <table:table-cell table:style-name="ce334" table:content-validation-name="val21"/>
          <table:table-cell table:style-name="ce336" table:content-validation-name="val22" office:value-type="string" calcext:value-type="string">
            <text:p>§</text:p>
          </table:table-cell>
          <table:table-cell table:style-name="ce338" table:content-validation-name="val23"/>
          <table:table-cell table:style-name="ce345" table:content-validation-name="val1"/>
          <table:table-cell table:style-name="ce353" table:number-columns-repeated="2"/>
          <table:table-cell table:style-name="ce35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187" office:value-type="string" calcext:value-type="string">
            <text:p>Jump (Result 1)</text:p>
          </table:table-cell>
          <table:table-cell table:style-name="ce287" table:content-validation-name="val6"/>
          <table:table-cell table:style-name="ce302" table:content-validation-name="val7" office:value-type="string" calcext:value-type="string">
            <text:p>§</text:p>
          </table:table-cell>
          <table:table-cell table:style-name="ce304" table:content-validation-name="val8"/>
          <table:table-cell table:style-name="ce306" table:content-validation-name="val9"/>
          <table:table-cell table:style-name="ce308" table:content-validation-name="val10" office:value-type="string" calcext:value-type="string">
            <text:p>§</text:p>
          </table:table-cell>
          <table:table-cell table:style-name="ce310" table:content-validation-name="val11"/>
          <table:table-cell table:style-name="ce313" table:content-validation-name="val12" office:value-type="string" calcext:value-type="string">
            <text:p>Cancels</text:p>
          </table:table-cell>
          <table:table-cell table:style-name="ce315" table:content-validation-name="val13" office:value-type="string" calcext:value-type="string">
            <text:p>Jump (Ground)</text:p>
          </table:table-cell>
          <table:table-cell table:style-name="ce317" table:content-validation-name="val14"/>
          <table:table-cell table:style-name="ce320" table:content-validation-name="val15" office:value-type="string" calcext:value-type="string">
            <text:p>Cancels</text:p>
          </table:table-cell>
          <table:table-cell table:style-name="ce323" table:content-validation-name="val16" office:value-type="string" calcext:value-type="string">
            <text:p>Jump (Ground)</text:p>
          </table:table-cell>
          <table:table-cell table:style-name="ce326" table:content-validation-name="val17"/>
          <table:table-cell table:style-name="ce328" table:content-validation-name="val18" office:value-type="string" calcext:value-type="string">
            <text:p>Cancels</text:p>
          </table:table-cell>
          <table:table-cell table:style-name="ce330" table:content-validation-name="val19" office:value-type="string" calcext:value-type="string">
            <text:p>Jump (Ground)</text:p>
          </table:table-cell>
          <table:table-cell table:style-name="ce332" table:content-validation-name="val20"/>
          <table:table-cell table:style-name="ce334" table:content-validation-name="val21"/>
          <table:table-cell table:style-name="ce336" table:content-validation-name="val22" office:value-type="string" calcext:value-type="string">
            <text:p>§</text:p>
          </table:table-cell>
          <table:table-cell table:style-name="ce338" table:content-validation-name="val23"/>
          <table:table-cell table:style-name="ce347" table:content-validation-name="val1" office:value-type="string" calcext:value-type="string">
            <text:p>”Generate variations”.</text:p>
          </table:table-cell>
          <table:table-cell table:style-name="ce353" table:number-columns-repeated="2"/>
          <table:table-cell table:style-name="ce35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187" office:value-type="string" calcext:value-type="string">
            <text:p>Jump (Result 2)</text:p>
          </table:table-cell>
          <table:table-cell table:style-name="ce287" table:content-validation-name="val6"/>
          <table:table-cell table:style-name="ce302" table:content-validation-name="val7" office:value-type="string" calcext:value-type="string">
            <text:p>§</text:p>
          </table:table-cell>
          <table:table-cell table:style-name="ce304" table:content-validation-name="val8"/>
          <table:table-cell table:style-name="ce306" table:content-validation-name="val9"/>
          <table:table-cell table:style-name="ce308" table:content-validation-name="val10" office:value-type="string" calcext:value-type="string">
            <text:p>§</text:p>
          </table:table-cell>
          <table:table-cell table:style-name="ce310" table:content-validation-name="val11"/>
          <table:table-cell table:style-name="ce313" table:content-validation-name="val12" office:value-type="string" calcext:value-type="string">
            <text:p>Cancels</text:p>
          </table:table-cell>
          <table:table-cell table:style-name="ce315" table:content-validation-name="val13" office:value-type="string" calcext:value-type="string">
            <text:p>Idle (Airborne)</text:p>
          </table:table-cell>
          <table:table-cell table:style-name="ce317" table:content-validation-name="val14"/>
          <table:table-cell table:style-name="ce320" table:content-validation-name="val15" office:value-type="string" calcext:value-type="string">
            <text:p>Cancels</text:p>
          </table:table-cell>
          <table:table-cell table:style-name="ce323" table:content-validation-name="val16" office:value-type="string" calcext:value-type="string">
            <text:p>Idle (Airborne)</text:p>
          </table:table-cell>
          <table:table-cell table:style-name="ce326" table:content-validation-name="val17"/>
          <table:table-cell table:style-name="ce328" table:content-validation-name="val18" office:value-type="string" calcext:value-type="string">
            <text:p>Cancels</text:p>
          </table:table-cell>
          <table:table-cell table:style-name="ce330" table:content-validation-name="val19" office:value-type="string" calcext:value-type="string">
            <text:p>Idle (Airborne)</text:p>
          </table:table-cell>
          <table:table-cell table:style-name="ce332" table:content-validation-name="val20"/>
          <table:table-cell table:style-name="ce334" table:content-validation-name="val21"/>
          <table:table-cell table:style-name="ce336" table:content-validation-name="val22" office:value-type="string" calcext:value-type="string">
            <text:p>§</text:p>
          </table:table-cell>
          <table:table-cell table:style-name="ce338" table:content-validation-name="val23"/>
          <table:table-cell table:style-name="ce345" table:content-validation-name="val1"/>
          <table:table-cell table:style-name="ce353" table:number-columns-repeated="2"/>
          <table:table-cell table:style-name="ce35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187" office:value-type="string" calcext:value-type="string">
            <text:p>Melee (S)</text:p>
          </table:table-cell>
          <table:table-cell table:style-name="ce287" table:content-validation-name="val6"/>
          <table:table-cell table:style-name="ce302" table:content-validation-name="val7" office:value-type="string" calcext:value-type="string">
            <text:p>§</text:p>
          </table:table-cell>
          <table:table-cell table:style-name="ce304" table:content-validation-name="val8"/>
          <table:table-cell table:style-name="ce306" table:content-validation-name="val9"/>
          <table:table-cell table:style-name="ce308" table:content-validation-name="val10" office:value-type="string" calcext:value-type="string">
            <text:p>§</text:p>
          </table:table-cell>
          <table:table-cell table:style-name="ce310" table:content-validation-name="val11"/>
          <table:table-cell table:style-name="ce313" table:content-validation-name="val12" office:value-type="string" calcext:value-type="string">
            <text:p>Buffers</text:p>
          </table:table-cell>
          <table:table-cell table:style-name="ce315" table:content-validation-name="val13" office:value-type="string" calcext:value-type="string">
            <text:p>Attack s2</text:p>
          </table:table-cell>
          <table:table-cell table:style-name="ce317" table:content-validation-name="val14"/>
          <table:table-cell table:style-name="ce320" table:content-validation-name="val15" office:value-type="string" calcext:value-type="string">
            <text:p>Buffers</text:p>
          </table:table-cell>
          <table:table-cell table:style-name="ce323" table:content-validation-name="val16" office:value-type="string" calcext:value-type="string">
            <text:p>Attack s2</text:p>
          </table:table-cell>
          <table:table-cell table:style-name="ce326" table:content-validation-name="val17"/>
          <table:table-cell table:style-name="ce328" table:content-validation-name="val18" office:value-type="string" calcext:value-type="string">
            <text:p>Buffers</text:p>
          </table:table-cell>
          <table:table-cell table:style-name="ce330" table:content-validation-name="val19" office:value-type="string" calcext:value-type="string">
            <text:p>Attack s2</text:p>
          </table:table-cell>
          <table:table-cell table:style-name="ce332" table:content-validation-name="val20"/>
          <table:table-cell table:style-name="ce334" table:content-validation-name="val21"/>
          <table:table-cell table:style-name="ce336" table:content-validation-name="val22" office:value-type="string" calcext:value-type="string">
            <text:p>§</text:p>
          </table:table-cell>
          <table:table-cell table:style-name="ce338" table:content-validation-name="val23"/>
          <table:table-cell table:style-name="ce346" table:content-validation-name="val1" office:value-type="string" calcext:value-type="string">
            <text:p>1. a single animation is selected.</text:p>
          </table:table-cell>
          <table:table-cell table:style-name="ce353" table:number-columns-repeated="2"/>
          <table:table-cell table:style-name="ce35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187" office:value-type="string" calcext:value-type="string">
            <text:p>Melee (S) (Long)</text:p>
          </table:table-cell>
          <table:table-cell table:style-name="ce287" table:content-validation-name="val6"/>
          <table:table-cell table:style-name="ce302" table:content-validation-name="val7" office:value-type="string" calcext:value-type="string">
            <text:p>§</text:p>
          </table:table-cell>
          <table:table-cell table:style-name="ce304" table:content-validation-name="val8"/>
          <table:table-cell table:style-name="ce306" table:content-validation-name="val9"/>
          <table:table-cell table:style-name="ce308" table:content-validation-name="val10" office:value-type="string" calcext:value-type="string">
            <text:p>§</text:p>
          </table:table-cell>
          <table:table-cell table:style-name="ce310" table:content-validation-name="val11"/>
          <table:table-cell table:style-name="ce313" table:content-validation-name="val12" office:value-type="string" calcext:value-type="string">
            <text:p>Buffers</text:p>
          </table:table-cell>
          <table:table-cell table:style-name="ce315" table:content-validation-name="val13" office:value-type="string" calcext:value-type="string">
            <text:p>Attack s2</text:p>
          </table:table-cell>
          <table:table-cell table:style-name="ce317" table:content-validation-name="val14"/>
          <table:table-cell table:style-name="ce320" table:content-validation-name="val15" office:value-type="string" calcext:value-type="string">
            <text:p>Buffers</text:p>
          </table:table-cell>
          <table:table-cell table:style-name="ce323" table:content-validation-name="val16" office:value-type="string" calcext:value-type="string">
            <text:p>Attack s2</text:p>
          </table:table-cell>
          <table:table-cell table:style-name="ce326" table:content-validation-name="val17"/>
          <table:table-cell table:style-name="ce328" table:content-validation-name="val18" office:value-type="string" calcext:value-type="string">
            <text:p>Buffers</text:p>
          </table:table-cell>
          <table:table-cell table:style-name="ce330" table:content-validation-name="val19" office:value-type="string" calcext:value-type="string">
            <text:p>Attack s2</text:p>
          </table:table-cell>
          <table:table-cell table:style-name="ce332" table:content-validation-name="val20"/>
          <table:table-cell table:style-name="ce334" table:content-validation-name="val21"/>
          <table:table-cell table:style-name="ce336" table:content-validation-name="val22" office:value-type="string" calcext:value-type="string">
            <text:p>§</text:p>
          </table:table-cell>
          <table:table-cell table:style-name="ce338" table:content-validation-name="val23"/>
          <table:table-cell table:style-name="ce346" table:content-validation-name="val1" office:value-type="string" calcext:value-type="string">
            <text:p>2. code figures out how many times the animation has to be printed out, cross-referencing from the rules of Master Action List.</text:p>
          </table:table-cell>
          <table:table-cell table:style-name="ce353" table:number-columns-repeated="2"/>
          <table:table-cell table:style-name="ce35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187" office:value-type="string" calcext:value-type="string">
            <text:p>Melee (T)</text:p>
          </table:table-cell>
          <table:table-cell table:style-name="ce287" table:content-validation-name="val6"/>
          <table:table-cell table:style-name="ce302" table:content-validation-name="val7" office:value-type="string" calcext:value-type="string">
            <text:p>§</text:p>
          </table:table-cell>
          <table:table-cell table:style-name="ce304" table:content-validation-name="val8"/>
          <table:table-cell table:style-name="ce306" table:content-validation-name="val9"/>
          <table:table-cell table:style-name="ce308" table:content-validation-name="val10" office:value-type="string" calcext:value-type="string">
            <text:p>§</text:p>
          </table:table-cell>
          <table:table-cell table:style-name="ce310" table:content-validation-name="val11"/>
          <table:table-cell table:style-name="ce313" table:content-validation-name="val12" office:value-type="string" calcext:value-type="string">
            <text:p>Buffers</text:p>
          </table:table-cell>
          <table:table-cell table:style-name="ce315" table:content-validation-name="val13" office:value-type="string" calcext:value-type="string">
            <text:p>Attack t1</text:p>
          </table:table-cell>
          <table:table-cell table:style-name="ce317" table:content-validation-name="val14"/>
          <table:table-cell table:style-name="ce320" table:content-validation-name="val15" office:value-type="string" calcext:value-type="string">
            <text:p>Buffers</text:p>
          </table:table-cell>
          <table:table-cell table:style-name="ce323" table:content-validation-name="val16" office:value-type="string" calcext:value-type="string">
            <text:p>Attack t1</text:p>
          </table:table-cell>
          <table:table-cell table:style-name="ce326" table:content-validation-name="val17"/>
          <table:table-cell table:style-name="ce328" table:content-validation-name="val18" office:value-type="string" calcext:value-type="string">
            <text:p>Buffers</text:p>
          </table:table-cell>
          <table:table-cell table:style-name="ce330" table:content-validation-name="val19" office:value-type="string" calcext:value-type="string">
            <text:p>Attack t1</text:p>
          </table:table-cell>
          <table:table-cell table:style-name="ce332" table:content-validation-name="val20"/>
          <table:table-cell table:style-name="ce334" table:content-validation-name="val21"/>
          <table:table-cell table:style-name="ce336" table:content-validation-name="val22" office:value-type="string" calcext:value-type="string">
            <text:p>§</text:p>
          </table:table-cell>
          <table:table-cell table:style-name="ce338" table:content-validation-name="val23"/>
          <table:table-cell table:style-name="ce346" table:content-validation-name="val1" office:value-type="string" calcext:value-type="string">
            <text:p>3. check if rows have to be added in a non-destructive way (i.e. if the animation already has existing variations and it just needs an update OR if they are generated from new)</text:p>
          </table:table-cell>
          <table:table-cell table:style-name="ce353" table:number-columns-repeated="2"/>
          <table:table-cell table:style-name="ce35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187" office:value-type="string" calcext:value-type="string">
            <text:p>Melee (T) (Long)</text:p>
          </table:table-cell>
          <table:table-cell table:style-name="ce287" table:content-validation-name="val6"/>
          <table:table-cell table:style-name="ce302" table:content-validation-name="val7" office:value-type="string" calcext:value-type="string">
            <text:p>§</text:p>
          </table:table-cell>
          <table:table-cell table:style-name="ce304" table:content-validation-name="val8"/>
          <table:table-cell table:style-name="ce306" table:content-validation-name="val9"/>
          <table:table-cell table:style-name="ce308" table:content-validation-name="val10" office:value-type="string" calcext:value-type="string">
            <text:p>§</text:p>
          </table:table-cell>
          <table:table-cell table:style-name="ce310" table:content-validation-name="val11"/>
          <table:table-cell table:style-name="ce313" table:content-validation-name="val12" office:value-type="string" calcext:value-type="string">
            <text:p>Buffers</text:p>
          </table:table-cell>
          <table:table-cell table:style-name="ce315" table:content-validation-name="val13" office:value-type="string" calcext:value-type="string">
            <text:p>Attack t1</text:p>
          </table:table-cell>
          <table:table-cell table:style-name="ce317" table:content-validation-name="val14"/>
          <table:table-cell table:style-name="ce320" table:content-validation-name="val15" office:value-type="string" calcext:value-type="string">
            <text:p>Buffers</text:p>
          </table:table-cell>
          <table:table-cell table:style-name="ce323" table:content-validation-name="val16" office:value-type="string" calcext:value-type="string">
            <text:p>Attack t1</text:p>
          </table:table-cell>
          <table:table-cell table:style-name="ce326" table:content-validation-name="val17"/>
          <table:table-cell table:style-name="ce328" table:content-validation-name="val18" office:value-type="string" calcext:value-type="string">
            <text:p>Buffers</text:p>
          </table:table-cell>
          <table:table-cell table:style-name="ce330" table:content-validation-name="val19" office:value-type="string" calcext:value-type="string">
            <text:p>Attack t1</text:p>
          </table:table-cell>
          <table:table-cell table:style-name="ce332" table:content-validation-name="val20"/>
          <table:table-cell table:style-name="ce334" table:content-validation-name="val21"/>
          <table:table-cell table:style-name="ce336" table:content-validation-name="val22" office:value-type="string" calcext:value-type="string">
            <text:p>§</text:p>
          </table:table-cell>
          <table:table-cell table:style-name="ce338" table:content-validation-name="val23"/>
          <table:table-cell table:style-name="ce346" table:content-validation-name="val1" office:value-type="string" calcext:value-type="string">
            <text:p>4. generate rows according to the rules of Modifier List.</text:p>
          </table:table-cell>
          <table:table-cell table:style-name="ce353" table:number-columns-repeated="2"/>
          <table:table-cell table:style-name="ce35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187" office:value-type="string" calcext:value-type="string">
            <text:p>Grab</text:p>
          </table:table-cell>
          <table:table-cell table:style-name="ce287" table:content-validation-name="val6"/>
          <table:table-cell table:style-name="ce302" table:content-validation-name="val7" office:value-type="string" calcext:value-type="string">
            <text:p>§</text:p>
          </table:table-cell>
          <table:table-cell table:style-name="ce304" table:content-validation-name="val8"/>
          <table:table-cell table:style-name="ce306" table:content-validation-name="val9"/>
          <table:table-cell table:style-name="ce308" table:content-validation-name="val10" office:value-type="string" calcext:value-type="string">
            <text:p>§</text:p>
          </table:table-cell>
          <table:table-cell table:style-name="ce310" table:content-validation-name="val11"/>
          <table:table-cell table:style-name="ce313" table:content-validation-name="val12" office:value-type="string" calcext:value-type="string">
            <text:p>Cancels</text:p>
          </table:table-cell>
          <table:table-cell table:style-name="ce315" table:content-validation-name="val13" office:value-type="string" calcext:value-type="string">
            <text:p>Grab</text:p>
          </table:table-cell>
          <table:table-cell table:style-name="ce317" table:content-validation-name="val14"/>
          <table:table-cell table:style-name="ce320" table:content-validation-name="val15" office:value-type="string" calcext:value-type="string">
            <text:p>Cancels</text:p>
          </table:table-cell>
          <table:table-cell table:style-name="ce323" table:content-validation-name="val16" office:value-type="string" calcext:value-type="string">
            <text:p>Grab</text:p>
          </table:table-cell>
          <table:table-cell table:style-name="ce326" table:content-validation-name="val17"/>
          <table:table-cell table:style-name="ce328" table:content-validation-name="val18" office:value-type="string" calcext:value-type="string">
            <text:p>Cancels</text:p>
          </table:table-cell>
          <table:table-cell table:style-name="ce330" table:content-validation-name="val19" office:value-type="string" calcext:value-type="string">
            <text:p>Grab</text:p>
          </table:table-cell>
          <table:table-cell table:style-name="ce332" table:content-validation-name="val20"/>
          <table:table-cell table:style-name="ce334" table:content-validation-name="val21"/>
          <table:table-cell table:style-name="ce336" table:content-validation-name="val22" office:value-type="string" calcext:value-type="string">
            <text:p>§</text:p>
          </table:table-cell>
          <table:table-cell table:style-name="ce338" table:content-validation-name="val23"/>
          <table:table-cell table:style-name="ce345" table:content-validation-name="val1"/>
          <table:table-cell table:style-name="ce353" table:number-columns-repeated="2"/>
          <table:table-cell table:style-name="ce35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187" office:value-type="string" calcext:value-type="string">
            <text:p>Block</text:p>
          </table:table-cell>
          <table:table-cell table:style-name="ce287" table:content-validation-name="val6"/>
          <table:table-cell table:style-name="ce302" table:content-validation-name="val7" office:value-type="string" calcext:value-type="string">
            <text:p>§</text:p>
          </table:table-cell>
          <table:table-cell table:style-name="ce304" table:content-validation-name="val8"/>
          <table:table-cell table:style-name="ce306" table:content-validation-name="val9"/>
          <table:table-cell table:style-name="ce308" table:content-validation-name="val10" office:value-type="string" calcext:value-type="string">
            <text:p>§</text:p>
          </table:table-cell>
          <table:table-cell table:style-name="ce310" table:content-validation-name="val11"/>
          <table:table-cell table:style-name="ce313" table:content-validation-name="val12" office:value-type="string" calcext:value-type="string">
            <text:p>Cancels</text:p>
          </table:table-cell>
          <table:table-cell table:style-name="ce315" table:content-validation-name="val13" office:value-type="string" calcext:value-type="string">
            <text:p>Block</text:p>
          </table:table-cell>
          <table:table-cell table:style-name="ce317" table:content-validation-name="val14"/>
          <table:table-cell table:style-name="ce320" table:content-validation-name="val15" office:value-type="string" calcext:value-type="string">
            <text:p>Cancels</text:p>
          </table:table-cell>
          <table:table-cell table:style-name="ce323" table:content-validation-name="val16" office:value-type="string" calcext:value-type="string">
            <text:p>Block</text:p>
          </table:table-cell>
          <table:table-cell table:style-name="ce326" table:content-validation-name="val17"/>
          <table:table-cell table:style-name="ce328" table:content-validation-name="val18" office:value-type="string" calcext:value-type="string">
            <text:p>Cancels</text:p>
          </table:table-cell>
          <table:table-cell table:style-name="ce330" table:content-validation-name="val19" office:value-type="string" calcext:value-type="string">
            <text:p>Block</text:p>
          </table:table-cell>
          <table:table-cell table:style-name="ce332" table:content-validation-name="val20"/>
          <table:table-cell table:style-name="ce334" table:content-validation-name="val21"/>
          <table:table-cell table:style-name="ce336" table:content-validation-name="val22" office:value-type="string" calcext:value-type="string">
            <text:p>§</text:p>
          </table:table-cell>
          <table:table-cell table:style-name="ce338" table:content-validation-name="val23"/>
          <table:table-cell table:style-name="ce345" table:content-validation-name="val1"/>
          <table:table-cell table:style-name="ce353" table:number-columns-repeated="2"/>
          <table:table-cell table:style-name="ce35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187" office:value-type="string" calcext:value-type="string">
            <text:p>Magic</text:p>
          </table:table-cell>
          <table:table-cell table:style-name="ce287" table:content-validation-name="val6"/>
          <table:table-cell table:style-name="ce302" table:content-validation-name="val7" office:value-type="string" calcext:value-type="string">
            <text:p>§</text:p>
          </table:table-cell>
          <table:table-cell table:style-name="ce304" table:content-validation-name="val8"/>
          <table:table-cell table:style-name="ce306" table:content-validation-name="val9"/>
          <table:table-cell table:style-name="ce308" table:content-validation-name="val10" office:value-type="string" calcext:value-type="string">
            <text:p>§</text:p>
          </table:table-cell>
          <table:table-cell table:style-name="ce310" table:content-validation-name="val11"/>
          <table:table-cell table:style-name="ce313" table:content-validation-name="val12" office:value-type="string" calcext:value-type="string">
            <text:p>Cancels</text:p>
          </table:table-cell>
          <table:table-cell table:style-name="ce315" table:content-validation-name="val13" office:value-type="string" calcext:value-type="string">
            <text:p>Magic</text:p>
          </table:table-cell>
          <table:table-cell table:style-name="ce317" table:content-validation-name="val14"/>
          <table:table-cell table:style-name="ce320" table:content-validation-name="val15" office:value-type="string" calcext:value-type="string">
            <text:p>Cancels</text:p>
          </table:table-cell>
          <table:table-cell table:style-name="ce323" table:content-validation-name="val16" office:value-type="string" calcext:value-type="string">
            <text:p>Magic</text:p>
          </table:table-cell>
          <table:table-cell table:style-name="ce326" table:content-validation-name="val17"/>
          <table:table-cell table:style-name="ce328" table:content-validation-name="val18" office:value-type="string" calcext:value-type="string">
            <text:p>Cancels</text:p>
          </table:table-cell>
          <table:table-cell table:style-name="ce330" table:content-validation-name="val19" office:value-type="string" calcext:value-type="string">
            <text:p>Magic</text:p>
          </table:table-cell>
          <table:table-cell table:style-name="ce332" table:content-validation-name="val20"/>
          <table:table-cell table:style-name="ce334" table:content-validation-name="val21"/>
          <table:table-cell table:style-name="ce336" table:content-validation-name="val22" office:value-type="string" calcext:value-type="string">
            <text:p>§</text:p>
          </table:table-cell>
          <table:table-cell table:style-name="ce338" table:content-validation-name="val23"/>
          <table:table-cell table:style-name="ce347" table:content-validation-name="val1" office:value-type="string" calcext:value-type="string">
            <text:p>”Add conditional formatting”</text:p>
          </table:table-cell>
          <table:table-cell table:style-name="ce353" table:number-columns-repeated="2"/>
          <table:table-cell table:style-name="ce35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187" office:value-type="string" calcext:value-type="string">
            <text:p>Rage</text:p>
          </table:table-cell>
          <table:table-cell table:style-name="ce287" table:content-validation-name="val6"/>
          <table:table-cell table:style-name="ce302" table:content-validation-name="val7" office:value-type="string" calcext:value-type="string">
            <text:p>§</text:p>
          </table:table-cell>
          <table:table-cell table:style-name="ce304" table:content-validation-name="val8"/>
          <table:table-cell table:style-name="ce306" table:content-validation-name="val9"/>
          <table:table-cell table:style-name="ce308" table:content-validation-name="val10" office:value-type="string" calcext:value-type="string">
            <text:p>§</text:p>
          </table:table-cell>
          <table:table-cell table:style-name="ce310" table:content-validation-name="val11"/>
          <table:table-cell table:style-name="ce313" table:content-validation-name="val12" office:value-type="string" calcext:value-type="string">
            <text:p>Cancels</text:p>
          </table:table-cell>
          <table:table-cell table:style-name="ce315" table:content-validation-name="val13" office:value-type="string" calcext:value-type="string">
            <text:p>Rage</text:p>
          </table:table-cell>
          <table:table-cell table:style-name="ce317" table:content-validation-name="val14"/>
          <table:table-cell table:style-name="ce320" table:content-validation-name="val15" office:value-type="string" calcext:value-type="string">
            <text:p>No effect</text:p>
          </table:table-cell>
          <table:table-cell table:style-name="ce323" table:content-validation-name="val16"/>
          <table:table-cell table:style-name="ce326" table:content-validation-name="val17"/>
          <table:table-cell table:style-name="ce328" table:content-validation-name="val18" office:value-type="string" calcext:value-type="string">
            <text:p>No effect</text:p>
          </table:table-cell>
          <table:table-cell table:style-name="ce330" table:content-validation-name="val19"/>
          <table:table-cell table:style-name="ce332" table:content-validation-name="val20"/>
          <table:table-cell table:style-name="ce334" table:content-validation-name="val21"/>
          <table:table-cell table:style-name="ce336" table:content-validation-name="val22" office:value-type="string" calcext:value-type="string">
            <text:p>§</text:p>
          </table:table-cell>
          <table:table-cell table:style-name="ce338" table:content-validation-name="val23"/>
          <table:table-cell table:style-name="ce345" table:content-validation-name="val1"/>
          <table:table-cell table:style-name="ce353" table:number-columns-repeated="2"/>
          <table:table-cell table:style-name="ce35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187" office:value-type="string" calcext:value-type="string">
            <text:p>Pause</text:p>
          </table:table-cell>
          <table:table-cell table:style-name="ce287" table:content-validation-name="val6"/>
          <table:table-cell table:style-name="ce302" table:content-validation-name="val7" office:value-type="string" calcext:value-type="string">
            <text:p>§</text:p>
          </table:table-cell>
          <table:table-cell table:style-name="ce304" table:content-validation-name="val8"/>
          <table:table-cell table:style-name="ce306" table:content-validation-name="val9"/>
          <table:table-cell table:style-name="ce308" table:content-validation-name="val10" office:value-type="string" calcext:value-type="string">
            <text:p>§</text:p>
          </table:table-cell>
          <table:table-cell table:style-name="ce310" table:content-validation-name="val11"/>
          <table:table-cell table:style-name="ce313" table:content-validation-name="val12" office:value-type="string" calcext:value-type="string">
            <text:p>Mutual</text:p>
          </table:table-cell>
          <table:table-cell table:style-name="ce315" table:content-validation-name="val13"/>
          <table:table-cell table:style-name="ce317" table:content-validation-name="val14"/>
          <table:table-cell table:style-name="ce320" table:content-validation-name="val15" office:value-type="string" calcext:value-type="string">
            <text:p>Mutual</text:p>
          </table:table-cell>
          <table:table-cell table:style-name="ce323" table:content-validation-name="val16"/>
          <table:table-cell table:style-name="ce326" table:content-validation-name="val17"/>
          <table:table-cell table:style-name="ce328" table:content-validation-name="val18" office:value-type="string" calcext:value-type="string">
            <text:p>Mutual</text:p>
          </table:table-cell>
          <table:table-cell table:style-name="ce330" table:content-validation-name="val19"/>
          <table:table-cell table:style-name="ce332" table:content-validation-name="val20"/>
          <table:table-cell table:style-name="ce334" table:content-validation-name="val21"/>
          <table:table-cell table:style-name="ce336" table:content-validation-name="val22" office:value-type="string" calcext:value-type="string">
            <text:p>§</text:p>
          </table:table-cell>
          <table:table-cell table:style-name="ce338" table:content-validation-name="val23"/>
          <table:table-cell table:style-name="ce346" table:content-validation-name="val1" office:value-type="string" calcext:value-type="string">
            <text:p>1. delete existing rules for conditional formatting.</text:p>
          </table:table-cell>
          <table:table-cell table:style-name="ce353" table:number-columns-repeated="2"/>
          <table:table-cell table:style-name="ce35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75" office:value-type="string" calcext:value-type="string">
            <text:p>Retry</text:p>
          </table:table-cell>
          <table:table-cell table:style-name="ce287" table:content-validation-name="val6"/>
          <table:table-cell table:style-name="ce302" table:content-validation-name="val7" office:value-type="string" calcext:value-type="string">
            <text:p>§</text:p>
          </table:table-cell>
          <table:table-cell table:style-name="ce304" table:content-validation-name="val8"/>
          <table:table-cell table:style-name="ce306" table:content-validation-name="val9"/>
          <table:table-cell table:style-name="ce308" table:content-validation-name="val10" office:value-type="string" calcext:value-type="string">
            <text:p>§</text:p>
          </table:table-cell>
          <table:table-cell table:style-name="ce310" table:content-validation-name="val11"/>
          <table:table-cell table:style-name="ce313" table:content-validation-name="val12" office:value-type="string" calcext:value-type="string">
            <text:p>Cancels</text:p>
          </table:table-cell>
          <table:table-cell table:style-name="ce315" table:content-validation-name="val13"/>
          <table:table-cell table:style-name="ce317" table:content-validation-name="val14"/>
          <table:table-cell table:style-name="ce320" table:content-validation-name="val15" office:value-type="string" calcext:value-type="string">
            <text:p>Cancels</text:p>
          </table:table-cell>
          <table:table-cell table:style-name="ce323" table:content-validation-name="val16"/>
          <table:table-cell table:style-name="ce326" table:content-validation-name="val17"/>
          <table:table-cell table:style-name="ce328" table:content-validation-name="val18" office:value-type="string" calcext:value-type="string">
            <text:p>Cancels</text:p>
          </table:table-cell>
          <table:table-cell table:style-name="ce330" table:content-validation-name="val19"/>
          <table:table-cell table:style-name="ce332" table:content-validation-name="val20"/>
          <table:table-cell table:style-name="ce334" table:content-validation-name="val21"/>
          <table:table-cell table:style-name="ce336" table:content-validation-name="val22" office:value-type="string" calcext:value-type="string">
            <text:p>§</text:p>
          </table:table-cell>
          <table:table-cell table:style-name="ce338" table:content-validation-name="val23"/>
          <table:table-cell table:style-name="ce346" table:content-validation-name="val1" office:value-type="string" calcext:value-type="string">
            <text:p>2. find new rules for conditional formatting from Reactions sheet.</text:p>
          </table:table-cell>
          <table:table-cell table:style-name="ce353" table:number-columns-repeated="2"/>
          <table:table-cell table:style-name="ce35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75" office:value-type="string" calcext:value-type="string">
            <text:p>Upgrade Blades</text:p>
          </table:table-cell>
          <table:table-cell table:style-name="ce287" table:content-validation-name="val6"/>
          <table:table-cell table:style-name="ce302" table:content-validation-name="val7" office:value-type="string" calcext:value-type="string">
            <text:p>§</text:p>
          </table:table-cell>
          <table:table-cell table:style-name="ce304" table:content-validation-name="val8"/>
          <table:table-cell table:style-name="ce306" table:content-validation-name="val9"/>
          <table:table-cell table:style-name="ce308" table:content-validation-name="val10" office:value-type="string" calcext:value-type="string">
            <text:p>§</text:p>
          </table:table-cell>
          <table:table-cell table:style-name="ce310" table:content-validation-name="val11"/>
          <table:table-cell table:style-name="ce313" table:content-validation-name="val12"/>
          <table:table-cell table:style-name="ce315" table:content-validation-name="val13"/>
          <table:table-cell table:style-name="ce317" table:content-validation-name="val14"/>
          <table:table-cell table:style-name="ce320" table:content-validation-name="val15"/>
          <table:table-cell table:style-name="ce323" table:content-validation-name="val16"/>
          <table:table-cell table:style-name="ce326" table:content-validation-name="val17"/>
          <table:table-cell table:style-name="ce328" table:content-validation-name="val18"/>
          <table:table-cell table:style-name="ce330" table:content-validation-name="val19"/>
          <table:table-cell table:style-name="ce332" table:content-validation-name="val20"/>
          <table:table-cell table:style-name="ce334" table:content-validation-name="val21"/>
          <table:table-cell table:style-name="ce336" table:content-validation-name="val22" office:value-type="string" calcext:value-type="string">
            <text:p>§</text:p>
          </table:table-cell>
          <table:table-cell table:style-name="ce338" table:content-validation-name="val23"/>
          <table:table-cell table:style-name="ce348" table:content-validation-name="val1" office:value-type="string" calcext:value-type="string">
            <text:p>3. apply new rules for conditional formatting.</text:p>
          </table:table-cell>
          <table:table-cell table:style-name="ce353" table:number-columns-repeated="2"/>
          <table:table-cell table:style-name="ce35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75" office:value-type="string" calcext:value-type="string">
            <text:p>Upgrade Head</text:p>
          </table:table-cell>
          <table:table-cell table:style-name="ce287" table:content-validation-name="val6"/>
          <table:table-cell table:style-name="ce302" table:content-validation-name="val7" office:value-type="string" calcext:value-type="string">
            <text:p>§</text:p>
          </table:table-cell>
          <table:table-cell table:style-name="ce304" table:content-validation-name="val8"/>
          <table:table-cell table:style-name="ce306" table:content-validation-name="val9"/>
          <table:table-cell table:style-name="ce308" table:content-validation-name="val10" office:value-type="string" calcext:value-type="string">
            <text:p>§</text:p>
          </table:table-cell>
          <table:table-cell table:style-name="ce310" table:content-validation-name="val11"/>
          <table:table-cell table:style-name="ce313" table:content-validation-name="val12"/>
          <table:table-cell table:style-name="ce315" table:content-validation-name="val13"/>
          <table:table-cell table:style-name="ce317" table:content-validation-name="val14"/>
          <table:table-cell table:style-name="ce320" table:content-validation-name="val15"/>
          <table:table-cell table:style-name="ce323" table:content-validation-name="val16"/>
          <table:table-cell table:style-name="ce326" table:content-validation-name="val17"/>
          <table:table-cell table:style-name="ce328" table:content-validation-name="val18"/>
          <table:table-cell table:style-name="ce330" table:content-validation-name="val19"/>
          <table:table-cell table:style-name="ce332" table:content-validation-name="val20"/>
          <table:table-cell table:style-name="ce334" table:content-validation-name="val21"/>
          <table:table-cell table:style-name="ce336" table:content-validation-name="val22" office:value-type="string" calcext:value-type="string">
            <text:p>§</text:p>
          </table:table-cell>
          <table:table-cell table:style-name="ce338" table:content-validation-name="val23"/>
          <table:table-cell table:style-name="ce349" table:content-validation-name="val1"/>
          <table:table-cell table:style-name="ce353" table:number-columns-repeated="2"/>
          <table:table-cell table:style-name="ce35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75" office:value-type="string" calcext:value-type="string">
            <text:p>Fall</text:p>
          </table:table-cell>
          <table:table-cell table:style-name="ce287" table:content-validation-name="val6"/>
          <table:table-cell table:style-name="ce302" table:content-validation-name="val7" office:value-type="string" calcext:value-type="string">
            <text:p>§</text:p>
          </table:table-cell>
          <table:table-cell table:style-name="ce304" table:content-validation-name="val8"/>
          <table:table-cell table:style-name="ce306" table:content-validation-name="val9"/>
          <table:table-cell table:style-name="ce308" table:content-validation-name="val10" office:value-type="string" calcext:value-type="string">
            <text:p>§</text:p>
          </table:table-cell>
          <table:table-cell table:style-name="ce310" table:content-validation-name="val11"/>
          <table:table-cell table:style-name="ce313" table:content-validation-name="val12"/>
          <table:table-cell table:style-name="ce315" table:content-validation-name="val13"/>
          <table:table-cell table:style-name="ce317" table:content-validation-name="val14"/>
          <table:table-cell table:style-name="ce320" table:content-validation-name="val15"/>
          <table:table-cell table:style-name="ce323" table:content-validation-name="val16"/>
          <table:table-cell table:style-name="ce326" table:content-validation-name="val17"/>
          <table:table-cell table:style-name="ce328" table:content-validation-name="val18"/>
          <table:table-cell table:style-name="ce330" table:content-validation-name="val19"/>
          <table:table-cell table:style-name="ce332" table:content-validation-name="val20"/>
          <table:table-cell table:style-name="ce334" table:content-validation-name="val21"/>
          <table:table-cell table:style-name="ce336" table:content-validation-name="val22" office:value-type="string" calcext:value-type="string">
            <text:p>§</text:p>
          </table:table-cell>
          <table:table-cell table:style-name="ce338" table:content-validation-name="val23"/>
          <table:table-cell table:style-name="ce349" table:content-validation-name="val1"/>
          <table:table-cell table:style-name="ce353" table:number-columns-repeated="2"/>
          <table:table-cell table:style-name="ce35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75" office:value-type="string" calcext:value-type="string">
            <text:p>Landing</text:p>
          </table:table-cell>
          <table:table-cell table:style-name="ce287" table:content-validation-name="val6"/>
          <table:table-cell table:style-name="ce302" table:content-validation-name="val7" office:value-type="string" calcext:value-type="string">
            <text:p>§</text:p>
          </table:table-cell>
          <table:table-cell table:style-name="ce304" table:content-validation-name="val8"/>
          <table:table-cell table:style-name="ce306" table:content-validation-name="val9"/>
          <table:table-cell table:style-name="ce308" table:content-validation-name="val10" office:value-type="string" calcext:value-type="string">
            <text:p>§</text:p>
          </table:table-cell>
          <table:table-cell table:style-name="ce310" table:content-validation-name="val11"/>
          <table:table-cell table:style-name="ce313" table:content-validation-name="val12"/>
          <table:table-cell table:style-name="ce315" table:content-validation-name="val13"/>
          <table:table-cell table:style-name="ce317" table:content-validation-name="val14"/>
          <table:table-cell table:style-name="ce320" table:content-validation-name="val15"/>
          <table:table-cell table:style-name="ce323" table:content-validation-name="val16"/>
          <table:table-cell table:style-name="ce326" table:content-validation-name="val17"/>
          <table:table-cell table:style-name="ce328" table:content-validation-name="val18"/>
          <table:table-cell table:style-name="ce330" table:content-validation-name="val19"/>
          <table:table-cell table:style-name="ce332" table:content-validation-name="val20"/>
          <table:table-cell table:style-name="ce334" table:content-validation-name="val21"/>
          <table:table-cell table:style-name="ce336" table:content-validation-name="val22" office:value-type="string" calcext:value-type="string">
            <text:p>§</text:p>
          </table:table-cell>
          <table:table-cell table:style-name="ce338" table:content-validation-name="val23"/>
          <table:table-cell table:style-name="ce350" table:content-validation-name="val1" office:value-type="string" calcext:value-type="string">
            <text:p>”Generate both inputs + variations for an animation”</text:p>
          </table:table-cell>
          <table:table-cell table:style-name="ce353" table:number-columns-repeated="2"/>
          <table:table-cell table:style-name="ce35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75" office:value-type="string" calcext:value-type="string">
            <text:p>Hang From Ledge</text:p>
          </table:table-cell>
          <table:table-cell table:style-name="ce287" table:content-validation-name="val6"/>
          <table:table-cell table:style-name="ce302" table:content-validation-name="val7" office:value-type="string" calcext:value-type="string">
            <text:p>§</text:p>
          </table:table-cell>
          <table:table-cell table:style-name="ce304" table:content-validation-name="val8"/>
          <table:table-cell table:style-name="ce306" table:content-validation-name="val9"/>
          <table:table-cell table:style-name="ce308" table:content-validation-name="val10" office:value-type="string" calcext:value-type="string">
            <text:p>§</text:p>
          </table:table-cell>
          <table:table-cell table:style-name="ce310" table:content-validation-name="val11"/>
          <table:table-cell table:style-name="ce313" table:content-validation-name="val12"/>
          <table:table-cell table:style-name="ce315" table:content-validation-name="val13"/>
          <table:table-cell table:style-name="ce317" table:content-validation-name="val14"/>
          <table:table-cell table:style-name="ce320" table:content-validation-name="val15"/>
          <table:table-cell table:style-name="ce323" table:content-validation-name="val16"/>
          <table:table-cell table:style-name="ce326" table:content-validation-name="val17"/>
          <table:table-cell table:style-name="ce328" table:content-validation-name="val18"/>
          <table:table-cell table:style-name="ce330" table:content-validation-name="val19"/>
          <table:table-cell table:style-name="ce332" table:content-validation-name="val20"/>
          <table:table-cell table:style-name="ce334" table:content-validation-name="val21"/>
          <table:table-cell table:style-name="ce336" table:content-validation-name="val22" office:value-type="string" calcext:value-type="string">
            <text:p>§</text:p>
          </table:table-cell>
          <table:table-cell table:style-name="ce338" table:content-validation-name="val23"/>
          <table:table-cell table:style-name="ce349" table:content-validation-name="val1"/>
          <table:table-cell table:style-name="ce353" table:number-columns-repeated="2"/>
          <table:table-cell table:style-name="ce35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75" office:value-type="string" calcext:value-type="string">
            <text:p>Water</text:p>
          </table:table-cell>
          <table:table-cell table:style-name="ce287" table:content-validation-name="val6"/>
          <table:table-cell table:style-name="ce302" table:content-validation-name="val7" office:value-type="string" calcext:value-type="string">
            <text:p>§</text:p>
          </table:table-cell>
          <table:table-cell table:style-name="ce304" table:content-validation-name="val8"/>
          <table:table-cell table:style-name="ce306" table:content-validation-name="val9"/>
          <table:table-cell table:style-name="ce308" table:content-validation-name="val10" office:value-type="string" calcext:value-type="string">
            <text:p>§</text:p>
          </table:table-cell>
          <table:table-cell table:style-name="ce310" table:content-validation-name="val11"/>
          <table:table-cell table:style-name="ce313" table:content-validation-name="val12"/>
          <table:table-cell table:style-name="ce315" table:content-validation-name="val13"/>
          <table:table-cell table:style-name="ce317" table:content-validation-name="val14"/>
          <table:table-cell table:style-name="ce320" table:content-validation-name="val15"/>
          <table:table-cell table:style-name="ce323" table:content-validation-name="val16"/>
          <table:table-cell table:style-name="ce326" table:content-validation-name="val17"/>
          <table:table-cell table:style-name="ce328" table:content-validation-name="val18"/>
          <table:table-cell table:style-name="ce330" table:content-validation-name="val19"/>
          <table:table-cell table:style-name="ce332" table:content-validation-name="val20"/>
          <table:table-cell table:style-name="ce334" table:content-validation-name="val21"/>
          <table:table-cell table:style-name="ce336" table:content-validation-name="val22" office:value-type="string" calcext:value-type="string">
            <text:p>§</text:p>
          </table:table-cell>
          <table:table-cell table:style-name="ce338" table:content-validation-name="val23"/>
          <table:table-cell table:style-name="ce349" table:content-validation-name="val1" office:value-type="string" calcext:value-type="string">
            <text:p>a combination of the above.</text:p>
          </table:table-cell>
          <table:table-cell table:style-name="ce353" table:number-columns-repeated="2"/>
          <table:table-cell table:style-name="ce35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75" office:value-type="string" calcext:value-type="string">
            <text:p>Rope</text:p>
          </table:table-cell>
          <table:table-cell table:style-name="ce287" table:content-validation-name="val6"/>
          <table:table-cell table:style-name="ce302" table:content-validation-name="val7" office:value-type="string" calcext:value-type="string">
            <text:p>§</text:p>
          </table:table-cell>
          <table:table-cell table:style-name="ce304" table:content-validation-name="val8"/>
          <table:table-cell table:style-name="ce306" table:content-validation-name="val9"/>
          <table:table-cell table:style-name="ce308" table:content-validation-name="val10" office:value-type="string" calcext:value-type="string">
            <text:p>§</text:p>
          </table:table-cell>
          <table:table-cell table:style-name="ce310" table:content-validation-name="val11"/>
          <table:table-cell table:style-name="ce313" table:content-validation-name="val12"/>
          <table:table-cell table:style-name="ce315" table:content-validation-name="val13"/>
          <table:table-cell table:style-name="ce317" table:content-validation-name="val14"/>
          <table:table-cell table:style-name="ce320" table:content-validation-name="val15"/>
          <table:table-cell table:style-name="ce323" table:content-validation-name="val16"/>
          <table:table-cell table:style-name="ce326" table:content-validation-name="val17"/>
          <table:table-cell table:style-name="ce328" table:content-validation-name="val18"/>
          <table:table-cell table:style-name="ce330" table:content-validation-name="val19"/>
          <table:table-cell table:style-name="ce332" table:content-validation-name="val20"/>
          <table:table-cell table:style-name="ce334" table:content-validation-name="val21"/>
          <table:table-cell table:style-name="ce336" table:content-validation-name="val22" office:value-type="string" calcext:value-type="string">
            <text:p>§</text:p>
          </table:table-cell>
          <table:table-cell table:style-name="ce338" table:content-validation-name="val23"/>
          <table:table-cell table:style-name="ce349" table:content-validation-name="val1"/>
          <table:table-cell table:style-name="ce353" table:number-columns-repeated="2"/>
          <table:table-cell table:style-name="ce35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75" office:value-type="string" calcext:value-type="string">
            <text:p>Shimmy</text:p>
          </table:table-cell>
          <table:table-cell table:style-name="ce287" table:content-validation-name="val6"/>
          <table:table-cell table:style-name="ce302" table:content-validation-name="val7" office:value-type="string" calcext:value-type="string">
            <text:p>§</text:p>
          </table:table-cell>
          <table:table-cell table:style-name="ce304" table:content-validation-name="val8"/>
          <table:table-cell table:style-name="ce306" table:content-validation-name="val9"/>
          <table:table-cell table:style-name="ce308" table:content-validation-name="val10" office:value-type="string" calcext:value-type="string">
            <text:p>§</text:p>
          </table:table-cell>
          <table:table-cell table:style-name="ce310" table:content-validation-name="val11"/>
          <table:table-cell table:style-name="ce313" table:content-validation-name="val12"/>
          <table:table-cell table:style-name="ce315" table:content-validation-name="val13"/>
          <table:table-cell table:style-name="ce317" table:content-validation-name="val14"/>
          <table:table-cell table:style-name="ce320" table:content-validation-name="val15"/>
          <table:table-cell table:style-name="ce323" table:content-validation-name="val16"/>
          <table:table-cell table:style-name="ce326" table:content-validation-name="val17"/>
          <table:table-cell table:style-name="ce328" table:content-validation-name="val18"/>
          <table:table-cell table:style-name="ce330" table:content-validation-name="val19"/>
          <table:table-cell table:style-name="ce332" table:content-validation-name="val20"/>
          <table:table-cell table:style-name="ce334" table:content-validation-name="val21"/>
          <table:table-cell table:style-name="ce336" table:content-validation-name="val22" office:value-type="string" calcext:value-type="string">
            <text:p>§</text:p>
          </table:table-cell>
          <table:table-cell table:style-name="ce338" table:content-validation-name="val23"/>
          <table:table-cell table:style-name="ce349" table:content-validation-name="val1"/>
          <table:table-cell table:style-name="ce353" table:number-columns-repeated="2"/>
          <table:table-cell table:style-name="ce35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76" office:value-type="string" calcext:value-type="string">
            <text:p>Hold X</text:p>
          </table:table-cell>
          <table:table-cell table:style-name="ce287" table:content-validation-name="val6"/>
          <table:table-cell table:style-name="ce302" table:content-validation-name="val7" office:value-type="string" calcext:value-type="string">
            <text:p>§</text:p>
          </table:table-cell>
          <table:table-cell table:style-name="ce304" table:content-validation-name="val8"/>
          <table:table-cell table:style-name="ce306" table:content-validation-name="val9"/>
          <table:table-cell table:style-name="ce308" table:content-validation-name="val10" office:value-type="string" calcext:value-type="string">
            <text:p>§</text:p>
          </table:table-cell>
          <table:table-cell table:style-name="ce310" table:content-validation-name="val11"/>
          <table:table-cell table:style-name="ce313" table:content-validation-name="val12"/>
          <table:table-cell table:style-name="ce315" table:content-validation-name="val13"/>
          <table:table-cell table:style-name="ce317" table:content-validation-name="val14"/>
          <table:table-cell table:style-name="ce320" table:content-validation-name="val15"/>
          <table:table-cell table:style-name="ce323" table:content-validation-name="val16"/>
          <table:table-cell table:style-name="ce326" table:content-validation-name="val17"/>
          <table:table-cell table:style-name="ce328" table:content-validation-name="val18"/>
          <table:table-cell table:style-name="ce330" table:content-validation-name="val19"/>
          <table:table-cell table:style-name="ce332" table:content-validation-name="val20"/>
          <table:table-cell table:style-name="ce334" table:content-validation-name="val21"/>
          <table:table-cell table:style-name="ce336" table:content-validation-name="val22" office:value-type="string" calcext:value-type="string">
            <text:p>§</text:p>
          </table:table-cell>
          <table:table-cell table:style-name="ce338" table:content-validation-name="val23"/>
          <table:table-cell table:style-name="ce350" table:content-validation-name="val1" office:value-type="string" calcext:value-type="string">
            <text:p>”Generate both inputs + variations for all animations + add conditional formatting”</text:p>
          </table:table-cell>
          <table:table-cell table:style-name="ce353" table:number-columns-repeated="2"/>
          <table:table-cell table:style-name="ce35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76" office:value-type="string" calcext:value-type="string">
            <text:p>Hold S</text:p>
          </table:table-cell>
          <table:table-cell table:style-name="ce287" table:content-validation-name="val6"/>
          <table:table-cell table:style-name="ce302" table:content-validation-name="val7" office:value-type="string" calcext:value-type="string">
            <text:p>§</text:p>
          </table:table-cell>
          <table:table-cell table:style-name="ce304" table:content-validation-name="val8"/>
          <table:table-cell table:style-name="ce306" table:content-validation-name="val9"/>
          <table:table-cell table:style-name="ce308" table:content-validation-name="val10" office:value-type="string" calcext:value-type="string">
            <text:p>§</text:p>
          </table:table-cell>
          <table:table-cell table:style-name="ce310" table:content-validation-name="val11"/>
          <table:table-cell table:style-name="ce313" table:content-validation-name="val12"/>
          <table:table-cell table:style-name="ce315" table:content-validation-name="val13"/>
          <table:table-cell table:style-name="ce317" table:content-validation-name="val14"/>
          <table:table-cell table:style-name="ce320" table:content-validation-name="val15"/>
          <table:table-cell table:style-name="ce323" table:content-validation-name="val16"/>
          <table:table-cell table:style-name="ce326" table:content-validation-name="val17"/>
          <table:table-cell table:style-name="ce328" table:content-validation-name="val18"/>
          <table:table-cell table:style-name="ce330" table:content-validation-name="val19"/>
          <table:table-cell table:style-name="ce332" table:content-validation-name="val20"/>
          <table:table-cell table:style-name="ce334" table:content-validation-name="val21"/>
          <table:table-cell table:style-name="ce336" table:content-validation-name="val22" office:value-type="string" calcext:value-type="string">
            <text:p>§</text:p>
          </table:table-cell>
          <table:table-cell table:style-name="ce338" table:content-validation-name="val23"/>
          <table:table-cell table:style-name="ce349" table:content-validation-name="val1"/>
          <table:table-cell table:style-name="ce353" table:number-columns-repeated="2"/>
          <table:table-cell table:style-name="ce35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76" office:value-type="string" calcext:value-type="string">
            <text:p>Hold T</text:p>
          </table:table-cell>
          <table:table-cell table:style-name="ce287" table:content-validation-name="val6"/>
          <table:table-cell table:style-name="ce302" table:content-validation-name="val7" office:value-type="string" calcext:value-type="string">
            <text:p>§</text:p>
          </table:table-cell>
          <table:table-cell table:style-name="ce304" table:content-validation-name="val8"/>
          <table:table-cell table:style-name="ce306" table:content-validation-name="val9"/>
          <table:table-cell table:style-name="ce308" table:content-validation-name="val10" office:value-type="string" calcext:value-type="string">
            <text:p>§</text:p>
          </table:table-cell>
          <table:table-cell table:style-name="ce310" table:content-validation-name="val11"/>
          <table:table-cell table:style-name="ce313" table:content-validation-name="val12"/>
          <table:table-cell table:style-name="ce315" table:content-validation-name="val13"/>
          <table:table-cell table:style-name="ce317" table:content-validation-name="val14"/>
          <table:table-cell table:style-name="ce320" table:content-validation-name="val15"/>
          <table:table-cell table:style-name="ce323" table:content-validation-name="val16"/>
          <table:table-cell table:style-name="ce326" table:content-validation-name="val17"/>
          <table:table-cell table:style-name="ce328" table:content-validation-name="val18"/>
          <table:table-cell table:style-name="ce330" table:content-validation-name="val19"/>
          <table:table-cell table:style-name="ce332" table:content-validation-name="val20"/>
          <table:table-cell table:style-name="ce334" table:content-validation-name="val21"/>
          <table:table-cell table:style-name="ce336" table:content-validation-name="val22" office:value-type="string" calcext:value-type="string">
            <text:p>§</text:p>
          </table:table-cell>
          <table:table-cell table:style-name="ce338" table:content-validation-name="val23"/>
          <table:table-cell table:style-name="ce348" table:content-validation-name="val1" office:value-type="string" calcext:value-type="string">
            <text:p>a combination of the above for all possible animations that are listed in Master Animation List. Should generate or update a whole ready-to-use list of animations automatically based on established rules.</text:p>
          </table:table-cell>
          <table:table-cell table:style-name="ce353" table:number-columns-repeated="2"/>
          <table:table-cell table:style-name="ce35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76" office:value-type="string" calcext:value-type="string">
            <text:p>Hold O</text:p>
          </table:table-cell>
          <table:table-cell table:style-name="ce287" table:content-validation-name="val6"/>
          <table:table-cell table:style-name="ce302" table:content-validation-name="val7" office:value-type="string" calcext:value-type="string">
            <text:p>§</text:p>
          </table:table-cell>
          <table:table-cell table:style-name="ce304" table:content-validation-name="val8"/>
          <table:table-cell table:style-name="ce306" table:content-validation-name="val9"/>
          <table:table-cell table:style-name="ce308" table:content-validation-name="val10" office:value-type="string" calcext:value-type="string">
            <text:p>§</text:p>
          </table:table-cell>
          <table:table-cell table:style-name="ce310" table:content-validation-name="val11"/>
          <table:table-cell table:style-name="ce313" table:content-validation-name="val12"/>
          <table:table-cell table:style-name="ce315" table:content-validation-name="val13"/>
          <table:table-cell table:style-name="ce317" table:content-validation-name="val14"/>
          <table:table-cell table:style-name="ce320" table:content-validation-name="val15"/>
          <table:table-cell table:style-name="ce323" table:content-validation-name="val16"/>
          <table:table-cell table:style-name="ce326" table:content-validation-name="val17"/>
          <table:table-cell table:style-name="ce328" table:content-validation-name="val18"/>
          <table:table-cell table:style-name="ce330" table:content-validation-name="val19"/>
          <table:table-cell table:style-name="ce332" table:content-validation-name="val20"/>
          <table:table-cell table:style-name="ce334" table:content-validation-name="val21"/>
          <table:table-cell table:style-name="ce336" table:content-validation-name="val22"/>
          <table:table-cell table:style-name="ce338" table:content-validation-name="val23"/>
          <table:table-cell table:style-name="ce351" table:content-validation-name="val1"/>
          <table:table-cell table:style-name="ce353" table:number-columns-repeated="2"/>
          <table:table-cell table:style-name="ce355" table:number-columns-repeated="8"/>
          <table:table-cell table:number-columns-repeated="866"/>
        </table:table-row>
        <table:table-row table:style-name="ro2">
          <table:table-cell table:number-columns-repeated="2"/>
          <table:table-cell table:style-name="ce190"/>
          <table:table-cell table:style-name="ce287" table:content-validation-name="val6"/>
          <table:table-cell table:style-name="ce302" table:content-validation-name="val7"/>
          <table:table-cell table:style-name="ce304" table:content-validation-name="val8"/>
          <table:table-cell table:style-name="ce306" table:content-validation-name="val9"/>
          <table:table-cell table:style-name="ce308" table:content-validation-name="val10"/>
          <table:table-cell table:style-name="ce310" table:content-validation-name="val11"/>
          <table:table-cell table:style-name="ce313" table:content-validation-name="val12"/>
          <table:table-cell table:style-name="ce315" table:content-validation-name="val13"/>
          <table:table-cell table:style-name="ce317" table:content-validation-name="val14"/>
          <table:table-cell table:style-name="ce320" table:content-validation-name="val15"/>
          <table:table-cell table:style-name="ce323" table:content-validation-name="val16"/>
          <table:table-cell table:style-name="ce326" table:content-validation-name="val17"/>
          <table:table-cell table:style-name="ce328" table:content-validation-name="val18"/>
          <table:table-cell table:style-name="ce330" table:content-validation-name="val19"/>
          <table:table-cell table:style-name="ce332" table:content-validation-name="val20"/>
          <table:table-cell table:style-name="ce334" table:content-validation-name="val21"/>
          <table:table-cell table:style-name="ce336" table:content-validation-name="val22"/>
          <table:table-cell table:style-name="ce338" table:content-validation-name="val23"/>
          <table:table-cell table:style-name="ce351" table:content-validation-name="val1"/>
          <table:table-cell table:style-name="ce353" table:number-columns-repeated="2"/>
          <table:table-cell table:style-name="ce35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187" office:value-type="string" calcext:value-type="string">
            <text:p>Letting go of input</text:p>
          </table:table-cell>
          <table:table-cell table:style-name="ce286" table:content-validation-name="val6"/>
          <table:table-cell table:style-name="ce288" table:content-validation-name="val7"/>
          <table:table-cell table:style-name="ce303" table:content-validation-name="val8"/>
          <table:table-cell table:style-name="ce305" table:content-validation-name="val9"/>
          <table:table-cell table:style-name="ce307" table:content-validation-name="val10"/>
          <table:table-cell table:style-name="ce309" table:content-validation-name="val11"/>
          <table:table-cell table:style-name="ce311" table:content-validation-name="val12"/>
          <table:table-cell table:style-name="ce314" table:content-validation-name="val13"/>
          <table:table-cell table:style-name="ce316" table:content-validation-name="val14"/>
          <table:table-cell table:style-name="ce318" table:content-validation-name="val15"/>
          <table:table-cell table:style-name="ce321" table:content-validation-name="val16"/>
          <table:table-cell table:style-name="ce324" table:content-validation-name="val17"/>
          <table:table-cell table:style-name="ce327" table:content-validation-name="val18"/>
          <table:table-cell table:style-name="ce329" table:content-validation-name="val19"/>
          <table:table-cell table:style-name="ce331" table:content-validation-name="val20"/>
          <table:table-cell table:style-name="ce333" table:content-validation-name="val21"/>
          <table:table-cell table:style-name="ce335" table:content-validation-name="val22"/>
          <table:table-cell table:style-name="ce337" table:content-validation-name="val23"/>
          <table:table-cell table:style-name="ce344" table:content-validation-name="val1"/>
          <table:table-cell table:style-name="ce352" table:number-columns-repeated="2"/>
          <table:table-cell table:style-name="ce35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187" office:value-type="string" calcext:value-type="string">
            <text:p>Move</text:p>
          </table:table-cell>
          <table:table-cell table:style-name="ce285" table:content-validation-name="val6"/>
          <table:table-cell table:style-name="ce288" table:content-validation-name="val7"/>
          <table:table-cell table:style-name="ce303" table:content-validation-name="val8"/>
          <table:table-cell table:style-name="ce305" table:content-validation-name="val9"/>
          <table:table-cell table:style-name="ce307" table:content-validation-name="val10"/>
          <table:table-cell table:style-name="ce309" table:content-validation-name="val11"/>
          <table:table-cell table:style-name="ce311" table:content-validation-name="val12"/>
          <table:table-cell table:style-name="ce314" table:content-validation-name="val13"/>
          <table:table-cell table:style-name="ce316" table:content-validation-name="val14"/>
          <table:table-cell table:style-name="ce318" table:content-validation-name="val15"/>
          <table:table-cell table:style-name="ce321" table:content-validation-name="val16"/>
          <table:table-cell table:style-name="ce324" table:content-validation-name="val17"/>
          <table:table-cell table:style-name="ce327" table:content-validation-name="val18"/>
          <table:table-cell table:style-name="ce329" table:content-validation-name="val19"/>
          <table:table-cell table:style-name="ce331" table:content-validation-name="val20"/>
          <table:table-cell table:style-name="ce333" table:content-validation-name="val21"/>
          <table:table-cell table:style-name="ce335" table:content-validation-name="val22"/>
          <table:table-cell table:style-name="ce337" table:content-validation-name="val23"/>
          <table:table-cell table:style-name="ce344" table:content-validation-name="val1"/>
          <table:table-cell table:style-name="ce352" table:number-columns-repeated="2"/>
          <table:table-cell table:style-name="ce35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187" office:value-type="string" calcext:value-type="string">
            <text:p>Rush</text:p>
          </table:table-cell>
          <table:table-cell table:style-name="ce285" table:content-validation-name="val6"/>
          <table:table-cell table:style-name="ce288" table:content-validation-name="val7"/>
          <table:table-cell table:style-name="ce303" table:content-validation-name="val8"/>
          <table:table-cell table:style-name="ce305" table:content-validation-name="val9"/>
          <table:table-cell table:style-name="ce307" table:content-validation-name="val10"/>
          <table:table-cell table:style-name="ce309" table:content-validation-name="val11"/>
          <table:table-cell table:style-name="ce311" table:content-validation-name="val12"/>
          <table:table-cell table:style-name="ce314" table:content-validation-name="val13"/>
          <table:table-cell table:style-name="ce316" table:content-validation-name="val14"/>
          <table:table-cell table:style-name="ce318" table:content-validation-name="val15"/>
          <table:table-cell table:style-name="ce321" table:content-validation-name="val16"/>
          <table:table-cell table:style-name="ce324" table:content-validation-name="val17"/>
          <table:table-cell table:style-name="ce327" table:content-validation-name="val18"/>
          <table:table-cell table:style-name="ce329" table:content-validation-name="val19"/>
          <table:table-cell table:style-name="ce331" table:content-validation-name="val20"/>
          <table:table-cell table:style-name="ce333" table:content-validation-name="val21"/>
          <table:table-cell table:style-name="ce335" table:content-validation-name="val22"/>
          <table:table-cell table:style-name="ce337" table:content-validation-name="val23"/>
          <table:table-cell table:style-name="ce344" table:content-validation-name="val1"/>
          <table:table-cell table:style-name="ce352" table:number-columns-repeated="2"/>
          <table:table-cell table:style-name="ce35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187" office:value-type="string" calcext:value-type="string">
            <text:p>Retry</text:p>
          </table:table-cell>
          <table:table-cell table:style-name="ce285" table:content-validation-name="val6"/>
          <table:table-cell table:style-name="ce288" table:content-validation-name="val7"/>
          <table:table-cell table:style-name="ce303" table:content-validation-name="val8"/>
          <table:table-cell table:style-name="ce305" table:content-validation-name="val9"/>
          <table:table-cell table:style-name="ce307" table:content-validation-name="val10"/>
          <table:table-cell table:style-name="ce309" table:content-validation-name="val11"/>
          <table:table-cell table:style-name="ce311" table:content-validation-name="val12"/>
          <table:table-cell table:style-name="ce314" table:content-validation-name="val13"/>
          <table:table-cell table:style-name="ce316" table:content-validation-name="val14"/>
          <table:table-cell table:style-name="ce318" table:content-validation-name="val15"/>
          <table:table-cell table:style-name="ce321" table:content-validation-name="val16"/>
          <table:table-cell table:style-name="ce324" table:content-validation-name="val17"/>
          <table:table-cell table:style-name="ce327" table:content-validation-name="val18"/>
          <table:table-cell table:style-name="ce329" table:content-validation-name="val19"/>
          <table:table-cell table:style-name="ce331" table:content-validation-name="val20"/>
          <table:table-cell table:style-name="ce333" table:content-validation-name="val21"/>
          <table:table-cell table:style-name="ce335" table:content-validation-name="val22"/>
          <table:table-cell table:style-name="ce337" table:content-validation-name="val23"/>
          <table:table-cell table:style-name="ce344" table:content-validation-name="val1"/>
          <table:table-cell table:style-name="ce352" table:number-columns-repeated="2"/>
          <table:table-cell table:style-name="ce35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187" office:value-type="string" calcext:value-type="string">
            <text:p>Upgrade Blades</text:p>
          </table:table-cell>
          <table:table-cell table:style-name="ce285" table:content-validation-name="val6"/>
          <table:table-cell table:style-name="ce288" table:content-validation-name="val7"/>
          <table:table-cell table:style-name="ce303" table:content-validation-name="val8"/>
          <table:table-cell table:style-name="ce305" table:content-validation-name="val9"/>
          <table:table-cell table:style-name="ce307" table:content-validation-name="val10"/>
          <table:table-cell table:style-name="ce309" table:content-validation-name="val11"/>
          <table:table-cell table:style-name="ce311" table:content-validation-name="val12"/>
          <table:table-cell table:style-name="ce314" table:content-validation-name="val13"/>
          <table:table-cell table:style-name="ce316" table:content-validation-name="val14"/>
          <table:table-cell table:style-name="ce318" table:content-validation-name="val15"/>
          <table:table-cell table:style-name="ce321" table:content-validation-name="val16"/>
          <table:table-cell table:style-name="ce324" table:content-validation-name="val17"/>
          <table:table-cell table:style-name="ce327" table:content-validation-name="val18"/>
          <table:table-cell table:style-name="ce329" table:content-validation-name="val19"/>
          <table:table-cell table:style-name="ce331" table:content-validation-name="val20"/>
          <table:table-cell table:style-name="ce333" table:content-validation-name="val21"/>
          <table:table-cell table:style-name="ce335" table:content-validation-name="val22"/>
          <table:table-cell table:style-name="ce337" table:content-validation-name="val23"/>
          <table:table-cell table:style-name="ce344" table:content-validation-name="val1"/>
          <table:table-cell table:style-name="ce352" table:number-columns-repeated="2"/>
          <table:table-cell table:style-name="ce35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187" office:value-type="string" calcext:value-type="string">
            <text:p>Upgrade Head</text:p>
          </table:table-cell>
          <table:table-cell table:style-name="ce285" table:content-validation-name="val6"/>
          <table:table-cell table:style-name="ce288" table:content-validation-name="val7"/>
          <table:table-cell table:style-name="ce303" table:content-validation-name="val8"/>
          <table:table-cell table:style-name="ce305" table:content-validation-name="val9"/>
          <table:table-cell table:style-name="ce307" table:content-validation-name="val10"/>
          <table:table-cell table:style-name="ce309" table:content-validation-name="val11"/>
          <table:table-cell table:style-name="ce311" table:content-validation-name="val12"/>
          <table:table-cell table:style-name="ce314" table:content-validation-name="val13"/>
          <table:table-cell table:style-name="ce316" table:content-validation-name="val14"/>
          <table:table-cell table:style-name="ce318" table:content-validation-name="val15"/>
          <table:table-cell table:style-name="ce321" table:content-validation-name="val16"/>
          <table:table-cell table:style-name="ce324" table:content-validation-name="val17"/>
          <table:table-cell table:style-name="ce327" table:content-validation-name="val18"/>
          <table:table-cell table:style-name="ce329" table:content-validation-name="val19"/>
          <table:table-cell table:style-name="ce331" table:content-validation-name="val20"/>
          <table:table-cell table:style-name="ce333" table:content-validation-name="val21"/>
          <table:table-cell table:style-name="ce335" table:content-validation-name="val22"/>
          <table:table-cell table:style-name="ce337" table:content-validation-name="val23"/>
          <table:table-cell table:style-name="ce344" table:content-validation-name="val1"/>
          <table:table-cell table:style-name="ce352" table:number-columns-repeated="2"/>
          <table:table-cell table:style-name="ce35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187" office:value-type="string" calcext:value-type="string">
            <text:p>Prompt 1</text:p>
          </table:table-cell>
          <table:table-cell table:style-name="ce285" table:content-validation-name="val6"/>
          <table:table-cell table:style-name="ce288" table:content-validation-name="val7"/>
          <table:table-cell table:style-name="ce303" table:content-validation-name="val8"/>
          <table:table-cell table:style-name="ce305" table:content-validation-name="val9"/>
          <table:table-cell table:style-name="ce307" table:content-validation-name="val10"/>
          <table:table-cell table:style-name="ce309" table:content-validation-name="val11"/>
          <table:table-cell table:style-name="ce311" table:content-validation-name="val12"/>
          <table:table-cell table:style-name="ce314" table:content-validation-name="val13"/>
          <table:table-cell table:style-name="ce316" table:content-validation-name="val14"/>
          <table:table-cell table:style-name="ce318" table:content-validation-name="val15"/>
          <table:table-cell table:style-name="ce321" table:content-validation-name="val16"/>
          <table:table-cell table:style-name="ce324" table:content-validation-name="val17"/>
          <table:table-cell table:style-name="ce327" table:content-validation-name="val18"/>
          <table:table-cell table:style-name="ce329" table:content-validation-name="val19"/>
          <table:table-cell table:style-name="ce331" table:content-validation-name="val20"/>
          <table:table-cell table:style-name="ce333" table:content-validation-name="val21"/>
          <table:table-cell table:style-name="ce335" table:content-validation-name="val22"/>
          <table:table-cell table:style-name="ce337" table:content-validation-name="val23"/>
          <table:table-cell table:style-name="ce344" table:content-validation-name="val1"/>
          <table:table-cell table:style-name="ce352" table:number-columns-repeated="2"/>
          <table:table-cell table:style-name="ce354" table:number-columns-repeated="8"/>
          <table:table-cell table:number-columns-repeated="866"/>
        </table:table-row>
        <table:table-row table:style-name="ro2" table:number-rows-repeated="4">
          <table:table-cell table:number-columns-repeated="3"/>
          <table:table-cell table:style-name="ce285" table:content-validation-name="val6"/>
          <table:table-cell table:style-name="ce288" table:content-validation-name="val7"/>
          <table:table-cell table:style-name="ce303" table:content-validation-name="val8"/>
          <table:table-cell table:style-name="ce305" table:content-validation-name="val9"/>
          <table:table-cell table:style-name="ce307" table:content-validation-name="val10"/>
          <table:table-cell table:style-name="ce309" table:content-validation-name="val11"/>
          <table:table-cell table:style-name="ce311" table:content-validation-name="val12"/>
          <table:table-cell table:style-name="ce314" table:content-validation-name="val13"/>
          <table:table-cell table:style-name="ce316" table:content-validation-name="val14"/>
          <table:table-cell table:style-name="ce318" table:content-validation-name="val15"/>
          <table:table-cell table:style-name="ce321" table:content-validation-name="val16"/>
          <table:table-cell table:style-name="ce324" table:content-validation-name="val17"/>
          <table:table-cell table:style-name="ce327" table:content-validation-name="val18"/>
          <table:table-cell table:style-name="ce329" table:content-validation-name="val19"/>
          <table:table-cell table:style-name="ce331" table:content-validation-name="val20"/>
          <table:table-cell table:style-name="ce333" table:content-validation-name="val21"/>
          <table:table-cell table:style-name="ce335" table:content-validation-name="val22"/>
          <table:table-cell table:style-name="ce337" table:content-validation-name="val23"/>
          <table:table-cell table:style-name="ce339" table:content-validation-name="val1"/>
          <table:table-cell table:style-name="ce352" table:number-columns-repeated="2"/>
          <table:table-cell table:style-name="ce354" table:number-columns-repeated="8"/>
          <table:table-cell table:number-columns-repeated="866"/>
        </table:table-row>
        <table:table-row table:style-name="ro2" table:number-rows-repeated="10">
          <table:table-cell table:number-columns-repeated="3"/>
          <table:table-cell table:style-name="ce285" table:content-validation-name="val6"/>
          <table:table-cell table:style-name="ce288" table:content-validation-name="val7"/>
          <table:table-cell table:style-name="ce303" table:content-validation-name="val8"/>
          <table:table-cell table:style-name="ce305" table:content-validation-name="val9"/>
          <table:table-cell table:style-name="ce307" table:content-validation-name="val10"/>
          <table:table-cell table:style-name="ce309" table:content-validation-name="val11"/>
          <table:table-cell table:style-name="ce311" table:content-validation-name="val12"/>
          <table:table-cell table:style-name="ce314" table:content-validation-name="val13"/>
          <table:table-cell table:style-name="ce316" table:content-validation-name="val14"/>
          <table:table-cell table:style-name="ce318" table:content-validation-name="val15"/>
          <table:table-cell table:style-name="ce321" table:content-validation-name="val16"/>
          <table:table-cell table:style-name="ce324" table:content-validation-name="val17"/>
          <table:table-cell table:style-name="ce327" table:content-validation-name="val18"/>
          <table:table-cell table:style-name="ce329" table:content-validation-name="val19"/>
          <table:table-cell table:style-name="ce331" table:content-validation-name="val20"/>
          <table:table-cell table:style-name="ce333" table:content-validation-name="val21"/>
          <table:table-cell table:style-name="ce335" table:content-validation-name="val22"/>
          <table:table-cell table:style-name="ce337" table:content-validation-name="val23"/>
          <table:table-cell table:content-validation-name="val1"/>
          <table:table-cell table:style-name="ce352" table:number-columns-repeated="2"/>
          <table:table-cell table:style-name="ce354" table:number-columns-repeated="8"/>
          <table:table-cell table:number-columns-repeated="866"/>
        </table:table-row>
        <table:table-row table:style-name="ro2" table:number-rows-repeated="40">
          <table:table-cell table:number-columns-repeated="3"/>
          <table:table-cell table:style-name="ce285" table:content-validation-name="val6"/>
          <table:table-cell table:style-name="ce288" table:content-validation-name="val7"/>
          <table:table-cell table:style-name="ce303" table:content-validation-name="val8"/>
          <table:table-cell table:style-name="ce305" table:content-validation-name="val9"/>
          <table:table-cell table:style-name="ce307" table:content-validation-name="val10"/>
          <table:table-cell table:style-name="ce309" table:content-validation-name="val11"/>
          <table:table-cell table:style-name="ce311" table:content-validation-name="val12"/>
          <table:table-cell table:style-name="ce314" table:content-validation-name="val13"/>
          <table:table-cell table:style-name="ce316" table:content-validation-name="val14"/>
          <table:table-cell table:style-name="ce318" table:content-validation-name="val15"/>
          <table:table-cell table:style-name="ce321" table:content-validation-name="val16"/>
          <table:table-cell table:style-name="ce324" table:content-validation-name="val17"/>
          <table:table-cell table:style-name="ce327" table:content-validation-name="val18"/>
          <table:table-cell table:style-name="ce329" table:content-validation-name="val19"/>
          <table:table-cell table:style-name="ce331" table:content-validation-name="val20"/>
          <table:table-cell table:style-name="ce333" table:content-validation-name="val21"/>
          <table:table-cell table:style-name="ce335" table:content-validation-name="val22"/>
          <table:table-cell table:style-name="ce337" table:content-validation-name="val23"/>
          <table:table-cell table:style-name="Default" table:content-validation-name="val1"/>
          <table:table-cell table:style-name="ce352" table:number-columns-repeated="2"/>
          <table:table-cell table:style-name="ce354" table:number-columns-repeated="8"/>
          <table:table-cell table:number-columns-repeated="866"/>
        </table:table-row>
        <table:table-row table:style-name="ro2" table:number-rows-repeated="13">
          <table:table-cell table:number-columns-repeated="3"/>
          <table:table-cell table:style-name="ce285" table:content-validation-name="val6"/>
          <table:table-cell table:style-name="ce288" table:content-validation-name="val7"/>
          <table:table-cell table:style-name="ce303" table:content-validation-name="val8"/>
          <table:table-cell table:style-name="ce305" table:content-validation-name="val9"/>
          <table:table-cell table:style-name="ce307" table:content-validation-name="val10"/>
          <table:table-cell table:style-name="ce309" table:content-validation-name="val11"/>
          <table:table-cell table:style-name="ce311" table:content-validation-name="val12"/>
          <table:table-cell table:style-name="ce314" table:content-validation-name="val13"/>
          <table:table-cell table:style-name="ce316" table:content-validation-name="val14"/>
          <table:table-cell table:style-name="ce318" table:content-validation-name="val15"/>
          <table:table-cell table:style-name="ce321" table:content-validation-name="val16"/>
          <table:table-cell table:style-name="ce324" table:content-validation-name="val17"/>
          <table:table-cell table:style-name="ce327" table:content-validation-name="val18"/>
          <table:table-cell table:style-name="ce329" table:content-validation-name="val19"/>
          <table:table-cell table:style-name="ce331" table:content-validation-name="val20"/>
          <table:table-cell table:style-name="ce333" table:content-validation-name="val21"/>
          <table:table-cell table:style-name="ce335" table:content-validation-name="val22"/>
          <table:table-cell table:style-name="ce337" table:content-validation-name="val23"/>
          <table:table-cell table:style-name="ce344" table:content-validation-name="val1"/>
          <table:table-cell table:style-name="ce352" table:number-columns-repeated="2"/>
          <table:table-cell table:style-name="ce354" table:number-columns-repeated="8"/>
          <table:table-cell table:number-columns-repeated="866"/>
        </table:table-row>
        <table:table-row table:style-name="ro2" table:number-rows-repeated="4">
          <table:table-cell table:number-columns-repeated="3"/>
          <table:table-cell table:style-name="ce285" table:content-validation-name="val6"/>
          <table:table-cell table:style-name="ce288" table:content-validation-name="val7"/>
          <table:table-cell table:style-name="ce303" table:content-validation-name="val8"/>
          <table:table-cell table:style-name="ce305" table:content-validation-name="val9"/>
          <table:table-cell table:style-name="ce307" table:content-validation-name="val10"/>
          <table:table-cell table:style-name="ce309" table:content-validation-name="val11"/>
          <table:table-cell table:style-name="ce311" table:content-validation-name="val12"/>
          <table:table-cell table:style-name="ce314" table:content-validation-name="val13"/>
          <table:table-cell table:style-name="ce316" table:content-validation-name="val14"/>
          <table:table-cell table:style-name="ce318" table:content-validation-name="val15"/>
          <table:table-cell table:style-name="ce321" table:content-validation-name="val16"/>
          <table:table-cell table:style-name="ce324" table:content-validation-name="val17"/>
          <table:table-cell table:style-name="ce327" table:content-validation-name="val18"/>
          <table:table-cell table:style-name="ce329" table:content-validation-name="val19"/>
          <table:table-cell table:style-name="ce331" table:content-validation-name="val20"/>
          <table:table-cell table:style-name="ce333" table:content-validation-name="val21"/>
          <table:table-cell table:style-name="ce335" table:content-validation-name="val22"/>
          <table:table-cell table:style-name="ce337" table:content-validation-name="val23"/>
          <table:table-cell table:style-name="ce339" table:content-validation-name="val1"/>
          <table:table-cell table:style-name="ce352" table:number-columns-repeated="2"/>
          <table:table-cell table:style-name="ce354" table:number-columns-repeated="8"/>
          <table:table-cell table:number-columns-repeated="866"/>
        </table:table-row>
        <table:table-row table:style-name="ro2" table:number-rows-repeated="44">
          <table:table-cell table:number-columns-repeated="3"/>
          <table:table-cell table:style-name="ce285" table:content-validation-name="val6"/>
          <table:table-cell table:style-name="ce288" table:content-validation-name="val7"/>
          <table:table-cell table:style-name="ce303" table:content-validation-name="val8"/>
          <table:table-cell table:style-name="ce305" table:content-validation-name="val9"/>
          <table:table-cell table:style-name="ce307" table:content-validation-name="val10"/>
          <table:table-cell table:style-name="ce309" table:content-validation-name="val11"/>
          <table:table-cell table:style-name="ce311" table:content-validation-name="val12"/>
          <table:table-cell table:style-name="ce314" table:content-validation-name="val13"/>
          <table:table-cell table:style-name="ce316" table:content-validation-name="val14"/>
          <table:table-cell table:style-name="ce318" table:content-validation-name="val15"/>
          <table:table-cell table:style-name="ce321" table:content-validation-name="val16"/>
          <table:table-cell table:style-name="ce324" table:content-validation-name="val17"/>
          <table:table-cell table:style-name="ce327" table:content-validation-name="val18"/>
          <table:table-cell table:style-name="ce329" table:content-validation-name="val19"/>
          <table:table-cell table:style-name="ce331" table:content-validation-name="val20"/>
          <table:table-cell table:style-name="ce333" table:content-validation-name="val21"/>
          <table:table-cell table:style-name="ce335" table:content-validation-name="val22"/>
          <table:table-cell table:style-name="ce337" table:content-validation-name="val23"/>
          <table:table-cell table:style-name="ce344" table:content-validation-name="val1"/>
          <table:table-cell table:style-name="ce352" table:number-columns-repeated="2"/>
          <table:table-cell table:style-name="ce354" table:number-columns-repeated="8"/>
          <table:table-cell table:number-columns-repeated="866"/>
        </table:table-row>
        <table:table-row table:style-name="ro2" table:number-rows-repeated="2000">
          <table:table-cell table:number-columns-repeated="3"/>
          <table:table-cell table:style-name="ce285" table:content-validation-name="val6"/>
          <table:table-cell table:style-name="ce288" table:content-validation-name="val7"/>
          <table:table-cell table:style-name="ce303" table:content-validation-name="val8"/>
          <table:table-cell table:style-name="ce305" table:content-validation-name="val9"/>
          <table:table-cell table:style-name="ce307" table:content-validation-name="val10"/>
          <table:table-cell table:style-name="ce309" table:content-validation-name="val11"/>
          <table:table-cell table:style-name="ce311" table:content-validation-name="val12"/>
          <table:table-cell table:style-name="ce314" table:content-validation-name="val13"/>
          <table:table-cell table:style-name="ce316" table:content-validation-name="val14"/>
          <table:table-cell table:style-name="ce318" table:content-validation-name="val15"/>
          <table:table-cell table:style-name="ce321" table:content-validation-name="val16"/>
          <table:table-cell table:style-name="ce324" table:content-validation-name="val17"/>
          <table:table-cell table:style-name="ce327" table:content-validation-name="val18"/>
          <table:table-cell table:style-name="ce329" table:content-validation-name="val19"/>
          <table:table-cell table:style-name="ce331" table:content-validation-name="val20"/>
          <table:table-cell table:style-name="ce333" table:content-validation-name="val21"/>
          <table:table-cell table:style-name="ce335" table:content-validation-name="val22"/>
          <table:table-cell table:style-name="ce337" table:content-validation-name="val23"/>
          <table:table-cell table:style-name="ce339" table:content-validation-name="val1"/>
          <table:table-cell table:style-name="ce352" table:number-columns-repeated="2"/>
          <table:table-cell table:style-name="ce354" table:number-columns-repeated="8"/>
          <table:table-cell table:number-columns-repeated="866"/>
        </table:table-row>
        <table:table-row table:style-name="ro2" table:number-rows-repeated="1046355">
          <table:table-cell table:number-columns-repeated="3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content-validation-name="val13"/>
          <table:table-cell table:content-validation-name="val14"/>
          <table:table-cell table:content-validation-name="val15"/>
          <table:table-cell table:content-validation-name="val16"/>
          <table:table-cell table:content-validation-name="val17"/>
          <table:table-cell table:content-validation-name="val18"/>
          <table:table-cell table:content-validation-name="val19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1"/>
          <table:table-cell table:number-columns-repeated="876"/>
        </table:table-row>
        <table:table-row table:style-name="ro2">
          <table:table-cell table:number-columns-repeated="3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content-validation-name="val13"/>
          <table:table-cell table:content-validation-name="val14"/>
          <table:table-cell table:content-validation-name="val15"/>
          <table:table-cell table:content-validation-name="val16"/>
          <table:table-cell table:content-validation-name="val17"/>
          <table:table-cell table:content-validation-name="val18"/>
          <table:table-cell table:content-validation-name="val19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1"/>
          <table:table-cell table:number-columns-repeated="876"/>
        </table:table-row>
        <calcext:conditional-formats>
          <calcext:conditional-format calcext:target-range-address="'Details (Old)'.Y2:'Details (Old)'.AF66 'Details (Old)'.Y99:'Details (Old)'.AF2220 'Details (Old)'.G2:'Details (Old)'.R23 'Details (Old)'.G99:'Details (Old)'.R2220 'Details (Old)'.G24:'Details (Old)'.I24 'Details (Old)'.N24:'Details (Old)'.R24 'Details (Old)'.K24:'Details (Old)'.L24 'Details (Old)'.G25:'Details (Old)'.R66">
            <calcext:condition calcext:apply-style-name="Red bg" calcext:value="=&quot;Cancels&quot;" calcext:base-cell-address="'Modifier List (Old)'.G2"/>
            <calcext:condition calcext:apply-style-name="Light orange bg" calcext:value="=&quot;Follows&quot;" calcext:base-cell-address="'Modifier List (Old)'.G2"/>
            <calcext:condition calcext:apply-style-name="Yellow bg" calcext:value="=&quot;Buffers&quot;" calcext:base-cell-address="'Modifier List (Old)'.G2"/>
            <calcext:condition calcext:apply-style-name="Light blue bg" calcext:value="=&quot;Mutual&quot;" calcext:base-cell-address="'Modifier List (Old)'.G2"/>
            <calcext:condition calcext:apply-style-name="Green bg" calcext:value="=&quot;Special&quot;" calcext:base-cell-address="'Modifier List (Old)'.G2"/>
            <calcext:condition calcext:apply-style-name="Blue bg" calcext:value="=&quot;Prereq&quot;" calcext:base-cell-address="'Modifier List (Old)'.G2"/>
            <calcext:condition calcext:apply-style-name="Light gray bg" calcext:value="=&quot;Impossible?&quot;" calcext:base-cell-address="'Modifier List (Old)'.G2"/>
            <calcext:condition calcext:apply-style-name="Dark gray bg" calcext:value="=&quot;§§§&quot;" calcext:base-cell-address="'Modifier List (Old)'.G2"/>
            <calcext:condition calcext:apply-style-name="Dark gray bg" calcext:value="contains-text(&quot;!!&quot;)" calcext:base-cell-address="'Modifier List (Old)'.G2"/>
            <calcext:condition calcext:apply-style-name="Purple bg" calcext:value="=&quot;???&quot;" calcext:base-cell-address="'Modifier List (Old)'.G2"/>
            <calcext:condition calcext:apply-style-name="Light gray bg" calcext:value="=&quot;No effect&quot;" calcext:base-cell-address="'Modifier List (Old)'.G2"/>
          </calcext:conditional-format>
          <calcext:conditional-format calcext:target-range-address="'Details (Old)'.J24:'Details (Old)'.J24">
            <calcext:condition calcext:apply-style-name="Red bg" calcext:value="=&quot;Cancels&quot;" calcext:base-cell-address="'Modifier List (Old)'.J24"/>
            <calcext:condition calcext:apply-style-name="Light orange bg" calcext:value="=&quot;Follows&quot;" calcext:base-cell-address="'Modifier List (Old)'.J24"/>
            <calcext:condition calcext:apply-style-name="Yellow bg" calcext:value="=&quot;Buffers&quot;" calcext:base-cell-address="'Modifier List (Old)'.J24"/>
            <calcext:condition calcext:apply-style-name="Light blue bg" calcext:value="=&quot;Mutual&quot;" calcext:base-cell-address="'Modifier List (Old)'.J24"/>
            <calcext:condition calcext:apply-style-name="Green bg" calcext:value="=&quot;Special&quot;" calcext:base-cell-address="'Modifier List (Old)'.J24"/>
            <calcext:condition calcext:apply-style-name="Blue bg" calcext:value="=&quot;Prereq&quot;" calcext:base-cell-address="'Modifier List (Old)'.J24"/>
            <calcext:condition calcext:apply-style-name="Light gray bg" calcext:value="=&quot;Impossible?&quot;" calcext:base-cell-address="'Modifier List (Old)'.J24"/>
            <calcext:condition calcext:apply-style-name="Dark gray bg" calcext:value="=&quot;§§§&quot;" calcext:base-cell-address="'Modifier List (Old)'.J24"/>
            <calcext:condition calcext:apply-style-name="Dark gray bg" calcext:value="contains-text(&quot;!!&quot;)" calcext:base-cell-address="'Modifier List (Old)'.J24"/>
            <calcext:condition calcext:apply-style-name="Purple bg" calcext:value="=&quot;???&quot;" calcext:base-cell-address="'Modifier List (Old)'.J24"/>
            <calcext:condition calcext:apply-style-name="Light gray bg" calcext:value="=&quot;No effect&quot;" calcext:base-cell-address="'Modifier List (Old)'.J24"/>
          </calcext:conditional-format>
          <calcext:conditional-format calcext:target-range-address="'Details (Old)'.M24:'Details (Old)'.M24">
            <calcext:condition calcext:apply-style-name="Red bg" calcext:value="=&quot;Cancels&quot;" calcext:base-cell-address="'Modifier List (Old)'.M24"/>
            <calcext:condition calcext:apply-style-name="Light orange bg" calcext:value="=&quot;Follows&quot;" calcext:base-cell-address="'Modifier List (Old)'.M24"/>
            <calcext:condition calcext:apply-style-name="Yellow bg" calcext:value="=&quot;Buffers&quot;" calcext:base-cell-address="'Modifier List (Old)'.M24"/>
            <calcext:condition calcext:apply-style-name="Light blue bg" calcext:value="=&quot;Mutual&quot;" calcext:base-cell-address="'Modifier List (Old)'.M24"/>
            <calcext:condition calcext:apply-style-name="Green bg" calcext:value="=&quot;Special&quot;" calcext:base-cell-address="'Modifier List (Old)'.M24"/>
            <calcext:condition calcext:apply-style-name="Blue bg" calcext:value="=&quot;Prereq&quot;" calcext:base-cell-address="'Modifier List (Old)'.M24"/>
            <calcext:condition calcext:apply-style-name="Light gray bg" calcext:value="=&quot;Impossible?&quot;" calcext:base-cell-address="'Modifier List (Old)'.M24"/>
            <calcext:condition calcext:apply-style-name="Dark gray bg" calcext:value="=&quot;§§§&quot;" calcext:base-cell-address="'Modifier List (Old)'.M24"/>
            <calcext:condition calcext:apply-style-name="Dark gray bg" calcext:value="contains-text(&quot;!!&quot;)" calcext:base-cell-address="'Modifier List (Old)'.M24"/>
            <calcext:condition calcext:apply-style-name="Purple bg" calcext:value="=&quot;???&quot;" calcext:base-cell-address="'Modifier List (Old)'.M24"/>
            <calcext:condition calcext:apply-style-name="Light gray bg" calcext:value="=&quot;No effect&quot;" calcext:base-cell-address="'Modifier List (Old)'.M24"/>
          </calcext:conditional-format>
          <calcext:conditional-format calcext:target-range-address="'Details (Old)'.D2:'Details (Old)'.F15 'Details (Old)'.E99:'Details (Old)'.F2220 'Details (Old)'.D16:'Details (Old)'.D34 'Details (Old)'.F16:'Details (Old)'.F17 'Details (Old)'.D100:'Details (Old)'.D2220 'Details (Old)'.E18:'Details (Old)'.F66">
            <calcext:condition calcext:apply-style-name="Red bg" calcext:value="=&quot;Cancels&quot;" calcext:base-cell-address="'Modifier List (Old)'.D2"/>
            <calcext:condition calcext:apply-style-name="Light orange bg" calcext:value="=&quot;Follows&quot;" calcext:base-cell-address="'Modifier List (Old)'.D2"/>
            <calcext:condition calcext:apply-style-name="Yellow bg" calcext:value="=&quot;Buffers&quot;" calcext:base-cell-address="'Modifier List (Old)'.D2"/>
            <calcext:condition calcext:apply-style-name="Light blue bg" calcext:value="=&quot;Mutual&quot;" calcext:base-cell-address="'Modifier List (Old)'.D2"/>
            <calcext:condition calcext:apply-style-name="Green bg" calcext:value="=&quot;Special&quot;" calcext:base-cell-address="'Modifier List (Old)'.D2"/>
            <calcext:condition calcext:apply-style-name="Blue bg" calcext:value="=&quot;Prereq&quot;" calcext:base-cell-address="'Modifier List (Old)'.D2"/>
            <calcext:condition calcext:apply-style-name="Light gray bg" calcext:value="=&quot;Impossible?&quot;" calcext:base-cell-address="'Modifier List (Old)'.D2"/>
            <calcext:condition calcext:apply-style-name="Dark gray bg" calcext:value="=&quot;§§§&quot;" calcext:base-cell-address="'Modifier List (Old)'.D2"/>
            <calcext:condition calcext:apply-style-name="Dark gray bg" calcext:value="contains-text(&quot;!!&quot;)" calcext:base-cell-address="'Modifier List (Old)'.D2"/>
            <calcext:condition calcext:apply-style-name="Purple bg" calcext:value="=&quot;???&quot;" calcext:base-cell-address="'Modifier List (Old)'.D2"/>
            <calcext:condition calcext:apply-style-name="Light gray bg" calcext:value="=&quot;No effect&quot;" calcext:base-cell-address="'Modifier List (Old)'.D2"/>
          </calcext:conditional-format>
          <calcext:conditional-format calcext:target-range-address="'Details (Old)'.S2:'Details (Old)'.X3 'Details (Old)'.S160:'Details (Old)'.X2220 'Details (Old)'.S110:'Details (Old)'.U159 'Details (Old)'.W110:'Details (Old)'.X159 'Details (Old)'.S99:'Details (Old)'.X109 'Details (Old)'.W4:'Details (Old)'.X34 'Details (Old)'.S4:'Details (Old)'.U34 'Details (Old)'.S35:'Details (Old)'.X66">
            <calcext:condition calcext:apply-style-name="Red bg" calcext:value="=&quot;Cancels&quot;" calcext:base-cell-address="'Modifier List (Old)'.S2"/>
            <calcext:condition calcext:apply-style-name="Light orange bg" calcext:value="=&quot;Follows&quot;" calcext:base-cell-address="'Modifier List (Old)'.S2"/>
            <calcext:condition calcext:apply-style-name="Yellow bg" calcext:value="=&quot;Buffers&quot;" calcext:base-cell-address="'Modifier List (Old)'.S2"/>
            <calcext:condition calcext:apply-style-name="Light blue bg" calcext:value="=&quot;Mutual&quot;" calcext:base-cell-address="'Modifier List (Old)'.S2"/>
            <calcext:condition calcext:apply-style-name="Green bg" calcext:value="=&quot;Special&quot;" calcext:base-cell-address="'Modifier List (Old)'.S2"/>
            <calcext:condition calcext:apply-style-name="Blue bg" calcext:value="=&quot;Prereq&quot;" calcext:base-cell-address="'Modifier List (Old)'.S2"/>
            <calcext:condition calcext:apply-style-name="Light gray bg" calcext:value="=&quot;Impossible?&quot;" calcext:base-cell-address="'Modifier List (Old)'.S2"/>
            <calcext:condition calcext:apply-style-name="Dark gray bg" calcext:value="=&quot;§§§&quot;" calcext:base-cell-address="'Modifier List (Old)'.S2"/>
            <calcext:condition calcext:apply-style-name="Dark gray bg" calcext:value="contains-text(&quot;!!&quot;)" calcext:base-cell-address="'Modifier List (Old)'.S2"/>
            <calcext:condition calcext:apply-style-name="Purple bg" calcext:value="=&quot;???&quot;" calcext:base-cell-address="'Modifier List (Old)'.S2"/>
            <calcext:condition calcext:apply-style-name="Light gray bg" calcext:value="=&quot;No effect&quot;" calcext:base-cell-address="'Modifier List (Old)'.S2"/>
          </calcext:conditional-format>
          <calcext:conditional-format calcext:target-range-address="'Details (Old)'.V33:'Details (Old)'.V34 'Details (Old)'.V4:'Details (Old)'.V20 'Details (Old)'.V22:'Details (Old)'.V28">
            <calcext:condition calcext:apply-style-name="Red bg" calcext:value="=&quot;Cancels&quot;" calcext:base-cell-address="'Modifier List (Old)'.V4"/>
            <calcext:condition calcext:apply-style-name="Light orange bg" calcext:value="=&quot;Follows&quot;" calcext:base-cell-address="'Modifier List (Old)'.V4"/>
            <calcext:condition calcext:apply-style-name="Yellow bg" calcext:value="=&quot;Buffers&quot;" calcext:base-cell-address="'Modifier List (Old)'.V4"/>
            <calcext:condition calcext:apply-style-name="Light blue bg" calcext:value="=&quot;Mutual&quot;" calcext:base-cell-address="'Modifier List (Old)'.V4"/>
            <calcext:condition calcext:apply-style-name="Green bg" calcext:value="=&quot;Special&quot;" calcext:base-cell-address="'Modifier List (Old)'.V4"/>
            <calcext:condition calcext:apply-style-name="Blue bg" calcext:value="=&quot;Prereq&quot;" calcext:base-cell-address="'Modifier List (Old)'.V4"/>
            <calcext:condition calcext:apply-style-name="Light gray bg" calcext:value="=&quot;Impossible?&quot;" calcext:base-cell-address="'Modifier List (Old)'.V4"/>
            <calcext:condition calcext:apply-style-name="Dark gray bg" calcext:value="=&quot;§§§&quot;" calcext:base-cell-address="'Modifier List (Old)'.V4"/>
            <calcext:condition calcext:apply-style-name="Dark gray bg" calcext:value="contains-text(&quot;!!&quot;)" calcext:base-cell-address="'Modifier List (Old)'.V4"/>
            <calcext:condition calcext:apply-style-name="Purple bg" calcext:value="=&quot;???&quot;" calcext:base-cell-address="'Modifier List (Old)'.V4"/>
            <calcext:condition calcext:apply-style-name="Light gray bg" calcext:value="=&quot;No effect&quot;" calcext:base-cell-address="'Modifier List (Old)'.V4"/>
          </calcext:conditional-format>
          <calcext:conditional-format calcext:target-range-address="'Details (Old)'.E16:'Details (Old)'.E16">
            <calcext:condition calcext:apply-style-name="Red bg" calcext:value="=&quot;Cancels&quot;" calcext:base-cell-address="'Modifier List (Old)'.E16"/>
            <calcext:condition calcext:apply-style-name="Light orange bg" calcext:value="=&quot;Follows&quot;" calcext:base-cell-address="'Modifier List (Old)'.E16"/>
            <calcext:condition calcext:apply-style-name="Yellow bg" calcext:value="=&quot;Buffers&quot;" calcext:base-cell-address="'Modifier List (Old)'.E16"/>
            <calcext:condition calcext:apply-style-name="Light blue bg" calcext:value="=&quot;Mutual&quot;" calcext:base-cell-address="'Modifier List (Old)'.E16"/>
            <calcext:condition calcext:apply-style-name="Green bg" calcext:value="=&quot;Special&quot;" calcext:base-cell-address="'Modifier List (Old)'.E16"/>
            <calcext:condition calcext:apply-style-name="Blue bg" calcext:value="=&quot;Prereq&quot;" calcext:base-cell-address="'Modifier List (Old)'.E16"/>
            <calcext:condition calcext:apply-style-name="Light gray bg" calcext:value="=&quot;Impossible?&quot;" calcext:base-cell-address="'Modifier List (Old)'.E16"/>
            <calcext:condition calcext:apply-style-name="Dark gray bg" calcext:value="=&quot;§§§&quot;" calcext:base-cell-address="'Modifier List (Old)'.E16"/>
            <calcext:condition calcext:apply-style-name="Dark gray bg" calcext:value="contains-text(&quot;!!&quot;)" calcext:base-cell-address="'Modifier List (Old)'.E16"/>
            <calcext:condition calcext:apply-style-name="Purple bg" calcext:value="=&quot;???&quot;" calcext:base-cell-address="'Modifier List (Old)'.E16"/>
            <calcext:condition calcext:apply-style-name="Light gray bg" calcext:value="=&quot;No effect&quot;" calcext:base-cell-address="'Modifier List (Old)'.E16"/>
          </calcext:conditional-format>
          <calcext:conditional-format calcext:target-range-address="'Details (Old)'.E17:'Details (Old)'.E17">
            <calcext:condition calcext:apply-style-name="Red bg" calcext:value="=&quot;Cancels&quot;" calcext:base-cell-address="'Modifier List (Old)'.E17"/>
            <calcext:condition calcext:apply-style-name="Light orange bg" calcext:value="=&quot;Follows&quot;" calcext:base-cell-address="'Modifier List (Old)'.E17"/>
            <calcext:condition calcext:apply-style-name="Yellow bg" calcext:value="=&quot;Buffers&quot;" calcext:base-cell-address="'Modifier List (Old)'.E17"/>
            <calcext:condition calcext:apply-style-name="Light blue bg" calcext:value="=&quot;Mutual&quot;" calcext:base-cell-address="'Modifier List (Old)'.E17"/>
            <calcext:condition calcext:apply-style-name="Green bg" calcext:value="=&quot;Special&quot;" calcext:base-cell-address="'Modifier List (Old)'.E17"/>
            <calcext:condition calcext:apply-style-name="Blue bg" calcext:value="=&quot;Prereq&quot;" calcext:base-cell-address="'Modifier List (Old)'.E17"/>
            <calcext:condition calcext:apply-style-name="Light gray bg" calcext:value="=&quot;Impossible?&quot;" calcext:base-cell-address="'Modifier List (Old)'.E17"/>
            <calcext:condition calcext:apply-style-name="Dark gray bg" calcext:value="=&quot;§§§&quot;" calcext:base-cell-address="'Modifier List (Old)'.E17"/>
            <calcext:condition calcext:apply-style-name="Dark gray bg" calcext:value="contains-text(&quot;!!&quot;)" calcext:base-cell-address="'Modifier List (Old)'.E17"/>
            <calcext:condition calcext:apply-style-name="Purple bg" calcext:value="=&quot;???&quot;" calcext:base-cell-address="'Modifier List (Old)'.E17"/>
            <calcext:condition calcext:apply-style-name="Light gray bg" calcext:value="=&quot;No effect&quot;" calcext:base-cell-address="'Modifier List (Old)'.E17"/>
          </calcext:conditional-format>
          <calcext:conditional-format calcext:target-range-address="'Details (Old)'.D99:'Details (Old)'.D99 'Details (Old)'.D35:'Details (Old)'.D66">
            <calcext:condition calcext:apply-style-name="Red bg" calcext:value="=&quot;Cancels&quot;" calcext:base-cell-address="'Modifier List (Old)'.D35"/>
            <calcext:condition calcext:apply-style-name="Light orange bg" calcext:value="=&quot;Follows&quot;" calcext:base-cell-address="'Modifier List (Old)'.D35"/>
            <calcext:condition calcext:apply-style-name="Yellow bg" calcext:value="=&quot;Buffers&quot;" calcext:base-cell-address="'Modifier List (Old)'.D35"/>
            <calcext:condition calcext:apply-style-name="Light blue bg" calcext:value="=&quot;Mutual&quot;" calcext:base-cell-address="'Modifier List (Old)'.D35"/>
            <calcext:condition calcext:apply-style-name="Green bg" calcext:value="=&quot;Special&quot;" calcext:base-cell-address="'Modifier List (Old)'.D35"/>
            <calcext:condition calcext:apply-style-name="Blue bg" calcext:value="=&quot;Prereq&quot;" calcext:base-cell-address="'Modifier List (Old)'.D35"/>
            <calcext:condition calcext:apply-style-name="Light gray bg" calcext:value="=&quot;Impossible?&quot;" calcext:base-cell-address="'Modifier List (Old)'.D35"/>
            <calcext:condition calcext:apply-style-name="Dark gray bg" calcext:value="=&quot;§§§&quot;" calcext:base-cell-address="'Modifier List (Old)'.D35"/>
            <calcext:condition calcext:apply-style-name="Dark gray bg" calcext:value="contains-text(&quot;!!&quot;)" calcext:base-cell-address="'Modifier List (Old)'.D35"/>
            <calcext:condition calcext:apply-style-name="Purple bg" calcext:value="=&quot;???&quot;" calcext:base-cell-address="'Modifier List (Old)'.D35"/>
            <calcext:condition calcext:apply-style-name="Light gray bg" calcext:value="=&quot;No effect&quot;" calcext:base-cell-address="'Modifier List (Old)'.D35"/>
          </calcext:conditional-format>
          <calcext:conditional-format calcext:target-range-address="'Details (Old)'.Y67:'Details (Old)'.AF98 'Details (Old)'.G67:'Details (Old)'.R98">
            <calcext:condition calcext:apply-style-name="Red bg" calcext:value="=&quot;Cancels&quot;" calcext:base-cell-address="'Modifier List (Old)'.G67"/>
            <calcext:condition calcext:apply-style-name="Light orange bg" calcext:value="=&quot;Follows&quot;" calcext:base-cell-address="'Modifier List (Old)'.G67"/>
            <calcext:condition calcext:apply-style-name="Yellow bg" calcext:value="=&quot;Buffers&quot;" calcext:base-cell-address="'Modifier List (Old)'.G67"/>
            <calcext:condition calcext:apply-style-name="Light blue bg" calcext:value="=&quot;Mutual&quot;" calcext:base-cell-address="'Modifier List (Old)'.G67"/>
            <calcext:condition calcext:apply-style-name="Green bg" calcext:value="=&quot;Special&quot;" calcext:base-cell-address="'Modifier List (Old)'.G67"/>
            <calcext:condition calcext:apply-style-name="Blue bg" calcext:value="=&quot;Prereq&quot;" calcext:base-cell-address="'Modifier List (Old)'.G67"/>
            <calcext:condition calcext:apply-style-name="Light gray bg" calcext:value="=&quot;Impossible?&quot;" calcext:base-cell-address="'Modifier List (Old)'.G67"/>
            <calcext:condition calcext:apply-style-name="Dark gray bg" calcext:value="=&quot;§§§&quot;" calcext:base-cell-address="'Modifier List (Old)'.G67"/>
            <calcext:condition calcext:apply-style-name="Dark gray bg" calcext:value="contains-text(&quot;!!&quot;)" calcext:base-cell-address="'Modifier List (Old)'.G67"/>
            <calcext:condition calcext:apply-style-name="Purple bg" calcext:value="=&quot;???&quot;" calcext:base-cell-address="'Modifier List (Old)'.G67"/>
            <calcext:condition calcext:apply-style-name="Light gray bg" calcext:value="=&quot;No effect&quot;" calcext:base-cell-address="'Modifier List (Old)'.G67"/>
          </calcext:conditional-format>
          <calcext:conditional-format calcext:target-range-address="'Details (Old)'.D67:'Details (Old)'.F98">
            <calcext:condition calcext:apply-style-name="Red bg" calcext:value="=&quot;Cancels&quot;" calcext:base-cell-address="'Modifier List (Old)'.D67"/>
            <calcext:condition calcext:apply-style-name="Light orange bg" calcext:value="=&quot;Follows&quot;" calcext:base-cell-address="'Modifier List (Old)'.D67"/>
            <calcext:condition calcext:apply-style-name="Yellow bg" calcext:value="=&quot;Buffers&quot;" calcext:base-cell-address="'Modifier List (Old)'.D67"/>
            <calcext:condition calcext:apply-style-name="Light blue bg" calcext:value="=&quot;Mutual&quot;" calcext:base-cell-address="'Modifier List (Old)'.D67"/>
            <calcext:condition calcext:apply-style-name="Green bg" calcext:value="=&quot;Special&quot;" calcext:base-cell-address="'Modifier List (Old)'.D67"/>
            <calcext:condition calcext:apply-style-name="Blue bg" calcext:value="=&quot;Prereq&quot;" calcext:base-cell-address="'Modifier List (Old)'.D67"/>
            <calcext:condition calcext:apply-style-name="Light gray bg" calcext:value="=&quot;Impossible?&quot;" calcext:base-cell-address="'Modifier List (Old)'.D67"/>
            <calcext:condition calcext:apply-style-name="Dark gray bg" calcext:value="=&quot;§§§&quot;" calcext:base-cell-address="'Modifier List (Old)'.D67"/>
            <calcext:condition calcext:apply-style-name="Dark gray bg" calcext:value="contains-text(&quot;!!&quot;)" calcext:base-cell-address="'Modifier List (Old)'.D67"/>
            <calcext:condition calcext:apply-style-name="Purple bg" calcext:value="=&quot;???&quot;" calcext:base-cell-address="'Modifier List (Old)'.D67"/>
            <calcext:condition calcext:apply-style-name="Light gray bg" calcext:value="=&quot;No effect&quot;" calcext:base-cell-address="'Modifier List (Old)'.D67"/>
          </calcext:conditional-format>
          <calcext:conditional-format calcext:target-range-address="'Details (Old)'.S86:'Details (Old)'.X98 'Details (Old)'.W67:'Details (Old)'.X85 'Details (Old)'.S67:'Details (Old)'.U85">
            <calcext:condition calcext:apply-style-name="Red bg" calcext:value="=&quot;Cancels&quot;" calcext:base-cell-address="'Modifier List (Old)'.S67"/>
            <calcext:condition calcext:apply-style-name="Light orange bg" calcext:value="=&quot;Follows&quot;" calcext:base-cell-address="'Modifier List (Old)'.S67"/>
            <calcext:condition calcext:apply-style-name="Yellow bg" calcext:value="=&quot;Buffers&quot;" calcext:base-cell-address="'Modifier List (Old)'.S67"/>
            <calcext:condition calcext:apply-style-name="Light blue bg" calcext:value="=&quot;Mutual&quot;" calcext:base-cell-address="'Modifier List (Old)'.S67"/>
            <calcext:condition calcext:apply-style-name="Green bg" calcext:value="=&quot;Special&quot;" calcext:base-cell-address="'Modifier List (Old)'.S67"/>
            <calcext:condition calcext:apply-style-name="Blue bg" calcext:value="=&quot;Prereq&quot;" calcext:base-cell-address="'Modifier List (Old)'.S67"/>
            <calcext:condition calcext:apply-style-name="Light gray bg" calcext:value="=&quot;Impossible?&quot;" calcext:base-cell-address="'Modifier List (Old)'.S67"/>
            <calcext:condition calcext:apply-style-name="Dark gray bg" calcext:value="=&quot;§§§&quot;" calcext:base-cell-address="'Modifier List (Old)'.S67"/>
            <calcext:condition calcext:apply-style-name="Dark gray bg" calcext:value="contains-text(&quot;!!&quot;)" calcext:base-cell-address="'Modifier List (Old)'.S67"/>
            <calcext:condition calcext:apply-style-name="Purple bg" calcext:value="=&quot;???&quot;" calcext:base-cell-address="'Modifier List (Old)'.S67"/>
            <calcext:condition calcext:apply-style-name="Light gray bg" calcext:value="=&quot;No effect&quot;" calcext:base-cell-address="'Modifier List (Old)'.S67"/>
          </calcext:conditional-format>
          <calcext:conditional-format calcext:target-range-address="'Details (Old)'.V67:'Details (Old)'.V96">
            <calcext:condition calcext:apply-style-name="Red bg" calcext:value="=&quot;Cancels&quot;" calcext:base-cell-address="'Modifier List (Old)'.V67"/>
            <calcext:condition calcext:apply-style-name="Light orange bg" calcext:value="=&quot;Follows&quot;" calcext:base-cell-address="'Modifier List (Old)'.V67"/>
            <calcext:condition calcext:apply-style-name="Yellow bg" calcext:value="=&quot;Buffers&quot;" calcext:base-cell-address="'Modifier List (Old)'.V67"/>
            <calcext:condition calcext:apply-style-name="Light blue bg" calcext:value="=&quot;Mutual&quot;" calcext:base-cell-address="'Modifier List (Old)'.V67"/>
            <calcext:condition calcext:apply-style-name="Green bg" calcext:value="=&quot;Special&quot;" calcext:base-cell-address="'Modifier List (Old)'.V67"/>
            <calcext:condition calcext:apply-style-name="Blue bg" calcext:value="=&quot;Prereq&quot;" calcext:base-cell-address="'Modifier List (Old)'.V67"/>
            <calcext:condition calcext:apply-style-name="Light gray bg" calcext:value="=&quot;Impossible?&quot;" calcext:base-cell-address="'Modifier List (Old)'.V67"/>
            <calcext:condition calcext:apply-style-name="Dark gray bg" calcext:value="=&quot;§§§&quot;" calcext:base-cell-address="'Modifier List (Old)'.V67"/>
            <calcext:condition calcext:apply-style-name="Dark gray bg" calcext:value="contains-text(&quot;!!&quot;)" calcext:base-cell-address="'Modifier List (Old)'.V67"/>
            <calcext:condition calcext:apply-style-name="Purple bg" calcext:value="=&quot;???&quot;" calcext:base-cell-address="'Modifier List (Old)'.V67"/>
            <calcext:condition calcext:apply-style-name="Light gray bg" calcext:value="=&quot;No effect&quot;" calcext:base-cell-address="'Modifier List (Old)'.V67"/>
          </calcext:conditional-format>
        </calcext:conditional-formats>
      </table:table>
      <table:table table:name="Modifier List (Old)" table:style-name="ta1">
        <table:table-column table:style-name="co40" table:default-cell-style-name="ce187"/>
        <table:table-column table:style-name="co33" table:default-cell-style-name="ce187"/>
        <table:table-column table:style-name="co14" table:default-cell-style-name="ce187"/>
        <table:table-column table:style-name="co41" table:number-columns-repeated="2" table:default-cell-style-name="ce259"/>
        <table:table-column table:style-name="co42" table:number-columns-repeated="2" table:default-cell-style-name="ce259"/>
        <table:table-column table:style-name="co46" table:default-cell-style-name="ce187"/>
        <table:table-column table:style-name="co11" table:default-cell-style-name="Default"/>
        <table:table-row table:style-name="ro2">
          <table:table-cell table:style-name="ce233" office:value-type="string" calcext:value-type="string">
            <text:p>Short Name</text:p>
          </table:table-cell>
          <table:table-cell table:style-name="ce233" office:value-type="string" calcext:value-type="string">
            <text:p>Full Name</text:p>
          </table:table-cell>
          <table:table-cell table:style-name="ce233" office:value-type="string" calcext:value-type="string">
            <text:p>Color</text:p>
          </table:table-cell>
          <table:table-cell table:style-name="ce234" table:content-validation-name="val1" office:value-type="string" calcext:value-type="string">
            <text:p>OR Group:</text:p>
          </table:table-cell>
          <table:table-cell table:number-columns-repeated="2" table:style-name="ce234" table:content-validation-name="val1" office:value-type="string" calcext:value-type="string">
            <text:p>NAND Group:</text:p>
          </table:table-cell>
          <table:table-cell table:style-name="ce234" table:content-validation-name="val1" office:value-type="string" calcext:value-type="string">
            <text:p>XNOR Group:</text:p>
          </table:table-cell>
          <table:table-cell table:style-name="ce233" office:value-type="string" calcext:value-type="string">
            <text:p>Notes 1</text:p>
          </table:table-cell>
          <table:table-cell table:style-name="ce187" office:value-type="string" calcext:value-type="string">
            <text:p>About rules:</text:p>
          </table:table-cell>
        </table:table-row>
        <table:table-row table:style-name="ro2">
          <table:table-cell office:value-type="string" calcext:value-type="string">
            <text:p>WPN1</text:p>
          </table:table-cell>
          <table:table-cell office:value-type="string" calcext:value-type="string">
            <text:p>Weapon 1 active</text:p>
          </table:table-cell>
          <table:table-cell table:style-name="ce75"/>
          <table:table-cell table:style-name="ce157" table:content-validation-name="val1" office:value-type="float" office:value="1" calcext:value-type="float">
            <text:p>1</text:p>
          </table:table-cell>
          <table:table-cell table:content-validation-name="val1" office:value-type="float" office:value="1" calcext:value-type="float">
            <text:p>1</text:p>
          </table:table-cell>
          <table:table-cell table:content-validation-name="val1" table:number-columns-repeated="2"/>
          <table:table-cell office:value-type="string" calcext:value-type="string">
            <text:p>Weapon 1 equipped.</text:p>
          </table:table-cell>
          <table:table-cell table:style-name="ce159"/>
        </table:table-row>
        <table:table-row table:style-name="ro2">
          <table:table-cell office:value-type="string" calcext:value-type="string">
            <text:p>WPN2</text:p>
          </table:table-cell>
          <table:table-cell office:value-type="string" calcext:value-type="string">
            <text:p>Weapon 2 active</text:p>
          </table:table-cell>
          <table:table-cell table:style-name="ce75"/>
          <table:table-cell table:style-name="ce157" table:content-validation-name="val1" office:value-type="float" office:value="1" calcext:value-type="float">
            <text:p>1</text:p>
          </table:table-cell>
          <table:table-cell table:content-validation-name="val1" office:value-type="float" office:value="1" calcext:value-type="float">
            <text:p>1</text:p>
          </table:table-cell>
          <table:table-cell table:content-validation-name="val1" table:number-columns-repeated="2"/>
          <table:table-cell office:value-type="string" calcext:value-type="string">
            <text:p>Weapon 2 equipped.</text:p>
          </table:table-cell>
          <table:table-cell table:style-name="ce159" office:value-type="string" calcext:value-type="string">
            <text:p>1. ”Default” modifier always exists. It cannot be added or removed from this list, unlike other modifiers.</text:p>
          </table:table-cell>
        </table:table-row>
        <table:table-row table:style-name="ro2">
          <table:table-cell office:value-type="string" calcext:value-type="string">
            <text:p>WPN3</text:p>
          </table:table-cell>
          <table:table-cell office:value-type="string" calcext:value-type="string">
            <text:p>Weapon 3 active</text:p>
          </table:table-cell>
          <table:table-cell table:style-name="ce75"/>
          <table:table-cell table:style-name="ce157" table:content-validation-name="val1" office:value-type="float" office:value="1" calcext:value-type="float">
            <text:p>1</text:p>
          </table:table-cell>
          <table:table-cell table:number-columns-repeated="2" table:content-validation-name="val1" office:value-type="float" office:value="1" calcext:value-type="float">
            <text:p>1</text:p>
          </table:table-cell>
          <table:table-cell table:content-validation-name="val1"/>
          <table:table-cell office:value-type="string" calcext:value-type="string">
            <text:p>Weapon 3 equipped.</text:p>
          </table:table-cell>
          <table:table-cell table:style-name="ce159" office:value-type="string" calcext:value-type="string">
            <text:p>2. modifiers are generally "TRUE” to each other, which means everything combines with everything else. Exceptions have to be marked down with the rules column.</text:p>
          </table:table-cell>
        </table:table-row>
        <table:table-row table:style-name="ro2">
          <table:table-cell office:value-type="string" calcext:value-type="string">
            <text:p>Super</text:p>
          </table:table-cell>
          <table:table-cell office:value-type="string" calcext:value-type="string">
            <text:p>Super-mode active</text:p>
          </table:table-cell>
          <table:table-cell table:style-name="ce151"/>
          <table:table-cell table:style-name="ce157" table:content-validation-name="val1"/>
          <table:table-cell table:content-validation-name="val1"/>
          <table:table-cell table:content-validation-name="val1" office:value-type="float" office:value="1" calcext:value-type="float">
            <text:p>1</text:p>
          </table:table-cell>
          <table:table-cell table:content-validation-name="val1"/>
          <table:table-cell office:value-type="string" calcext:value-type="string">
            <text:p>Super mode active.</text:p>
          </table:table-cell>
          <table:table-cell table:style-name="ce159" office:value-type="string" calcext:value-type="string">
            <text:p>3. Entries in the rule columns MUST be integers.</text:p>
          </table:table-cell>
        </table:table-row>
        <table:table-row table:style-name="ro2">
          <table:table-cell office:value-type="string" calcext:value-type="string">
            <text:p>FL1</text:p>
          </table:table-cell>
          <table:table-cell office:value-type="string" calcext:value-type="string">
            <text:p>Specific aerial test</text:p>
          </table:table-cell>
          <table:table-cell table:style-name="ce278"/>
          <table:table-cell table:style-name="ce157" table:content-validation-name="val1"/>
          <table:table-cell table:content-validation-name="val1" office:value-type="float" office:value="2" calcext:value-type="float">
            <text:p>2</text:p>
          </table:table-cell>
          <table:table-cell table:content-validation-name="val1" table:number-columns-repeated="2"/>
          <table:table-cell/>
          <table:table-cell table:style-name="ce159" office:value-type="string" calcext:value-type="string">
            <text:p>4. User can add an indefinite number of rule columns of each type and it still works.</text:p>
          </table:table-cell>
        </table:table-row>
        <table:table-row table:style-name="ro2">
          <table:table-cell office:value-type="string" calcext:value-type="string">
            <text:p>FL2</text:p>
          </table:table-cell>
          <table:table-cell office:value-type="string" calcext:value-type="string">
            <text:p>Specific aerial test</text:p>
          </table:table-cell>
          <table:table-cell table:style-name="ce278"/>
          <table:table-cell table:style-name="ce157" table:content-validation-name="val1"/>
          <table:table-cell table:content-validation-name="val1" office:value-type="float" office:value="2" calcext:value-type="float">
            <text:p>2</text:p>
          </table:table-cell>
          <table:table-cell table:content-validation-name="val1" table:number-columns-repeated="2"/>
          <table:table-cell/>
          <table:table-cell table:style-name="ce159"/>
        </table:table-row>
        <table:table-row table:style-name="ro2">
          <table:table-cell office:value-type="string" calcext:value-type="string">
            <text:p>PG</text:p>
          </table:table-cell>
          <table:table-cell office:value-type="string" calcext:value-type="string">
            <text:p>Passive glitch effect</text:p>
          </table:table-cell>
          <table:table-cell table:style-name="ce153"/>
          <table:table-cell table:style-name="ce157" table:content-validation-name="val1"/>
          <table:table-cell table:content-validation-name="val1" table:number-columns-repeated="3"/>
          <table:table-cell/>
          <table:table-cell table:style-name="ce159" office:value-type="string" calcext:value-type="string">
            <text:p>5. you shouldn’t create more than 1 OR group. It’s not only unnecessary but it also messes up the calculations.</text:p>
          </table:table-cell>
        </table:table-row>
        <table:table-row table:style-name="ro2">
          <table:table-cell office:value-type="string" calcext:value-type="string">
            <text:p>LAM</text:p>
          </table:table-cell>
          <table:table-cell office:value-type="string" calcext:value-type="string">
            <text:p>Lenient Air Momentum</text:p>
          </table:table-cell>
          <table:table-cell table:style-name="ce281"/>
          <table:table-cell table:style-name="ce157" table:content-validation-name="val1"/>
          <table:table-cell table:content-validation-name="val1" office:value-type="float" office:value="2" calcext:value-type="float">
            <text:p>2</text:p>
          </table:table-cell>
          <table:table-cell table:content-validation-name="val1" table:number-columns-repeated="2"/>
          <table:table-cell office:value-type="string" calcext:value-type="string">
            <text:p>Action has Lenient Air Momentum.</text:p>
          </table:table-cell>
          <table:table-cell/>
        </table:table-row>
        <table:table-row table:style-name="ro2">
          <table:table-cell office:value-type="string" calcext:value-type="string">
            <text:p>PAM</text:p>
          </table:table-cell>
          <table:table-cell office:value-type="string" calcext:value-type="string">
            <text:p>Positive Air Momentum</text:p>
          </table:table-cell>
          <table:table-cell table:style-name="ce281"/>
          <table:table-cell table:style-name="ce157" table:content-validation-name="val1"/>
          <table:table-cell table:content-validation-name="val1"/>
          <table:table-cell table:content-validation-name="val1" office:value-type="float" office:value="2" calcext:value-type="float">
            <text:p>2</text:p>
          </table:table-cell>
          <table:table-cell table:content-validation-name="val1"/>
          <table:table-cell office:value-type="string" calcext:value-type="string">
            <text:p>Action has Positive Air Momentum.</text:p>
          </table:table-cell>
          <table:table-cell/>
        </table:table-row>
        <table:table-row table:style-name="ro2">
          <table:table-cell office:value-type="string" calcext:value-type="string">
            <text:p>s b</text:p>
          </table:table-cell>
          <table:table-cell office:value-type="string" calcext:value-type="string">
            <text:p>Buffer test for ’s’</text:p>
          </table:table-cell>
          <table:table-cell table:style-name="ce155"/>
          <table:table-cell table:style-name="ce157" table:content-validation-name="val1"/>
          <table:table-cell table:number-columns-repeated="2" table:content-validation-name="val1" office:value-type="float" office:value="2" calcext:value-type="float">
            <text:p>2</text:p>
          </table:table-cell>
          <table:table-cell table:content-validation-name="val1"/>
          <table:table-cell table:number-columns-repeated="2"/>
        </table:table-row>
        <table:table-row table:style-name="ro2">
          <table:table-cell office:value-type="string" calcext:value-type="string">
            <text:p>t b</text:p>
          </table:table-cell>
          <table:table-cell office:value-type="string" calcext:value-type="string">
            <text:p>Buffer test for ’t’</text:p>
          </table:table-cell>
          <table:table-cell table:style-name="ce155"/>
          <table:table-cell table:style-name="ce157" table:content-validation-name="val1"/>
          <table:table-cell table:number-columns-repeated="2" table:content-validation-name="val1" office:value-type="float" office:value="2" calcext:value-type="float">
            <text:p>2</text:p>
          </table:table-cell>
          <table:table-cell table:content-validation-name="val1"/>
          <table:table-cell table:number-columns-repeated="2"/>
        </table:table-row>
        <table:table-row table:style-name="ro2" table:number-rows-repeated="1048563">
          <table:table-cell table:number-columns-repeated="3"/>
          <table:table-cell table:content-validation-name="val1" table:number-columns-repeated="4"/>
          <table:table-cell table:number-columns-repeated="2"/>
        </table:table-row>
        <table:table-row table:style-name="ro2">
          <table:table-cell table:number-columns-repeated="3"/>
          <table:table-cell table:content-validation-name="val1" table:number-columns-repeated="4"/>
          <table:table-cell table:number-columns-repeated="2"/>
        </table:table-row>
      </table:table>
      <table:table table:name="Overview Template" table:style-name="ta1">
        <office:forms form:automatic-focus="false" form:apply-design-mode="false">
          <form:form form:name="Form" form:apply-filter="true" form:command-type="tabl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  <form:button form:name="overviewDetailsGenerateButton" form:control-implementation="ooo:com.sun.star.form.component.CommandButton" xml:id="control4" form:id="control4" form:label="    Do it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This button will Generate or Refresh a Details sheet based on the data in this Overview."/>
              </form:properties>
              <office:event-listeners>
                <script:event-listener script:language="ooo:script" script:event-name="dom:mousedown" xlink:href="vnd.sun.star.script:movelister|main.py$generateOrRefreshDetails?language=Python&amp;location=share" xlink:type="simple"/>
              </office:event-listeners>
            </form:button>
            <form:button form:name="overviewRefreshButton" form:control-implementation="ooo:com.sun.star.form.component.CommandButton" xml:id="control5" form:id="control5" form:label="          Refresh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This button will Generate or Refresh a Details sheet based on the data in this Overview."/>
              </form:properties>
              <office:event-listeners>
                <script:event-listener script:language="ooo:script" script:event-name="dom:mousedown" xlink:href="vnd.sun.star.script:movelister|main.py$generateOrRefreshDetails?language=Python&amp;location=share" xlink:type="simple"/>
              </office:event-listeners>
            </form:button>
          </form:form>
        </office:forms>
        <table:shapes>
          <draw:control draw:z-index="0" draw:text-style-name="P1" svg:width="18.54mm" svg:height="5.05mm" svg:x="107.68mm" svg:y="1.61mm" draw:control="control4"/>
          <draw:control draw:z-index="1" draw:text-style-name="P1" svg:width="33.7mm" svg:height="5.31mm" svg:x="1.92mm" svg:y="1.59mm" draw:control="control5"/>
        </table:shapes>
        <table:table-column table:style-name="co12" table:default-cell-style-name="ce3"/>
        <table:table-column table:style-name="co13" table:default-cell-style-name="ce33"/>
        <table:table-column table:style-name="co5" table:default-cell-style-name="ce33"/>
        <table:table-column table:style-name="co14" table:default-cell-style-name="ce33"/>
        <table:table-column table:style-name="co15" table:default-cell-style-name="ce33"/>
        <table:table-column table:style-name="co8" table:default-cell-style-name="ce59"/>
        <table:table-column table:style-name="co9" table:default-cell-style-name="ce59"/>
        <table:table-column table:style-name="co10" table:default-cell-style-name="ce59"/>
        <table:table-column table:style-name="co11" table:number-columns-repeated="9" table:default-cell-style-name="ce59"/>
        <table:table-column table:style-name="co11" table:number-columns-repeated="865" table:default-cell-style-name="ce35"/>
        <table:table-column table:style-name="co11" table:number-columns-repeated="131" table:default-cell-style-name="Default"/>
        <table:table-row table:style-name="ro1">
          <table:table-cell table:style-name="ce45" office:value-type="string" calcext:value-type="string">
            <text:p><text:s text:c="44"/>Generate / Refresh Details sheet:</text:p>
          </table:table-cell>
          <table:table-cell table:style-name="ce31"/>
          <table:table-cell table:style-name="ce45"/>
          <table:table-cell table:style-name="ce31" table:content-validation-name="val3"/>
          <table:table-cell table:style-name="ce31" table:number-columns-repeated="4"/>
          <table:table-cell table:style-name="ce68" table:number-columns-repeated="874"/>
          <table:table-cell table:style-name="ce70" table:number-columns-repeated="131"/>
        </table:table-row>
        <table:table-row table:style-name="ro2">
          <table:table-cell table:style-name="ce2" table:content-validation-name="val4" office:value-type="string" calcext:value-type="string">
            <text:p>Action Name</text:p>
          </table:table-cell>
          <table:table-cell table:style-name="ce32" office:value-type="string" calcext:value-type="string">
            <text:p>Hit</text:p>
          </table:table-cell>
          <table:table-cell table:style-name="ce32" office:value-type="string" calcext:value-type="string">
            <text:p>Frames</text:p>
          </table:table-cell>
          <table:table-cell table:style-name="ce32" table:content-validation-name="val5" office:value-type="string" calcext:value-type="string">
            <text:p>Phase</text:p>
          </table:table-cell>
          <table:table-cell table:style-name="ce46" office:value-type="string" calcext:value-type="string">
            <text:p>DEF</text:p>
          </table:table-cell>
          <table:table-cell table:style-name="ce2" office:value-type="string" calcext:value-type="string">
            <text:p>Notes 1</text:p>
          </table:table-cell>
          <table:table-cell table:style-name="ce2" office:value-type="string" calcext:value-type="string">
            <text:p>Notes 2</text:p>
          </table:table-cell>
          <table:table-cell table:style-name="ce2" office:value-type="string" calcext:value-type="string">
            <text:p>Notes 3</text:p>
          </table:table-cell>
          <table:table-cell table:style-name="ce69" table:number-columns-repeated="9"/>
          <table:table-cell table:style-name="ce43" table:number-columns-repeated="865"/>
          <table:table-cell table:number-columns-repeated="131"/>
        </table:table-row>
        <table:table-row table:style-name="ro2">
          <table:table-cell table:style-name="ce172" table:content-validation-name="val4"/>
          <table:table-cell table:number-columns-repeated="2"/>
          <table:table-cell table:content-validation-name="val5"/>
          <table:table-cell table:number-columns-repeated="1009"/>
        </table:table-row>
        <table:table-row table:style-name="ro2" table:number-rows-repeated="20">
          <table:table-cell table:content-validation-name="val4"/>
          <table:table-cell table:number-columns-repeated="2"/>
          <table:table-cell table:content-validation-name="val5"/>
          <table:table-cell table:number-columns-repeated="1009"/>
        </table:table-row>
        <table:table-row table:style-name="ro2" table:number-rows-repeated="5">
          <table:table-cell table:style-name="ce28" table:content-validation-name="val4"/>
          <table:table-cell table:number-columns-repeated="2"/>
          <table:table-cell table:content-validation-name="val5"/>
          <table:table-cell table:number-columns-repeated="1009"/>
        </table:table-row>
        <table:table-row table:style-name="ro2" table:number-rows-repeated="2">
          <table:table-cell table:style-name="ce28" table:content-validation-name="val4"/>
          <table:table-cell table:number-columns-repeated="2"/>
          <table:table-cell table:content-validation-name="val5"/>
          <table:table-cell/>
          <table:table-cell table:style-name="ce60"/>
          <table:table-cell table:number-columns-repeated="1007"/>
        </table:table-row>
        <table:table-row table:style-name="ro2" table:number-rows-repeated="11">
          <table:table-cell table:content-validation-name="val4"/>
          <table:table-cell table:number-columns-repeated="2"/>
          <table:table-cell table:content-validation-name="val5"/>
          <table:table-cell/>
          <table:table-cell table:style-name="ce61"/>
          <table:table-cell table:number-columns-repeated="1007"/>
        </table:table-row>
        <table:table-row table:style-name="ro2" table:number-rows-repeated="3">
          <table:table-cell table:content-validation-name="val4"/>
          <table:table-cell table:number-columns-repeated="2"/>
          <table:table-cell table:content-validation-name="val5"/>
          <table:table-cell table:number-columns-repeated="1009"/>
        </table:table-row>
        <table:table-row table:style-name="ro2">
          <table:table-cell table:content-validation-name="val4"/>
          <table:table-cell table:number-columns-repeated="2"/>
          <table:table-cell table:content-validation-name="val5"/>
          <table:table-cell/>
          <table:table-cell table:style-name="ce63"/>
          <table:table-cell table:number-columns-repeated="1007"/>
        </table:table-row>
        <table:table-row table:style-name="ro2">
          <table:table-cell table:content-validation-name="val4"/>
          <table:table-cell table:number-columns-repeated="2"/>
          <table:table-cell table:content-validation-name="val5"/>
          <table:table-cell table:number-columns-repeated="1009"/>
        </table:table-row>
        <table:table-row table:style-name="ro2">
          <table:table-cell table:content-validation-name="val4"/>
          <table:table-cell table:number-columns-repeated="2"/>
          <table:table-cell table:content-validation-name="val5"/>
          <table:table-cell/>
          <table:table-cell table:style-name="ce64"/>
          <table:table-cell table:number-columns-repeated="1007"/>
        </table:table-row>
        <table:table-row table:style-name="ro2">
          <table:table-cell table:content-validation-name="val4"/>
          <table:table-cell table:number-columns-repeated="2"/>
          <table:table-cell table:content-validation-name="val5"/>
          <table:table-cell table:number-columns-repeated="1009"/>
        </table:table-row>
        <table:table-row table:style-name="ro2" table:number-rows-repeated="4">
          <table:table-cell table:content-validation-name="val4"/>
          <table:table-cell table:number-columns-repeated="2"/>
          <table:table-cell table:content-validation-name="val5"/>
          <table:table-cell/>
          <table:table-cell table:style-name="ce61"/>
          <table:table-cell table:number-columns-repeated="1007"/>
        </table:table-row>
        <table:table-row table:style-name="ro2">
          <table:table-cell table:content-validation-name="val4"/>
          <table:table-cell table:number-columns-repeated="2"/>
          <table:table-cell table:content-validation-name="val5"/>
          <table:table-cell table:number-columns-repeated="1009"/>
        </table:table-row>
        <table:table-row table:style-name="ro2">
          <table:table-cell table:content-validation-name="val4"/>
          <table:table-cell table:number-columns-repeated="2"/>
          <table:table-cell table:content-validation-name="val5"/>
          <table:table-cell/>
          <table:table-cell table:style-name="ce64"/>
          <table:table-cell table:number-columns-repeated="1007"/>
        </table:table-row>
        <table:table-row table:style-name="ro2" table:number-rows-repeated="4">
          <table:table-cell table:content-validation-name="val4"/>
          <table:table-cell table:number-columns-repeated="2"/>
          <table:table-cell table:content-validation-name="val5"/>
          <table:table-cell table:number-columns-repeated="1009"/>
        </table:table-row>
        <table:table-row table:style-name="ro2">
          <table:table-cell table:content-validation-name="val4"/>
          <table:table-cell table:number-columns-repeated="2"/>
          <table:table-cell table:content-validation-name="val5"/>
          <table:table-cell/>
          <table:table-cell table:style-name="ce65"/>
          <table:table-cell table:number-columns-repeated="1007"/>
        </table:table-row>
        <table:table-row table:style-name="ro2" table:number-rows-repeated="4">
          <table:table-cell table:content-validation-name="val4"/>
          <table:table-cell table:number-columns-repeated="2"/>
          <table:table-cell table:content-validation-name="val5"/>
          <table:table-cell table:number-columns-repeated="1009"/>
        </table:table-row>
        <table:table-row table:style-name="ro2">
          <table:table-cell table:content-validation-name="val4"/>
          <table:table-cell table:number-columns-repeated="2"/>
          <table:table-cell table:content-validation-name="val5"/>
          <table:table-cell/>
          <table:table-cell table:style-name="ce64"/>
          <table:table-cell table:number-columns-repeated="1007"/>
        </table:table-row>
        <table:table-row table:style-name="ro2">
          <table:table-cell table:content-validation-name="val4"/>
          <table:table-cell table:number-columns-repeated="2"/>
          <table:table-cell table:content-validation-name="val5"/>
          <table:table-cell table:number-columns-repeated="1009"/>
        </table:table-row>
        <table:table-row table:style-name="ro2">
          <table:table-cell table:content-validation-name="val4"/>
          <table:table-cell table:number-columns-repeated="2"/>
          <table:table-cell table:content-validation-name="val5"/>
          <table:table-cell/>
          <table:table-cell table:style-name="ce61"/>
          <table:table-cell table:number-columns-repeated="1007"/>
        </table:table-row>
        <table:table-row table:style-name="ro2" table:number-rows-repeated="2">
          <table:table-cell table:content-validation-name="val4"/>
          <table:table-cell table:number-columns-repeated="2"/>
          <table:table-cell table:content-validation-name="val5"/>
          <table:table-cell table:number-columns-repeated="1009"/>
        </table:table-row>
        <table:table-row table:style-name="ro2">
          <table:table-cell table:content-validation-name="val4"/>
          <table:table-cell table:number-columns-repeated="2"/>
          <table:table-cell table:content-validation-name="val5"/>
          <table:table-cell/>
          <table:table-cell table:style-name="ce67"/>
          <table:table-cell table:number-columns-repeated="1007"/>
        </table:table-row>
        <table:table-row table:style-name="ro2" table:number-rows-repeated="4">
          <table:table-cell table:content-validation-name="val4"/>
          <table:table-cell table:number-columns-repeated="2"/>
          <table:table-cell table:content-validation-name="val5"/>
          <table:table-cell/>
          <table:table-cell table:style-name="ce61"/>
          <table:table-cell table:number-columns-repeated="1007"/>
        </table:table-row>
        <table:table-row table:style-name="ro2">
          <table:table-cell table:content-validation-name="val4"/>
          <table:table-cell table:number-columns-repeated="2"/>
          <table:table-cell table:content-validation-name="val5"/>
          <table:table-cell/>
          <table:table-cell table:style-name="ce67"/>
          <table:table-cell table:number-columns-repeated="1007"/>
        </table:table-row>
        <table:table-row table:style-name="ro2" table:number-rows-repeated="2">
          <table:table-cell table:content-validation-name="val4"/>
          <table:table-cell table:number-columns-repeated="2"/>
          <table:table-cell table:content-validation-name="val5"/>
          <table:table-cell/>
          <table:table-cell table:style-name="ce61"/>
          <table:table-cell table:number-columns-repeated="1007"/>
        </table:table-row>
        <table:table-row table:style-name="ro2" table:number-rows-repeated="2">
          <table:table-cell table:content-validation-name="val4"/>
          <table:table-cell table:number-columns-repeated="2"/>
          <table:table-cell table:content-validation-name="val5"/>
          <table:table-cell table:number-columns-repeated="1009"/>
        </table:table-row>
        <table:table-row table:style-name="ro2" table:number-rows-repeated="1048497">
          <table:table-cell table:number-columns-repeated="3"/>
          <table:table-cell table:content-validation-name="val3"/>
          <table:table-cell table:number-columns-repeated="1009"/>
        </table:table-row>
        <table:table-row table:style-name="ro2">
          <table:table-cell table:number-columns-repeated="3"/>
          <table:table-cell table:content-validation-name="val3"/>
          <table:table-cell table:number-columns-repeated="1009"/>
        </table:table-row>
      </table:table>
      <table:table table:name="Details Template" table:style-name="ta1">
        <office:forms form:automatic-focus="false" form:apply-design-mode="false"/>
        <table:table-column table:style-name="co27" table:default-cell-style-name="ce3"/>
        <table:table-column table:style-name="co28" table:default-cell-style-name="ce3"/>
        <table:table-column table:style-name="co29" table:default-cell-style-name="ce3"/>
        <table:table-column table:style-name="co30" table:default-cell-style-name="ce35"/>
        <table:table-column table:style-name="co31" table:default-cell-style-name="ce35"/>
        <table:table-column table:style-name="co30" table:number-columns-repeated="2" table:default-cell-style-name="ce35"/>
        <table:table-column table:style-name="co31" table:default-cell-style-name="ce35"/>
        <table:table-column table:style-name="co30" table:number-columns-repeated="2" table:default-cell-style-name="ce35"/>
        <table:table-column table:style-name="co31" table:default-cell-style-name="ce35"/>
        <table:table-column table:style-name="co32" table:number-columns-repeated="2" table:default-cell-style-name="ce35"/>
        <table:table-column table:style-name="co31" table:default-cell-style-name="ce35"/>
        <table:table-column table:style-name="co30" table:number-columns-repeated="2" table:default-cell-style-name="ce35"/>
        <table:table-column table:style-name="co33" table:default-cell-style-name="ce35"/>
        <table:table-column table:style-name="co34" table:number-columns-repeated="2" table:default-cell-style-name="ce35"/>
        <table:table-column table:style-name="co33" table:default-cell-style-name="ce35"/>
        <table:table-column table:style-name="co35" table:default-cell-style-name="ce35"/>
        <table:table-column table:style-name="co8" table:number-columns-repeated="3" table:default-cell-style-name="ce35"/>
        <table:table-column table:style-name="co11" table:number-columns-repeated="874" table:default-cell-style-name="ce35"/>
        <table:table-row table:style-name="ro2">
          <table:table-cell table:style-name="ce2" office:value-type="string" calcext:value-type="string">
            <text:p>Action Name</text:p>
          </table:table-cell>
          <table:table-cell table:style-name="ce2" office:value-type="string" calcext:value-type="string">
            <text:p>Modifiers</text:p>
          </table:table-cell>
          <table:table-cell table:style-name="ce2" office:value-type="string" calcext:value-type="string">
            <text:p>Input to Compare</text:p>
          </table:table-cell>
          <table:table-cell table:style-name="ce78" table:content-validation-name="val6"/>
          <table:table-cell table:style-name="ce179" table:content-validation-name="val7" office:value-type="string" calcext:value-type="string">
            <text:p>&gt; Phase 0 result</text:p>
          </table:table-cell>
          <table:table-cell table:style-name="ce179" table:content-validation-name="val8"/>
          <table:table-cell table:style-name="ce186" table:content-validation-name="val9"/>
          <table:table-cell table:style-name="ce191" table:content-validation-name="val10" office:value-type="string" calcext:value-type="string">
            <text:p>&gt; Phase 1 result</text:p>
          </table:table-cell>
          <table:table-cell table:style-name="ce191" table:content-validation-name="val11"/>
          <table:table-cell table:style-name="ce186" table:content-validation-name="val12"/>
          <table:table-cell table:style-name="ce191" table:content-validation-name="val13" office:value-type="string" calcext:value-type="string">
            <text:p>&gt; Phase 2 result</text:p>
          </table:table-cell>
          <table:table-cell table:style-name="ce191" table:content-validation-name="val14"/>
          <table:table-cell table:style-name="ce186" table:content-validation-name="val15"/>
          <table:table-cell table:style-name="ce191" table:content-validation-name="val16" office:value-type="string" calcext:value-type="string">
            <text:p>&gt; Phase 3 result</text:p>
          </table:table-cell>
          <table:table-cell table:style-name="ce191" table:content-validation-name="val17"/>
          <table:table-cell table:style-name="ce186" table:content-validation-name="val18"/>
          <table:table-cell table:style-name="ce191" table:content-validation-name="val19" office:value-type="string" calcext:value-type="string">
            <text:p>&gt; Phase 4 result</text:p>
          </table:table-cell>
          <table:table-cell table:style-name="ce191" table:content-validation-name="val20"/>
          <table:table-cell table:style-name="ce186" table:content-validation-name="val21"/>
          <table:table-cell table:style-name="ce191" table:content-validation-name="val22" office:value-type="string" calcext:value-type="string">
            <text:p>&gt; Phase 5 result</text:p>
          </table:table-cell>
          <table:table-cell table:style-name="ce191" table:content-validation-name="val23"/>
          <table:table-cell table:style-name="ce224" table:content-validation-name="val1" office:value-type="string" calcext:value-type="string">
            <text:p>Notes 1</text:p>
          </table:table-cell>
          <table:table-cell table:style-name="ce224" office:value-type="string" calcext:value-type="string">
            <text:p>Notes 2</text:p>
          </table:table-cell>
          <table:table-cell table:style-name="ce224" office:value-type="string" calcext:value-type="string">
            <text:p>Notes 3</text:p>
          </table:table-cell>
          <table:table-cell table:style-name="ce43" table:number-columns-repeated="874"/>
        </table:table-row>
        <table:table-row table:style-name="ro2" table:number-rows-repeated="3">
          <table:table-cell table:content-validation-name="val4" table:number-columns-repeated="3"/>
          <table:table-cell table:style-name="ce235" table:content-validation-name="val6"/>
          <table:table-cell table:style-name="ce236" table:content-validation-name="val7"/>
          <table:table-cell table:style-name="ce237" table:content-validation-name="val8"/>
          <table:table-cell table:style-name="ce361" table:content-validation-name="val9"/>
          <table:table-cell table:style-name="ce362" table:content-validation-name="val10"/>
          <table:table-cell table:style-name="ce363" table:content-validation-name="val11"/>
          <table:table-cell table:style-name="ce364" table:content-validation-name="val12"/>
          <table:table-cell table:style-name="ce365" table:content-validation-name="val13"/>
          <table:table-cell table:style-name="ce366" table:content-validation-name="val14"/>
          <table:table-cell table:style-name="ce367" table:content-validation-name="val15"/>
          <table:table-cell table:style-name="ce368" table:content-validation-name="val16"/>
          <table:table-cell table:style-name="ce369" table:content-validation-name="val17"/>
          <table:table-cell table:style-name="ce370" table:content-validation-name="val18"/>
          <table:table-cell table:style-name="ce371" table:content-validation-name="val19"/>
          <table:table-cell table:style-name="ce372" table:content-validation-name="val20"/>
          <table:table-cell table:style-name="ce250" table:content-validation-name="val21"/>
          <table:table-cell table:style-name="ce251" table:content-validation-name="val22"/>
          <table:table-cell table:style-name="ce252" table:content-validation-name="val23"/>
          <table:table-cell table:style-name="ce253" table:content-validation-name="val1"/>
          <table:table-cell table:style-name="ce255" table:number-columns-repeated="2"/>
          <table:table-cell table:style-name="ce379" table:number-columns-repeated="8"/>
          <table:table-cell table:number-columns-repeated="866"/>
        </table:table-row>
        <table:table-row table:style-name="ro2" table:number-rows-repeated="10">
          <table:table-cell table:content-validation-name="val4" table:number-columns-repeated="3"/>
          <table:table-cell table:style-name="ce235" table:content-validation-name="val6"/>
          <table:table-cell table:style-name="ce236" table:content-validation-name="val7"/>
          <table:table-cell table:style-name="ce237" table:content-validation-name="val8"/>
          <table:table-cell table:style-name="ce361" table:content-validation-name="val9"/>
          <table:table-cell table:style-name="ce362" table:content-validation-name="val10"/>
          <table:table-cell table:style-name="ce363" table:content-validation-name="val11"/>
          <table:table-cell table:style-name="ce364" table:content-validation-name="val12"/>
          <table:table-cell table:style-name="ce365" table:content-validation-name="val13"/>
          <table:table-cell table:style-name="ce366" table:content-validation-name="val14"/>
          <table:table-cell table:style-name="ce367" table:content-validation-name="val15"/>
          <table:table-cell table:style-name="ce368" table:content-validation-name="val16"/>
          <table:table-cell table:style-name="ce369" table:content-validation-name="val17"/>
          <table:table-cell table:style-name="ce370" table:content-validation-name="val18"/>
          <table:table-cell table:style-name="ce371" table:content-validation-name="val19"/>
          <table:table-cell table:style-name="ce372" table:content-validation-name="val20"/>
          <table:table-cell table:style-name="ce250" table:content-validation-name="val21"/>
          <table:table-cell table:style-name="ce251" table:content-validation-name="val22"/>
          <table:table-cell table:style-name="ce252" table:content-validation-name="val23"/>
          <table:table-cell table:content-validation-name="val1"/>
          <table:table-cell table:style-name="ce255" table:number-columns-repeated="2"/>
          <table:table-cell table:style-name="ce379" table:number-columns-repeated="8"/>
          <table:table-cell table:number-columns-repeated="866"/>
        </table:table-row>
        <table:table-row table:style-name="ro2" table:number-rows-repeated="40">
          <table:table-cell table:content-validation-name="val4" table:number-columns-repeated="3"/>
          <table:table-cell table:style-name="ce235" table:content-validation-name="val6"/>
          <table:table-cell table:style-name="ce236" table:content-validation-name="val7"/>
          <table:table-cell table:style-name="ce237" table:content-validation-name="val8"/>
          <table:table-cell table:style-name="ce361" table:content-validation-name="val9"/>
          <table:table-cell table:style-name="ce362" table:content-validation-name="val10"/>
          <table:table-cell table:style-name="ce363" table:content-validation-name="val11"/>
          <table:table-cell table:style-name="ce364" table:content-validation-name="val12"/>
          <table:table-cell table:style-name="ce365" table:content-validation-name="val13"/>
          <table:table-cell table:style-name="ce366" table:content-validation-name="val14"/>
          <table:table-cell table:style-name="ce367" table:content-validation-name="val15"/>
          <table:table-cell table:style-name="ce368" table:content-validation-name="val16"/>
          <table:table-cell table:style-name="ce369" table:content-validation-name="val17"/>
          <table:table-cell table:style-name="ce370" table:content-validation-name="val18"/>
          <table:table-cell table:style-name="ce371" table:content-validation-name="val19"/>
          <table:table-cell table:style-name="ce372" table:content-validation-name="val20"/>
          <table:table-cell table:style-name="ce250" table:content-validation-name="val21"/>
          <table:table-cell table:style-name="ce251" table:content-validation-name="val22"/>
          <table:table-cell table:style-name="ce252" table:content-validation-name="val23"/>
          <table:table-cell table:style-name="Default" table:content-validation-name="val1"/>
          <table:table-cell table:style-name="ce255" table:number-columns-repeated="2"/>
          <table:table-cell table:style-name="ce379" table:number-columns-repeated="8"/>
          <table:table-cell table:number-columns-repeated="866"/>
        </table:table-row>
        <table:table-row table:style-name="ro2" table:number-rows-repeated="13">
          <table:table-cell table:content-validation-name="val4" table:number-columns-repeated="3"/>
          <table:table-cell table:style-name="ce235" table:content-validation-name="val6"/>
          <table:table-cell table:style-name="ce236" table:content-validation-name="val7"/>
          <table:table-cell table:style-name="ce237" table:content-validation-name="val8"/>
          <table:table-cell table:style-name="ce361" table:content-validation-name="val9"/>
          <table:table-cell table:style-name="ce362" table:content-validation-name="val10"/>
          <table:table-cell table:style-name="ce363" table:content-validation-name="val11"/>
          <table:table-cell table:style-name="ce364" table:content-validation-name="val12"/>
          <table:table-cell table:style-name="ce365" table:content-validation-name="val13"/>
          <table:table-cell table:style-name="ce366" table:content-validation-name="val14"/>
          <table:table-cell table:style-name="ce367" table:content-validation-name="val15"/>
          <table:table-cell table:style-name="ce368" table:content-validation-name="val16"/>
          <table:table-cell table:style-name="ce369" table:content-validation-name="val17"/>
          <table:table-cell table:style-name="ce370" table:content-validation-name="val18"/>
          <table:table-cell table:style-name="ce371" table:content-validation-name="val19"/>
          <table:table-cell table:style-name="ce372" table:content-validation-name="val20"/>
          <table:table-cell table:style-name="ce250" table:content-validation-name="val21"/>
          <table:table-cell table:style-name="ce251" table:content-validation-name="val22"/>
          <table:table-cell table:style-name="ce252" table:content-validation-name="val23"/>
          <table:table-cell table:style-name="ce254" table:content-validation-name="val1"/>
          <table:table-cell table:style-name="ce255" table:number-columns-repeated="2"/>
          <table:table-cell table:style-name="ce379" table:number-columns-repeated="8"/>
          <table:table-cell table:number-columns-repeated="866"/>
        </table:table-row>
        <table:table-row table:style-name="ro2" table:number-rows-repeated="4">
          <table:table-cell table:content-validation-name="val4" table:number-columns-repeated="3"/>
          <table:table-cell table:style-name="ce235" table:content-validation-name="val6"/>
          <table:table-cell table:style-name="ce236" table:content-validation-name="val7"/>
          <table:table-cell table:style-name="ce237" table:content-validation-name="val8"/>
          <table:table-cell table:style-name="ce361" table:content-validation-name="val9"/>
          <table:table-cell table:style-name="ce362" table:content-validation-name="val10"/>
          <table:table-cell table:style-name="ce363" table:content-validation-name="val11"/>
          <table:table-cell table:style-name="ce364" table:content-validation-name="val12"/>
          <table:table-cell table:style-name="ce365" table:content-validation-name="val13"/>
          <table:table-cell table:style-name="ce366" table:content-validation-name="val14"/>
          <table:table-cell table:style-name="ce367" table:content-validation-name="val15"/>
          <table:table-cell table:style-name="ce368" table:content-validation-name="val16"/>
          <table:table-cell table:style-name="ce369" table:content-validation-name="val17"/>
          <table:table-cell table:style-name="ce370" table:content-validation-name="val18"/>
          <table:table-cell table:style-name="ce371" table:content-validation-name="val19"/>
          <table:table-cell table:style-name="ce372" table:content-validation-name="val20"/>
          <table:table-cell table:style-name="ce250" table:content-validation-name="val21"/>
          <table:table-cell table:style-name="ce251" table:content-validation-name="val22"/>
          <table:table-cell table:style-name="ce252" table:content-validation-name="val23"/>
          <table:table-cell table:style-name="ce253" table:content-validation-name="val1"/>
          <table:table-cell table:style-name="ce255" table:number-columns-repeated="2"/>
          <table:table-cell table:style-name="ce379" table:number-columns-repeated="8"/>
          <table:table-cell table:number-columns-repeated="866"/>
        </table:table-row>
        <table:table-row table:style-name="ro2" table:number-rows-repeated="30">
          <table:table-cell table:content-validation-name="val4" table:number-columns-repeated="3"/>
          <table:table-cell table:style-name="ce235" table:content-validation-name="val6"/>
          <table:table-cell table:style-name="ce236" table:content-validation-name="val7"/>
          <table:table-cell table:style-name="ce237" table:content-validation-name="val8"/>
          <table:table-cell table:style-name="ce361" table:content-validation-name="val9"/>
          <table:table-cell table:style-name="ce362" table:content-validation-name="val10"/>
          <table:table-cell table:style-name="ce363" table:content-validation-name="val11"/>
          <table:table-cell table:style-name="ce364" table:content-validation-name="val12"/>
          <table:table-cell table:style-name="ce365" table:content-validation-name="val13"/>
          <table:table-cell table:style-name="ce366" table:content-validation-name="val14"/>
          <table:table-cell table:style-name="ce367" table:content-validation-name="val15"/>
          <table:table-cell table:style-name="ce368" table:content-validation-name="val16"/>
          <table:table-cell table:style-name="ce369" table:content-validation-name="val17"/>
          <table:table-cell table:style-name="ce370" table:content-validation-name="val18"/>
          <table:table-cell table:style-name="ce371" table:content-validation-name="val19"/>
          <table:table-cell table:style-name="ce372" table:content-validation-name="val20"/>
          <table:table-cell table:style-name="ce250" table:content-validation-name="val21"/>
          <table:table-cell table:style-name="ce251" table:content-validation-name="val22"/>
          <table:table-cell table:style-name="ce252" table:content-validation-name="val23"/>
          <table:table-cell table:style-name="ce254" table:content-validation-name="val1"/>
          <table:table-cell table:style-name="ce255" table:number-columns-repeated="2"/>
          <table:table-cell table:style-name="ce379" table:number-columns-repeated="8"/>
          <table:table-cell table:number-columns-repeated="866"/>
        </table:table-row>
        <table:table-row table:style-name="ro2" table:number-rows-repeated="14">
          <table:table-cell table:number-columns-repeated="3"/>
          <table:table-cell table:style-name="ce235" table:content-validation-name="val6"/>
          <table:table-cell table:style-name="ce236" table:content-validation-name="val7"/>
          <table:table-cell table:style-name="ce237" table:content-validation-name="val8"/>
          <table:table-cell table:style-name="ce361" table:content-validation-name="val9"/>
          <table:table-cell table:style-name="ce362" table:content-validation-name="val10"/>
          <table:table-cell table:style-name="ce363" table:content-validation-name="val11"/>
          <table:table-cell table:style-name="ce364" table:content-validation-name="val12"/>
          <table:table-cell table:style-name="ce365" table:content-validation-name="val13"/>
          <table:table-cell table:style-name="ce366" table:content-validation-name="val14"/>
          <table:table-cell table:style-name="ce367" table:content-validation-name="val15"/>
          <table:table-cell table:style-name="ce368" table:content-validation-name="val16"/>
          <table:table-cell table:style-name="ce369" table:content-validation-name="val17"/>
          <table:table-cell table:style-name="ce370" table:content-validation-name="val18"/>
          <table:table-cell table:style-name="ce371" table:content-validation-name="val19"/>
          <table:table-cell table:style-name="ce372" table:content-validation-name="val20"/>
          <table:table-cell table:style-name="ce250" table:content-validation-name="val21"/>
          <table:table-cell table:style-name="ce251" table:content-validation-name="val22"/>
          <table:table-cell table:style-name="ce252" table:content-validation-name="val23"/>
          <table:table-cell table:style-name="ce254" table:content-validation-name="val1"/>
          <table:table-cell table:style-name="ce255" table:number-columns-repeated="2"/>
          <table:table-cell table:style-name="ce379" table:number-columns-repeated="8"/>
          <table:table-cell table:number-columns-repeated="866"/>
        </table:table-row>
        <table:table-row table:style-name="ro2" table:number-rows-repeated="2000">
          <table:table-cell table:number-columns-repeated="3"/>
          <table:table-cell table:style-name="ce235" table:content-validation-name="val6"/>
          <table:table-cell table:style-name="ce236" table:content-validation-name="val7"/>
          <table:table-cell table:style-name="ce237" table:content-validation-name="val8"/>
          <table:table-cell table:style-name="ce361" table:content-validation-name="val9"/>
          <table:table-cell table:style-name="ce362" table:content-validation-name="val10"/>
          <table:table-cell table:style-name="ce363" table:content-validation-name="val11"/>
          <table:table-cell table:style-name="ce364" table:content-validation-name="val12"/>
          <table:table-cell table:style-name="ce365" table:content-validation-name="val13"/>
          <table:table-cell table:style-name="ce366" table:content-validation-name="val14"/>
          <table:table-cell table:style-name="ce367" table:content-validation-name="val15"/>
          <table:table-cell table:style-name="ce368" table:content-validation-name="val16"/>
          <table:table-cell table:style-name="ce369" table:content-validation-name="val17"/>
          <table:table-cell table:style-name="ce370" table:content-validation-name="val18"/>
          <table:table-cell table:style-name="ce371" table:content-validation-name="val19"/>
          <table:table-cell table:style-name="ce372" table:content-validation-name="val20"/>
          <table:table-cell table:style-name="ce250" table:content-validation-name="val21"/>
          <table:table-cell table:style-name="ce251" table:content-validation-name="val22"/>
          <table:table-cell table:style-name="ce252" table:content-validation-name="val23"/>
          <table:table-cell table:style-name="ce253" table:content-validation-name="val1"/>
          <table:table-cell table:style-name="ce255" table:number-columns-repeated="2"/>
          <table:table-cell table:style-name="ce379" table:number-columns-repeated="8"/>
          <table:table-cell table:number-columns-repeated="866"/>
        </table:table-row>
        <table:table-row table:style-name="ro2" table:number-rows-repeated="1046460">
          <table:table-cell table:number-columns-repeated="3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content-validation-name="val13"/>
          <table:table-cell table:content-validation-name="val14"/>
          <table:table-cell table:content-validation-name="val15"/>
          <table:table-cell table:content-validation-name="val16"/>
          <table:table-cell table:content-validation-name="val17"/>
          <table:table-cell table:content-validation-name="val18"/>
          <table:table-cell table:content-validation-name="val19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1"/>
          <table:table-cell table:number-columns-repeated="876"/>
        </table:table-row>
        <table:table-row table:style-name="ro2">
          <table:table-cell table:number-columns-repeated="3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content-validation-name="val13"/>
          <table:table-cell table:content-validation-name="val14"/>
          <table:table-cell table:content-validation-name="val15"/>
          <table:table-cell table:content-validation-name="val16"/>
          <table:table-cell table:content-validation-name="val17"/>
          <table:table-cell table:content-validation-name="val18"/>
          <table:table-cell table:content-validation-name="val19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1"/>
          <table:table-cell table:number-columns-repeated="876"/>
        </table:table-row>
        <calcext:conditional-formats>
          <calcext:conditional-format calcext:target-range-address="'Details Template'.Y2:'Details Template'.AF2115 'Details Template'.G2:'Details Template'.R2115">
            <calcext:condition calcext:apply-style-name="Red bg" calcext:value="=&quot;Cancels&quot;" calcext:base-cell-address=""/>
            <calcext:condition calcext:apply-style-name="Light orange bg" calcext:value="=&quot;Follows&quot;" calcext:base-cell-address=""/>
            <calcext:condition calcext:apply-style-name="Yellow bg" calcext:value="=&quot;Buffers&quot;" calcext:base-cell-address=""/>
            <calcext:condition calcext:apply-style-name="Light blue bg" calcext:value="=&quot;Mutual&quot;" calcext:base-cell-address=""/>
            <calcext:condition calcext:apply-style-name="Green bg" calcext:value="=&quot;Special&quot;" calcext:base-cell-address=""/>
            <calcext:condition calcext:apply-style-name="Blue bg" calcext:value="=&quot;Prereq&quot;" calcext:base-cell-address=""/>
            <calcext:condition calcext:apply-style-name="Light gray bg" calcext:value="=&quot;Impossible?&quot;" calcext:base-cell-address=""/>
            <calcext:condition calcext:apply-style-name="Dark gray bg" calcext:value="=&quot;§§§&quot;" calcext:base-cell-address=""/>
            <calcext:condition calcext:apply-style-name="Dark gray bg" calcext:value="contains-text(&quot;!!&quot;)" calcext:base-cell-address=""/>
            <calcext:condition calcext:apply-style-name="Purple bg" calcext:value="=&quot;???&quot;" calcext:base-cell-address=""/>
            <calcext:condition calcext:apply-style-name="Light gray bg" calcext:value="=&quot;No effect&quot;" calcext:base-cell-address=""/>
          </calcext:conditional-format>
          <calcext:conditional-format calcext:target-range-address="'Details Template'.D2:'Details Template'.F2115">
            <calcext:condition calcext:apply-style-name="Red bg" calcext:value="=&quot;Cancels&quot;" calcext:base-cell-address=""/>
            <calcext:condition calcext:apply-style-name="Light orange bg" calcext:value="=&quot;Follows&quot;" calcext:base-cell-address=""/>
            <calcext:condition calcext:apply-style-name="Yellow bg" calcext:value="=&quot;Buffers&quot;" calcext:base-cell-address=""/>
            <calcext:condition calcext:apply-style-name="Light blue bg" calcext:value="=&quot;Mutual&quot;" calcext:base-cell-address=""/>
            <calcext:condition calcext:apply-style-name="Green bg" calcext:value="=&quot;Special&quot;" calcext:base-cell-address=""/>
            <calcext:condition calcext:apply-style-name="Blue bg" calcext:value="=&quot;Prereq&quot;" calcext:base-cell-address=""/>
            <calcext:condition calcext:apply-style-name="Light gray bg" calcext:value="=&quot;Impossible?&quot;" calcext:base-cell-address=""/>
            <calcext:condition calcext:apply-style-name="Dark gray bg" calcext:value="=&quot;§§§&quot;" calcext:base-cell-address=""/>
            <calcext:condition calcext:apply-style-name="Dark gray bg" calcext:value="contains-text(&quot;!!&quot;)" calcext:base-cell-address=""/>
            <calcext:condition calcext:apply-style-name="Purple bg" calcext:value="=&quot;???&quot;" calcext:base-cell-address=""/>
            <calcext:condition calcext:apply-style-name="Light gray bg" calcext:value="=&quot;No effect&quot;" calcext:base-cell-address=""/>
          </calcext:conditional-format>
          <calcext:conditional-format calcext:target-range-address="'Details Template'.S55:'Details Template'.X2115 'Details Template'.S5:'Details Template'.U54 'Details Template'.W5:'Details Template'.X54 'Details Template'.S2:'Details Template'.X4">
            <calcext:condition calcext:apply-style-name="Red bg" calcext:value="=&quot;Cancels&quot;" calcext:base-cell-address=""/>
            <calcext:condition calcext:apply-style-name="Light orange bg" calcext:value="=&quot;Follows&quot;" calcext:base-cell-address=""/>
            <calcext:condition calcext:apply-style-name="Yellow bg" calcext:value="=&quot;Buffers&quot;" calcext:base-cell-address=""/>
            <calcext:condition calcext:apply-style-name="Light blue bg" calcext:value="=&quot;Mutual&quot;" calcext:base-cell-address=""/>
            <calcext:condition calcext:apply-style-name="Green bg" calcext:value="=&quot;Special&quot;" calcext:base-cell-address=""/>
            <calcext:condition calcext:apply-style-name="Blue bg" calcext:value="=&quot;Prereq&quot;" calcext:base-cell-address=""/>
            <calcext:condition calcext:apply-style-name="Light gray bg" calcext:value="=&quot;Impossible?&quot;" calcext:base-cell-address=""/>
            <calcext:condition calcext:apply-style-name="Dark gray bg" calcext:value="=&quot;§§§&quot;" calcext:base-cell-address=""/>
            <calcext:condition calcext:apply-style-name="Dark gray bg" calcext:value="contains-text(&quot;!!&quot;)" calcext:base-cell-address=""/>
            <calcext:condition calcext:apply-style-name="Purple bg" calcext:value="=&quot;???&quot;" calcext:base-cell-address=""/>
            <calcext:condition calcext:apply-style-name="Light gray bg" calcext:value="=&quot;No effect&quot;" calcext:base-cell-address=""/>
          </calcext:conditional-format>
        </calcext:conditional-formats>
      </table:table>
      <table:named-expressions>
        <table:named-range table:name="Attack_s1" table:base-cell-address="$'Details (Default)'.$A$3" table:cell-range-address="$'Details (Default)'.$A$3:.$A$65"/>
        <table:named-range table:name="Swim" table:base-cell-address="$'Details (Default)'.$A$94" table:cell-range-address="$'Details (Default)'.$A$99:.$A$105"/>
      </table:named-expressions>
      <table:database-ranges>
        <table:database-range table:name="__Anonymous_DB__1" table:target-range-address="'Overview (Old)'.V1:'Overview (Old)'.V1048576" table:orientation="column"/>
        <table:database-range table:name="__Anonymous_DB__2" table:target-range-address="'Overview (Old)'.V1:'Overview (Old)'.V1048576" table:orientation="column"/>
        <table:database-range table:name="__Anonymous_DB__3" table:target-range-address="'Overview (Old)'.V1:'Overview (Old)'.V1048576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i" fo:country="FI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Light_20_gray_20_bg" style:display-name="Light gray bg" style:family="table-cell" style:parent-style-name="Default">
      <style:table-cell-properties fo:background-color="#c0c0c0"/>
    </style:style>
    <style:style style:name="Red_20_bg" style:display-name="Red bg" style:family="table-cell" style:parent-style-name="Default">
      <style:table-cell-properties fo:background-color="#ff8080"/>
    </style:style>
    <style:style style:name="Light_20_orange_20_bg" style:display-name="Light orange bg" style:family="table-cell" style:parent-style-name="Default">
      <style:table-cell-properties fo:background-color="#ff9966"/>
    </style:style>
    <style:style style:name="Yellow_20_bg" style:display-name="Yellow bg" style:family="table-cell" style:parent-style-name="Default">
      <style:table-cell-properties fo:background-color="#ffff00"/>
    </style:style>
    <style:style style:name="Light_20_blue_20_bg" style:display-name="Light blue bg" style:family="table-cell" style:parent-style-name="Default">
      <style:table-cell-properties fo:background-color="#99ccff"/>
    </style:style>
    <style:style style:name="Green_20_bg" style:display-name="Green bg" style:family="table-cell" style:parent-style-name="Default">
      <style:table-cell-properties fo:background-color="#00ae00"/>
    </style:style>
    <style:style style:name="Blue_20_bg" style:display-name="Blue bg" style:family="table-cell" style:parent-style-name="Default">
      <style:table-cell-properties fo:background-color="#0000ff"/>
    </style:style>
    <style:style style:name="Dark_20_gray_20_bg" style:display-name="Dark gray bg" style:family="table-cell" style:parent-style-name="Default">
      <style:table-cell-properties fo:background-color="#808080"/>
    </style:style>
    <style:style style:name="Very_20_light_20_gray_20_bg" style:display-name="Very light gray bg" style:family="table-cell" style:parent-style-name="Default">
      <style:table-cell-properties fo:background-color="#e6e6e6"/>
    </style:style>
    <style:style style:name="Purple_20_bg" style:display-name="Purple bg" style:family="table-cell" style:parent-style-name="Default">
      <style:table-cell-properties fo:background-color="#80008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9">00.00.0000</text:date>, <text:time style:data-style-name="N2" text:time-value="20:40:11.68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nnu Ratilainen</meta:initial-creator>
    <meta:creation-date>2016-12-31T10:25:48.537000000</meta:creation-date>
    <dc:date>2019-10-09T21:21:48.273000000</dc:date>
    <meta:editing-duration>P6DT19H27M25S</meta:editing-duration>
    <meta:editing-cycles>1163</meta:editing-cycles>
    <meta:generator>LibreOffice/5.4.0.3$Windows_X86_64 LibreOffice_project/7556cbc6811c9d992f4064ab9287069087d7f62c</meta:generator>
    <meta:document-statistic meta:table-count="12" meta:cell-count="2145" meta:object-count="5"/>
  </office:meta>
</office:document-meta>
</file>